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43.7pt" svg:height="527.81pt" svg:x="323.12pt" svg:y="3pt">
            <loext:p draw:notify-on-update-of-ranges="Sheet1.A1:Sheet1.A1335 Sheet1.B1:Sheet1.B1335 Sheet1.C1:Sheet1.C1335 Sheet1.D1:Sheet1.D1335 Sheet1.E1:Sheet1.E13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607872784974" calcext:value-type="float">
            <text:p>0.607872785</text:p>
          </table:table-cell>
          <table:table-cell office:value-type="float" office:value="0.626500804786" calcext:value-type="float">
            <text:p>0.6265008048</text:p>
          </table:table-cell>
          <table:table-cell office:value-type="float" office:value="0.592514031314" calcext:value-type="float">
            <text:p>0.5925140313</text:p>
          </table:table-cell>
          <table:table-cell table:number-columns-repeated="5"/>
        </table:table-row>
        <table:table-row table:style-name="ro1">
          <table:table-cell office:value-type="float" office:value="0.590735069333" calcext:value-type="float">
            <text:p>0.5907350693</text:p>
          </table:table-cell>
          <table:table-cell office:value-type="float" office:value="0.609344521208" calcext:value-type="float">
            <text:p>0.6093445212</text:p>
          </table:table-cell>
          <table:table-cell office:value-type="float" office:value="0.573359315071" calcext:value-type="float">
            <text:p>0.5733593151</text:p>
          </table:table-cell>
          <table:table-cell table:number-columns-repeated="5"/>
        </table:table-row>
        <table:table-row table:style-name="ro1">
          <table:table-cell office:value-type="float" office:value="0.574524160705" calcext:value-type="float">
            <text:p>0.5745241607</text:p>
          </table:table-cell>
          <table:table-cell office:value-type="float" office:value="0.593044895886" calcext:value-type="float">
            <text:p>0.5930448959</text:p>
          </table:table-cell>
          <table:table-cell office:value-type="float" office:value="0.555319030718" calcext:value-type="float">
            <text:p>0.5553190307</text:p>
          </table:table-cell>
          <table:table-cell table:number-columns-repeated="5"/>
        </table:table-row>
        <table:table-row table:style-name="ro1">
          <table:table-cell office:value-type="float" office:value="0.559240737499" calcext:value-type="float">
            <text:p>0.5592407375</text:p>
          </table:table-cell>
          <table:table-cell office:value-type="float" office:value="0.577617494796" calcext:value-type="float">
            <text:p>0.5776174948</text:p>
          </table:table-cell>
          <table:table-cell office:value-type="float" office:value="0.538391893767" calcext:value-type="float">
            <text:p>0.5383918938</text:p>
          </table:table-cell>
          <table:table-cell table:number-columns-repeated="5"/>
        </table:table-row>
        <table:table-row table:style-name="ro1">
          <table:table-cell office:value-type="float" office:value="0.544869376527" calcext:value-type="float">
            <text:p>0.5448693765</text:p>
          </table:table-cell>
          <table:table-cell office:value-type="float" office:value="0.563059909306" calcext:value-type="float">
            <text:p>0.5630599093</text:p>
          </table:table-cell>
          <table:table-cell office:value-type="float" office:value="0.522554884625" calcext:value-type="float">
            <text:p>0.5225548846</text:p>
          </table:table-cell>
          <table:table-cell table:number-columns-repeated="5"/>
        </table:table-row>
        <table:table-row table:style-name="ro1">
          <table:table-cell office:value-type="float" office:value="0.531382956862" calcext:value-type="float">
            <text:p>0.5313829569</text:p>
          </table:table-cell>
          <table:table-cell office:value-type="float" office:value="0.54935610563" calcext:value-type="float">
            <text:p>0.5493561056</text:p>
          </table:table-cell>
          <table:table-cell office:value-type="float" office:value="0.507769691731" calcext:value-type="float">
            <text:p>0.5077696917</text:p>
          </table:table-cell>
          <table:table-cell table:number-columns-repeated="5"/>
        </table:table-row>
        <table:table-row table:style-name="ro1">
          <table:table-cell office:value-type="float" office:value="0.518746291245" calcext:value-type="float">
            <text:p>0.5187462912</text:p>
          </table:table-cell>
          <table:table-cell office:value-type="float" office:value="0.536480140997" calcext:value-type="float">
            <text:p>0.536480141</text:p>
          </table:table-cell>
          <table:table-cell office:value-type="float" office:value="0.493987926515" calcext:value-type="float">
            <text:p>0.4939879265</text:p>
          </table:table-cell>
          <table:table-cell table:number-columns-repeated="5"/>
        </table:table-row>
        <table:table-row table:style-name="ro1">
          <table:table-cell office:value-type="float" office:value="0.506919024327" calcext:value-type="float">
            <text:p>0.5069190243</text:p>
          </table:table-cell>
          <table:table-cell office:value-type="float" office:value="0.524399226443" calcext:value-type="float">
            <text:p>0.5243992264</text:p>
          </table:table-cell>
          <table:table-cell office:value-type="float" office:value="0.481155187552" calcext:value-type="float">
            <text:p>0.4811551876</text:p>
          </table:table-cell>
          <table:table-cell table:number-columns-repeated="5"/>
        </table:table-row>
        <table:table-row table:style-name="ro1">
          <table:table-cell office:value-type="float" office:value="0.495857880315" calcext:value-type="float">
            <text:p>0.4958578803</text:p>
          </table:table-cell>
          <table:table-cell office:value-type="float" office:value="0.513076176146" calcext:value-type="float">
            <text:p>0.5130761761</text:p>
          </table:table-cell>
          <table:table-cell office:value-type="float" office:value="0.469214123264" calcext:value-type="float">
            <text:p>0.4692141233</text:p>
          </table:table-cell>
          <table:table-cell table:number-columns-repeated="5"/>
        </table:table-row>
        <table:table-row table:style-name="ro1">
          <table:table-cell office:value-type="float" office:value="0.48551835946" calcext:value-type="float">
            <text:p>0.4855183595</text:p>
          </table:table-cell>
          <table:table-cell office:value-type="float" office:value="0.502471314415" calcext:value-type="float">
            <text:p>0.5024713144</text:p>
          </table:table-cell>
          <table:table-cell office:value-type="float" office:value="0.458106666192" calcext:value-type="float">
            <text:p>0.4581066662</text:p>
          </table:table-cell>
          <table:table-cell table:number-columns-repeated="5"/>
        </table:table-row>
        <table:table-row table:style-name="ro1">
          <table:table-cell office:value-type="float" office:value="0.475855983445" calcext:value-type="float">
            <text:p>0.4758559834</text:p>
          </table:table-cell>
          <table:table-cell office:value-type="float" office:value="0.492543922996" calcext:value-type="float">
            <text:p>0.492543923</text:p>
          </table:table-cell>
          <table:table-cell office:value-type="float" office:value="0.44777560719" calcext:value-type="float">
            <text:p>0.4477756072</text:p>
          </table:table-cell>
          <table:table-cell table:number-columns-repeated="5"/>
        </table:table-row>
        <table:table-row table:style-name="ro1">
          <table:table-cell office:value-type="float" office:value="0.466827181444" calcext:value-type="float">
            <text:p>0.4668271814</text:p>
          </table:table-cell>
          <table:table-cell office:value-type="float" office:value="0.483253311" calcext:value-type="float">
            <text:p>0.483253311</text:p>
          </table:table-cell>
          <table:table-cell office:value-type="float" office:value="0.438165659122" calcext:value-type="float">
            <text:p>0.4381656591</text:p>
          </table:table-cell>
          <table:table-cell table:number-columns-repeated="5"/>
        </table:table-row>
        <table:table-row table:style-name="ro1">
          <table:table-cell office:value-type="float" office:value="0.458389896324" calcext:value-type="float">
            <text:p>0.4583898963</text:p>
          </table:table-cell>
          <table:table-cell office:value-type="float" office:value="0.474559582741" calcext:value-type="float">
            <text:p>0.4745595827</text:p>
          </table:table-cell>
          <table:table-cell office:value-type="float" office:value="0.429224135535" calcext:value-type="float">
            <text:p>0.4292241355</text:p>
          </table:table-cell>
          <table:table-cell table:number-columns-repeated="5"/>
        </table:table-row>
        <table:table-row table:style-name="ro1">
          <table:table-cell office:value-type="float" office:value="0.450503977196" calcext:value-type="float">
            <text:p>0.4505039772</text:p>
          </table:table-cell>
          <table:table-cell office:value-type="float" office:value="0.466424168814" calcext:value-type="float">
            <text:p>0.4664241688</text:p>
          </table:table-cell>
          <table:table-cell office:value-type="float" office:value="0.420901345558" calcext:value-type="float">
            <text:p>0.4209013456</text:p>
          </table:table-cell>
          <table:table-cell table:number-columns-repeated="5"/>
        </table:table-row>
        <table:table-row table:style-name="ro1">
          <table:table-cell office:value-type="float" office:value="0.443131411873" calcext:value-type="float">
            <text:p>0.4431314119</text:p>
          </table:table-cell>
          <table:table-cell office:value-type="float" office:value="0.458810175072" calcext:value-type="float">
            <text:p>0.4588101751</text:p>
          </table:table-cell>
          <table:table-cell office:value-type="float" office:value="0.413150784339" calcext:value-type="float">
            <text:p>0.4131507843</text:p>
          </table:table-cell>
          <table:table-cell table:number-columns-repeated="5"/>
        </table:table-row>
        <table:table-row table:style-name="ro1">
          <table:table-cell office:value-type="float" office:value="0.436236441644" calcext:value-type="float">
            <text:p>0.4362364416</text:p>
          </table:table-cell>
          <table:table-cell office:value-type="float" office:value="0.451682593981" calcext:value-type="float">
            <text:p>0.451682594</text:p>
          </table:table-cell>
          <table:table-cell office:value-type="float" office:value="0.405929179748" calcext:value-type="float">
            <text:p>0.4059291797</text:p>
          </table:table-cell>
          <table:table-cell table:number-columns-repeated="5"/>
        </table:table-row>
        <table:table-row table:style-name="ro1">
          <table:table-cell office:value-type="float" office:value="0.429785591308" calcext:value-type="float">
            <text:p>0.4297855913</text:p>
          </table:table-cell>
          <table:table-cell office:value-type="float" office:value="0.445008413826" calcext:value-type="float">
            <text:p>0.4450084138</text:p>
          </table:table-cell>
          <table:table-cell office:value-type="float" office:value="0.399196440998" calcext:value-type="float">
            <text:p>0.399196441</text:p>
          </table:table-cell>
          <table:table-cell table:number-columns-repeated="5"/>
        </table:table-row>
        <table:table-row table:style-name="ro1">
          <table:table-cell office:value-type="float" office:value="0.423747639734" calcext:value-type="float">
            <text:p>0.4237476397</text:p>
          </table:table-cell>
          <table:table-cell office:value-type="float" office:value="0.438756653544" calcext:value-type="float">
            <text:p>0.4387566535</text:p>
          </table:table-cell>
          <table:table-cell office:value-type="float" office:value="0.392915542911" calcext:value-type="float">
            <text:p>0.3929155429</text:p>
          </table:table-cell>
          <table:table-cell table:number-columns-repeated="5"/>
        </table:table-row>
        <table:table-row table:style-name="ro1">
          <table:table-cell office:value-type="float" office:value="0.418093549988" calcext:value-type="float">
            <text:p>0.41809355</text:p>
          </table:table-cell>
          <table:table-cell office:value-type="float" office:value="0.432898344651" calcext:value-type="float">
            <text:p>0.4328983447</text:p>
          </table:table-cell>
          <table:table-cell office:value-type="float" office:value="0.387052370353" calcext:value-type="float">
            <text:p>0.3870523704</text:p>
          </table:table-cell>
          <table:table-cell table:number-columns-repeated="5"/>
        </table:table-row>
        <table:table-row table:style-name="ro1">
          <table:table-cell office:value-type="float" office:value="0.412796373243" calcext:value-type="float">
            <text:p>0.4127963732</text:p>
          </table:table-cell>
          <table:table-cell office:value-type="float" office:value="0.427406476619" calcext:value-type="float">
            <text:p>0.4274064766</text:p>
          </table:table-cell>
          <table:table-cell office:value-type="float" office:value="0.381575540386" calcext:value-type="float">
            <text:p>0.3815755404</text:p>
          </table:table-cell>
          <table:table-cell table:number-columns-repeated="5"/>
        </table:table-row>
        <table:table-row table:style-name="ro1">
          <table:table-cell office:value-type="float" office:value="0.407831136929" calcext:value-type="float">
            <text:p>0.4078311369</text:p>
          </table:table-cell>
          <table:table-cell office:value-type="float" office:value="0.422255918011" calcext:value-type="float">
            <text:p>0.422255918</text:p>
          </table:table-cell>
          <table:table-cell office:value-type="float" office:value="0.376456214473" calcext:value-type="float">
            <text:p>0.3764562145</text:p>
          </table:table-cell>
          <table:table-cell table:number-columns-repeated="5"/>
        </table:table-row>
        <table:table-row table:style-name="ro1">
          <table:table-cell office:value-type="float" office:value="0.40317472469" calcext:value-type="float">
            <text:p>0.4031747247</text:p>
          </table:table-cell>
          <table:table-cell office:value-type="float" office:value="0.417423322547" calcext:value-type="float">
            <text:p>0.4174233225</text:p>
          </table:table-cell>
          <table:table-cell office:value-type="float" office:value="0.37166790919" calcext:value-type="float">
            <text:p>0.3716679092</text:p>
          </table:table-cell>
          <table:table-cell table:number-columns-repeated="5"/>
        </table:table-row>
        <table:table-row table:style-name="ro1">
          <table:table-cell office:value-type="float" office:value="0.398805753542" calcext:value-type="float">
            <text:p>0.3988057535</text:p>
          </table:table-cell>
          <table:table-cell office:value-type="float" office:value="0.412887026806" calcext:value-type="float">
            <text:p>0.4128870268</text:p>
          </table:table-cell>
          <table:table-cell office:value-type="float" office:value="0.367186311112" calcext:value-type="float">
            <text:p>0.3671863111</text:p>
          </table:table-cell>
          <table:table-cell table:number-columns-repeated="5"/>
        </table:table-row>
        <table:table-row table:style-name="ro1">
          <table:table-cell office:value-type="float" office:value="0.394704451997" calcext:value-type="float">
            <text:p>0.394704452</text:p>
          </table:table-cell>
          <table:table-cell office:value-type="float" office:value="0.408626944417" calcext:value-type="float">
            <text:p>0.4086269444</text:p>
          </table:table-cell>
          <table:table-cell office:value-type="float" office:value="0.362989099469" calcext:value-type="float">
            <text:p>0.3629890995</text:p>
          </table:table-cell>
          <table:table-cell table:number-columns-repeated="5"/>
        </table:table-row>
        <table:table-row table:style-name="ro1">
          <table:table-cell office:value-type="float" office:value="0.390852541685" calcext:value-type="float">
            <text:p>0.3908525417</text:p>
          </table:table-cell>
          <table:table-cell office:value-type="float" office:value="0.404624460177" calcext:value-type="float">
            <text:p>0.4046244602</text:p>
          </table:table-cell>
          <table:table-cell office:value-type="float" office:value="0.359055778758" calcext:value-type="float">
            <text:p>0.3590557788</text:p>
          </table:table-cell>
          <table:table-cell table:number-columns-repeated="5"/>
        </table:table-row>
        <table:table-row table:style-name="ro1">
          <table:table-cell office:value-type="float" office:value="0.387233124139" calcext:value-type="float">
            <text:p>0.3872331241</text:p>
          </table:table-cell>
          <table:table-cell office:value-type="float" office:value="0.400862326478" calcext:value-type="float">
            <text:p>0.4008623265</text:p>
          </table:table-cell>
          <table:table-cell office:value-type="float" office:value="0.355367522427" calcext:value-type="float">
            <text:p>0.3553675224</text:p>
          </table:table-cell>
          <table:table-cell table:number-columns-repeated="5"/>
        </table:table-row>
        <table:table-row table:style-name="ro1">
          <table:table-cell office:value-type="float" office:value="0.383830573715" calcext:value-type="float">
            <text:p>0.3838305737</text:p>
          </table:table-cell>
          <table:table-cell office:value-type="float" office:value="0.397324563604" calcext:value-type="float">
            <text:p>0.3973245636</text:p>
          </table:table-cell>
          <table:table-cell office:value-type="float" office:value="0.351907028088" calcext:value-type="float">
            <text:p>0.3519070281</text:p>
          </table:table-cell>
          <table:table-cell table:number-columns-repeated="5"/>
        </table:table-row>
        <table:table-row table:style-name="ro1">
          <table:table-cell office:value-type="float" office:value="0.380630437203" calcext:value-type="float">
            <text:p>0.3806304372</text:p>
          </table:table-cell>
          <table:table-cell office:value-type="float" office:value="0.393996364921" calcext:value-type="float">
            <text:p>0.3939963649</text:p>
          </table:table-cell>
          <table:table-cell office:value-type="float" office:value="0.348658384213" calcext:value-type="float">
            <text:p>0.3486583842</text:p>
          </table:table-cell>
          <table:table-cell table:number-columns-repeated="5"/>
        </table:table-row>
        <table:table-row table:style-name="ro1">
          <table:table-cell office:value-type="float" office:value="0.377619340288" calcext:value-type="float">
            <text:p>0.3776193403</text:p>
          </table:table-cell>
          <table:table-cell office:value-type="float" office:value="0.390864007519" calcext:value-type="float">
            <text:p>0.3908640075</text:p>
          </table:table-cell>
          <table:table-cell office:value-type="float" office:value="0.345606947956" calcext:value-type="float">
            <text:p>0.345606948</text:p>
          </table:table-cell>
          <table:table-cell table:number-columns-repeated="5"/>
        </table:table-row>
        <table:table-row table:style-name="ro1">
          <table:table-cell office:value-type="float" office:value="0.374784900867" calcext:value-type="float">
            <text:p>0.3747849009</text:p>
          </table:table-cell>
          <table:table-cell office:value-type="float" office:value="0.38791476857" calcext:value-type="float">
            <text:p>0.3879147686</text:p>
          </table:table-cell>
          <table:table-cell office:value-type="float" office:value="0.342739233562" calcext:value-type="float">
            <text:p>0.3427392336</text:p>
          </table:table-cell>
          <table:table-cell table:number-columns-repeated="5"/>
        </table:table-row>
        <table:table-row table:style-name="ro1">
          <table:table-cell office:value-type="float" office:value="0.372115648998" calcext:value-type="float">
            <text:p>0.372115649</text:p>
          </table:table-cell>
          <table:table-cell office:value-type="float" office:value="0.385136847473" calcext:value-type="float">
            <text:p>0.3851368475</text:p>
          </table:table-cell>
          <table:table-cell office:value-type="float" office:value="0.340042810706" calcext:value-type="float">
            <text:p>0.3400428107</text:p>
          </table:table-cell>
          <table:table-cell table:number-columns-repeated="5"/>
        </table:table-row>
        <table:table-row table:style-name="ro1">
          <table:table-cell office:value-type="float" office:value="0.369600953202" calcext:value-type="float">
            <text:p>0.3696009532</text:p>
          </table:table-cell>
          <table:table-cell office:value-type="float" office:value="0.382519293659" calcext:value-type="float">
            <text:p>0.3825192937</text:p>
          </table:table-cell>
          <table:table-cell office:value-type="float" office:value="0.337506212046" calcext:value-type="float">
            <text:p>0.337506212</text:p>
          </table:table-cell>
          <table:table-cell table:number-columns-repeated="5"/>
        </table:table-row>
        <table:table-row table:style-name="ro1">
          <table:table-cell office:value-type="float" office:value="0.367230952775" calcext:value-type="float">
            <text:p>0.3672309528</text:p>
          </table:table-cell>
          <table:table-cell office:value-type="float" office:value="0.380051939874" calcext:value-type="float">
            <text:p>0.3800519399</text:p>
          </table:table-cell>
          <table:table-cell office:value-type="float" office:value="0.335118849268" calcext:value-type="float">
            <text:p>0.3351188493</text:p>
          </table:table-cell>
          <table:table-cell table:number-columns-repeated="5"/>
        </table:table-row>
        <table:table-row table:style-name="ro1">
          <table:table-cell office:value-type="float" office:value="0.364996495707" calcext:value-type="float">
            <text:p>0.3649964957</text:p>
          </table:table-cell>
          <table:table-cell office:value-type="float" office:value="0.377725340679" calcext:value-type="float">
            <text:p>0.3777253407</text:p>
          </table:table-cell>
          <table:table-cell office:value-type="float" office:value="0.332870936919" calcext:value-type="float">
            <text:p>0.3328709369</text:p>
          </table:table-cell>
          <table:table-cell table:number-columns-repeated="5"/>
        </table:table-row>
        <table:table-row table:style-name="ro1">
          <table:table-cell office:value-type="float" office:value="0.362889081834" calcext:value-type="float">
            <text:p>0.3628890818</text:p>
          </table:table-cell>
          <table:table-cell office:value-type="float" office:value="0.375530715855" calcext:value-type="float">
            <text:p>0.3755307159</text:p>
          </table:table-cell>
          <table:table-cell office:value-type="float" office:value="0.330753423323" calcext:value-type="float">
            <text:p>0.3307534233</text:p>
          </table:table-cell>
          <table:table-cell table:number-columns-repeated="5"/>
        </table:table-row>
        <table:table-row table:style-name="ro1">
          <table:table-cell office:value-type="float" office:value="0.360900810807" calcext:value-type="float">
            <text:p>0.3609008108</text:p>
          </table:table-cell>
          <table:table-cell office:value-type="float" office:value="0.373459898399" calcext:value-type="float">
            <text:p>0.3734598984</text:p>
          </table:table-cell>
          <table:table-cell office:value-type="float" office:value="0.328757927955" calcext:value-type="float">
            <text:p>0.328757928</text:p>
          </table:table-cell>
          <table:table-cell table:number-columns-repeated="5"/>
        </table:table-row>
        <table:table-row table:style-name="ro1">
          <table:table-cell office:value-type="float" office:value="0.35902433451" calcext:value-type="float">
            <text:p>0.3590243345</text:p>
          </table:table-cell>
          <table:table-cell office:value-type="float" office:value="0.371505286791" calcext:value-type="float">
            <text:p>0.3715052868</text:p>
          </table:table-cell>
          <table:table-cell office:value-type="float" office:value="0.32687668466" calcext:value-type="float">
            <text:p>0.3268766847</text:p>
          </table:table-cell>
          <table:table-cell table:number-columns-repeated="5"/>
        </table:table-row>
        <table:table-row table:style-name="ro1">
          <table:table-cell office:value-type="float" office:value="0.357252813557" calcext:value-type="float">
            <text:p>0.3572528136</text:p>
          </table:table-cell>
          <table:table-cell office:value-type="float" office:value="0.369659801204" calcext:value-type="float">
            <text:p>0.3696598012</text:p>
          </table:table-cell>
          <table:table-cell office:value-type="float" office:value="0.325102490163" calcext:value-type="float">
            <text:p>0.3251024902</text:p>
          </table:table-cell>
          <table:table-cell table:number-columns-repeated="5"/>
        </table:table-row>
        <table:table-row table:style-name="ro1">
          <table:table-cell office:value-type="float" office:value="0.355579877515" calcext:value-type="float">
            <text:p>0.3555798775</text:p>
          </table:table-cell>
          <table:table-cell office:value-type="float" office:value="0.367916843364" calcext:value-type="float">
            <text:p>0.3679168434</text:p>
          </table:table-cell>
          <table:table-cell office:value-type="float" office:value="0.323428657357" calcext:value-type="float">
            <text:p>0.3234286574</text:p>
          </table:table-cell>
          <table:table-cell table:number-columns-repeated="5"/>
        </table:table-row>
        <table:table-row table:style-name="ro1">
          <table:table-cell office:value-type="float" office:value="0.353999588544" calcext:value-type="float">
            <text:p>0.3539995885</text:p>
          </table:table-cell>
          <table:table-cell office:value-type="float" office:value="0.366270259739" calcext:value-type="float">
            <text:p>0.3662702597</text:p>
          </table:table-cell>
          <table:table-cell office:value-type="float" office:value="0.321848972918" calcext:value-type="float">
            <text:p>0.3218489729</text:p>
          </table:table-cell>
          <table:table-cell table:number-columns-repeated="5"/>
        </table:table-row>
        <table:table-row table:style-name="ro1">
          <table:table-cell office:value-type="float" office:value="0.352506408139" calcext:value-type="float">
            <text:p>0.3525064081</text:p>
          </table:table-cell>
          <table:table-cell office:value-type="float" office:value="0.36471430781" calcext:value-type="float">
            <text:p>0.3647143078</text:p>
          </table:table-cell>
          <table:table-cell office:value-type="float" office:value="0.320357658807" calcext:value-type="float">
            <text:p>0.3203576588</text:p>
          </table:table-cell>
          <table:table-cell table:number-columns-repeated="5"/>
        </table:table-row>
        <table:table-row table:style-name="ro1">
          <table:table-cell office:value-type="float" office:value="0.351095166715" calcext:value-type="float">
            <text:p>0.3510951667</text:p>
          </table:table-cell>
          <table:table-cell office:value-type="float" office:value="0.36324362514" calcext:value-type="float">
            <text:p>0.3632436251</text:p>
          </table:table-cell>
          <table:table-cell office:value-type="float" office:value="0.318949337284" calcext:value-type="float">
            <text:p>0.3189493373</text:p>
          </table:table-cell>
          <table:table-cell table:number-columns-repeated="5"/>
        </table:table-row>
        <table:table-row table:style-name="ro1">
          <table:table-cell office:value-type="float" office:value="0.349761035762" calcext:value-type="float">
            <text:p>0.3497610358</text:p>
          </table:table-cell>
          <table:table-cell office:value-type="float" office:value="0.36185320102" calcext:value-type="float">
            <text:p>0.361853201</text:p>
          </table:table-cell>
          <table:table-cell office:value-type="float" office:value="0.317618999107" calcext:value-type="float">
            <text:p>0.3176189991</text:p>
          </table:table-cell>
          <table:table-cell table:number-columns-repeated="5"/>
        </table:table-row>
        <table:table-row table:style-name="ro1">
          <table:table-cell office:value-type="float" office:value="0.348499502354" calcext:value-type="float">
            <text:p>0.3484995024</text:p>
          </table:table-cell>
          <table:table-cell office:value-type="float" office:value="0.360538350451" calcext:value-type="float">
            <text:p>0.3605383505</text:p>
          </table:table-cell>
          <table:table-cell office:value-type="float" office:value="0.316361974564" calcext:value-type="float">
            <text:p>0.3163619746</text:p>
          </table:table-cell>
          <table:table-cell table:number-columns-repeated="5"/>
        </table:table-row>
        <table:table-row table:style-name="ro1">
          <table:table-cell office:value-type="float" office:value="0.347306345797" calcext:value-type="float">
            <text:p>0.3473063458</text:p>
          </table:table-cell>
          <table:table-cell office:value-type="float" office:value="0.359294690274" calcext:value-type="float">
            <text:p>0.3592946903</text:p>
          </table:table-cell>
          <table:table-cell office:value-type="float" office:value="0.315173907111" calcext:value-type="float">
            <text:p>0.3151739071</text:p>
          </table:table-cell>
          <table:table-cell table:number-columns-repeated="5"/>
        </table:table-row>
        <table:table-row table:style-name="ro1">
          <table:table-cell office:value-type="float" office:value="0.346177616211" calcext:value-type="float">
            <text:p>0.3461776162</text:p>
          </table:table-cell>
          <table:table-cell office:value-type="float" office:value="0.358118117255" calcext:value-type="float">
            <text:p>0.3581181173</text:p>
          </table:table-cell>
          <table:table-cell office:value-type="float" office:value="0.314050729317" calcext:value-type="float">
            <text:p>0.3140507293</text:p>
          </table:table-cell>
          <table:table-cell table:number-columns-repeated="5"/>
        </table:table-row>
        <table:table-row table:style-name="ro1">
          <table:table-cell office:value-type="float" office:value="0.345109614888" calcext:value-type="float">
            <text:p>0.3451096149</text:p>
          </table:table-cell>
          <table:table-cell office:value-type="float" office:value="0.357004787946" calcext:value-type="float">
            <text:p>0.3570047879</text:p>
          </table:table-cell>
          <table:table-cell office:value-type="float" office:value="0.312988640921" calcext:value-type="float">
            <text:p>0.3129886409</text:p>
          </table:table-cell>
          <table:table-cell table:number-columns-repeated="5"/>
        </table:table-row>
        <table:table-row table:style-name="ro1">
          <table:table-cell office:value-type="float" office:value="0.344098876257" calcext:value-type="float">
            <text:p>0.3440988763</text:p>
          </table:table-cell>
          <table:table-cell office:value-type="float" office:value="0.355951100177" calcext:value-type="float">
            <text:p>0.3559511002</text:p>
          </table:table-cell>
          <table:table-cell office:value-type="float" office:value="0.311984088788" calcext:value-type="float">
            <text:p>0.3119840888</text:p>
          </table:table-cell>
          <table:table-cell table:number-columns-repeated="5"/>
        </table:table-row>
        <table:table-row table:style-name="ro1">
          <table:table-cell office:value-type="float" office:value="0.343142151313" calcext:value-type="float">
            <text:p>0.3431421513</text:p>
          </table:table-cell>
          <table:table-cell office:value-type="float" office:value="0.354953676031" calcext:value-type="float">
            <text:p>0.354953676</text:p>
          </table:table-cell>
          <table:table-cell office:value-type="float" office:value="0.311033748579" calcext:value-type="float">
            <text:p>0.3110337486</text:p>
          </table:table-cell>
          <table:table-cell table:number-columns-repeated="5"/>
        </table:table-row>
        <table:table-row table:style-name="ro1">
          <table:table-cell office:value-type="float" office:value="0.342236392377" calcext:value-type="float">
            <text:p>0.3422363924</text:p>
          </table:table-cell>
          <table:table-cell office:value-type="float" office:value="0.354009346173" calcext:value-type="float">
            <text:p>0.3540093462</text:p>
          </table:table-cell>
          <table:table-cell office:value-type="float" office:value="0.310134507971" calcext:value-type="float">
            <text:p>0.310134508</text:p>
          </table:table-cell>
          <table:table-cell table:number-columns-repeated="5"/>
        </table:table-row>
        <table:table-row table:style-name="ro1">
          <table:table-cell office:value-type="float" office:value="0.34137873908" calcext:value-type="float">
            <text:p>0.3413787391</text:p>
          </table:table-cell>
          <table:table-cell office:value-type="float" office:value="0.353115135414" calcext:value-type="float">
            <text:p>0.3531151354</text:p>
          </table:table-cell>
          <table:table-cell office:value-type="float" office:value="0.309283451297" calcext:value-type="float">
            <text:p>0.3092834513</text:p>
          </table:table-cell>
          <table:table-cell table:number-columns-repeated="5"/>
        </table:table-row>
        <table:table-row table:style-name="ro1">
          <table:table-cell office:value-type="float" office:value="0.34056650544" calcext:value-type="float">
            <text:p>0.3405665054</text:p>
          </table:table-cell>
          <table:table-cell office:value-type="float" office:value="0.352268249402" calcext:value-type="float">
            <text:p>0.3522682494</text:p>
          </table:table-cell>
          <table:table-cell office:value-type="float" office:value="0.308477845444" calcext:value-type="float">
            <text:p>0.3084778454</text:p>
          </table:table-cell>
          <table:table-cell table:number-columns-repeated="5"/>
        </table:table-row>
        <table:table-row table:style-name="ro1">
          <table:table-cell office:value-type="float" office:value="0.339797167961" calcext:value-type="float">
            <text:p>0.339797168</text:p>
          </table:table-cell>
          <table:table-cell office:value-type="float" office:value="0.351466062345" calcext:value-type="float">
            <text:p>0.3514660623</text:p>
          </table:table-cell>
          <table:table-cell office:value-type="float" office:value="0.307715126918" calcext:value-type="float">
            <text:p>0.3077151269</text:p>
          </table:table-cell>
          <table:table-cell table:number-columns-repeated="5"/>
        </table:table-row>
        <table:table-row table:style-name="ro1">
          <table:table-cell office:value-type="float" office:value="0.339068354655" calcext:value-type="float">
            <text:p>0.3390683547</text:p>
          </table:table-cell>
          <table:table-cell office:value-type="float" office:value="0.350706105679" calcext:value-type="float">
            <text:p>0.3507061057</text:p>
          </table:table-cell>
          <table:table-cell office:value-type="float" office:value="0.306992889955" calcext:value-type="float">
            <text:p>0.30699289</text:p>
          </table:table-cell>
          <table:table-cell table:number-columns-repeated="5"/>
        </table:table-row>
        <table:table-row table:style-name="ro1">
          <table:table-cell office:value-type="float" office:value="0.338377834892" calcext:value-type="float">
            <text:p>0.3383778349</text:p>
          </table:table-cell>
          <table:table-cell office:value-type="float" office:value="0.349986057592" calcext:value-type="float">
            <text:p>0.3499860576</text:p>
          </table:table-cell>
          <table:table-cell office:value-type="float" office:value="0.306308875588" calcext:value-type="float">
            <text:p>0.3063088756</text:p>
          </table:table-cell>
          <table:table-cell table:number-columns-repeated="5"/>
        </table:table-row>
        <table:table-row table:style-name="ro1">
          <table:table-cell office:value-type="float" office:value="0.337723510038" calcext:value-type="float">
            <text:p>0.33772351</text:p>
          </table:table-cell>
          <table:table-cell office:value-type="float" office:value="0.349303733343" calcext:value-type="float">
            <text:p>0.3493037333</text:p>
          </table:table-cell>
          <table:table-cell office:value-type="float" office:value="0.305660961575" calcext:value-type="float">
            <text:p>0.3056609616</text:p>
          </table:table-cell>
          <table:table-cell table:number-columns-repeated="5"/>
        </table:table-row>
        <table:table-row table:style-name="ro1">
          <table:table-cell office:value-type="float" office:value="0.337103404783" calcext:value-type="float">
            <text:p>0.3371034048</text:p>
          </table:table-cell>
          <table:table-cell office:value-type="float" office:value="0.348657076295" calcext:value-type="float">
            <text:p>0.3486570763</text:p>
          </table:table-cell>
          <table:table-cell office:value-type="float" office:value="0.305047153123" calcext:value-type="float">
            <text:p>0.3050471531</text:p>
          </table:table-cell>
          <table:table-cell table:number-columns-repeated="5"/>
        </table:table-row>
        <table:table-row table:style-name="ro1">
          <table:table-cell office:value-type="float" office:value="0.336515659119" calcext:value-type="float">
            <text:p>0.3365156591</text:p>
          </table:table-cell>
          <table:table-cell office:value-type="float" office:value="0.348044149622" calcext:value-type="float">
            <text:p>0.3480441496</text:p>
          </table:table-cell>
          <table:table-cell office:value-type="float" office:value="0.304465574329" calcext:value-type="float">
            <text:p>0.3044655743</text:p>
          </table:table-cell>
          <table:table-cell table:number-columns-repeated="5"/>
        </table:table-row>
        <table:table-row table:style-name="ro1">
          <table:table-cell office:value-type="float" office:value="0.335958520912" calcext:value-type="float">
            <text:p>0.3359585209</text:p>
          </table:table-cell>
          <table:table-cell office:value-type="float" office:value="0.347463128607" calcext:value-type="float">
            <text:p>0.3474631286</text:p>
          </table:table-cell>
          <table:table-cell office:value-type="float" office:value="0.303914460277" calcext:value-type="float">
            <text:p>0.3039144603</text:p>
          </table:table-cell>
          <table:table-cell table:number-columns-repeated="5"/>
        </table:table-row>
        <table:table-row table:style-name="ro1">
          <table:table-cell office:value-type="float" office:value="0.335430339006" calcext:value-type="float">
            <text:p>0.335430339</text:p>
          </table:table-cell>
          <table:table-cell office:value-type="float" office:value="0.346912293514" calcext:value-type="float">
            <text:p>0.3469122935</text:p>
          </table:table-cell>
          <table:table-cell office:value-type="float" office:value="0.303392149733" calcext:value-type="float">
            <text:p>0.3033921497</text:p>
          </table:table-cell>
          <table:table-cell table:number-columns-repeated="5"/>
        </table:table-row>
        <table:table-row table:style-name="ro1">
          <table:table-cell office:value-type="float" office:value="0.334929556836" calcext:value-type="float">
            <text:p>0.3349295568</text:p>
          </table:table-cell>
          <table:table-cell office:value-type="float" office:value="0.346390022955" calcext:value-type="float">
            <text:p>0.346390023</text:p>
          </table:table-cell>
          <table:table-cell office:value-type="float" office:value="0.302897078389" calcext:value-type="float">
            <text:p>0.3028970784</text:p>
          </table:table-cell>
          <table:table-cell table:number-columns-repeated="5"/>
        </table:table-row>
        <table:table-row table:style-name="ro1">
          <table:table-cell office:value-type="float" office:value="0.334454706484" calcext:value-type="float">
            <text:p>0.3344547065</text:p>
          </table:table-cell>
          <table:table-cell office:value-type="float" office:value="0.345894787743" calcext:value-type="float">
            <text:p>0.3458947877</text:p>
          </table:table-cell>
          <table:table-cell office:value-type="float" office:value="0.302427772605" calcext:value-type="float">
            <text:p>0.3024277726</text:p>
          </table:table-cell>
          <table:table-cell table:number-columns-repeated="5"/>
        </table:table-row>
        <table:table-row table:style-name="ro1">
          <table:table-cell office:value-type="float" office:value="0.334004403165" calcext:value-type="float">
            <text:p>0.3340044032</text:p>
          </table:table-cell>
          <table:table-cell office:value-type="float" office:value="0.345425145165" calcext:value-type="float">
            <text:p>0.3454251452</text:p>
          </table:table-cell>
          <table:table-cell office:value-type="float" office:value="0.301982843617" calcext:value-type="float">
            <text:p>0.3019828436</text:p>
          </table:table-cell>
          <table:table-cell table:number-columns-repeated="5"/>
        </table:table-row>
        <table:table-row table:style-name="ro1">
          <table:table-cell office:value-type="float" office:value="0.333577340095" calcext:value-type="float">
            <text:p>0.3335773401</text:p>
          </table:table-cell>
          <table:table-cell office:value-type="float" office:value="0.344979733658" calcext:value-type="float">
            <text:p>0.3449797337</text:p>
          </table:table-cell>
          <table:table-cell office:value-type="float" office:value="0.301560982152" calcext:value-type="float">
            <text:p>0.3015609822</text:p>
          </table:table-cell>
          <table:table-cell table:number-columns-repeated="5"/>
        </table:table-row>
        <table:table-row table:style-name="ro1">
          <table:table-cell office:value-type="float" office:value="0.333172283711" calcext:value-type="float">
            <text:p>0.3331722837</text:p>
          </table:table-cell>
          <table:table-cell office:value-type="float" office:value="0.344557267856" calcext:value-type="float">
            <text:p>0.3445572679</text:p>
          </table:table-cell>
          <table:table-cell office:value-type="float" office:value="0.301160953441" calcext:value-type="float">
            <text:p>0.3011609534</text:p>
          </table:table-cell>
          <table:table-cell table:number-columns-repeated="5"/>
        </table:table-row>
        <table:table-row table:style-name="ro1">
          <table:table-cell office:value-type="float" office:value="0.332788069227" calcext:value-type="float">
            <text:p>0.3327880692</text:p>
          </table:table-cell>
          <table:table-cell office:value-type="float" office:value="0.344156533966" calcext:value-type="float">
            <text:p>0.344156534</text:p>
          </table:table-cell>
          <table:table-cell office:value-type="float" office:value="0.300781592579" calcext:value-type="float">
            <text:p>0.3007815926</text:p>
          </table:table-cell>
          <table:table-cell table:number-columns-repeated="5"/>
        </table:table-row>
        <table:table-row table:style-name="ro1">
          <table:table-cell office:value-type="float" office:value="0.332423596482" calcext:value-type="float">
            <text:p>0.3324235965</text:p>
          </table:table-cell>
          <table:table-cell office:value-type="float" office:value="0.343776385467" calcext:value-type="float">
            <text:p>0.3437763855</text:p>
          </table:table-cell>
          <table:table-cell office:value-type="float" office:value="0.300421800216" calcext:value-type="float">
            <text:p>0.3004218002</text:p>
          </table:table-cell>
          <table:table-cell table:number-columns-repeated="5"/>
        </table:table-row>
        <table:table-row table:style-name="ro1">
          <table:table-cell office:value-type="float" office:value="0.332077826074" calcext:value-type="float">
            <text:p>0.3320778261</text:p>
          </table:table-cell>
          <table:table-cell office:value-type="float" office:value="0.343415739086" calcext:value-type="float">
            <text:p>0.3434157391</text:p>
          </table:table-cell>
          <table:table-cell office:value-type="float" office:value="0.300080538536" calcext:value-type="float">
            <text:p>0.3000805385</text:p>
          </table:table-cell>
          <table:table-cell table:number-columns-repeated="5"/>
        </table:table-row>
        <table:table-row table:style-name="ro1">
          <table:table-cell office:value-type="float" office:value="0.331749775746" calcext:value-type="float">
            <text:p>0.3317497757</text:p>
          </table:table-cell>
          <table:table-cell office:value-type="float" office:value="0.343073571052" calcext:value-type="float">
            <text:p>0.3430735711</text:p>
          </table:table-cell>
          <table:table-cell office:value-type="float" office:value="0.299756827529" calcext:value-type="float">
            <text:p>0.2997568275</text:p>
          </table:table-cell>
          <table:table-cell table:number-columns-repeated="5"/>
        </table:table-row>
        <table:table-row table:style-name="ro1">
          <table:table-cell office:value-type="float" office:value="0.331438517019" calcext:value-type="float">
            <text:p>0.331438517</text:p>
          </table:table-cell>
          <table:table-cell office:value-type="float" office:value="0.342748913586" calcext:value-type="float">
            <text:p>0.3427489136</text:p>
          </table:table-cell>
          <table:table-cell office:value-type="float" office:value="0.299449741499" calcext:value-type="float">
            <text:p>0.2994497415</text:p>
          </table:table-cell>
          <table:table-cell table:number-columns-repeated="5"/>
        </table:table-row>
        <table:table-row table:style-name="ro1">
          <table:table-cell office:value-type="float" office:value="0.331143172034" calcext:value-type="float">
            <text:p>0.331143172</text:p>
          </table:table-cell>
          <table:table-cell office:value-type="float" office:value="0.342440851628" calcext:value-type="float">
            <text:p>0.3424408516</text:p>
          </table:table-cell>
          <table:table-cell office:value-type="float" office:value="0.299158405822" calcext:value-type="float">
            <text:p>0.2991584058</text:p>
          </table:table-cell>
          <table:table-cell table:number-columns-repeated="5"/>
        </table:table-row>
        <table:table-row table:style-name="ro1">
          <table:table-cell office:value-type="float" office:value="0.330862910604" calcext:value-type="float">
            <text:p>0.3308629106</text:p>
          </table:table-cell>
          <table:table-cell office:value-type="float" office:value="0.342148519771" calcext:value-type="float">
            <text:p>0.3421485198</text:p>
          </table:table-cell>
          <table:table-cell office:value-type="float" office:value="0.298881993908" calcext:value-type="float">
            <text:p>0.2988819939</text:p>
          </table:table-cell>
          <table:table-cell table:number-columns-repeated="5"/>
        </table:table-row>
        <table:table-row table:style-name="ro1">
          <table:table-cell office:value-type="float" office:value="0.33059694746" calcext:value-type="float">
            <text:p>0.3305969475</text:p>
          </table:table-cell>
          <table:table-cell office:value-type="float" office:value="0.34187109939" calcext:value-type="float">
            <text:p>0.3418710994</text:p>
          </table:table-cell>
          <table:table-cell office:value-type="float" office:value="0.298619724372" calcext:value-type="float">
            <text:p>0.2986197244</text:p>
          </table:table-cell>
          <table:table-cell table:number-columns-repeated="5"/>
        </table:table-row>
        <table:table-row table:style-name="ro1">
          <table:table-cell office:value-type="float" office:value="0.330344539661" calcext:value-type="float">
            <text:p>0.3303445397</text:p>
          </table:table-cell>
          <table:table-cell office:value-type="float" office:value="0.341607815956" calcext:value-type="float">
            <text:p>0.341607816</text:p>
          </table:table-cell>
          <table:table-cell office:value-type="float" office:value="0.298370858386" calcext:value-type="float">
            <text:p>0.2983708584</text:p>
          </table:table-cell>
          <table:table-cell table:number-columns-repeated="5"/>
        </table:table-row>
        <table:table-row table:style-name="ro1">
          <table:table-cell office:value-type="float" office:value="0.330104984178" calcext:value-type="float">
            <text:p>0.3301049842</text:p>
          </table:table-cell>
          <table:table-cell office:value-type="float" office:value="0.34135793652" calcext:value-type="float">
            <text:p>0.3413579365</text:p>
          </table:table-cell>
          <table:table-cell office:value-type="float" office:value="0.298134697202" calcext:value-type="float">
            <text:p>0.2981346972</text:p>
          </table:table-cell>
          <table:table-cell table:number-columns-repeated="5"/>
        </table:table-row>
        <table:table-row table:style-name="ro1">
          <table:table-cell office:value-type="float" office:value="0.329877615621" calcext:value-type="float">
            <text:p>0.3298776156</text:p>
          </table:table-cell>
          <table:table-cell office:value-type="float" office:value="0.341120767348" calcext:value-type="float">
            <text:p>0.3411207673</text:p>
          </table:table-cell>
          <table:table-cell office:value-type="float" office:value="0.297910579838" calcext:value-type="float">
            <text:p>0.2979105798</text:p>
          </table:table-cell>
          <table:table-cell table:number-columns-repeated="5"/>
        </table:table-row>
        <table:table-row table:style-name="ro1">
          <table:table-cell office:value-type="float" office:value="0.329661804115" calcext:value-type="float">
            <text:p>0.3296618041</text:p>
          </table:table-cell>
          <table:table-cell office:value-type="float" office:value="0.34089565171" calcext:value-type="float">
            <text:p>0.3408956517</text:p>
          </table:table-cell>
          <table:table-cell office:value-type="float" office:value="0.297697880902" calcext:value-type="float">
            <text:p>0.2976978809</text:p>
          </table:table-cell>
          <table:table-cell table:number-columns-repeated="5"/>
        </table:table-row>
        <table:table-row table:style-name="ro1">
          <table:table-cell office:value-type="float" office:value="0.329456953299" calcext:value-type="float">
            <text:p>0.3294569533</text:p>
          </table:table-cell>
          <table:table-cell office:value-type="float" office:value="0.340681967799" calcext:value-type="float">
            <text:p>0.3406819678</text:p>
          </table:table-cell>
          <table:table-cell office:value-type="float" office:value="0.297496008569" calcext:value-type="float">
            <text:p>0.2974960086</text:p>
          </table:table-cell>
          <table:table-cell table:number-columns-repeated="5"/>
        </table:table-row>
        <table:table-row table:style-name="ro1">
          <table:table-cell office:value-type="float" office:value="0.32926249845" calcext:value-type="float">
            <text:p>0.3292624985</text:p>
          </table:table-cell>
          <table:table-cell office:value-type="float" office:value="0.340479126778" calcext:value-type="float">
            <text:p>0.3404791268</text:p>
          </table:table-cell>
          <table:table-cell office:value-type="float" office:value="0.297304402666" calcext:value-type="float">
            <text:p>0.2973044027</text:p>
          </table:table-cell>
          <table:table-cell table:number-columns-repeated="5"/>
        </table:table-row>
        <table:table-row table:style-name="ro1">
          <table:table-cell office:value-type="float" office:value="0.329077904724" calcext:value-type="float">
            <text:p>0.3290779047</text:p>
          </table:table-cell>
          <table:table-cell office:value-type="float" office:value="0.340286570948" calcext:value-type="float">
            <text:p>0.3402865709</text:p>
          </table:table-cell>
          <table:table-cell office:value-type="float" office:value="0.297122532888" calcext:value-type="float">
            <text:p>0.2971225329</text:p>
          </table:table-cell>
          <table:table-cell table:number-columns-repeated="5"/>
        </table:table-row>
        <table:table-row table:style-name="ro1">
          <table:table-cell office:value-type="float" office:value="0.328902665498" calcext:value-type="float">
            <text:p>0.3289026655</text:p>
          </table:table-cell>
          <table:table-cell office:value-type="float" office:value="0.340103772024" calcext:value-type="float">
            <text:p>0.340103772</text:p>
          </table:table-cell>
          <table:table-cell office:value-type="float" office:value="0.296949897122" calcext:value-type="float">
            <text:p>0.2969498971</text:p>
          </table:table-cell>
          <table:table-cell table:number-columns-repeated="5"/>
        </table:table-row>
        <table:table-row table:style-name="ro1">
          <table:table-cell office:value-type="float" office:value="0.328736300814" calcext:value-type="float">
            <text:p>0.3287363008</text:p>
          </table:table-cell>
          <table:table-cell office:value-type="float" office:value="0.339930229511" calcext:value-type="float">
            <text:p>0.3399302295</text:p>
          </table:table-cell>
          <table:table-cell office:value-type="float" office:value="0.296786019868" calcext:value-type="float">
            <text:p>0.2967860199</text:p>
          </table:table-cell>
          <table:table-cell table:number-columns-repeated="5"/>
        </table:table-row>
        <table:table-row table:style-name="ro1">
          <table:table-cell office:value-type="float" office:value="0.328578355914" calcext:value-type="float">
            <text:p>0.3285783559</text:p>
          </table:table-cell>
          <table:table-cell office:value-type="float" office:value="0.339765469182" calcext:value-type="float">
            <text:p>0.3397654692</text:p>
          </table:table-cell>
          <table:table-cell office:value-type="float" office:value="0.296630450761" calcext:value-type="float">
            <text:p>0.2966304508</text:p>
          </table:table-cell>
          <table:table-cell table:number-columns-repeated="5"/>
        </table:table-row>
        <table:table-row table:style-name="ro1">
          <table:table-cell office:value-type="float" office:value="0.328428399859" calcext:value-type="float">
            <text:p>0.3284283999</text:p>
          </table:table-cell>
          <table:table-cell office:value-type="float" office:value="0.339609041641" calcext:value-type="float">
            <text:p>0.3396090416</text:p>
          </table:table-cell>
          <table:table-cell office:value-type="float" office:value="0.296482763178" calcext:value-type="float">
            <text:p>0.2964827632</text:p>
          </table:table-cell>
          <table:table-cell table:number-columns-repeated="5"/>
        </table:table-row>
        <table:table-row table:style-name="ro1">
          <table:table-cell office:value-type="float" office:value="0.328286024236" calcext:value-type="float">
            <text:p>0.3282860242</text:p>
          </table:table-cell>
          <table:table-cell office:value-type="float" office:value="0.339460520969" calcext:value-type="float">
            <text:p>0.339460521</text:p>
          </table:table-cell>
          <table:table-cell office:value-type="float" office:value="0.296342552933" calcext:value-type="float">
            <text:p>0.2963425529</text:p>
          </table:table-cell>
          <table:table-cell table:number-columns-repeated="5"/>
        </table:table-row>
        <table:table-row table:style-name="ro1">
          <table:table-cell office:value-type="float" office:value="0.328150841933" calcext:value-type="float">
            <text:p>0.3281508419</text:p>
          </table:table-cell>
          <table:table-cell office:value-type="float" office:value="0.339319503454" calcext:value-type="float">
            <text:p>0.3393195035</text:p>
          </table:table-cell>
          <table:table-cell office:value-type="float" office:value="0.296209437041" calcext:value-type="float">
            <text:p>0.296209437</text:p>
          </table:table-cell>
          <table:table-cell table:number-columns-repeated="5"/>
        </table:table-row>
        <table:table-row table:style-name="ro1">
          <table:table-cell office:value-type="float" office:value="0.328022485986" calcext:value-type="float">
            <text:p>0.328022486</text:p>
          </table:table-cell>
          <table:table-cell office:value-type="float" office:value="0.339185606392" calcext:value-type="float">
            <text:p>0.3391856064</text:p>
          </table:table-cell>
          <table:table-cell office:value-type="float" office:value="0.296083052566" calcext:value-type="float">
            <text:p>0.2960830526</text:p>
          </table:table-cell>
          <table:table-cell table:number-columns-repeated="5"/>
        </table:table-row>
        <table:table-row table:style-name="ro1">
          <table:table-cell office:value-type="float" office:value="0.327900608495" calcext:value-type="float">
            <text:p>0.3279006085</text:p>
          </table:table-cell>
          <table:table-cell office:value-type="float" office:value="0.339058466952" calcext:value-type="float">
            <text:p>0.339058467</text:p>
          </table:table-cell>
          <table:table-cell office:value-type="float" office:value="0.295963055524" calcext:value-type="float">
            <text:p>0.2959630555</text:p>
          </table:table-cell>
          <table:table-cell table:number-columns-repeated="5"/>
        </table:table-row>
        <table:table-row table:style-name="ro1">
          <table:table-cell office:value-type="float" office:value="0.327784879603" calcext:value-type="float">
            <text:p>0.3277848796</text:p>
          </table:table-cell>
          <table:table-cell office:value-type="float" office:value="0.338937741112" calcext:value-type="float">
            <text:p>0.3389377411</text:p>
          </table:table-cell>
          <table:table-cell office:value-type="float" office:value="0.29584911986" calcext:value-type="float">
            <text:p>0.2958491199</text:p>
          </table:table-cell>
          <table:table-cell table:number-columns-repeated="5"/>
        </table:table-row>
        <table:table-row table:style-name="ro1">
          <table:table-cell office:value-type="float" office:value="0.327674986524" calcext:value-type="float">
            <text:p>0.3276749865</text:p>
          </table:table-cell>
          <table:table-cell office:value-type="float" office:value="0.338823102653" calcext:value-type="float">
            <text:p>0.3388231027</text:p>
          </table:table-cell>
          <table:table-cell office:value-type="float" office:value="0.295740936478" calcext:value-type="float">
            <text:p>0.2957409365</text:p>
          </table:table-cell>
          <table:table-cell table:number-columns-repeated="5"/>
        </table:table-row>
        <table:table-row table:style-name="ro1">
          <table:table-cell office:value-type="float" office:value="0.327570632638" calcext:value-type="float">
            <text:p>0.3275706326</text:p>
          </table:table-cell>
          <table:table-cell office:value-type="float" office:value="0.33871424221" calcext:value-type="float">
            <text:p>0.3387142422</text:p>
          </table:table-cell>
          <table:table-cell office:value-type="float" office:value="0.295638212327" calcext:value-type="float">
            <text:p>0.2956382123</text:p>
          </table:table-cell>
          <table:table-cell table:number-columns-repeated="5"/>
        </table:table-row>
        <table:table-row table:style-name="ro1">
          <table:table-cell office:value-type="float" office:value="0.32747153663" calcext:value-type="float">
            <text:p>0.3274715366</text:p>
          </table:table-cell>
          <table:table-cell office:value-type="float" office:value="0.338610866375" calcext:value-type="float">
            <text:p>0.3386108664</text:p>
          </table:table-cell>
          <table:table-cell office:value-type="float" office:value="0.295540669545" calcext:value-type="float">
            <text:p>0.2955406695</text:p>
          </table:table-cell>
          <table:table-cell table:number-columns-repeated="5"/>
        </table:table-row>
        <table:table-row table:style-name="ro1">
          <table:table-cell office:value-type="float" office:value="0.327377431675" calcext:value-type="float">
            <text:p>0.3273774317</text:p>
          </table:table-cell>
          <table:table-cell office:value-type="float" office:value="0.338512696851" calcext:value-type="float">
            <text:p>0.3385126969</text:p>
          </table:table-cell>
          <table:table-cell office:value-type="float" office:value="0.295448044641" calcext:value-type="float">
            <text:p>0.2954480446</text:p>
          </table:table-cell>
          <table:table-cell table:number-columns-repeated="5"/>
        </table:table-row>
        <table:table-row table:style-name="ro1">
          <table:table-cell office:value-type="float" office:value="0.327288064676" calcext:value-type="float">
            <text:p>0.3272880647</text:p>
          </table:table-cell>
          <table:table-cell office:value-type="float" office:value="0.338419469656" calcext:value-type="float">
            <text:p>0.3384194697</text:p>
          </table:table-cell>
          <table:table-cell office:value-type="float" office:value="0.295360087734" calcext:value-type="float">
            <text:p>0.2953600877</text:p>
          </table:table-cell>
          <table:table-cell table:number-columns-repeated="5"/>
        </table:table-row>
        <table:table-row table:style-name="ro1">
          <table:table-cell office:value-type="float" office:value="0.327203195538" calcext:value-type="float">
            <text:p>0.3272031955</text:p>
          </table:table-cell>
          <table:table-cell office:value-type="float" office:value="0.338330934364" calcext:value-type="float">
            <text:p>0.3383309344</text:p>
          </table:table-cell>
          <table:table-cell office:value-type="float" office:value="0.295276561827" calcext:value-type="float">
            <text:p>0.2952765618</text:p>
          </table:table-cell>
          <table:table-cell table:number-columns-repeated="5"/>
        </table:table-row>
        <table:table-row table:style-name="ro1">
          <table:table-cell office:value-type="float" office:value="0.327122596482" calcext:value-type="float">
            <text:p>0.3271225965</text:p>
          </table:table-cell>
          <table:table-cell office:value-type="float" office:value="0.338246853394" calcext:value-type="float">
            <text:p>0.3382468534</text:p>
          </table:table-cell>
          <table:table-cell office:value-type="float" office:value="0.295197242127" calcext:value-type="float">
            <text:p>0.2951972421</text:p>
          </table:table-cell>
          <table:table-cell table:number-columns-repeated="5"/>
        </table:table-row>
        <table:table-row table:style-name="ro1">
          <table:table-cell office:value-type="float" office:value="0.327046051403" calcext:value-type="float">
            <text:p>0.3270460514</text:p>
          </table:table-cell>
          <table:table-cell office:value-type="float" office:value="0.338167001338" calcext:value-type="float">
            <text:p>0.3381670013</text:p>
          </table:table-cell>
          <table:table-cell office:value-type="float" office:value="0.295121915398" calcext:value-type="float">
            <text:p>0.2951219154</text:p>
          </table:table-cell>
          <table:table-cell table:number-columns-repeated="5"/>
        </table:table-row>
        <table:table-row table:style-name="ro1">
          <table:table-cell office:value-type="float" office:value="0.326973355253" calcext:value-type="float">
            <text:p>0.3269733553</text:p>
          </table:table-cell>
          <table:table-cell office:value-type="float" office:value="0.338091164321" calcext:value-type="float">
            <text:p>0.3380911643</text:p>
          </table:table-cell>
          <table:table-cell office:value-type="float" office:value="0.29505037935" calcext:value-type="float">
            <text:p>0.2950503794</text:p>
          </table:table-cell>
          <table:table-cell table:number-columns-repeated="5"/>
        </table:table-row>
        <table:table-row table:style-name="ro1">
          <table:table-cell office:value-type="float" office:value="0.326904313468" calcext:value-type="float">
            <text:p>0.3269043135</text:p>
          </table:table-cell>
          <table:table-cell office:value-type="float" office:value="0.338019139398" calcext:value-type="float">
            <text:p>0.3380191394</text:p>
          </table:table-cell>
          <table:table-cell office:value-type="float" office:value="0.294982442069" calcext:value-type="float">
            <text:p>0.2949824421</text:p>
          </table:table-cell>
          <table:table-cell table:number-columns-repeated="5"/>
        </table:table-row>
        <table:table-row table:style-name="ro1">
          <table:table-cell office:value-type="float" office:value="0.326838741419" calcext:value-type="float">
            <text:p>0.3268387414</text:p>
          </table:table-cell>
          <table:table-cell office:value-type="float" office:value="0.337950733988" calcext:value-type="float">
            <text:p>0.337950734</text:p>
          </table:table-cell>
          <table:table-cell office:value-type="float" office:value="0.29491792147" calcext:value-type="float">
            <text:p>0.2949179215</text:p>
          </table:table-cell>
          <table:table-cell table:number-columns-repeated="5"/>
        </table:table-row>
        <table:table-row table:style-name="ro1">
          <table:table-cell office:value-type="float" office:value="0.326776463895" calcext:value-type="float">
            <text:p>0.3267764639</text:p>
          </table:table-cell>
          <table:table-cell office:value-type="float" office:value="0.337885765329" calcext:value-type="float">
            <text:p>0.3378857653</text:p>
          </table:table-cell>
          <table:table-cell office:value-type="float" office:value="0.29485664478" calcext:value-type="float">
            <text:p>0.2948566448</text:p>
          </table:table-cell>
          <table:table-cell table:number-columns-repeated="5"/>
        </table:table-row>
        <table:table-row table:style-name="ro1">
          <table:table-cell office:value-type="float" office:value="0.326717314615" calcext:value-type="float">
            <text:p>0.3267173146</text:p>
          </table:table-cell>
          <table:table-cell office:value-type="float" office:value="0.337824059976" calcext:value-type="float">
            <text:p>0.33782406</text:p>
          </table:table-cell>
          <table:table-cell office:value-type="float" office:value="0.294798448057" calcext:value-type="float">
            <text:p>0.2947984481</text:p>
          </table:table-cell>
          <table:table-cell table:number-columns-repeated="5"/>
        </table:table-row>
        <table:table-row table:style-name="ro1">
          <table:table-cell office:value-type="float" office:value="0.326661135762" calcext:value-type="float">
            <text:p>0.3266611358</text:p>
          </table:table-cell>
          <table:table-cell office:value-type="float" office:value="0.337765453311" calcext:value-type="float">
            <text:p>0.3377654533</text:p>
          </table:table-cell>
          <table:table-cell office:value-type="float" office:value="0.294743175725" calcext:value-type="float">
            <text:p>0.2947431757</text:p>
          </table:table-cell>
          <table:table-cell table:number-columns-repeated="5"/>
        </table:table-row>
        <table:table-row table:style-name="ro1">
          <table:table-cell office:value-type="float" office:value="0.326607777549" calcext:value-type="float">
            <text:p>0.3266077775</text:p>
          </table:table-cell>
          <table:table-cell office:value-type="float" office:value="0.337709789087" calcext:value-type="float">
            <text:p>0.3377097891</text:p>
          </table:table-cell>
          <table:table-cell office:value-type="float" office:value="0.294690680142" calcext:value-type="float">
            <text:p>0.2946906801</text:p>
          </table:table-cell>
          <table:table-cell table:number-columns-repeated="5"/>
        </table:table-row>
        <table:table-row table:style-name="ro1">
          <table:table-cell office:value-type="float" office:value="0.326557097802" calcext:value-type="float">
            <text:p>0.3265570978</text:p>
          </table:table-cell>
          <table:table-cell office:value-type="float" office:value="0.337656919002" calcext:value-type="float">
            <text:p>0.337656919</text:p>
          </table:table-cell>
          <table:table-cell office:value-type="float" office:value="0.294640821188" calcext:value-type="float">
            <text:p>0.2946408212</text:p>
          </table:table-cell>
          <table:table-cell table:number-columns-repeated="5"/>
        </table:table-row>
        <table:table-row table:style-name="ro1">
          <table:table-cell office:value-type="float" office:value="0.326508961568" calcext:value-type="float">
            <text:p>0.3265089616</text:p>
          </table:table-cell>
          <table:table-cell office:value-type="float" office:value="0.33760670228" calcext:value-type="float">
            <text:p>0.3376067023</text:p>
          </table:table-cell>
          <table:table-cell office:value-type="float" office:value="0.294593465873" calcext:value-type="float">
            <text:p>0.2945934659</text:p>
          </table:table-cell>
          <table:table-cell table:number-columns-repeated="5"/>
        </table:table-row>
        <table:table-row table:style-name="ro1">
          <table:table-cell office:value-type="float" office:value="0.326463240739" calcext:value-type="float">
            <text:p>0.3264632407</text:p>
          </table:table-cell>
          <table:table-cell office:value-type="float" office:value="0.337559005292" calcext:value-type="float">
            <text:p>0.3375590053</text:p>
          </table:table-cell>
          <table:table-cell office:value-type="float" office:value="0.294548487971" calcext:value-type="float">
            <text:p>0.294548488</text:p>
          </table:table-cell>
          <table:table-cell table:number-columns-repeated="5"/>
        </table:table-row>
        <table:table-row table:style-name="ro1">
          <table:table-cell office:value-type="float" office:value="0.326419813707" calcext:value-type="float">
            <text:p>0.3264198137</text:p>
          </table:table-cell>
          <table:table-cell office:value-type="float" office:value="0.337513701182" calcext:value-type="float">
            <text:p>0.3375137012</text:p>
          </table:table-cell>
          <table:table-cell office:value-type="float" office:value="0.294505767669" calcext:value-type="float">
            <text:p>0.2945057677</text:p>
          </table:table-cell>
          <table:table-cell table:number-columns-repeated="5"/>
        </table:table-row>
        <table:table-row table:style-name="ro1">
          <table:table-cell office:value-type="float" office:value="0.326378565025" calcext:value-type="float">
            <text:p>0.326378565</text:p>
          </table:table-cell>
          <table:table-cell office:value-type="float" office:value="0.337470669523" calcext:value-type="float">
            <text:p>0.3374706695</text:p>
          </table:table-cell>
          <table:table-cell office:value-type="float" office:value="0.294465191237" calcext:value-type="float">
            <text:p>0.2944651912</text:p>
          </table:table-cell>
          <table:table-cell table:number-columns-repeated="5"/>
        </table:table-row>
        <table:table-row table:style-name="ro1">
          <table:table-cell office:value-type="float" office:value="0.326339385092" calcext:value-type="float">
            <text:p>0.3263393851</text:p>
          </table:table-cell>
          <table:table-cell office:value-type="float" office:value="0.337429795984" calcext:value-type="float">
            <text:p>0.337429796</text:p>
          </table:table-cell>
          <table:table-cell office:value-type="float" office:value="0.294426650713" calcext:value-type="float">
            <text:p>0.2944266507</text:p>
          </table:table-cell>
          <table:table-cell table:number-columns-repeated="5"/>
        </table:table-row>
        <table:table-row table:style-name="ro1">
          <table:table-cell office:value-type="float" office:value="0.326302169854" calcext:value-type="float">
            <text:p>0.3263021699</text:p>
          </table:table-cell>
          <table:table-cell office:value-type="float" office:value="0.337390972021" calcext:value-type="float">
            <text:p>0.337390972</text:p>
          </table:table-cell>
          <table:table-cell office:value-type="float" office:value="0.294390043611" calcext:value-type="float">
            <text:p>0.2943900436</text:p>
          </table:table-cell>
          <table:table-cell table:number-columns-repeated="5"/>
        </table:table-row>
        <table:table-row table:style-name="ro1">
          <table:table-cell office:value-type="float" office:value="0.32626682052" calcext:value-type="float">
            <text:p>0.3262668205</text:p>
          </table:table-cell>
          <table:table-cell office:value-type="float" office:value="0.33735409458" calcext:value-type="float">
            <text:p>0.3373540946</text:p>
          </table:table-cell>
          <table:table-cell office:value-type="float" office:value="0.294355272634" calcext:value-type="float">
            <text:p>0.2943552726</text:p>
          </table:table-cell>
          <table:table-cell table:number-columns-repeated="5"/>
        </table:table-row>
        <table:table-row table:style-name="ro1">
          <table:table-cell office:value-type="float" office:value="0.326233243293" calcext:value-type="float">
            <text:p>0.3262332433</text:p>
          </table:table-cell>
          <table:table-cell office:value-type="float" office:value="0.337319065816" calcext:value-type="float">
            <text:p>0.3373190658</text:p>
          </table:table-cell>
          <table:table-cell office:value-type="float" office:value="0.294322245414" calcext:value-type="float">
            <text:p>0.2943222454</text:p>
          </table:table-cell>
          <table:table-cell table:number-columns-repeated="5"/>
        </table:table-row>
        <table:table-row table:style-name="ro1">
          <table:table-cell office:value-type="float" office:value="0.326201349115" calcext:value-type="float">
            <text:p>0.3262013491</text:p>
          </table:table-cell>
          <table:table-cell office:value-type="float" office:value="0.337285792825" calcext:value-type="float">
            <text:p>0.3372857928</text:p>
          </table:table-cell>
          <table:table-cell office:value-type="float" office:value="0.294290874253" calcext:value-type="float">
            <text:p>0.2942908743</text:p>
          </table:table-cell>
          <table:table-cell table:number-columns-repeated="5"/>
        </table:table-row>
        <table:table-row table:style-name="ro1">
          <table:table-cell office:value-type="float" office:value="0.326171053425" calcext:value-type="float">
            <text:p>0.3261710534</text:p>
          </table:table-cell>
          <table:table-cell office:value-type="float" office:value="0.337254187396" calcext:value-type="float">
            <text:p>0.3372541874</text:p>
          </table:table-cell>
          <table:table-cell office:value-type="float" office:value="0.294261075891" calcext:value-type="float">
            <text:p>0.2942610759</text:p>
          </table:table-cell>
          <table:table-cell table:number-columns-repeated="5"/>
        </table:table-row>
        <table:table-row table:style-name="ro1">
          <table:table-cell office:value-type="float" office:value="0.326142275929" calcext:value-type="float">
            <text:p>0.3261422759</text:p>
          </table:table-cell>
          <table:table-cell office:value-type="float" office:value="0.337224165768" calcext:value-type="float">
            <text:p>0.3372241658</text:p>
          </table:table-cell>
          <table:table-cell office:value-type="float" office:value="0.294232771273" calcext:value-type="float">
            <text:p>0.2942327713</text:p>
          </table:table-cell>
          <table:table-cell table:number-columns-repeated="5"/>
        </table:table-row>
        <table:table-row table:style-name="ro1">
          <table:table-cell office:value-type="float" office:value="0.326114940385" calcext:value-type="float">
            <text:p>0.3261149404</text:p>
          </table:table-cell>
          <table:table-cell office:value-type="float" office:value="0.337195648408" calcext:value-type="float">
            <text:p>0.3371956484</text:p>
          </table:table-cell>
          <table:table-cell office:value-type="float" office:value="0.294205885338" calcext:value-type="float">
            <text:p>0.2942058853</text:p>
          </table:table-cell>
          <table:table-cell table:number-columns-repeated="5"/>
        </table:table-row>
        <table:table-row table:style-name="ro1">
          <table:table-cell office:value-type="float" office:value="0.326088974395" calcext:value-type="float">
            <text:p>0.3260889744</text:p>
          </table:table-cell>
          <table:table-cell office:value-type="float" office:value="0.337168559791" calcext:value-type="float">
            <text:p>0.3371685598</text:p>
          </table:table-cell>
          <table:table-cell office:value-type="float" office:value="0.294180346816" calcext:value-type="float">
            <text:p>0.2941803468</text:p>
          </table:table-cell>
          <table:table-cell table:number-columns-repeated="5"/>
        </table:table-row>
        <table:table-row table:style-name="ro1">
          <table:table-cell office:value-type="float" office:value="0.326064309211" calcext:value-type="float">
            <text:p>0.3260643092</text:p>
          </table:table-cell>
          <table:table-cell office:value-type="float" office:value="0.3371428282" calcext:value-type="float">
            <text:p>0.3371428282</text:p>
          </table:table-cell>
          <table:table-cell office:value-type="float" office:value="0.294156088031" calcext:value-type="float">
            <text:p>0.294156088</text:p>
          </table:table-cell>
          <table:table-cell table:number-columns-repeated="5"/>
        </table:table-row>
        <table:table-row table:style-name="ro1">
          <table:table-cell office:value-type="float" office:value="0.326040879548" calcext:value-type="float">
            <text:p>0.3260408795</text:p>
          </table:table-cell>
          <table:table-cell office:value-type="float" office:value="0.337118385529" calcext:value-type="float">
            <text:p>0.3371183855</text:p>
          </table:table-cell>
          <table:table-cell office:value-type="float" office:value="0.294133044723" calcext:value-type="float">
            <text:p>0.2941330447</text:p>
          </table:table-cell>
          <table:table-cell table:number-columns-repeated="5"/>
        </table:table-row>
        <table:table-row table:style-name="ro1">
          <table:table-cell office:value-type="float" office:value="0.326018623408" calcext:value-type="float">
            <text:p>0.3260186234</text:p>
          </table:table-cell>
          <table:table-cell office:value-type="float" office:value="0.337095167105" calcext:value-type="float">
            <text:p>0.3370951671</text:p>
          </table:table-cell>
          <table:table-cell office:value-type="float" office:value="0.294111155869" calcext:value-type="float">
            <text:p>0.2941111559</text:p>
          </table:table-cell>
          <table:table-cell table:number-columns-repeated="5"/>
        </table:table-row>
        <table:table-row table:style-name="ro1">
          <table:table-cell office:value-type="float" office:value="0.325997481917" calcext:value-type="float">
            <text:p>0.3259974819</text:p>
          </table:table-cell>
          <table:table-cell office:value-type="float" office:value="0.337073111509" calcext:value-type="float">
            <text:p>0.3370731115</text:p>
          </table:table-cell>
          <table:table-cell office:value-type="float" office:value="0.294090363525" calcext:value-type="float">
            <text:p>0.2940903635</text:p>
          </table:table-cell>
          <table:table-cell table:number-columns-repeated="5"/>
        </table:table-row>
        <table:table-row table:style-name="ro1">
          <table:table-cell office:value-type="float" office:value="0.325977399162" calcext:value-type="float">
            <text:p>0.3259773992</text:p>
          </table:table-cell>
          <table:table-cell office:value-type="float" office:value="0.337052160413" calcext:value-type="float">
            <text:p>0.3370521604</text:p>
          </table:table-cell>
          <table:table-cell office:value-type="float" office:value="0.294070612662" calcext:value-type="float">
            <text:p>0.2940706127</text:p>
          </table:table-cell>
          <table:table-cell table:number-columns-repeated="5"/>
        </table:table-row>
        <table:table-row table:style-name="ro1">
          <table:table-cell office:value-type="float" office:value="0.325958322046" calcext:value-type="float">
            <text:p>0.325958322</text:p>
          </table:table-cell>
          <table:table-cell office:value-type="float" office:value="0.337032258426" calcext:value-type="float">
            <text:p>0.3370322584</text:p>
          </table:table-cell>
          <table:table-cell office:value-type="float" office:value="0.294051851024" calcext:value-type="float">
            <text:p>0.294051851</text:p>
          </table:table-cell>
          <table:table-cell table:number-columns-repeated="5"/>
        </table:table-row>
        <table:table-row table:style-name="ro1">
          <table:table-cell office:value-type="float" office:value="0.325940200138" calcext:value-type="float">
            <text:p>0.3259402001</text:p>
          </table:table-cell>
          <table:table-cell office:value-type="float" office:value="0.337013352939" calcext:value-type="float">
            <text:p>0.3370133529</text:p>
          </table:table-cell>
          <table:table-cell office:value-type="float" office:value="0.294034028987" calcext:value-type="float">
            <text:p>0.294034029</text:p>
          </table:table-cell>
          <table:table-cell table:number-columns-repeated="5"/>
        </table:table-row>
        <table:table-row table:style-name="ro1">
          <table:table-cell office:value-type="float" office:value="0.325922985547" calcext:value-type="float">
            <text:p>0.3259229855</text:p>
          </table:table-cell>
          <table:table-cell office:value-type="float" office:value="0.336995393991" calcext:value-type="float">
            <text:p>0.336995394</text:p>
          </table:table-cell>
          <table:table-cell office:value-type="float" office:value="0.294017099422" calcext:value-type="float">
            <text:p>0.2940170994</text:p>
          </table:table-cell>
          <table:table-cell table:number-columns-repeated="5"/>
        </table:table-row>
        <table:table-row table:style-name="ro1">
          <table:table-cell office:value-type="float" office:value="0.325906632789" calcext:value-type="float">
            <text:p>0.3259066328</text:p>
          </table:table-cell>
          <table:table-cell office:value-type="float" office:value="0.336978334132" calcext:value-type="float">
            <text:p>0.3369783341</text:p>
          </table:table-cell>
          <table:table-cell office:value-type="float" office:value="0.294001017572" calcext:value-type="float">
            <text:p>0.2940010176</text:p>
          </table:table-cell>
          <table:table-cell table:number-columns-repeated="5"/>
        </table:table-row>
        <table:table-row table:style-name="ro1">
          <table:table-cell office:value-type="float" office:value="0.325891098663" calcext:value-type="float">
            <text:p>0.3258910987</text:p>
          </table:table-cell>
          <table:table-cell office:value-type="float" office:value="0.336962128295" calcext:value-type="float">
            <text:p>0.3369621283</text:p>
          </table:table-cell>
          <table:table-cell office:value-type="float" office:value="0.29398574093" calcext:value-type="float">
            <text:p>0.2939857409</text:p>
          </table:table-cell>
          <table:table-cell table:number-columns-repeated="5"/>
        </table:table-row>
        <table:table-row table:style-name="ro1">
          <table:table-cell office:value-type="float" office:value="0.325876342141" calcext:value-type="float">
            <text:p>0.3258763421</text:p>
          </table:table-cell>
          <table:table-cell office:value-type="float" office:value="0.336946733681" calcext:value-type="float">
            <text:p>0.3369467337</text:p>
          </table:table-cell>
          <table:table-cell office:value-type="float" office:value="0.293971229127" calcext:value-type="float">
            <text:p>0.2939712291</text:p>
          </table:table-cell>
          <table:table-cell table:number-columns-repeated="5"/>
        </table:table-row>
        <table:table-row table:style-name="ro1">
          <table:table-cell office:value-type="float" office:value="0.325862324255" calcext:value-type="float">
            <text:p>0.3258623243</text:p>
          </table:table-cell>
          <table:table-cell office:value-type="float" office:value="0.336932109635" calcext:value-type="float">
            <text:p>0.3369321096</text:p>
          </table:table-cell>
          <table:table-cell office:value-type="float" office:value="0.293957443823" calcext:value-type="float">
            <text:p>0.2939574438</text:p>
          </table:table-cell>
          <table:table-cell table:number-columns-repeated="5"/>
        </table:table-row>
        <table:table-row table:style-name="ro1">
          <table:table-cell office:value-type="float" office:value="0.325849007995" calcext:value-type="float">
            <text:p>0.325849008</text:p>
          </table:table-cell>
          <table:table-cell office:value-type="float" office:value="0.336918217549" calcext:value-type="float">
            <text:p>0.3369182175</text:p>
          </table:table-cell>
          <table:table-cell office:value-type="float" office:value="0.293944348604" calcext:value-type="float">
            <text:p>0.2939443486</text:p>
          </table:table-cell>
          <table:table-cell table:number-columns-repeated="5"/>
        </table:table-row>
        <table:table-row table:style-name="ro1">
          <table:table-cell office:value-type="float" office:value="0.325836358207" calcext:value-type="float">
            <text:p>0.3258363582</text:p>
          </table:table-cell>
          <table:table-cell office:value-type="float" office:value="0.336905020751" calcext:value-type="float">
            <text:p>0.3369050208</text:p>
          </table:table-cell>
          <table:table-cell office:value-type="float" office:value="0.293931908886" calcext:value-type="float">
            <text:p>0.2939319089</text:p>
          </table:table-cell>
          <table:table-cell table:number-columns-repeated="5"/>
        </table:table-row>
        <table:table-row table:style-name="ro1">
          <table:table-cell office:value-type="float" office:value="0.325824341505" calcext:value-type="float">
            <text:p>0.3258243415</text:p>
          </table:table-cell>
          <table:table-cell office:value-type="float" office:value="0.336892484409" calcext:value-type="float">
            <text:p>0.3368924844</text:p>
          </table:table-cell>
          <table:table-cell office:value-type="float" office:value="0.293920091822" calcext:value-type="float">
            <text:p>0.2939200918</text:p>
          </table:table-cell>
          <table:table-cell table:number-columns-repeated="5"/>
        </table:table-row>
        <table:table-row table:style-name="ro1">
          <table:table-cell office:value-type="float" office:value="0.325812926175" calcext:value-type="float">
            <text:p>0.3258129262</text:p>
          </table:table-cell>
          <table:table-cell office:value-type="float" office:value="0.336880575441" calcext:value-type="float">
            <text:p>0.3368805754</text:p>
          </table:table-cell>
          <table:table-cell office:value-type="float" office:value="0.293908866214" calcext:value-type="float">
            <text:p>0.2939088662</text:p>
          </table:table-cell>
          <table:table-cell table:number-columns-repeated="5"/>
        </table:table-row>
        <table:table-row table:style-name="ro1">
          <table:table-cell office:value-type="float" office:value="0.325802082096" calcext:value-type="float">
            <text:p>0.3258020821</text:p>
          </table:table-cell>
          <table:table-cell office:value-type="float" office:value="0.336869262423" calcext:value-type="float">
            <text:p>0.3368692624</text:p>
          </table:table-cell>
          <table:table-cell office:value-type="float" office:value="0.293898202431" calcext:value-type="float">
            <text:p>0.2938982024</text:p>
          </table:table-cell>
          <table:table-cell table:number-columns-repeated="5"/>
        </table:table-row>
        <table:table-row table:style-name="ro1">
          <table:table-cell office:value-type="float" office:value="0.325791780659" calcext:value-type="float">
            <text:p>0.3257917807</text:p>
          </table:table-cell>
          <table:table-cell office:value-type="float" office:value="0.336858515509" calcext:value-type="float">
            <text:p>0.3368585155</text:p>
          </table:table-cell>
          <table:table-cell office:value-type="float" office:value="0.293888072327" calcext:value-type="float">
            <text:p>0.2938880723</text:p>
          </table:table-cell>
          <table:table-cell table:number-columns-repeated="5"/>
        </table:table-row>
        <table:table-row table:style-name="ro1">
          <table:table-cell office:value-type="float" office:value="0.325781994689" calcext:value-type="float">
            <text:p>0.3257819947</text:p>
          </table:table-cell>
          <table:table-cell office:value-type="float" office:value="0.33684830635" calcext:value-type="float">
            <text:p>0.3368483064</text:p>
          </table:table-cell>
          <table:table-cell office:value-type="float" office:value="0.293878449172" calcext:value-type="float">
            <text:p>0.2938784492</text:p>
          </table:table-cell>
          <table:table-cell table:number-columns-repeated="5"/>
        </table:table-row>
        <table:table-row table:style-name="ro1">
          <table:table-cell office:value-type="float" office:value="0.325772698374" calcext:value-type="float">
            <text:p>0.3257726984</text:p>
          </table:table-cell>
          <table:table-cell office:value-type="float" office:value="0.336838608018" calcext:value-type="float">
            <text:p>0.336838608</text:p>
          </table:table-cell>
          <table:table-cell office:value-type="float" office:value="0.293869307574" calcext:value-type="float">
            <text:p>0.2938693076</text:p>
          </table:table-cell>
          <table:table-cell table:number-columns-repeated="5"/>
        </table:table-row>
        <table:table-row table:style-name="ro1">
          <table:table-cell office:value-type="float" office:value="0.325763867196" calcext:value-type="float">
            <text:p>0.3257638672</text:p>
          </table:table-cell>
          <table:table-cell office:value-type="float" office:value="0.336829394936" calcext:value-type="float">
            <text:p>0.3368293949</text:p>
          </table:table-cell>
          <table:table-cell office:value-type="float" office:value="0.293860623417" calcext:value-type="float">
            <text:p>0.2938606234</text:p>
          </table:table-cell>
          <table:table-cell table:number-columns-repeated="5"/>
        </table:table-row>
        <table:table-row table:style-name="ro1">
          <table:table-cell office:value-type="float" office:value="0.325755477868" calcext:value-type="float">
            <text:p>0.3257554779</text:p>
          </table:table-cell>
          <table:table-cell office:value-type="float" office:value="0.336820642808" calcext:value-type="float">
            <text:p>0.3368206428</text:p>
          </table:table-cell>
          <table:table-cell office:value-type="float" office:value="0.293852373793" calcext:value-type="float">
            <text:p>0.2938523738</text:p>
          </table:table-cell>
          <table:table-cell table:number-columns-repeated="5"/>
        </table:table-row>
        <table:table-row table:style-name="ro1">
          <table:table-cell office:value-type="float" office:value="0.325747508268" calcext:value-type="float">
            <text:p>0.3257475083</text:p>
          </table:table-cell>
          <table:table-cell office:value-type="float" office:value="0.336812328558" calcext:value-type="float">
            <text:p>0.3368123286</text:p>
          </table:table-cell>
          <table:table-cell office:value-type="float" office:value="0.293844536944" calcext:value-type="float">
            <text:p>0.2938445369</text:p>
          </table:table-cell>
          <table:table-cell table:number-columns-repeated="5"/>
        </table:table-row>
        <table:table-row table:style-name="ro1">
          <table:table-cell office:value-type="float" office:value="0.325739937384" calcext:value-type="float">
            <text:p>0.3257399374</text:p>
          </table:table-cell>
          <table:table-cell office:value-type="float" office:value="0.336804430266" calcext:value-type="float">
            <text:p>0.3368044303</text:p>
          </table:table-cell>
          <table:table-cell office:value-type="float" office:value="0.293837092203" calcext:value-type="float">
            <text:p>0.2938370922</text:p>
          </table:table-cell>
          <table:table-cell table:number-columns-repeated="5"/>
        </table:table-row>
        <table:table-row table:style-name="ro1">
          <table:table-cell office:value-type="float" office:value="0.325732745258" calcext:value-type="float">
            <text:p>0.3257327453</text:p>
          </table:table-cell>
          <table:table-cell office:value-type="float" office:value="0.336796927109" calcext:value-type="float">
            <text:p>0.3367969271</text:p>
          </table:table-cell>
          <table:table-cell office:value-type="float" office:value="0.293830019939" calcext:value-type="float">
            <text:p>0.2938300199</text:p>
          </table:table-cell>
          <table:table-cell table:number-columns-repeated="5"/>
        </table:table-row>
        <table:table-row table:style-name="ro1">
          <table:table-cell office:value-type="float" office:value="0.325725912931" calcext:value-type="float">
            <text:p>0.3257259129</text:p>
          </table:table-cell>
          <table:table-cell office:value-type="float" office:value="0.336789799309" calcext:value-type="float">
            <text:p>0.3367897993</text:p>
          </table:table-cell>
          <table:table-cell office:value-type="float" office:value="0.293823301503" calcext:value-type="float">
            <text:p>0.2938233015</text:p>
          </table:table-cell>
          <table:table-cell table:number-columns-repeated="5"/>
        </table:table-row>
        <table:table-row table:style-name="ro1">
          <table:table-cell office:value-type="float" office:value="0.325719422394" calcext:value-type="float">
            <text:p>0.3257194224</text:p>
          </table:table-cell>
          <table:table-cell office:value-type="float" office:value="0.33678302808" calcext:value-type="float">
            <text:p>0.3367830281</text:p>
          </table:table-cell>
          <table:table-cell office:value-type="float" office:value="0.293816919184" calcext:value-type="float">
            <text:p>0.2938169192</text:p>
          </table:table-cell>
          <table:table-cell table:number-columns-repeated="5"/>
        </table:table-row>
        <table:table-row table:style-name="ro1">
          <table:table-cell office:value-type="float" office:value="0.325713256541" calcext:value-type="float">
            <text:p>0.3257132565</text:p>
          </table:table-cell>
          <table:table-cell office:value-type="float" office:value="0.336776595574" calcext:value-type="float">
            <text:p>0.3367765956</text:p>
          </table:table-cell>
          <table:table-cell office:value-type="float" office:value="0.293810856158" calcext:value-type="float">
            <text:p>0.2938108562</text:p>
          </table:table-cell>
          <table:table-cell table:number-columns-repeated="5"/>
        </table:table-row>
        <table:table-row table:style-name="ro1">
          <table:table-cell office:value-type="float" office:value="0.325707399122" calcext:value-type="float">
            <text:p>0.3257073991</text:p>
          </table:table-cell>
          <table:table-cell office:value-type="float" office:value="0.33677048484" calcext:value-type="float">
            <text:p>0.3367704848</text:p>
          </table:table-cell>
          <table:table-cell office:value-type="float" office:value="0.293805096441" calcext:value-type="float">
            <text:p>0.2938050964</text:p>
          </table:table-cell>
          <table:table-cell table:number-columns-repeated="5"/>
        </table:table-row>
        <table:table-row table:style-name="ro1">
          <table:table-cell office:value-type="float" office:value="0.325701834702" calcext:value-type="float">
            <text:p>0.3257018347</text:p>
          </table:table-cell>
          <table:table-cell office:value-type="float" office:value="0.336764679775" calcext:value-type="float">
            <text:p>0.3367646798</text:p>
          </table:table-cell>
          <table:table-cell office:value-type="float" office:value="0.293799624853" calcext:value-type="float">
            <text:p>0.2937996249</text:p>
          </table:table-cell>
          <table:table-cell table:number-columns-repeated="5"/>
        </table:table-row>
        <table:table-row table:style-name="ro1">
          <table:table-cell office:value-type="float" office:value="0.325696548618" calcext:value-type="float">
            <text:p>0.3256965486</text:p>
          </table:table-cell>
          <table:table-cell office:value-type="float" office:value="0.336759165083" calcext:value-type="float">
            <text:p>0.3367591651</text:p>
          </table:table-cell>
          <table:table-cell office:value-type="float" office:value="0.293794426974" calcext:value-type="float">
            <text:p>0.293794427</text:p>
          </table:table-cell>
          <table:table-cell table:number-columns-repeated="5"/>
        </table:table-row>
        <table:table-row table:style-name="ro1">
          <table:table-cell office:value-type="float" office:value="0.325691526942" calcext:value-type="float">
            <text:p>0.3256915269</text:p>
          </table:table-cell>
          <table:table-cell office:value-type="float" office:value="0.336753926233" calcext:value-type="float">
            <text:p>0.3367539262</text:p>
          </table:table-cell>
          <table:table-cell office:value-type="float" office:value="0.293789489106" calcext:value-type="float">
            <text:p>0.2937894891</text:p>
          </table:table-cell>
          <table:table-cell table:number-columns-repeated="5"/>
        </table:table-row>
        <table:table-row table:style-name="ro1">
          <table:table-cell office:value-type="float" office:value="0.325686756444" calcext:value-type="float">
            <text:p>0.3256867564</text:p>
          </table:table-cell>
          <table:table-cell office:value-type="float" office:value="0.336748949422" calcext:value-type="float">
            <text:p>0.3367489494</text:p>
          </table:table-cell>
          <table:table-cell office:value-type="float" office:value="0.293784798236" calcext:value-type="float">
            <text:p>0.2937847982</text:p>
          </table:table-cell>
          <table:table-cell table:number-columns-repeated="5"/>
        </table:table-row>
        <table:table-row table:style-name="ro1">
          <table:table-cell office:value-type="float" office:value="0.325682224556" calcext:value-type="float">
            <text:p>0.3256822246</text:p>
          </table:table-cell>
          <table:table-cell office:value-type="float" office:value="0.336744221541" calcext:value-type="float">
            <text:p>0.3367442215</text:p>
          </table:table-cell>
          <table:table-cell office:value-type="float" office:value="0.293780342005" calcext:value-type="float">
            <text:p>0.293780342</text:p>
          </table:table-cell>
          <table:table-cell table:number-columns-repeated="5"/>
        </table:table-row>
        <table:table-row table:style-name="ro1">
          <table:table-cell office:value-type="float" office:value="0.325677919338" calcext:value-type="float">
            <text:p>0.3256779193</text:p>
          </table:table-cell>
          <table:table-cell office:value-type="float" office:value="0.336739730132" calcext:value-type="float">
            <text:p>0.3367397301</text:p>
          </table:table-cell>
          <table:table-cell office:value-type="float" office:value="0.293776108671" calcext:value-type="float">
            <text:p>0.2937761087</text:p>
          </table:table-cell>
          <table:table-cell table:number-columns-repeated="5"/>
        </table:table-row>
        <table:table-row table:style-name="ro1">
          <table:table-cell office:value-type="float" office:value="0.325673829451" calcext:value-type="float">
            <text:p>0.3256738295</text:p>
          </table:table-cell>
          <table:table-cell office:value-type="float" office:value="0.336735463365" calcext:value-type="float">
            <text:p>0.3367354634</text:p>
          </table:table-cell>
          <table:table-cell office:value-type="float" office:value="0.293772087081" calcext:value-type="float">
            <text:p>0.2937720871</text:p>
          </table:table-cell>
          <table:table-cell table:number-columns-repeated="5"/>
        </table:table-row>
        <table:table-row table:style-name="ro1">
          <table:table-cell office:value-type="float" office:value="0.32566994412" calcext:value-type="float">
            <text:p>0.3256699441</text:p>
          </table:table-cell>
          <table:table-cell office:value-type="float" office:value="0.336731410001" calcext:value-type="float">
            <text:p>0.33673141</text:p>
          </table:table-cell>
          <table:table-cell office:value-type="float" office:value="0.293768266641" calcext:value-type="float">
            <text:p>0.2937682666</text:p>
          </table:table-cell>
          <table:table-cell table:number-columns-repeated="5"/>
        </table:table-row>
        <table:table-row table:style-name="ro1">
          <table:table-cell office:value-type="float" office:value="0.325666253111" calcext:value-type="float">
            <text:p>0.3256662531</text:p>
          </table:table-cell>
          <table:table-cell office:value-type="float" office:value="0.336727559364" calcext:value-type="float">
            <text:p>0.3367275594</text:p>
          </table:table-cell>
          <table:table-cell office:value-type="float" office:value="0.293764637286" calcext:value-type="float">
            <text:p>0.2937646373</text:p>
          </table:table-cell>
          <table:table-cell table:number-columns-repeated="5"/>
        </table:table-row>
        <table:table-row table:style-name="ro1">
          <table:table-cell office:value-type="float" office:value="0.325662746704" calcext:value-type="float">
            <text:p>0.3256627467</text:p>
          </table:table-cell>
          <table:table-cell office:value-type="float" office:value="0.336723901311" calcext:value-type="float">
            <text:p>0.3367239013</text:p>
          </table:table-cell>
          <table:table-cell office:value-type="float" office:value="0.293761189455" calcext:value-type="float">
            <text:p>0.2937611895</text:p>
          </table:table-cell>
          <table:table-cell table:number-columns-repeated="5"/>
        </table:table-row>
        <table:table-row table:style-name="ro1">
          <table:table-cell office:value-type="float" office:value="0.325659415664" calcext:value-type="float">
            <text:p>0.3256594157</text:p>
          </table:table-cell>
          <table:table-cell office:value-type="float" office:value="0.336720426208" calcext:value-type="float">
            <text:p>0.3367204262</text:p>
          </table:table-cell>
          <table:table-cell office:value-type="float" office:value="0.293757914067" calcext:value-type="float">
            <text:p>0.2937579141</text:p>
          </table:table-cell>
          <table:table-cell table:number-columns-repeated="5"/>
        </table:table-row>
        <table:table-row table:style-name="ro1">
          <table:table-cell office:value-type="float" office:value="0.325656251216" calcext:value-type="float">
            <text:p>0.3256562512</text:p>
          </table:table-cell>
          <table:table-cell office:value-type="float" office:value="0.336717124903" calcext:value-type="float">
            <text:p>0.3367171249</text:p>
          </table:table-cell>
          <table:table-cell office:value-type="float" office:value="0.293754802495" calcext:value-type="float">
            <text:p>0.2937548025</text:p>
          </table:table-cell>
          <table:table-cell table:number-columns-repeated="5"/>
        </table:table-row>
        <table:table-row table:style-name="ro1">
          <table:table-cell office:value-type="float" office:value="0.325653245028" calcext:value-type="float">
            <text:p>0.325653245</text:p>
          </table:table-cell>
          <table:table-cell office:value-type="float" office:value="0.336713988701" calcext:value-type="float">
            <text:p>0.3367139887</text:p>
          </table:table-cell>
          <table:table-cell office:value-type="float" office:value="0.293751846544" calcext:value-type="float">
            <text:p>0.2937518465</text:p>
          </table:table-cell>
          <table:table-cell table:number-columns-repeated="5"/>
        </table:table-row>
        <table:table-row table:style-name="ro1">
          <table:table-cell office:value-type="float" office:value="0.325650389184" calcext:value-type="float">
            <text:p>0.3256503892</text:p>
          </table:table-cell>
          <table:table-cell office:value-type="float" office:value="0.336711009345" calcext:value-type="float">
            <text:p>0.3367110093</text:p>
          </table:table-cell>
          <table:table-cell office:value-type="float" office:value="0.293749038427" calcext:value-type="float">
            <text:p>0.2937490384</text:p>
          </table:table-cell>
          <table:table-cell table:number-columns-repeated="5"/>
        </table:table-row>
        <table:table-row table:style-name="ro1">
          <table:table-cell office:value-type="float" office:value="0.325647676161" calcext:value-type="float">
            <text:p>0.3256476762</text:p>
          </table:table-cell>
          <table:table-cell office:value-type="float" office:value="0.336708178988" calcext:value-type="float">
            <text:p>0.336708179</text:p>
          </table:table-cell>
          <table:table-cell office:value-type="float" office:value="0.293746370751" calcext:value-type="float">
            <text:p>0.2937463708</text:p>
          </table:table-cell>
          <table:table-cell table:number-columns-repeated="5"/>
        </table:table-row>
        <table:table-row table:style-name="ro1">
          <table:table-cell office:value-type="float" office:value="0.325645098818" calcext:value-type="float">
            <text:p>0.3256450988</text:p>
          </table:table-cell>
          <table:table-cell office:value-type="float" office:value="0.336705490177" calcext:value-type="float">
            <text:p>0.3367054902</text:p>
          </table:table-cell>
          <table:table-cell office:value-type="float" office:value="0.293743836489" calcext:value-type="float">
            <text:p>0.2937438365</text:p>
          </table:table-cell>
          <table:table-cell table:number-columns-repeated="5"/>
        </table:table-row>
        <table:table-row table:style-name="ro1">
          <table:table-cell office:value-type="float" office:value="0.325642650366" calcext:value-type="float">
            <text:p>0.3256426504</text:p>
          </table:table-cell>
          <table:table-cell office:value-type="float" office:value="0.336702935833" calcext:value-type="float">
            <text:p>0.3367029358</text:p>
          </table:table-cell>
          <table:table-cell office:value-type="float" office:value="0.293741428968" calcext:value-type="float">
            <text:p>0.293741429</text:p>
          </table:table-cell>
          <table:table-cell table:number-columns-repeated="5"/>
        </table:table-row>
        <table:table-row table:style-name="ro1">
          <table:table-cell office:value-type="float" office:value="0.325640324359" calcext:value-type="float">
            <text:p>0.3256403244</text:p>
          </table:table-cell>
          <table:table-cell office:value-type="float" office:value="0.336700509229" calcext:value-type="float">
            <text:p>0.3367005092</text:p>
          </table:table-cell>
          <table:table-cell office:value-type="float" office:value="0.293739141848" calcext:value-type="float">
            <text:p>0.2937391418</text:p>
          </table:table-cell>
          <table:table-cell table:number-columns-repeated="5"/>
        </table:table-row>
        <table:table-row table:style-name="ro1">
          <table:table-cell office:value-type="float" office:value="0.325638114673" calcext:value-type="float">
            <text:p>0.3256381147</text:p>
          </table:table-cell>
          <table:table-cell office:value-type="float" office:value="0.336698203975" calcext:value-type="float">
            <text:p>0.336698204</text:p>
          </table:table-cell>
          <table:table-cell office:value-type="float" office:value="0.293736969107" calcext:value-type="float">
            <text:p>0.2937369691</text:p>
          </table:table-cell>
          <table:table-cell table:number-columns-repeated="5"/>
        </table:table-row>
        <table:table-row table:style-name="ro1">
          <table:table-cell office:value-type="float" office:value="0.325636015489" calcext:value-type="float">
            <text:p>0.3256360155</text:p>
          </table:table-cell>
          <table:table-cell office:value-type="float" office:value="0.336696014004" calcext:value-type="float">
            <text:p>0.336696014</text:p>
          </table:table-cell>
          <table:table-cell office:value-type="float" office:value="0.293734905023" calcext:value-type="float">
            <text:p>0.293734905</text:p>
          </table:table-cell>
          <table:table-cell table:number-columns-repeated="5"/>
        </table:table-row>
        <table:table-row table:style-name="ro1">
          <table:table-cell office:value-type="float" office:value="0.325634021281" calcext:value-type="float">
            <text:p>0.3256340213</text:p>
          </table:table-cell>
          <table:table-cell office:value-type="float" office:value="0.336693933548" calcext:value-type="float">
            <text:p>0.3366939335</text:p>
          </table:table-cell>
          <table:table-cell office:value-type="float" office:value="0.293732944162" calcext:value-type="float">
            <text:p>0.2937329442</text:p>
          </table:table-cell>
          <table:table-cell table:number-columns-repeated="5"/>
        </table:table-row>
        <table:table-row table:style-name="ro1">
          <table:table-cell office:value-type="float" office:value="0.325632126798" calcext:value-type="float">
            <text:p>0.3256321268</text:p>
          </table:table-cell>
          <table:table-cell office:value-type="float" office:value="0.33669195713" calcext:value-type="float">
            <text:p>0.3366919571</text:p>
          </table:table-cell>
          <table:table-cell office:value-type="float" office:value="0.29373108136" calcext:value-type="float">
            <text:p>0.2937310814</text:p>
          </table:table-cell>
          <table:table-cell table:number-columns-repeated="5"/>
        </table:table-row>
        <table:table-row table:style-name="ro1">
          <table:table-cell office:value-type="float" office:value="0.325630327053" calcext:value-type="float">
            <text:p>0.3256303271</text:p>
          </table:table-cell>
          <table:table-cell office:value-type="float" office:value="0.336690079546" calcext:value-type="float">
            <text:p>0.3366900795</text:p>
          </table:table-cell>
          <table:table-cell office:value-type="float" office:value="0.293729311714" calcext:value-type="float">
            <text:p>0.2937293117</text:p>
          </table:table-cell>
          <table:table-cell table:number-columns-repeated="5"/>
        </table:table-row>
        <table:table-row table:style-name="ro1">
          <table:table-cell office:value-type="float" office:value="0.325628617307" calcext:value-type="float">
            <text:p>0.3256286173</text:p>
          </table:table-cell>
          <table:table-cell office:value-type="float" office:value="0.336688295855" calcext:value-type="float">
            <text:p>0.3366882959</text:p>
          </table:table-cell>
          <table:table-cell office:value-type="float" office:value="0.293727630563" calcext:value-type="float">
            <text:p>0.2937276306</text:p>
          </table:table-cell>
          <table:table-cell table:number-columns-repeated="5"/>
        </table:table-row>
        <table:table-row table:style-name="ro1">
          <table:table-cell office:value-type="float" office:value="0.325626993059" calcext:value-type="float">
            <text:p>0.3256269931</text:p>
          </table:table-cell>
          <table:table-cell office:value-type="float" office:value="0.336686601359" calcext:value-type="float">
            <text:p>0.3366866014</text:p>
          </table:table-cell>
          <table:table-cell office:value-type="float" office:value="0.293726033482" calcext:value-type="float">
            <text:p>0.2937260335</text:p>
          </table:table-cell>
          <table:table-cell table:number-columns-repeated="5"/>
        </table:table-row>
        <table:table-row table:style-name="ro1">
          <table:table-cell office:value-type="float" office:value="0.325625450033" calcext:value-type="float">
            <text:p>0.32562545</text:p>
          </table:table-cell>
          <table:table-cell office:value-type="float" office:value="0.336684991598" calcext:value-type="float">
            <text:p>0.3366849916</text:p>
          </table:table-cell>
          <table:table-cell office:value-type="float" office:value="0.293724516266" calcext:value-type="float">
            <text:p>0.2937245163</text:p>
          </table:table-cell>
          <table:table-cell table:number-columns-repeated="5"/>
        </table:table-row>
        <table:table-row table:style-name="ro1">
          <table:table-cell office:value-type="float" office:value="0.325623984168" calcext:value-type="float">
            <text:p>0.3256239842</text:p>
          </table:table-cell>
          <table:table-cell office:value-type="float" office:value="0.336683462335" calcext:value-type="float">
            <text:p>0.3366834623</text:p>
          </table:table-cell>
          <table:table-cell office:value-type="float" office:value="0.293723074921" calcext:value-type="float">
            <text:p>0.2937230749</text:p>
          </table:table-cell>
          <table:table-cell table:number-columns-repeated="5"/>
        </table:table-row>
        <table:table-row table:style-name="ro1">
          <table:table-cell office:value-type="float" office:value="0.325622591603" calcext:value-type="float">
            <text:p>0.3256225916</text:p>
          </table:table-cell>
          <table:table-cell office:value-type="float" office:value="0.336682009543" calcext:value-type="float">
            <text:p>0.3366820095</text:p>
          </table:table-cell>
          <table:table-cell office:value-type="float" office:value="0.293721705652" calcext:value-type="float">
            <text:p>0.2937217057</text:p>
          </table:table-cell>
          <table:table-cell table:number-columns-repeated="5"/>
        </table:table-row>
        <table:table-row table:style-name="ro1">
          <table:table-cell office:value-type="float" office:value="0.325621268675" calcext:value-type="float">
            <text:p>0.3256212687</text:p>
          </table:table-cell>
          <table:table-cell office:value-type="float" office:value="0.336680629398" calcext:value-type="float">
            <text:p>0.3366806294</text:p>
          </table:table-cell>
          <table:table-cell office:value-type="float" office:value="0.293720404855" calcext:value-type="float">
            <text:p>0.2937204049</text:p>
          </table:table-cell>
          <table:table-cell table:number-columns-repeated="5"/>
        </table:table-row>
        <table:table-row table:style-name="ro1">
          <table:table-cell office:value-type="float" office:value="0.325620011899" calcext:value-type="float">
            <text:p>0.3256200119</text:p>
          </table:table-cell>
          <table:table-cell office:value-type="float" office:value="0.336679318267" calcext:value-type="float">
            <text:p>0.3366793183</text:p>
          </table:table-cell>
          <table:table-cell office:value-type="float" office:value="0.293719169105" calcext:value-type="float">
            <text:p>0.2937191691</text:p>
          </table:table-cell>
          <table:table-cell table:number-columns-repeated="5"/>
        </table:table-row>
        <table:table-row table:style-name="ro1">
          <table:table-cell office:value-type="float" office:value="0.325618817967" calcext:value-type="float">
            <text:p>0.325618818</text:p>
          </table:table-cell>
          <table:table-cell office:value-type="float" office:value="0.336678072699" calcext:value-type="float">
            <text:p>0.3366780727</text:p>
          </table:table-cell>
          <table:table-cell office:value-type="float" office:value="0.293717995149" calcext:value-type="float">
            <text:p>0.2937179951</text:p>
          </table:table-cell>
          <table:table-cell table:number-columns-repeated="5"/>
        </table:table-row>
        <table:table-row table:style-name="ro1">
          <table:table-cell office:value-type="float" office:value="0.325617683738" calcext:value-type="float">
            <text:p>0.3256176837</text:p>
          </table:table-cell>
          <table:table-cell office:value-type="float" office:value="0.336676889414" calcext:value-type="float">
            <text:p>0.3366768894</text:p>
          </table:table-cell>
          <table:table-cell office:value-type="float" office:value="0.293716879897" calcext:value-type="float">
            <text:p>0.2937168799</text:p>
          </table:table-cell>
          <table:table-cell table:number-columns-repeated="5"/>
        </table:table-row>
        <table:table-row table:style-name="ro1">
          <table:table-cell office:value-type="float" office:value="0.325616606225" calcext:value-type="float">
            <text:p>0.3256166062</text:p>
          </table:table-cell>
          <table:table-cell office:value-type="float" office:value="0.336675765299" calcext:value-type="float">
            <text:p>0.3366757653</text:p>
          </table:table-cell>
          <table:table-cell office:value-type="float" office:value="0.293715820412" calcext:value-type="float">
            <text:p>0.2937158204</text:p>
          </table:table-cell>
          <table:table-cell table:number-columns-repeated="5"/>
        </table:table-row>
        <table:table-row table:style-name="ro1">
          <table:table-cell office:value-type="float" office:value="0.325615582592" calcext:value-type="float">
            <text:p>0.3256155826</text:p>
          </table:table-cell>
          <table:table-cell office:value-type="float" office:value="0.336674697394" calcext:value-type="float">
            <text:p>0.3366746974</text:p>
          </table:table-cell>
          <table:table-cell office:value-type="float" office:value="0.293714813907" calcext:value-type="float">
            <text:p>0.2937148139</text:p>
          </table:table-cell>
          <table:table-cell table:number-columns-repeated="5"/>
        </table:table-row>
        <table:table-row table:style-name="ro1">
          <table:table-cell office:value-type="float" office:value="0.325614610145" calcext:value-type="float">
            <text:p>0.3256146101</text:p>
          </table:table-cell>
          <table:table-cell office:value-type="float" office:value="0.336673682888" calcext:value-type="float">
            <text:p>0.3366736829</text:p>
          </table:table-cell>
          <table:table-cell office:value-type="float" office:value="0.293713857731" calcext:value-type="float">
            <text:p>0.2937138577</text:p>
          </table:table-cell>
          <table:table-cell table:number-columns-repeated="5"/>
        </table:table-row>
        <table:table-row table:style-name="ro1">
          <table:table-cell office:value-type="float" office:value="0.325613686323" calcext:value-type="float">
            <text:p>0.3256136863</text:p>
          </table:table-cell>
          <table:table-cell office:value-type="float" office:value="0.336672719111" calcext:value-type="float">
            <text:p>0.3366727191</text:p>
          </table:table-cell>
          <table:table-cell office:value-type="float" office:value="0.293712949369" calcext:value-type="float">
            <text:p>0.2937129494</text:p>
          </table:table-cell>
          <table:table-cell table:number-columns-repeated="5"/>
        </table:table-row>
        <table:table-row table:style-name="ro1">
          <table:table-cell office:value-type="float" office:value="0.325612808696" calcext:value-type="float">
            <text:p>0.3256128087</text:p>
          </table:table-cell>
          <table:table-cell office:value-type="float" office:value="0.336671803527" calcext:value-type="float">
            <text:p>0.3366718035</text:p>
          </table:table-cell>
          <table:table-cell office:value-type="float" office:value="0.293712086427" calcext:value-type="float">
            <text:p>0.2937120864</text:p>
          </table:table-cell>
          <table:table-cell table:number-columns-repeated="5"/>
        </table:table-row>
        <table:table-row table:style-name="ro1">
          <table:table-cell office:value-type="float" office:value="0.325611974952" calcext:value-type="float">
            <text:p>0.325611975</text:p>
          </table:table-cell>
          <table:table-cell office:value-type="float" office:value="0.336670933724" calcext:value-type="float">
            <text:p>0.3366709337</text:p>
          </table:table-cell>
          <table:table-cell office:value-type="float" office:value="0.293711266637" calcext:value-type="float">
            <text:p>0.2937112666</text:p>
          </table:table-cell>
          <table:table-cell table:number-columns-repeated="5"/>
        </table:table-row>
        <table:table-row table:style-name="ro1">
          <table:table-cell office:value-type="float" office:value="0.325611182899" calcext:value-type="float">
            <text:p>0.3256111829</text:p>
          </table:table-cell>
          <table:table-cell office:value-type="float" office:value="0.336670107415" calcext:value-type="float">
            <text:p>0.3366701074</text:p>
          </table:table-cell>
          <table:table-cell office:value-type="float" office:value="0.293710487838" calcext:value-type="float">
            <text:p>0.2937104878</text:p>
          </table:table-cell>
          <table:table-cell table:number-columns-repeated="5"/>
        </table:table-row>
        <table:table-row table:style-name="ro1">
          <table:table-cell office:value-type="float" office:value="0.325610430451" calcext:value-type="float">
            <text:p>0.3256104305</text:p>
          </table:table-cell>
          <table:table-cell office:value-type="float" office:value="0.336669322423" calcext:value-type="float">
            <text:p>0.3366693224</text:p>
          </table:table-cell>
          <table:table-cell office:value-type="float" office:value="0.293709747982" calcext:value-type="float">
            <text:p>0.293709748</text:p>
          </table:table-cell>
          <table:table-cell table:number-columns-repeated="5"/>
        </table:table-row>
        <table:table-row table:style-name="ro1">
          <table:table-cell office:value-type="float" office:value="0.325609715627" calcext:value-type="float">
            <text:p>0.3256097156</text:p>
          </table:table-cell>
          <table:table-cell office:value-type="float" office:value="0.336668576683" calcext:value-type="float">
            <text:p>0.3366685767</text:p>
          </table:table-cell>
          <table:table-cell office:value-type="float" office:value="0.293709045121" calcext:value-type="float">
            <text:p>0.2937090451</text:p>
          </table:table-cell>
          <table:table-cell table:number-columns-repeated="5"/>
        </table:table-row>
        <table:table-row table:style-name="ro1">
          <table:table-cell office:value-type="float" office:value="0.325609036546" calcext:value-type="float">
            <text:p>0.3256090365</text:p>
          </table:table-cell>
          <table:table-cell office:value-type="float" office:value="0.336667868232" calcext:value-type="float">
            <text:p>0.3366678682</text:p>
          </table:table-cell>
          <table:table-cell office:value-type="float" office:value="0.293708377406" calcext:value-type="float">
            <text:p>0.2937083774</text:p>
          </table:table-cell>
          <table:table-cell table:number-columns-repeated="5"/>
        </table:table-row>
        <table:table-row table:style-name="ro1">
          <table:table-cell office:value-type="float" office:value="0.325608391421" calcext:value-type="float">
            <text:p>0.3256083914</text:p>
          </table:table-cell>
          <table:table-cell office:value-type="float" office:value="0.336667195205" calcext:value-type="float">
            <text:p>0.3366671952</text:p>
          </table:table-cell>
          <table:table-cell office:value-type="float" office:value="0.293707743078" calcext:value-type="float">
            <text:p>0.2937077431</text:p>
          </table:table-cell>
          <table:table-cell table:number-columns-repeated="5"/>
        </table:table-row>
        <table:table-row table:style-name="ro1">
          <table:table-cell office:value-type="float" office:value="0.325607778554" calcext:value-type="float">
            <text:p>0.3256077786</text:p>
          </table:table-cell>
          <table:table-cell office:value-type="float" office:value="0.336666555832" calcext:value-type="float">
            <text:p>0.3366665558</text:p>
          </table:table-cell>
          <table:table-cell office:value-type="float" office:value="0.293707140468" calcext:value-type="float">
            <text:p>0.2937071405</text:p>
          </table:table-cell>
          <table:table-cell table:number-columns-repeated="5"/>
        </table:table-row>
        <table:table-row table:style-name="ro1">
          <table:table-cell office:value-type="float" office:value="0.325607196332" calcext:value-type="float">
            <text:p>0.3256071963</text:p>
          </table:table-cell>
          <table:table-cell office:value-type="float" office:value="0.336665948428" calcext:value-type="float">
            <text:p>0.3366659484</text:p>
          </table:table-cell>
          <table:table-cell office:value-type="float" office:value="0.293706567991" calcext:value-type="float">
            <text:p>0.293706568</text:p>
          </table:table-cell>
          <table:table-cell table:number-columns-repeated="5"/>
        </table:table-row>
        <table:table-row table:style-name="ro1">
          <table:table-cell office:value-type="float" office:value="0.325606643222" calcext:value-type="float">
            <text:p>0.3256066432</text:p>
          </table:table-cell>
          <table:table-cell office:value-type="float" office:value="0.336665371396" calcext:value-type="float">
            <text:p>0.3366653714</text:p>
          </table:table-cell>
          <table:table-cell office:value-type="float" office:value="0.293706024138" calcext:value-type="float">
            <text:p>0.2937060241</text:p>
          </table:table-cell>
          <table:table-cell table:number-columns-repeated="5"/>
        </table:table-row>
        <table:table-row table:style-name="ro1">
          <table:table-cell office:value-type="float" office:value="0.325606117768" calcext:value-type="float">
            <text:p>0.3256061178</text:p>
          </table:table-cell>
          <table:table-cell office:value-type="float" office:value="0.336664823217" calcext:value-type="float">
            <text:p>0.3366648232</text:p>
          </table:table-cell>
          <table:table-cell office:value-type="float" office:value="0.29370550748" calcext:value-type="float">
            <text:p>0.2937055075</text:p>
          </table:table-cell>
          <table:table-cell table:number-columns-repeated="5"/>
        </table:table-row>
        <table:table-row table:style-name="ro1">
          <table:table-cell office:value-type="float" office:value="0.325605618588" calcext:value-type="float">
            <text:p>0.3256056186</text:p>
          </table:table-cell>
          <table:table-cell office:value-type="float" office:value="0.336664302447" calcext:value-type="float">
            <text:p>0.3366643024</text:p>
          </table:table-cell>
          <table:table-cell office:value-type="float" office:value="0.293705016655" calcext:value-type="float">
            <text:p>0.2937050167</text:p>
          </table:table-cell>
          <table:table-cell table:number-columns-repeated="5"/>
        </table:table-row>
        <table:table-row table:style-name="ro1">
          <table:table-cell office:value-type="float" office:value="0.325605144369" calcext:value-type="float">
            <text:p>0.3256051444</text:p>
          </table:table-cell>
          <table:table-cell office:value-type="float" office:value="0.336663807718" calcext:value-type="float">
            <text:p>0.3366638077</text:p>
          </table:table-cell>
          <table:table-cell office:value-type="float" office:value="0.293704550373" calcext:value-type="float">
            <text:p>0.2937045504</text:p>
          </table:table-cell>
          <table:table-cell table:number-columns-repeated="5"/>
        </table:table-row>
        <table:table-row table:style-name="ro1">
          <table:table-cell office:value-type="float" office:value="0.325604693861" calcext:value-type="float">
            <text:p>0.3256046939</text:p>
          </table:table-cell>
          <table:table-cell office:value-type="float" office:value="0.336663337725" calcext:value-type="float">
            <text:p>0.3366633377</text:p>
          </table:table-cell>
          <table:table-cell office:value-type="float" office:value="0.293704107406" calcext:value-type="float">
            <text:p>0.2937041074</text:p>
          </table:table-cell>
          <table:table-cell table:number-columns-repeated="5"/>
        </table:table-row>
        <table:table-row table:style-name="ro1">
          <table:table-cell office:value-type="float" office:value="0.325604265879" calcext:value-type="float">
            <text:p>0.3256042659</text:p>
          </table:table-cell>
          <table:table-cell office:value-type="float" office:value="0.336662891233" calcext:value-type="float">
            <text:p>0.3366628912</text:p>
          </table:table-cell>
          <table:table-cell office:value-type="float" office:value="0.293703686588" calcext:value-type="float">
            <text:p>0.2937036866</text:p>
          </table:table-cell>
          <table:table-cell table:number-columns-repeated="5"/>
        </table:table-row>
        <table:table-row table:style-name="ro1">
          <table:table-cell office:value-type="float" office:value="0.325603859297" calcext:value-type="float">
            <text:p>0.3256038593</text:p>
          </table:table-cell>
          <table:table-cell office:value-type="float" office:value="0.336662467066" calcext:value-type="float">
            <text:p>0.3366624671</text:p>
          </table:table-cell>
          <table:table-cell office:value-type="float" office:value="0.293703286812" calcext:value-type="float">
            <text:p>0.2937032868</text:p>
          </table:table-cell>
          <table:table-cell table:number-columns-repeated="5"/>
        </table:table-row>
        <table:table-row table:style-name="ro1">
          <table:table-cell office:value-type="float" office:value="0.325603473044" calcext:value-type="float">
            <text:p>0.325603473</text:p>
          </table:table-cell>
          <table:table-cell office:value-type="float" office:value="0.336662064108" calcext:value-type="float">
            <text:p>0.3366620641</text:p>
          </table:table-cell>
          <table:table-cell office:value-type="float" office:value="0.293702907025" calcext:value-type="float">
            <text:p>0.293702907</text:p>
          </table:table-cell>
          <table:table-cell table:number-columns-repeated="5"/>
        </table:table-row>
        <table:table-row table:style-name="ro1">
          <table:table-cell office:value-type="float" office:value="0.325603106105" calcext:value-type="float">
            <text:p>0.3256031061</text:p>
          </table:table-cell>
          <table:table-cell office:value-type="float" office:value="0.336661681299" calcext:value-type="float">
            <text:p>0.3366616813</text:p>
          </table:table-cell>
          <table:table-cell office:value-type="float" office:value="0.293702546229" calcext:value-type="float">
            <text:p>0.2937025462</text:p>
          </table:table-cell>
          <table:table-cell table:number-columns-repeated="5"/>
        </table:table-row>
        <table:table-row table:style-name="ro1">
          <table:table-cell office:value-type="float" office:value="0.325602757514" calcext:value-type="float">
            <text:p>0.3256027575</text:p>
          </table:table-cell>
          <table:table-cell office:value-type="float" office:value="0.336661317631" calcext:value-type="float">
            <text:p>0.3366613176</text:p>
          </table:table-cell>
          <table:table-cell office:value-type="float" office:value="0.293702203472" calcext:value-type="float">
            <text:p>0.2937022035</text:p>
          </table:table-cell>
          <table:table-cell table:number-columns-repeated="5"/>
        </table:table-row>
        <table:table-row table:style-name="ro1">
          <table:table-cell office:value-type="float" office:value="0.325602426352" calcext:value-type="float">
            <text:p>0.3256024264</text:p>
          </table:table-cell>
          <table:table-cell office:value-type="float" office:value="0.336660972146" calcext:value-type="float">
            <text:p>0.3366609721</text:p>
          </table:table-cell>
          <table:table-cell office:value-type="float" office:value="0.293701877854" calcext:value-type="float">
            <text:p>0.2937018779</text:p>
          </table:table-cell>
          <table:table-cell table:number-columns-repeated="5"/>
        </table:table-row>
        <table:table-row table:style-name="ro1">
          <table:table-cell office:value-type="float" office:value="0.325602111749" calcext:value-type="float">
            <text:p>0.3256021117</text:p>
          </table:table-cell>
          <table:table-cell office:value-type="float" office:value="0.336660643936" calcext:value-type="float">
            <text:p>0.3366606439</text:p>
          </table:table-cell>
          <table:table-cell office:value-type="float" office:value="0.293701568518" calcext:value-type="float">
            <text:p>0.2937015685</text:p>
          </table:table-cell>
          <table:table-cell table:number-columns-repeated="5"/>
        </table:table-row>
        <table:table-row table:style-name="ro1">
          <table:table-cell office:value-type="float" office:value="0.325601812876" calcext:value-type="float">
            <text:p>0.3256018129</text:p>
          </table:table-cell>
          <table:table-cell office:value-type="float" office:value="0.336660332137" calcext:value-type="float">
            <text:p>0.3366603321</text:p>
          </table:table-cell>
          <table:table-cell office:value-type="float" office:value="0.293701274648" calcext:value-type="float">
            <text:p>0.2937012746</text:p>
          </table:table-cell>
          <table:table-cell table:number-columns-repeated="5"/>
        </table:table-row>
        <table:table-row table:style-name="ro1">
          <table:table-cell office:value-type="float" office:value="0.325601528948" calcext:value-type="float">
            <text:p>0.3256015289</text:p>
          </table:table-cell>
          <table:table-cell office:value-type="float" office:value="0.336660035929" calcext:value-type="float">
            <text:p>0.3366600359</text:p>
          </table:table-cell>
          <table:table-cell office:value-type="float" office:value="0.293700995472" calcext:value-type="float">
            <text:p>0.2937009955</text:p>
          </table:table-cell>
          <table:table-cell table:number-columns-repeated="5"/>
        </table:table-row>
        <table:table-row table:style-name="ro1">
          <table:table-cell office:value-type="float" office:value="0.325601259216" calcext:value-type="float">
            <text:p>0.3256012592</text:p>
          </table:table-cell>
          <table:table-cell office:value-type="float" office:value="0.336659754531" calcext:value-type="float">
            <text:p>0.3366597545</text:p>
          </table:table-cell>
          <table:table-cell office:value-type="float" office:value="0.293700730256" calcext:value-type="float">
            <text:p>0.2937007303</text:p>
          </table:table-cell>
          <table:table-cell table:number-columns-repeated="5"/>
        </table:table-row>
        <table:table-row table:style-name="ro1">
          <table:table-cell office:value-type="float" office:value="0.325601002971" calcext:value-type="float">
            <text:p>0.325601003</text:p>
          </table:table-cell>
          <table:table-cell office:value-type="float" office:value="0.336659487203" calcext:value-type="float">
            <text:p>0.3366594872</text:p>
          </table:table-cell>
          <table:table-cell office:value-type="float" office:value="0.293700478301" calcext:value-type="float">
            <text:p>0.2937004783</text:p>
          </table:table-cell>
          <table:table-cell table:number-columns-repeated="5"/>
        </table:table-row>
        <table:table-row table:style-name="ro1">
          <table:table-cell office:value-type="float" office:value="0.325600759538" calcext:value-type="float">
            <text:p>0.3256007595</text:p>
          </table:table-cell>
          <table:table-cell office:value-type="float" office:value="0.336659233242" calcext:value-type="float">
            <text:p>0.3366592332</text:p>
          </table:table-cell>
          <table:table-cell office:value-type="float" office:value="0.293700238943" calcext:value-type="float">
            <text:p>0.2937002389</text:p>
          </table:table-cell>
          <table:table-cell table:number-columns-repeated="5"/>
        </table:table-row>
        <table:table-row table:style-name="ro1">
          <table:table-cell office:value-type="float" office:value="0.325600528277" calcext:value-type="float">
            <text:p>0.3256005283</text:p>
          </table:table-cell>
          <table:table-cell office:value-type="float" office:value="0.336658991979" calcext:value-type="float">
            <text:p>0.336658992</text:p>
          </table:table-cell>
          <table:table-cell office:value-type="float" office:value="0.293700011554" calcext:value-type="float">
            <text:p>0.2937000116</text:p>
          </table:table-cell>
          <table:table-cell table:number-columns-repeated="5"/>
        </table:table-row>
        <table:table-row table:style-name="ro1">
          <table:table-cell office:value-type="float" office:value="0.32560030858" calcext:value-type="float">
            <text:p>0.3256003086</text:p>
          </table:table-cell>
          <table:table-cell office:value-type="float" office:value="0.33665876278" calcext:value-type="float">
            <text:p>0.3366587628</text:p>
          </table:table-cell>
          <table:table-cell office:value-type="float" office:value="0.293699795535" calcext:value-type="float">
            <text:p>0.2936997955</text:p>
          </table:table-cell>
          <table:table-cell table:number-columns-repeated="5"/>
        </table:table-row>
        <table:table-row table:style-name="ro1">
          <table:table-cell office:value-type="float" office:value="0.325600099867" calcext:value-type="float">
            <text:p>0.3256000999</text:p>
          </table:table-cell>
          <table:table-cell office:value-type="float" office:value="0.33665854504" calcext:value-type="float">
            <text:p>0.336658545</text:p>
          </table:table-cell>
          <table:table-cell office:value-type="float" office:value="0.293699590316" calcext:value-type="float">
            <text:p>0.2936995903</text:p>
          </table:table-cell>
          <table:table-cell table:number-columns-repeated="5"/>
        </table:table-row>
        <table:table-row table:style-name="ro1">
          <table:table-cell office:value-type="float" office:value="0.325599901591" calcext:value-type="float">
            <text:p>0.3255999016</text:p>
          </table:table-cell>
          <table:table-cell office:value-type="float" office:value="0.336658338188" calcext:value-type="float">
            <text:p>0.3366583382</text:p>
          </table:table-cell>
          <table:table-cell office:value-type="float" office:value="0.293699395359" calcext:value-type="float">
            <text:p>0.2936993954</text:p>
          </table:table-cell>
          <table:table-cell table:number-columns-repeated="5"/>
        </table:table-row>
        <table:table-row table:style-name="ro1">
          <table:table-cell office:value-type="float" office:value="0.325599713228" calcext:value-type="float">
            <text:p>0.3255997132</text:p>
          </table:table-cell>
          <table:table-cell office:value-type="float" office:value="0.336658141679" calcext:value-type="float">
            <text:p>0.3366581417</text:p>
          </table:table-cell>
          <table:table-cell office:value-type="float" office:value="0.29369921015" calcext:value-type="float">
            <text:p>0.2936992102</text:p>
          </table:table-cell>
          <table:table-cell table:number-columns-repeated="5"/>
        </table:table-row>
        <table:table-row table:style-name="ro1">
          <table:table-cell office:value-type="float" office:value="0.325599534284" calcext:value-type="float">
            <text:p>0.3255995343</text:p>
          </table:table-cell>
          <table:table-cell office:value-type="float" office:value="0.336657954995" calcext:value-type="float">
            <text:p>0.336657955</text:p>
          </table:table-cell>
          <table:table-cell office:value-type="float" office:value="0.293699034201" calcext:value-type="float">
            <text:p>0.2936990342</text:p>
          </table:table-cell>
          <table:table-cell table:number-columns-repeated="5"/>
        </table:table-row>
        <table:table-row table:style-name="ro1">
          <table:table-cell office:value-type="float" office:value="0.325599364287" calcext:value-type="float">
            <text:p>0.3255993643</text:p>
          </table:table-cell>
          <table:table-cell office:value-type="float" office:value="0.336657777646" calcext:value-type="float">
            <text:p>0.3366577776</text:p>
          </table:table-cell>
          <table:table-cell office:value-type="float" office:value="0.29369886705" calcext:value-type="float">
            <text:p>0.2936988671</text:p>
          </table:table-cell>
          <table:table-cell table:number-columns-repeated="5"/>
        </table:table-row>
        <table:table-row table:style-name="ro1">
          <table:table-cell office:value-type="float" office:value="0.325599202789" calcext:value-type="float">
            <text:p>0.3255992028</text:p>
          </table:table-cell>
          <table:table-cell office:value-type="float" office:value="0.336657609164" calcext:value-type="float">
            <text:p>0.3366576092</text:p>
          </table:table-cell>
          <table:table-cell office:value-type="float" office:value="0.293698708257" calcext:value-type="float">
            <text:p>0.2936987083</text:p>
          </table:table-cell>
          <table:table-cell table:number-columns-repeated="5"/>
        </table:table-row>
        <table:table-row table:style-name="ro1">
          <table:table-cell office:value-type="float" office:value="0.325599049367" calcext:value-type="float">
            <text:p>0.3255990494</text:p>
          </table:table-cell>
          <table:table-cell office:value-type="float" office:value="0.336657449106" calcext:value-type="float">
            <text:p>0.3366574491</text:p>
          </table:table-cell>
          <table:table-cell office:value-type="float" office:value="0.293698557403" calcext:value-type="float">
            <text:p>0.2936985574</text:p>
          </table:table-cell>
          <table:table-cell table:number-columns-repeated="5"/>
        </table:table-row>
        <table:table-row table:style-name="ro1">
          <table:table-cell office:value-type="float" office:value="0.325598903616" calcext:value-type="float">
            <text:p>0.3255989036</text:p>
          </table:table-cell>
          <table:table-cell office:value-type="float" office:value="0.336657297051" calcext:value-type="float">
            <text:p>0.3366572971</text:p>
          </table:table-cell>
          <table:table-cell office:value-type="float" office:value="0.293698414093" calcext:value-type="float">
            <text:p>0.2936984141</text:p>
          </table:table-cell>
          <table:table-cell table:number-columns-repeated="5"/>
        </table:table-row>
        <table:table-row table:style-name="ro1">
          <table:table-cell office:value-type="float" office:value="0.325598765153" calcext:value-type="float">
            <text:p>0.3255987652</text:p>
          </table:table-cell>
          <table:table-cell office:value-type="float" office:value="0.336657152599" calcext:value-type="float">
            <text:p>0.3366571526</text:p>
          </table:table-cell>
          <table:table-cell office:value-type="float" office:value="0.293698277947" calcext:value-type="float">
            <text:p>0.2936982779</text:p>
          </table:table-cell>
          <table:table-cell table:number-columns-repeated="5"/>
        </table:table-row>
        <table:table-row table:style-name="ro1">
          <table:table-cell office:value-type="float" office:value="0.325598633613" calcext:value-type="float">
            <text:p>0.3255986336</text:p>
          </table:table-cell>
          <table:table-cell office:value-type="float" office:value="0.33665701537" calcext:value-type="float">
            <text:p>0.3366570154</text:p>
          </table:table-cell>
          <table:table-cell office:value-type="float" office:value="0.293698148609" calcext:value-type="float">
            <text:p>0.2936981486</text:p>
          </table:table-cell>
          <table:table-cell table:number-columns-repeated="5"/>
        </table:table-row>
        <table:table-row table:style-name="ro1">
          <table:table-cell office:value-type="float" office:value="0.32559850865" calcext:value-type="float">
            <text:p>0.3255985087</text:p>
          </table:table-cell>
          <table:table-cell office:value-type="float" office:value="0.336656885002" calcext:value-type="float">
            <text:p>0.336656885</text:p>
          </table:table-cell>
          <table:table-cell office:value-type="float" office:value="0.293698025739" calcext:value-type="float">
            <text:p>0.2936980257</text:p>
          </table:table-cell>
          <table:table-cell table:number-columns-repeated="5"/>
        </table:table-row>
        <table:table-row table:style-name="ro1">
          <table:table-cell office:value-type="float" office:value="0.325598389935" calcext:value-type="float">
            <text:p>0.3255983899</text:p>
          </table:table-cell>
          <table:table-cell office:value-type="float" office:value="0.336656761153" calcext:value-type="float">
            <text:p>0.3366567612</text:p>
          </table:table-cell>
          <table:table-cell office:value-type="float" office:value="0.293697909011" calcext:value-type="float">
            <text:p>0.293697909</text:p>
          </table:table-cell>
          <table:table-cell table:number-columns-repeated="5"/>
        </table:table-row>
        <table:table-row table:style-name="ro1">
          <table:table-cell office:value-type="float" office:value="0.325598277156" calcext:value-type="float">
            <text:p>0.3255982772</text:p>
          </table:table-cell>
          <table:table-cell office:value-type="float" office:value="0.336656643496" calcext:value-type="float">
            <text:p>0.3366566435</text:p>
          </table:table-cell>
          <table:table-cell office:value-type="float" office:value="0.293697798121" calcext:value-type="float">
            <text:p>0.2936977981</text:p>
          </table:table-cell>
          <table:table-cell table:number-columns-repeated="5"/>
        </table:table-row>
        <table:table-row table:style-name="ro1">
          <table:table-cell office:value-type="float" office:value="0.325598170016" calcext:value-type="float">
            <text:p>0.32559817</text:p>
          </table:table-cell>
          <table:table-cell office:value-type="float" office:value="0.336656531722" calcext:value-type="float">
            <text:p>0.3366565317</text:p>
          </table:table-cell>
          <table:table-cell office:value-type="float" office:value="0.293697692774" calcext:value-type="float">
            <text:p>0.2936976928</text:p>
          </table:table-cell>
          <table:table-cell table:number-columns-repeated="5"/>
        </table:table-row>
        <table:table-row table:style-name="ro1">
          <table:table-cell office:value-type="float" office:value="0.325598068233" calcext:value-type="float">
            <text:p>0.3255980682</text:p>
          </table:table-cell>
          <table:table-cell office:value-type="float" office:value="0.336656425537" calcext:value-type="float">
            <text:p>0.3366564255</text:p>
          </table:table-cell>
          <table:table-cell office:value-type="float" office:value="0.293697592695" calcext:value-type="float">
            <text:p>0.2936975927</text:p>
          </table:table-cell>
          <table:table-cell table:number-columns-repeated="5"/>
        </table:table-row>
        <table:table-row table:style-name="ro1">
          <table:table-cell office:value-type="float" office:value="0.325597971539" calcext:value-type="float">
            <text:p>0.3255979715</text:p>
          </table:table-cell>
          <table:table-cell office:value-type="float" office:value="0.336656324662" calcext:value-type="float">
            <text:p>0.3366563247</text:p>
          </table:table-cell>
          <table:table-cell office:value-type="float" office:value="0.29369749762" calcext:value-type="float">
            <text:p>0.2936974976</text:p>
          </table:table-cell>
          <table:table-cell table:number-columns-repeated="5"/>
        </table:table-row>
        <table:table-row table:style-name="ro1">
          <table:table-cell office:value-type="float" office:value="0.32559787968" calcext:value-type="float">
            <text:p>0.3255978797</text:p>
          </table:table-cell>
          <table:table-cell office:value-type="float" office:value="0.33665622883" calcext:value-type="float">
            <text:p>0.3366562288</text:p>
          </table:table-cell>
          <table:table-cell office:value-type="float" office:value="0.293697407299" calcext:value-type="float">
            <text:p>0.2936974073</text:p>
          </table:table-cell>
          <table:table-cell table:number-columns-repeated="5"/>
        </table:table-row>
        <table:table-row table:style-name="ro1">
          <table:table-cell office:value-type="float" office:value="0.325597792414" calcext:value-type="float">
            <text:p>0.3255977924</text:p>
          </table:table-cell>
          <table:table-cell office:value-type="float" office:value="0.336656137789" calcext:value-type="float">
            <text:p>0.3366561378</text:p>
          </table:table-cell>
          <table:table-cell office:value-type="float" office:value="0.293697321494" calcext:value-type="float">
            <text:p>0.2936973215</text:p>
          </table:table-cell>
          <table:table-cell table:number-columns-repeated="5"/>
        </table:table-row>
        <table:table-row table:style-name="ro1">
          <table:table-cell office:value-type="float" office:value="0.325597709511" calcext:value-type="float">
            <text:p>0.3255977095</text:p>
          </table:table-cell>
          <table:table-cell office:value-type="float" office:value="0.336656051301" calcext:value-type="float">
            <text:p>0.3366560513</text:p>
          </table:table-cell>
          <table:table-cell office:value-type="float" office:value="0.29369723998" calcext:value-type="float">
            <text:p>0.29369724</text:p>
          </table:table-cell>
          <table:table-cell table:number-columns-repeated="5"/>
        </table:table-row>
        <table:table-row table:style-name="ro1">
          <table:table-cell office:value-type="float" office:value="0.325597630754" calcext:value-type="float">
            <text:p>0.3255976308</text:p>
          </table:table-cell>
          <table:table-cell office:value-type="float" office:value="0.336655969137" calcext:value-type="float">
            <text:p>0.3366559691</text:p>
          </table:table-cell>
          <table:table-cell office:value-type="float" office:value="0.293697162541" calcext:value-type="float">
            <text:p>0.2936971625</text:p>
          </table:table-cell>
          <table:table-cell table:number-columns-repeated="5"/>
        </table:table-row>
        <table:table-row table:style-name="ro1">
          <table:table-cell office:value-type="float" office:value="0.325597555934" calcext:value-type="float">
            <text:p>0.3255975559</text:p>
          </table:table-cell>
          <table:table-cell office:value-type="float" office:value="0.336655891081" calcext:value-type="float">
            <text:p>0.3366558911</text:p>
          </table:table-cell>
          <table:table-cell office:value-type="float" office:value="0.293697088974" calcext:value-type="float">
            <text:p>0.293697089</text:p>
          </table:table-cell>
          <table:table-cell table:number-columns-repeated="5"/>
        </table:table-row>
        <table:table-row table:style-name="ro1">
          <table:table-cell office:value-type="float" office:value="0.325597484855" calcext:value-type="float">
            <text:p>0.3255974849</text:p>
          </table:table-cell>
          <table:table-cell office:value-type="float" office:value="0.336655816928" calcext:value-type="float">
            <text:p>0.3366558169</text:p>
          </table:table-cell>
          <table:table-cell office:value-type="float" office:value="0.293697019085" calcext:value-type="float">
            <text:p>0.2936970191</text:p>
          </table:table-cell>
          <table:table-cell table:number-columns-repeated="5"/>
        </table:table-row>
        <table:table-row table:style-name="ro1">
          <table:table-cell office:value-type="float" office:value="0.325597417331" calcext:value-type="float">
            <text:p>0.3255974173</text:p>
          </table:table-cell>
          <table:table-cell office:value-type="float" office:value="0.336655746483" calcext:value-type="float">
            <text:p>0.3366557465</text:p>
          </table:table-cell>
          <table:table-cell office:value-type="float" office:value="0.293696952691" calcext:value-type="float">
            <text:p>0.2936969527</text:p>
          </table:table-cell>
          <table:table-cell table:number-columns-repeated="5"/>
        </table:table-row>
        <table:table-row table:style-name="ro1">
          <table:table-cell office:value-type="float" office:value="0.325597353182" calcext:value-type="float">
            <text:p>0.3255973532</text:p>
          </table:table-cell>
          <table:table-cell office:value-type="float" office:value="0.33665567956" calcext:value-type="float">
            <text:p>0.3366556796</text:p>
          </table:table-cell>
          <table:table-cell office:value-type="float" office:value="0.293696889616" calcext:value-type="float">
            <text:p>0.2936968896</text:p>
          </table:table-cell>
          <table:table-cell table:number-columns-repeated="5"/>
        </table:table-row>
        <table:table-row table:style-name="ro1">
          <table:table-cell office:value-type="float" office:value="0.325597292241" calcext:value-type="float">
            <text:p>0.3255972922</text:p>
          </table:table-cell>
          <table:table-cell office:value-type="float" office:value="0.336655615984" calcext:value-type="float">
            <text:p>0.336655616</text:p>
          </table:table-cell>
          <table:table-cell office:value-type="float" office:value="0.293696829696" calcext:value-type="float">
            <text:p>0.2936968297</text:p>
          </table:table-cell>
          <table:table-cell table:number-columns-repeated="5"/>
        </table:table-row>
        <table:table-row table:style-name="ro1">
          <table:table-cell office:value-type="float" office:value="0.325597234347" calcext:value-type="float">
            <text:p>0.3255972343</text:p>
          </table:table-cell>
          <table:table-cell office:value-type="float" office:value="0.336655555586" calcext:value-type="float">
            <text:p>0.3366555556</text:p>
          </table:table-cell>
          <table:table-cell office:value-type="float" office:value="0.293696772771" calcext:value-type="float">
            <text:p>0.2936967728</text:p>
          </table:table-cell>
          <table:table-cell table:number-columns-repeated="5"/>
        </table:table-row>
        <table:table-row table:style-name="ro1">
          <table:table-cell office:value-type="float" office:value="0.325597179348" calcext:value-type="float">
            <text:p>0.3255971793</text:p>
          </table:table-cell>
          <table:table-cell office:value-type="float" office:value="0.336655498208" calcext:value-type="float">
            <text:p>0.3366554982</text:p>
          </table:table-cell>
          <table:table-cell office:value-type="float" office:value="0.293696718693" calcext:value-type="float">
            <text:p>0.2936967187</text:p>
          </table:table-cell>
          <table:table-cell table:number-columns-repeated="5"/>
        </table:table-row>
        <table:table-row table:style-name="ro1">
          <table:table-cell office:value-type="float" office:value="0.325597127099" calcext:value-type="float">
            <text:p>0.3255971271</text:p>
          </table:table-cell>
          <table:table-cell office:value-type="float" office:value="0.336655443699" calcext:value-type="float">
            <text:p>0.3366554437</text:p>
          </table:table-cell>
          <table:table-cell office:value-type="float" office:value="0.293696667318" calcext:value-type="float">
            <text:p>0.2936966673</text:p>
          </table:table-cell>
          <table:table-cell table:number-columns-repeated="5"/>
        </table:table-row>
        <table:table-row table:style-name="ro1">
          <table:table-cell office:value-type="float" office:value="0.325597077462" calcext:value-type="float">
            <text:p>0.3255970775</text:p>
          </table:table-cell>
          <table:table-cell office:value-type="float" office:value="0.336655391915" calcext:value-type="float">
            <text:p>0.3366553919</text:p>
          </table:table-cell>
          <table:table-cell office:value-type="float" office:value="0.293696618512" calcext:value-type="float">
            <text:p>0.2936966185</text:p>
          </table:table-cell>
          <table:table-cell table:number-columns-repeated="5"/>
        </table:table-row>
        <table:table-row table:style-name="ro1">
          <table:table-cell office:value-type="float" office:value="0.325597030307" calcext:value-type="float">
            <text:p>0.3255970303</text:p>
          </table:table-cell>
          <table:table-cell office:value-type="float" office:value="0.336655342721" calcext:value-type="float">
            <text:p>0.3366553427</text:p>
          </table:table-cell>
          <table:table-cell office:value-type="float" office:value="0.293696572147" calcext:value-type="float">
            <text:p>0.2936965721</text:p>
          </table:table-cell>
          <table:table-cell table:number-columns-repeated="5"/>
        </table:table-row>
        <table:table-row table:style-name="ro1">
          <table:table-cell office:value-type="float" office:value="0.32559698551" calcext:value-type="float">
            <text:p>0.3255969855</text:p>
          </table:table-cell>
          <table:table-cell office:value-type="float" office:value="0.336655295986" calcext:value-type="float">
            <text:p>0.336655296</text:p>
          </table:table-cell>
          <table:table-cell office:value-type="float" office:value="0.2936965281" calcext:value-type="float">
            <text:p>0.2936965281</text:p>
          </table:table-cell>
          <table:table-cell table:number-columns-repeated="5"/>
        </table:table-row>
        <table:table-row table:style-name="ro1">
          <table:table-cell office:value-type="float" office:value="0.325596942952" calcext:value-type="float">
            <text:p>0.325596943</text:p>
          </table:table-cell>
          <table:table-cell office:value-type="float" office:value="0.336655251588" calcext:value-type="float">
            <text:p>0.3366552516</text:p>
          </table:table-cell>
          <table:table-cell office:value-type="float" office:value="0.293696486255" calcext:value-type="float">
            <text:p>0.2936964863</text:p>
          </table:table-cell>
          <table:table-cell table:number-columns-repeated="5"/>
        </table:table-row>
        <table:table-row table:style-name="ro1">
          <table:table-cell office:value-type="float" office:value="0.325596902523" calcext:value-type="float">
            <text:p>0.3255969025</text:p>
          </table:table-cell>
          <table:table-cell office:value-type="float" office:value="0.33665520941" calcext:value-type="float">
            <text:p>0.3366552094</text:p>
          </table:table-cell>
          <table:table-cell office:value-type="float" office:value="0.293696446502" calcext:value-type="float">
            <text:p>0.2936964465</text:p>
          </table:table-cell>
          <table:table-cell table:number-columns-repeated="5"/>
        </table:table-row>
        <table:table-row table:style-name="ro1">
          <table:table-cell office:value-type="float" office:value="0.325596864115" calcext:value-type="float">
            <text:p>0.3255968641</text:p>
          </table:table-cell>
          <table:table-cell office:value-type="float" office:value="0.336655169341" calcext:value-type="float">
            <text:p>0.3366551693</text:p>
          </table:table-cell>
          <table:table-cell office:value-type="float" office:value="0.293696408738" calcext:value-type="float">
            <text:p>0.2936964087</text:p>
          </table:table-cell>
          <table:table-cell table:number-columns-repeated="5"/>
        </table:table-row>
        <table:table-row table:style-name="ro1">
          <table:table-cell office:value-type="float" office:value="0.325596827627" calcext:value-type="float">
            <text:p>0.3255968276</text:p>
          </table:table-cell>
          <table:table-cell office:value-type="float" office:value="0.336655131275" calcext:value-type="float">
            <text:p>0.3366551313</text:p>
          </table:table-cell>
          <table:table-cell office:value-type="float" office:value="0.293696372861" calcext:value-type="float">
            <text:p>0.2936963729</text:p>
          </table:table-cell>
          <table:table-cell table:number-columns-repeated="5"/>
        </table:table-row>
        <table:table-row table:style-name="ro1">
          <table:table-cell office:value-type="float" office:value="0.325596792964" calcext:value-type="float">
            <text:p>0.325596793</text:p>
          </table:table-cell>
          <table:table-cell office:value-type="float" office:value="0.336655095113" calcext:value-type="float">
            <text:p>0.3366550951</text:p>
          </table:table-cell>
          <table:table-cell office:value-type="float" office:value="0.293696338778" calcext:value-type="float">
            <text:p>0.2936963388</text:p>
          </table:table-cell>
          <table:table-cell table:number-columns-repeated="5"/>
        </table:table-row>
        <table:table-row table:style-name="ro1">
          <table:table-cell office:value-type="float" office:value="0.325596760034" calcext:value-type="float">
            <text:p>0.32559676</text:p>
          </table:table-cell>
          <table:table-cell office:value-type="float" office:value="0.336655060758" calcext:value-type="float">
            <text:p>0.3366550608</text:p>
          </table:table-cell>
          <table:table-cell office:value-type="float" office:value="0.293696306399" calcext:value-type="float">
            <text:p>0.2936963064</text:p>
          </table:table-cell>
          <table:table-cell table:number-columns-repeated="5"/>
        </table:table-row>
        <table:table-row table:style-name="ro1">
          <table:table-cell office:value-type="float" office:value="0.325596728751" calcext:value-type="float">
            <text:p>0.3255967288</text:p>
          </table:table-cell>
          <table:table-cell office:value-type="float" office:value="0.336655028122" calcext:value-type="float">
            <text:p>0.3366550281</text:p>
          </table:table-cell>
          <table:table-cell office:value-type="float" office:value="0.29369627564" calcext:value-type="float">
            <text:p>0.2936962756</text:p>
          </table:table-cell>
          <table:table-cell table:number-columns-repeated="5"/>
        </table:table-row>
        <table:table-row table:style-name="ro1">
          <table:table-cell office:value-type="float" office:value="0.325596699031" calcext:value-type="float">
            <text:p>0.325596699</text:p>
          </table:table-cell>
          <table:table-cell office:value-type="float" office:value="0.336654997117" calcext:value-type="float">
            <text:p>0.3366549971</text:p>
          </table:table-cell>
          <table:table-cell office:value-type="float" office:value="0.293696246418" calcext:value-type="float">
            <text:p>0.2936962464</text:p>
          </table:table-cell>
          <table:table-cell table:number-columns-repeated="5"/>
        </table:table-row>
        <table:table-row table:style-name="ro1">
          <table:table-cell office:value-type="float" office:value="0.325596670798" calcext:value-type="float">
            <text:p>0.3255966708</text:p>
          </table:table-cell>
          <table:table-cell office:value-type="float" office:value="0.336654967663" calcext:value-type="float">
            <text:p>0.3366549677</text:p>
          </table:table-cell>
          <table:table-cell office:value-type="float" office:value="0.293696218657" calcext:value-type="float">
            <text:p>0.2936962187</text:p>
          </table:table-cell>
          <table:table-cell table:number-columns-repeated="5"/>
        </table:table-row>
        <table:table-row table:style-name="ro1">
          <table:table-cell office:value-type="float" office:value="0.325596643976" calcext:value-type="float">
            <text:p>0.325596644</text:p>
          </table:table-cell>
          <table:table-cell office:value-type="float" office:value="0.336654939681" calcext:value-type="float">
            <text:p>0.3366549397</text:p>
          </table:table-cell>
          <table:table-cell office:value-type="float" office:value="0.293696192285" calcext:value-type="float">
            <text:p>0.2936961923</text:p>
          </table:table-cell>
          <table:table-cell table:number-columns-repeated="5"/>
        </table:table-row>
        <table:table-row table:style-name="ro1">
          <table:table-cell office:value-type="float" office:value="0.325596618496" calcext:value-type="float">
            <text:p>0.3255966185</text:p>
          </table:table-cell>
          <table:table-cell office:value-type="float" office:value="0.336654913098" calcext:value-type="float">
            <text:p>0.3366549131</text:p>
          </table:table-cell>
          <table:table-cell office:value-type="float" office:value="0.293696167231" calcext:value-type="float">
            <text:p>0.2936961672</text:p>
          </table:table-cell>
          <table:table-cell table:number-columns-repeated="5"/>
        </table:table-row>
        <table:table-row table:style-name="ro1">
          <table:table-cell office:value-type="float" office:value="0.325596594289" calcext:value-type="float">
            <text:p>0.3255965943</text:p>
          </table:table-cell>
          <table:table-cell office:value-type="float" office:value="0.336654887845" calcext:value-type="float">
            <text:p>0.3366548878</text:p>
          </table:table-cell>
          <table:table-cell office:value-type="float" office:value="0.293696143429" calcext:value-type="float">
            <text:p>0.2936961434</text:p>
          </table:table-cell>
          <table:table-cell table:number-columns-repeated="5"/>
        </table:table-row>
        <table:table-row table:style-name="ro1">
          <table:table-cell office:value-type="float" office:value="0.325596571293" calcext:value-type="float">
            <text:p>0.3255965713</text:p>
          </table:table-cell>
          <table:table-cell office:value-type="float" office:value="0.336654863854" calcext:value-type="float">
            <text:p>0.3366548639</text:p>
          </table:table-cell>
          <table:table-cell office:value-type="float" office:value="0.293696120818" calcext:value-type="float">
            <text:p>0.2936961208</text:p>
          </table:table-cell>
          <table:table-cell table:number-columns-repeated="5"/>
        </table:table-row>
        <table:table-row table:style-name="ro1">
          <table:table-cell office:value-type="float" office:value="0.325596549446" calcext:value-type="float">
            <text:p>0.3255965494</text:p>
          </table:table-cell>
          <table:table-cell office:value-type="float" office:value="0.336654841063" calcext:value-type="float">
            <text:p>0.3366548411</text:p>
          </table:table-cell>
          <table:table-cell office:value-type="float" office:value="0.293696099337" calcext:value-type="float">
            <text:p>0.2936960993</text:p>
          </table:table-cell>
          <table:table-cell table:number-columns-repeated="5"/>
        </table:table-row>
        <table:table-row table:style-name="ro1">
          <table:table-cell office:value-type="float" office:value="0.325596528692" calcext:value-type="float">
            <text:p>0.3255965287</text:p>
          </table:table-cell>
          <table:table-cell office:value-type="float" office:value="0.336654819411" calcext:value-type="float">
            <text:p>0.3366548194</text:p>
          </table:table-cell>
          <table:table-cell office:value-type="float" office:value="0.293696078931" calcext:value-type="float">
            <text:p>0.2936960789</text:p>
          </table:table-cell>
          <table:table-cell table:number-columns-repeated="5"/>
        </table:table-row>
        <table:table-row table:style-name="ro1">
          <table:table-cell office:value-type="float" office:value="0.325596508976" calcext:value-type="float">
            <text:p>0.325596509</text:p>
          </table:table-cell>
          <table:table-cell office:value-type="float" office:value="0.336654798842" calcext:value-type="float">
            <text:p>0.3366547988</text:p>
          </table:table-cell>
          <table:table-cell office:value-type="float" office:value="0.293696059545" calcext:value-type="float">
            <text:p>0.2936960595</text:p>
          </table:table-cell>
          <table:table-cell table:number-columns-repeated="5"/>
        </table:table-row>
        <table:table-row table:style-name="ro1">
          <table:table-cell office:value-type="float" office:value="0.325596490245" calcext:value-type="float">
            <text:p>0.3255964902</text:p>
          </table:table-cell>
          <table:table-cell office:value-type="float" office:value="0.336654779301" calcext:value-type="float">
            <text:p>0.3366547793</text:p>
          </table:table-cell>
          <table:table-cell office:value-type="float" office:value="0.293696041128" calcext:value-type="float">
            <text:p>0.2936960411</text:p>
          </table:table-cell>
          <table:table-cell table:number-columns-repeated="5"/>
        </table:table-row>
        <table:table-row table:style-name="ro1">
          <table:table-cell office:value-type="float" office:value="0.325596472451" calcext:value-type="float">
            <text:p>0.3255964725</text:p>
          </table:table-cell>
          <table:table-cell office:value-type="float" office:value="0.336654760737" calcext:value-type="float">
            <text:p>0.3366547607</text:p>
          </table:table-cell>
          <table:table-cell office:value-type="float" office:value="0.293696023631" calcext:value-type="float">
            <text:p>0.2936960236</text:p>
          </table:table-cell>
          <table:table-cell table:number-columns-repeated="5"/>
        </table:table-row>
        <table:table-row table:style-name="ro1">
          <table:table-cell office:value-type="float" office:value="0.325596455547" calcext:value-type="float">
            <text:p>0.3255964555</text:p>
          </table:table-cell>
          <table:table-cell office:value-type="float" office:value="0.336654743102" calcext:value-type="float">
            <text:p>0.3366547431</text:p>
          </table:table-cell>
          <table:table-cell office:value-type="float" office:value="0.29369600701" calcext:value-type="float">
            <text:p>0.293696007</text:p>
          </table:table-cell>
          <table:table-cell table:number-columns-repeated="5"/>
        </table:table-row>
        <table:table-row table:style-name="ro1">
          <table:table-cell office:value-type="float" office:value="0.325596439488" calcext:value-type="float">
            <text:p>0.3255964395</text:p>
          </table:table-cell>
          <table:table-cell office:value-type="float" office:value="0.336654726348" calcext:value-type="float">
            <text:p>0.3366547263</text:p>
          </table:table-cell>
          <table:table-cell office:value-type="float" office:value="0.29369599122" calcext:value-type="float">
            <text:p>0.2936959912</text:p>
          </table:table-cell>
          <table:table-cell table:number-columns-repeated="5"/>
        </table:table-row>
        <table:table-row table:style-name="ro1">
          <table:table-cell office:value-type="float" office:value="0.325596424232" calcext:value-type="float">
            <text:p>0.3255964242</text:p>
          </table:table-cell>
          <table:table-cell office:value-type="float" office:value="0.336654710432" calcext:value-type="float">
            <text:p>0.3366547104</text:p>
          </table:table-cell>
          <table:table-cell office:value-type="float" office:value="0.293695976219" calcext:value-type="float">
            <text:p>0.2936959762</text:p>
          </table:table-cell>
          <table:table-cell table:number-columns-repeated="5"/>
        </table:table-row>
        <table:table-row table:style-name="ro1">
          <table:table-cell office:value-type="float" office:value="0.325596409738" calcext:value-type="float">
            <text:p>0.3255964097</text:p>
          </table:table-cell>
          <table:table-cell office:value-type="float" office:value="0.336654695312" calcext:value-type="float">
            <text:p>0.3366546953</text:p>
          </table:table-cell>
          <table:table-cell office:value-type="float" office:value="0.293695961968" calcext:value-type="float">
            <text:p>0.293695962</text:p>
          </table:table-cell>
          <table:table-cell table:number-columns-repeated="5"/>
        </table:table-row>
        <table:table-row table:style-name="ro1">
          <table:table-cell office:value-type="float" office:value="0.325596395969" calcext:value-type="float">
            <text:p>0.325596396</text:p>
          </table:table-cell>
          <table:table-cell office:value-type="float" office:value="0.336654680948" calcext:value-type="float">
            <text:p>0.3366546809</text:p>
          </table:table-cell>
          <table:table-cell office:value-type="float" office:value="0.29369594843" calcext:value-type="float">
            <text:p>0.2936959484</text:p>
          </table:table-cell>
          <table:table-cell table:number-columns-repeated="5"/>
        </table:table-row>
        <table:table-row table:style-name="ro1">
          <table:table-cell office:value-type="float" office:value="0.325493217342" calcext:value-type="float">
            <text:p>0.3254932173</text:p>
          </table:table-cell>
          <table:table-cell office:value-type="float" office:value="0.336654667302" calcext:value-type="float">
            <text:p>0.3366546673</text:p>
          </table:table-cell>
          <table:table-cell office:value-type="float" office:value="0.293695935569" calcext:value-type="float">
            <text:p>0.2936959356</text:p>
          </table:table-cell>
          <table:table-cell table:number-columns-repeated="5"/>
        </table:table-row>
        <table:table-row table:style-name="ro1">
          <table:table-cell office:value-type="float" office:value="0.315596617458" calcext:value-type="float">
            <text:p>0.3155966175</text:p>
          </table:table-cell>
          <table:table-cell office:value-type="float" office:value="0.336654654338" calcext:value-type="float">
            <text:p>0.3366546543</text:p>
          </table:table-cell>
          <table:table-cell office:value-type="float" office:value="0.293695923351" calcext:value-type="float">
            <text:p>0.2936959234</text:p>
          </table:table-cell>
          <table:table-cell table:number-columns-repeated="5"/>
        </table:table-row>
        <table:table-row table:style-name="ro1">
          <table:table-cell office:value-type="float" office:value="0.306563319564" calcext:value-type="float">
            <text:p>0.3065633196</text:p>
          </table:table-cell>
          <table:table-cell office:value-type="float" office:value="0.336654642023" calcext:value-type="float">
            <text:p>0.336654642</text:p>
          </table:table-cell>
          <table:table-cell office:value-type="float" office:value="0.293695911744" calcext:value-type="float">
            <text:p>0.2936959117</text:p>
          </table:table-cell>
          <table:table-cell table:number-columns-repeated="5"/>
        </table:table-row>
        <table:table-row table:style-name="ro1">
          <table:table-cell office:value-type="float" office:value="0.298302537829" calcext:value-type="float">
            <text:p>0.2983025378</text:p>
          </table:table-cell>
          <table:table-cell office:value-type="float" office:value="0.336654630323" calcext:value-type="float">
            <text:p>0.3366546303</text:p>
          </table:table-cell>
          <table:table-cell office:value-type="float" office:value="0.293695900717" calcext:value-type="float">
            <text:p>0.2936959007</text:p>
          </table:table-cell>
          <table:table-cell table:number-columns-repeated="5"/>
        </table:table-row>
        <table:table-row table:style-name="ro1">
          <table:table-cell office:value-type="float" office:value="0.290734216004" calcext:value-type="float">
            <text:p>0.290734216</text:p>
          </table:table-cell>
          <table:table-cell office:value-type="float" office:value="0.33582019032" calcext:value-type="float">
            <text:p>0.3358201903</text:p>
          </table:table-cell>
          <table:table-cell office:value-type="float" office:value="0.293695890241" calcext:value-type="float">
            <text:p>0.2936958902</text:p>
          </table:table-cell>
          <table:table-cell table:number-columns-repeated="5"/>
        </table:table-row>
        <table:table-row table:style-name="ro1">
          <table:table-cell office:value-type="float" office:value="0.283787769912" calcext:value-type="float">
            <text:p>0.2837877699</text:p>
          </table:table-cell>
          <table:table-cell office:value-type="float" office:value="0.325512908154" calcext:value-type="float">
            <text:p>0.3255129082</text:p>
          </table:table-cell>
          <table:table-cell office:value-type="float" office:value="0.293695880289" calcext:value-type="float">
            <text:p>0.2936958803</text:p>
          </table:table-cell>
          <table:table-cell table:number-columns-repeated="5"/>
        </table:table-row>
        <table:table-row table:style-name="ro1">
          <table:table-cell office:value-type="float" office:value="0.277400931885" calcext:value-type="float">
            <text:p>0.2774009319</text:p>
          </table:table-cell>
          <table:table-cell office:value-type="float" office:value="0.316102901376" calcext:value-type="float">
            <text:p>0.3161029014</text:p>
          </table:table-cell>
          <table:table-cell office:value-type="float" office:value="0.293695870835" calcext:value-type="float">
            <text:p>0.2936958708</text:p>
          </table:table-cell>
          <table:table-cell table:number-columns-repeated="5"/>
        </table:table-row>
        <table:table-row table:style-name="ro1">
          <table:table-cell office:value-type="float" office:value="0.271518711819" calcext:value-type="float">
            <text:p>0.2715187118</text:p>
          </table:table-cell>
          <table:table-cell office:value-type="float" office:value="0.307496654743" calcext:value-type="float">
            <text:p>0.3074966547</text:p>
          </table:table-cell>
          <table:table-cell office:value-type="float" office:value="0.285564977094" calcext:value-type="float">
            <text:p>0.2855649771</text:p>
          </table:table-cell>
          <table:table-cell table:number-columns-repeated="5"/>
        </table:table-row>
        <table:table-row table:style-name="ro1">
          <table:table-cell office:value-type="float" office:value="0.266092476338" calcext:value-type="float">
            <text:p>0.2660924763</text:p>
          </table:table-cell>
          <table:table-cell office:value-type="float" office:value="0.299611450672" calcext:value-type="float">
            <text:p>0.2996114507</text:p>
          </table:table-cell>
          <table:table-cell office:value-type="float" office:value="0.277211067619" calcext:value-type="float">
            <text:p>0.2772110676</text:p>
          </table:table-cell>
          <table:table-cell table:number-columns-repeated="5"/>
        </table:table-row>
        <table:table-row table:style-name="ro1">
          <table:table-cell office:value-type="float" office:value="0.261079140359" calcext:value-type="float">
            <text:p>0.2610791404</text:p>
          </table:table-cell>
          <table:table-cell office:value-type="float" office:value="0.292374180356" calcext:value-type="float">
            <text:p>0.2923741804</text:p>
          </table:table-cell>
          <table:table-cell office:value-type="float" office:value="0.26958849787" calcext:value-type="float">
            <text:p>0.2695884979</text:p>
          </table:table-cell>
          <table:table-cell table:number-columns-repeated="5"/>
        </table:table-row>
        <table:table-row table:style-name="ro1">
          <table:table-cell office:value-type="float" office:value="0.25644046176" calcext:value-type="float">
            <text:p>0.2564404618</text:p>
          </table:table-cell>
          <table:table-cell office:value-type="float" office:value="0.285720223974" calcext:value-type="float">
            <text:p>0.285720224</text:p>
          </table:table-cell>
          <table:table-cell office:value-type="float" office:value="0.262618442732" calcext:value-type="float">
            <text:p>0.2626184427</text:p>
          </table:table-cell>
          <table:table-cell table:number-columns-repeated="5"/>
        </table:table-row>
        <table:table-row table:style-name="ro1">
          <table:table-cell office:value-type="float" office:value="0.252142428466" calcext:value-type="float">
            <text:p>0.2521424285</text:p>
          </table:table-cell>
          <table:table-cell office:value-type="float" office:value="0.279592426459" calcext:value-type="float">
            <text:p>0.2795924265</text:p>
          </table:table-cell>
          <table:table-cell office:value-type="float" office:value="0.256232015829" calcext:value-type="float">
            <text:p>0.2562320158</text:p>
          </table:table-cell>
          <table:table-cell table:number-columns-repeated="5"/>
        </table:table-row>
        <table:table-row table:style-name="ro1">
          <table:table-cell office:value-type="float" office:value="0.24815472713" calcext:value-type="float">
            <text:p>0.2481547271</text:p>
          </table:table-cell>
          <table:table-cell office:value-type="float" office:value="0.273940178268" calcext:value-type="float">
            <text:p>0.2739401783</text:p>
          </table:table-cell>
          <table:table-cell office:value-type="float" office:value="0.250368911328" calcext:value-type="float">
            <text:p>0.2503689113</text:p>
          </table:table-cell>
          <table:table-cell table:number-columns-repeated="5"/>
        </table:table-row>
        <table:table-row table:style-name="ro1">
          <table:table-cell office:value-type="float" office:value="0.244450283111" calcext:value-type="float">
            <text:p>0.2444502831</text:p>
          </table:table-cell>
          <table:table-cell office:value-type="float" office:value="0.268718600669" calcext:value-type="float">
            <text:p>0.2687186007</text:p>
          </table:table-cell>
          <table:table-cell office:value-type="float" office:value="0.244976226206" calcext:value-type="float">
            <text:p>0.2449762262</text:p>
          </table:table-cell>
          <table:table-cell table:number-columns-repeated="5"/>
        </table:table-row>
        <table:table-row table:style-name="ro1">
          <table:table-cell office:value-type="float" office:value="0.241004862332" calcext:value-type="float">
            <text:p>0.2410048623</text:p>
          </table:table-cell>
          <table:table-cell office:value-type="float" office:value="0.26388782972" calcext:value-type="float">
            <text:p>0.2638878297</text:p>
          </table:table-cell>
          <table:table-cell office:value-type="float" office:value="0.240007445806" calcext:value-type="float">
            <text:p>0.2400074458</text:p>
          </table:table-cell>
          <table:table-cell table:number-columns-repeated="5"/>
        </table:table-row>
        <table:table-row table:style-name="ro1">
          <table:table-cell office:value-type="float" office:value="0.237796726608" calcext:value-type="float">
            <text:p>0.2377967266</text:p>
          </table:table-cell>
          <table:table-cell office:value-type="float" office:value="0.25941239047" calcext:value-type="float">
            <text:p>0.2594123905</text:p>
          </table:table-cell>
          <table:table-cell office:value-type="float" office:value="0.235421573627" calcext:value-type="float">
            <text:p>0.2354215736</text:p>
          </table:table-cell>
          <table:table-cell table:number-columns-repeated="5"/>
        </table:table-row>
        <table:table-row table:style-name="ro1">
          <table:table-cell office:value-type="float" office:value="0.234806335046" calcext:value-type="float">
            <text:p>0.234806335</text:p>
          </table:table-cell>
          <table:table-cell office:value-type="float" office:value="0.255260651961" calcext:value-type="float">
            <text:p>0.255260652</text:p>
          </table:table-cell>
          <table:table-cell office:value-type="float" office:value="0.23118238652" calcext:value-type="float">
            <text:p>0.2311823865</text:p>
          </table:table-cell>
          <table:table-cell table:number-columns-repeated="5"/>
        </table:table-row>
        <table:table-row table:style-name="ro1">
          <table:table-cell office:value-type="float" office:value="0.232016085055" calcext:value-type="float">
            <text:p>0.2320160851</text:p>
          </table:table-cell>
          <table:table-cell office:value-type="float" office:value="0.25140435361" calcext:value-type="float">
            <text:p>0.2514043536</text:p>
          </table:table-cell>
          <table:table-cell office:value-type="float" office:value="0.227257797817" calcext:value-type="float">
            <text:p>0.2272577978</text:p>
          </table:table-cell>
          <table:table-cell table:number-columns-repeated="5"/>
        </table:table-row>
        <table:table-row table:style-name="ro1">
          <table:table-cell office:value-type="float" office:value="0.229410087428" calcext:value-type="float">
            <text:p>0.2294100874</text:p>
          </table:table-cell>
          <table:table-cell office:value-type="float" office:value="0.247818194059" calcext:value-type="float">
            <text:p>0.2478181941</text:p>
          </table:table-cell>
          <table:table-cell office:value-type="float" office:value="0.223619312781" calcext:value-type="float">
            <text:p>0.2236193128</text:p>
          </table:table-cell>
          <table:table-cell table:number-columns-repeated="5"/>
        </table:table-row>
        <table:table-row table:style-name="ro1">
          <table:table-cell office:value-type="float" office:value="0.226973970692" calcext:value-type="float">
            <text:p>0.2269739707</text:p>
          </table:table-cell>
          <table:table-cell office:value-type="float" office:value="0.244479474356" calcext:value-type="float">
            <text:p>0.2444794744</text:p>
          </table:table-cell>
          <table:table-cell office:value-type="float" office:value="0.220241562653" calcext:value-type="float">
            <text:p>0.2202415627</text:p>
          </table:table-cell>
          <table:table-cell table:number-columns-repeated="5"/>
        </table:table-row>
        <table:table-row table:style-name="ro1">
          <table:table-cell office:value-type="float" office:value="0.224694710619" calcext:value-type="float">
            <text:p>0.2246947106</text:p>
          </table:table-cell>
          <table:table-cell office:value-type="float" office:value="0.241367788198" calcext:value-type="float">
            <text:p>0.2413677882</text:p>
          </table:table-cell>
          <table:table-cell office:value-type="float" office:value="0.217101905509" calcext:value-type="float">
            <text:p>0.2171019055</text:p>
          </table:table-cell>
          <table:table-cell table:number-columns-repeated="5"/>
        </table:table-row>
        <table:table-row table:style-name="ro1">
          <table:table-cell office:value-type="float" office:value="0.222560481412" calcext:value-type="float">
            <text:p>0.2225604814</text:p>
          </table:table-cell>
          <table:table-cell office:value-type="float" office:value="0.238464752819" calcext:value-type="float">
            <text:p>0.2384647528</text:p>
          </table:table-cell>
          <table:table-cell office:value-type="float" office:value="0.214180083795" calcext:value-type="float">
            <text:p>0.2141800838</text:p>
          </table:table-cell>
          <table:table-cell table:number-columns-repeated="5"/>
        </table:table-row>
        <table:table-row table:style-name="ro1">
          <table:table-cell office:value-type="float" office:value="0.220560525543" calcext:value-type="float">
            <text:p>0.2205605255</text:p>
          </table:table-cell>
          <table:table-cell office:value-type="float" office:value="0.235753774947" calcext:value-type="float">
            <text:p>0.2357537749</text:p>
          </table:table-cell>
          <table:table-cell office:value-type="float" office:value="0.211457929979" calcext:value-type="float">
            <text:p>0.21145793</text:p>
          </table:table-cell>
          <table:table-cell table:number-columns-repeated="5"/>
        </table:table-row>
        <table:table-row table:style-name="ro1">
          <table:table-cell office:value-type="float" office:value="0.21868503969" calcext:value-type="float">
            <text:p>0.2186850397</text:p>
          </table:table-cell>
          <table:table-cell office:value-type="float" office:value="0.233219846987" calcext:value-type="float">
            <text:p>0.233219847</text:p>
          </table:table-cell>
          <table:table-cell office:value-type="float" office:value="0.208919113035" calcext:value-type="float">
            <text:p>0.208919113</text:p>
          </table:table-cell>
          <table:table-cell table:number-columns-repeated="5"/>
        </table:table-row>
        <table:table-row table:style-name="ro1">
          <table:table-cell office:value-type="float" office:value="0.21692507459" calcext:value-type="float">
            <text:p>0.2169250746</text:p>
          </table:table-cell>
          <table:table-cell office:value-type="float" office:value="0.230849369251" calcext:value-type="float">
            <text:p>0.2308493693</text:p>
          </table:table-cell>
          <table:table-cell office:value-type="float" office:value="0.206548919643" calcext:value-type="float">
            <text:p>0.2065489196</text:p>
          </table:table-cell>
          <table:table-cell table:number-columns-repeated="5"/>
        </table:table-row>
        <table:table-row table:style-name="ro1">
          <table:table-cell office:value-type="float" office:value="0.215272446921" calcext:value-type="float">
            <text:p>0.2152724469</text:p>
          </table:table-cell>
          <table:table-cell office:value-type="float" office:value="0.228629994656" calcext:value-type="float">
            <text:p>0.2286299947</text:p>
          </table:table-cell>
          <table:table-cell office:value-type="float" office:value="0.204334064916" calcext:value-type="float">
            <text:p>0.2043340649</text:p>
          </table:table-cell>
          <table:table-cell table:number-columns-repeated="5"/>
        </table:table-row>
        <table:table-row table:style-name="ro1">
          <table:table-cell office:value-type="float" office:value="0.213719661631" calcext:value-type="float">
            <text:p>0.2137196616</text:p>
          </table:table-cell>
          <table:table-cell office:value-type="float" office:value="0.22655049281" calcext:value-type="float">
            <text:p>0.2265504928</text:p>
          </table:table-cell>
          <table:table-cell office:value-type="float" office:value="0.202262528303" calcext:value-type="float">
            <text:p>0.2022625283</text:p>
          </table:table-cell>
          <table:table-cell table:number-columns-repeated="5"/>
        </table:table-row>
        <table:table-row table:style-name="ro1">
          <table:table-cell office:value-type="float" office:value="0.212259843318" calcext:value-type="float">
            <text:p>0.2122598433</text:p>
          </table:table-cell>
          <table:table-cell office:value-type="float" office:value="0.224600630841" calcext:value-type="float">
            <text:p>0.2246006308</text:p>
          </table:table-cell>
          <table:table-cell office:value-type="float" office:value="0.200323410992" calcext:value-type="float">
            <text:p>0.200323411</text:p>
          </table:table-cell>
          <table:table-cell table:number-columns-repeated="5"/>
        </table:table-row>
        <table:table-row table:style-name="ro1">
          <table:table-cell office:value-type="float" office:value="0.210886675508" calcext:value-type="float">
            <text:p>0.2108866755</text:p>
          </table:table-cell>
          <table:table-cell office:value-type="float" office:value="0.222771068721" calcext:value-type="float">
            <text:p>0.2227710687</text:p>
          </table:table-cell>
          <table:table-cell office:value-type="float" office:value="0.198506811691" calcext:value-type="float">
            <text:p>0.1985068117</text:p>
          </table:table-cell>
          <table:table-cell table:number-columns-repeated="5"/>
        </table:table-row>
        <table:table-row table:style-name="ro1">
          <table:table-cell office:value-type="float" office:value="0.209594346799" calcext:value-type="float">
            <text:p>0.2095943468</text:p>
          </table:table-cell>
          <table:table-cell office:value-type="float" office:value="0.22105326714" calcext:value-type="float">
            <text:p>0.2210532671</text:p>
          </table:table-cell>
          <table:table-cell office:value-type="float" office:value="0.196803718186" calcext:value-type="float">
            <text:p>0.1968037182</text:p>
          </table:table-cell>
          <table:table-cell table:number-columns-repeated="5"/>
        </table:table-row>
        <table:table-row table:style-name="ro1">
          <table:table-cell office:value-type="float" office:value="0.208377503009" calcext:value-type="float">
            <text:p>0.208377503</text:p>
          </table:table-cell>
          <table:table-cell office:value-type="float" office:value="0.219439406269" calcext:value-type="float">
            <text:p>0.2194394063</text:p>
          </table:table-cell>
          <table:table-cell office:value-type="float" office:value="0.195205912443" calcext:value-type="float">
            <text:p>0.1952059124</text:p>
          </table:table-cell>
          <table:table-cell table:number-columns-repeated="5"/>
        </table:table-row>
        <table:table-row table:style-name="ro1">
          <table:table-cell office:value-type="float" office:value="0.207231204586" calcext:value-type="float">
            <text:p>0.2072312046</text:p>
          </table:table-cell>
          <table:table-cell office:value-type="float" office:value="0.217922313985" calcext:value-type="float">
            <text:p>0.217922314</text:p>
          </table:table-cell>
          <table:table-cell office:value-type="float" office:value="0.193705887367" calcext:value-type="float">
            <text:p>0.1937058874</text:p>
          </table:table-cell>
          <table:table-cell table:number-columns-repeated="5"/>
        </table:table-row>
        <table:table-row table:style-name="ro1">
          <table:table-cell office:value-type="float" office:value="0.20615088861" calcext:value-type="float">
            <text:p>0.2061508886</text:p>
          </table:table-cell>
          <table:table-cell office:value-type="float" office:value="0.216495402343" calcext:value-type="float">
            <text:p>0.2164954023</text:p>
          </table:table-cell>
          <table:table-cell office:value-type="float" office:value="0.192296773635" calcext:value-type="float">
            <text:p>0.1922967736</text:p>
          </table:table-cell>
          <table:table-cell table:number-columns-repeated="5"/>
        </table:table-row>
        <table:table-row table:style-name="ro1">
          <table:table-cell office:value-type="float" office:value="0.20513233485" calcext:value-type="float">
            <text:p>0.2051323349</text:p>
          </table:table-cell>
          <table:table-cell office:value-type="float" office:value="0.215152611229" calcext:value-type="float">
            <text:p>0.2151526112</text:p>
          </table:table-cell>
          <table:table-cell office:value-type="float" office:value="0.190972275228" calcext:value-type="float">
            <text:p>0.1909722752</text:p>
          </table:table-cell>
          <table:table-cell table:number-columns-repeated="5"/>
        </table:table-row>
        <table:table-row table:style-name="ro1">
          <table:table-cell office:value-type="float" office:value="0.204171635377" calcext:value-type="float">
            <text:p>0.2041716354</text:p>
          </table:table-cell>
          <table:table-cell office:value-type="float" office:value="0.213888358293" calcext:value-type="float">
            <text:p>0.2138883583</text:p>
          </table:table-cell>
          <table:table-cell office:value-type="float" office:value="0.189726612507" calcext:value-type="float">
            <text:p>0.1897266125</text:p>
          </table:table-cell>
          <table:table-cell table:number-columns-repeated="5"/>
        </table:table-row>
        <table:table-row table:style-name="ro1">
          <table:table-cell office:value-type="float" office:value="0.203265167312" calcext:value-type="float">
            <text:p>0.2032651673</text:p>
          </table:table-cell>
          <table:table-cell office:value-type="float" office:value="0.212697494378" calcext:value-type="float">
            <text:p>0.2126974944</text:p>
          </table:table-cell>
          <table:table-cell office:value-type="float" office:value="0.188554471847" calcext:value-type="float">
            <text:p>0.1885544718</text:p>
          </table:table-cell>
          <table:table-cell table:number-columns-repeated="5"/>
        </table:table-row>
        <table:table-row table:style-name="ro1">
          <table:table-cell office:value-type="float" office:value="0.202409568349" calcext:value-type="float">
            <text:p>0.2024095683</text:p>
          </table:table-cell>
          <table:table-cell office:value-type="float" office:value="0.211575263771" calcext:value-type="float">
            <text:p>0.2115752638</text:p>
          </table:table-cell>
          <table:table-cell office:value-type="float" office:value="0.187450960975" calcext:value-type="float">
            <text:p>0.187450961</text:p>
          </table:table-cell>
          <table:table-cell table:number-columns-repeated="5"/>
        </table:table-row>
        <table:table-row table:style-name="ro1">
          <table:table-cell office:value-type="float" office:value="0.201601714728" calcext:value-type="float">
            <text:p>0.2016017147</text:p>
          </table:table-cell>
          <table:table-cell office:value-type="float" office:value="0.210517268678" calcext:value-type="float">
            <text:p>0.2105172687</text:p>
          </table:table-cell>
          <table:table-cell office:value-type="float" office:value="0.186411569279" calcext:value-type="float">
            <text:p>0.1864115693</text:p>
          </table:table-cell>
          <table:table-cell table:number-columns-repeated="5"/>
        </table:table-row>
        <table:table-row table:style-name="ro1">
          <table:table-cell office:value-type="float" office:value="0.200838701377" calcext:value-type="float">
            <text:p>0.2008387014</text:p>
          </table:table-cell>
          <table:table-cell office:value-type="float" office:value="0.20951943744" calcext:value-type="float">
            <text:p>0.2095194374</text:p>
          </table:table-cell>
          <table:table-cell office:value-type="float" office:value="0.185432132482" calcext:value-type="float">
            <text:p>0.1854321325</text:p>
          </table:table-cell>
          <table:table-cell table:number-columns-repeated="5"/>
        </table:table-row>
        <table:table-row table:style-name="ro1">
          <table:table-cell office:value-type="float" office:value="0.200117823992" calcext:value-type="float">
            <text:p>0.200117824</text:p>
          </table:table-cell>
          <table:table-cell office:value-type="float" office:value="0.208577996021" calcext:value-type="float">
            <text:p>0.208577996</text:p>
          </table:table-cell>
          <table:table-cell office:value-type="float" office:value="0.184508801115" calcext:value-type="float">
            <text:p>0.1845088011</text:p>
          </table:table-cell>
          <table:table-cell table:number-columns-repeated="5"/>
        </table:table-row>
        <table:table-row table:style-name="ro1">
          <table:table-cell office:value-type="float" office:value="0.199436562822" calcext:value-type="float">
            <text:p>0.1994365628</text:p>
          </table:table-cell>
          <table:table-cell office:value-type="float" office:value="0.207689442401" calcext:value-type="float">
            <text:p>0.2076894424</text:p>
          </table:table-cell>
          <table:table-cell office:value-type="float" office:value="0.183638012345" calcext:value-type="float">
            <text:p>0.1836380123</text:p>
          </table:table-cell>
          <table:table-cell table:number-columns-repeated="5"/>
        </table:table-row>
        <table:table-row table:style-name="ro1">
          <table:table-cell office:value-type="float" office:value="0.198792567993" calcext:value-type="float">
            <text:p>0.198792568</text:p>
          </table:table-cell>
          <table:table-cell office:value-type="float" office:value="0.206850523541" calcext:value-type="float">
            <text:p>0.2068505235</text:p>
          </table:table-cell>
          <table:table-cell office:value-type="float" office:value="0.182816464743" calcext:value-type="float">
            <text:p>0.1828164647</text:p>
          </table:table-cell>
          <table:table-cell table:number-columns-repeated="5"/>
        </table:table-row>
        <table:table-row table:style-name="ro1">
          <table:table-cell office:value-type="float" office:value="0.198183646185" calcext:value-type="float">
            <text:p>0.1981836462</text:p>
          </table:table-cell>
          <table:table-cell office:value-type="float" office:value="0.206058214614" calcext:value-type="float">
            <text:p>0.2060582146</text:p>
          </table:table-cell>
          <table:table-cell office:value-type="float" office:value="0.18204109565" calcext:value-type="float">
            <text:p>0.1820410957</text:p>
          </table:table-cell>
          <table:table-cell table:number-columns-repeated="5"/>
        </table:table-row>
        <table:table-row table:style-name="ro1">
          <table:table-cell office:value-type="float" office:value="0.197607748539" calcext:value-type="float">
            <text:p>0.1976077485</text:p>
          </table:table-cell>
          <table:table-cell office:value-type="float" office:value="0.205309700266" calcext:value-type="float">
            <text:p>0.2053097003</text:p>
          </table:table-cell>
          <table:table-cell office:value-type="float" office:value="0.181309060829" calcext:value-type="float">
            <text:p>0.1813090608</text:p>
          </table:table-cell>
          <table:table-cell table:number-columns-repeated="5"/>
        </table:table-row>
        <table:table-row table:style-name="ro1">
          <table:table-cell office:value-type="float" office:value="0.197062959648" calcext:value-type="float">
            <text:p>0.1970629596</text:p>
          </table:table-cell>
          <table:table-cell office:value-type="float" office:value="0.204602357665" calcext:value-type="float">
            <text:p>0.2046023577</text:p>
          </table:table-cell>
          <table:table-cell office:value-type="float" office:value="0.180617716156" calcext:value-type="float">
            <text:p>0.1806177162</text:p>
          </table:table-cell>
          <table:table-cell table:number-columns-repeated="5"/>
        </table:table-row>
        <table:table-row table:style-name="ro1">
          <table:table-cell office:value-type="float" office:value="0.196547487528" calcext:value-type="float">
            <text:p>0.1965474875</text:p>
          </table:table-cell>
          <table:table-cell office:value-type="float" office:value="0.203933741158" calcext:value-type="float">
            <text:p>0.2039337412</text:p>
          </table:table-cell>
          <table:table-cell office:value-type="float" office:value="0.179964601092" calcext:value-type="float">
            <text:p>0.1799646011</text:p>
          </table:table-cell>
          <table:table-cell table:number-columns-repeated="5"/>
        </table:table-row>
        <table:table-row table:style-name="ro1">
          <table:table-cell office:value-type="float" office:value="0.196059654471" calcext:value-type="float">
            <text:p>0.1960596545</text:p>
          </table:table-cell>
          <table:table-cell office:value-type="float" office:value="0.203301568348" calcext:value-type="float">
            <text:p>0.2033015683</text:p>
          </table:table-cell>
          <table:table-cell office:value-type="float" office:value="0.179347423764" calcext:value-type="float">
            <text:p>0.1793474238</text:p>
          </table:table-cell>
          <table:table-cell table:number-columns-repeated="5"/>
        </table:table-row>
        <table:table-row table:style-name="ro1">
          <table:table-cell office:value-type="float" office:value="0.195597888682" calcext:value-type="float">
            <text:p>0.1955978887</text:p>
          </table:table-cell>
          <table:table-cell office:value-type="float" office:value="0.202703707453" calcext:value-type="float">
            <text:p>0.2027037075</text:p>
          </table:table-cell>
          <table:table-cell office:value-type="float" office:value="0.178764047458" calcext:value-type="float">
            <text:p>0.1787640475</text:p>
          </table:table-cell>
          <table:table-cell table:number-columns-repeated="5"/>
        </table:table-row>
        <table:table-row table:style-name="ro1">
          <table:table-cell office:value-type="float" office:value="0.195160716635" calcext:value-type="float">
            <text:p>0.1951607166</text:p>
          </table:table-cell>
          <table:table-cell office:value-type="float" office:value="0.202138165807" calcext:value-type="float">
            <text:p>0.2021381658</text:p>
          </table:table-cell>
          <table:table-cell office:value-type="float" office:value="0.178212478384" calcext:value-type="float">
            <text:p>0.1782124784</text:p>
          </table:table-cell>
          <table:table-cell table:number-columns-repeated="5"/>
        </table:table-row>
        <table:table-row table:style-name="ro1">
          <table:table-cell office:value-type="float" office:value="0.194746756068" calcext:value-type="float">
            <text:p>0.1947467561</text:p>
          </table:table-cell>
          <table:table-cell office:value-type="float" office:value="0.201603079383" calcext:value-type="float">
            <text:p>0.2016030794</text:p>
          </table:table-cell>
          <table:table-cell office:value-type="float" office:value="0.177690854563" calcext:value-type="float">
            <text:p>0.1776908546</text:p>
          </table:table-cell>
          <table:table-cell table:number-columns-repeated="5"/>
        </table:table-row>
        <table:table-row table:style-name="ro1">
          <table:table-cell office:value-type="float" office:value="0.194354709555" calcext:value-type="float">
            <text:p>0.1943547096</text:p>
          </table:table-cell>
          <table:table-cell office:value-type="float" office:value="0.201096703234" calcext:value-type="float">
            <text:p>0.2010967032</text:p>
          </table:table-cell>
          <table:table-cell office:value-type="float" office:value="0.177197435729" calcext:value-type="float">
            <text:p>0.1771974357</text:p>
          </table:table-cell>
          <table:table-cell table:number-columns-repeated="5"/>
        </table:table-row>
        <table:table-row table:style-name="ro1">
          <table:table-cell office:value-type="float" office:value="0.193983358609" calcext:value-type="float">
            <text:p>0.1939833586</text:p>
          </table:table-cell>
          <table:table-cell office:value-type="float" office:value="0.200617402769" calcext:value-type="float">
            <text:p>0.2006174028</text:p>
          </table:table-cell>
          <table:table-cell office:value-type="float" office:value="0.176730594135" calcext:value-type="float">
            <text:p>0.1767305941</text:p>
          </table:table-cell>
          <table:table-cell table:number-columns-repeated="5"/>
        </table:table-row>
        <table:table-row table:style-name="ro1">
          <table:table-cell office:value-type="float" office:value="0.193631558255" calcext:value-type="float">
            <text:p>0.1936315583</text:p>
          </table:table-cell>
          <table:table-cell office:value-type="float" office:value="0.200163645765" calcext:value-type="float">
            <text:p>0.2001636458</text:p>
          </table:table-cell>
          <table:table-cell office:value-type="float" office:value="0.176288806166" calcext:value-type="float">
            <text:p>0.1762888062</text:p>
          </table:table-cell>
          <table:table-cell table:number-columns-repeated="5"/>
        </table:table-row>
        <table:table-row table:style-name="ro1">
          <table:table-cell office:value-type="float" office:value="0.193298232038" calcext:value-type="float">
            <text:p>0.193298232</text:p>
          </table:table-cell>
          <table:table-cell office:value-type="float" office:value="0.199733995056" calcext:value-type="float">
            <text:p>0.1997339951</text:p>
          </table:table-cell>
          <table:table-cell office:value-type="float" office:value="0.175870644691" calcext:value-type="float">
            <text:p>0.1758706447</text:p>
          </table:table-cell>
          <table:table-cell table:number-columns-repeated="5"/>
        </table:table-row>
        <table:table-row table:style-name="ro1">
          <table:table-cell office:value-type="float" office:value="0.192982367419" calcext:value-type="float">
            <text:p>0.1929823674</text:p>
          </table:table-cell>
          <table:table-cell office:value-type="float" office:value="0.199327101824" calcext:value-type="float">
            <text:p>0.1993271018</text:p>
          </table:table-cell>
          <table:table-cell office:value-type="float" office:value="0.175474772055" calcext:value-type="float">
            <text:p>0.1754747721</text:p>
          </table:table-cell>
          <table:table-cell table:number-columns-repeated="5"/>
        </table:table-row>
        <table:table-row table:style-name="ro1">
          <table:table-cell office:value-type="float" office:value="0.19268301153" calcext:value-type="float">
            <text:p>0.1926830115</text:p>
          </table:table-cell>
          <table:table-cell office:value-type="float" office:value="0.198941699446" calcext:value-type="float">
            <text:p>0.1989416994</text:p>
          </table:table-cell>
          <table:table-cell office:value-type="float" office:value="0.175099933681" calcext:value-type="float">
            <text:p>0.1750999337</text:p>
          </table:table-cell>
          <table:table-cell table:number-columns-repeated="5"/>
        </table:table-row>
        <table:table-row table:style-name="ro1">
          <table:table-cell office:value-type="float" office:value="0.192399267253" calcext:value-type="float">
            <text:p>0.1923992673</text:p>
          </table:table-cell>
          <table:table-cell office:value-type="float" office:value="0.198576597833" calcext:value-type="float">
            <text:p>0.1985765978</text:p>
          </table:table-cell>
          <table:table-cell office:value-type="float" office:value="0.174744952194" calcext:value-type="float">
            <text:p>0.1747449522</text:p>
          </table:table-cell>
          <table:table-cell table:number-columns-repeated="5"/>
        </table:table-row>
        <table:table-row table:style-name="ro1">
          <table:table-cell office:value-type="float" office:value="0.192130289593" calcext:value-type="float">
            <text:p>0.1921302896</text:p>
          </table:table-cell>
          <table:table-cell office:value-type="float" office:value="0.198230678217" calcext:value-type="float">
            <text:p>0.1982306782</text:p>
          </table:table-cell>
          <table:table-cell office:value-type="float" office:value="0.174408722026" calcext:value-type="float">
            <text:p>0.174408722</text:p>
          </table:table-cell>
          <table:table-cell table:number-columns-repeated="5"/>
        </table:table-row>
        <table:table-row table:style-name="ro1">
          <table:table-cell office:value-type="float" office:value="0.191875282326" calcext:value-type="float">
            <text:p>0.1918752823</text:p>
          </table:table-cell>
          <table:table-cell office:value-type="float" office:value="0.197902888357" calcext:value-type="float">
            <text:p>0.1979028884</text:p>
          </table:table-cell>
          <table:table-cell office:value-type="float" office:value="0.174090204468" calcext:value-type="float">
            <text:p>0.1740902045</text:p>
          </table:table-cell>
          <table:table-cell table:number-columns-repeated="5"/>
        </table:table-row>
        <table:table-row table:style-name="ro1">
          <table:table-cell office:value-type="float" office:value="0.191633494884" calcext:value-type="float">
            <text:p>0.1916334949</text:p>
          </table:table-cell>
          <table:table-cell office:value-type="float" office:value="0.197592238105" calcext:value-type="float">
            <text:p>0.1975922381</text:p>
          </table:table-cell>
          <table:table-cell office:value-type="float" office:value="0.173788423107" calcext:value-type="float">
            <text:p>0.1737884231</text:p>
          </table:table-cell>
          <table:table-cell table:number-columns-repeated="5"/>
        </table:table-row>
        <table:table-row table:style-name="ro1">
          <table:table-cell office:value-type="float" office:value="0.191404219477" calcext:value-type="float">
            <text:p>0.1914042195</text:p>
          </table:table-cell>
          <table:table-cell office:value-type="float" office:value="0.197297795325" calcext:value-type="float">
            <text:p>0.1972977953</text:p>
          </table:table-cell>
          <table:table-cell office:value-type="float" office:value="0.173502459631" calcext:value-type="float">
            <text:p>0.1735024596</text:p>
          </table:table-cell>
          <table:table-cell table:number-columns-repeated="5"/>
        </table:table-row>
        <table:table-row table:style-name="ro1">
          <table:table-cell office:value-type="float" office:value="0.191186788419" calcext:value-type="float">
            <text:p>0.1911867884</text:p>
          </table:table-cell>
          <table:table-cell office:value-type="float" office:value="0.197018682106" calcext:value-type="float">
            <text:p>0.1970186821</text:p>
          </table:table-cell>
          <table:table-cell office:value-type="float" office:value="0.173231449952" calcext:value-type="float">
            <text:p>0.17323145</text:p>
          </table:table-cell>
          <table:table-cell table:number-columns-repeated="5"/>
        </table:table-row>
        <table:table-row table:style-name="ro1">
          <table:table-cell office:value-type="float" office:value="0.190980571633" calcext:value-type="float">
            <text:p>0.1909805716</text:p>
          </table:table-cell>
          <table:table-cell office:value-type="float" office:value="0.196754071271" calcext:value-type="float">
            <text:p>0.1967540713</text:p>
          </table:table-cell>
          <table:table-cell office:value-type="float" office:value="0.172974580636" calcext:value-type="float">
            <text:p>0.1729745806</text:p>
          </table:table-cell>
          <table:table-cell table:number-columns-repeated="5"/>
        </table:table-row>
        <table:table-row table:style-name="ro1">
          <table:table-cell office:value-type="float" office:value="0.190784974351" calcext:value-type="float">
            <text:p>0.1907849744</text:p>
          </table:table-cell>
          <table:table-cell office:value-type="float" office:value="0.196503183131" calcext:value-type="float">
            <text:p>0.1965031831</text:p>
          </table:table-cell>
          <table:table-cell office:value-type="float" office:value="0.172731085593" calcext:value-type="float">
            <text:p>0.1727310856</text:p>
          </table:table-cell>
          <table:table-cell table:number-columns-repeated="5"/>
        </table:table-row>
        <table:table-row table:style-name="ro1">
          <table:table-cell office:value-type="float" office:value="0.190599434952" calcext:value-type="float">
            <text:p>0.190599435</text:p>
          </table:table-cell>
          <table:table-cell office:value-type="float" office:value="0.196265282488" calcext:value-type="float">
            <text:p>0.1962652825</text:p>
          </table:table-cell>
          <table:table-cell office:value-type="float" office:value="0.172500243026" calcext:value-type="float">
            <text:p>0.172500243</text:p>
          </table:table-cell>
          <table:table-cell table:number-columns-repeated="5"/>
        </table:table-row>
        <table:table-row table:style-name="ro1">
          <table:table-cell office:value-type="float" office:value="0.190423422967" calcext:value-type="float">
            <text:p>0.190423423</text:p>
          </table:table-cell>
          <table:table-cell office:value-type="float" office:value="0.196039675842" calcext:value-type="float">
            <text:p>0.1960396758</text:p>
          </table:table-cell>
          <table:table-cell office:value-type="float" office:value="0.172281372596" calcext:value-type="float">
            <text:p>0.1722813726</text:p>
          </table:table-cell>
          <table:table-cell table:number-columns-repeated="5"/>
        </table:table-row>
        <table:table-row table:style-name="ro1">
          <table:table-cell office:value-type="float" office:value="0.190256437204" calcext:value-type="float">
            <text:p>0.1902564372</text:p>
          </table:table-cell>
          <table:table-cell office:value-type="float" office:value="0.195825708805" calcext:value-type="float">
            <text:p>0.1958257088</text:p>
          </table:table-cell>
          <table:table-cell office:value-type="float" office:value="0.172073832798" calcext:value-type="float">
            <text:p>0.1720738328</text:p>
          </table:table-cell>
          <table:table-cell table:number-columns-repeated="5"/>
        </table:table-row>
        <table:table-row table:style-name="ro1">
          <table:table-cell office:value-type="float" office:value="0.190098004011" calcext:value-type="float">
            <text:p>0.190098004</text:p>
          </table:table-cell>
          <table:table-cell office:value-type="float" office:value="0.195622763691" calcext:value-type="float">
            <text:p>0.1956227637</text:p>
          </table:table-cell>
          <table:table-cell office:value-type="float" office:value="0.171877018526" calcext:value-type="float">
            <text:p>0.1718770185</text:p>
          </table:table-cell>
          <table:table-cell table:number-columns-repeated="5"/>
        </table:table-row>
        <table:table-row table:style-name="ro1">
          <table:table-cell office:value-type="float" office:value="0.189947675644" calcext:value-type="float">
            <text:p>0.1899476756</text:p>
          </table:table-cell>
          <table:table-cell office:value-type="float" office:value="0.195430257277" calcext:value-type="float">
            <text:p>0.1954302573</text:p>
          </table:table-cell>
          <table:table-cell office:value-type="float" office:value="0.17169035881" calcext:value-type="float">
            <text:p>0.1716903588</text:p>
          </table:table-cell>
          <table:table-cell table:number-columns-repeated="5"/>
        </table:table-row>
        <table:table-row table:style-name="ro1">
          <table:table-cell office:value-type="float" office:value="0.189805028751" calcext:value-type="float">
            <text:p>0.1898050288</text:p>
          </table:table-cell>
          <table:table-cell office:value-type="float" office:value="0.195247638719" calcext:value-type="float">
            <text:p>0.1952476387</text:p>
          </table:table-cell>
          <table:table-cell office:value-type="float" office:value="0.171513314715" calcext:value-type="float">
            <text:p>0.1715133147</text:p>
          </table:table-cell>
          <table:table-cell table:number-columns-repeated="5"/>
        </table:table-row>
        <table:table-row table:style-name="ro1">
          <table:table-cell office:value-type="float" office:value="0.18966966295" calcext:value-type="float">
            <text:p>0.189669663</text:p>
          </table:table-cell>
          <table:table-cell office:value-type="float" office:value="0.195074387604" calcext:value-type="float">
            <text:p>0.1950743876</text:p>
          </table:table-cell>
          <table:table-cell office:value-type="float" office:value="0.171345377384" calcext:value-type="float">
            <text:p>0.1713453774</text:p>
          </table:table-cell>
          <table:table-cell table:number-columns-repeated="5"/>
        </table:table-row>
        <table:table-row table:style-name="ro1">
          <table:table-cell office:value-type="float" office:value="0.189541199499" calcext:value-type="float">
            <text:p>0.1895411995</text:p>
          </table:table-cell>
          <table:table-cell office:value-type="float" office:value="0.194910012136" calcext:value-type="float">
            <text:p>0.1949100121</text:p>
          </table:table-cell>
          <table:table-cell office:value-type="float" office:value="0.171186066213" calcext:value-type="float">
            <text:p>0.1711860662</text:p>
          </table:table-cell>
          <table:table-cell table:number-columns-repeated="5"/>
        </table:table-row>
        <table:table-row table:style-name="ro1">
          <table:table-cell office:value-type="float" office:value="0.189419280052" calcext:value-type="float">
            <text:p>0.1894192801</text:p>
          </table:table-cell>
          <table:table-cell office:value-type="float" office:value="0.194754047448" calcext:value-type="float">
            <text:p>0.1947540474</text:p>
          </table:table-cell>
          <table:table-cell office:value-type="float" office:value="0.171034927158" calcext:value-type="float">
            <text:p>0.1710349272</text:p>
          </table:table-cell>
          <table:table-cell table:number-columns-repeated="5"/>
        </table:table-row>
        <table:table-row table:style-name="ro1">
          <table:table-cell office:value-type="float" office:value="0.189303565491" calcext:value-type="float">
            <text:p>0.1893035655</text:p>
          </table:table-cell>
          <table:table-cell office:value-type="float" office:value="0.194606054014" calcext:value-type="float">
            <text:p>0.194606054</text:p>
          </table:table-cell>
          <table:table-cell office:value-type="float" office:value="0.170891531149" calcext:value-type="float">
            <text:p>0.1708915311</text:p>
          </table:table-cell>
          <table:table-cell table:number-columns-repeated="5"/>
        </table:table-row>
        <table:table-row table:style-name="ro1">
          <table:table-cell office:value-type="float" office:value="0.189193734839" calcext:value-type="float">
            <text:p>0.1891937348</text:p>
          </table:table-cell>
          <table:table-cell office:value-type="float" office:value="0.194465616176" calcext:value-type="float">
            <text:p>0.1944656162</text:p>
          </table:table-cell>
          <table:table-cell office:value-type="float" office:value="0.17075547261" calcext:value-type="float">
            <text:p>0.1707554726</text:p>
          </table:table-cell>
          <table:table-cell table:number-columns-repeated="5"/>
        </table:table-row>
        <table:table-row table:style-name="ro1">
          <table:table-cell office:value-type="float" office:value="0.189089484227" calcext:value-type="float">
            <text:p>0.1890894842</text:p>
          </table:table-cell>
          <table:table-cell office:value-type="float" office:value="0.194332340756" calcext:value-type="float">
            <text:p>0.1943323408</text:p>
          </table:table-cell>
          <table:table-cell office:value-type="float" office:value="0.170626368082" calcext:value-type="float">
            <text:p>0.1706263681</text:p>
          </table:table-cell>
          <table:table-cell table:number-columns-repeated="5"/>
        </table:table-row>
        <table:table-row table:style-name="ro1">
          <table:table-cell office:value-type="float" office:value="0.188990525939" calcext:value-type="float">
            <text:p>0.1889905259</text:p>
          </table:table-cell>
          <table:table-cell office:value-type="float" office:value="0.194205855767" calcext:value-type="float">
            <text:p>0.1942058558</text:p>
          </table:table-cell>
          <table:table-cell office:value-type="float" office:value="0.17050385493" calcext:value-type="float">
            <text:p>0.1705038549</text:p>
          </table:table-cell>
          <table:table-cell table:number-columns-repeated="5"/>
        </table:table-row>
        <table:table-row table:style-name="ro1">
          <table:table-cell office:value-type="float" office:value="0.188896587506" calcext:value-type="float">
            <text:p>0.1888965875</text:p>
          </table:table-cell>
          <table:table-cell office:value-type="float" office:value="0.194085809194" calcext:value-type="float">
            <text:p>0.1940858092</text:p>
          </table:table-cell>
          <table:table-cell office:value-type="float" office:value="0.170387590135" calcext:value-type="float">
            <text:p>0.1703875901</text:p>
          </table:table-cell>
          <table:table-cell table:number-columns-repeated="5"/>
        </table:table-row>
        <table:table-row table:style-name="ro1">
          <table:table-cell office:value-type="float" office:value="0.188807410859" calcext:value-type="float">
            <text:p>0.1888074109</text:p>
          </table:table-cell>
          <table:table-cell office:value-type="float" office:value="0.193971867863" calcext:value-type="float">
            <text:p>0.1939718679</text:p>
          </table:table-cell>
          <table:table-cell office:value-type="float" office:value="0.170277249167" calcext:value-type="float">
            <text:p>0.1702772492</text:p>
          </table:table-cell>
          <table:table-cell table:number-columns-repeated="5"/>
        </table:table-row>
        <table:table-row table:style-name="ro1">
          <table:table-cell office:value-type="float" office:value="0.188722751532" calcext:value-type="float">
            <text:p>0.1887227515</text:p>
          </table:table-cell>
          <table:table-cell office:value-type="float" office:value="0.193863716375" calcext:value-type="float">
            <text:p>0.1938637164</text:p>
          </table:table-cell>
          <table:table-cell office:value-type="float" office:value="0.170172524924" calcext:value-type="float">
            <text:p>0.1701725249</text:p>
          </table:table-cell>
          <table:table-cell table:number-columns-repeated="5"/>
        </table:table-row>
        <table:table-row table:style-name="ro1">
          <table:table-cell office:value-type="float" office:value="0.188642377909" calcext:value-type="float">
            <text:p>0.1886423779</text:p>
          </table:table-cell>
          <table:table-cell office:value-type="float" office:value="0.193761056101" calcext:value-type="float">
            <text:p>0.1937610561</text:p>
          </table:table-cell>
          <table:table-cell office:value-type="float" office:value="0.170073126742" calcext:value-type="float">
            <text:p>0.1700731267</text:p>
          </table:table-cell>
          <table:table-cell table:number-columns-repeated="5"/>
        </table:table-row>
        <table:table-row table:style-name="ro1">
          <table:table-cell office:value-type="float" office:value="0.188566070524" calcext:value-type="float">
            <text:p>0.1885660705</text:p>
          </table:table-cell>
          <table:table-cell office:value-type="float" office:value="0.19366360425" calcext:value-type="float">
            <text:p>0.1936636043</text:p>
          </table:table-cell>
          <table:table-cell office:value-type="float" office:value="0.169978779464" calcext:value-type="float">
            <text:p>0.1699787795</text:p>
          </table:table-cell>
          <table:table-cell table:number-columns-repeated="5"/>
        </table:table-row>
        <table:table-row table:style-name="ro1">
          <table:table-cell office:value-type="float" office:value="0.188493621396" calcext:value-type="float">
            <text:p>0.1884936214</text:p>
          </table:table-cell>
          <table:table-cell office:value-type="float" office:value="0.193571092982" calcext:value-type="float">
            <text:p>0.193571093</text:p>
          </table:table-cell>
          <table:table-cell office:value-type="float" office:value="0.169889222567" calcext:value-type="float">
            <text:p>0.1698892226</text:p>
          </table:table-cell>
          <table:table-cell table:number-columns-repeated="5"/>
        </table:table-row>
        <table:table-row table:style-name="ro1">
          <table:table-cell office:value-type="float" office:value="0.188424833401" calcext:value-type="float">
            <text:p>0.1884248334</text:p>
          </table:table-cell>
          <table:table-cell office:value-type="float" office:value="0.193483268583" calcext:value-type="float">
            <text:p>0.1934832686</text:p>
          </table:table-cell>
          <table:table-cell office:value-type="float" office:value="0.169804209345" calcext:value-type="float">
            <text:p>0.1698042093</text:p>
          </table:table-cell>
          <table:table-cell table:number-columns-repeated="5"/>
        </table:table-row>
        <table:table-row table:style-name="ro1">
          <table:table-cell office:value-type="float" office:value="0.188359519686" calcext:value-type="float">
            <text:p>0.1883595197</text:p>
          </table:table-cell>
          <table:table-cell office:value-type="float" office:value="0.193399890684" calcext:value-type="float">
            <text:p>0.1933998907</text:p>
          </table:table-cell>
          <table:table-cell office:value-type="float" office:value="0.169723506135" calcext:value-type="float">
            <text:p>0.1697235061</text:p>
          </table:table-cell>
          <table:table-cell table:number-columns-repeated="5"/>
        </table:table-row>
        <table:table-row table:style-name="ro1">
          <table:table-cell office:value-type="float" office:value="0.188297503117" calcext:value-type="float">
            <text:p>0.1882975031</text:p>
          </table:table-cell>
          <table:table-cell office:value-type="float" office:value="0.193320731529" calcext:value-type="float">
            <text:p>0.1933207315</text:p>
          </table:table-cell>
          <table:table-cell office:value-type="float" office:value="0.169646891601" calcext:value-type="float">
            <text:p>0.1696468916</text:p>
          </table:table-cell>
          <table:table-cell table:number-columns-repeated="5"/>
        </table:table-row>
        <table:table-row table:style-name="ro1">
          <table:table-cell office:value-type="float" office:value="0.188238615749" calcext:value-type="float">
            <text:p>0.1882386157</text:p>
          </table:table-cell>
          <table:table-cell office:value-type="float" office:value="0.193245575285" calcext:value-type="float">
            <text:p>0.1932455753</text:p>
          </table:table-cell>
          <table:table-cell office:value-type="float" office:value="0.169574156048" calcext:value-type="float">
            <text:p>0.169574156</text:p>
          </table:table-cell>
          <table:table-cell table:number-columns-repeated="5"/>
        </table:table-row>
        <table:table-row table:style-name="ro1">
          <table:table-cell office:value-type="float" office:value="0.188182698342" calcext:value-type="float">
            <text:p>0.1881826983</text:p>
          </table:table-cell>
          <table:table-cell office:value-type="float" office:value="0.193174217394" calcext:value-type="float">
            <text:p>0.1931742174</text:p>
          </table:table-cell>
          <table:table-cell office:value-type="float" office:value="0.169505100785" calcext:value-type="float">
            <text:p>0.1695051008</text:p>
          </table:table-cell>
          <table:table-cell table:number-columns-repeated="5"/>
        </table:table-row>
        <table:table-row table:style-name="ro1">
          <table:table-cell office:value-type="float" office:value="0.188129599889" calcext:value-type="float">
            <text:p>0.1881295999</text:p>
          </table:table-cell>
          <table:table-cell office:value-type="float" office:value="0.193106463959" calcext:value-type="float">
            <text:p>0.193106464</text:p>
          </table:table-cell>
          <table:table-cell office:value-type="float" office:value="0.169439537522" calcext:value-type="float">
            <text:p>0.1694395375</text:p>
          </table:table-cell>
          <table:table-cell table:number-columns-repeated="5"/>
        </table:table-row>
        <table:table-row table:style-name="ro1">
          <table:table-cell office:value-type="float" office:value="0.18807917718" calcext:value-type="float">
            <text:p>0.1880791772</text:p>
          </table:table-cell>
          <table:table-cell office:value-type="float" office:value="0.19304213117" calcext:value-type="float">
            <text:p>0.1930421312</text:p>
          </table:table-cell>
          <table:table-cell office:value-type="float" office:value="0.169377287808" calcext:value-type="float">
            <text:p>0.1693772878</text:p>
          </table:table-cell>
          <table:table-cell table:number-columns-repeated="5"/>
        </table:table-row>
        <table:table-row table:style-name="ro1">
          <table:table-cell office:value-type="float" office:value="0.188031294388" calcext:value-type="float">
            <text:p>0.1880312944</text:p>
          </table:table-cell>
          <table:table-cell office:value-type="float" office:value="0.192981044762" calcext:value-type="float">
            <text:p>0.1929810448</text:p>
          </table:table-cell>
          <table:table-cell office:value-type="float" office:value="0.169318182492" calcext:value-type="float">
            <text:p>0.1693181825</text:p>
          </table:table-cell>
          <table:table-cell table:number-columns-repeated="5"/>
        </table:table-row>
        <table:table-row table:style-name="ro1">
          <table:table-cell office:value-type="float" office:value="0.187985822677" calcext:value-type="float">
            <text:p>0.1879858227</text:p>
          </table:table-cell>
          <table:table-cell office:value-type="float" office:value="0.192923039498" calcext:value-type="float">
            <text:p>0.1929230395</text:p>
          </table:table-cell>
          <table:table-cell office:value-type="float" office:value="0.169262061222" calcext:value-type="float">
            <text:p>0.1692620612</text:p>
          </table:table-cell>
          <table:table-cell table:number-columns-repeated="5"/>
        </table:table-row>
        <table:table-row table:style-name="ro1">
          <table:table-cell office:value-type="float" office:value="0.187942639835" calcext:value-type="float">
            <text:p>0.1879426398</text:p>
          </table:table-cell>
          <table:table-cell office:value-type="float" office:value="0.192867958693" calcext:value-type="float">
            <text:p>0.1928679587</text:p>
          </table:table-cell>
          <table:table-cell office:value-type="float" office:value="0.169208771973" calcext:value-type="float">
            <text:p>0.169208772</text:p>
          </table:table-cell>
          <table:table-cell table:number-columns-repeated="5"/>
        </table:table-row>
        <table:table-row table:style-name="ro1">
          <table:table-cell office:value-type="float" office:value="0.187901629922" calcext:value-type="float">
            <text:p>0.1879016299</text:p>
          </table:table-cell>
          <table:table-cell office:value-type="float" office:value="0.192815653752" calcext:value-type="float">
            <text:p>0.1928156538</text:p>
          </table:table-cell>
          <table:table-cell office:value-type="float" office:value="0.169158170598" calcext:value-type="float">
            <text:p>0.1691581706</text:p>
          </table:table-cell>
          <table:table-cell table:number-columns-repeated="5"/>
        </table:table-row>
        <table:table-row table:style-name="ro1">
          <table:table-cell office:value-type="float" office:value="0.187862682942" calcext:value-type="float">
            <text:p>0.1878626829</text:p>
          </table:table-cell>
          <table:table-cell office:value-type="float" office:value="0.192765983745" calcext:value-type="float">
            <text:p>0.1927659837</text:p>
          </table:table-cell>
          <table:table-cell office:value-type="float" office:value="0.169110120408" calcext:value-type="float">
            <text:p>0.1691101204</text:p>
          </table:table-cell>
          <table:table-cell table:number-columns-repeated="5"/>
        </table:table-row>
        <table:table-row table:style-name="ro1">
          <table:table-cell office:value-type="float" office:value="0.187825694531" calcext:value-type="float">
            <text:p>0.1878256945</text:p>
          </table:table-cell>
          <table:table-cell office:value-type="float" office:value="0.192718814995" calcext:value-type="float">
            <text:p>0.192718815</text:p>
          </table:table-cell>
          <table:table-cell office:value-type="float" office:value="0.169064491775" calcext:value-type="float">
            <text:p>0.1690644918</text:p>
          </table:table-cell>
          <table:table-cell table:number-columns-repeated="5"/>
        </table:table-row>
        <table:table-row table:style-name="ro1">
          <table:table-cell office:value-type="float" office:value="0.187790565663" calcext:value-type="float">
            <text:p>0.1877905657</text:p>
          </table:table-cell>
          <table:table-cell office:value-type="float" office:value="0.192674020702" calcext:value-type="float">
            <text:p>0.1926740207</text:p>
          </table:table-cell>
          <table:table-cell office:value-type="float" office:value="0.169021161755" calcext:value-type="float">
            <text:p>0.1690211618</text:p>
          </table:table-cell>
          <table:table-cell table:number-columns-repeated="5"/>
        </table:table-row>
        <table:table-row table:style-name="ro1">
          <table:table-cell office:value-type="float" office:value="0.18775720237" calcext:value-type="float">
            <text:p>0.1877572024</text:p>
          </table:table-cell>
          <table:table-cell office:value-type="float" office:value="0.192631480575" calcext:value-type="float">
            <text:p>0.1926314806</text:p>
          </table:table-cell>
          <table:table-cell office:value-type="float" office:value="0.168980013733" calcext:value-type="float">
            <text:p>0.1689800137</text:p>
          </table:table-cell>
          <table:table-cell table:number-columns-repeated="5"/>
        </table:table-row>
        <table:table-row table:style-name="ro1">
          <table:table-cell office:value-type="float" office:value="0.187725515481" calcext:value-type="float">
            <text:p>0.1877255155</text:p>
          </table:table-cell>
          <table:table-cell office:value-type="float" office:value="0.19259108049" calcext:value-type="float">
            <text:p>0.1925910805</text:p>
          </table:table-cell>
          <table:table-cell office:value-type="float" office:value="0.168940937092" calcext:value-type="float">
            <text:p>0.1689409371</text:p>
          </table:table-cell>
          <table:table-cell table:number-columns-repeated="5"/>
        </table:table-row>
        <table:table-row table:style-name="ro1">
          <table:table-cell office:value-type="float" office:value="0.18769542037" calcext:value-type="float">
            <text:p>0.1876954204</text:p>
          </table:table-cell>
          <table:table-cell office:value-type="float" office:value="0.19255271217" calcext:value-type="float">
            <text:p>0.1925527122</text:p>
          </table:table-cell>
          <table:table-cell office:value-type="float" office:value="0.168903826895" calcext:value-type="float">
            <text:p>0.1689038269</text:p>
          </table:table-cell>
          <table:table-cell table:number-columns-repeated="5"/>
        </table:table-row>
        <table:table-row table:style-name="ro1">
          <table:table-cell office:value-type="float" office:value="0.18766683672" calcext:value-type="float">
            <text:p>0.1876668367</text:p>
          </table:table-cell>
          <table:table-cell office:value-type="float" office:value="0.192516272875" calcext:value-type="float">
            <text:p>0.1925162729</text:p>
          </table:table-cell>
          <table:table-cell office:value-type="float" office:value="0.168868583584" calcext:value-type="float">
            <text:p>0.1688685836</text:p>
          </table:table-cell>
          <table:table-cell table:number-columns-repeated="5"/>
        </table:table-row>
        <table:table-row table:style-name="ro1">
          <table:table-cell office:value-type="float" office:value="0.187639688304" calcext:value-type="float">
            <text:p>0.1876396883</text:p>
          </table:table-cell>
          <table:table-cell office:value-type="float" office:value="0.192481665118" calcext:value-type="float">
            <text:p>0.1924816651</text:p>
          </table:table-cell>
          <table:table-cell office:value-type="float" office:value="0.168835112701" calcext:value-type="float">
            <text:p>0.1688351127</text:p>
          </table:table-cell>
          <table:table-cell table:number-columns-repeated="5"/>
        </table:table-row>
        <table:table-row table:style-name="ro1">
          <table:table-cell office:value-type="float" office:value="0.187613902768" calcext:value-type="float">
            <text:p>0.1876139028</text:p>
          </table:table-cell>
          <table:table-cell office:value-type="float" office:value="0.192448796383" calcext:value-type="float">
            <text:p>0.1924487964</text:p>
          </table:table-cell>
          <table:table-cell office:value-type="float" office:value="0.168803324622" calcext:value-type="float">
            <text:p>0.1688033246</text:p>
          </table:table-cell>
          <table:table-cell table:number-columns-repeated="5"/>
        </table:table-row>
        <table:table-row table:style-name="ro1">
          <table:table-cell office:value-type="float" office:value="0.187589411434" calcext:value-type="float">
            <text:p>0.1875894114</text:p>
          </table:table-cell>
          <table:table-cell office:value-type="float" office:value="0.192417578876" calcext:value-type="float">
            <text:p>0.1924175789</text:p>
          </table:table-cell>
          <table:table-cell office:value-type="float" office:value="0.168773134299" calcext:value-type="float">
            <text:p>0.1687731343</text:p>
          </table:table-cell>
          <table:table-cell table:number-columns-repeated="5"/>
        </table:table-row>
        <table:table-row table:style-name="ro1">
          <table:table-cell office:value-type="float" office:value="0.187566149111" calcext:value-type="float">
            <text:p>0.1875661491</text:p>
          </table:table-cell>
          <table:table-cell office:value-type="float" office:value="0.192387929274" calcext:value-type="float">
            <text:p>0.1923879293</text:p>
          </table:table-cell>
          <table:table-cell office:value-type="float" office:value="0.168744461029" calcext:value-type="float">
            <text:p>0.168744461</text:p>
          </table:table-cell>
          <table:table-cell table:number-columns-repeated="5"/>
        </table:table-row>
        <table:table-row table:style-name="ro1">
          <table:table-cell office:value-type="float" office:value="0.187544053915" calcext:value-type="float">
            <text:p>0.1875440539</text:p>
          </table:table-cell>
          <table:table-cell office:value-type="float" office:value="0.192359768494" calcext:value-type="float">
            <text:p>0.1923597685</text:p>
          </table:table-cell>
          <table:table-cell office:value-type="float" office:value="0.168717228221" calcext:value-type="float">
            <text:p>0.1687172282</text:p>
          </table:table-cell>
          <table:table-cell table:number-columns-repeated="5"/>
        </table:table-row>
        <table:table-row table:style-name="ro1">
          <table:table-cell office:value-type="float" office:value="0.187523067096" calcext:value-type="float">
            <text:p>0.1875230671</text:p>
          </table:table-cell>
          <table:table-cell office:value-type="float" office:value="0.192333021475" calcext:value-type="float">
            <text:p>0.1923330215</text:p>
          </table:table-cell>
          <table:table-cell office:value-type="float" office:value="0.168691363187" calcext:value-type="float">
            <text:p>0.1686913632</text:p>
          </table:table-cell>
          <table:table-cell table:number-columns-repeated="5"/>
        </table:table-row>
        <table:table-row table:style-name="ro1">
          <table:table-cell office:value-type="float" office:value="0.187503132883" calcext:value-type="float">
            <text:p>0.1875031329</text:p>
          </table:table-cell>
          <table:table-cell office:value-type="float" office:value="0.19230761697" calcext:value-type="float">
            <text:p>0.192307617</text:p>
          </table:table-cell>
          <table:table-cell office:value-type="float" office:value="0.168666796939" calcext:value-type="float">
            <text:p>0.1686667969</text:p>
          </table:table-cell>
          <table:table-cell table:number-columns-repeated="5"/>
        </table:table-row>
        <table:table-row table:style-name="ro1">
          <table:table-cell office:value-type="float" office:value="0.187484198327" calcext:value-type="float">
            <text:p>0.1874841983</text:p>
          </table:table-cell>
          <table:table-cell office:value-type="float" office:value="0.192283487348" calcext:value-type="float">
            <text:p>0.1922834873</text:p>
          </table:table-cell>
          <table:table-cell office:value-type="float" office:value="0.168643463997" calcext:value-type="float">
            <text:p>0.168643464</text:p>
          </table:table-cell>
          <table:table-cell table:number-columns-repeated="5"/>
        </table:table-row>
        <table:table-row table:style-name="ro1">
          <table:table-cell office:value-type="float" office:value="0.187466213156" calcext:value-type="float">
            <text:p>0.1874662132</text:p>
          </table:table-cell>
          <table:table-cell office:value-type="float" office:value="0.192260568411" calcext:value-type="float">
            <text:p>0.1922605684</text:p>
          </table:table-cell>
          <table:table-cell office:value-type="float" office:value="0.168621302207" calcext:value-type="float">
            <text:p>0.1686213022</text:p>
          </table:table-cell>
          <table:table-cell table:number-columns-repeated="5"/>
        </table:table-row>
        <table:table-row table:style-name="ro1">
          <table:table-cell office:value-type="float" office:value="0.187449129643" calcext:value-type="float">
            <text:p>0.1874491296</text:p>
          </table:table-cell>
          <table:table-cell office:value-type="float" office:value="0.192238799212" calcext:value-type="float">
            <text:p>0.1922387992</text:p>
          </table:table-cell>
          <table:table-cell office:value-type="float" office:value="0.168600252571" calcext:value-type="float">
            <text:p>0.1686002526</text:p>
          </table:table-cell>
          <table:table-cell table:number-columns-repeated="5"/>
        </table:table-row>
        <table:table-row table:style-name="ro1">
          <table:table-cell office:value-type="float" office:value="0.187432902469" calcext:value-type="float">
            <text:p>0.1874329025</text:p>
          </table:table-cell>
          <table:table-cell office:value-type="float" office:value="0.192218121896" calcext:value-type="float">
            <text:p>0.1922181219</text:p>
          </table:table-cell>
          <table:table-cell office:value-type="float" office:value="0.168580259085" calcext:value-type="float">
            <text:p>0.1685802591</text:p>
          </table:table-cell>
          <table:table-cell table:number-columns-repeated="5"/>
        </table:table-row>
        <table:table-row table:style-name="ro1">
          <table:table-cell office:value-type="float" office:value="0.187417488607" calcext:value-type="float">
            <text:p>0.1874174886</text:p>
          </table:table-cell>
          <table:table-cell office:value-type="float" office:value="0.192198481533" calcext:value-type="float">
            <text:p>0.1921984815</text:p>
          </table:table-cell>
          <table:table-cell office:value-type="float" office:value="0.168561268582" calcext:value-type="float">
            <text:p>0.1685612686</text:p>
          </table:table-cell>
          <table:table-cell table:number-columns-repeated="5"/>
        </table:table-row>
        <table:table-row table:style-name="ro1">
          <table:table-cell office:value-type="float" office:value="0.1874028472" calcext:value-type="float">
            <text:p>0.1874028472</text:p>
          </table:table-cell>
          <table:table-cell office:value-type="float" office:value="0.192179825974" calcext:value-type="float">
            <text:p>0.192179826</text:p>
          </table:table-cell>
          <table:table-cell office:value-type="float" office:value="0.168543230591" calcext:value-type="float">
            <text:p>0.1685432306</text:p>
          </table:table-cell>
          <table:table-cell table:number-columns-repeated="5"/>
        </table:table-row>
        <table:table-row table:style-name="ro1">
          <table:table-cell office:value-type="float" office:value="0.187388939454" calcext:value-type="float">
            <text:p>0.1873889395</text:p>
          </table:table-cell>
          <table:table-cell office:value-type="float" office:value="0.192162105706" calcext:value-type="float">
            <text:p>0.1921621057</text:p>
          </table:table-cell>
          <table:table-cell office:value-type="float" office:value="0.168526097193" calcext:value-type="float">
            <text:p>0.1685260972</text:p>
          </table:table-cell>
          <table:table-cell table:number-columns-repeated="5"/>
        </table:table-row>
        <table:table-row table:style-name="ro1">
          <table:table-cell office:value-type="float" office:value="0.18737572853" calcext:value-type="float">
            <text:p>0.1873757285</text:p>
          </table:table-cell>
          <table:table-cell office:value-type="float" office:value="0.192145273721" calcext:value-type="float">
            <text:p>0.1921452737</text:p>
          </table:table-cell>
          <table:table-cell office:value-type="float" office:value="0.168509822896" calcext:value-type="float">
            <text:p>0.1685098229</text:p>
          </table:table-cell>
          <table:table-cell table:number-columns-repeated="5"/>
        </table:table-row>
        <table:table-row table:style-name="ro1">
          <table:table-cell office:value-type="float" office:value="0.187363179446" calcext:value-type="float">
            <text:p>0.1873631794</text:p>
          </table:table-cell>
          <table:table-cell office:value-type="float" office:value="0.192129285382" calcext:value-type="float">
            <text:p>0.1921292854</text:p>
          </table:table-cell>
          <table:table-cell office:value-type="float" office:value="0.168494364507" calcext:value-type="float">
            <text:p>0.1684943645</text:p>
          </table:table-cell>
          <table:table-cell table:number-columns-repeated="5"/>
        </table:table-row>
        <table:table-row table:style-name="ro1">
          <table:table-cell office:value-type="float" office:value="0.187351258986" calcext:value-type="float">
            <text:p>0.187351259</text:p>
          </table:table-cell>
          <table:table-cell office:value-type="float" office:value="0.192114098306" calcext:value-type="float">
            <text:p>0.1921140983</text:p>
          </table:table-cell>
          <table:table-cell office:value-type="float" office:value="0.168479681017" calcext:value-type="float">
            <text:p>0.168479681</text:p>
          </table:table-cell>
          <table:table-cell table:number-columns-repeated="5"/>
        </table:table-row>
        <table:table-row table:style-name="ro1">
          <table:table-cell office:value-type="float" office:value="0.187339935603" calcext:value-type="float">
            <text:p>0.1873399356</text:p>
          </table:table-cell>
          <table:table-cell office:value-type="float" office:value="0.192099672251" calcext:value-type="float">
            <text:p>0.1920996723</text:p>
          </table:table-cell>
          <table:table-cell office:value-type="float" office:value="0.168465733488" calcext:value-type="float">
            <text:p>0.1684657335</text:p>
          </table:table-cell>
          <table:table-cell table:number-columns-repeated="5"/>
        </table:table-row>
        <table:table-row table:style-name="ro1">
          <table:table-cell office:value-type="float" office:value="0.18732917934" calcext:value-type="float">
            <text:p>0.1873291793</text:p>
          </table:table-cell>
          <table:table-cell office:value-type="float" office:value="0.192085969003" calcext:value-type="float">
            <text:p>0.192085969</text:p>
          </table:table-cell>
          <table:table-cell office:value-type="float" office:value="0.168452484947" calcext:value-type="float">
            <text:p>0.1684524849</text:p>
          </table:table-cell>
          <table:table-cell table:number-columns-repeated="5"/>
        </table:table-row>
        <table:table-row table:style-name="ro1">
          <table:table-cell office:value-type="float" office:value="0.18731896175" calcext:value-type="float">
            <text:p>0.1873189618</text:p>
          </table:table-cell>
          <table:table-cell office:value-type="float" office:value="0.192072952275" calcext:value-type="float">
            <text:p>0.1920729523</text:p>
          </table:table-cell>
          <table:table-cell office:value-type="float" office:value="0.168439900287" calcext:value-type="float">
            <text:p>0.1684399003</text:p>
          </table:table-cell>
          <table:table-cell table:number-columns-repeated="5"/>
        </table:table-row>
        <table:table-row table:style-name="ro1">
          <table:table-cell office:value-type="float" office:value="0.187309255813" calcext:value-type="float">
            <text:p>0.1873092558</text:p>
          </table:table-cell>
          <table:table-cell office:value-type="float" office:value="0.192060587607" calcext:value-type="float">
            <text:p>0.1920605876</text:p>
          </table:table-cell>
          <table:table-cell office:value-type="float" office:value="0.168427946173" calcext:value-type="float">
            <text:p>0.1684279462</text:p>
          </table:table-cell>
          <table:table-cell table:number-columns-repeated="5"/>
        </table:table-row>
        <table:table-row table:style-name="ro1">
          <table:table-cell office:value-type="float" office:value="0.187300035873" calcext:value-type="float">
            <text:p>0.1873000359</text:p>
          </table:table-cell>
          <table:table-cell office:value-type="float" office:value="0.192048842278" calcext:value-type="float">
            <text:p>0.1920488423</text:p>
          </table:table-cell>
          <table:table-cell office:value-type="float" office:value="0.168416590948" calcext:value-type="float">
            <text:p>0.1684165909</text:p>
          </table:table-cell>
          <table:table-cell table:number-columns-repeated="5"/>
        </table:table-row>
        <table:table-row table:style-name="ro1">
          <table:table-cell office:value-type="float" office:value="0.18729127756" calcext:value-type="float">
            <text:p>0.1872912776</text:p>
          </table:table-cell>
          <table:table-cell office:value-type="float" office:value="0.192037685213" calcext:value-type="float">
            <text:p>0.1920376852</text:p>
          </table:table-cell>
          <table:table-cell office:value-type="float" office:value="0.168405804553" calcext:value-type="float">
            <text:p>0.1684058046</text:p>
          </table:table-cell>
          <table:table-cell table:number-columns-repeated="5"/>
        </table:table-row>
        <table:table-row table:style-name="ro1">
          <table:table-cell office:value-type="float" office:value="0.187282957733" calcext:value-type="float">
            <text:p>0.1872829577</text:p>
          </table:table-cell>
          <table:table-cell office:value-type="float" office:value="0.192027086901" calcext:value-type="float">
            <text:p>0.1920270869</text:p>
          </table:table-cell>
          <table:table-cell office:value-type="float" office:value="0.168395558443" calcext:value-type="float">
            <text:p>0.1683955584</text:p>
          </table:table-cell>
          <table:table-cell table:number-columns-repeated="5"/>
        </table:table-row>
        <table:table-row table:style-name="ro1">
          <table:table-cell office:value-type="float" office:value="0.187275054411" calcext:value-type="float">
            <text:p>0.1872750544</text:p>
          </table:table-cell>
          <table:table-cell office:value-type="float" office:value="0.192017019316" calcext:value-type="float">
            <text:p>0.1920170193</text:p>
          </table:table-cell>
          <table:table-cell office:value-type="float" office:value="0.168385825507" calcext:value-type="float">
            <text:p>0.1683858255</text:p>
          </table:table-cell>
          <table:table-cell table:number-columns-repeated="5"/>
        </table:table-row>
        <table:table-row table:style-name="ro1">
          <table:table-cell office:value-type="float" office:value="0.187267546718" calcext:value-type="float">
            <text:p>0.1872675467</text:p>
          </table:table-cell>
          <table:table-cell office:value-type="float" office:value="0.192007455844" calcext:value-type="float">
            <text:p>0.1920074558</text:p>
          </table:table-cell>
          <table:table-cell office:value-type="float" office:value="0.168376580004" calcext:value-type="float">
            <text:p>0.16837658</text:p>
          </table:table-cell>
          <table:table-cell table:number-columns-repeated="5"/>
        </table:table-row>
        <table:table-row table:style-name="ro1">
          <table:table-cell office:value-type="float" office:value="0.187260414829" calcext:value-type="float">
            <text:p>0.1872604148</text:p>
          </table:table-cell>
          <table:table-cell office:value-type="float" office:value="0.191998371206" calcext:value-type="float">
            <text:p>0.1919983712</text:p>
          </table:table-cell>
          <table:table-cell office:value-type="float" office:value="0.168367797485" calcext:value-type="float">
            <text:p>0.1683677975</text:p>
          </table:table-cell>
          <table:table-cell table:number-columns-repeated="5"/>
        </table:table-row>
        <table:table-row table:style-name="ro1">
          <table:table-cell office:value-type="float" office:value="0.187253639912" calcext:value-type="float">
            <text:p>0.1872536399</text:p>
          </table:table-cell>
          <table:table-cell office:value-type="float" office:value="0.191989741398" calcext:value-type="float">
            <text:p>0.1919897414</text:p>
          </table:table-cell>
          <table:table-cell office:value-type="float" office:value="0.168359454731" calcext:value-type="float">
            <text:p>0.1683594547</text:p>
          </table:table-cell>
          <table:table-cell table:number-columns-repeated="5"/>
        </table:table-row>
        <table:table-row table:style-name="ro1">
          <table:table-cell office:value-type="float" office:value="0.187247204081" calcext:value-type="float">
            <text:p>0.1872472041</text:p>
          </table:table-cell>
          <table:table-cell office:value-type="float" office:value="0.191981543618" calcext:value-type="float">
            <text:p>0.1919815436</text:p>
          </table:table-cell>
          <table:table-cell office:value-type="float" office:value="0.168351529692" calcext:value-type="float">
            <text:p>0.1683515297</text:p>
          </table:table-cell>
          <table:table-cell table:number-columns-repeated="5"/>
        </table:table-row>
        <table:table-row table:style-name="ro1">
          <table:table-cell office:value-type="float" office:value="0.187241090349" calcext:value-type="float">
            <text:p>0.1872410903</text:p>
          </table:table-cell>
          <table:table-cell office:value-type="float" office:value="0.191973756213" calcext:value-type="float">
            <text:p>0.1919737562</text:p>
          </table:table-cell>
          <table:table-cell office:value-type="float" office:value="0.168344001425" calcext:value-type="float">
            <text:p>0.1683440014</text:p>
          </table:table-cell>
          <table:table-cell table:number-columns-repeated="5"/>
        </table:table-row>
        <table:table-row table:style-name="ro1">
          <table:table-cell office:value-type="float" office:value="0.187235282582" calcext:value-type="float">
            <text:p>0.1872352826</text:p>
          </table:table-cell>
          <table:table-cell office:value-type="float" office:value="0.191966358617" calcext:value-type="float">
            <text:p>0.1919663586</text:p>
          </table:table-cell>
          <table:table-cell office:value-type="float" office:value="0.168336850042" calcext:value-type="float">
            <text:p>0.16833685</text:p>
          </table:table-cell>
          <table:table-cell table:number-columns-repeated="5"/>
        </table:table-row>
        <table:table-row table:style-name="ro1">
          <table:table-cell office:value-type="float" office:value="0.187229765453" calcext:value-type="float">
            <text:p>0.1872297655</text:p>
          </table:table-cell>
          <table:table-cell office:value-type="float" office:value="0.191959331297" calcext:value-type="float">
            <text:p>0.1919593313</text:p>
          </table:table-cell>
          <table:table-cell office:value-type="float" office:value="0.168330056652" calcext:value-type="float">
            <text:p>0.1683300567</text:p>
          </table:table-cell>
          <table:table-cell table:number-columns-repeated="5"/>
        </table:table-row>
        <table:table-row table:style-name="ro1">
          <table:table-cell office:value-type="float" office:value="0.187224524407" calcext:value-type="float">
            <text:p>0.1872245244</text:p>
          </table:table-cell>
          <table:table-cell office:value-type="float" office:value="0.191952655699" calcext:value-type="float">
            <text:p>0.1919526557</text:p>
          </table:table-cell>
          <table:table-cell office:value-type="float" office:value="0.168323603314" calcext:value-type="float">
            <text:p>0.1683236033</text:p>
          </table:table-cell>
          <table:table-cell table:number-columns-repeated="5"/>
        </table:table-row>
        <table:table-row table:style-name="ro1">
          <table:table-cell office:value-type="float" office:value="0.187219545617" calcext:value-type="float">
            <text:p>0.1872195456</text:p>
          </table:table-cell>
          <table:table-cell office:value-type="float" office:value="0.191946314204" calcext:value-type="float">
            <text:p>0.1919463142</text:p>
          </table:table-cell>
          <table:table-cell office:value-type="float" office:value="0.168317472988" calcext:value-type="float">
            <text:p>0.168317473</text:p>
          </table:table-cell>
          <table:table-cell table:number-columns-repeated="5"/>
        </table:table-row>
        <table:table-row table:style-name="ro1">
          <table:table-cell office:value-type="float" office:value="0.187214815951" calcext:value-type="float">
            <text:p>0.187214816</text:p>
          </table:table-cell>
          <table:table-cell office:value-type="float" office:value="0.191940290075" calcext:value-type="float">
            <text:p>0.1919402901</text:p>
          </table:table-cell>
          <table:table-cell office:value-type="float" office:value="0.16831164949" calcext:value-type="float">
            <text:p>0.1683116495</text:p>
          </table:table-cell>
          <table:table-cell table:number-columns-repeated="5"/>
        </table:table-row>
        <table:table-row table:style-name="ro1">
          <table:table-cell office:value-type="float" office:value="0.187210322934" calcext:value-type="float">
            <text:p>0.1872103229</text:p>
          </table:table-cell>
          <table:table-cell office:value-type="float" office:value="0.191934567415" calcext:value-type="float">
            <text:p>0.1919345674</text:p>
          </table:table-cell>
          <table:table-cell office:value-type="float" office:value="0.168306117449" calcext:value-type="float">
            <text:p>0.1683061174</text:p>
          </table:table-cell>
          <table:table-cell table:number-columns-repeated="5"/>
        </table:table-row>
        <table:table-row table:style-name="ro1">
          <table:table-cell office:value-type="float" office:value="0.187206054718" calcext:value-type="float">
            <text:p>0.1872060547</text:p>
          </table:table-cell>
          <table:table-cell office:value-type="float" office:value="0.191929131124" calcext:value-type="float">
            <text:p>0.1919291311</text:p>
          </table:table-cell>
          <table:table-cell office:value-type="float" office:value="0.168300862263" calcext:value-type="float">
            <text:p>0.1683008623</text:p>
          </table:table-cell>
          <table:table-cell table:number-columns-repeated="5"/>
        </table:table-row>
        <table:table-row table:style-name="ro1">
          <table:table-cell office:value-type="float" office:value="0.187202000048" calcext:value-type="float">
            <text:p>0.187202</text:p>
          </table:table-cell>
          <table:table-cell office:value-type="float" office:value="0.191923966862" calcext:value-type="float">
            <text:p>0.1919239669</text:p>
          </table:table-cell>
          <table:table-cell office:value-type="float" office:value="0.168295870066" calcext:value-type="float">
            <text:p>0.1682958701</text:p>
          </table:table-cell>
          <table:table-cell table:number-columns-repeated="5"/>
        </table:table-row>
        <table:table-row table:style-name="ro1">
          <table:table-cell office:value-type="float" office:value="0.187198148234" calcext:value-type="float">
            <text:p>0.1871981482</text:p>
          </table:table-cell>
          <table:table-cell office:value-type="float" office:value="0.191919061006" calcext:value-type="float">
            <text:p>0.191919061</text:p>
          </table:table-cell>
          <table:table-cell office:value-type="float" office:value="0.168291127685" calcext:value-type="float">
            <text:p>0.1682911277</text:p>
          </table:table-cell>
          <table:table-cell table:number-columns-repeated="5"/>
        </table:table-row>
        <table:table-row table:style-name="ro1">
          <table:table-cell office:value-type="float" office:value="0.18719448912" calcext:value-type="float">
            <text:p>0.1871944891</text:p>
          </table:table-cell>
          <table:table-cell office:value-type="float" office:value="0.191914400617" calcext:value-type="float">
            <text:p>0.1919144006</text:p>
          </table:table-cell>
          <table:table-cell office:value-type="float" office:value="0.16828662261" calcext:value-type="float">
            <text:p>0.1682866226</text:p>
          </table:table-cell>
          <table:table-cell table:number-columns-repeated="5"/>
        </table:table-row>
        <table:table-row table:style-name="ro1">
          <table:table-cell office:value-type="float" office:value="0.187191013062" calcext:value-type="float">
            <text:p>0.1871910131</text:p>
          </table:table-cell>
          <table:table-cell office:value-type="float" office:value="0.191909973404" calcext:value-type="float">
            <text:p>0.1919099734</text:p>
          </table:table-cell>
          <table:table-cell office:value-type="float" office:value="0.168282342957" calcext:value-type="float">
            <text:p>0.168282343</text:p>
          </table:table-cell>
          <table:table-cell table:number-columns-repeated="5"/>
        </table:table-row>
        <table:table-row table:style-name="ro1">
          <table:table-cell office:value-type="float" office:value="0.187187710896" calcext:value-type="float">
            <text:p>0.1871877109</text:p>
          </table:table-cell>
          <table:table-cell office:value-type="float" office:value="0.191905767694" calcext:value-type="float">
            <text:p>0.1919057677</text:p>
          </table:table-cell>
          <table:table-cell office:value-type="float" office:value="0.168278277438" calcext:value-type="float">
            <text:p>0.1682782774</text:p>
          </table:table-cell>
          <table:table-cell table:number-columns-repeated="5"/>
        </table:table-row>
        <table:table-row table:style-name="ro1">
          <table:table-cell office:value-type="float" office:value="0.18718457392" calcext:value-type="float">
            <text:p>0.1871845739</text:p>
          </table:table-cell>
          <table:table-cell office:value-type="float" office:value="0.191901772397" calcext:value-type="float">
            <text:p>0.1919017724</text:p>
          </table:table-cell>
          <table:table-cell office:value-type="float" office:value="0.168274415332" calcext:value-type="float">
            <text:p>0.1682744153</text:p>
          </table:table-cell>
          <table:table-cell table:number-columns-repeated="5"/>
        </table:table-row>
        <table:table-row table:style-name="ro1">
          <table:table-cell office:value-type="float" office:value="0.187181593865" calcext:value-type="float">
            <text:p>0.1871815939</text:p>
          </table:table-cell>
          <table:table-cell office:value-type="float" office:value="0.191897976981" calcext:value-type="float">
            <text:p>0.191897977</text:p>
          </table:table-cell>
          <table:table-cell office:value-type="float" office:value="0.168270746456" calcext:value-type="float">
            <text:p>0.1682707465</text:p>
          </table:table-cell>
          <table:table-cell table:number-columns-repeated="5"/>
        </table:table-row>
        <table:table-row table:style-name="ro1">
          <table:table-cell office:value-type="float" office:value="0.187178762879" calcext:value-type="float">
            <text:p>0.1871787629</text:p>
          </table:table-cell>
          <table:table-cell office:value-type="float" office:value="0.19189437144" calcext:value-type="float">
            <text:p>0.1918943714</text:p>
          </table:table-cell>
          <table:table-cell office:value-type="float" office:value="0.168267261135" calcext:value-type="float">
            <text:p>0.1682672611</text:p>
          </table:table-cell>
          <table:table-cell table:number-columns-repeated="5"/>
        </table:table-row>
        <table:table-row table:style-name="ro1">
          <table:table-cell office:value-type="float" office:value="0.187176073502" calcext:value-type="float">
            <text:p>0.1871760735</text:p>
          </table:table-cell>
          <table:table-cell office:value-type="float" office:value="0.191890946269" calcext:value-type="float">
            <text:p>0.1918909463</text:p>
          </table:table-cell>
          <table:table-cell office:value-type="float" office:value="0.168263950181" calcext:value-type="float">
            <text:p>0.1682639502</text:p>
          </table:table-cell>
          <table:table-cell table:number-columns-repeated="5"/>
        </table:table-row>
        <table:table-row table:style-name="ro1">
          <table:table-cell office:value-type="float" office:value="0.187173518648" calcext:value-type="float">
            <text:p>0.1871735186</text:p>
          </table:table-cell>
          <table:table-cell office:value-type="float" office:value="0.191887692443" calcext:value-type="float">
            <text:p>0.1918876924</text:p>
          </table:table-cell>
          <table:table-cell office:value-type="float" office:value="0.168260804865" calcext:value-type="float">
            <text:p>0.1682608049</text:p>
          </table:table-cell>
          <table:table-cell table:number-columns-repeated="5"/>
        </table:table-row>
        <table:table-row table:style-name="ro1">
          <table:table-cell office:value-type="float" office:value="0.187171091585" calcext:value-type="float">
            <text:p>0.1871710916</text:p>
          </table:table-cell>
          <table:table-cell office:value-type="float" office:value="0.191884601384" calcext:value-type="float">
            <text:p>0.1918846014</text:p>
          </table:table-cell>
          <table:table-cell office:value-type="float" office:value="0.168257816897" calcext:value-type="float">
            <text:p>0.1682578169</text:p>
          </table:table-cell>
          <table:table-cell table:number-columns-repeated="5"/>
        </table:table-row>
        <table:table-row table:style-name="ro1">
          <table:table-cell office:value-type="float" office:value="0.187168785918" calcext:value-type="float">
            <text:p>0.1871687859</text:p>
          </table:table-cell>
          <table:table-cell office:value-type="float" office:value="0.191881664947" calcext:value-type="float">
            <text:p>0.1918816649</text:p>
          </table:table-cell>
          <table:table-cell office:value-type="float" office:value="0.168254978402" calcext:value-type="float">
            <text:p>0.1682549784</text:p>
          </table:table-cell>
          <table:table-cell table:number-columns-repeated="5"/>
        </table:table-row>
        <table:table-row table:style-name="ro1">
          <table:table-cell office:value-type="float" office:value="0.187166595575" calcext:value-type="float">
            <text:p>0.1871665956</text:p>
          </table:table-cell>
          <table:table-cell office:value-type="float" office:value="0.191878875395" calcext:value-type="float">
            <text:p>0.1918788754</text:p>
          </table:table-cell>
          <table:table-cell office:value-type="float" office:value="0.168252281899" calcext:value-type="float">
            <text:p>0.1682522819</text:p>
          </table:table-cell>
          <table:table-cell table:number-columns-repeated="5"/>
        </table:table-row>
        <table:table-row table:style-name="ro1">
          <table:table-cell office:value-type="float" office:value="0.187164514784" calcext:value-type="float">
            <text:p>0.1871645148</text:p>
          </table:table-cell>
          <table:table-cell office:value-type="float" office:value="0.191876225376" calcext:value-type="float">
            <text:p>0.1918762254</text:p>
          </table:table-cell>
          <table:table-cell office:value-type="float" office:value="0.16824972028" calcext:value-type="float">
            <text:p>0.1682497203</text:p>
          </table:table-cell>
          <table:table-cell table:number-columns-repeated="5"/>
        </table:table-row>
        <table:table-row table:style-name="ro1">
          <table:table-cell office:value-type="float" office:value="0.187162538065" calcext:value-type="float">
            <text:p>0.1871625381</text:p>
          </table:table-cell>
          <table:table-cell office:value-type="float" office:value="0.191873707909" calcext:value-type="float">
            <text:p>0.1918737079</text:p>
          </table:table-cell>
          <table:table-cell office:value-type="float" office:value="0.168247286798" calcext:value-type="float">
            <text:p>0.1682472868</text:p>
          </table:table-cell>
          <table:table-cell table:number-columns-repeated="5"/>
        </table:table-row>
        <table:table-row table:style-name="ro1">
          <table:table-cell office:value-type="float" office:value="0.187160660211" calcext:value-type="float">
            <text:p>0.1871606602</text:p>
          </table:table-cell>
          <table:table-cell office:value-type="float" office:value="0.191871316362" calcext:value-type="float">
            <text:p>0.1918713164</text:p>
          </table:table-cell>
          <table:table-cell office:value-type="float" office:value="0.168244975038" calcext:value-type="float">
            <text:p>0.168244975</text:p>
          </table:table-cell>
          <table:table-cell table:number-columns-repeated="5"/>
        </table:table-row>
        <table:table-row table:style-name="ro1">
          <table:table-cell office:value-type="float" office:value="0.187158876276" calcext:value-type="float">
            <text:p>0.1871588763</text:p>
          </table:table-cell>
          <table:table-cell office:value-type="float" office:value="0.191869044433" calcext:value-type="float">
            <text:p>0.1918690444</text:p>
          </table:table-cell>
          <table:table-cell office:value-type="float" office:value="0.168242778911" calcext:value-type="float">
            <text:p>0.1682427789</text:p>
          </table:table-cell>
          <table:table-cell table:number-columns-repeated="5"/>
        </table:table-row>
        <table:table-row table:style-name="ro1">
          <table:table-cell office:value-type="float" office:value="0.187157181561" calcext:value-type="float">
            <text:p>0.1871571816</text:p>
          </table:table-cell>
          <table:table-cell office:value-type="float" office:value="0.191866886138" calcext:value-type="float">
            <text:p>0.1918668861</text:p>
          </table:table-cell>
          <table:table-cell office:value-type="float" office:value="0.16824069263" calcext:value-type="float">
            <text:p>0.1682406926</text:p>
          </table:table-cell>
          <table:table-cell table:number-columns-repeated="5"/>
        </table:table-row>
        <table:table-row table:style-name="ro1">
          <table:table-cell office:value-type="float" office:value="0.187155571604" calcext:value-type="float">
            <text:p>0.1871555716</text:p>
          </table:table-cell>
          <table:table-cell office:value-type="float" office:value="0.191864835791" calcext:value-type="float">
            <text:p>0.1918648358</text:p>
          </table:table-cell>
          <table:table-cell office:value-type="float" office:value="0.168238710699" calcext:value-type="float">
            <text:p>0.1682387107</text:p>
          </table:table-cell>
          <table:table-cell table:number-columns-repeated="5"/>
        </table:table-row>
        <table:table-row table:style-name="ro1">
          <table:table-cell office:value-type="float" office:value="0.187154042163" calcext:value-type="float">
            <text:p>0.1871540422</text:p>
          </table:table-cell>
          <table:table-cell office:value-type="float" office:value="0.191862887992" calcext:value-type="float">
            <text:p>0.191862888</text:p>
          </table:table-cell>
          <table:table-cell office:value-type="float" office:value="0.168236827898" calcext:value-type="float">
            <text:p>0.1682368279</text:p>
          </table:table-cell>
          <table:table-cell table:number-columns-repeated="5"/>
        </table:table-row>
        <table:table-row table:style-name="ro1">
          <table:table-cell office:value-type="float" office:value="0.187152589212" calcext:value-type="float">
            <text:p>0.1871525892</text:p>
          </table:table-cell>
          <table:table-cell office:value-type="float" office:value="0.191861037611" calcext:value-type="float">
            <text:p>0.1918610376</text:p>
          </table:table-cell>
          <table:table-cell office:value-type="float" office:value="0.168235039266" calcext:value-type="float">
            <text:p>0.1682350393</text:p>
          </table:table-cell>
          <table:table-cell table:number-columns-repeated="5"/>
        </table:table-row>
        <table:table-row table:style-name="ro1">
          <table:table-cell office:value-type="float" office:value="0.187151208924" calcext:value-type="float">
            <text:p>0.1871512089</text:p>
          </table:table-cell>
          <table:table-cell office:value-type="float" office:value="0.191859279773" calcext:value-type="float">
            <text:p>0.1918592798</text:p>
          </table:table-cell>
          <table:table-cell office:value-type="float" office:value="0.168233340092" calcext:value-type="float">
            <text:p>0.1682333401</text:p>
          </table:table-cell>
          <table:table-cell table:number-columns-repeated="5"/>
        </table:table-row>
        <table:table-row table:style-name="ro1">
          <table:table-cell office:value-type="float" office:value="0.187149897665" calcext:value-type="float">
            <text:p>0.1871498977</text:p>
          </table:table-cell>
          <table:table-cell office:value-type="float" office:value="0.19185760985" calcext:value-type="float">
            <text:p>0.1918576099</text:p>
          </table:table-cell>
          <table:table-cell office:value-type="float" office:value="0.1682317259" calcext:value-type="float">
            <text:p>0.1682317259</text:p>
          </table:table-cell>
          <table:table-cell table:number-columns-repeated="5"/>
        </table:table-row>
        <table:table-row table:style-name="ro1">
          <table:table-cell office:value-type="float" office:value="0.187148651981" calcext:value-type="float">
            <text:p>0.187148652</text:p>
          </table:table-cell>
          <table:table-cell office:value-type="float" office:value="0.191856023443" calcext:value-type="float">
            <text:p>0.1918560234</text:p>
          </table:table-cell>
          <table:table-cell office:value-type="float" office:value="0.16823019244" calcext:value-type="float">
            <text:p>0.1682301924</text:p>
          </table:table-cell>
          <table:table-cell table:number-columns-repeated="5"/>
        </table:table-row>
        <table:table-row table:style-name="ro1">
          <table:table-cell office:value-type="float" office:value="0.187147468594" calcext:value-type="float">
            <text:p>0.1871474686</text:p>
          </table:table-cell>
          <table:table-cell office:value-type="float" office:value="0.191854516374" calcext:value-type="float">
            <text:p>0.1918545164</text:p>
          </table:table-cell>
          <table:table-cell office:value-type="float" office:value="0.168228735673" calcext:value-type="float">
            <text:p>0.1682287357</text:p>
          </table:table-cell>
          <table:table-cell table:number-columns-repeated="5"/>
        </table:table-row>
        <table:table-row table:style-name="ro1">
          <table:table-cell office:value-type="float" office:value="0.187146344386" calcext:value-type="float">
            <text:p>0.1871463444</text:p>
          </table:table-cell>
          <table:table-cell office:value-type="float" office:value="0.191853084676" calcext:value-type="float">
            <text:p>0.1918530847</text:p>
          </table:table-cell>
          <table:table-cell office:value-type="float" office:value="0.168227351761" calcext:value-type="float">
            <text:p>0.1682273518</text:p>
          </table:table-cell>
          <table:table-cell table:number-columns-repeated="5"/>
        </table:table-row>
        <table:table-row table:style-name="ro1">
          <table:table-cell office:value-type="float" office:value="0.187145276397" calcext:value-type="float">
            <text:p>0.1871452764</text:p>
          </table:table-cell>
          <table:table-cell office:value-type="float" office:value="0.191851724577" calcext:value-type="float">
            <text:p>0.1918517246</text:p>
          </table:table-cell>
          <table:table-cell office:value-type="float" office:value="0.168226037061" calcext:value-type="float">
            <text:p>0.1682260371</text:p>
          </table:table-cell>
          <table:table-cell table:number-columns-repeated="5"/>
        </table:table-row>
        <table:table-row table:style-name="ro1">
          <table:table-cell office:value-type="float" office:value="0.187144261817" calcext:value-type="float">
            <text:p>0.1871442618</text:p>
          </table:table-cell>
          <table:table-cell office:value-type="float" office:value="0.191850432497" calcext:value-type="float">
            <text:p>0.1918504325</text:p>
          </table:table-cell>
          <table:table-cell office:value-type="float" office:value="0.16822478811" calcext:value-type="float">
            <text:p>0.1682247881</text:p>
          </table:table-cell>
          <table:table-cell table:number-columns-repeated="5"/>
        </table:table-row>
        <table:table-row table:style-name="ro1">
          <table:table-cell office:value-type="float" office:value="0.187143297973" calcext:value-type="float">
            <text:p>0.187143298</text:p>
          </table:table-cell>
          <table:table-cell office:value-type="float" office:value="0.191849205032" calcext:value-type="float">
            <text:p>0.191849205</text:p>
          </table:table-cell>
          <table:table-cell office:value-type="float" office:value="0.16822360162" calcext:value-type="float">
            <text:p>0.1682236016</text:p>
          </table:table-cell>
          <table:table-cell table:number-columns-repeated="5"/>
        </table:table-row>
        <table:table-row table:style-name="ro1">
          <table:table-cell office:value-type="float" office:value="0.187142382328" calcext:value-type="float">
            <text:p>0.1871423823</text:p>
          </table:table-cell>
          <table:table-cell office:value-type="float" office:value="0.191848038952" calcext:value-type="float">
            <text:p>0.191848039</text:p>
          </table:table-cell>
          <table:table-cell office:value-type="float" office:value="0.168222474466" calcext:value-type="float">
            <text:p>0.1682224745</text:p>
          </table:table-cell>
          <table:table-cell table:number-columns-repeated="5"/>
        </table:table-row>
        <table:table-row table:style-name="ro1">
          <table:table-cell office:value-type="float" office:value="0.187141512472" calcext:value-type="float">
            <text:p>0.1871415125</text:p>
          </table:table-cell>
          <table:table-cell office:value-type="float" office:value="0.191846931186" calcext:value-type="float">
            <text:p>0.1918469312</text:p>
          </table:table-cell>
          <table:table-cell office:value-type="float" office:value="0.16822140368" calcext:value-type="float">
            <text:p>0.1682214037</text:p>
          </table:table-cell>
          <table:table-cell table:number-columns-repeated="5"/>
        </table:table-row>
        <table:table-row table:style-name="ro1">
          <table:table-cell office:value-type="float" office:value="0.187140686115" calcext:value-type="float">
            <text:p>0.1871406861</text:p>
          </table:table-cell>
          <table:table-cell office:value-type="float" office:value="0.191845878816" calcext:value-type="float">
            <text:p>0.1918458788</text:p>
          </table:table-cell>
          <table:table-cell office:value-type="float" office:value="0.168220386443" calcext:value-type="float">
            <text:p>0.1682203864</text:p>
          </table:table-cell>
          <table:table-cell table:number-columns-repeated="5"/>
        </table:table-row>
        <table:table-row table:style-name="ro1">
          <table:table-cell office:value-type="float" office:value="0.18713990108" calcext:value-type="float">
            <text:p>0.1871399011</text:p>
          </table:table-cell>
          <table:table-cell office:value-type="float" office:value="0.191844879074" calcext:value-type="float">
            <text:p>0.1918448791</text:p>
          </table:table-cell>
          <table:table-cell office:value-type="float" office:value="0.168219420077" calcext:value-type="float">
            <text:p>0.1682194201</text:p>
          </table:table-cell>
          <table:table-cell table:number-columns-repeated="5"/>
        </table:table-row>
        <table:table-row table:style-name="ro1">
          <table:table-cell office:value-type="float" office:value="0.187139155301" calcext:value-type="float">
            <text:p>0.1871391553</text:p>
          </table:table-cell>
          <table:table-cell office:value-type="float" office:value="0.191843929325" calcext:value-type="float">
            <text:p>0.1918439293</text:p>
          </table:table-cell>
          <table:table-cell office:value-type="float" office:value="0.168218502036" calcext:value-type="float">
            <text:p>0.168218502</text:p>
          </table:table-cell>
          <table:table-cell table:number-columns-repeated="5"/>
        </table:table-row>
        <table:table-row table:style-name="ro1">
          <table:table-cell office:value-type="float" office:value="0.187138446816" calcext:value-type="float">
            <text:p>0.1871384468</text:p>
          </table:table-cell>
          <table:table-cell office:value-type="float" office:value="0.191843027071" calcext:value-type="float">
            <text:p>0.1918430271</text:p>
          </table:table-cell>
          <table:table-cell office:value-type="float" office:value="0.168217629905" calcext:value-type="float">
            <text:p>0.1682176299</text:p>
          </table:table-cell>
          <table:table-cell table:number-columns-repeated="5"/>
        </table:table-row>
        <table:table-row table:style-name="ro1">
          <table:table-cell office:value-type="float" office:value="0.187137773758" calcext:value-type="float">
            <text:p>0.1871377738</text:p>
          </table:table-cell>
          <table:table-cell office:value-type="float" office:value="0.191842169935" calcext:value-type="float">
            <text:p>0.1918421699</text:p>
          </table:table-cell>
          <table:table-cell office:value-type="float" office:value="0.168216801386" calcext:value-type="float">
            <text:p>0.1682168014</text:p>
          </table:table-cell>
          <table:table-cell table:number-columns-repeated="5"/>
        </table:table-row>
        <table:table-row table:style-name="ro1">
          <table:table-cell office:value-type="float" office:value="0.187137134357" calcext:value-type="float">
            <text:p>0.1871371344</text:p>
          </table:table-cell>
          <table:table-cell office:value-type="float" office:value="0.191841355661" calcext:value-type="float">
            <text:p>0.1918413557</text:p>
          </table:table-cell>
          <table:table-cell office:value-type="float" office:value="0.168216014299" calcext:value-type="float">
            <text:p>0.1682160143</text:p>
          </table:table-cell>
          <table:table-cell table:number-columns-repeated="5"/>
        </table:table-row>
        <table:table-row table:style-name="ro1">
          <table:table-cell office:value-type="float" office:value="0.187136526929" calcext:value-type="float">
            <text:p>0.1871365269</text:p>
          </table:table-cell>
          <table:table-cell office:value-type="float" office:value="0.191840582106" calcext:value-type="float">
            <text:p>0.1918405821</text:p>
          </table:table-cell>
          <table:table-cell office:value-type="float" office:value="0.168215266571" calcext:value-type="float">
            <text:p>0.1682152666</text:p>
          </table:table-cell>
          <table:table-cell table:number-columns-repeated="5"/>
        </table:table-row>
        <table:table-row table:style-name="ro1">
          <table:table-cell office:value-type="float" office:value="0.187135949875" calcext:value-type="float">
            <text:p>0.1871359499</text:p>
          </table:table-cell>
          <table:table-cell office:value-type="float" office:value="0.191839847233" calcext:value-type="float">
            <text:p>0.1918398472</text:p>
          </table:table-cell>
          <table:table-cell office:value-type="float" office:value="0.168214556235" calcext:value-type="float">
            <text:p>0.1682145562</text:p>
          </table:table-cell>
          <table:table-cell table:number-columns-repeated="5"/>
        </table:table-row>
        <table:table-row table:style-name="ro1">
          <table:table-cell office:value-type="float" office:value="0.187135401677" calcext:value-type="float">
            <text:p>0.1871354017</text:p>
          </table:table-cell>
          <table:table-cell office:value-type="float" office:value="0.191839149108" calcext:value-type="float">
            <text:p>0.1918391491</text:p>
          </table:table-cell>
          <table:table-cell office:value-type="float" office:value="0.16821388142" calcext:value-type="float">
            <text:p>0.1682138814</text:p>
          </table:table-cell>
          <table:table-cell table:number-columns-repeated="5"/>
        </table:table-row>
        <table:table-row table:style-name="ro1">
          <table:table-cell office:value-type="float" office:value="0.18713488089" calcext:value-type="float">
            <text:p>0.1871348809</text:p>
          </table:table-cell>
          <table:table-cell office:value-type="float" office:value="0.191838485892" calcext:value-type="float">
            <text:p>0.1918384859</text:p>
          </table:table-cell>
          <table:table-cell office:value-type="float" office:value="0.168213240349" calcext:value-type="float">
            <text:p>0.1682132403</text:p>
          </table:table-cell>
          <table:table-cell table:number-columns-repeated="5"/>
        </table:table-row>
        <table:table-row table:style-name="ro1">
          <table:table-cell office:value-type="float" office:value="0.187134386145" calcext:value-type="float">
            <text:p>0.1871343861</text:p>
          </table:table-cell>
          <table:table-cell office:value-type="float" office:value="0.19183785584" calcext:value-type="float">
            <text:p>0.1918378558</text:p>
          </table:table-cell>
          <table:table-cell office:value-type="float" office:value="0.168212631335" calcext:value-type="float">
            <text:p>0.1682126313</text:p>
          </table:table-cell>
          <table:table-cell table:number-columns-repeated="5"/>
        </table:table-row>
        <table:table-row table:style-name="ro1">
          <table:table-cell office:value-type="float" office:value="0.187133916139" calcext:value-type="float">
            <text:p>0.1871339161</text:p>
          </table:table-cell>
          <table:table-cell office:value-type="float" office:value="0.191837257294" calcext:value-type="float">
            <text:p>0.1918372573</text:p>
          </table:table-cell>
          <table:table-cell office:value-type="float" office:value="0.168212052774" calcext:value-type="float">
            <text:p>0.1682120528</text:p>
          </table:table-cell>
          <table:table-cell table:number-columns-repeated="5"/>
        </table:table-row>
        <table:table-row table:style-name="ro1">
          <table:table-cell office:value-type="float" office:value="0.187133469634" calcext:value-type="float">
            <text:p>0.1871334696</text:p>
          </table:table-cell>
          <table:table-cell office:value-type="float" office:value="0.191836688677" calcext:value-type="float">
            <text:p>0.1918366887</text:p>
          </table:table-cell>
          <table:table-cell office:value-type="float" office:value="0.168211503145" calcext:value-type="float">
            <text:p>0.1682115031</text:p>
          </table:table-cell>
          <table:table-cell table:number-columns-repeated="5"/>
        </table:table-row>
        <table:table-row table:style-name="ro1">
          <table:table-cell office:value-type="float" office:value="0.187133045457" calcext:value-type="float">
            <text:p>0.1871330455</text:p>
          </table:table-cell>
          <table:table-cell office:value-type="float" office:value="0.191836148494" calcext:value-type="float">
            <text:p>0.1918361485</text:p>
          </table:table-cell>
          <table:table-cell office:value-type="float" office:value="0.168210981" calcext:value-type="float">
            <text:p>0.168210981</text:p>
          </table:table-cell>
          <table:table-cell table:number-columns-repeated="5"/>
        </table:table-row>
        <table:table-row table:style-name="ro1">
          <table:table-cell office:value-type="float" office:value="0.187132642489" calcext:value-type="float">
            <text:p>0.1871326425</text:p>
          </table:table-cell>
          <table:table-cell office:value-type="float" office:value="0.191835635322" calcext:value-type="float">
            <text:p>0.1918356353</text:p>
          </table:table-cell>
          <table:table-cell office:value-type="float" office:value="0.168210484964" calcext:value-type="float">
            <text:p>0.168210485</text:p>
          </table:table-cell>
          <table:table-cell table:number-columns-repeated="5"/>
        </table:table-row>
        <table:table-row table:style-name="ro1">
          <table:table-cell office:value-type="float" office:value="0.187132259672" calcext:value-type="float">
            <text:p>0.1871322597</text:p>
          </table:table-cell>
          <table:table-cell office:value-type="float" office:value="0.191835147811" calcext:value-type="float">
            <text:p>0.1918351478</text:p>
          </table:table-cell>
          <table:table-cell office:value-type="float" office:value="0.168210013732" calcext:value-type="float">
            <text:p>0.1682100137</text:p>
          </table:table-cell>
          <table:table-cell table:number-columns-repeated="5"/>
        </table:table-row>
        <table:table-row table:style-name="ro1">
          <table:table-cell office:value-type="float" office:value="0.187131895996" calcext:value-type="float">
            <text:p>0.187131896</text:p>
          </table:table-cell>
          <table:table-cell office:value-type="float" office:value="0.191834684676" calcext:value-type="float">
            <text:p>0.1918346847</text:p>
          </table:table-cell>
          <table:table-cell office:value-type="float" office:value="0.168209566063" calcext:value-type="float">
            <text:p>0.1682095661</text:p>
          </table:table-cell>
          <table:table-cell table:number-columns-repeated="5"/>
        </table:table-row>
        <table:table-row table:style-name="ro1">
          <table:table-cell office:value-type="float" office:value="0.187131550505" calcext:value-type="float">
            <text:p>0.1871315505</text:p>
          </table:table-cell>
          <table:table-cell office:value-type="float" office:value="0.191834244701" calcext:value-type="float">
            <text:p>0.1918342447</text:p>
          </table:table-cell>
          <table:table-cell office:value-type="float" office:value="0.16820914078" calcext:value-type="float">
            <text:p>0.1682091408</text:p>
          </table:table-cell>
          <table:table-cell table:number-columns-repeated="5"/>
        </table:table-row>
        <table:table-row table:style-name="ro1">
          <table:table-cell office:value-type="float" office:value="0.187131222289" calcext:value-type="float">
            <text:p>0.1871312223</text:p>
          </table:table-cell>
          <table:table-cell office:value-type="float" office:value="0.191833826725" calcext:value-type="float">
            <text:p>0.1918338267</text:p>
          </table:table-cell>
          <table:table-cell office:value-type="float" office:value="0.168208736762" calcext:value-type="float">
            <text:p>0.1682087368</text:p>
          </table:table-cell>
          <table:table-cell table:number-columns-repeated="5"/>
        </table:table-row>
        <table:table-row table:style-name="ro1">
          <table:table-cell office:value-type="float" office:value="0.187130910485" calcext:value-type="float">
            <text:p>0.1871309105</text:p>
          </table:table-cell>
          <table:table-cell office:value-type="float" office:value="0.191833429649" calcext:value-type="float">
            <text:p>0.1918334296</text:p>
          </table:table-cell>
          <table:table-cell office:value-type="float" office:value="0.168208352946" calcext:value-type="float">
            <text:p>0.1682083529</text:p>
          </table:table-cell>
          <table:table-cell table:number-columns-repeated="5"/>
        </table:table-row>
        <table:table-row table:style-name="ro1">
          <table:table-cell office:value-type="float" office:value="0.187130614272" calcext:value-type="float">
            <text:p>0.1871306143</text:p>
          </table:table-cell>
          <table:table-cell office:value-type="float" office:value="0.191833052428" calcext:value-type="float">
            <text:p>0.1918330524</text:p>
          </table:table-cell>
          <table:table-cell office:value-type="float" office:value="0.168207988323" calcext:value-type="float">
            <text:p>0.1682079883</text:p>
          </table:table-cell>
          <table:table-cell table:number-columns-repeated="5"/>
        </table:table-row>
        <table:table-row table:style-name="ro1">
          <table:table-cell office:value-type="float" office:value="0.187130332871" calcext:value-type="float">
            <text:p>0.1871303329</text:p>
          </table:table-cell>
          <table:table-cell office:value-type="float" office:value="0.19183269407" calcext:value-type="float">
            <text:p>0.1918326941</text:p>
          </table:table-cell>
          <table:table-cell office:value-type="float" office:value="0.168207641931" calcext:value-type="float">
            <text:p>0.1682076419</text:p>
          </table:table-cell>
          <table:table-cell table:number-columns-repeated="5"/>
        </table:table-row>
        <table:table-row table:style-name="ro1">
          <table:table-cell office:value-type="float" office:value="0.18713006554" calcext:value-type="float">
            <text:p>0.1871300655</text:p>
          </table:table-cell>
          <table:table-cell office:value-type="float" office:value="0.19183235363" calcext:value-type="float">
            <text:p>0.1918323536</text:p>
          </table:table-cell>
          <table:table-cell office:value-type="float" office:value="0.168207312861" calcext:value-type="float">
            <text:p>0.1682073129</text:p>
          </table:table-cell>
          <table:table-cell table:number-columns-repeated="5"/>
        </table:table-row>
        <table:table-row table:style-name="ro1">
          <table:table-cell office:value-type="float" office:value="0.187129811576" calcext:value-type="float">
            <text:p>0.1871298116</text:p>
          </table:table-cell>
          <table:table-cell office:value-type="float" office:value="0.191832030213" calcext:value-type="float">
            <text:p>0.1918320302</text:p>
          </table:table-cell>
          <table:table-cell office:value-type="float" office:value="0.168207000244" calcext:value-type="float">
            <text:p>0.1682070002</text:p>
          </table:table-cell>
          <table:table-cell table:number-columns-repeated="5"/>
        </table:table-row>
        <table:table-row table:style-name="ro1">
          <table:table-cell office:value-type="float" office:value="0.18712957031" calcext:value-type="float">
            <text:p>0.1871295703</text:p>
          </table:table-cell>
          <table:table-cell office:value-type="float" office:value="0.191831722968" calcext:value-type="float">
            <text:p>0.191831723</text:p>
          </table:table-cell>
          <table:table-cell office:value-type="float" office:value="0.16820670326" calcext:value-type="float">
            <text:p>0.1682067033</text:p>
          </table:table-cell>
          <table:table-cell table:number-columns-repeated="5"/>
        </table:table-row>
        <table:table-row table:style-name="ro1">
          <table:table-cell office:value-type="float" office:value="0.187129341109" calcext:value-type="float">
            <text:p>0.1871293411</text:p>
          </table:table-cell>
          <table:table-cell office:value-type="float" office:value="0.191831431085" calcext:value-type="float">
            <text:p>0.1918314311</text:p>
          </table:table-cell>
          <table:table-cell office:value-type="float" office:value="0.168206421125" calcext:value-type="float">
            <text:p>0.1682064211</text:p>
          </table:table-cell>
          <table:table-cell table:number-columns-repeated="5"/>
        </table:table-row>
        <table:table-row table:style-name="ro1">
          <table:table-cell office:value-type="float" office:value="0.187129123368" calcext:value-type="float">
            <text:p>0.1871291234</text:p>
          </table:table-cell>
          <table:table-cell office:value-type="float" office:value="0.191831153798" calcext:value-type="float">
            <text:p>0.1918311538</text:p>
          </table:table-cell>
          <table:table-cell office:value-type="float" office:value="0.168206153098" calcext:value-type="float">
            <text:p>0.1682061531</text:p>
          </table:table-cell>
          <table:table-cell table:number-columns-repeated="5"/>
        </table:table-row>
        <table:table-row table:style-name="ro1">
          <table:table-cell office:value-type="float" office:value="0.187128916514" calcext:value-type="float">
            <text:p>0.1871289165</text:p>
          </table:table-cell>
          <table:table-cell office:value-type="float" office:value="0.191830890375" calcext:value-type="float">
            <text:p>0.1918308904</text:p>
          </table:table-cell>
          <table:table-cell office:value-type="float" office:value="0.168205898472" calcext:value-type="float">
            <text:p>0.1682058985</text:p>
          </table:table-cell>
          <table:table-cell table:number-columns-repeated="5"/>
        </table:table-row>
        <table:table-row table:style-name="ro1">
          <table:table-cell office:value-type="float" office:value="0.187128720003" calcext:value-type="float">
            <text:p>0.18712872</text:p>
          </table:table-cell>
          <table:table-cell office:value-type="float" office:value="0.191830640124" calcext:value-type="float">
            <text:p>0.1918306401</text:p>
          </table:table-cell>
          <table:table-cell office:value-type="float" office:value="0.168205656579" calcext:value-type="float">
            <text:p>0.1682056566</text:p>
          </table:table-cell>
          <table:table-cell table:number-columns-repeated="5"/>
        </table:table-row>
        <table:table-row table:style-name="ro1">
          <table:table-cell office:value-type="float" office:value="0.187128533318" calcext:value-type="float">
            <text:p>0.1871285333</text:p>
          </table:table-cell>
          <table:table-cell office:value-type="float" office:value="0.191830402386" calcext:value-type="float">
            <text:p>0.1918304024</text:p>
          </table:table-cell>
          <table:table-cell office:value-type="float" office:value="0.16820542678" calcext:value-type="float">
            <text:p>0.1682054268</text:p>
          </table:table-cell>
          <table:table-cell table:number-columns-repeated="5"/>
        </table:table-row>
        <table:table-row table:style-name="ro1">
          <table:table-cell office:value-type="float" office:value="0.187128355968" calcext:value-type="float">
            <text:p>0.187128356</text:p>
          </table:table-cell>
          <table:table-cell office:value-type="float" office:value="0.191830176535" calcext:value-type="float">
            <text:p>0.1918301765</text:p>
          </table:table-cell>
          <table:table-cell office:value-type="float" office:value="0.168205208472" calcext:value-type="float">
            <text:p>0.1682052085</text:p>
          </table:table-cell>
          <table:table-cell table:number-columns-repeated="5"/>
        </table:table-row>
        <table:table-row table:style-name="ro1">
          <table:table-cell office:value-type="float" office:value="0.187128187485" calcext:value-type="float">
            <text:p>0.1871281875</text:p>
          </table:table-cell>
          <table:table-cell office:value-type="float" office:value="0.191829961977" calcext:value-type="float">
            <text:p>0.191829962</text:p>
          </table:table-cell>
          <table:table-cell office:value-type="float" office:value="0.16820500108" calcext:value-type="float">
            <text:p>0.1682050011</text:p>
          </table:table-cell>
          <table:table-cell table:number-columns-repeated="5"/>
        </table:table-row>
        <table:table-row table:style-name="ro1">
          <table:table-cell office:value-type="float" office:value="0.187128027427" calcext:value-type="float">
            <text:p>0.1871280274</text:p>
          </table:table-cell>
          <table:table-cell office:value-type="float" office:value="0.191829758147" calcext:value-type="float">
            <text:p>0.1918297581</text:p>
          </table:table-cell>
          <table:table-cell office:value-type="float" office:value="0.168204804058" calcext:value-type="float">
            <text:p>0.1682048041</text:p>
          </table:table-cell>
          <table:table-cell table:number-columns-repeated="5"/>
        </table:table-row>
        <table:table-row table:style-name="ro1">
          <table:table-cell office:value-type="float" office:value="0.187127875372" calcext:value-type="float">
            <text:p>0.1871278754</text:p>
          </table:table-cell>
          <table:table-cell office:value-type="float" office:value="0.191829564509" calcext:value-type="float">
            <text:p>0.1918295645</text:p>
          </table:table-cell>
          <table:table-cell office:value-type="float" office:value="0.168204616887" calcext:value-type="float">
            <text:p>0.1682046169</text:p>
          </table:table-cell>
          <table:table-cell table:number-columns-repeated="5"/>
        </table:table-row>
        <table:table-row table:style-name="ro1">
          <table:table-cell office:value-type="float" office:value="0.187127730919" calcext:value-type="float">
            <text:p>0.1871277309</text:p>
          </table:table-cell>
          <table:table-cell office:value-type="float" office:value="0.191829380554" calcext:value-type="float">
            <text:p>0.1918293806</text:p>
          </table:table-cell>
          <table:table-cell office:value-type="float" office:value="0.168204439075" calcext:value-type="float">
            <text:p>0.1682044391</text:p>
          </table:table-cell>
          <table:table-cell table:number-columns-repeated="5"/>
        </table:table-row>
        <table:table-row table:style-name="ro1">
          <table:table-cell office:value-type="float" office:value="0.18712759369" calcext:value-type="float">
            <text:p>0.1871275937</text:p>
          </table:table-cell>
          <table:table-cell office:value-type="float" office:value="0.191829205796" calcext:value-type="float">
            <text:p>0.1918292058</text:p>
          </table:table-cell>
          <table:table-cell office:value-type="float" office:value="0.168204270154" calcext:value-type="float">
            <text:p>0.1682042702</text:p>
          </table:table-cell>
          <table:table-cell table:number-columns-repeated="5"/>
        </table:table-row>
        <table:table-row table:style-name="ro1">
          <table:table-cell office:value-type="float" office:value="0.187127463322" calcext:value-type="float">
            <text:p>0.1871274633</text:p>
          </table:table-cell>
          <table:table-cell office:value-type="float" office:value="0.191829039776" calcext:value-type="float">
            <text:p>0.1918290398</text:p>
          </table:table-cell>
          <table:table-cell office:value-type="float" office:value="0.168204109679" calcext:value-type="float">
            <text:p>0.1682041097</text:p>
          </table:table-cell>
          <table:table-cell table:number-columns-repeated="5"/>
        </table:table-row>
        <table:table-row table:style-name="ro1">
          <table:table-cell office:value-type="float" office:value="0.187127339473" calcext:value-type="float">
            <text:p>0.1871273395</text:p>
          </table:table-cell>
          <table:table-cell office:value-type="float" office:value="0.191828882058" calcext:value-type="float">
            <text:p>0.1918288821</text:p>
          </table:table-cell>
          <table:table-cell office:value-type="float" office:value="0.168203957228" calcext:value-type="float">
            <text:p>0.1682039572</text:p>
          </table:table-cell>
          <table:table-cell table:number-columns-repeated="5"/>
        </table:table-row>
        <table:table-row table:style-name="ro1">
          <table:table-cell office:value-type="float" office:value="0.187127221816" calcext:value-type="float">
            <text:p>0.1871272218</text:p>
          </table:table-cell>
          <table:table-cell office:value-type="float" office:value="0.191828732226" calcext:value-type="float">
            <text:p>0.1918287322</text:p>
          </table:table-cell>
          <table:table-cell office:value-type="float" office:value="0.1682038124" calcext:value-type="float">
            <text:p>0.1682038124</text:p>
          </table:table-cell>
          <table:table-cell table:number-columns-repeated="5"/>
        </table:table-row>
        <table:table-row table:style-name="ro1">
          <table:table-cell office:value-type="float" office:value="0.187127110042" calcext:value-type="float">
            <text:p>0.18712711</text:p>
          </table:table-cell>
          <table:table-cell office:value-type="float" office:value="0.191828589885" calcext:value-type="float">
            <text:p>0.1918285899</text:p>
          </table:table-cell>
          <table:table-cell office:value-type="float" office:value="0.168203674813" calcext:value-type="float">
            <text:p>0.1682036748</text:p>
          </table:table-cell>
          <table:table-cell table:number-columns-repeated="5"/>
        </table:table-row>
        <table:table-row table:style-name="ro1">
          <table:table-cell office:value-type="float" office:value="0.187127003857" calcext:value-type="float">
            <text:p>0.1871270039</text:p>
          </table:table-cell>
          <table:table-cell office:value-type="float" office:value="0.191828454662" calcext:value-type="float">
            <text:p>0.1918284547</text:p>
          </table:table-cell>
          <table:table-cell office:value-type="float" office:value="0.168203544106" calcext:value-type="float">
            <text:p>0.1682035441</text:p>
          </table:table-cell>
          <table:table-cell table:number-columns-repeated="5"/>
        </table:table-row>
        <table:table-row table:style-name="ro1">
          <table:table-cell office:value-type="float" office:value="0.187126902981" calcext:value-type="float">
            <text:p>0.187126903</text:p>
          </table:table-cell>
          <table:table-cell office:value-type="float" office:value="0.1918283262" calcext:value-type="float">
            <text:p>0.1918283262</text:p>
          </table:table-cell>
          <table:table-cell office:value-type="float" office:value="0.168203419935" calcext:value-type="float">
            <text:p>0.1682034199</text:p>
          </table:table-cell>
          <table:table-cell table:number-columns-repeated="5"/>
        </table:table-row>
        <table:table-row table:style-name="ro1">
          <table:table-cell office:value-type="float" office:value="0.187126807149" calcext:value-type="float">
            <text:p>0.1871268071</text:p>
          </table:table-cell>
          <table:table-cell office:value-type="float" office:value="0.191828204161" calcext:value-type="float">
            <text:p>0.1918282042</text:p>
          </table:table-cell>
          <table:table-cell office:value-type="float" office:value="0.168203301972" calcext:value-type="float">
            <text:p>0.168203302</text:p>
          </table:table-cell>
          <table:table-cell table:number-columns-repeated="5"/>
        </table:table-row>
        <table:table-row table:style-name="ro1">
          <table:table-cell office:value-type="float" office:value="0.187126716109" calcext:value-type="float">
            <text:p>0.1871267161</text:p>
          </table:table-cell>
          <table:table-cell office:value-type="float" office:value="0.191828088224" calcext:value-type="float">
            <text:p>0.1918280882</text:p>
          </table:table-cell>
          <table:table-cell office:value-type="float" office:value="0.168203189907" calcext:value-type="float">
            <text:p>0.1682031899</text:p>
          </table:table-cell>
          <table:table-cell table:number-columns-repeated="5"/>
        </table:table-row>
        <table:table-row table:style-name="ro1">
          <table:table-cell office:value-type="float" office:value="0.187126629621" calcext:value-type="float">
            <text:p>0.1871266296</text:p>
          </table:table-cell>
          <table:table-cell office:value-type="float" office:value="0.191827978085" calcext:value-type="float">
            <text:p>0.1918279781</text:p>
          </table:table-cell>
          <table:table-cell office:value-type="float" office:value="0.168203083446" calcext:value-type="float">
            <text:p>0.1682030834</text:p>
          </table:table-cell>
          <table:table-cell table:number-columns-repeated="5"/>
        </table:table-row>
        <table:table-row table:style-name="ro1">
          <table:table-cell office:value-type="float" office:value="0.187126547457" calcext:value-type="float">
            <text:p>0.1871265475</text:p>
          </table:table-cell>
          <table:table-cell office:value-type="float" office:value="0.191827873452" calcext:value-type="float">
            <text:p>0.1918278735</text:p>
          </table:table-cell>
          <table:table-cell office:value-type="float" office:value="0.168202982308" calcext:value-type="float">
            <text:p>0.1682029823</text:p>
          </table:table-cell>
          <table:table-cell table:number-columns-repeated="5"/>
        </table:table-row>
        <table:table-row table:style-name="ro1">
          <table:table-cell office:value-type="float" office:value="0.187126469402" calcext:value-type="float">
            <text:p>0.1871264694</text:p>
          </table:table-cell>
          <table:table-cell office:value-type="float" office:value="0.191827774051" calcext:value-type="float">
            <text:p>0.1918277741</text:p>
          </table:table-cell>
          <table:table-cell office:value-type="float" office:value="0.168202886227" calcext:value-type="float">
            <text:p>0.1682028862</text:p>
          </table:table-cell>
          <table:table-cell table:number-columns-repeated="5"/>
        </table:table-row>
        <table:table-row table:style-name="ro1">
          <table:table-cell office:value-type="float" office:value="0.187126395249" calcext:value-type="float">
            <text:p>0.1871263952</text:p>
          </table:table-cell>
          <table:table-cell office:value-type="float" office:value="0.19182767962" calcext:value-type="float">
            <text:p>0.1918276796</text:p>
          </table:table-cell>
          <table:table-cell office:value-type="float" office:value="0.16820279495" calcext:value-type="float">
            <text:p>0.168202795</text:p>
          </table:table-cell>
          <table:table-cell table:number-columns-repeated="5"/>
        </table:table-row>
        <table:table-row table:style-name="ro1">
          <table:table-cell office:value-type="float" office:value="0.187126324804" calcext:value-type="float">
            <text:p>0.1871263248</text:p>
          </table:table-cell>
          <table:table-cell office:value-type="float" office:value="0.191827589911" calcext:value-type="float">
            <text:p>0.1918275899</text:p>
          </table:table-cell>
          <table:table-cell office:value-type="float" office:value="0.168202708237" calcext:value-type="float">
            <text:p>0.1682027082</text:p>
          </table:table-cell>
          <table:table-cell table:number-columns-repeated="5"/>
        </table:table-row>
        <table:table-row table:style-name="ro1">
          <table:table-cell office:value-type="float" office:value="0.187126257882" calcext:value-type="float">
            <text:p>0.1871262579</text:p>
          </table:table-cell>
          <table:table-cell office:value-type="float" office:value="0.191827504687" calcext:value-type="float">
            <text:p>0.1918275047</text:p>
          </table:table-cell>
          <table:table-cell office:value-type="float" office:value="0.168202625859" calcext:value-type="float">
            <text:p>0.1682026259</text:p>
          </table:table-cell>
          <table:table-cell table:number-columns-repeated="5"/>
        </table:table-row>
        <table:table-row table:style-name="ro1">
          <table:table-cell office:value-type="float" office:value="0.187126194305" calcext:value-type="float">
            <text:p>0.1871261943</text:p>
          </table:table-cell>
          <table:table-cell office:value-type="float" office:value="0.191827423724" calcext:value-type="float">
            <text:p>0.1918274237</text:p>
          </table:table-cell>
          <table:table-cell office:value-type="float" office:value="0.168202547601" calcext:value-type="float">
            <text:p>0.1682025476</text:p>
          </table:table-cell>
          <table:table-cell table:number-columns-repeated="5"/>
        </table:table-row>
        <table:table-row table:style-name="ro1">
          <table:table-cell office:value-type="float" office:value="0.187126133908" calcext:value-type="float">
            <text:p>0.1871261339</text:p>
          </table:table-cell>
          <table:table-cell office:value-type="float" office:value="0.19182734681" calcext:value-type="float">
            <text:p>0.1918273468</text:p>
          </table:table-cell>
          <table:table-cell office:value-type="float" office:value="0.168202473255" calcext:value-type="float">
            <text:p>0.1682024733</text:p>
          </table:table-cell>
          <table:table-cell table:number-columns-repeated="5"/>
        </table:table-row>
        <table:table-row table:style-name="ro1">
          <table:table-cell office:value-type="float" office:value="0.18712607653" calcext:value-type="float">
            <text:p>0.1871260765</text:p>
          </table:table-cell>
          <table:table-cell office:value-type="float" office:value="0.191827273741" calcext:value-type="float">
            <text:p>0.1918272737</text:p>
          </table:table-cell>
          <table:table-cell office:value-type="float" office:value="0.168202402627" calcext:value-type="float">
            <text:p>0.1682024026</text:p>
          </table:table-cell>
          <table:table-cell table:number-columns-repeated="5"/>
        </table:table-row>
        <table:table-row table:style-name="ro1">
          <table:table-cell office:value-type="float" office:value="0.187126022021" calcext:value-type="float">
            <text:p>0.187126022</text:p>
          </table:table-cell>
          <table:table-cell office:value-type="float" office:value="0.191827204326" calcext:value-type="float">
            <text:p>0.1918272043</text:p>
          </table:table-cell>
          <table:table-cell office:value-type="float" office:value="0.16820233553" calcext:value-type="float">
            <text:p>0.1682023355</text:p>
          </table:table-cell>
          <table:table-cell table:number-columns-repeated="5"/>
        </table:table-row>
        <table:table-row table:style-name="ro1">
          <table:table-cell office:value-type="float" office:value="0.187125970238" calcext:value-type="float">
            <text:p>0.1871259702</text:p>
          </table:table-cell>
          <table:table-cell office:value-type="float" office:value="0.191827138382" calcext:value-type="float">
            <text:p>0.1918271384</text:p>
          </table:table-cell>
          <table:table-cell office:value-type="float" office:value="0.168202271789" calcext:value-type="float">
            <text:p>0.1682022718</text:p>
          </table:table-cell>
          <table:table-cell table:number-columns-repeated="5"/>
        </table:table-row>
        <table:table-row table:style-name="ro1">
          <table:table-cell office:value-type="float" office:value="0.187125921044" calcext:value-type="float">
            <text:p>0.187125921</text:p>
          </table:table-cell>
          <table:table-cell office:value-type="float" office:value="0.191827075735" calcext:value-type="float">
            <text:p>0.1918270757</text:p>
          </table:table-cell>
          <table:table-cell office:value-type="float" office:value="0.168202211234" calcext:value-type="float">
            <text:p>0.1682022112</text:p>
          </table:table-cell>
          <table:table-cell table:number-columns-repeated="5"/>
        </table:table-row>
        <table:table-row table:style-name="ro1">
          <table:table-cell office:value-type="float" office:value="0.187125874309" calcext:value-type="float">
            <text:p>0.1871258743</text:p>
          </table:table-cell>
          <table:table-cell office:value-type="float" office:value="0.19182701622" calcext:value-type="float">
            <text:p>0.1918270162</text:p>
          </table:table-cell>
          <table:table-cell office:value-type="float" office:value="0.168202153707" calcext:value-type="float">
            <text:p>0.1682021537</text:p>
          </table:table-cell>
          <table:table-cell table:number-columns-repeated="5"/>
        </table:table-row>
        <table:table-row table:style-name="ro1">
          <table:table-cell office:value-type="float" office:value="0.187125829911" calcext:value-type="float">
            <text:p>0.1871258299</text:p>
          </table:table-cell>
          <table:table-cell office:value-type="float" office:value="0.191826959681" calcext:value-type="float">
            <text:p>0.1918269597</text:p>
          </table:table-cell>
          <table:table-cell office:value-type="float" office:value="0.168202099056" calcext:value-type="float">
            <text:p>0.1682020991</text:p>
          </table:table-cell>
          <table:table-cell table:number-columns-repeated="5"/>
        </table:table-row>
        <table:table-row table:style-name="ro1">
          <table:table-cell office:value-type="float" office:value="0.187125787734" calcext:value-type="float">
            <text:p>0.1871257877</text:p>
          </table:table-cell>
          <table:table-cell office:value-type="float" office:value="0.191826905969" calcext:value-type="float">
            <text:p>0.191826906</text:p>
          </table:table-cell>
          <table:table-cell office:value-type="float" office:value="0.168202047138" calcext:value-type="float">
            <text:p>0.1682020471</text:p>
          </table:table-cell>
          <table:table-cell table:number-columns-repeated="5"/>
        </table:table-row>
        <table:table-row table:style-name="ro1">
          <table:table-cell office:value-type="float" office:value="0.187125747665" calcext:value-type="float">
            <text:p>0.1871257477</text:p>
          </table:table-cell>
          <table:table-cell office:value-type="float" office:value="0.191826854943" calcext:value-type="float">
            <text:p>0.1918268549</text:p>
          </table:table-cell>
          <table:table-cell office:value-type="float" office:value="0.168201997816" calcext:value-type="float">
            <text:p>0.1682019978</text:p>
          </table:table-cell>
          <table:table-cell table:number-columns-repeated="5"/>
        </table:table-row>
        <table:table-row table:style-name="ro1">
          <table:table-cell office:value-type="float" office:value="0.187125709599" calcext:value-type="float">
            <text:p>0.1871257096</text:p>
          </table:table-cell>
          <table:table-cell office:value-type="float" office:value="0.191826806468" calcext:value-type="float">
            <text:p>0.1918268065</text:p>
          </table:table-cell>
          <table:table-cell office:value-type="float" office:value="0.16820195096" calcext:value-type="float">
            <text:p>0.168201951</text:p>
          </table:table-cell>
          <table:table-cell table:number-columns-repeated="5"/>
        </table:table-row>
        <table:table-row table:style-name="ro1">
          <table:table-cell office:value-type="float" office:value="0.187125673437" calcext:value-type="float">
            <text:p>0.1871256734</text:p>
          </table:table-cell>
          <table:table-cell office:value-type="float" office:value="0.191826760416" calcext:value-type="float">
            <text:p>0.1918267604</text:p>
          </table:table-cell>
          <table:table-cell office:value-type="float" office:value="0.168201906447" calcext:value-type="float">
            <text:p>0.1682019064</text:p>
          </table:table-cell>
          <table:table-cell table:number-columns-repeated="5"/>
        </table:table-row>
        <table:table-row table:style-name="ro1">
          <table:table-cell office:value-type="float" office:value="0.187125639083" calcext:value-type="float">
            <text:p>0.1871256391</text:p>
          </table:table-cell>
          <table:table-cell office:value-type="float" office:value="0.191826716668" calcext:value-type="float">
            <text:p>0.1918267167</text:p>
          </table:table-cell>
          <table:table-cell office:value-type="float" office:value="0.16820186416" calcext:value-type="float">
            <text:p>0.1682018642</text:p>
          </table:table-cell>
          <table:table-cell table:number-columns-repeated="5"/>
        </table:table-row>
        <table:table-row table:style-name="ro1">
          <table:table-cell office:value-type="float" office:value="0.187125606447" calcext:value-type="float">
            <text:p>0.1871256064</text:p>
          </table:table-cell>
          <table:table-cell office:value-type="float" office:value="0.191826675106" calcext:value-type="float">
            <text:p>0.1918266751</text:p>
          </table:table-cell>
          <table:table-cell office:value-type="float" office:value="0.168201823987" calcext:value-type="float">
            <text:p>0.168201824</text:p>
          </table:table-cell>
          <table:table-cell table:number-columns-repeated="5"/>
        </table:table-row>
        <table:table-row table:style-name="ro1">
          <table:table-cell office:value-type="float" office:value="0.187125575442" calcext:value-type="float">
            <text:p>0.1871255754</text:p>
          </table:table-cell>
          <table:table-cell office:value-type="float" office:value="0.191826635623" calcext:value-type="float">
            <text:p>0.1918266356</text:p>
          </table:table-cell>
          <table:table-cell office:value-type="float" office:value="0.168201785822" calcext:value-type="float">
            <text:p>0.1682017858</text:p>
          </table:table-cell>
          <table:table-cell table:number-columns-repeated="5"/>
        </table:table-row>
        <table:table-row table:style-name="ro1">
          <table:table-cell office:value-type="float" office:value="0.187125545988" calcext:value-type="float">
            <text:p>0.187125546</text:p>
          </table:table-cell>
          <table:table-cell office:value-type="float" office:value="0.191826598114" calcext:value-type="float">
            <text:p>0.1918265981</text:p>
          </table:table-cell>
          <table:table-cell office:value-type="float" office:value="0.168201749566" calcext:value-type="float">
            <text:p>0.1682017496</text:p>
          </table:table-cell>
          <table:table-cell table:number-columns-repeated="5"/>
        </table:table-row>
        <table:table-row table:style-name="ro1">
          <table:table-cell office:value-type="float" office:value="0.187125518006" calcext:value-type="float">
            <text:p>0.187125518</text:p>
          </table:table-cell>
          <table:table-cell office:value-type="float" office:value="0.191826562481" calcext:value-type="float">
            <text:p>0.1918265625</text:p>
          </table:table-cell>
          <table:table-cell office:value-type="float" office:value="0.168201715123" calcext:value-type="float">
            <text:p>0.1682017151</text:p>
          </table:table-cell>
          <table:table-cell table:number-columns-repeated="5"/>
        </table:table-row>
        <table:table-row table:style-name="ro1">
          <table:table-cell office:value-type="float" office:value="0.187125491424" calcext:value-type="float">
            <text:p>0.1871254914</text:p>
          </table:table-cell>
          <table:table-cell office:value-type="float" office:value="0.191826528629" calcext:value-type="float">
            <text:p>0.1918265286</text:p>
          </table:table-cell>
          <table:table-cell office:value-type="float" office:value="0.168201682401" calcext:value-type="float">
            <text:p>0.1682016824</text:p>
          </table:table-cell>
          <table:table-cell table:number-columns-repeated="5"/>
        </table:table-row>
        <table:table-row table:style-name="ro1">
          <table:table-cell office:value-type="float" office:value="0.187125466171" calcext:value-type="float">
            <text:p>0.1871254662</text:p>
          </table:table-cell>
          <table:table-cell office:value-type="float" office:value="0.19182649647" calcext:value-type="float">
            <text:p>0.1918264965</text:p>
          </table:table-cell>
          <table:table-cell office:value-type="float" office:value="0.168201651316" calcext:value-type="float">
            <text:p>0.1682016513</text:p>
          </table:table-cell>
          <table:table-cell table:number-columns-repeated="5"/>
        </table:table-row>
        <table:table-row table:style-name="ro1">
          <table:table-cell office:value-type="float" office:value="0.18712544218" calcext:value-type="float">
            <text:p>0.1871254422</text:p>
          </table:table-cell>
          <table:table-cell office:value-type="float" office:value="0.191826465918" calcext:value-type="float">
            <text:p>0.1918264659</text:p>
          </table:table-cell>
          <table:table-cell office:value-type="float" office:value="0.168201621785" calcext:value-type="float">
            <text:p>0.1682016218</text:p>
          </table:table-cell>
          <table:table-cell table:number-columns-repeated="5"/>
        </table:table-row>
        <table:table-row table:style-name="ro1">
          <table:table-cell office:value-type="float" office:value="0.187125419389" calcext:value-type="float">
            <text:p>0.1871254194</text:p>
          </table:table-cell>
          <table:table-cell office:value-type="float" office:value="0.191826436895" calcext:value-type="float">
            <text:p>0.1918264369</text:p>
          </table:table-cell>
          <table:table-cell office:value-type="float" office:value="0.168201593731" calcext:value-type="float">
            <text:p>0.1682015937</text:p>
          </table:table-cell>
          <table:table-cell table:number-columns-repeated="5"/>
        </table:table-row>
        <table:table-row table:style-name="ro1">
          <table:table-cell office:value-type="float" office:value="0.187125397737" calcext:value-type="float">
            <text:p>0.1871253977</text:p>
          </table:table-cell>
          <table:table-cell office:value-type="float" office:value="0.191826409322" calcext:value-type="float">
            <text:p>0.1918264093</text:p>
          </table:table-cell>
          <table:table-cell office:value-type="float" office:value="0.16820156708" calcext:value-type="float">
            <text:p>0.1682015671</text:p>
          </table:table-cell>
          <table:table-cell table:number-columns-repeated="5"/>
        </table:table-row>
        <table:table-row table:style-name="ro1">
          <table:table-cell office:value-type="float" office:value="0.187125377168" calcext:value-type="float">
            <text:p>0.1871253772</text:p>
          </table:table-cell>
          <table:table-cell office:value-type="float" office:value="0.191826383128" calcext:value-type="float">
            <text:p>0.1918263831</text:p>
          </table:table-cell>
          <table:table-cell office:value-type="float" office:value="0.168201541761" calcext:value-type="float">
            <text:p>0.1682015418</text:p>
          </table:table-cell>
          <table:table-cell table:number-columns-repeated="5"/>
        </table:table-row>
        <table:table-row table:style-name="ro1">
          <table:table-cell office:value-type="float" office:value="0.187125357628" calcext:value-type="float">
            <text:p>0.1871253576</text:p>
          </table:table-cell>
          <table:table-cell office:value-type="float" office:value="0.191826358244" calcext:value-type="float">
            <text:p>0.1918263582</text:p>
          </table:table-cell>
          <table:table-cell office:value-type="float" office:value="0.168201517708" calcext:value-type="float">
            <text:p>0.1682015177</text:p>
          </table:table-cell>
          <table:table-cell table:number-columns-repeated="5"/>
        </table:table-row>
        <table:table-row table:style-name="ro1">
          <table:table-cell office:value-type="float" office:value="0.187125339064" calcext:value-type="float">
            <text:p>0.1871253391</text:p>
          </table:table-cell>
          <table:table-cell office:value-type="float" office:value="0.191826334604" calcext:value-type="float">
            <text:p>0.1918263346</text:p>
          </table:table-cell>
          <table:table-cell office:value-type="float" office:value="0.168201494857" calcext:value-type="float">
            <text:p>0.1682014949</text:p>
          </table:table-cell>
          <table:table-cell table:number-columns-repeated="5"/>
        </table:table-row>
        <table:table-row table:style-name="ro1">
          <table:table-cell office:value-type="float" office:value="0.187125321429" calcext:value-type="float">
            <text:p>0.1871253214</text:p>
          </table:table-cell>
          <table:table-cell office:value-type="float" office:value="0.191826312146" calcext:value-type="float">
            <text:p>0.1918263121</text:p>
          </table:table-cell>
          <table:table-cell office:value-type="float" office:value="0.168201473149" calcext:value-type="float">
            <text:p>0.1682014731</text:p>
          </table:table-cell>
          <table:table-cell table:number-columns-repeated="5"/>
        </table:table-row>
        <table:table-row table:style-name="ro1">
          <table:table-cell office:value-type="float" office:value="0.187125304675" calcext:value-type="float">
            <text:p>0.1871253047</text:p>
          </table:table-cell>
          <table:table-cell office:value-type="float" office:value="0.191826290811" calcext:value-type="float">
            <text:p>0.1918262908</text:p>
          </table:table-cell>
          <table:table-cell office:value-type="float" office:value="0.168201452527" calcext:value-type="float">
            <text:p>0.1682014525</text:p>
          </table:table-cell>
          <table:table-cell table:number-columns-repeated="5"/>
        </table:table-row>
        <table:table-row table:style-name="ro1">
          <table:table-cell office:value-type="float" office:value="0.187125288759" calcext:value-type="float">
            <text:p>0.1871252888</text:p>
          </table:table-cell>
          <table:table-cell office:value-type="float" office:value="0.191826270543" calcext:value-type="float">
            <text:p>0.1918262705</text:p>
          </table:table-cell>
          <table:table-cell office:value-type="float" office:value="0.168201432936" calcext:value-type="float">
            <text:p>0.1682014329</text:p>
          </table:table-cell>
          <table:table-cell table:number-columns-repeated="5"/>
        </table:table-row>
        <table:table-row table:style-name="ro1">
          <table:table-cell office:value-type="float" office:value="0.187125273639" calcext:value-type="float">
            <text:p>0.1871252736</text:p>
          </table:table-cell>
          <table:table-cell office:value-type="float" office:value="0.191826251288" calcext:value-type="float">
            <text:p>0.1918262513</text:p>
          </table:table-cell>
          <table:table-cell office:value-type="float" office:value="0.168201414324" calcext:value-type="float">
            <text:p>0.1682014143</text:p>
          </table:table-cell>
          <table:table-cell table:number-columns-repeated="5"/>
        </table:table-row>
        <table:table-row table:style-name="ro1">
          <table:table-cell office:value-type="float" office:value="0.187125259275" calcext:value-type="float">
            <text:p>0.1871252593</text:p>
          </table:table-cell>
          <table:table-cell office:value-type="float" office:value="0.191826232996" calcext:value-type="float">
            <text:p>0.191826233</text:p>
          </table:table-cell>
          <table:table-cell office:value-type="float" office:value="0.168201396643" calcext:value-type="float">
            <text:p>0.1682013966</text:p>
          </table:table-cell>
          <table:table-cell table:number-columns-repeated="5"/>
        </table:table-row>
        <table:table-row table:style-name="ro1">
          <table:table-cell office:value-type="float" office:value="0.187125245629" calcext:value-type="float">
            <text:p>0.1871252456</text:p>
          </table:table-cell>
          <table:table-cell office:value-type="float" office:value="0.191826215618" calcext:value-type="float">
            <text:p>0.1918262156</text:p>
          </table:table-cell>
          <table:table-cell office:value-type="float" office:value="0.168201379845" calcext:value-type="float">
            <text:p>0.1682013798</text:p>
          </table:table-cell>
          <table:table-cell table:number-columns-repeated="5"/>
        </table:table-row>
        <table:table-row table:style-name="ro1">
          <table:table-cell office:value-type="float" office:value="0.187125232666" calcext:value-type="float">
            <text:p>0.1871252327</text:p>
          </table:table-cell>
          <table:table-cell office:value-type="float" office:value="0.19182619911" calcext:value-type="float">
            <text:p>0.1918261991</text:p>
          </table:table-cell>
          <table:table-cell office:value-type="float" office:value="0.168201363888" calcext:value-type="float">
            <text:p>0.1682013639</text:p>
          </table:table-cell>
          <table:table-cell table:number-columns-repeated="5"/>
        </table:table-row>
        <table:table-row table:style-name="ro1">
          <table:table-cell office:value-type="float" office:value="0.18712522035" calcext:value-type="float">
            <text:p>0.1871252204</text:p>
          </table:table-cell>
          <table:table-cell office:value-type="float" office:value="0.191826183426" calcext:value-type="float">
            <text:p>0.1918261834</text:p>
          </table:table-cell>
          <table:table-cell office:value-type="float" office:value="0.168201348729" calcext:value-type="float">
            <text:p>0.1682013487</text:p>
          </table:table-cell>
          <table:table-cell table:number-columns-repeated="5"/>
        </table:table-row>
        <table:table-row table:style-name="ro1">
          <table:table-cell office:value-type="float" office:value="0.187125208651" calcext:value-type="float">
            <text:p>0.1871252087</text:p>
          </table:table-cell>
          <table:table-cell office:value-type="float" office:value="0.191826168527" calcext:value-type="float">
            <text:p>0.1918261685</text:p>
          </table:table-cell>
          <table:table-cell office:value-type="float" office:value="0.168201334327" calcext:value-type="float">
            <text:p>0.1682013343</text:p>
          </table:table-cell>
          <table:table-cell table:number-columns-repeated="5"/>
        </table:table-row>
        <table:table-row table:style-name="ro1">
          <table:table-cell office:value-type="float" office:value="0.187125197536" calcext:value-type="float">
            <text:p>0.1871251975</text:p>
          </table:table-cell>
          <table:table-cell office:value-type="float" office:value="0.191826154373" calcext:value-type="float">
            <text:p>0.1918261544</text:p>
          </table:table-cell>
          <table:table-cell office:value-type="float" office:value="0.168201320646" calcext:value-type="float">
            <text:p>0.1682013206</text:p>
          </table:table-cell>
          <table:table-cell table:number-columns-repeated="5"/>
        </table:table-row>
        <table:table-row table:style-name="ro1">
          <table:table-cell office:value-type="float" office:value="0.187125186977" calcext:value-type="float">
            <text:p>0.187125187</text:p>
          </table:table-cell>
          <table:table-cell office:value-type="float" office:value="0.191826140927" calcext:value-type="float">
            <text:p>0.1918261409</text:p>
          </table:table-cell>
          <table:table-cell office:value-type="float" office:value="0.168201307649" calcext:value-type="float">
            <text:p>0.1682013076</text:p>
          </table:table-cell>
          <table:table-cell table:number-columns-repeated="5"/>
        </table:table-row>
        <table:table-row table:style-name="ro1">
          <table:table-cell office:value-type="float" office:value="0.187125176946" calcext:value-type="float">
            <text:p>0.1871251769</text:p>
          </table:table-cell>
          <table:table-cell office:value-type="float" office:value="0.191826128153" calcext:value-type="float">
            <text:p>0.1918261282</text:p>
          </table:table-cell>
          <table:table-cell office:value-type="float" office:value="0.168201295301" calcext:value-type="float">
            <text:p>0.1682012953</text:p>
          </table:table-cell>
          <table:table-cell table:number-columns-repeated="5"/>
        </table:table-row>
        <table:table-row table:style-name="ro1">
          <table:table-cell office:value-type="float" office:value="0.187125167417" calcext:value-type="float">
            <text:p>0.1871251674</text:p>
          </table:table-cell>
          <table:table-cell office:value-type="float" office:value="0.191826116017" calcext:value-type="float">
            <text:p>0.191826116</text:p>
          </table:table-cell>
          <table:table-cell office:value-type="float" office:value="0.168201283571" calcext:value-type="float">
            <text:p>0.1682012836</text:p>
          </table:table-cell>
          <table:table-cell table:number-columns-repeated="5"/>
        </table:table-row>
        <table:table-row table:style-name="ro1">
          <table:table-cell office:value-type="float" office:value="0.187125158364" calcext:value-type="float">
            <text:p>0.1871251584</text:p>
          </table:table-cell>
          <table:table-cell office:value-type="float" office:value="0.191826104489" calcext:value-type="float">
            <text:p>0.1918261045</text:p>
          </table:table-cell>
          <table:table-cell office:value-type="float" office:value="0.168201272428" calcext:value-type="float">
            <text:p>0.1682012724</text:p>
          </table:table-cell>
          <table:table-cell table:number-columns-repeated="5"/>
        </table:table-row>
        <table:table-row table:style-name="ro1">
          <table:table-cell office:value-type="float" office:value="0.187125149764" calcext:value-type="float">
            <text:p>0.1871251498</text:p>
          </table:table-cell>
          <table:table-cell office:value-type="float" office:value="0.191826093537" calcext:value-type="float">
            <text:p>0.1918260935</text:p>
          </table:table-cell>
          <table:table-cell office:value-type="float" office:value="0.168201261841" calcext:value-type="float">
            <text:p>0.1682012618</text:p>
          </table:table-cell>
          <table:table-cell table:number-columns-repeated="5"/>
        </table:table-row>
        <table:table-row table:style-name="ro1">
          <table:table-cell office:value-type="float" office:value="0.187125141593" calcext:value-type="float">
            <text:p>0.1871251416</text:p>
          </table:table-cell>
          <table:table-cell office:value-type="float" office:value="0.191826083132" calcext:value-type="float">
            <text:p>0.1918260831</text:p>
          </table:table-cell>
          <table:table-cell office:value-type="float" office:value="0.168201251784" calcext:value-type="float">
            <text:p>0.1682012518</text:p>
          </table:table-cell>
          <table:table-cell table:number-columns-repeated="5"/>
        </table:table-row>
        <table:table-row table:style-name="ro1">
          <table:table-cell office:value-type="float" office:value="0.187125133832" calcext:value-type="float">
            <text:p>0.1871251338</text:p>
          </table:table-cell>
          <table:table-cell office:value-type="float" office:value="0.191826073248" calcext:value-type="float">
            <text:p>0.1918260732</text:p>
          </table:table-cell>
          <table:table-cell office:value-type="float" office:value="0.16820124223" calcext:value-type="float">
            <text:p>0.1682012422</text:p>
          </table:table-cell>
          <table:table-cell table:number-columns-repeated="5"/>
        </table:table-row>
        <table:table-row table:style-name="ro1">
          <table:table-cell office:value-type="float" office:value="0.187125126458" calcext:value-type="float">
            <text:p>0.1871251265</text:p>
          </table:table-cell>
          <table:table-cell office:value-type="float" office:value="0.191826063858" calcext:value-type="float">
            <text:p>0.1918260639</text:p>
          </table:table-cell>
          <table:table-cell office:value-type="float" office:value="0.168201233154" calcext:value-type="float">
            <text:p>0.1682012332</text:p>
          </table:table-cell>
          <table:table-cell table:number-columns-repeated="5"/>
        </table:table-row>
        <table:table-row table:style-name="ro1">
          <table:table-cell office:value-type="float" office:value="0.187125119453" calcext:value-type="float">
            <text:p>0.1871251195</text:p>
          </table:table-cell>
          <table:table-cell office:value-type="float" office:value="0.191826054937" calcext:value-type="float">
            <text:p>0.1918260549</text:p>
          </table:table-cell>
          <table:table-cell office:value-type="float" office:value="0.168201224531" calcext:value-type="float">
            <text:p>0.1682012245</text:p>
          </table:table-cell>
          <table:table-cell table:number-columns-repeated="5"/>
        </table:table-row>
        <table:table-row table:style-name="ro1">
          <table:table-cell office:value-type="float" office:value="0.187125112798" calcext:value-type="float">
            <text:p>0.1871251128</text:p>
          </table:table-cell>
          <table:table-cell office:value-type="float" office:value="0.191826046463" calcext:value-type="float">
            <text:p>0.1918260465</text:p>
          </table:table-cell>
          <table:table-cell office:value-type="float" office:value="0.16820121634" calcext:value-type="float">
            <text:p>0.1682012163</text:p>
          </table:table-cell>
          <table:table-cell table:number-columns-repeated="5"/>
        </table:table-row>
        <table:table-row table:style-name="ro1">
          <table:table-cell office:value-type="float" office:value="0.187125106476" calcext:value-type="float">
            <text:p>0.1871251065</text:p>
          </table:table-cell>
          <table:table-cell office:value-type="float" office:value="0.191826038412" calcext:value-type="float">
            <text:p>0.1918260384</text:p>
          </table:table-cell>
          <table:table-cell office:value-type="float" office:value="0.168201208558" calcext:value-type="float">
            <text:p>0.1682012086</text:p>
          </table:table-cell>
          <table:table-cell table:number-columns-repeated="5"/>
        </table:table-row>
        <table:table-row table:style-name="ro1">
          <table:table-cell office:value-type="float" office:value="0.18712510047" calcext:value-type="float">
            <text:p>0.1871251005</text:p>
          </table:table-cell>
          <table:table-cell office:value-type="float" office:value="0.191826030763" calcext:value-type="float">
            <text:p>0.1918260308</text:p>
          </table:table-cell>
          <table:table-cell office:value-type="float" office:value="0.168201201165" calcext:value-type="float">
            <text:p>0.1682012012</text:p>
          </table:table-cell>
          <table:table-cell table:number-columns-repeated="5"/>
        </table:table-row>
        <table:table-row table:style-name="ro1">
          <table:table-cell office:value-type="float" office:value="0.187125094765" calcext:value-type="float">
            <text:p>0.1871250948</text:p>
          </table:table-cell>
          <table:table-cell office:value-type="float" office:value="0.191826023498" calcext:value-type="float">
            <text:p>0.1918260235</text:p>
          </table:table-cell>
          <table:table-cell office:value-type="float" office:value="0.168201194142" calcext:value-type="float">
            <text:p>0.1682011941</text:p>
          </table:table-cell>
          <table:table-cell table:number-columns-repeated="5"/>
        </table:table-row>
        <table:table-row table:style-name="ro1">
          <table:table-cell office:value-type="float" office:value="0.187125089344" calcext:value-type="float">
            <text:p>0.1871250893</text:p>
          </table:table-cell>
          <table:table-cell office:value-type="float" office:value="0.191826016595" calcext:value-type="float">
            <text:p>0.1918260166</text:p>
          </table:table-cell>
          <table:table-cell office:value-type="float" office:value="0.16820118747" calcext:value-type="float">
            <text:p>0.1682011875</text:p>
          </table:table-cell>
          <table:table-cell table:number-columns-repeated="5"/>
        </table:table-row>
        <table:table-row table:style-name="ro1">
          <table:table-cell office:value-type="float" office:value="0.187125084195" calcext:value-type="float">
            <text:p>0.1871250842</text:p>
          </table:table-cell>
          <table:table-cell office:value-type="float" office:value="0.191826010037" calcext:value-type="float">
            <text:p>0.19182601</text:p>
          </table:table-cell>
          <table:table-cell office:value-type="float" office:value="0.168201181131" calcext:value-type="float">
            <text:p>0.1682011811</text:p>
          </table:table-cell>
          <table:table-cell table:number-columns-repeated="5"/>
        </table:table-row>
        <table:table-row table:style-name="ro1">
          <table:table-cell office:value-type="float" office:value="0.187125079303" calcext:value-type="float">
            <text:p>0.1871250793</text:p>
          </table:table-cell>
          <table:table-cell office:value-type="float" office:value="0.191826003808" calcext:value-type="float">
            <text:p>0.1918260038</text:p>
          </table:table-cell>
          <table:table-cell office:value-type="float" office:value="0.16820117511" calcext:value-type="float">
            <text:p>0.1682011751</text:p>
          </table:table-cell>
          <table:table-cell table:number-columns-repeated="5"/>
        </table:table-row>
        <table:table-row table:style-name="ro1">
          <table:table-cell office:value-type="float" office:value="0.189173632552" calcext:value-type="float">
            <text:p>0.1891736326</text:p>
          </table:table-cell>
          <table:table-cell office:value-type="float" office:value="0.19182599789" calcext:value-type="float">
            <text:p>0.1918259979</text:p>
          </table:table-cell>
          <table:table-cell office:value-type="float" office:value="0.168201169389" calcext:value-type="float">
            <text:p>0.1682011694</text:p>
          </table:table-cell>
          <table:table-cell table:number-columns-repeated="5"/>
        </table:table-row>
        <table:table-row table:style-name="ro1">
          <table:table-cell office:value-type="float" office:value="0.184555046601" calcext:value-type="float">
            <text:p>0.1845550466</text:p>
          </table:table-cell>
          <table:table-cell office:value-type="float" office:value="0.191825992268" calcext:value-type="float">
            <text:p>0.1918259923</text:p>
          </table:table-cell>
          <table:table-cell office:value-type="float" office:value="0.168201163955" calcext:value-type="float">
            <text:p>0.168201164</text:p>
          </table:table-cell>
          <table:table-cell table:number-columns-repeated="5"/>
        </table:table-row>
        <table:table-row table:style-name="ro1">
          <table:table-cell office:value-type="float" office:value="0.180323086641" calcext:value-type="float">
            <text:p>0.1803230866</text:p>
          </table:table-cell>
          <table:table-cell office:value-type="float" office:value="0.191825986926" calcext:value-type="float">
            <text:p>0.1918259869</text:p>
          </table:table-cell>
          <table:table-cell office:value-type="float" office:value="0.168201158792" calcext:value-type="float">
            <text:p>0.1682011588</text:p>
          </table:table-cell>
          <table:table-cell table:number-columns-repeated="5"/>
        </table:table-row>
        <table:table-row table:style-name="ro1">
          <table:table-cell office:value-type="float" office:value="0.176436978571" calcext:value-type="float">
            <text:p>0.1764369786</text:p>
          </table:table-cell>
          <table:table-cell office:value-type="float" office:value="0.191825981852" calcext:value-type="float">
            <text:p>0.1918259819</text:p>
          </table:table-cell>
          <table:table-cell office:value-type="float" office:value="0.168201153887" calcext:value-type="float">
            <text:p>0.1682011539</text:p>
          </table:table-cell>
          <table:table-cell table:number-columns-repeated="5"/>
        </table:table-row>
        <table:table-row table:style-name="ro1">
          <table:table-cell office:value-type="float" office:value="0.172861231999" calcext:value-type="float">
            <text:p>0.172861232</text:p>
          </table:table-cell>
          <table:table-cell office:value-type="float" office:value="0.191825977032" calcext:value-type="float">
            <text:p>0.191825977</text:p>
          </table:table-cell>
          <table:table-cell office:value-type="float" office:value="0.168201149228" calcext:value-type="float">
            <text:p>0.1682011492</text:p>
          </table:table-cell>
          <table:table-cell table:number-columns-repeated="5"/>
        </table:table-row>
        <table:table-row table:style-name="ro1">
          <table:table-cell office:value-type="float" office:value="0.169564837258" calcext:value-type="float">
            <text:p>0.1695648373</text:p>
          </table:table-cell>
          <table:table-cell office:value-type="float" office:value="0.191825972453" calcext:value-type="float">
            <text:p>0.1918259725</text:p>
          </table:table-cell>
          <table:table-cell office:value-type="float" office:value="0.168201144802" calcext:value-type="float">
            <text:p>0.1682011448</text:p>
          </table:table-cell>
          <table:table-cell table:number-columns-repeated="5"/>
        </table:table-row>
        <table:table-row table:style-name="ro1">
          <table:table-cell office:value-type="float" office:value="0.166520599743" calcext:value-type="float">
            <text:p>0.1665205997</text:p>
          </table:table-cell>
          <table:table-cell office:value-type="float" office:value="0.191825968102" calcext:value-type="float">
            <text:p>0.1918259681</text:p>
          </table:table-cell>
          <table:table-cell office:value-type="float" office:value="0.168201140597" calcext:value-type="float">
            <text:p>0.1682011406</text:p>
          </table:table-cell>
          <table:table-cell table:number-columns-repeated="5"/>
        </table:table-row>
        <table:table-row table:style-name="ro1">
          <table:table-cell office:value-type="float" office:value="0.163704585984" calcext:value-type="float">
            <text:p>0.163704586</text:p>
          </table:table-cell>
          <table:table-cell office:value-type="float" office:value="0.19182596397" calcext:value-type="float">
            <text:p>0.191825964</text:p>
          </table:table-cell>
          <table:table-cell office:value-type="float" office:value="0.168201136602" calcext:value-type="float">
            <text:p>0.1682011366</text:p>
          </table:table-cell>
          <table:table-cell table:number-columns-repeated="5"/>
        </table:table-row>
        <table:table-row table:style-name="ro1">
          <table:table-cell office:value-type="float" office:value="0.161095660904" calcext:value-type="float">
            <text:p>0.1610956609</text:p>
          </table:table-cell>
          <table:table-cell office:value-type="float" office:value="0.192424694024" calcext:value-type="float">
            <text:p>0.192424694</text:p>
          </table:table-cell>
          <table:table-cell office:value-type="float" office:value="0.168201132807" calcext:value-type="float">
            <text:p>0.1682011328</text:p>
          </table:table-cell>
          <table:table-cell table:number-columns-repeated="5"/>
        </table:table-row>
        <table:table-row table:style-name="ro1">
          <table:table-cell office:value-type="float" office:value="0.15867509976" calcext:value-type="float">
            <text:p>0.1586750998</text:p>
          </table:table-cell>
          <table:table-cell office:value-type="float" office:value="0.187703490262" calcext:value-type="float">
            <text:p>0.1877034903</text:p>
          </table:table-cell>
          <table:table-cell office:value-type="float" office:value="0.168201129202" calcext:value-type="float">
            <text:p>0.1682011292</text:p>
          </table:table-cell>
          <table:table-cell table:number-columns-repeated="5"/>
        </table:table-row>
        <table:table-row table:style-name="ro1">
          <table:table-cell office:value-type="float" office:value="0.156426261457" calcext:value-type="float">
            <text:p>0.1564262615</text:p>
          </table:table-cell>
          <table:table-cell office:value-type="float" office:value="0.183378480356" calcext:value-type="float">
            <text:p>0.1833784804</text:p>
          </table:table-cell>
          <table:table-cell office:value-type="float" office:value="0.167963653071" calcext:value-type="float">
            <text:p>0.1679636531</text:p>
          </table:table-cell>
          <table:table-cell table:number-columns-repeated="5"/>
        </table:table-row>
        <table:table-row table:style-name="ro1">
          <table:table-cell office:value-type="float" office:value="0.154334312486" calcext:value-type="float">
            <text:p>0.1543343125</text:p>
          </table:table-cell>
          <table:table-cell office:value-type="float" office:value="0.179407776664" calcext:value-type="float">
            <text:p>0.1794077767</text:p>
          </table:table-cell>
          <table:table-cell office:value-type="float" office:value="0.164076888198" calcext:value-type="float">
            <text:p>0.1640768882</text:p>
          </table:table-cell>
          <table:table-cell table:number-columns-repeated="5"/>
        </table:table-row>
        <table:table-row table:style-name="ro1">
          <table:table-cell office:value-type="float" office:value="0.152385992787" calcext:value-type="float">
            <text:p>0.1523859928</text:p>
          </table:table-cell>
          <table:table-cell office:value-type="float" office:value="0.175754929735" calcext:value-type="float">
            <text:p>0.1757549297</text:p>
          </table:table-cell>
          <table:table-cell office:value-type="float" office:value="0.160509248935" calcext:value-type="float">
            <text:p>0.1605092489</text:p>
          </table:table-cell>
          <table:table-cell table:number-columns-repeated="5"/>
        </table:table-row>
        <table:table-row table:style-name="ro1">
          <table:table-cell office:value-type="float" office:value="0.150569416442" calcext:value-type="float">
            <text:p>0.1505694164</text:p>
          </table:table-cell>
          <table:table-cell office:value-type="float" office:value="0.172388101116" calcext:value-type="float">
            <text:p>0.1723881011</text:p>
          </table:table-cell>
          <table:table-cell office:value-type="float" office:value="0.157227729098" calcext:value-type="float">
            <text:p>0.1572277291</text:p>
          </table:table-cell>
          <table:table-cell table:number-columns-repeated="5"/>
        </table:table-row>
        <table:table-row table:style-name="ro1">
          <table:table-cell office:value-type="float" office:value="0.148873901422" calcext:value-type="float">
            <text:p>0.1488739014</text:p>
          </table:table-cell>
          <table:table-cell office:value-type="float" office:value="0.169279377574" calcext:value-type="float">
            <text:p>0.1692793776</text:p>
          </table:table-cell>
          <table:table-cell office:value-type="float" office:value="0.154203537732" calcext:value-type="float">
            <text:p>0.1542035377</text:p>
          </table:table-cell>
          <table:table-cell table:number-columns-repeated="5"/>
        </table:table-row>
        <table:table-row table:style-name="ro1">
          <table:table-cell office:value-type="float" office:value="0.147289823661" calcext:value-type="float">
            <text:p>0.1472898237</text:p>
          </table:table-cell>
          <table:table-cell office:value-type="float" office:value="0.166404200425" calcext:value-type="float">
            <text:p>0.1664042004</text:p>
          </table:table-cell>
          <table:table-cell office:value-type="float" office:value="0.151411463025" calcext:value-type="float">
            <text:p>0.151411463</text:p>
          </table:table-cell>
          <table:table-cell table:number-columns-repeated="5"/>
        </table:table-row>
        <table:table-row table:style-name="ro1">
          <table:table-cell office:value-type="float" office:value="0.14580849155" calcext:value-type="float">
            <text:p>0.1458084916</text:p>
          </table:table-cell>
          <table:table-cell office:value-type="float" office:value="0.163740888838" calcext:value-type="float">
            <text:p>0.1637408888</text:p>
          </table:table-cell>
          <table:table-cell office:value-type="float" office:value="0.148829345234" calcext:value-type="float">
            <text:p>0.1488293452</text:p>
          </table:table-cell>
          <table:table-cell table:number-columns-repeated="5"/>
        </table:table-row>
        <table:table-row table:style-name="ro1">
          <table:table-cell office:value-type="float" office:value="0.14442203767" calcext:value-type="float">
            <text:p>0.1444220377</text:p>
          </table:table-cell>
          <table:table-cell office:value-type="float" office:value="0.161270240113" calcext:value-type="float">
            <text:p>0.1612702401</text:p>
          </table:table-cell>
          <table:table-cell office:value-type="float" office:value="0.146437638013" calcext:value-type="float">
            <text:p>0.146437638</text:p>
          </table:table-cell>
          <table:table-cell table:number-columns-repeated="5"/>
        </table:table-row>
        <table:table-row table:style-name="ro1">
          <table:table-cell office:value-type="float" office:value="0.143123325082" calcext:value-type="float">
            <text:p>0.1431233251</text:p>
          </table:table-cell>
          <table:table-cell office:value-type="float" office:value="0.158975193235" calcext:value-type="float">
            <text:p>0.1589751932</text:p>
          </table:table-cell>
          <table:table-cell office:value-type="float" office:value="0.144219041748" calcext:value-type="float">
            <text:p>0.1442190417</text:p>
          </table:table-cell>
          <table:table-cell table:number-columns-repeated="5"/>
        </table:table-row>
        <table:table-row table:style-name="ro1">
          <table:table-cell office:value-type="float" office:value="0.141905865986" calcext:value-type="float">
            <text:p>0.141905866</text:p>
          </table:table-cell>
          <table:table-cell office:value-type="float" office:value="0.15684054462" calcext:value-type="float">
            <text:p>0.1568405446</text:p>
          </table:table-cell>
          <table:table-cell office:value-type="float" office:value="0.142158195775" calcext:value-type="float">
            <text:p>0.1421581958</text:p>
          </table:table-cell>
          <table:table-cell table:number-columns-repeated="5"/>
        </table:table-row>
        <table:table-row table:style-name="ro1">
          <table:table-cell office:value-type="float" office:value="0.140763750903" calcext:value-type="float">
            <text:p>0.1407637509</text:p>
          </table:table-cell>
          <table:table-cell office:value-type="float" office:value="0.15485270707" calcext:value-type="float">
            <text:p>0.1548527071</text:p>
          </table:table-cell>
          <table:table-cell office:value-type="float" office:value="0.140241418966" calcext:value-type="float">
            <text:p>0.140241419</text:p>
          </table:table-cell>
          <table:table-cell table:number-columns-repeated="5"/>
        </table:table-row>
        <table:table-row table:style-name="ro1">
          <table:table-cell office:value-type="float" office:value="0.139691586851" calcext:value-type="float">
            <text:p>0.1396915869</text:p>
          </table:table-cell>
          <table:table-cell office:value-type="float" office:value="0.152999504643" calcext:value-type="float">
            <text:p>0.1529995046</text:p>
          </table:table-cell>
          <table:table-cell office:value-type="float" office:value="0.138456490215" calcext:value-type="float">
            <text:p>0.1384564902</text:p>
          </table:table-cell>
          <table:table-cell table:number-columns-repeated="5"/>
        </table:table-row>
        <table:table-row table:style-name="ro1">
          <table:table-cell office:value-type="float" office:value="0.138684443219" calcext:value-type="float">
            <text:p>0.1386844432</text:p>
          </table:table-cell>
          <table:table-cell office:value-type="float" office:value="0.15126999746" calcext:value-type="float">
            <text:p>0.1512699975</text:p>
          </table:table-cell>
          <table:table-cell office:value-type="float" office:value="0.136792461963" calcext:value-type="float">
            <text:p>0.136792462</text:p>
          </table:table-cell>
          <table:table-cell table:number-columns-repeated="5"/>
        </table:table-row>
        <table:table-row table:style-name="ro1">
          <table:table-cell office:value-type="float" office:value="0.137737804257" calcext:value-type="float">
            <text:p>0.1377378043</text:p>
          </table:table-cell>
          <table:table-cell office:value-type="float" office:value="0.14965433158" calcext:value-type="float">
            <text:p>0.1496543316</text:p>
          </table:table-cell>
          <table:table-cell office:value-type="float" office:value="0.135239501206" calcext:value-type="float">
            <text:p>0.1352395012</text:p>
          </table:table-cell>
          <table:table-cell table:number-columns-repeated="5"/>
        </table:table-row>
        <table:table-row table:style-name="ro1">
          <table:table-cell office:value-type="float" office:value="0.136847527269" calcext:value-type="float">
            <text:p>0.1368475273</text:p>
          </table:table-cell>
          <table:table-cell office:value-type="float" office:value="0.148143609926" calcext:value-type="float">
            <text:p>0.1481436099</text:p>
          </table:table-cell>
          <table:table-cell office:value-type="float" office:value="0.133788753433" calcext:value-type="float">
            <text:p>0.1337887534</text:p>
          </table:table-cell>
          <table:table-cell table:number-columns-repeated="5"/>
        </table:table-row>
        <table:table-row table:style-name="ro1">
          <table:table-cell office:value-type="float" office:value="0.136009805728" calcext:value-type="float">
            <text:p>0.1360098057</text:p>
          </table:table-cell>
          <table:table-cell office:value-type="float" office:value="0.146729780955" calcext:value-type="float">
            <text:p>0.146729781</text:p>
          </table:table-cell>
          <table:table-cell office:value-type="float" office:value="0.132432225798" calcext:value-type="float">
            <text:p>0.1324322258</text:p>
          </table:table-cell>
          <table:table-cell table:number-columns-repeated="5"/>
        </table:table-row>
        <table:table-row table:style-name="ro1">
          <table:table-cell office:value-type="float" office:value="0.135221136662" calcext:value-type="float">
            <text:p>0.1352211367</text:p>
          </table:table-cell>
          <table:table-cell office:value-type="float" office:value="0.145405542326" calcext:value-type="float">
            <text:p>0.1454055423</text:p>
          </table:table-cell>
          <table:table-cell office:value-type="float" office:value="0.131162686462" calcext:value-type="float">
            <text:p>0.1311626865</text:p>
          </table:table-cell>
          <table:table-cell table:number-columns-repeated="5"/>
        </table:table-row>
        <table:table-row table:style-name="ro1">
          <table:table-cell office:value-type="float" office:value="0.134478291738" calcext:value-type="float">
            <text:p>0.1344782917</text:p>
          </table:table-cell>
          <table:table-cell office:value-type="float" office:value="0.14416425731" calcext:value-type="float">
            <text:p>0.1441642573</text:p>
          </table:table-cell>
          <table:table-cell office:value-type="float" office:value="0.129973577576" calcext:value-type="float">
            <text:p>0.1299735776</text:p>
          </table:table-cell>
          <table:table-cell table:number-columns-repeated="5"/>
        </table:table-row>
        <table:table-row table:style-name="ro1">
          <table:table-cell office:value-type="float" office:value="0.133778291585" calcext:value-type="float">
            <text:p>0.1337782916</text:p>
          </table:table-cell>
          <table:table-cell office:value-type="float" office:value="0.142999882026" calcext:value-type="float">
            <text:p>0.142999882</text:p>
          </table:table-cell>
          <table:table-cell office:value-type="float" office:value="0.128858939842" calcext:value-type="float">
            <text:p>0.1288589398</text:p>
          </table:table-cell>
          <table:table-cell table:number-columns-repeated="5"/>
        </table:table-row>
        <table:table-row table:style-name="ro1">
          <table:table-cell office:value-type="float" office:value="0.133118382925" calcext:value-type="float">
            <text:p>0.1331183829</text:p>
          </table:table-cell>
          <table:table-cell office:value-type="float" office:value="0.141906901933" calcext:value-type="float">
            <text:p>0.1419069019</text:p>
          </table:table-cell>
          <table:table-cell office:value-type="float" office:value="0.127813346895" calcext:value-type="float">
            <text:p>0.1278133469</text:p>
          </table:table-cell>
          <table:table-cell table:number-columns-repeated="5"/>
        </table:table-row>
        <table:table-row table:style-name="ro1">
          <table:table-cell office:value-type="float" office:value="0.132496018169" calcext:value-type="float">
            <text:p>0.1324960182</text:p>
          </table:table-cell>
          <table:table-cell office:value-type="float" office:value="0.14088027625" calcext:value-type="float">
            <text:p>0.1408802763</text:p>
          </table:table-cell>
          <table:table-cell office:value-type="float" office:value="0.126831848069" calcext:value-type="float">
            <text:p>0.1268318481</text:p>
          </table:table-cell>
          <table:table-cell table:number-columns-repeated="5"/>
        </table:table-row>
        <table:table-row table:style-name="ro1">
          <table:table-cell office:value-type="float" office:value="0.131908837179" calcext:value-type="float">
            <text:p>0.1319088372</text:p>
          </table:table-cell>
          <table:table-cell office:value-type="float" office:value="0.139915389175" calcext:value-type="float">
            <text:p>0.1399153892</text:p>
          </table:table-cell>
          <table:table-cell office:value-type="float" office:value="0.125909918337" calcext:value-type="float">
            <text:p>0.1259099183</text:p>
          </table:table-cell>
          <table:table-cell table:number-columns-repeated="5"/>
        </table:table-row>
        <table:table-row table:style-name="ro1">
          <table:table-cell office:value-type="float" office:value="0.131354650928" calcext:value-type="float">
            <text:p>0.1313546509</text:p>
          </table:table-cell>
          <table:table-cell office:value-type="float" office:value="0.139008006974" calcext:value-type="float">
            <text:p>0.139008007</text:p>
          </table:table-cell>
          <table:table-cell office:value-type="float" office:value="0.125043414401" calcext:value-type="float">
            <text:p>0.1250434144</text:p>
          </table:table-cell>
          <table:table-cell table:number-columns-repeated="5"/>
        </table:table-row>
        <table:table-row table:style-name="ro1">
          <table:table-cell office:value-type="float" office:value="0.13083142683" calcext:value-type="float">
            <text:p>0.1308314268</text:p>
          </table:table-cell>
          <table:table-cell office:value-type="float" office:value="0.138154240132" calcext:value-type="float">
            <text:p>0.1381542401</text:p>
          </table:table-cell>
          <table:table-cell office:value-type="float" office:value="0.12422853608" calcext:value-type="float">
            <text:p>0.1242285361</text:p>
          </table:table-cell>
          <table:table-cell table:number-columns-repeated="5"/>
        </table:table-row>
        <table:table-row table:style-name="ro1">
          <table:table-cell office:value-type="float" office:value="0.130337275554" calcext:value-type="float">
            <text:p>0.1303372756</text:p>
          </table:table-cell>
          <table:table-cell office:value-type="float" office:value="0.137350509886" calcext:value-type="float">
            <text:p>0.1373505099</text:p>
          </table:table-cell>
          <table:table-cell office:value-type="float" office:value="0.123461792269" calcext:value-type="float">
            <text:p>0.1234617923</text:p>
          </table:table-cell>
          <table:table-cell table:number-columns-repeated="5"/>
        </table:table-row>
        <table:table-row table:style-name="ro1">
          <table:table-cell office:value-type="float" office:value="0.12987043914" calcext:value-type="float">
            <text:p>0.1298704391</text:p>
          </table:table-cell>
          <table:table-cell office:value-type="float" office:value="0.136593518574" calcext:value-type="float">
            <text:p>0.1365935186</text:p>
          </table:table-cell>
          <table:table-cell office:value-type="float" office:value="0.122739970854" calcext:value-type="float">
            <text:p>0.1227399709</text:p>
          </table:table-cell>
          <table:table-cell table:number-columns-repeated="5"/>
        </table:table-row>
        <table:table-row table:style-name="ro1">
          <table:table-cell office:value-type="float" office:value="0.129429280274" calcext:value-type="float">
            <text:p>0.1294292803</text:p>
          </table:table-cell>
          <table:table-cell office:value-type="float" office:value="0.135880223297" calcext:value-type="float">
            <text:p>0.1358802233</text:p>
          </table:table-cell>
          <table:table-cell office:value-type="float" office:value="0.122060112054" calcext:value-type="float">
            <text:p>0.1220601121</text:p>
          </table:table-cell>
          <table:table-cell table:number-columns-repeated="5"/>
        </table:table-row>
        <table:table-row table:style-name="ro1">
          <table:table-cell office:value-type="float" office:value="0.129012272593" calcext:value-type="float">
            <text:p>0.1290122726</text:p>
          </table:table-cell>
          <table:table-cell office:value-type="float" office:value="0.135207812473" calcext:value-type="float">
            <text:p>0.1352078125</text:p>
          </table:table-cell>
          <table:table-cell office:value-type="float" office:value="0.121419484765" calcext:value-type="float">
            <text:p>0.1214194848</text:p>
          </table:table-cell>
          <table:table-cell table:number-columns-repeated="5"/>
        </table:table-row>
        <table:table-row table:style-name="ro1">
          <table:table-cell office:value-type="float" office:value="0.128617991904" calcext:value-type="float">
            <text:p>0.1286179919</text:p>
          </table:table-cell>
          <table:table-cell office:value-type="float" office:value="0.134573684925" calcext:value-type="float">
            <text:p>0.1345736849</text:p>
          </table:table-cell>
          <table:table-cell office:value-type="float" office:value="0.120815565491" calcext:value-type="float">
            <text:p>0.1208155655</text:p>
          </table:table-cell>
          <table:table-cell table:number-columns-repeated="5"/>
        </table:table-row>
        <table:table-row table:style-name="ro1">
          <table:table-cell office:value-type="float" office:value="0.128245108221" calcext:value-type="float">
            <text:p>0.1282451082</text:p>
          </table:table-cell>
          <table:table-cell office:value-type="float" office:value="0.133975431187" calcext:value-type="float">
            <text:p>0.1339754312</text:p>
          </table:table-cell>
          <table:table-cell office:value-type="float" office:value="0.120246019567" calcext:value-type="float">
            <text:p>0.1202460196</text:p>
          </table:table-cell>
          <table:table-cell table:number-columns-repeated="5"/>
        </table:table-row>
        <table:table-row table:style-name="ro1">
          <table:table-cell office:value-type="float" office:value="0.127892378525" calcext:value-type="float">
            <text:p>0.1278923785</text:p>
          </table:table-cell>
          <table:table-cell office:value-type="float" office:value="0.133410816761" calcext:value-type="float">
            <text:p>0.1334108168</text:p>
          </table:table-cell>
          <table:table-cell office:value-type="float" office:value="0.119708684375" calcext:value-type="float">
            <text:p>0.1197086844</text:p>
          </table:table-cell>
          <table:table-cell table:number-columns-repeated="5"/>
        </table:table-row>
        <table:table-row table:style-name="ro1">
          <table:table-cell office:value-type="float" office:value="0.127558640184" calcext:value-type="float">
            <text:p>0.1275586402</text:p>
          </table:table-cell>
          <table:table-cell office:value-type="float" office:value="0.132877767096" calcext:value-type="float">
            <text:p>0.1328777671</text:p>
          </table:table-cell>
          <table:table-cell office:value-type="float" office:value="0.119201554305" calcext:value-type="float">
            <text:p>0.1192015543</text:p>
          </table:table-cell>
          <table:table-cell table:number-columns-repeated="5"/>
        </table:table-row>
        <table:table-row table:style-name="ro1">
          <table:table-cell office:value-type="float" office:value="0.127242804951" calcext:value-type="float">
            <text:p>0.127242805</text:p>
          </table:table-cell>
          <table:table-cell office:value-type="float" office:value="0.132374354072" calcext:value-type="float">
            <text:p>0.1323743541</text:p>
          </table:table-cell>
          <table:table-cell office:value-type="float" office:value="0.118722767278" calcext:value-type="float">
            <text:p>0.1187227673</text:p>
          </table:table-cell>
          <table:table-cell table:number-columns-repeated="5"/>
        </table:table-row>
        <table:table-row table:style-name="ro1">
          <table:table-cell office:value-type="float" office:value="0.126943853485" calcext:value-type="float">
            <text:p>0.1269438535</text:p>
          </table:table-cell>
          <table:table-cell office:value-type="float" office:value="0.131898783838" calcext:value-type="float">
            <text:p>0.1318987838</text:p>
          </table:table-cell>
          <table:table-cell office:value-type="float" office:value="0.118270592614" calcext:value-type="float">
            <text:p>0.1182705926</text:p>
          </table:table-cell>
          <table:table-cell table:number-columns-repeated="5"/>
        </table:table-row>
        <table:table-row table:style-name="ro1">
          <table:table-cell office:value-type="float" office:value="0.126660830352" calcext:value-type="float">
            <text:p>0.1266608304</text:p>
          </table:table-cell>
          <table:table-cell office:value-type="float" office:value="0.131449385829" calcext:value-type="float">
            <text:p>0.1314493858</text:p>
          </table:table-cell>
          <table:table-cell office:value-type="float" office:value="0.117843420112" calcext:value-type="float">
            <text:p>0.1178434201</text:p>
          </table:table-cell>
          <table:table-cell table:number-columns-repeated="5"/>
        </table:table-row>
        <table:table-row table:style-name="ro1">
          <table:table-cell office:value-type="float" office:value="0.126392839439" calcext:value-type="float">
            <text:p>0.1263928394</text:p>
          </table:table-cell>
          <table:table-cell office:value-type="float" office:value="0.131024602845" calcext:value-type="float">
            <text:p>0.1310246028</text:p>
          </table:table-cell>
          <table:table-cell office:value-type="float" office:value="0.117439750204" calcext:value-type="float">
            <text:p>0.1174397502</text:p>
          </table:table-cell>
          <table:table-cell table:number-columns-repeated="5"/>
        </table:table-row>
        <table:table-row table:style-name="ro1">
          <table:table-cell office:value-type="float" office:value="0.126139039761" calcext:value-type="float">
            <text:p>0.1261390398</text:p>
          </table:table-cell>
          <table:table-cell office:value-type="float" office:value="0.130622982057" calcext:value-type="float">
            <text:p>0.1306229821</text:p>
          </table:table-cell>
          <table:table-cell office:value-type="float" office:value="0.11705818504" calcext:value-type="float">
            <text:p>0.117058185</text:p>
          </table:table-cell>
          <table:table-cell table:number-columns-repeated="5"/>
        </table:table-row>
        <table:table-row table:style-name="ro1">
          <table:table-cell office:value-type="float" office:value="0.125898641605" calcext:value-type="float">
            <text:p>0.1258986416</text:p>
          </table:table-cell>
          <table:table-cell office:value-type="float" office:value="0.130243166865" calcext:value-type="float">
            <text:p>0.1302431669</text:p>
          </table:table-cell>
          <table:table-cell office:value-type="float" office:value="0.116697420431" calcext:value-type="float">
            <text:p>0.1166974204</text:p>
          </table:table-cell>
          <table:table-cell table:number-columns-repeated="5"/>
        </table:table-row>
        <table:table-row table:style-name="ro1">
          <table:table-cell office:value-type="float" office:value="0.125670902993" calcext:value-type="float">
            <text:p>0.125670903</text:p>
          </table:table-cell>
          <table:table-cell office:value-type="float" office:value="0.12988388949" calcext:value-type="float">
            <text:p>0.1298838895</text:p>
          </table:table-cell>
          <table:table-cell office:value-type="float" office:value="0.116356238534" calcext:value-type="float">
            <text:p>0.1163562385</text:p>
          </table:table-cell>
          <table:table-cell table:number-columns-repeated="5"/>
        </table:table-row>
        <table:table-row table:style-name="ro1">
          <table:table-cell office:value-type="float" office:value="0.12545512643" calcext:value-type="float">
            <text:p>0.1254551264</text:p>
          </table:table-cell>
          <table:table-cell office:value-type="float" office:value="0.129543964241" calcext:value-type="float">
            <text:p>0.1295439642</text:p>
          </table:table-cell>
          <table:table-cell office:value-type="float" office:value="0.116033501214" calcext:value-type="float">
            <text:p>0.1160335012</text:p>
          </table:table-cell>
          <table:table-cell table:number-columns-repeated="5"/>
        </table:table-row>
        <table:table-row table:style-name="ro1">
          <table:table-cell office:value-type="float" office:value="0.125250655898" calcext:value-type="float">
            <text:p>0.1252506559</text:p>
          </table:table-cell>
          <table:table-cell office:value-type="float" office:value="0.129222281375" calcext:value-type="float">
            <text:p>0.1292222814</text:p>
          </table:table-cell>
          <table:table-cell office:value-type="float" office:value="0.115728143994" calcext:value-type="float">
            <text:p>0.115728144</text:p>
          </table:table-cell>
          <table:table-cell table:number-columns-repeated="5"/>
        </table:table-row>
        <table:table-row table:style-name="ro1">
          <table:table-cell office:value-type="float" office:value="0.125056874099" calcext:value-type="float">
            <text:p>0.1250568741</text:p>
          </table:table-cell>
          <table:table-cell office:value-type="float" office:value="0.128917801501" calcext:value-type="float">
            <text:p>0.1289178015</text:p>
          </table:table-cell>
          <table:table-cell office:value-type="float" office:value="0.115439170556" calcext:value-type="float">
            <text:p>0.1154391706</text:p>
          </table:table-cell>
          <table:table-cell table:number-columns-repeated="5"/>
        </table:table-row>
        <table:table-row table:style-name="ro1">
          <table:table-cell office:value-type="float" office:value="0.124873199897" calcext:value-type="float">
            <text:p>0.1248731999</text:p>
          </table:table-cell>
          <table:table-cell office:value-type="float" office:value="0.12862955046" calcext:value-type="float">
            <text:p>0.1286295505</text:p>
          </table:table-cell>
          <table:table-cell office:value-type="float" office:value="0.115165647717" calcext:value-type="float">
            <text:p>0.1151656477</text:p>
          </table:table-cell>
          <table:table-cell table:number-columns-repeated="5"/>
        </table:table-row>
        <table:table-row table:style-name="ro1">
          <table:table-cell office:value-type="float" office:value="0.124699085962" calcext:value-type="float">
            <text:p>0.124699086</text:p>
          </table:table-cell>
          <table:table-cell office:value-type="float" office:value="0.128356614643" calcext:value-type="float">
            <text:p>0.1283566146</text:p>
          </table:table-cell>
          <table:table-cell office:value-type="float" office:value="0.114906700832" calcext:value-type="float">
            <text:p>0.1149067008</text:p>
          </table:table-cell>
          <table:table-cell table:number-columns-repeated="5"/>
        </table:table-row>
        <table:table-row table:style-name="ro1">
          <table:table-cell office:value-type="float" office:value="0.124534016588" calcext:value-type="float">
            <text:p>0.1245340166</text:p>
          </table:table-cell>
          <table:table-cell office:value-type="float" office:value="0.128098136702" calcext:value-type="float">
            <text:p>0.1280981367</text:p>
          </table:table-cell>
          <table:table-cell office:value-type="float" office:value="0.114661509602" calcext:value-type="float">
            <text:p>0.1146615096</text:p>
          </table:table-cell>
          <table:table-cell table:number-columns-repeated="5"/>
        </table:table-row>
        <table:table-row table:style-name="ro1">
          <table:table-cell office:value-type="float" office:value="0.124377505671" calcext:value-type="float">
            <text:p>0.1243775057</text:p>
          </table:table-cell>
          <table:table-cell office:value-type="float" office:value="0.127853311611" calcext:value-type="float">
            <text:p>0.1278533116</text:p>
          </table:table-cell>
          <table:table-cell office:value-type="float" office:value="0.114429304218" calcext:value-type="float">
            <text:p>0.1144293042</text:p>
          </table:table-cell>
          <table:table-cell table:number-columns-repeated="5"/>
        </table:table-row>
        <table:table-row table:style-name="ro1">
          <table:table-cell office:value-type="float" office:value="0.124229094839" calcext:value-type="float">
            <text:p>0.1242290948</text:p>
          </table:table-cell>
          <table:table-cell office:value-type="float" office:value="0.127621383053" calcext:value-type="float">
            <text:p>0.1276213831</text:p>
          </table:table-cell>
          <table:table-cell office:value-type="float" office:value="0.114209361833" calcext:value-type="float">
            <text:p>0.1142093618</text:p>
          </table:table-cell>
          <table:table-cell table:number-columns-repeated="5"/>
        </table:table-row>
        <table:table-row table:style-name="ro1">
          <table:table-cell office:value-type="float" office:value="0.124088351708" calcext:value-type="float">
            <text:p>0.1240883517</text:p>
          </table:table-cell>
          <table:table-cell office:value-type="float" office:value="0.127401640091" calcext:value-type="float">
            <text:p>0.1274016401</text:p>
          </table:table-cell>
          <table:table-cell office:value-type="float" office:value="0.114001003318" calcext:value-type="float">
            <text:p>0.1140010033</text:p>
          </table:table-cell>
          <table:table-cell table:number-columns-repeated="5"/>
        </table:table-row>
        <table:table-row table:style-name="ro1">
          <table:table-cell office:value-type="float" office:value="0.123954868274" calcext:value-type="float">
            <text:p>0.1239548683</text:p>
          </table:table-cell>
          <table:table-cell office:value-type="float" office:value="0.127193414106" calcext:value-type="float">
            <text:p>0.1271934141</text:p>
          </table:table-cell>
          <table:table-cell office:value-type="float" office:value="0.113803590274" calcext:value-type="float">
            <text:p>0.1138035903</text:p>
          </table:table-cell>
          <table:table-cell table:number-columns-repeated="5"/>
        </table:table-row>
        <table:table-row table:style-name="ro1">
          <table:table-cell office:value-type="float" office:value="0.123828259407" calcext:value-type="float">
            <text:p>0.1238282594</text:p>
          </table:table-cell>
          <table:table-cell office:value-type="float" office:value="0.126996075972" calcext:value-type="float">
            <text:p>0.126996076</text:p>
          </table:table-cell>
          <table:table-cell office:value-type="float" office:value="0.11361652229" calcext:value-type="float">
            <text:p>0.1136165223</text:p>
          </table:table-cell>
          <table:table-cell table:number-columns-repeated="5"/>
        </table:table-row>
        <table:table-row table:style-name="ro1">
          <table:table-cell office:value-type="float" office:value="0.12370816146" calcext:value-type="float">
            <text:p>0.1237081615</text:p>
          </table:table-cell>
          <table:table-cell office:value-type="float" office:value="0.126809033451" calcext:value-type="float">
            <text:p>0.1268090335</text:p>
          </table:table-cell>
          <table:table-cell office:value-type="float" office:value="0.113439234404" calcext:value-type="float">
            <text:p>0.1134392344</text:p>
          </table:table-cell>
          <table:table-cell table:number-columns-repeated="5"/>
        </table:table-row>
        <table:table-row table:style-name="ro1">
          <table:table-cell office:value-type="float" office:value="0.123594230963" calcext:value-type="float">
            <text:p>0.123594231</text:p>
          </table:table-cell>
          <table:table-cell office:value-type="float" office:value="0.126631728785" calcext:value-type="float">
            <text:p>0.1266317288</text:p>
          </table:table-cell>
          <table:table-cell office:value-type="float" office:value="0.113271194766" calcext:value-type="float">
            <text:p>0.1132711948</text:p>
          </table:table-cell>
          <table:table-cell table:number-columns-repeated="5"/>
        </table:table-row>
        <table:table-row table:style-name="ro1">
          <table:table-cell office:value-type="float" office:value="0.123486143415" calcext:value-type="float">
            <text:p>0.1234861434</text:p>
          </table:table-cell>
          <table:table-cell office:value-type="float" office:value="0.126463636463" calcext:value-type="float">
            <text:p>0.1264636365</text:p>
          </table:table-cell>
          <table:table-cell office:value-type="float" office:value="0.113111902479" calcext:value-type="float">
            <text:p>0.1131119025</text:p>
          </table:table-cell>
          <table:table-cell table:number-columns-repeated="5"/>
        </table:table-row>
        <table:table-row table:style-name="ro1">
          <table:table-cell office:value-type="float" office:value="0.123383592155" calcext:value-type="float">
            <text:p>0.1233835922</text:p>
          </table:table-cell>
          <table:table-cell office:value-type="float" office:value="0.126304261164" calcext:value-type="float">
            <text:p>0.1263042612</text:p>
          </table:table-cell>
          <table:table-cell office:value-type="float" office:value="0.112960885595" calcext:value-type="float">
            <text:p>0.1129608856</text:p>
          </table:table-cell>
          <table:table-cell table:number-columns-repeated="5"/>
        </table:table-row>
        <table:table-row table:style-name="ro1">
          <table:table-cell office:value-type="float" office:value="0.123286287303" calcext:value-type="float">
            <text:p>0.1232862873</text:p>
          </table:table-cell>
          <table:table-cell office:value-type="float" office:value="0.126153135841" calcext:value-type="float">
            <text:p>0.1261531358</text:p>
          </table:table-cell>
          <table:table-cell office:value-type="float" office:value="0.112817699269" calcext:value-type="float">
            <text:p>0.1128176993</text:p>
          </table:table-cell>
          <table:table-cell table:number-columns-repeated="5"/>
        </table:table-row>
        <table:table-row table:style-name="ro1">
          <table:table-cell office:value-type="float" office:value="0.123193954775" calcext:value-type="float">
            <text:p>0.1231939548</text:p>
          </table:table-cell>
          <table:table-cell office:value-type="float" office:value="0.126009819948" calcext:value-type="float">
            <text:p>0.1260098199</text:p>
          </table:table-cell>
          <table:table-cell office:value-type="float" office:value="0.112681924039" calcext:value-type="float">
            <text:p>0.112681924</text:p>
          </table:table-cell>
          <table:table-cell table:number-columns-repeated="5"/>
        </table:table-row>
        <table:table-row table:style-name="ro1">
          <table:table-cell office:value-type="float" office:value="0.123106335366" calcext:value-type="float">
            <text:p>0.1231063354</text:p>
          </table:table-cell>
          <table:table-cell office:value-type="float" office:value="0.125873897793" calcext:value-type="float">
            <text:p>0.1258738978</text:p>
          </table:table-cell>
          <table:table-cell office:value-type="float" office:value="0.112553164238" calcext:value-type="float">
            <text:p>0.1125531642</text:p>
          </table:table-cell>
          <table:table-cell table:number-columns-repeated="5"/>
        </table:table-row>
        <table:table-row table:style-name="ro1">
          <table:table-cell office:value-type="float" office:value="0.123023183883" calcext:value-type="float">
            <text:p>0.1230231839</text:p>
          </table:table-cell>
          <table:table-cell office:value-type="float" office:value="0.125744977004" calcext:value-type="float">
            <text:p>0.125744977</text:p>
          </table:table-cell>
          <table:table-cell office:value-type="float" office:value="0.112431046511" calcext:value-type="float">
            <text:p>0.1124310465</text:p>
          </table:table-cell>
          <table:table-cell table:number-columns-repeated="5"/>
        </table:table-row>
        <table:table-row table:style-name="ro1">
          <table:table-cell office:value-type="float" office:value="0.122944268343" calcext:value-type="float">
            <text:p>0.1229442683</text:p>
          </table:table-cell>
          <table:table-cell office:value-type="float" office:value="0.125622687107" calcext:value-type="float">
            <text:p>0.1256226871</text:p>
          </table:table-cell>
          <table:table-cell office:value-type="float" office:value="0.112315218443" calcext:value-type="float">
            <text:p>0.1123152184</text:p>
          </table:table-cell>
          <table:table-cell table:number-columns-repeated="5"/>
        </table:table-row>
        <table:table-row table:style-name="ro1">
          <table:table-cell office:value-type="float" office:value="0.122869369214" calcext:value-type="float">
            <text:p>0.1228693692</text:p>
          </table:table-cell>
          <table:table-cell office:value-type="float" office:value="0.125506678199" calcext:value-type="float">
            <text:p>0.1255066782</text:p>
          </table:table-cell>
          <table:table-cell office:value-type="float" office:value="0.11220534728" calcext:value-type="float">
            <text:p>0.1122053473</text:p>
          </table:table-cell>
          <table:table-cell table:number-columns-repeated="5"/>
        </table:table-row>
        <table:table-row table:style-name="ro1">
          <table:table-cell office:value-type="float" office:value="0.122798278707" calcext:value-type="float">
            <text:p>0.1227982787</text:p>
          </table:table-cell>
          <table:table-cell office:value-type="float" office:value="0.125396619709" calcext:value-type="float">
            <text:p>0.1253966197</text:p>
          </table:table-cell>
          <table:table-cell office:value-type="float" office:value="0.112101118739" calcext:value-type="float">
            <text:p>0.1121011187</text:p>
          </table:table-cell>
          <table:table-cell table:number-columns-repeated="5"/>
        </table:table-row>
        <table:table-row table:style-name="ro1">
          <table:table-cell office:value-type="float" office:value="0.122730800117" calcext:value-type="float">
            <text:p>0.1227308001</text:p>
          </table:table-cell>
          <table:table-cell office:value-type="float" office:value="0.125292199248" calcext:value-type="float">
            <text:p>0.1252921992</text:p>
          </table:table-cell>
          <table:table-cell office:value-type="float" office:value="0.112002235896" calcext:value-type="float">
            <text:p>0.1120022359</text:p>
          </table:table-cell>
          <table:table-cell table:number-columns-repeated="5"/>
        </table:table-row>
        <table:table-row table:style-name="ro1">
          <table:table-cell office:value-type="float" office:value="0.122666747192" calcext:value-type="float">
            <text:p>0.1226667472</text:p>
          </table:table-cell>
          <table:table-cell office:value-type="float" office:value="0.125193121531" calcext:value-type="float">
            <text:p>0.1251931215</text:p>
          </table:table-cell>
          <table:table-cell office:value-type="float" office:value="0.111908418156" calcext:value-type="float">
            <text:p>0.1119084182</text:p>
          </table:table-cell>
          <table:table-cell table:number-columns-repeated="5"/>
        </table:table-row>
        <table:table-row table:style-name="ro1">
          <table:table-cell office:value-type="float" office:value="0.122605943555" calcext:value-type="float">
            <text:p>0.1226059436</text:p>
          </table:table-cell>
          <table:table-cell office:value-type="float" office:value="0.125099107374" calcext:value-type="float">
            <text:p>0.1250991074</text:p>
          </table:table-cell>
          <table:table-cell office:value-type="float" office:value="0.111819400278" calcext:value-type="float">
            <text:p>0.1118194003</text:p>
          </table:table-cell>
          <table:table-cell table:number-columns-repeated="5"/>
        </table:table-row>
        <table:table-row table:style-name="ro1">
          <table:table-cell office:value-type="float" office:value="0.122548222151" calcext:value-type="float">
            <text:p>0.1225482222</text:p>
          </table:table-cell>
          <table:table-cell office:value-type="float" office:value="0.125009892752" calcext:value-type="float">
            <text:p>0.1250098928</text:p>
          </table:table-cell>
          <table:table-cell office:value-type="float" office:value="0.111734931485" calcext:value-type="float">
            <text:p>0.1117349315</text:p>
          </table:table-cell>
          <table:table-cell table:number-columns-repeated="5"/>
        </table:table-row>
        <table:table-row table:style-name="ro1">
          <table:table-cell office:value-type="float" office:value="0.122493424731" calcext:value-type="float">
            <text:p>0.1224934247</text:p>
          </table:table-cell>
          <table:table-cell office:value-type="float" office:value="0.124925227919" calcext:value-type="float">
            <text:p>0.1249252279</text:p>
          </table:table-cell>
          <table:table-cell office:value-type="float" office:value="0.11165477461" calcext:value-type="float">
            <text:p>0.1116547746</text:p>
          </table:table-cell>
          <table:table-cell table:number-columns-repeated="5"/>
        </table:table-row>
        <table:table-row table:style-name="ro1">
          <table:table-cell office:value-type="float" office:value="0.122441401367" calcext:value-type="float">
            <text:p>0.1224414014</text:p>
          </table:table-cell>
          <table:table-cell office:value-type="float" office:value="0.124844876591" calcext:value-type="float">
            <text:p>0.1248448766</text:p>
          </table:table-cell>
          <table:table-cell office:value-type="float" office:value="0.111578705311" calcext:value-type="float">
            <text:p>0.1115787053</text:p>
          </table:table-cell>
          <table:table-cell table:number-columns-repeated="5"/>
        </table:table-row>
        <table:table-row table:style-name="ro1">
          <table:table-cell office:value-type="float" office:value="0.122392009997" calcext:value-type="float">
            <text:p>0.12239201</text:p>
          </table:table-cell>
          <table:table-cell office:value-type="float" office:value="0.12476861517" calcext:value-type="float">
            <text:p>0.1247686152</text:p>
          </table:table-cell>
          <table:table-cell office:value-type="float" office:value="0.111506511335" calcext:value-type="float">
            <text:p>0.1115065113</text:p>
          </table:table-cell>
          <table:table-cell table:number-columns-repeated="5"/>
        </table:table-row>
        <table:table-row table:style-name="ro1">
          <table:table-cell office:value-type="float" office:value="0.122345115993" calcext:value-type="float">
            <text:p>0.122345116</text:p>
          </table:table-cell>
          <table:table-cell office:value-type="float" office:value="0.124696232025" calcext:value-type="float">
            <text:p>0.124696232</text:p>
          </table:table-cell>
          <table:table-cell office:value-type="float" office:value="0.111437991823" calcext:value-type="float">
            <text:p>0.1114379918</text:p>
          </table:table-cell>
          <table:table-cell table:number-columns-repeated="5"/>
        </table:table-row>
        <table:table-row table:style-name="ro1">
          <table:table-cell office:value-type="float" office:value="0.122300591755" calcext:value-type="float">
            <text:p>0.1223005918</text:p>
          </table:table-cell>
          <table:table-cell office:value-type="float" office:value="0.124627526813" calcext:value-type="float">
            <text:p>0.1246275268</text:p>
          </table:table-cell>
          <table:table-cell office:value-type="float" office:value="0.111372956663" calcext:value-type="float">
            <text:p>0.1113729567</text:p>
          </table:table-cell>
          <table:table-cell table:number-columns-repeated="5"/>
        </table:table-row>
        <table:table-row table:style-name="ro1">
          <table:table-cell office:value-type="float" office:value="0.122258316335" calcext:value-type="float">
            <text:p>0.1222583163</text:p>
          </table:table-cell>
          <table:table-cell office:value-type="float" office:value="0.124562309848" calcext:value-type="float">
            <text:p>0.1245623098</text:p>
          </table:table-cell>
          <table:table-cell office:value-type="float" office:value="0.111311225882" calcext:value-type="float">
            <text:p>0.1113112259</text:p>
          </table:table-cell>
          <table:table-cell table:number-columns-repeated="5"/>
        </table:table-row>
        <table:table-row table:style-name="ro1">
          <table:table-cell office:value-type="float" office:value="0.122218175073" calcext:value-type="float">
            <text:p>0.1222181751</text:p>
          </table:table-cell>
          <table:table-cell office:value-type="float" office:value="0.124500401498" calcext:value-type="float">
            <text:p>0.1245004015</text:p>
          </table:table-cell>
          <table:table-cell office:value-type="float" office:value="0.111252629076" calcext:value-type="float">
            <text:p>0.1112526291</text:p>
          </table:table-cell>
          <table:table-cell table:number-columns-repeated="5"/>
        </table:table-row>
        <table:table-row table:style-name="ro1">
          <table:table-cell office:value-type="float" office:value="0.122180059262" calcext:value-type="float">
            <text:p>0.1221800593</text:p>
          </table:table-cell>
          <table:table-cell office:value-type="float" office:value="0.124441631632" calcext:value-type="float">
            <text:p>0.1244416316</text:p>
          </table:table-cell>
          <table:table-cell office:value-type="float" office:value="0.111197004875" calcext:value-type="float">
            <text:p>0.1111970049</text:p>
          </table:table-cell>
          <table:table-cell table:number-columns-repeated="5"/>
        </table:table-row>
        <table:table-row table:style-name="ro1">
          <table:table-cell office:value-type="float" office:value="0.122143865824" calcext:value-type="float">
            <text:p>0.1221438658</text:p>
          </table:table-cell>
          <table:table-cell office:value-type="float" office:value="0.124385839087" calcext:value-type="float">
            <text:p>0.1243858391</text:p>
          </table:table-cell>
          <table:table-cell office:value-type="float" office:value="0.111144200438" calcext:value-type="float">
            <text:p>0.1111442004</text:p>
          </table:table-cell>
          <table:table-cell table:number-columns-repeated="5"/>
        </table:table-row>
        <table:table-row table:style-name="ro1">
          <table:table-cell office:value-type="float" office:value="0.122109497015" calcext:value-type="float">
            <text:p>0.122109497</text:p>
          </table:table-cell>
          <table:table-cell office:value-type="float" office:value="0.12433287118" calcext:value-type="float">
            <text:p>0.1243328712</text:p>
          </table:table-cell>
          <table:table-cell office:value-type="float" office:value="0.111094070986" calcext:value-type="float">
            <text:p>0.111094071</text:p>
          </table:table-cell>
          <table:table-cell table:number-columns-repeated="5"/>
        </table:table-row>
        <table:table-row table:style-name="ro1">
          <table:table-cell office:value-type="float" office:value="0.122076860138" calcext:value-type="float">
            <text:p>0.1220768601</text:p>
          </table:table-cell>
          <table:table-cell office:value-type="float" office:value="0.124282583237" calcext:value-type="float">
            <text:p>0.1242825832</text:p>
          </table:table-cell>
          <table:table-cell office:value-type="float" office:value="0.111046479349" calcext:value-type="float">
            <text:p>0.1110464793</text:p>
          </table:table-cell>
          <table:table-cell table:number-columns-repeated="5"/>
        </table:table-row>
        <table:table-row table:style-name="ro1">
          <table:table-cell office:value-type="float" office:value="0.122045867274" calcext:value-type="float">
            <text:p>0.1220458673</text:p>
          </table:table-cell>
          <table:table-cell office:value-type="float" office:value="0.124234838158" calcext:value-type="float">
            <text:p>0.1242348382</text:p>
          </table:table-cell>
          <table:table-cell office:value-type="float" office:value="0.111001295556" calcext:value-type="float">
            <text:p>0.1110012956</text:p>
          </table:table-cell>
          <table:table-cell table:number-columns-repeated="5"/>
        </table:table-row>
        <table:table-row table:style-name="ro1">
          <table:table-cell office:value-type="float" office:value="0.122016435031" calcext:value-type="float">
            <text:p>0.122016435</text:p>
          </table:table-cell>
          <table:table-cell office:value-type="float" office:value="0.124189506005" calcext:value-type="float">
            <text:p>0.124189506</text:p>
          </table:table-cell>
          <table:table-cell office:value-type="float" office:value="0.110958396439" calcext:value-type="float">
            <text:p>0.1109583964</text:p>
          </table:table-cell>
          <table:table-cell table:number-columns-repeated="5"/>
        </table:table-row>
        <table:table-row table:style-name="ro1">
          <table:table-cell office:value-type="float" office:value="0.1219884843" calcext:value-type="float">
            <text:p>0.1219884843</text:p>
          </table:table-cell>
          <table:table-cell office:value-type="float" office:value="0.124146463609" calcext:value-type="float">
            <text:p>0.1241464636</text:p>
          </table:table-cell>
          <table:table-cell office:value-type="float" office:value="0.110917665259" calcext:value-type="float">
            <text:p>0.1109176653</text:p>
          </table:table-cell>
          <table:table-cell table:number-columns-repeated="5"/>
        </table:table-row>
        <table:table-row table:style-name="ro1">
          <table:table-cell office:value-type="float" office:value="0.121961940039" calcext:value-type="float">
            <text:p>0.12196194</text:p>
          </table:table-cell>
          <table:table-cell office:value-type="float" office:value="0.124105594212" calcext:value-type="float">
            <text:p>0.1241055942</text:p>
          </table:table-cell>
          <table:table-cell office:value-type="float" office:value="0.110878991364" calcext:value-type="float">
            <text:p>0.1108789914</text:p>
          </table:table-cell>
          <table:table-cell table:number-columns-repeated="5"/>
        </table:table-row>
        <table:table-row table:style-name="ro1">
          <table:table-cell office:value-type="float" office:value="0.121936731048" calcext:value-type="float">
            <text:p>0.121936731</text:p>
          </table:table-cell>
          <table:table-cell office:value-type="float" office:value="0.124066787115" calcext:value-type="float">
            <text:p>0.1240667871</text:p>
          </table:table-cell>
          <table:table-cell office:value-type="float" office:value="0.110842269855" calcext:value-type="float">
            <text:p>0.1108422699</text:p>
          </table:table-cell>
          <table:table-cell table:number-columns-repeated="5"/>
        </table:table-row>
        <table:table-row table:style-name="ro1">
          <table:table-cell office:value-type="float" office:value="0.121912789775" calcext:value-type="float">
            <text:p>0.1219127898</text:p>
          </table:table-cell>
          <table:table-cell office:value-type="float" office:value="0.124029937355" calcext:value-type="float">
            <text:p>0.1240299374</text:p>
          </table:table-cell>
          <table:table-cell office:value-type="float" office:value="0.110807401279" calcext:value-type="float">
            <text:p>0.1108074013</text:p>
          </table:table-cell>
          <table:table-cell table:number-columns-repeated="5"/>
        </table:table-row>
        <table:table-row table:style-name="ro1">
          <table:table-cell office:value-type="float" office:value="0.121890052124" calcext:value-type="float">
            <text:p>0.1218900521</text:p>
          </table:table-cell>
          <table:table-cell office:value-type="float" office:value="0.123994945401" calcext:value-type="float">
            <text:p>0.1239949454</text:p>
          </table:table-cell>
          <table:table-cell office:value-type="float" office:value="0.110774291335" calcext:value-type="float">
            <text:p>0.1107742913</text:p>
          </table:table-cell>
          <table:table-cell table:number-columns-repeated="5"/>
        </table:table-row>
        <table:table-row table:style-name="ro1">
          <table:table-cell office:value-type="float" office:value="0.121868457271" calcext:value-type="float">
            <text:p>0.1218684573</text:p>
          </table:table-cell>
          <table:table-cell office:value-type="float" office:value="0.123961716861" calcext:value-type="float">
            <text:p>0.1239617169</text:p>
          </table:table-cell>
          <table:table-cell office:value-type="float" office:value="0.110742850602" calcext:value-type="float">
            <text:p>0.1107428506</text:p>
          </table:table-cell>
          <table:table-cell table:number-columns-repeated="5"/>
        </table:table-row>
        <table:table-row table:style-name="ro1">
          <table:table-cell office:value-type="float" office:value="0.121847947497" calcext:value-type="float">
            <text:p>0.1218479475</text:p>
          </table:table-cell>
          <table:table-cell office:value-type="float" office:value="0.12393016221" calcext:value-type="float">
            <text:p>0.1239301622</text:p>
          </table:table-cell>
          <table:table-cell office:value-type="float" office:value="0.110712994274" calcext:value-type="float">
            <text:p>0.1107129943</text:p>
          </table:table-cell>
          <table:table-cell table:number-columns-repeated="5"/>
        </table:table-row>
        <table:table-row table:style-name="ro1">
          <table:table-cell office:value-type="float" office:value="0.121828468027" calcext:value-type="float">
            <text:p>0.121828468</text:p>
          </table:table-cell>
          <table:table-cell office:value-type="float" office:value="0.123900196533" calcext:value-type="float">
            <text:p>0.1239001965</text:p>
          </table:table-cell>
          <table:table-cell office:value-type="float" office:value="0.11068464192" calcext:value-type="float">
            <text:p>0.1106846419</text:p>
          </table:table-cell>
          <table:table-cell table:number-columns-repeated="5"/>
        </table:table-row>
        <table:table-row table:style-name="ro1">
          <table:table-cell office:value-type="float" office:value="0.121809966875" calcext:value-type="float">
            <text:p>0.1218099669</text:p>
          </table:table-cell>
          <table:table-cell office:value-type="float" office:value="0.12387173928" calcext:value-type="float">
            <text:p>0.1238717393</text:p>
          </table:table-cell>
          <table:table-cell office:value-type="float" office:value="0.110657717246" calcext:value-type="float">
            <text:p>0.1106577172</text:p>
          </table:table-cell>
          <table:table-cell table:number-columns-repeated="5"/>
        </table:table-row>
        <table:table-row table:style-name="ro1">
          <table:table-cell office:value-type="float" office:value="0.1217923947" calcext:value-type="float">
            <text:p>0.1217923947</text:p>
          </table:table-cell>
          <table:table-cell office:value-type="float" office:value="0.123844714036" calcext:value-type="float">
            <text:p>0.123844714</text:p>
          </table:table-cell>
          <table:table-cell office:value-type="float" office:value="0.110632147884" calcext:value-type="float">
            <text:p>0.1106321479</text:p>
          </table:table-cell>
          <table:table-cell table:number-columns-repeated="5"/>
        </table:table-row>
        <table:table-row table:style-name="ro1">
          <table:table-cell office:value-type="float" office:value="0.12177570467" calcext:value-type="float">
            <text:p>0.1217757047</text:p>
          </table:table-cell>
          <table:table-cell office:value-type="float" office:value="0.123819048306" calcext:value-type="float">
            <text:p>0.1238190483</text:p>
          </table:table-cell>
          <table:table-cell office:value-type="float" office:value="0.110607865179" calcext:value-type="float">
            <text:p>0.1106078652</text:p>
          </table:table-cell>
          <table:table-cell table:number-columns-repeated="5"/>
        </table:table-row>
        <table:table-row table:style-name="ro1">
          <table:table-cell office:value-type="float" office:value="0.121759852331" calcext:value-type="float">
            <text:p>0.1217598523</text:p>
          </table:table-cell>
          <table:table-cell office:value-type="float" office:value="0.123794673306" calcext:value-type="float">
            <text:p>0.1237946733</text:p>
          </table:table-cell>
          <table:table-cell office:value-type="float" office:value="0.110584803996" calcext:value-type="float">
            <text:p>0.110584804</text:p>
          </table:table-cell>
          <table:table-cell table:number-columns-repeated="5"/>
        </table:table-row>
        <table:table-row table:style-name="ro1">
          <table:table-cell office:value-type="float" office:value="0.121744795488" calcext:value-type="float">
            <text:p>0.1217447955</text:p>
          </table:table-cell>
          <table:table-cell office:value-type="float" office:value="0.123771523772" calcext:value-type="float">
            <text:p>0.1237715238</text:p>
          </table:table-cell>
          <table:table-cell office:value-type="float" office:value="0.110562902536" calcext:value-type="float">
            <text:p>0.1105629025</text:p>
          </table:table-cell>
          <table:table-cell table:number-columns-repeated="5"/>
        </table:table-row>
        <table:table-row table:style-name="ro1">
          <table:table-cell office:value-type="float" office:value="0.121730494085" calcext:value-type="float">
            <text:p>0.1217304941</text:p>
          </table:table-cell>
          <table:table-cell office:value-type="float" office:value="0.123749537772" calcext:value-type="float">
            <text:p>0.1237495378</text:p>
          </table:table-cell>
          <table:table-cell office:value-type="float" office:value="0.110542102161" calcext:value-type="float">
            <text:p>0.1105421022</text:p>
          </table:table-cell>
          <table:table-cell table:number-columns-repeated="5"/>
        </table:table-row>
        <table:table-row table:style-name="ro1">
          <table:table-cell office:value-type="float" office:value="0.121716910095" calcext:value-type="float">
            <text:p>0.1217169101</text:p>
          </table:table-cell>
          <table:table-cell office:value-type="float" office:value="0.123728656538" calcext:value-type="float">
            <text:p>0.1237286565</text:p>
          </table:table-cell>
          <table:table-cell office:value-type="float" office:value="0.110522347228" calcext:value-type="float">
            <text:p>0.1105223472</text:p>
          </table:table-cell>
          <table:table-cell table:number-columns-repeated="5"/>
        </table:table-row>
        <table:table-row table:style-name="ro1">
          <table:table-cell office:value-type="float" office:value="0.12170400742" calcext:value-type="float">
            <text:p>0.1217040074</text:p>
          </table:table-cell>
          <table:table-cell office:value-type="float" office:value="0.123708824296" calcext:value-type="float">
            <text:p>0.1237088243</text:p>
          </table:table-cell>
          <table:table-cell office:value-type="float" office:value="0.110503584934" calcext:value-type="float">
            <text:p>0.1105035849</text:p>
          </table:table-cell>
          <table:table-cell table:number-columns-repeated="5"/>
        </table:table-row>
        <table:table-row table:style-name="ro1">
          <table:table-cell office:value-type="float" office:value="0.121691751786" calcext:value-type="float">
            <text:p>0.1216917518</text:p>
          </table:table-cell>
          <table:table-cell office:value-type="float" office:value="0.123689988115" calcext:value-type="float">
            <text:p>0.1236899881</text:p>
          </table:table-cell>
          <table:table-cell office:value-type="float" office:value="0.11048576517" calcext:value-type="float">
            <text:p>0.1104857652</text:p>
          </table:table-cell>
          <table:table-cell table:number-columns-repeated="5"/>
        </table:table-row>
        <table:table-row table:style-name="ro1">
          <table:table-cell office:value-type="float" office:value="0.121680110655" calcext:value-type="float">
            <text:p>0.1216801107</text:p>
          </table:table-cell>
          <table:table-cell office:value-type="float" office:value="0.123672097757" calcext:value-type="float">
            <text:p>0.1236720978</text:p>
          </table:table-cell>
          <table:table-cell office:value-type="float" office:value="0.110468840376" calcext:value-type="float">
            <text:p>0.1104688404</text:p>
          </table:table-cell>
          <table:table-cell table:number-columns-repeated="5"/>
        </table:table-row>
        <table:table-row table:style-name="ro1">
          <table:table-cell office:value-type="float" office:value="0.121669053134" calcext:value-type="float">
            <text:p>0.1216690531</text:p>
          </table:table-cell>
          <table:table-cell office:value-type="float" office:value="0.123655105538" calcext:value-type="float">
            <text:p>0.1236551055</text:p>
          </table:table-cell>
          <table:table-cell office:value-type="float" office:value="0.110452765415" calcext:value-type="float">
            <text:p>0.1104527654</text:p>
          </table:table-cell>
          <table:table-cell table:number-columns-repeated="5"/>
        </table:table-row>
        <table:table-row table:style-name="ro1">
          <table:table-cell office:value-type="float" office:value="0.121658549891" calcext:value-type="float">
            <text:p>0.1216585499</text:p>
          </table:table-cell>
          <table:table-cell office:value-type="float" office:value="0.123638966197" calcext:value-type="float">
            <text:p>0.1236389662</text:p>
          </table:table-cell>
          <table:table-cell office:value-type="float" office:value="0.110437497444" calcext:value-type="float">
            <text:p>0.1104374974</text:p>
          </table:table-cell>
          <table:table-cell table:number-columns-repeated="5"/>
        </table:table-row>
        <table:table-row table:style-name="ro1">
          <table:table-cell office:value-type="float" office:value="0.121648573075" calcext:value-type="float">
            <text:p>0.1216485731</text:p>
          </table:table-cell>
          <table:table-cell office:value-type="float" office:value="0.12362363677" calcext:value-type="float">
            <text:p>0.1236236368</text:p>
          </table:table-cell>
          <table:table-cell office:value-type="float" office:value="0.110422995796" calcext:value-type="float">
            <text:p>0.1104229958</text:p>
          </table:table-cell>
          <table:table-cell table:number-columns-repeated="5"/>
        </table:table-row>
        <table:table-row table:style-name="ro1">
          <table:table-cell office:value-type="float" office:value="0.12163909624" calcext:value-type="float">
            <text:p>0.1216390962</text:p>
          </table:table-cell>
          <table:table-cell office:value-type="float" office:value="0.123609076475" calcext:value-type="float">
            <text:p>0.1236090765</text:p>
          </table:table-cell>
          <table:table-cell office:value-type="float" office:value="0.11040922187" calcext:value-type="float">
            <text:p>0.1104092219</text:p>
          </table:table-cell>
          <table:table-cell table:number-columns-repeated="5"/>
        </table:table-row>
        <table:table-row table:style-name="ro1">
          <table:table-cell office:value-type="float" office:value="0.121630094278" calcext:value-type="float">
            <text:p>0.1216300943</text:p>
          </table:table-cell>
          <table:table-cell office:value-type="float" office:value="0.123595246595" calcext:value-type="float">
            <text:p>0.1235952466</text:p>
          </table:table-cell>
          <table:table-cell office:value-type="float" office:value="0.110396139021" calcext:value-type="float">
            <text:p>0.110396139</text:p>
          </table:table-cell>
          <table:table-cell table:number-columns-repeated="5"/>
        </table:table-row>
        <table:table-row table:style-name="ro1">
          <table:table-cell office:value-type="float" office:value="0.121621543343" calcext:value-type="float">
            <text:p>0.1216215433</text:p>
          </table:table-cell>
          <table:table-cell office:value-type="float" office:value="0.123582110374" calcext:value-type="float">
            <text:p>0.1235821104</text:p>
          </table:table-cell>
          <table:table-cell office:value-type="float" office:value="0.110383712463" calcext:value-type="float">
            <text:p>0.1103837125</text:p>
          </table:table-cell>
          <table:table-cell table:number-columns-repeated="5"/>
        </table:table-row>
        <table:table-row table:style-name="ro1">
          <table:table-cell office:value-type="float" office:value="0.121613420793" calcext:value-type="float">
            <text:p>0.1216134208</text:p>
          </table:table-cell>
          <table:table-cell office:value-type="float" office:value="0.123569632917" calcext:value-type="float">
            <text:p>0.1235696329</text:p>
          </table:table-cell>
          <table:table-cell office:value-type="float" office:value="0.110371909172" calcext:value-type="float">
            <text:p>0.1103719092</text:p>
          </table:table-cell>
          <table:table-cell table:number-columns-repeated="5"/>
        </table:table-row>
        <table:table-row table:style-name="ro1">
          <table:table-cell office:value-type="float" office:value="0.121605705127" calcext:value-type="float">
            <text:p>0.1216057051</text:p>
          </table:table-cell>
          <table:table-cell office:value-type="float" office:value="0.123557781097" calcext:value-type="float">
            <text:p>0.1235577811</text:p>
          </table:table-cell>
          <table:table-cell office:value-type="float" office:value="0.110360697794" calcext:value-type="float">
            <text:p>0.1103606978</text:p>
          </table:table-cell>
          <table:table-cell table:number-columns-repeated="5"/>
        </table:table-row>
        <table:table-row table:style-name="ro1">
          <table:table-cell office:value-type="float" office:value="0.121598375927" calcext:value-type="float">
            <text:p>0.1215983759</text:p>
          </table:table-cell>
          <table:table-cell office:value-type="float" office:value="0.123546523458" calcext:value-type="float">
            <text:p>0.1235465235</text:p>
          </table:table-cell>
          <table:table-cell office:value-type="float" office:value="0.110350048563" calcext:value-type="float">
            <text:p>0.1103500486</text:p>
          </table:table-cell>
          <table:table-cell table:number-columns-repeated="5"/>
        </table:table-row>
        <table:table-row table:style-name="ro1">
          <table:table-cell office:value-type="float" office:value="0.121591413804" calcext:value-type="float">
            <text:p>0.1215914138</text:p>
          </table:table-cell>
          <table:table-cell office:value-type="float" office:value="0.123535830137" calcext:value-type="float">
            <text:p>0.1235358301</text:p>
          </table:table-cell>
          <table:table-cell office:value-type="float" office:value="0.110339933218" calcext:value-type="float">
            <text:p>0.1103399332</text:p>
          </table:table-cell>
          <table:table-cell table:number-columns-repeated="5"/>
        </table:table-row>
        <table:table-row table:style-name="ro1">
          <table:table-cell office:value-type="float" office:value="0.121584800343" calcext:value-type="float">
            <text:p>0.1215848003</text:p>
          </table:table-cell>
          <table:table-cell office:value-type="float" office:value="0.123525672776" calcext:value-type="float">
            <text:p>0.1235256728</text:p>
          </table:table-cell>
          <table:table-cell office:value-type="float" office:value="0.110330324925" calcext:value-type="float">
            <text:p>0.1103303249</text:p>
          </table:table-cell>
          <table:table-cell table:number-columns-repeated="5"/>
        </table:table-row>
        <table:table-row table:style-name="ro1">
          <table:table-cell office:value-type="float" office:value="0.121578518056" calcext:value-type="float">
            <text:p>0.1215785181</text:p>
          </table:table-cell>
          <table:table-cell office:value-type="float" office:value="0.123516024453" calcext:value-type="float">
            <text:p>0.1235160245</text:p>
          </table:table-cell>
          <table:table-cell office:value-type="float" office:value="0.110321198206" calcext:value-type="float">
            <text:p>0.1103211982</text:p>
          </table:table-cell>
          <table:table-cell table:number-columns-repeated="5"/>
        </table:table-row>
        <table:table-row table:style-name="ro1">
          <table:table-cell office:value-type="float" office:value="0.121572550337" calcext:value-type="float">
            <text:p>0.1215725503</text:p>
          </table:table-cell>
          <table:table-cell office:value-type="float" office:value="0.1235068596" calcext:value-type="float">
            <text:p>0.1235068596</text:p>
          </table:table-cell>
          <table:table-cell office:value-type="float" office:value="0.110312528869" calcext:value-type="float">
            <text:p>0.1103125289</text:p>
          </table:table-cell>
          <table:table-cell table:number-columns-repeated="5"/>
        </table:table-row>
        <table:table-row table:style-name="ro1">
          <table:table-cell office:value-type="float" office:value="0.121566881412" calcext:value-type="float">
            <text:p>0.1215668814</text:p>
          </table:table-cell>
          <table:table-cell office:value-type="float" office:value="0.123498153942" calcext:value-type="float">
            <text:p>0.1234981539</text:p>
          </table:table-cell>
          <table:table-cell office:value-type="float" office:value="0.110304293943" calcext:value-type="float">
            <text:p>0.1103042939</text:p>
          </table:table-cell>
          <table:table-cell table:number-columns-repeated="5"/>
        </table:table-row>
        <table:table-row table:style-name="ro1">
          <table:table-cell office:value-type="float" office:value="0.121561496303" calcext:value-type="float">
            <text:p>0.1215614963</text:p>
          </table:table-cell>
          <table:table-cell office:value-type="float" office:value="0.123489884425" calcext:value-type="float">
            <text:p>0.1234898844</text:p>
          </table:table-cell>
          <table:table-cell office:value-type="float" office:value="0.110296471616" calcext:value-type="float">
            <text:p>0.1102964716</text:p>
          </table:table-cell>
          <table:table-cell table:number-columns-repeated="5"/>
        </table:table-row>
        <table:table-row table:style-name="ro1">
          <table:table-cell office:value-type="float" office:value="0.121556380781" calcext:value-type="float">
            <text:p>0.1215563808</text:p>
          </table:table-cell>
          <table:table-cell office:value-type="float" office:value="0.123482029159" calcext:value-type="float">
            <text:p>0.1234820292</text:p>
          </table:table-cell>
          <table:table-cell office:value-type="float" office:value="0.110289041173" calcext:value-type="float">
            <text:p>0.1102890412</text:p>
          </table:table-cell>
          <table:table-cell table:number-columns-repeated="5"/>
        </table:table-row>
        <table:table-row table:style-name="ro1">
          <table:table-cell office:value-type="float" office:value="0.121551521336" calcext:value-type="float">
            <text:p>0.1215515213</text:p>
          </table:table-cell>
          <table:table-cell office:value-type="float" office:value="0.123474567355" calcext:value-type="float">
            <text:p>0.1234745674</text:p>
          </table:table-cell>
          <table:table-cell office:value-type="float" office:value="0.110281982947" calcext:value-type="float">
            <text:p>0.1102819829</text:p>
          </table:table-cell>
          <table:table-cell table:number-columns-repeated="5"/>
        </table:table-row>
        <table:table-row table:style-name="ro1">
          <table:table-cell office:value-type="float" office:value="0.121546905134" calcext:value-type="float">
            <text:p>0.1215469051</text:p>
          </table:table-cell>
          <table:table-cell office:value-type="float" office:value="0.123467479273" calcext:value-type="float">
            <text:p>0.1234674793</text:p>
          </table:table-cell>
          <table:table-cell office:value-type="float" office:value="0.110275278257" calcext:value-type="float">
            <text:p>0.1102752783</text:p>
          </table:table-cell>
          <table:table-cell table:number-columns-repeated="5"/>
        </table:table-row>
        <table:table-row table:style-name="ro1">
          <table:table-cell office:value-type="float" office:value="0.121542519987" calcext:value-type="float">
            <text:p>0.12154252</text:p>
          </table:table-cell>
          <table:table-cell office:value-type="float" office:value="0.123460746164" calcext:value-type="float">
            <text:p>0.1234607462</text:p>
          </table:table-cell>
          <table:table-cell office:value-type="float" office:value="0.110268909367" calcext:value-type="float">
            <text:p>0.1102689094</text:p>
          </table:table-cell>
          <table:table-cell table:number-columns-repeated="5"/>
        </table:table-row>
        <table:table-row table:style-name="ro1">
          <table:table-cell office:value-type="float" office:value="0.121538354317" calcext:value-type="float">
            <text:p>0.1215383543</text:p>
          </table:table-cell>
          <table:table-cell office:value-type="float" office:value="0.123454350224" calcext:value-type="float">
            <text:p>0.1234543502</text:p>
          </table:table-cell>
          <table:table-cell office:value-type="float" office:value="0.110262859432" calcext:value-type="float">
            <text:p>0.1102628594</text:p>
          </table:table-cell>
          <table:table-cell table:number-columns-repeated="5"/>
        </table:table-row>
        <table:table-row table:style-name="ro1">
          <table:table-cell office:value-type="float" office:value="0.121534397131" calcext:value-type="float">
            <text:p>0.1215343971</text:p>
          </table:table-cell>
          <table:table-cell office:value-type="float" office:value="0.123448274545" calcext:value-type="float">
            <text:p>0.1234482745</text:p>
          </table:table-cell>
          <table:table-cell office:value-type="float" office:value="0.110257112453" calcext:value-type="float">
            <text:p>0.1102571125</text:p>
          </table:table-cell>
          <table:table-cell table:number-columns-repeated="5"/>
        </table:table-row>
        <table:table-row table:style-name="ro1">
          <table:table-cell office:value-type="float" office:value="0.121530637983" calcext:value-type="float">
            <text:p>0.121530638</text:p>
          </table:table-cell>
          <table:table-cell office:value-type="float" office:value="0.123442503069" calcext:value-type="float">
            <text:p>0.1234425031</text:p>
          </table:table-cell>
          <table:table-cell office:value-type="float" office:value="0.110251653238" calcext:value-type="float">
            <text:p>0.1102516532</text:p>
          </table:table-cell>
          <table:table-cell table:number-columns-repeated="5"/>
        </table:table-row>
        <table:table-row table:style-name="ro1">
          <table:table-cell office:value-type="float" office:value="0.121527066955" calcext:value-type="float">
            <text:p>0.121527067</text:p>
          </table:table-cell>
          <table:table-cell office:value-type="float" office:value="0.123437020543" calcext:value-type="float">
            <text:p>0.1234370205</text:p>
          </table:table-cell>
          <table:table-cell office:value-type="float" office:value="0.110246467358" calcext:value-type="float">
            <text:p>0.1102464674</text:p>
          </table:table-cell>
          <table:table-cell table:number-columns-repeated="5"/>
        </table:table-row>
        <table:table-row table:style-name="ro1">
          <table:table-cell office:value-type="float" office:value="0.121523674625" calcext:value-type="float">
            <text:p>0.1215236746</text:p>
          </table:table-cell>
          <table:table-cell office:value-type="float" office:value="0.123431812485" calcext:value-type="float">
            <text:p>0.1234318125</text:p>
          </table:table-cell>
          <table:table-cell office:value-type="float" office:value="0.11024154111" calcext:value-type="float">
            <text:p>0.1102415411</text:p>
          </table:table-cell>
          <table:table-cell table:number-columns-repeated="5"/>
        </table:table-row>
        <table:table-row table:style-name="ro1">
          <table:table-cell office:value-type="float" office:value="0.121520452043" calcext:value-type="float">
            <text:p>0.121520452</text:p>
          </table:table-cell>
          <table:table-cell office:value-type="float" office:value="0.123426865137" calcext:value-type="float">
            <text:p>0.1234268651</text:p>
          </table:table-cell>
          <table:table-cell office:value-type="float" office:value="0.11023686148" calcext:value-type="float">
            <text:p>0.1102368615</text:p>
          </table:table-cell>
          <table:table-cell table:number-columns-repeated="5"/>
        </table:table-row>
        <table:table-row table:style-name="ro1">
          <table:table-cell office:value-type="float" office:value="0.12151739071" calcext:value-type="float">
            <text:p>0.1215173907</text:p>
          </table:table-cell>
          <table:table-cell office:value-type="float" office:value="0.123422165434" calcext:value-type="float">
            <text:p>0.1234221654</text:p>
          </table:table-cell>
          <table:table-cell office:value-type="float" office:value="0.110232416107" calcext:value-type="float">
            <text:p>0.1102324161</text:p>
          </table:table-cell>
          <table:table-cell table:number-columns-repeated="5"/>
        </table:table-row>
        <table:table-row table:style-name="ro1">
          <table:table-cell office:value-type="float" office:value="0.121514482551" calcext:value-type="float">
            <text:p>0.1215144826</text:p>
          </table:table-cell>
          <table:table-cell office:value-type="float" office:value="0.123417700967" calcext:value-type="float">
            <text:p>0.123417701</text:p>
          </table:table-cell>
          <table:table-cell office:value-type="float" office:value="0.11022819325" calcext:value-type="float">
            <text:p>0.1102281933</text:p>
          </table:table-cell>
          <table:table-cell table:number-columns-repeated="5"/>
        </table:table-row>
        <table:table-row table:style-name="ro1">
          <table:table-cell office:value-type="float" office:value="0.121511719896" calcext:value-type="float">
            <text:p>0.1215117199</text:p>
          </table:table-cell>
          <table:table-cell office:value-type="float" office:value="0.123413459949" calcext:value-type="float">
            <text:p>0.1234134599</text:p>
          </table:table-cell>
          <table:table-cell office:value-type="float" office:value="0.110224181761" calcext:value-type="float">
            <text:p>0.1102241818</text:p>
          </table:table-cell>
          <table:table-cell table:number-columns-repeated="5"/>
        </table:table-row>
        <table:table-row table:style-name="ro1">
          <table:table-cell office:value-type="float" office:value="0.121509095463" calcext:value-type="float">
            <text:p>0.1215090955</text:p>
          </table:table-cell>
          <table:table-cell office:value-type="float" office:value="0.123409431186" calcext:value-type="float">
            <text:p>0.1234094312</text:p>
          </table:table-cell>
          <table:table-cell office:value-type="float" office:value="0.110220371048" calcext:value-type="float">
            <text:p>0.110220371</text:p>
          </table:table-cell>
          <table:table-cell table:number-columns-repeated="5"/>
        </table:table-row>
        <table:table-row table:style-name="ro1">
          <table:table-cell office:value-type="float" office:value="0.12150660233" calcext:value-type="float">
            <text:p>0.1215066023</text:p>
          </table:table-cell>
          <table:table-cell office:value-type="float" office:value="0.123405604045" calcext:value-type="float">
            <text:p>0.123405604</text:p>
          </table:table-cell>
          <table:table-cell office:value-type="float" office:value="0.110216751054" calcext:value-type="float">
            <text:p>0.1102167511</text:p>
          </table:table-cell>
          <table:table-cell table:number-columns-repeated="5"/>
        </table:table-row>
        <table:table-row table:style-name="ro1">
          <table:table-cell office:value-type="float" office:value="0.121504233925" calcext:value-type="float">
            <text:p>0.1215042339</text:p>
          </table:table-cell>
          <table:table-cell office:value-type="float" office:value="0.123401968427" calcext:value-type="float">
            <text:p>0.1234019684</text:p>
          </table:table-cell>
          <table:table-cell office:value-type="float" office:value="0.110213312224" calcext:value-type="float">
            <text:p>0.1102133122</text:p>
          </table:table-cell>
          <table:table-cell table:number-columns-repeated="5"/>
        </table:table-row>
        <table:table-row table:style-name="ro1">
          <table:table-cell office:value-type="float" office:value="0.121501984004" calcext:value-type="float">
            <text:p>0.121501984</text:p>
          </table:table-cell>
          <table:table-cell office:value-type="float" office:value="0.12339851474" calcext:value-type="float">
            <text:p>0.1233985147</text:p>
          </table:table-cell>
          <table:table-cell office:value-type="float" office:value="0.110210045484" calcext:value-type="float">
            <text:p>0.1102100455</text:p>
          </table:table-cell>
          <table:table-cell table:number-columns-repeated="5"/>
        </table:table-row>
        <table:table-row table:style-name="ro1">
          <table:table-cell office:value-type="float" office:value="0.121499846638" calcext:value-type="float">
            <text:p>0.1214998466</text:p>
          </table:table-cell>
          <table:table-cell office:value-type="float" office:value="0.123395233872" calcext:value-type="float">
            <text:p>0.1233952339</text:p>
          </table:table-cell>
          <table:table-cell office:value-type="float" office:value="0.110206942216" calcext:value-type="float">
            <text:p>0.1102069422</text:p>
          </table:table-cell>
          <table:table-cell table:number-columns-repeated="5"/>
        </table:table-row>
        <table:table-row table:style-name="ro1">
          <table:table-cell office:value-type="float" office:value="0.121497816192" calcext:value-type="float">
            <text:p>0.1214978162</text:p>
          </table:table-cell>
          <table:table-cell office:value-type="float" office:value="0.12339211717" calcext:value-type="float">
            <text:p>0.1233921172</text:p>
          </table:table-cell>
          <table:table-cell office:value-type="float" office:value="0.110203994232" calcext:value-type="float">
            <text:p>0.1102039942</text:p>
          </table:table-cell>
          <table:table-cell table:number-columns-repeated="5"/>
        </table:table-row>
        <table:table-row table:style-name="ro1">
          <table:table-cell office:value-type="float" office:value="0.121495887316" calcext:value-type="float">
            <text:p>0.1214958873</text:p>
          </table:table-cell>
          <table:table-cell office:value-type="float" office:value="0.123389156414" calcext:value-type="float">
            <text:p>0.1233891564</text:p>
          </table:table-cell>
          <table:table-cell office:value-type="float" office:value="0.110201193756" calcext:value-type="float">
            <text:p>0.1102011938</text:p>
          </table:table-cell>
          <table:table-cell table:number-columns-repeated="5"/>
        </table:table-row>
        <table:table-row table:style-name="ro1">
          <table:table-cell office:value-type="float" office:value="0.121494054927" calcext:value-type="float">
            <text:p>0.1214940549</text:p>
          </table:table-cell>
          <table:table-cell office:value-type="float" office:value="0.123386343794" calcext:value-type="float">
            <text:p>0.1233863438</text:p>
          </table:table-cell>
          <table:table-cell office:value-type="float" office:value="0.110198533403" calcext:value-type="float">
            <text:p>0.1101985334</text:p>
          </table:table-cell>
          <table:table-cell table:number-columns-repeated="5"/>
        </table:table-row>
        <table:table-row table:style-name="ro1">
          <table:table-cell office:value-type="float" office:value="0.121492314196" calcext:value-type="float">
            <text:p>0.1214923142</text:p>
          </table:table-cell>
          <table:table-cell office:value-type="float" office:value="0.123383671895" calcext:value-type="float">
            <text:p>0.1233836719</text:p>
          </table:table-cell>
          <table:table-cell office:value-type="float" office:value="0.110196006156" calcext:value-type="float">
            <text:p>0.1101960062</text:p>
          </table:table-cell>
          <table:table-cell table:number-columns-repeated="5"/>
        </table:table-row>
        <table:table-row table:style-name="ro1">
          <table:table-cell office:value-type="float" office:value="0.121490660536" calcext:value-type="float">
            <text:p>0.1214906605</text:p>
          </table:table-cell>
          <table:table-cell office:value-type="float" office:value="0.123381133672" calcext:value-type="float">
            <text:p>0.1233811337</text:p>
          </table:table-cell>
          <table:table-cell office:value-type="float" office:value="0.110193605353" calcext:value-type="float">
            <text:p>0.1101936054</text:p>
          </table:table-cell>
          <table:table-cell table:number-columns-repeated="5"/>
        </table:table-row>
        <table:table-row table:style-name="ro1">
          <table:table-cell office:value-type="float" office:value="0.12148908959" calcext:value-type="float">
            <text:p>0.1214890896</text:p>
          </table:table-cell>
          <table:table-cell office:value-type="float" office:value="0.123378722434" calcext:value-type="float">
            <text:p>0.1233787224</text:p>
          </table:table-cell>
          <table:table-cell office:value-type="float" office:value="0.110191324661" calcext:value-type="float">
            <text:p>0.1101913247</text:p>
          </table:table-cell>
          <table:table-cell table:number-columns-repeated="5"/>
        </table:table-row>
        <table:table-row table:style-name="ro1">
          <table:table-cell office:value-type="float" office:value="0.12148759722" calcext:value-type="float">
            <text:p>0.1214875972</text:p>
          </table:table-cell>
          <table:table-cell office:value-type="float" office:value="0.123376431823" calcext:value-type="float">
            <text:p>0.1233764318</text:p>
          </table:table-cell>
          <table:table-cell office:value-type="float" office:value="0.11018915807" calcext:value-type="float">
            <text:p>0.1101891581</text:p>
          </table:table-cell>
          <table:table-cell table:number-columns-repeated="5"/>
        </table:table-row>
        <table:table-row table:style-name="ro1">
          <table:table-cell office:value-type="float" office:value="0.121486179494" calcext:value-type="float">
            <text:p>0.1214861795</text:p>
          </table:table-cell>
          <table:table-cell office:value-type="float" office:value="0.123374255802" calcext:value-type="float">
            <text:p>0.1233742558</text:p>
          </table:table-cell>
          <table:table-cell office:value-type="float" office:value="0.110187099867" calcext:value-type="float">
            <text:p>0.1101870999</text:p>
          </table:table-cell>
          <table:table-cell table:number-columns-repeated="5"/>
        </table:table-row>
        <table:table-row table:style-name="ro1">
          <table:table-cell office:value-type="float" office:value="0.121484832678" calcext:value-type="float">
            <text:p>0.1214848327</text:p>
          </table:table-cell>
          <table:table-cell office:value-type="float" office:value="0.123372188636" calcext:value-type="float">
            <text:p>0.1233721886</text:p>
          </table:table-cell>
          <table:table-cell office:value-type="float" office:value="0.110185144628" calcext:value-type="float">
            <text:p>0.1101851446</text:p>
          </table:table-cell>
          <table:table-cell table:number-columns-repeated="5"/>
        </table:table-row>
        <table:table-row table:style-name="ro1">
          <table:table-cell office:value-type="float" office:value="0.121483553223" calcext:value-type="float">
            <text:p>0.1214835532</text:p>
          </table:table-cell>
          <table:table-cell office:value-type="float" office:value="0.123370224877" calcext:value-type="float">
            <text:p>0.1233702249</text:p>
          </table:table-cell>
          <table:table-cell office:value-type="float" office:value="0.110183287199" calcext:value-type="float">
            <text:p>0.1101832872</text:p>
          </table:table-cell>
          <table:table-cell table:number-columns-repeated="5"/>
        </table:table-row>
        <table:table-row table:style-name="ro1">
          <table:table-cell office:value-type="float" office:value="0.121482337759" calcext:value-type="float">
            <text:p>0.1214823378</text:p>
          </table:table-cell>
          <table:table-cell office:value-type="float" office:value="0.123368359349" calcext:value-type="float">
            <text:p>0.1233683593</text:p>
          </table:table-cell>
          <table:table-cell office:value-type="float" office:value="0.110181522685" calcext:value-type="float">
            <text:p>0.1101815227</text:p>
          </table:table-cell>
          <table:table-cell table:number-columns-repeated="5"/>
        </table:table-row>
        <table:table-row table:style-name="ro1">
          <table:table-cell office:value-type="float" office:value="0.121481183086" calcext:value-type="float">
            <text:p>0.1214811831</text:p>
          </table:table-cell>
          <table:table-cell office:value-type="float" office:value="0.123366587137" calcext:value-type="float">
            <text:p>0.1233665871</text:p>
          </table:table-cell>
          <table:table-cell office:value-type="float" office:value="0.110179846435" calcext:value-type="float">
            <text:p>0.1101798464</text:p>
          </table:table-cell>
          <table:table-cell table:number-columns-repeated="5"/>
        </table:table-row>
        <table:table-row table:style-name="ro1">
          <table:table-cell office:value-type="float" office:value="0.121480086162" calcext:value-type="float">
            <text:p>0.1214800862</text:p>
          </table:table-cell>
          <table:table-cell office:value-type="float" office:value="0.123364903572" calcext:value-type="float">
            <text:p>0.1233649036</text:p>
          </table:table-cell>
          <table:table-cell office:value-type="float" office:value="0.110178254034" calcext:value-type="float">
            <text:p>0.110178254</text:p>
          </table:table-cell>
          <table:table-cell table:number-columns-repeated="5"/>
        </table:table-row>
        <table:table-row table:style-name="ro1">
          <table:table-cell office:value-type="float" office:value="0.121479044098" calcext:value-type="float">
            <text:p>0.1214790441</text:p>
          </table:table-cell>
          <table:table-cell office:value-type="float" office:value="0.123363304217" calcext:value-type="float">
            <text:p>0.1233633042</text:p>
          </table:table-cell>
          <table:table-cell office:value-type="float" office:value="0.110176741284" calcext:value-type="float">
            <text:p>0.1101767413</text:p>
          </table:table-cell>
          <table:table-cell table:number-columns-repeated="5"/>
        </table:table-row>
        <table:table-row table:style-name="ro1">
          <table:table-cell office:value-type="float" office:value="0.121478054149" calcext:value-type="float">
            <text:p>0.1214780541</text:p>
          </table:table-cell>
          <table:table-cell office:value-type="float" office:value="0.123361784858" calcext:value-type="float">
            <text:p>0.1233617849</text:p>
          </table:table-cell>
          <table:table-cell office:value-type="float" office:value="0.1101753042" calcext:value-type="float">
            <text:p>0.1101753042</text:p>
          </table:table-cell>
          <table:table-cell table:number-columns-repeated="5"/>
        </table:table-row>
        <table:table-row table:style-name="ro1">
          <table:table-cell office:value-type="float" office:value="0.121477113709" calcext:value-type="float">
            <text:p>0.1214771137</text:p>
          </table:table-cell>
          <table:table-cell office:value-type="float" office:value="0.123360341494" calcext:value-type="float">
            <text:p>0.1233603415</text:p>
          </table:table-cell>
          <table:table-cell office:value-type="float" office:value="0.110173938997" calcext:value-type="float">
            <text:p>0.110173939</text:p>
          </table:table-cell>
          <table:table-cell table:number-columns-repeated="5"/>
        </table:table-row>
        <table:table-row table:style-name="ro1">
          <table:table-cell office:value-type="float" office:value="0.121476220302" calcext:value-type="float">
            <text:p>0.1214762203</text:p>
          </table:table-cell>
          <table:table-cell office:value-type="float" office:value="0.123358970322" calcext:value-type="float">
            <text:p>0.1233589703</text:p>
          </table:table-cell>
          <table:table-cell office:value-type="float" office:value="0.110172642077" calcext:value-type="float">
            <text:p>0.1101726421</text:p>
          </table:table-cell>
          <table:table-cell table:number-columns-repeated="5"/>
        </table:table-row>
        <table:table-row table:style-name="ro1">
          <table:table-cell office:value-type="float" office:value="0.121475371573" calcext:value-type="float">
            <text:p>0.1214753716</text:p>
          </table:table-cell>
          <table:table-cell office:value-type="float" office:value="0.123357667729" calcext:value-type="float">
            <text:p>0.1233576677</text:p>
          </table:table-cell>
          <table:table-cell office:value-type="float" office:value="0.110171410025" calcext:value-type="float">
            <text:p>0.11017141</text:p>
          </table:table-cell>
          <table:table-cell table:number-columns-repeated="5"/>
        </table:table-row>
        <table:table-row table:style-name="ro1">
          <table:table-cell office:value-type="float" office:value="0.12147456529" calcext:value-type="float">
            <text:p>0.1214745653</text:p>
          </table:table-cell>
          <table:table-cell office:value-type="float" office:value="0.123356430286" calcext:value-type="float">
            <text:p>0.1233564303</text:p>
          </table:table-cell>
          <table:table-cell office:value-type="float" office:value="0.110170239594" calcext:value-type="float">
            <text:p>0.1101702396</text:p>
          </table:table-cell>
          <table:table-cell table:number-columns-repeated="5"/>
        </table:table-row>
        <table:table-row table:style-name="ro1">
          <table:table-cell office:value-type="float" office:value="0.121473799328" calcext:value-type="float">
            <text:p>0.1214737993</text:p>
          </table:table-cell>
          <table:table-cell office:value-type="float" office:value="0.123355254732" calcext:value-type="float">
            <text:p>0.1233552547</text:p>
          </table:table-cell>
          <table:table-cell office:value-type="float" office:value="0.110169127702" calcext:value-type="float">
            <text:p>0.1101691277</text:p>
          </table:table-cell>
          <table:table-cell table:number-columns-repeated="5"/>
        </table:table-row>
        <table:table-row table:style-name="ro1">
          <table:table-cell office:value-type="float" office:value="0.121473071671" calcext:value-type="float">
            <text:p>0.1214730717</text:p>
          </table:table-cell>
          <table:table-cell office:value-type="float" office:value="0.123354137971" calcext:value-type="float">
            <text:p>0.123354138</text:p>
          </table:table-cell>
          <table:table-cell office:value-type="float" office:value="0.11016807142" calcext:value-type="float">
            <text:p>0.1101680714</text:p>
          </table:table-cell>
          <table:table-cell table:number-columns-repeated="5"/>
        </table:table-row>
        <table:table-row table:style-name="ro1">
          <table:table-cell office:value-type="float" office:value="0.121472380403" calcext:value-type="float">
            <text:p>0.1214723804</text:p>
          </table:table-cell>
          <table:table-cell office:value-type="float" office:value="0.123353077063" calcext:value-type="float">
            <text:p>0.1233530771</text:p>
          </table:table-cell>
          <table:table-cell office:value-type="float" office:value="0.110167067966" calcext:value-type="float">
            <text:p>0.110167068</text:p>
          </table:table-cell>
          <table:table-cell table:number-columns-repeated="5"/>
        </table:table-row>
        <table:table-row table:style-name="ro1">
          <table:table-cell office:value-type="float" office:value="0.121471723704" calcext:value-type="float">
            <text:p>0.1214717237</text:p>
          </table:table-cell>
          <table:table-cell office:value-type="float" office:value="0.123352069213" calcext:value-type="float">
            <text:p>0.1233520692</text:p>
          </table:table-cell>
          <table:table-cell office:value-type="float" office:value="0.110166114698" calcext:value-type="float">
            <text:p>0.1101661147</text:p>
          </table:table-cell>
          <table:table-cell table:number-columns-repeated="5"/>
        </table:table-row>
        <table:table-row table:style-name="ro1">
          <table:table-cell office:value-type="float" office:value="0.121471099844" calcext:value-type="float">
            <text:p>0.1214710998</text:p>
          </table:table-cell>
          <table:table-cell office:value-type="float" office:value="0.123351111766" calcext:value-type="float">
            <text:p>0.1233511118</text:p>
          </table:table-cell>
          <table:table-cell office:value-type="float" office:value="0.110165209104" calcext:value-type="float">
            <text:p>0.1101652091</text:p>
          </table:table-cell>
          <table:table-cell table:number-columns-repeated="5"/>
        </table:table-row>
        <table:table-row table:style-name="ro1">
          <table:table-cell office:value-type="float" office:value="0.121470507183" calcext:value-type="float">
            <text:p>0.1214705072</text:p>
          </table:table-cell>
          <table:table-cell office:value-type="float" office:value="0.123350202203" calcext:value-type="float">
            <text:p>0.1233502022</text:p>
          </table:table-cell>
          <table:table-cell office:value-type="float" office:value="0.110164348801" calcext:value-type="float">
            <text:p>0.1101643488</text:p>
          </table:table-cell>
          <table:table-cell table:number-columns-repeated="5"/>
        </table:table-row>
        <table:table-row table:style-name="ro1">
          <table:table-cell office:value-type="float" office:value="0.121469944158" calcext:value-type="float">
            <text:p>0.1214699442</text:p>
          </table:table-cell>
          <table:table-cell office:value-type="float" office:value="0.123349338127" calcext:value-type="float">
            <text:p>0.1233493381</text:p>
          </table:table-cell>
          <table:table-cell office:value-type="float" office:value="0.110163531522" calcext:value-type="float">
            <text:p>0.1101635315</text:p>
          </table:table-cell>
          <table:table-cell table:number-columns-repeated="5"/>
        </table:table-row>
        <table:table-row table:style-name="ro1">
          <table:table-cell office:value-type="float" office:value="0.121469409288" calcext:value-type="float">
            <text:p>0.1214694093</text:p>
          </table:table-cell>
          <table:table-cell office:value-type="float" office:value="0.123348517263" calcext:value-type="float">
            <text:p>0.1233485173</text:p>
          </table:table-cell>
          <table:table-cell office:value-type="float" office:value="0.110162755115" calcext:value-type="float">
            <text:p>0.1101627551</text:p>
          </table:table-cell>
          <table:table-cell table:number-columns-repeated="5"/>
        </table:table-row>
        <table:table-row table:style-name="ro1">
          <table:table-cell office:value-type="float" office:value="0.121468901165" calcext:value-type="float">
            <text:p>0.1214689012</text:p>
          </table:table-cell>
          <table:table-cell office:value-type="float" office:value="0.12334773745" calcext:value-type="float">
            <text:p>0.1233477375</text:p>
          </table:table-cell>
          <table:table-cell office:value-type="float" office:value="0.110162017536" calcext:value-type="float">
            <text:p>0.1101620175</text:p>
          </table:table-cell>
          <table:table-cell table:number-columns-repeated="5"/>
        </table:table-row>
        <table:table-row table:style-name="ro1">
          <table:table-cell office:value-type="float" office:value="0.121468418451" calcext:value-type="float">
            <text:p>0.1214684185</text:p>
          </table:table-cell>
          <table:table-cell office:value-type="float" office:value="0.123346996635" calcext:value-type="float">
            <text:p>0.1233469966</text:p>
          </table:table-cell>
          <table:table-cell office:value-type="float" office:value="0.110161316843" calcext:value-type="float">
            <text:p>0.1101613168</text:p>
          </table:table-cell>
          <table:table-cell table:number-columns-repeated="5"/>
        </table:table-row>
        <table:table-row table:style-name="ro1">
          <table:table-cell office:value-type="float" office:value="0.121467959875" calcext:value-type="float">
            <text:p>0.1214679599</text:p>
          </table:table-cell>
          <table:table-cell office:value-type="float" office:value="0.123346292867" calcext:value-type="float">
            <text:p>0.1233462929</text:p>
          </table:table-cell>
          <table:table-cell office:value-type="float" office:value="0.110160651191" calcext:value-type="float">
            <text:p>0.1101606512</text:p>
          </table:table-cell>
          <table:table-cell table:number-columns-repeated="5"/>
        </table:table-row>
        <table:table-row table:style-name="ro1">
          <table:table-cell office:value-type="float" office:value="0.121467524231" calcext:value-type="float">
            <text:p>0.1214675242</text:p>
          </table:table-cell>
          <table:table-cell office:value-type="float" office:value="0.123345624292" calcext:value-type="float">
            <text:p>0.1233456243</text:p>
          </table:table-cell>
          <table:table-cell office:value-type="float" office:value="0.110160018827" calcext:value-type="float">
            <text:p>0.1101600188</text:p>
          </table:table-cell>
          <table:table-cell table:number-columns-repeated="5"/>
        </table:table-row>
        <table:table-row table:style-name="ro1">
          <table:table-cell office:value-type="float" office:value="0.121467110371" calcext:value-type="float">
            <text:p>0.1214671104</text:p>
          </table:table-cell>
          <table:table-cell office:value-type="float" office:value="0.123344989152" calcext:value-type="float">
            <text:p>0.1233449892</text:p>
          </table:table-cell>
          <table:table-cell office:value-type="float" office:value="0.110159418086" calcext:value-type="float">
            <text:p>0.1101594181</text:p>
          </table:table-cell>
          <table:table-cell table:number-columns-repeated="5"/>
        </table:table-row>
        <table:table-row table:style-name="ro1">
          <table:table-cell office:value-type="float" office:value="0.121466717206" calcext:value-type="float">
            <text:p>0.1214667172</text:p>
          </table:table-cell>
          <table:table-cell office:value-type="float" office:value="0.123344385773" calcext:value-type="float">
            <text:p>0.1233443858</text:p>
          </table:table-cell>
          <table:table-cell office:value-type="float" office:value="0.110158847387" calcext:value-type="float">
            <text:p>0.1101588474</text:p>
          </table:table-cell>
          <table:table-cell table:number-columns-repeated="5"/>
        </table:table-row>
        <table:table-row table:style-name="ro1">
          <table:table-cell office:value-type="float" office:value="0.121466343701" calcext:value-type="float">
            <text:p>0.1214663437</text:p>
          </table:table-cell>
          <table:table-cell office:value-type="float" office:value="0.123343812567" calcext:value-type="float">
            <text:p>0.1233438126</text:p>
          </table:table-cell>
          <table:table-cell office:value-type="float" office:value="0.110158305227" calcext:value-type="float">
            <text:p>0.1101583052</text:p>
          </table:table-cell>
          <table:table-cell table:number-columns-repeated="5"/>
        </table:table-row>
        <table:table-row table:style-name="ro1">
          <table:table-cell office:value-type="float" office:value="0.121465988873" calcext:value-type="float">
            <text:p>0.1214659889</text:p>
          </table:table-cell>
          <table:table-cell office:value-type="float" office:value="0.123343268025" calcext:value-type="float">
            <text:p>0.123343268</text:p>
          </table:table-cell>
          <table:table-cell office:value-type="float" office:value="0.110157790178" calcext:value-type="float">
            <text:p>0.1101577902</text:p>
          </table:table-cell>
          <table:table-cell table:number-columns-repeated="5"/>
        </table:table-row>
        <table:table-row table:style-name="ro1">
          <table:table-cell office:value-type="float" office:value="0.121465651788" calcext:value-type="float">
            <text:p>0.1214656518</text:p>
          </table:table-cell>
          <table:table-cell office:value-type="float" office:value="0.123342750714" calcext:value-type="float">
            <text:p>0.1233427507</text:p>
          </table:table-cell>
          <table:table-cell office:value-type="float" office:value="0.110157300886" calcext:value-type="float">
            <text:p>0.1101573009</text:p>
          </table:table-cell>
          <table:table-cell table:number-columns-repeated="5"/>
        </table:table-row>
        <table:table-row table:style-name="ro1">
          <table:table-cell office:value-type="float" office:value="0.121465331558" calcext:value-type="float">
            <text:p>0.1214653316</text:p>
          </table:table-cell>
          <table:table-cell office:value-type="float" office:value="0.123342259271" calcext:value-type="float">
            <text:p>0.1233422593</text:p>
          </table:table-cell>
          <table:table-cell office:value-type="float" office:value="0.110156836061" calcext:value-type="float">
            <text:p>0.1101568361</text:p>
          </table:table-cell>
          <table:table-cell table:number-columns-repeated="5"/>
        </table:table-row>
        <table:table-row table:style-name="ro1">
          <table:table-cell office:value-type="float" office:value="0.121465027341" calcext:value-type="float">
            <text:p>0.1214650273</text:p>
          </table:table-cell>
          <table:table-cell office:value-type="float" office:value="0.123341792403" calcext:value-type="float">
            <text:p>0.1233417924</text:p>
          </table:table-cell>
          <table:table-cell office:value-type="float" office:value="0.11015639448" calcext:value-type="float">
            <text:p>0.1101563945</text:p>
          </table:table-cell>
          <table:table-cell table:number-columns-repeated="5"/>
        </table:table-row>
        <table:table-row table:style-name="ro1">
          <table:table-cell office:value-type="float" office:value="0.121464738336" calcext:value-type="float">
            <text:p>0.1214647383</text:p>
          </table:table-cell>
          <table:table-cell office:value-type="float" office:value="0.123341348881" calcext:value-type="float">
            <text:p>0.1233413489</text:p>
          </table:table-cell>
          <table:table-cell office:value-type="float" office:value="0.11015597498" calcext:value-type="float">
            <text:p>0.110155975</text:p>
          </table:table-cell>
          <table:table-cell table:number-columns-repeated="5"/>
        </table:table-row>
        <table:table-row table:style-name="ro1">
          <table:table-cell office:value-type="float" office:value="0.121464463782" calcext:value-type="float">
            <text:p>0.1214644638</text:p>
          </table:table-cell>
          <table:table-cell office:value-type="float" office:value="0.123340927538" calcext:value-type="float">
            <text:p>0.1233409275</text:p>
          </table:table-cell>
          <table:table-cell office:value-type="float" office:value="0.110155576458" calcext:value-type="float">
            <text:p>0.1101555765</text:p>
          </table:table-cell>
          <table:table-cell table:number-columns-repeated="5"/>
        </table:table-row>
        <table:table-row table:style-name="ro1">
          <table:table-cell office:value-type="float" office:value="0.121464202956" calcext:value-type="float">
            <text:p>0.121464203</text:p>
          </table:table-cell>
          <table:table-cell office:value-type="float" office:value="0.123340527263" calcext:value-type="float">
            <text:p>0.1233405273</text:p>
          </table:table-cell>
          <table:table-cell office:value-type="float" office:value="0.110155197864" calcext:value-type="float">
            <text:p>0.1101551979</text:p>
          </table:table-cell>
          <table:table-cell table:number-columns-repeated="5"/>
        </table:table-row>
        <table:table-row table:style-name="ro1">
          <table:table-cell office:value-type="float" office:value="0.121463955173" calcext:value-type="float">
            <text:p>0.1214639552</text:p>
          </table:table-cell>
          <table:table-cell office:value-type="float" office:value="0.123340147004" calcext:value-type="float">
            <text:p>0.123340147</text:p>
          </table:table-cell>
          <table:table-cell office:value-type="float" office:value="0.110154838201" calcext:value-type="float">
            <text:p>0.1101548382</text:p>
          </table:table-cell>
          <table:table-cell table:number-columns-repeated="5"/>
        </table:table-row>
        <table:table-row table:style-name="ro1">
          <table:table-cell office:value-type="float" office:value="0.12146371978" calcext:value-type="float">
            <text:p>0.1214637198</text:p>
          </table:table-cell>
          <table:table-cell office:value-type="float" office:value="0.12333978576" calcext:value-type="float">
            <text:p>0.1233397858</text:p>
          </table:table-cell>
          <table:table-cell office:value-type="float" office:value="0.110154496523" calcext:value-type="float">
            <text:p>0.1101544965</text:p>
          </table:table-cell>
          <table:table-cell table:number-columns-repeated="5"/>
        </table:table-row>
        <table:table-row table:style-name="ro1">
          <table:table-cell office:value-type="float" office:value="0.121463496156" calcext:value-type="float">
            <text:p>0.1214634962</text:p>
          </table:table-cell>
          <table:table-cell office:value-type="float" office:value="0.123339442579" calcext:value-type="float">
            <text:p>0.1233394426</text:p>
          </table:table-cell>
          <table:table-cell office:value-type="float" office:value="0.11015417193" calcext:value-type="float">
            <text:p>0.1101541719</text:p>
          </table:table-cell>
          <table:table-cell table:number-columns-repeated="5"/>
        </table:table-row>
        <table:table-row table:style-name="ro1">
          <table:table-cell office:value-type="float" office:value="0.121463283715" calcext:value-type="float">
            <text:p>0.1214632837</text:p>
          </table:table-cell>
          <table:table-cell office:value-type="float" office:value="0.123339116559" calcext:value-type="float">
            <text:p>0.1233391166</text:p>
          </table:table-cell>
          <table:table-cell office:value-type="float" office:value="0.110153863569" calcext:value-type="float">
            <text:p>0.1101538636</text:p>
          </table:table-cell>
          <table:table-cell table:number-columns-repeated="5"/>
        </table:table-row>
        <table:table-row table:style-name="ro1">
          <table:table-cell office:value-type="float" office:value="0.121463081896" calcext:value-type="float">
            <text:p>0.1214630819</text:p>
          </table:table-cell>
          <table:table-cell office:value-type="float" office:value="0.123338806841" calcext:value-type="float">
            <text:p>0.1233388068</text:p>
          </table:table-cell>
          <table:table-cell office:value-type="float" office:value="0.110153570626" calcext:value-type="float">
            <text:p>0.1101535706</text:p>
          </table:table-cell>
          <table:table-cell table:number-columns-repeated="5"/>
        </table:table-row>
        <table:table-row table:style-name="ro1">
          <table:table-cell office:value-type="float" office:value="0.121462890169" calcext:value-type="float">
            <text:p>0.1214628902</text:p>
          </table:table-cell>
          <table:table-cell office:value-type="float" office:value="0.12333851261" calcext:value-type="float">
            <text:p>0.1233385126</text:p>
          </table:table-cell>
          <table:table-cell office:value-type="float" office:value="0.110153292332" calcext:value-type="float">
            <text:p>0.1101532923</text:p>
          </table:table-cell>
          <table:table-cell table:number-columns-repeated="5"/>
        </table:table-row>
        <table:table-row table:style-name="ro1">
          <table:table-cell office:value-type="float" office:value="0.121462708028" calcext:value-type="float">
            <text:p>0.121462708</text:p>
          </table:table-cell>
          <table:table-cell office:value-type="float" office:value="0.123338233091" calcext:value-type="float">
            <text:p>0.1233382331</text:p>
          </table:table-cell>
          <table:table-cell office:value-type="float" office:value="0.110153027954" calcext:value-type="float">
            <text:p>0.110153028</text:p>
          </table:table-cell>
          <table:table-cell table:number-columns-repeated="5"/>
        </table:table-row>
        <table:table-row table:style-name="ro1">
          <table:table-cell office:value-type="float" office:value="0.121462534995" calcext:value-type="float">
            <text:p>0.121462535</text:p>
          </table:table-cell>
          <table:table-cell office:value-type="float" office:value="0.12333796755" calcext:value-type="float">
            <text:p>0.1233379676</text:p>
          </table:table-cell>
          <table:table-cell office:value-type="float" office:value="0.110152776795" calcext:value-type="float">
            <text:p>0.1101527768</text:p>
          </table:table-cell>
          <table:table-cell table:number-columns-repeated="5"/>
        </table:table-row>
        <table:table-row table:style-name="ro1">
          <table:table-cell office:value-type="float" office:value="0.121462370614" calcext:value-type="float">
            <text:p>0.1214623706</text:p>
          </table:table-cell>
          <table:table-cell office:value-type="float" office:value="0.123337715286" calcext:value-type="float">
            <text:p>0.1233377153</text:p>
          </table:table-cell>
          <table:table-cell office:value-type="float" office:value="0.110152538195" calcext:value-type="float">
            <text:p>0.1101525382</text:p>
          </table:table-cell>
          <table:table-cell table:number-columns-repeated="5"/>
        </table:table-row>
        <table:table-row table:style-name="ro1">
          <table:table-cell office:value-type="float" office:value="0.121462214452" calcext:value-type="float">
            <text:p>0.1214622145</text:p>
          </table:table-cell>
          <table:table-cell office:value-type="float" office:value="0.123337475636" calcext:value-type="float">
            <text:p>0.1233374756</text:p>
          </table:table-cell>
          <table:table-cell office:value-type="float" office:value="0.110152311526" calcext:value-type="float">
            <text:p>0.1101523115</text:p>
          </table:table-cell>
          <table:table-cell table:number-columns-repeated="5"/>
        </table:table-row>
        <table:table-row table:style-name="ro1">
          <table:table-cell office:value-type="float" office:value="0.121462066099" calcext:value-type="float">
            <text:p>0.1214620661</text:p>
          </table:table-cell>
          <table:table-cell office:value-type="float" office:value="0.123337247969" calcext:value-type="float">
            <text:p>0.123337248</text:p>
          </table:table-cell>
          <table:table-cell office:value-type="float" office:value="0.110152096191" calcext:value-type="float">
            <text:p>0.1101520962</text:p>
          </table:table-cell>
          <table:table-cell table:number-columns-repeated="5"/>
        </table:table-row>
        <table:table-row table:style-name="ro1">
          <table:table-cell office:value-type="float" office:value="0.121461925163" calcext:value-type="float">
            <text:p>0.1214619252</text:p>
          </table:table-cell>
          <table:table-cell office:value-type="float" office:value="0.123337031686" calcext:value-type="float">
            <text:p>0.1233370317</text:p>
          </table:table-cell>
          <table:table-cell office:value-type="float" office:value="0.110151891623" calcext:value-type="float">
            <text:p>0.1101518916</text:p>
          </table:table-cell>
          <table:table-cell table:number-columns-repeated="5"/>
        </table:table-row>
        <table:table-row table:style-name="ro1">
          <table:table-cell office:value-type="float" office:value="0.121461791274" calcext:value-type="float">
            <text:p>0.1214617913</text:p>
          </table:table-cell>
          <table:table-cell office:value-type="float" office:value="0.123336826218" calcext:value-type="float">
            <text:p>0.1233368262</text:p>
          </table:table-cell>
          <table:table-cell office:value-type="float" office:value="0.110151697284" calcext:value-type="float">
            <text:p>0.1101516973</text:p>
          </table:table-cell>
          <table:table-cell table:number-columns-repeated="5"/>
        </table:table-row>
        <table:table-row table:style-name="ro1">
          <table:table-cell office:value-type="float" office:value="0.121461664081" calcext:value-type="float">
            <text:p>0.1214616641</text:p>
          </table:table-cell>
          <table:table-cell office:value-type="float" office:value="0.123336631024" calcext:value-type="float">
            <text:p>0.123336631</text:p>
          </table:table-cell>
          <table:table-cell office:value-type="float" office:value="0.110151512662" calcext:value-type="float">
            <text:p>0.1101515127</text:p>
          </table:table-cell>
          <table:table-cell table:number-columns-repeated="5"/>
        </table:table-row>
        <table:table-row table:style-name="ro1">
          <table:table-cell office:value-type="float" office:value="0.121461543247" calcext:value-type="float">
            <text:p>0.1214615432</text:p>
          </table:table-cell>
          <table:table-cell office:value-type="float" office:value="0.12333644559" calcext:value-type="float">
            <text:p>0.1233364456</text:p>
          </table:table-cell>
          <table:table-cell office:value-type="float" office:value="0.110151337272" calcext:value-type="float">
            <text:p>0.1101513373</text:p>
          </table:table-cell>
          <table:table-cell table:number-columns-repeated="5"/>
        </table:table-row>
        <table:table-row table:style-name="ro1">
          <table:table-cell office:value-type="float" office:value="0.121461428454" calcext:value-type="float">
            <text:p>0.1214614285</text:p>
          </table:table-cell>
          <table:table-cell office:value-type="float" office:value="0.123336269428" calcext:value-type="float">
            <text:p>0.1233362694</text:p>
          </table:table-cell>
          <table:table-cell office:value-type="float" office:value="0.110151170652" calcext:value-type="float">
            <text:p>0.1101511707</text:p>
          </table:table-cell>
          <table:table-cell table:number-columns-repeated="5"/>
        </table:table-row>
        <table:table-row table:style-name="ro1">
          <table:table-cell office:value-type="float" office:value="0.121461319402" calcext:value-type="float">
            <text:p>0.1214613194</text:p>
          </table:table-cell>
          <table:table-cell office:value-type="float" office:value="0.123336102074" calcext:value-type="float">
            <text:p>0.1233361021</text:p>
          </table:table-cell>
          <table:table-cell office:value-type="float" office:value="0.110151012364" calcext:value-type="float">
            <text:p>0.1101510124</text:p>
          </table:table-cell>
          <table:table-cell table:number-columns-repeated="5"/>
        </table:table-row>
        <table:table-row table:style-name="ro1">
          <table:table-cell office:value-type="float" office:value="0.121461215802" calcext:value-type="float">
            <text:p>0.1214612158</text:p>
          </table:table-cell>
          <table:table-cell office:value-type="float" office:value="0.123335943089" calcext:value-type="float">
            <text:p>0.1233359431</text:p>
          </table:table-cell>
          <table:table-cell office:value-type="float" office:value="0.11015086199" calcext:value-type="float">
            <text:p>0.110150862</text:p>
          </table:table-cell>
          <table:table-cell table:number-columns-repeated="5"/>
        </table:table-row>
        <table:table-row table:style-name="ro1">
          <table:table-cell office:value-type="float" office:value="0.121461117383" calcext:value-type="float">
            <text:p>0.1214611174</text:p>
          </table:table-cell>
          <table:table-cell office:value-type="float" office:value="0.123335792052" calcext:value-type="float">
            <text:p>0.1233357921</text:p>
          </table:table-cell>
          <table:table-cell office:value-type="float" office:value="0.110150719135" calcext:value-type="float">
            <text:p>0.1101507191</text:p>
          </table:table-cell>
          <table:table-cell table:number-columns-repeated="5"/>
        </table:table-row>
        <table:table-row table:style-name="ro1">
          <table:table-cell office:value-type="float" office:value="0.121461023884" calcext:value-type="float">
            <text:p>0.1214610239</text:p>
          </table:table-cell>
          <table:table-cell office:value-type="float" office:value="0.123335648569" calcext:value-type="float">
            <text:p>0.1233356486</text:p>
          </table:table-cell>
          <table:table-cell office:value-type="float" office:value="0.110150583423" calcext:value-type="float">
            <text:p>0.1101505834</text:p>
          </table:table-cell>
          <table:table-cell table:number-columns-repeated="5"/>
        </table:table-row>
        <table:table-row table:style-name="ro1">
          <table:table-cell office:value-type="float" office:value="0.121460935061" calcext:value-type="float">
            <text:p>0.1214609351</text:p>
          </table:table-cell>
          <table:table-cell office:value-type="float" office:value="0.123335512259" calcext:value-type="float">
            <text:p>0.1233355123</text:p>
          </table:table-cell>
          <table:table-cell office:value-type="float" office:value="0.110150454497" calcext:value-type="float">
            <text:p>0.1101504545</text:p>
          </table:table-cell>
          <table:table-cell table:number-columns-repeated="5"/>
        </table:table-row>
        <table:table-row table:style-name="ro1">
          <table:table-cell office:value-type="float" office:value="0.121460850679" calcext:value-type="float">
            <text:p>0.1214608507</text:p>
          </table:table-cell>
          <table:table-cell office:value-type="float" office:value="0.123335382765" calcext:value-type="float">
            <text:p>0.1233353828</text:p>
          </table:table-cell>
          <table:table-cell office:value-type="float" office:value="0.110150332017" calcext:value-type="float">
            <text:p>0.110150332</text:p>
          </table:table-cell>
          <table:table-cell table:number-columns-repeated="5"/>
        </table:table-row>
        <table:table-row table:style-name="ro1">
          <table:table-cell office:value-type="float" office:value="0.121460770516" calcext:value-type="float">
            <text:p>0.1214607705</text:p>
          </table:table-cell>
          <table:table-cell office:value-type="float" office:value="0.123335259746" calcext:value-type="float">
            <text:p>0.1233352597</text:p>
          </table:table-cell>
          <table:table-cell office:value-type="float" office:value="0.110150215661" calcext:value-type="float">
            <text:p>0.1101502157</text:p>
          </table:table-cell>
          <table:table-cell table:number-columns-repeated="5"/>
        </table:table-row>
        <table:table-row table:style-name="ro1">
          <table:table-cell office:value-type="float" office:value="0.121460694361" calcext:value-type="float">
            <text:p>0.1214606944</text:p>
          </table:table-cell>
          <table:table-cell office:value-type="float" office:value="0.123335142878" calcext:value-type="float">
            <text:p>0.1233351429</text:p>
          </table:table-cell>
          <table:table-cell office:value-type="float" office:value="0.110150105124" calcext:value-type="float">
            <text:p>0.1101501051</text:p>
          </table:table-cell>
          <table:table-cell table:number-columns-repeated="5"/>
        </table:table-row>
        <table:table-row table:style-name="ro1">
          <table:table-cell office:value-type="float" office:value="0.121460622014" calcext:value-type="float">
            <text:p>0.121460622</text:p>
          </table:table-cell>
          <table:table-cell office:value-type="float" office:value="0.123335031854" calcext:value-type="float">
            <text:p>0.1233350319</text:p>
          </table:table-cell>
          <table:table-cell office:value-type="float" office:value="0.110150000113" calcext:value-type="float">
            <text:p>0.1101500001</text:p>
          </table:table-cell>
          <table:table-cell table:number-columns-repeated="5"/>
        </table:table-row>
        <table:table-row table:style-name="ro1">
          <table:table-cell office:value-type="float" office:value="0.121460553285" calcext:value-type="float">
            <text:p>0.1214605533</text:p>
          </table:table-cell>
          <table:table-cell office:value-type="float" office:value="0.123334926381" calcext:value-type="float">
            <text:p>0.1233349264</text:p>
          </table:table-cell>
          <table:table-cell office:value-type="float" office:value="0.110149900354" calcext:value-type="float">
            <text:p>0.1101499004</text:p>
          </table:table-cell>
          <table:table-cell table:number-columns-repeated="5"/>
        </table:table-row>
        <table:table-row table:style-name="ro1">
          <table:table-cell office:value-type="float" office:value="0.121460487992" calcext:value-type="float">
            <text:p>0.121460488</text:p>
          </table:table-cell>
          <table:table-cell office:value-type="float" office:value="0.123334826182" calcext:value-type="float">
            <text:p>0.1233348262</text:p>
          </table:table-cell>
          <table:table-cell office:value-type="float" office:value="0.110149805582" calcext:value-type="float">
            <text:p>0.1101498056</text:p>
          </table:table-cell>
          <table:table-cell table:number-columns-repeated="5"/>
        </table:table-row>
        <table:table-row table:style-name="ro1">
          <table:table-cell office:value-type="float" office:value="0.121460425963" calcext:value-type="float">
            <text:p>0.121460426</text:p>
          </table:table-cell>
          <table:table-cell office:value-type="float" office:value="0.123334730993" calcext:value-type="float">
            <text:p>0.123334731</text:p>
          </table:table-cell>
          <table:table-cell office:value-type="float" office:value="0.110149715549" calcext:value-type="float">
            <text:p>0.1101497155</text:p>
          </table:table-cell>
          <table:table-cell table:number-columns-repeated="5"/>
        </table:table-row>
        <table:table-row table:style-name="ro1">
          <table:table-cell office:value-type="float" office:value="0.121460367037" calcext:value-type="float">
            <text:p>0.121460367</text:p>
          </table:table-cell>
          <table:table-cell office:value-type="float" office:value="0.123334640563" calcext:value-type="float">
            <text:p>0.1233346406</text:p>
          </table:table-cell>
          <table:table-cell office:value-type="float" office:value="0.110149630018" calcext:value-type="float">
            <text:p>0.11014963</text:p>
          </table:table-cell>
          <table:table-cell table:number-columns-repeated="5"/>
        </table:table-row>
        <table:table-row table:style-name="ro1">
          <table:table-cell office:value-type="float" office:value="0.121460311056" calcext:value-type="float">
            <text:p>0.1214603111</text:p>
          </table:table-cell>
          <table:table-cell office:value-type="float" office:value="0.123334554655" calcext:value-type="float">
            <text:p>0.1233345547</text:p>
          </table:table-cell>
          <table:table-cell office:value-type="float" office:value="0.110149548763" calcext:value-type="float">
            <text:p>0.1101495488</text:p>
          </table:table-cell>
          <table:table-cell table:number-columns-repeated="5"/>
        </table:table-row>
        <table:table-row table:style-name="ro1">
          <table:table-cell office:value-type="float" office:value="0.121460257875" calcext:value-type="float">
            <text:p>0.1214602579</text:p>
          </table:table-cell>
          <table:table-cell office:value-type="float" office:value="0.123334473043" calcext:value-type="float">
            <text:p>0.123334473</text:p>
          </table:table-cell>
          <table:table-cell office:value-type="float" office:value="0.110149471571" calcext:value-type="float">
            <text:p>0.1101494716</text:p>
          </table:table-cell>
          <table:table-cell table:number-columns-repeated="5"/>
        </table:table-row>
        <table:table-row table:style-name="ro1">
          <table:table-cell office:value-type="float" office:value="0.121460207352" calcext:value-type="float">
            <text:p>0.1214602074</text:p>
          </table:table-cell>
          <table:table-cell office:value-type="float" office:value="0.123334395511" calcext:value-type="float">
            <text:p>0.1233343955</text:p>
          </table:table-cell>
          <table:table-cell office:value-type="float" office:value="0.110149398239" calcext:value-type="float">
            <text:p>0.1101493982</text:p>
          </table:table-cell>
          <table:table-cell table:number-columns-repeated="5"/>
        </table:table-row>
        <table:table-row table:style-name="ro1">
          <table:table-cell office:value-type="float" office:value="0.121460159356" calcext:value-type="float">
            <text:p>0.1214601594</text:p>
          </table:table-cell>
          <table:table-cell office:value-type="float" office:value="0.123334321856" calcext:value-type="float">
            <text:p>0.1233343219</text:p>
          </table:table-cell>
          <table:table-cell office:value-type="float" office:value="0.110149328574" calcext:value-type="float">
            <text:p>0.1101493286</text:p>
          </table:table-cell>
          <table:table-cell table:number-columns-repeated="5"/>
        </table:table-row>
        <table:table-row table:style-name="ro1">
          <table:table-cell office:value-type="float" office:value="0.12146011376" calcext:value-type="float">
            <text:p>0.1214601138</text:p>
          </table:table-cell>
          <table:table-cell office:value-type="float" office:value="0.123334251884" calcext:value-type="float">
            <text:p>0.1233342519</text:p>
          </table:table-cell>
          <table:table-cell office:value-type="float" office:value="0.110149262392" calcext:value-type="float">
            <text:p>0.1101492624</text:p>
          </table:table-cell>
          <table:table-cell table:number-columns-repeated="5"/>
        </table:table-row>
        <table:table-row table:style-name="ro1">
          <table:table-cell office:value-type="float" office:value="0.121460070443" calcext:value-type="float">
            <text:p>0.1214600704</text:p>
          </table:table-cell>
          <table:table-cell office:value-type="float" office:value="0.12333418541" calcext:value-type="float">
            <text:p>0.1233341854</text:p>
          </table:table-cell>
          <table:table-cell office:value-type="float" office:value="0.110149199519" calcext:value-type="float">
            <text:p>0.1101491995</text:p>
          </table:table-cell>
          <table:table-cell table:number-columns-repeated="5"/>
        </table:table-row>
        <table:table-row table:style-name="ro1">
          <table:table-cell office:value-type="float" office:value="0.121460029293" calcext:value-type="float">
            <text:p>0.1214600293</text:p>
          </table:table-cell>
          <table:table-cell office:value-type="float" office:value="0.12333412226" calcext:value-type="float">
            <text:p>0.1233341223</text:p>
          </table:table-cell>
          <table:table-cell office:value-type="float" office:value="0.110149139789" calcext:value-type="float">
            <text:p>0.1101491398</text:p>
          </table:table-cell>
          <table:table-cell table:number-columns-repeated="5"/>
        </table:table-row>
        <table:table-row table:style-name="ro1">
          <table:table-cell office:value-type="float" office:value="0.1214599902" calcext:value-type="float">
            <text:p>0.1214599902</text:p>
          </table:table-cell>
          <table:table-cell office:value-type="float" office:value="0.123334062268" calcext:value-type="float">
            <text:p>0.1233340623</text:p>
          </table:table-cell>
          <table:table-cell office:value-type="float" office:value="0.110149083047" calcext:value-type="float">
            <text:p>0.110149083</text:p>
          </table:table-cell>
          <table:table-cell table:number-columns-repeated="5"/>
        </table:table-row>
        <table:table-row table:style-name="ro1">
          <table:table-cell office:value-type="float" office:value="0.121459953061" calcext:value-type="float">
            <text:p>0.1214599531</text:p>
          </table:table-cell>
          <table:table-cell office:value-type="float" office:value="0.123334005275" calcext:value-type="float">
            <text:p>0.1233340053</text:p>
          </table:table-cell>
          <table:table-cell office:value-type="float" office:value="0.110149029141" calcext:value-type="float">
            <text:p>0.1101490291</text:p>
          </table:table-cell>
          <table:table-cell table:number-columns-repeated="5"/>
        </table:table-row>
        <table:table-row table:style-name="ro1">
          <table:table-cell office:value-type="float" office:value="0.12145991778" calcext:value-type="float">
            <text:p>0.1214599178</text:p>
          </table:table-cell>
          <table:table-cell office:value-type="float" office:value="0.123333951132" calcext:value-type="float">
            <text:p>0.1233339511</text:p>
          </table:table-cell>
          <table:table-cell office:value-type="float" office:value="0.110148977931" calcext:value-type="float">
            <text:p>0.1101489779</text:p>
          </table:table-cell>
          <table:table-cell table:number-columns-repeated="5"/>
        </table:table-row>
        <table:table-row table:style-name="ro1">
          <table:table-cell office:value-type="float" office:value="0.121459884262" calcext:value-type="float">
            <text:p>0.1214598843</text:p>
          </table:table-cell>
          <table:table-cell office:value-type="float" office:value="0.123333899696" calcext:value-type="float">
            <text:p>0.1233338997</text:p>
          </table:table-cell>
          <table:table-cell office:value-type="float" office:value="0.110148929281" calcext:value-type="float">
            <text:p>0.1101489293</text:p>
          </table:table-cell>
          <table:table-cell table:number-columns-repeated="5"/>
        </table:table-row>
        <table:table-row table:style-name="ro1">
          <table:table-cell office:value-type="float" office:value="0.121459852421" calcext:value-type="float">
            <text:p>0.1214598524</text:p>
          </table:table-cell>
          <table:table-cell office:value-type="float" office:value="0.123333850832" calcext:value-type="float">
            <text:p>0.1233338508</text:p>
          </table:table-cell>
          <table:table-cell office:value-type="float" office:value="0.110148883064" calcext:value-type="float">
            <text:p>0.1101488831</text:p>
          </table:table-cell>
          <table:table-cell table:number-columns-repeated="5"/>
        </table:table-row>
        <table:table-row table:style-name="ro1">
          <table:table-cell office:value-type="float" office:value="0.121459822171" calcext:value-type="float">
            <text:p>0.1214598222</text:p>
          </table:table-cell>
          <table:table-cell office:value-type="float" office:value="0.123333804411" calcext:value-type="float">
            <text:p>0.1233338044</text:p>
          </table:table-cell>
          <table:table-cell office:value-type="float" office:value="0.110148839158" calcext:value-type="float">
            <text:p>0.1101488392</text:p>
          </table:table-cell>
          <table:table-cell table:number-columns-repeated="5"/>
        </table:table-row>
        <table:table-row table:style-name="ro1">
          <table:table-cell office:value-type="float" office:value="0.121459793435" calcext:value-type="float">
            <text:p>0.1214597934</text:p>
          </table:table-cell>
          <table:table-cell office:value-type="float" office:value="0.123333760312" calcext:value-type="float">
            <text:p>0.1233337603</text:p>
          </table:table-cell>
          <table:table-cell office:value-type="float" office:value="0.110148797447" calcext:value-type="float">
            <text:p>0.1101487974</text:p>
          </table:table-cell>
          <table:table-cell table:number-columns-repeated="5"/>
        </table:table-row>
        <table:table-row table:style-name="ro1">
          <table:table-cell office:value-type="float" office:value="0.121459766134" calcext:value-type="float">
            <text:p>0.1214597661</text:p>
          </table:table-cell>
          <table:table-cell office:value-type="float" office:value="0.123333718417" calcext:value-type="float">
            <text:p>0.1233337184</text:p>
          </table:table-cell>
          <table:table-cell office:value-type="float" office:value="0.110148757821" calcext:value-type="float">
            <text:p>0.1101487578</text:p>
          </table:table-cell>
          <table:table-cell table:number-columns-repeated="5"/>
        </table:table-row>
        <table:table-row table:style-name="ro1">
          <table:table-cell office:value-type="float" office:value="0.121459740199" calcext:value-type="float">
            <text:p>0.1214597402</text:p>
          </table:table-cell>
          <table:table-cell office:value-type="float" office:value="0.123333678617" calcext:value-type="float">
            <text:p>0.1233336786</text:p>
          </table:table-cell>
          <table:table-cell office:value-type="float" office:value="0.110148720177" calcext:value-type="float">
            <text:p>0.1101487202</text:p>
          </table:table-cell>
          <table:table-cell table:number-columns-repeated="5"/>
        </table:table-row>
        <table:table-row table:style-name="ro1">
          <table:table-cell office:value-type="float" office:value="0.121459715561" calcext:value-type="float">
            <text:p>0.1214597156</text:p>
          </table:table-cell>
          <table:table-cell office:value-type="float" office:value="0.123333640807" calcext:value-type="float">
            <text:p>0.1233336408</text:p>
          </table:table-cell>
          <table:table-cell office:value-type="float" office:value="0.110148684415" calcext:value-type="float">
            <text:p>0.1101486844</text:p>
          </table:table-cell>
          <table:table-cell table:number-columns-repeated="5"/>
        </table:table-row>
        <table:table-row table:style-name="ro1">
          <table:table-cell office:value-type="float" office:value="0.121459692155" calcext:value-type="float">
            <text:p>0.1214596922</text:p>
          </table:table-cell>
          <table:table-cell office:value-type="float" office:value="0.123333604887" calcext:value-type="float">
            <text:p>0.1233336049</text:p>
          </table:table-cell>
          <table:table-cell office:value-type="float" office:value="0.110148650441" calcext:value-type="float">
            <text:p>0.1101486504</text:p>
          </table:table-cell>
          <table:table-cell table:number-columns-repeated="5"/>
        </table:table-row>
        <table:table-row table:style-name="ro1">
          <table:table-cell office:value-type="float" office:value="0.121459669919" calcext:value-type="float">
            <text:p>0.1214596699</text:p>
          </table:table-cell>
          <table:table-cell office:value-type="float" office:value="0.123333570764" calcext:value-type="float">
            <text:p>0.1233335708</text:p>
          </table:table-cell>
          <table:table-cell office:value-type="float" office:value="0.110148618166" calcext:value-type="float">
            <text:p>0.1101486182</text:p>
          </table:table-cell>
          <table:table-cell table:number-columns-repeated="5"/>
        </table:table-row>
        <table:table-row table:style-name="ro1">
          <table:table-cell office:value-type="float" office:value="0.121459648794" calcext:value-type="float">
            <text:p>0.1214596488</text:p>
          </table:table-cell>
          <table:table-cell office:value-type="float" office:value="0.123333538347" calcext:value-type="float">
            <text:p>0.1233335383</text:p>
          </table:table-cell>
          <table:table-cell office:value-type="float" office:value="0.110148587505" calcext:value-type="float">
            <text:p>0.1101485875</text:p>
          </table:table-cell>
          <table:table-cell table:number-columns-repeated="5"/>
        </table:table-row>
        <table:table-row table:style-name="ro1">
          <table:table-cell office:value-type="float" office:value="0.121459628726" calcext:value-type="float">
            <text:p>0.1214596287</text:p>
          </table:table-cell>
          <table:table-cell office:value-type="float" office:value="0.12333350755" calcext:value-type="float">
            <text:p>0.1233335076</text:p>
          </table:table-cell>
          <table:table-cell office:value-type="float" office:value="0.110148558377" calcext:value-type="float">
            <text:p>0.1101485584</text:p>
          </table:table-cell>
          <table:table-cell table:number-columns-repeated="5"/>
        </table:table-row>
        <table:table-row table:style-name="ro1">
          <table:table-cell office:value-type="float" office:value="0.121459609662" calcext:value-type="float">
            <text:p>0.1214596097</text:p>
          </table:table-cell>
          <table:table-cell office:value-type="float" office:value="0.123333478294" calcext:value-type="float">
            <text:p>0.1233334783</text:p>
          </table:table-cell>
          <table:table-cell office:value-type="float" office:value="0.110148530705" calcext:value-type="float">
            <text:p>0.1101485307</text:p>
          </table:table-cell>
          <table:table-cell table:number-columns-repeated="5"/>
        </table:table-row>
        <table:table-row table:style-name="ro1">
          <table:table-cell office:value-type="float" office:value="0.12145959155" calcext:value-type="float">
            <text:p>0.1214595916</text:p>
          </table:table-cell>
          <table:table-cell office:value-type="float" office:value="0.1233334505" calcext:value-type="float">
            <text:p>0.1233334505</text:p>
          </table:table-cell>
          <table:table-cell office:value-type="float" office:value="0.110148504417" calcext:value-type="float">
            <text:p>0.1101485044</text:p>
          </table:table-cell>
          <table:table-cell table:number-columns-repeated="5"/>
        </table:table-row>
        <table:table-row table:style-name="ro1">
          <table:table-cell office:value-type="float" office:value="0.121459574345" calcext:value-type="float">
            <text:p>0.1214595743</text:p>
          </table:table-cell>
          <table:table-cell office:value-type="float" office:value="0.123333424096" calcext:value-type="float">
            <text:p>0.1233334241</text:p>
          </table:table-cell>
          <table:table-cell office:value-type="float" office:value="0.110148479443" calcext:value-type="float">
            <text:p>0.1101484794</text:p>
          </table:table-cell>
          <table:table-cell table:number-columns-repeated="5"/>
        </table:table-row>
        <table:table-row table:style-name="ro1">
          <table:table-cell office:value-type="float" office:value="0.121459557999" calcext:value-type="float">
            <text:p>0.121459558</text:p>
          </table:table-cell>
          <table:table-cell office:value-type="float" office:value="0.123333399012" calcext:value-type="float">
            <text:p>0.123333399</text:p>
          </table:table-cell>
          <table:table-cell office:value-type="float" office:value="0.110148455718" calcext:value-type="float">
            <text:p>0.1101484557</text:p>
          </table:table-cell>
          <table:table-cell table:number-columns-repeated="5"/>
        </table:table-row>
        <table:table-row table:style-name="ro1">
          <table:table-cell office:value-type="float" office:value="0.121459542471" calcext:value-type="float">
            <text:p>0.1214595425</text:p>
          </table:table-cell>
          <table:table-cell office:value-type="float" office:value="0.123333375183" calcext:value-type="float">
            <text:p>0.1233333752</text:p>
          </table:table-cell>
          <table:table-cell office:value-type="float" office:value="0.110148433179" calcext:value-type="float">
            <text:p>0.1101484332</text:p>
          </table:table-cell>
          <table:table-cell table:number-columns-repeated="5"/>
        </table:table-row>
        <table:table-row table:style-name="ro1">
          <table:table-cell office:value-type="float" office:value="0.121459527719" calcext:value-type="float">
            <text:p>0.1214595277</text:p>
          </table:table-cell>
          <table:table-cell office:value-type="float" office:value="0.123333352544" calcext:value-type="float">
            <text:p>0.1233333525</text:p>
          </table:table-cell>
          <table:table-cell office:value-type="float" office:value="0.110148411767" calcext:value-type="float">
            <text:p>0.1101484118</text:p>
          </table:table-cell>
          <table:table-cell table:number-columns-repeated="5"/>
        </table:table-row>
        <table:table-row table:style-name="ro1">
          <table:table-cell office:value-type="float" office:value="0.121459513705" calcext:value-type="float">
            <text:p>0.1214595137</text:p>
          </table:table-cell>
          <table:table-cell office:value-type="float" office:value="0.123333331038" calcext:value-type="float">
            <text:p>0.123333331</text:p>
          </table:table-cell>
          <table:table-cell office:value-type="float" office:value="0.110148391426" calcext:value-type="float">
            <text:p>0.1101483914</text:p>
          </table:table-cell>
          <table:table-cell table:number-columns-repeated="5"/>
        </table:table-row>
        <table:table-row table:style-name="ro1">
          <table:table-cell office:value-type="float" office:value="0.121459500391" calcext:value-type="float">
            <text:p>0.1214595004</text:p>
          </table:table-cell>
          <table:table-cell office:value-type="float" office:value="0.123333310607" calcext:value-type="float">
            <text:p>0.1233333106</text:p>
          </table:table-cell>
          <table:table-cell office:value-type="float" office:value="0.110148372102" calcext:value-type="float">
            <text:p>0.1101483721</text:p>
          </table:table-cell>
          <table:table-cell table:number-columns-repeated="5"/>
        </table:table-row>
        <table:table-row table:style-name="ro1">
          <table:table-cell office:value-type="float" office:value="0.121459487743" calcext:value-type="float">
            <text:p>0.1214594877</text:p>
          </table:table-cell>
          <table:table-cell office:value-type="float" office:value="0.123333291198" calcext:value-type="float">
            <text:p>0.1233332912</text:p>
          </table:table-cell>
          <table:table-cell office:value-type="float" office:value="0.110148353744" calcext:value-type="float">
            <text:p>0.1101483537</text:p>
          </table:table-cell>
          <table:table-cell table:number-columns-repeated="5"/>
        </table:table-row>
        <table:table-row table:style-name="ro1">
          <table:table-cell office:value-type="float" office:value="0.121459475728" calcext:value-type="float">
            <text:p>0.1214594757</text:p>
          </table:table-cell>
          <table:table-cell office:value-type="float" office:value="0.123333272759" calcext:value-type="float">
            <text:p>0.1233332728</text:p>
          </table:table-cell>
          <table:table-cell office:value-type="float" office:value="0.110148336304" calcext:value-type="float">
            <text:p>0.1101483363</text:p>
          </table:table-cell>
          <table:table-cell table:number-columns-repeated="5"/>
        </table:table-row>
        <table:table-row table:style-name="ro1">
          <table:table-cell office:value-type="float" office:value="0.121459464313" calcext:value-type="float">
            <text:p>0.1214594643</text:p>
          </table:table-cell>
          <table:table-cell office:value-type="float" office:value="0.123333255242" calcext:value-type="float">
            <text:p>0.1233332552</text:p>
          </table:table-cell>
          <table:table-cell office:value-type="float" office:value="0.110148319736" calcext:value-type="float">
            <text:p>0.1101483197</text:p>
          </table:table-cell>
          <table:table-cell table:number-columns-repeated="5"/>
        </table:table-row>
        <table:table-row table:style-name="ro1">
          <table:table-cell office:value-type="float" office:value="0.121459453469" calcext:value-type="float">
            <text:p>0.1214594535</text:p>
          </table:table-cell>
          <table:table-cell office:value-type="float" office:value="0.123333238601" calcext:value-type="float">
            <text:p>0.1233332386</text:p>
          </table:table-cell>
          <table:table-cell office:value-type="float" office:value="0.110148303996" calcext:value-type="float">
            <text:p>0.110148304</text:p>
          </table:table-cell>
          <table:table-cell table:number-columns-repeated="5"/>
        </table:table-row>
        <table:table-row table:style-name="ro1">
          <table:table-cell office:value-type="float" office:value="0.121459443167" calcext:value-type="float">
            <text:p>0.1214594432</text:p>
          </table:table-cell>
          <table:table-cell office:value-type="float" office:value="0.123333222792" calcext:value-type="float">
            <text:p>0.1233332228</text:p>
          </table:table-cell>
          <table:table-cell office:value-type="float" office:value="0.110148289043" calcext:value-type="float">
            <text:p>0.110148289</text:p>
          </table:table-cell>
          <table:table-cell table:number-columns-repeated="5"/>
        </table:table-row>
        <table:table-row table:style-name="ro1">
          <table:table-cell office:value-type="float" office:value="0.121459433381" calcext:value-type="float">
            <text:p>0.1214594334</text:p>
          </table:table-cell>
          <table:table-cell office:value-type="float" office:value="0.123333207773" calcext:value-type="float">
            <text:p>0.1233332078</text:p>
          </table:table-cell>
          <table:table-cell office:value-type="float" office:value="0.110148274838" calcext:value-type="float">
            <text:p>0.1101482748</text:p>
          </table:table-cell>
          <table:table-cell table:number-columns-repeated="5"/>
        </table:table-row>
        <table:table-row table:style-name="ro1">
          <table:table-cell office:value-type="float" office:value="0.121459424084" calcext:value-type="float">
            <text:p>0.1214594241</text:p>
          </table:table-cell>
          <table:table-cell office:value-type="float" office:value="0.123333193506" calcext:value-type="float">
            <text:p>0.1233331935</text:p>
          </table:table-cell>
          <table:table-cell office:value-type="float" office:value="0.110148261343" calcext:value-type="float">
            <text:p>0.1101482613</text:p>
          </table:table-cell>
          <table:table-cell table:number-columns-repeated="5"/>
        </table:table-row>
        <table:table-row table:style-name="ro1">
          <table:table-cell office:value-type="float" office:value="0.121459415251" calcext:value-type="float">
            <text:p>0.1214594153</text:p>
          </table:table-cell>
          <table:table-cell office:value-type="float" office:value="0.123333179952" calcext:value-type="float">
            <text:p>0.12333318</text:p>
          </table:table-cell>
          <table:table-cell office:value-type="float" office:value="0.110148248523" calcext:value-type="float">
            <text:p>0.1101482485</text:p>
          </table:table-cell>
          <table:table-cell table:number-columns-repeated="5"/>
        </table:table-row>
        <table:table-row table:style-name="ro1">
          <table:table-cell office:value-type="float" office:value="0.12145940686" calcext:value-type="float">
            <text:p>0.1214594069</text:p>
          </table:table-cell>
          <table:table-cell office:value-type="float" office:value="0.123333167075" calcext:value-type="float">
            <text:p>0.1233331671</text:p>
          </table:table-cell>
          <table:table-cell office:value-type="float" office:value="0.110148236344" calcext:value-type="float">
            <text:p>0.1101482363</text:p>
          </table:table-cell>
          <table:table-cell table:number-columns-repeated="5"/>
        </table:table-row>
        <table:table-row table:style-name="ro1">
          <table:table-cell office:value-type="float" office:value="0.121459398889" calcext:value-type="float">
            <text:p>0.1214593989</text:p>
          </table:table-cell>
          <table:table-cell office:value-type="float" office:value="0.123333154842" calcext:value-type="float">
            <text:p>0.1233331548</text:p>
          </table:table-cell>
          <table:table-cell office:value-type="float" office:value="0.110148224774" calcext:value-type="float">
            <text:p>0.1101482248</text:p>
          </table:table-cell>
          <table:table-cell table:number-columns-repeated="5"/>
        </table:table-row>
        <table:table-row table:style-name="ro1">
          <table:table-cell office:value-type="float" office:value="0.121459391316" calcext:value-type="float">
            <text:p>0.1214593913</text:p>
          </table:table-cell>
          <table:table-cell office:value-type="float" office:value="0.123333143221" calcext:value-type="float">
            <text:p>0.1233331432</text:p>
          </table:table-cell>
          <table:table-cell office:value-type="float" office:value="0.110148213782" calcext:value-type="float">
            <text:p>0.1101482138</text:p>
          </table:table-cell>
          <table:table-cell table:number-columns-repeated="5"/>
        </table:table-row>
        <table:table-row table:style-name="ro1">
          <table:table-cell office:value-type="float" office:value="0.121459384122" calcext:value-type="float">
            <text:p>0.1214593841</text:p>
          </table:table-cell>
          <table:table-cell office:value-type="float" office:value="0.123333132181" calcext:value-type="float">
            <text:p>0.1233331322</text:p>
          </table:table-cell>
          <table:table-cell office:value-type="float" office:value="0.11014820334" calcext:value-type="float">
            <text:p>0.1101482033</text:p>
          </table:table-cell>
          <table:table-cell table:number-columns-repeated="5"/>
        </table:table-row>
        <table:table-row table:style-name="ro1">
          <table:table-cell office:value-type="float" office:value="0.121459377288" calcext:value-type="float">
            <text:p>0.1214593773</text:p>
          </table:table-cell>
          <table:table-cell office:value-type="float" office:value="0.123333121693" calcext:value-type="float">
            <text:p>0.1233331217</text:p>
          </table:table-cell>
          <table:table-cell office:value-type="float" office:value="0.110148193421" calcext:value-type="float">
            <text:p>0.1101481934</text:p>
          </table:table-cell>
          <table:table-cell table:number-columns-repeated="5"/>
        </table:table-row>
        <table:table-row table:style-name="ro1">
          <table:table-cell office:value-type="float" office:value="0.121459370795" calcext:value-type="float">
            <text:p>0.1214593708</text:p>
          </table:table-cell>
          <table:table-cell office:value-type="float" office:value="0.12333311173" calcext:value-type="float">
            <text:p>0.1233331117</text:p>
          </table:table-cell>
          <table:table-cell office:value-type="float" office:value="0.110148183997" calcext:value-type="float">
            <text:p>0.110148184</text:p>
          </table:table-cell>
          <table:table-cell table:number-columns-repeated="5"/>
        </table:table-row>
        <table:table-row table:style-name="ro1">
          <table:table-cell office:value-type="float" office:value="0.121459364627" calcext:value-type="float">
            <text:p>0.1214593646</text:p>
          </table:table-cell>
          <table:table-cell office:value-type="float" office:value="0.123333102264" calcext:value-type="float">
            <text:p>0.1233331023</text:p>
          </table:table-cell>
          <table:table-cell office:value-type="float" office:value="0.110148175044" calcext:value-type="float">
            <text:p>0.110148175</text:p>
          </table:table-cell>
          <table:table-cell table:number-columns-repeated="5"/>
        </table:table-row>
        <table:table-row table:style-name="ro1">
          <table:table-cell office:value-type="float" office:value="0.121459358767" calcext:value-type="float">
            <text:p>0.1214593588</text:p>
          </table:table-cell>
          <table:table-cell office:value-type="float" office:value="0.123333093272" calcext:value-type="float">
            <text:p>0.1233330933</text:p>
          </table:table-cell>
          <table:table-cell office:value-type="float" office:value="0.110148166539" calcext:value-type="float">
            <text:p>0.1101481665</text:p>
          </table:table-cell>
          <table:table-cell table:number-columns-repeated="5"/>
        </table:table-row>
        <table:table-row table:style-name="ro1">
          <table:table-cell office:value-type="float" office:value="0.121459353201" calcext:value-type="float">
            <text:p>0.1214593532</text:p>
          </table:table-cell>
          <table:table-cell office:value-type="float" office:value="0.123333084729" calcext:value-type="float">
            <text:p>0.1233330847</text:p>
          </table:table-cell>
          <table:table-cell office:value-type="float" office:value="0.110148158459" calcext:value-type="float">
            <text:p>0.1101481585</text:p>
          </table:table-cell>
          <table:table-cell table:number-columns-repeated="5"/>
        </table:table-row>
        <table:table-row table:style-name="ro1">
          <table:table-cell office:value-type="float" office:value="0.121459347913" calcext:value-type="float">
            <text:p>0.1214593479</text:p>
          </table:table-cell>
          <table:table-cell office:value-type="float" office:value="0.123333076614" calcext:value-type="float">
            <text:p>0.1233330766</text:p>
          </table:table-cell>
          <table:table-cell office:value-type="float" office:value="0.110148150783" calcext:value-type="float">
            <text:p>0.1101481508</text:p>
          </table:table-cell>
          <table:table-cell table:number-columns-repeated="5"/>
        </table:table-row>
        <table:table-row table:style-name="ro1">
          <table:table-cell office:value-type="float" office:value="0.121459342889" calcext:value-type="float">
            <text:p>0.1214593429</text:p>
          </table:table-cell>
          <table:table-cell office:value-type="float" office:value="0.123333068904" calcext:value-type="float">
            <text:p>0.1233330689</text:p>
          </table:table-cell>
          <table:table-cell office:value-type="float" office:value="0.110148143491" calcext:value-type="float">
            <text:p>0.1101481435</text:p>
          </table:table-cell>
          <table:table-cell table:number-columns-repeated="5"/>
        </table:table-row>
        <table:table-row table:style-name="ro1">
          <table:table-cell office:value-type="float" office:value="0.121459338116" calcext:value-type="float">
            <text:p>0.1214593381</text:p>
          </table:table-cell>
          <table:table-cell office:value-type="float" office:value="0.12333306158" calcext:value-type="float">
            <text:p>0.1233330616</text:p>
          </table:table-cell>
          <table:table-cell office:value-type="float" office:value="0.110148136564" calcext:value-type="float">
            <text:p>0.1101481366</text:p>
          </table:table-cell>
          <table:table-cell table:number-columns-repeated="5"/>
        </table:table-row>
        <table:table-row table:style-name="ro1">
          <table:table-cell office:value-type="float" office:value="0.121459333582" calcext:value-type="float">
            <text:p>0.1214593336</text:p>
          </table:table-cell>
          <table:table-cell office:value-type="float" office:value="0.123333054622" calcext:value-type="float">
            <text:p>0.1233330546</text:p>
          </table:table-cell>
          <table:table-cell office:value-type="float" office:value="0.110148129983" calcext:value-type="float">
            <text:p>0.11014813</text:p>
          </table:table-cell>
          <table:table-cell table:number-columns-repeated="5"/>
        </table:table-row>
        <table:table-row table:style-name="ro1">
          <table:table-cell office:value-type="float" office:value="0.121459329274" calcext:value-type="float">
            <text:p>0.1214593293</text:p>
          </table:table-cell>
          <table:table-cell office:value-type="float" office:value="0.123333048012" calcext:value-type="float">
            <text:p>0.123333048</text:p>
          </table:table-cell>
          <table:table-cell office:value-type="float" office:value="0.110148123731" calcext:value-type="float">
            <text:p>0.1101481237</text:p>
          </table:table-cell>
          <table:table-cell table:number-columns-repeated="5"/>
        </table:table-row>
        <table:table-row table:style-name="ro1">
          <table:table-cell office:value-type="float" office:value="0.121459325182" calcext:value-type="float">
            <text:p>0.1214593252</text:p>
          </table:table-cell>
          <table:table-cell office:value-type="float" office:value="0.123333041733" calcext:value-type="float">
            <text:p>0.1233330417</text:p>
          </table:table-cell>
          <table:table-cell office:value-type="float" office:value="0.110148117791" calcext:value-type="float">
            <text:p>0.1101481178</text:p>
          </table:table-cell>
          <table:table-cell table:number-columns-repeated="5"/>
        </table:table-row>
        <table:table-row table:style-name="ro1">
          <table:table-cell office:value-type="float" office:value="0.121459321295" calcext:value-type="float">
            <text:p>0.1214593213</text:p>
          </table:table-cell>
          <table:table-cell office:value-type="float" office:value="0.123333035767" calcext:value-type="float">
            <text:p>0.1233330358</text:p>
          </table:table-cell>
          <table:table-cell office:value-type="float" office:value="0.110148112149" calcext:value-type="float">
            <text:p>0.1101481121</text:p>
          </table:table-cell>
          <table:table-cell table:number-columns-repeated="5"/>
        </table:table-row>
        <table:table-row table:style-name="ro1">
          <table:table-cell office:value-type="float" office:value="0.121459317602" calcext:value-type="float">
            <text:p>0.1214593176</text:p>
          </table:table-cell>
          <table:table-cell office:value-type="float" office:value="0.1233330301" calcext:value-type="float">
            <text:p>0.1233330301</text:p>
          </table:table-cell>
          <table:table-cell office:value-type="float" office:value="0.110148106789" calcext:value-type="float">
            <text:p>0.1101481068</text:p>
          </table:table-cell>
          <table:table-cell table:number-columns-repeated="5"/>
        </table:table-row>
        <table:table-row table:style-name="ro1">
          <table:table-cell office:value-type="float" office:value="0.121459314094" calcext:value-type="float">
            <text:p>0.1214593141</text:p>
          </table:table-cell>
          <table:table-cell office:value-type="float" office:value="0.123333024716" calcext:value-type="float">
            <text:p>0.1233330247</text:p>
          </table:table-cell>
          <table:table-cell office:value-type="float" office:value="0.110148101696" calcext:value-type="float">
            <text:p>0.1101481017</text:p>
          </table:table-cell>
          <table:table-cell table:number-columns-repeated="5"/>
        </table:table-row>
        <table:table-row table:style-name="ro1">
          <table:table-cell office:value-type="float" office:value="0.121459310761" calcext:value-type="float">
            <text:p>0.1214593108</text:p>
          </table:table-cell>
          <table:table-cell office:value-type="float" office:value="0.123333019601" calcext:value-type="float">
            <text:p>0.1233330196</text:p>
          </table:table-cell>
          <table:table-cell office:value-type="float" office:value="0.110148096859" calcext:value-type="float">
            <text:p>0.1101480969</text:p>
          </table:table-cell>
          <table:table-cell table:number-columns-repeated="5"/>
        </table:table-row>
        <table:table-row table:style-name="ro1">
          <table:table-cell office:value-type="float" office:value="0.121459307594" calcext:value-type="float">
            <text:p>0.1214593076</text:p>
          </table:table-cell>
          <table:table-cell office:value-type="float" office:value="0.123333014742" calcext:value-type="float">
            <text:p>0.1233330147</text:p>
          </table:table-cell>
          <table:table-cell office:value-type="float" office:value="0.110148092263" calcext:value-type="float">
            <text:p>0.1101480923</text:p>
          </table:table-cell>
          <table:table-cell table:number-columns-repeated="5"/>
        </table:table-row>
        <table:table-row table:style-name="ro1">
          <table:table-cell office:value-type="float" office:value="0.11310896626" calcext:value-type="float">
            <text:p>0.1131089663</text:p>
          </table:table-cell>
          <table:table-cell office:value-type="float" office:value="0.123333010126" calcext:value-type="float">
            <text:p>0.1233330101</text:p>
          </table:table-cell>
          <table:table-cell office:value-type="float" office:value="0.110148087897" calcext:value-type="float">
            <text:p>0.1101480879</text:p>
          </table:table-cell>
          <table:table-cell table:number-columns-repeated="5"/>
        </table:table-row>
        <table:table-row table:style-name="ro1">
          <table:table-cell office:value-type="float" office:value="0.110713579018" calcext:value-type="float">
            <text:p>0.110713579</text:p>
          </table:table-cell>
          <table:table-cell office:value-type="float" office:value="0.123333005741" calcext:value-type="float">
            <text:p>0.1233330057</text:p>
          </table:table-cell>
          <table:table-cell office:value-type="float" office:value="0.110148083749" calcext:value-type="float">
            <text:p>0.1101480837</text:p>
          </table:table-cell>
          <table:table-cell table:number-columns-repeated="5"/>
        </table:table-row>
        <table:table-row table:style-name="ro1">
          <table:table-cell office:value-type="float" office:value="0.108508049976" calcext:value-type="float">
            <text:p>0.10850805</text:p>
          </table:table-cell>
          <table:table-cell office:value-type="float" office:value="0.123333001575" calcext:value-type="float">
            <text:p>0.1233330016</text:p>
          </table:table-cell>
          <table:table-cell office:value-type="float" office:value="0.110148079809" calcext:value-type="float">
            <text:p>0.1101480798</text:p>
          </table:table-cell>
          <table:table-cell table:number-columns-repeated="5"/>
        </table:table-row>
        <table:table-row table:style-name="ro1">
          <table:table-cell office:value-type="float" office:value="0.106473445392" calcext:value-type="float">
            <text:p>0.1064734454</text:p>
          </table:table-cell>
          <table:table-cell office:value-type="float" office:value="0.123332997617" calcext:value-type="float">
            <text:p>0.1233329976</text:p>
          </table:table-cell>
          <table:table-cell office:value-type="float" office:value="0.110148076065" calcext:value-type="float">
            <text:p>0.1101480761</text:p>
          </table:table-cell>
          <table:table-cell table:number-columns-repeated="5"/>
        </table:table-row>
        <table:table-row table:style-name="ro1">
          <table:table-cell office:value-type="float" office:value="0.104593182494" calcext:value-type="float">
            <text:p>0.1045931825</text:p>
          </table:table-cell>
          <table:table-cell office:value-type="float" office:value="0.123332993857" calcext:value-type="float">
            <text:p>0.1233329939</text:p>
          </table:table-cell>
          <table:table-cell office:value-type="float" office:value="0.110148072509" calcext:value-type="float">
            <text:p>0.1101480725</text:p>
          </table:table-cell>
          <table:table-cell table:number-columns-repeated="5"/>
        </table:table-row>
        <table:table-row table:style-name="ro1">
          <table:table-cell office:value-type="float" office:value="0.102852680064" calcext:value-type="float">
            <text:p>0.1028526801</text:p>
          </table:table-cell>
          <table:table-cell office:value-type="float" office:value="0.123332990285" calcext:value-type="float">
            <text:p>0.1233329903</text:p>
          </table:table-cell>
          <table:table-cell office:value-type="float" office:value="0.110148069131" calcext:value-type="float">
            <text:p>0.1101480691</text:p>
          </table:table-cell>
          <table:table-cell table:number-columns-repeated="5"/>
        </table:table-row>
        <table:table-row table:style-name="ro1">
          <table:table-cell office:value-type="float" office:value="0.101239068874" calcext:value-type="float">
            <text:p>0.1012390689</text:p>
          </table:table-cell>
          <table:table-cell office:value-type="float" office:value="0.123332986892" calcext:value-type="float">
            <text:p>0.1233329869</text:p>
          </table:table-cell>
          <table:table-cell office:value-type="float" office:value="0.110148065922" calcext:value-type="float">
            <text:p>0.1101480659</text:p>
          </table:table-cell>
          <table:table-cell table:number-columns-repeated="5"/>
        </table:table-row>
        <table:table-row table:style-name="ro1">
          <table:table-cell office:value-type="float" office:value="0.0997409504687" calcext:value-type="float">
            <text:p>0.0997409505</text:p>
          </table:table-cell>
          <table:table-cell office:value-type="float" office:value="0.123332983669" calcext:value-type="float">
            <text:p>0.1233329837</text:p>
          </table:table-cell>
          <table:table-cell office:value-type="float" office:value="0.110148062873" calcext:value-type="float">
            <text:p>0.1101480629</text:p>
          </table:table-cell>
          <table:table-cell table:number-columns-repeated="5"/>
        </table:table-row>
        <table:table-row table:style-name="ro1">
          <table:table-cell office:value-type="float" office:value="0.098348195245" calcext:value-type="float">
            <text:p>0.0983481952</text:p>
          </table:table-cell>
          <table:table-cell office:value-type="float" office:value="0.123332980606" calcext:value-type="float">
            <text:p>0.1233329806</text:p>
          </table:table-cell>
          <table:table-cell office:value-type="float" office:value="0.110148059976" calcext:value-type="float">
            <text:p>0.11014806</text:p>
          </table:table-cell>
          <table:table-cell table:number-columns-repeated="5"/>
        </table:table-row>
        <table:table-row table:style-name="ro1">
          <table:table-cell office:value-type="float" office:value="0.0970517726117" calcext:value-type="float">
            <text:p>0.0970517726</text:p>
          </table:table-cell>
          <table:table-cell office:value-type="float" office:value="0.123332977697" calcext:value-type="float">
            <text:p>0.1233329777</text:p>
          </table:table-cell>
          <table:table-cell office:value-type="float" office:value="0.110148057224" calcext:value-type="float">
            <text:p>0.1101480572</text:p>
          </table:table-cell>
          <table:table-cell table:number-columns-repeated="5"/>
        </table:table-row>
        <table:table-row table:style-name="ro1">
          <table:table-cell office:value-type="float" office:value="0.0958436075053" calcext:value-type="float">
            <text:p>0.0958436075</text:p>
          </table:table-cell>
          <table:table-cell office:value-type="float" office:value="0.123332974933" calcext:value-type="float">
            <text:p>0.1233329749</text:p>
          </table:table-cell>
          <table:table-cell office:value-type="float" office:value="0.11014805461" calcext:value-type="float">
            <text:p>0.1101480546</text:p>
          </table:table-cell>
          <table:table-cell table:number-columns-repeated="5"/>
        </table:table-row>
        <table:table-row table:style-name="ro1">
          <table:table-cell office:value-type="float" office:value="0.0947164586459" calcext:value-type="float">
            <text:p>0.0947164586</text:p>
          </table:table-cell>
          <table:table-cell office:value-type="float" office:value="0.123332972308" calcext:value-type="float">
            <text:p>0.1233329723</text:p>
          </table:table-cell>
          <table:table-cell office:value-type="float" office:value="0.110148052127" calcext:value-type="float">
            <text:p>0.1101480521</text:p>
          </table:table-cell>
          <table:table-cell table:number-columns-repeated="5"/>
        </table:table-row>
        <table:table-row table:style-name="ro1">
          <table:table-cell office:value-type="float" office:value="0.0936638148182" calcext:value-type="float">
            <text:p>0.0936638148</text:p>
          </table:table-cell>
          <table:table-cell office:value-type="float" office:value="0.122708196816" calcext:value-type="float">
            <text:p>0.1227081968</text:p>
          </table:table-cell>
          <table:table-cell office:value-type="float" office:value="0.110927559819" calcext:value-type="float">
            <text:p>0.1109275598</text:p>
          </table:table-cell>
          <table:table-cell table:number-columns-repeated="5"/>
        </table:table-row>
        <table:table-row table:style-name="ro1">
          <table:table-cell office:value-type="float" office:value="0.0926798061628" calcext:value-type="float">
            <text:p>0.0926798062</text:p>
          </table:table-cell>
          <table:table-cell office:value-type="float" office:value="0.120281284572" calcext:value-type="float">
            <text:p>0.1202812846</text:p>
          </table:table-cell>
          <table:table-cell office:value-type="float" office:value="0.108831897828" calcext:value-type="float">
            <text:p>0.1088318978</text:p>
          </table:table-cell>
          <table:table-cell table:number-columns-repeated="5"/>
        </table:table-row>
        <table:table-row table:style-name="ro1">
          <table:table-cell office:value-type="float" office:value="0.0917591280222" calcext:value-type="float">
            <text:p>0.091759128</text:p>
          </table:table-cell>
          <table:table-cell office:value-type="float" office:value="0.118042292335" calcext:value-type="float">
            <text:p>0.1180422923</text:p>
          </table:table-cell>
          <table:table-cell office:value-type="float" office:value="0.106895647321" calcext:value-type="float">
            <text:p>0.1068956473</text:p>
          </table:table-cell>
          <table:table-cell table:number-columns-repeated="5"/>
        </table:table-row>
        <table:table-row table:style-name="ro1">
          <table:table-cell office:value-type="float" office:value="0.0908969753308" calcext:value-type="float">
            <text:p>0.0908969753</text:p>
          </table:table-cell>
          <table:table-cell office:value-type="float" office:value="0.115973025105" calcext:value-type="float">
            <text:p>0.1159730251</text:p>
          </table:table-cell>
          <table:table-cell office:value-type="float" office:value="0.105103700831" calcext:value-type="float">
            <text:p>0.1051037008</text:p>
          </table:table-cell>
          <table:table-cell table:number-columns-repeated="5"/>
        </table:table-row>
        <table:table-row table:style-name="ro1">
          <table:table-cell office:value-type="float" office:value="0.0900889858944" calcext:value-type="float">
            <text:p>0.0900889859</text:p>
          </table:table-cell>
          <table:table-cell office:value-type="float" office:value="0.114057476266" calcext:value-type="float">
            <text:p>0.1140574763</text:p>
          </table:table-cell>
          <table:table-cell office:value-type="float" office:value="0.103442729696" calcext:value-type="float">
            <text:p>0.1034427297</text:p>
          </table:table-cell>
          <table:table-cell table:number-columns-repeated="5"/>
        </table:table-row>
        <table:table-row table:style-name="ro1">
          <table:table-cell office:value-type="float" office:value="0.0893311911943" calcext:value-type="float">
            <text:p>0.0893311912</text:p>
          </table:table-cell>
          <table:table-cell office:value-type="float" office:value="0.112281512649" calcext:value-type="float">
            <text:p>0.1122815126</text:p>
          </table:table-cell>
          <table:table-cell office:value-type="float" office:value="0.101900932889" calcext:value-type="float">
            <text:p>0.1019009329</text:p>
          </table:table-cell>
          <table:table-cell table:number-columns-repeated="5"/>
        </table:table-row>
        <table:table-row table:style-name="ro1">
          <table:table-cell office:value-type="float" office:value="0.0886199735834" calcext:value-type="float">
            <text:p>0.0886199736</text:p>
          </table:table-cell>
          <table:table-cell office:value-type="float" office:value="0.11063261181" calcext:value-type="float">
            <text:p>0.1106326118</text:p>
          </table:table-cell>
          <table:table-cell office:value-type="float" office:value="0.100467826808" calcext:value-type="float">
            <text:p>0.1004678268</text:p>
          </table:table-cell>
          <table:table-cell table:number-columns-repeated="5"/>
        </table:table-row>
        <table:table-row table:style-name="ro1">
          <table:table-cell office:value-type="float" office:value="0.0879520289302" calcext:value-type="float">
            <text:p>0.0879520289</text:p>
          </table:table-cell>
          <table:table-cell office:value-type="float" office:value="0.109099641829" calcext:value-type="float">
            <text:p>0.1090996418</text:p>
          </table:table-cell>
          <table:table-cell office:value-type="float" office:value="0.0991340685311" calcext:value-type="float">
            <text:p>0.0991340685</text:p>
          </table:table-cell>
          <table:table-cell table:number-columns-repeated="5"/>
        </table:table-row>
        <table:table-row table:style-name="ro1">
          <table:table-cell office:value-type="float" office:value="0.0873243339231" calcext:value-type="float">
            <text:p>0.0873243339</text:p>
          </table:table-cell>
          <table:table-cell office:value-type="float" office:value="0.107672675901" calcext:value-type="float">
            <text:p>0.1076726759</text:p>
          </table:table-cell>
          <table:table-cell office:value-type="float" office:value="0.0978913065439" calcext:value-type="float">
            <text:p>0.0978913065</text:p>
          </table:table-cell>
          <table:table-cell table:number-columns-repeated="5"/>
        </table:table-row>
        <table:table-row table:style-name="ro1">
          <table:table-cell office:value-type="float" office:value="0.0867341173734" calcext:value-type="float">
            <text:p>0.0867341174</text:p>
          </table:table-cell>
          <table:table-cell office:value-type="float" office:value="0.106342835535" calcext:value-type="float">
            <text:p>0.1063428355</text:p>
          </table:table-cell>
          <table:table-cell office:value-type="float" office:value="0.0967320541181" calcext:value-type="float">
            <text:p>0.0967320541</text:p>
          </table:table-cell>
          <table:table-cell table:number-columns-repeated="5"/>
        </table:table-row>
        <table:table-row table:style-name="ro1">
          <table:table-cell office:value-type="float" office:value="0.0861788349597" calcext:value-type="float">
            <text:p>0.086178835</text:p>
          </table:table-cell>
          <table:table-cell office:value-type="float" office:value="0.105102157408" calcext:value-type="float">
            <text:p>0.1051021574</text:p>
          </table:table-cell>
          <table:table-cell office:value-type="float" office:value="0.0956495814769" calcext:value-type="float">
            <text:p>0.0956495815</text:p>
          </table:table-cell>
          <table:table-cell table:number-columns-repeated="5"/>
        </table:table-row>
        <table:table-row table:style-name="ro1">
          <table:table-cell office:value-type="float" office:value="0.0856561469437" calcext:value-type="float">
            <text:p>0.0856561469</text:p>
          </table:table-cell>
          <table:table-cell office:value-type="float" office:value="0.103943479839" calcext:value-type="float">
            <text:p>0.1039434798</text:p>
          </table:table-cell>
          <table:table-cell office:value-type="float" office:value="0.0946378235947" calcext:value-type="float">
            <text:p>0.0946378236</text:p>
          </table:table-cell>
          <table:table-cell table:number-columns-repeated="5"/>
        </table:table-row>
        <table:table-row table:style-name="ro1">
          <table:table-cell office:value-type="float" office:value="0.0851638984587" calcext:value-type="float">
            <text:p>0.0851638985</text:p>
          </table:table-cell>
          <table:table-cell office:value-type="float" office:value="0.102860345632" calcext:value-type="float">
            <text:p>0.1028603456</text:p>
          </table:table-cell>
          <table:table-cell office:value-type="float" office:value="0.0936913010704" calcext:value-type="float">
            <text:p>0.0936913011</text:p>
          </table:table-cell>
          <table:table-cell table:number-columns-repeated="5"/>
        </table:table-row>
        <table:table-row table:style-name="ro1">
          <table:table-cell office:value-type="float" office:value="0.0847001020308" calcext:value-type="float">
            <text:p>0.084700102</text:p>
          </table:table-cell>
          <table:table-cell office:value-type="float" office:value="0.101846918612" calcext:value-type="float">
            <text:p>0.1018469186</text:p>
          </table:table-cell>
          <table:table-cell office:value-type="float" office:value="0.0928050519781" calcext:value-type="float">
            <text:p>0.092805052</text:p>
          </table:table-cell>
          <table:table-cell table:number-columns-repeated="5"/>
        </table:table-row>
        <table:table-row table:style-name="ro1">
          <table:table-cell office:value-type="float" office:value="0.0842629220453" calcext:value-type="float">
            <text:p>0.084262922</text:p>
          </table:table-cell>
          <table:table-cell office:value-type="float" office:value="0.10089791169" calcext:value-type="float">
            <text:p>0.1008979117</text:p>
          </table:table-cell>
          <table:table-cell office:value-type="float" office:value="0.0919745729702" calcext:value-type="float">
            <text:p>0.091974573</text:p>
          </table:table-cell>
          <table:table-cell table:number-columns-repeated="5"/>
        </table:table-row>
        <table:table-row table:style-name="ro1">
          <table:table-cell office:value-type="float" office:value="0.0838506609088" calcext:value-type="float">
            <text:p>0.0838506609</text:p>
          </table:table-cell>
          <table:table-cell office:value-type="float" office:value="0.100008524634" calcext:value-type="float">
            <text:p>0.1000085246</text:p>
          </table:table-cell>
          <table:table-cell office:value-type="float" office:value="0.0911957682097" calcext:value-type="float">
            <text:p>0.0911957682</text:p>
          </table:table-cell>
          <table:table-cell table:number-columns-repeated="5"/>
        </table:table-row>
        <table:table-row table:style-name="ro1">
          <table:table-cell office:value-type="float" office:value="0.0834617466969" calcext:value-type="float">
            <text:p>0.0834617467</text:p>
          </table:table-cell>
          <table:table-cell office:value-type="float" office:value="0.099174390079" calcext:value-type="float">
            <text:p>0.0991743901</text:p>
          </table:table-cell>
          <table:table-cell office:value-type="float" office:value="0.0904649049514" calcext:value-type="float">
            <text:p>0.090464905</text:p>
          </table:table-cell>
          <table:table-cell table:number-columns-repeated="5"/>
        </table:table-row>
        <table:table-row table:style-name="ro1">
          <table:table-cell office:value-type="float" office:value="0.083094722103" calcext:value-type="float">
            <text:p>0.0830947221</text:p>
          </table:table-cell>
          <table:table-cell office:value-type="float" office:value="0.0983915265309" calcext:value-type="float">
            <text:p>0.0983915265</text:p>
          </table:table-cell>
          <table:table-cell office:value-type="float" office:value="0.0897785747883" calcext:value-type="float">
            <text:p>0.0897785748</text:p>
          </table:table-cell>
          <table:table-cell table:number-columns-repeated="5"/>
        </table:table-row>
        <table:table-row table:style-name="ro1">
          <table:table-cell office:value-type="float" office:value="0.0827482345333" calcext:value-type="float">
            <text:p>0.0827482345</text:p>
          </table:table-cell>
          <table:table-cell office:value-type="float" office:value="0.0976562973413" calcext:value-type="float">
            <text:p>0.0976562973</text:p>
          </table:table-cell>
          <table:table-cell office:value-type="float" office:value="0.0891336597429" calcext:value-type="float">
            <text:p>0.0891336597</text:p>
          </table:table-cell>
          <table:table-cell table:number-columns-repeated="5"/>
        </table:table-row>
        <table:table-row table:style-name="ro1">
          <table:table-cell office:value-type="float" office:value="0.0824210272085" calcext:value-type="float">
            <text:p>0.0824210272</text:p>
          </table:table-cell>
          <table:table-cell office:value-type="float" office:value="0.0969653747868" calcext:value-type="float">
            <text:p>0.0969653748</text:p>
          </table:table-cell>
          <table:table-cell office:value-type="float" office:value="0.0885273025143" calcext:value-type="float">
            <text:p>0.0885273025</text:p>
          </table:table-cell>
          <table:table-cell table:number-columns-repeated="5"/>
        </table:table-row>
        <table:table-row table:style-name="ro1">
          <table:table-cell office:value-type="float" office:value="0.0821119311576" calcext:value-type="float">
            <text:p>0.0821119312</text:p>
          </table:table-cell>
          <table:table-cell office:value-type="float" office:value="0.0963157085335" calcext:value-type="float">
            <text:p>0.0963157085</text:p>
          </table:table-cell>
          <table:table-cell office:value-type="float" office:value="0.087956880301" calcext:value-type="float">
            <text:p>0.0879568803</text:p>
          </table:table-cell>
          <table:table-cell table:number-columns-repeated="5"/>
        </table:table-row>
        <table:table-row table:style-name="ro1">
          <table:table-cell office:value-type="float" office:value="0.0818198579987" calcext:value-type="float">
            <text:p>0.081819858</text:p>
          </table:table-cell>
          <table:table-cell office:value-type="float" office:value="0.0957044978776" calcext:value-type="float">
            <text:p>0.0957044979</text:p>
          </table:table-cell>
          <table:table-cell office:value-type="float" office:value="0.0874199817105" calcext:value-type="float">
            <text:p>0.0874199817</text:p>
          </table:table-cell>
          <table:table-cell table:number-columns-repeated="5"/>
        </table:table-row>
        <table:table-row table:style-name="ro1">
          <table:table-cell office:value-type="float" office:value="0.0815437934197" calcext:value-type="float">
            <text:p>0.0815437934</text:p>
          </table:table-cell>
          <table:table-cell office:value-type="float" office:value="0.095129167246" calcext:value-type="float">
            <text:p>0.0951291672</text:p>
          </table:table-cell>
          <table:table-cell office:value-type="float" office:value="0.0869143863393" calcext:value-type="float">
            <text:p>0.0869143863</text:p>
          </table:table-cell>
          <table:table-cell table:number-columns-repeated="5"/>
        </table:table-row>
        <table:table-row table:style-name="ro1">
          <table:table-cell office:value-type="float" office:value="0.0812827912787" calcext:value-type="float">
            <text:p>0.0812827913</text:p>
          </table:table-cell>
          <table:table-cell office:value-type="float" office:value="0.0945873445213" calcext:value-type="float">
            <text:p>0.0945873445</text:p>
          </table:table-cell>
          <table:table-cell office:value-type="float" office:value="0.0864380466727" calcext:value-type="float">
            <text:p>0.0864380467</text:p>
          </table:table-cell>
          <table:table-cell table:number-columns-repeated="5"/>
        </table:table-row>
        <table:table-row table:style-name="ro1">
          <table:table-cell office:value-type="float" office:value="0.0810359682577" calcext:value-type="float">
            <text:p>0.0810359683</text:p>
          </table:table-cell>
          <table:table-cell office:value-type="float" office:value="0.0940768418191" calcext:value-type="float">
            <text:p>0.0940768418</text:p>
          </table:table-cell>
          <table:table-cell office:value-type="float" office:value="0.085989072001" calcext:value-type="float">
            <text:p>0.085989072</text:p>
          </table:table-cell>
          <table:table-cell table:number-columns-repeated="5"/>
        </table:table-row>
        <table:table-row table:style-name="ro1">
          <table:table-cell office:value-type="float" office:value="0.0808024990096" calcext:value-type="float">
            <text:p>0.080802499</text:p>
          </table:table-cell>
          <table:table-cell office:value-type="float" office:value="0.0935956384011" calcext:value-type="float">
            <text:p>0.0935956384</text:p>
          </table:table-cell>
          <table:table-cell office:value-type="float" office:value="0.0855657140977" calcext:value-type="float">
            <text:p>0.0855657141</text:p>
          </table:table-cell>
          <table:table-cell table:number-columns-repeated="5"/>
        </table:table-row>
        <table:table-row table:style-name="ro1">
          <table:table-cell office:value-type="float" office:value="0.0805816117447" calcext:value-type="float">
            <text:p>0.0805816117</text:p>
          </table:table-cell>
          <table:table-cell office:value-type="float" office:value="0.0931418654526" calcext:value-type="float">
            <text:p>0.0931418655</text:p>
          </table:table-cell>
          <table:table-cell office:value-type="float" office:value="0.0851663544365" calcext:value-type="float">
            <text:p>0.0851663544</text:p>
          </table:table-cell>
          <table:table-cell table:number-columns-repeated="5"/>
        </table:table-row>
        <table:table-row table:style-name="ro1">
          <table:table-cell office:value-type="float" office:value="0.0803725842127" calcext:value-type="float">
            <text:p>0.0803725842</text:p>
          </table:table-cell>
          <table:table-cell office:value-type="float" office:value="0.0927137924915" calcext:value-type="float">
            <text:p>0.0927137925</text:p>
          </table:table-cell>
          <table:table-cell office:value-type="float" office:value="0.0847894927596" calcext:value-type="float">
            <text:p>0.0847894928</text:p>
          </table:table-cell>
          <table:table-cell table:number-columns-repeated="5"/>
        </table:table-row>
        <table:table-row table:style-name="ro1">
          <table:table-cell office:value-type="float" office:value="0.0801747400369" calcext:value-type="float">
            <text:p>0.08017474</text:p>
          </table:table-cell>
          <table:table-cell office:value-type="float" office:value="0.0923098152089" calcext:value-type="float">
            <text:p>0.0923098152</text:p>
          </table:table-cell>
          <table:table-cell office:value-type="float" office:value="0.0844337368321" calcext:value-type="float">
            <text:p>0.0844337368</text:p>
          </table:table-cell>
          <table:table-cell table:number-columns-repeated="5"/>
        </table:table-row>
        <table:table-row table:style-name="ro1">
          <table:table-cell office:value-type="float" office:value="0.0799874453672" calcext:value-type="float">
            <text:p>0.0799874454</text:p>
          </table:table-cell>
          <table:table-cell office:value-type="float" office:value="0.0919284445678" calcext:value-type="float">
            <text:p>0.0919284446</text:p>
          </table:table-cell>
          <table:table-cell office:value-type="float" office:value="0.0840977932421" calcext:value-type="float">
            <text:p>0.0840977932</text:p>
          </table:table-cell>
          <table:table-cell table:number-columns-repeated="5"/>
        </table:table-row>
        <table:table-row table:style-name="ro1">
          <table:table-cell office:value-type="float" office:value="0.0798101058181" calcext:value-type="float">
            <text:p>0.0798101058</text:p>
          </table:table-cell>
          <table:table-cell office:value-type="float" office:value="0.0915682970114" calcext:value-type="float">
            <text:p>0.091568297</text:p>
          </table:table-cell>
          <table:table-cell office:value-type="float" office:value="0.0837804591239" calcext:value-type="float">
            <text:p>0.0837804591</text:p>
          </table:table-cell>
          <table:table-cell table:number-columns-repeated="5"/>
        </table:table-row>
        <table:table-row table:style-name="ro1">
          <table:table-cell office:value-type="float" office:value="0.079642163664" calcext:value-type="float">
            <text:p>0.0796421637</text:p>
          </table:table-cell>
          <table:table-cell office:value-type="float" office:value="0.0912280856506" calcext:value-type="float">
            <text:p>0.0912280857</text:p>
          </table:table-cell>
          <table:table-cell office:value-type="float" office:value="0.0834806146968" calcext:value-type="float">
            <text:p>0.0834806147</text:p>
          </table:table-cell>
          <table:table-cell table:number-columns-repeated="5"/>
        </table:table-row>
        <table:table-row table:style-name="ro1">
          <table:table-cell office:value-type="float" office:value="0.0794830952679" calcext:value-type="float">
            <text:p>0.0794830953</text:p>
          </table:table-cell>
          <table:table-cell office:value-type="float" office:value="0.0909066123181" calcext:value-type="float">
            <text:p>0.0909066123</text:p>
          </table:table-cell>
          <table:table-cell office:value-type="float" office:value="0.0831972165289" calcext:value-type="float">
            <text:p>0.0831972165</text:p>
          </table:table-cell>
          <table:table-cell table:number-columns-repeated="5"/>
        </table:table-row>
        <table:table-row table:style-name="ro1">
          <table:table-cell office:value-type="float" office:value="0.0793324087186" calcext:value-type="float">
            <text:p>0.0793324087</text:p>
          </table:table-cell>
          <table:table-cell office:value-type="float" office:value="0.090602760392" calcext:value-type="float">
            <text:p>0.0906027604</text:p>
          </table:table-cell>
          <table:table-cell office:value-type="float" office:value="0.0829292914426" calcext:value-type="float">
            <text:p>0.0829292914</text:p>
          </table:table-cell>
          <table:table-cell table:number-columns-repeated="5"/>
        </table:table-row>
        <table:table-row table:style-name="ro1">
          <table:table-cell office:value-type="float" office:value="0.0791896416598" calcext:value-type="float">
            <text:p>0.0791896417</text:p>
          </table:table-cell>
          <table:table-cell office:value-type="float" office:value="0.0903154883019" calcext:value-type="float">
            <text:p>0.0903154883</text:p>
          </table:table-cell>
          <table:table-cell office:value-type="float" office:value="0.0826759309933" calcext:value-type="float">
            <text:p>0.082675931</text:p>
          </table:table-cell>
          <table:table-cell table:number-columns-repeated="5"/>
        </table:table-row>
        <table:table-row table:style-name="ro1">
          <table:table-cell office:value-type="float" office:value="0.0790543592901" calcext:value-type="float">
            <text:p>0.0790543593</text:p>
          </table:table-cell>
          <table:table-cell office:value-type="float" office:value="0.0900438236432" calcext:value-type="float">
            <text:p>0.0900438236</text:p>
          </table:table-cell>
          <table:table-cell office:value-type="float" office:value="0.0824362864574" calcext:value-type="float">
            <text:p>0.0824362865</text:p>
          </table:table-cell>
          <table:table-cell table:number-columns-repeated="5"/>
        </table:table-row>
        <table:table-row table:style-name="ro1">
          <table:table-cell office:value-type="float" office:value="0.0789261525203" calcext:value-type="float">
            <text:p>0.0789261525</text:p>
          </table:table-cell>
          <table:table-cell office:value-type="float" office:value="0.0897868578341" calcext:value-type="float">
            <text:p>0.0897868578</text:p>
          </table:table-cell>
          <table:table-cell office:value-type="float" office:value="0.0822095642772" calcext:value-type="float">
            <text:p>0.0822095643</text:p>
          </table:table-cell>
          <table:table-cell table:number-columns-repeated="5"/>
        </table:table-row>
        <table:table-row table:style-name="ro1">
          <table:table-cell office:value-type="float" office:value="0.0788046362733" calcext:value-type="float">
            <text:p>0.0788046363</text:p>
          </table:table-cell>
          <table:table-cell office:value-type="float" office:value="0.0895437412576" calcext:value-type="float">
            <text:p>0.0895437413</text:p>
          </table:table-cell>
          <table:table-cell office:value-type="float" office:value="0.0819950219125" calcext:value-type="float">
            <text:p>0.0819950219</text:p>
          </table:table-cell>
          <table:table-cell table:number-columns-repeated="5"/>
        </table:table-row>
        <table:table-row table:style-name="ro1">
          <table:table-cell office:value-type="float" office:value="0.0786894479129" calcext:value-type="float">
            <text:p>0.0786894479</text:p>
          </table:table-cell>
          <table:table-cell office:value-type="float" office:value="0.0893136788367" calcext:value-type="float">
            <text:p>0.0893136788</text:p>
          </table:table-cell>
          <table:table-cell office:value-type="float" office:value="0.0817919640588" calcext:value-type="float">
            <text:p>0.0817919641</text:p>
          </table:table-cell>
          <table:table-cell table:number-columns-repeated="5"/>
        </table:table-row>
        <table:table-row table:style-name="ro1">
          <table:table-cell office:value-type="float" office:value="0.0785802457909" calcext:value-type="float">
            <text:p>0.0785802458</text:p>
          </table:table-cell>
          <table:table-cell office:value-type="float" office:value="0.0890959259994" calcext:value-type="float">
            <text:p>0.089095926</text:p>
          </table:table-cell>
          <table:table-cell office:value-type="float" office:value="0.0815997391934" calcext:value-type="float">
            <text:p>0.0815997392</text:p>
          </table:table-cell>
          <table:table-cell table:number-columns-repeated="5"/>
        </table:table-row>
        <table:table-row table:style-name="ro1">
          <table:table-cell office:value-type="float" office:value="0.0784767079026" calcext:value-type="float">
            <text:p>0.0784767079</text:p>
          </table:table-cell>
          <table:table-cell office:value-type="float" office:value="0.0888897849935" calcext:value-type="float">
            <text:p>0.088889785</text:p>
          </table:table-cell>
          <table:table-cell office:value-type="float" office:value="0.081417736417" calcext:value-type="float">
            <text:p>0.0814177364</text:p>
          </table:table-cell>
          <table:table-cell table:number-columns-repeated="5"/>
        </table:table-row>
        <table:table-row table:style-name="ro1">
          <table:table-cell office:value-type="float" office:value="0.0783785306402" calcext:value-type="float">
            <text:p>0.0783785306</text:p>
          </table:table-cell>
          <table:table-cell office:value-type="float" office:value="0.0886946015145" calcext:value-type="float">
            <text:p>0.0886946015</text:p>
          </table:table-cell>
          <table:table-cell office:value-type="float" office:value="0.0812453825618" calcext:value-type="float">
            <text:p>0.0812453826</text:p>
          </table:table-cell>
          <table:table-cell table:number-columns-repeated="5"/>
        </table:table-row>
        <table:table-row table:style-name="ro1">
          <table:table-cell office:value-type="float" office:value="0.0782854276366" calcext:value-type="float">
            <text:p>0.0782854276</text:p>
          </table:table-cell>
          <table:table-cell office:value-type="float" office:value="0.088509761619" calcext:value-type="float">
            <text:p>0.0885097616</text:p>
          </table:table-cell>
          <table:table-cell office:value-type="float" office:value="0.081082139539" calcext:value-type="float">
            <text:p>0.0810821395</text:p>
          </table:table-cell>
          <table:table-cell table:number-columns-repeated="5"/>
        </table:table-row>
        <table:table-row table:style-name="ro1">
          <table:table-cell office:value-type="float" office:value="0.0781971286924" calcext:value-type="float">
            <text:p>0.0781971287</text:p>
          </table:table-cell>
          <table:table-cell office:value-type="float" office:value="0.0883346888922" calcext:value-type="float">
            <text:p>0.0883346889</text:p>
          </table:table-cell>
          <table:table-cell office:value-type="float" office:value="0.0809275019039" calcext:value-type="float">
            <text:p>0.0809275019</text:p>
          </table:table-cell>
          <table:table-cell table:number-columns-repeated="5"/>
        </table:table-row>
        <table:table-row table:style-name="ro1">
          <table:table-cell office:value-type="float" office:value="0.0781133787776" calcext:value-type="float">
            <text:p>0.0781133788</text:p>
          </table:table-cell>
          <table:table-cell office:value-type="float" office:value="0.0881688418475" calcext:value-type="float">
            <text:p>0.0881688418</text:p>
          </table:table-cell>
          <table:table-cell office:value-type="float" office:value="0.0807809946178" calcext:value-type="float">
            <text:p>0.0807809946</text:p>
          </table:table-cell>
          <table:table-cell table:number-columns-repeated="5"/>
        </table:table-row>
        <table:table-row table:style-name="ro1">
          <table:table-cell office:value-type="float" office:value="0.0780339371044" calcext:value-type="float">
            <text:p>0.0780339371</text:p>
          </table:table-cell>
          <table:table-cell office:value-type="float" office:value="0.0880117115353" calcext:value-type="float">
            <text:p>0.0880117115</text:p>
          </table:table-cell>
          <table:table-cell office:value-type="float" office:value="0.0806421709865" calcext:value-type="float">
            <text:p>0.080642171</text:p>
          </table:table-cell>
          <table:table-cell table:number-columns-repeated="5"/>
        </table:table-row>
        <table:table-row table:style-name="ro1">
          <table:table-cell office:value-type="float" office:value="0.0779585762627" calcext:value-type="float">
            <text:p>0.0779585763</text:p>
          </table:table-cell>
          <table:table-cell office:value-type="float" office:value="0.0878628193417" calcext:value-type="float">
            <text:p>0.0878628193</text:p>
          </table:table-cell>
          <table:table-cell office:value-type="float" office:value="0.0805106107626" calcext:value-type="float">
            <text:p>0.0805106108</text:p>
          </table:table-cell>
          <table:table-cell table:number-columns-repeated="5"/>
        </table:table-row>
        <table:table-row table:style-name="ro1">
          <table:table-cell office:value-type="float" office:value="0.0778870814153" calcext:value-type="float">
            <text:p>0.0778870814</text:p>
          </table:table-cell>
          <table:table-cell office:value-type="float" office:value="0.0877217149593" calcext:value-type="float">
            <text:p>0.087721715</text:p>
          </table:table-cell>
          <table:table-cell office:value-type="float" office:value="0.0803859183926" calcext:value-type="float">
            <text:p>0.0803859184</text:p>
          </table:table-cell>
          <table:table-cell table:number-columns-repeated="5"/>
        </table:table-row>
        <table:table-row table:style-name="ro1">
          <table:table-cell office:value-type="float" office:value="0.0778192495475" calcext:value-type="float">
            <text:p>0.0778192495</text:p>
          </table:table-cell>
          <table:table-cell office:value-type="float" office:value="0.0875879745154" calcext:value-type="float">
            <text:p>0.0875879745</text:p>
          </table:table-cell>
          <table:table-cell office:value-type="float" office:value="0.0802677213994" calcext:value-type="float">
            <text:p>0.0802677214</text:p>
          </table:table-cell>
          <table:table-cell table:number-columns-repeated="5"/>
        </table:table-row>
        <table:table-row table:style-name="ro1">
          <table:table-cell office:value-type="float" office:value="0.0777548887661" calcext:value-type="float">
            <text:p>0.0777548888</text:p>
          </table:table-cell>
          <table:table-cell office:value-type="float" office:value="0.0874611988416" calcext:value-type="float">
            <text:p>0.0874611988</text:p>
          </table:table-cell>
          <table:table-cell office:value-type="float" office:value="0.080155668886" calcext:value-type="float">
            <text:p>0.0801556689</text:p>
          </table:table-cell>
          <table:table-cell table:number-columns-repeated="5"/>
        </table:table-row>
        <table:table-row table:style-name="ro1">
          <table:table-cell office:value-type="float" office:value="0.0776938176457" calcext:value-type="float">
            <text:p>0.0776938176</text:p>
          </table:table-cell>
          <table:table-cell office:value-type="float" office:value="0.0873410118752" calcext:value-type="float">
            <text:p>0.0873410119</text:p>
          </table:table-cell>
          <table:table-cell office:value-type="float" office:value="0.0800494301503" calcext:value-type="float">
            <text:p>0.0800494302</text:p>
          </table:table-cell>
          <table:table-cell table:number-columns-repeated="5"/>
        </table:table-row>
        <table:table-row table:style-name="ro1">
          <table:table-cell office:value-type="float" office:value="0.077635864617" calcext:value-type="float">
            <text:p>0.0776358646</text:p>
          </table:table-cell>
          <table:table-cell office:value-type="float" office:value="0.0872270591777" calcext:value-type="float">
            <text:p>0.0872270592</text:p>
          </table:table-cell>
          <table:table-cell office:value-type="float" office:value="0.0799486934021" calcext:value-type="float">
            <text:p>0.0799486934</text:p>
          </table:table-cell>
          <table:table-cell table:number-columns-repeated="5"/>
        </table:table-row>
        <table:table-row table:style-name="ro1">
          <table:table-cell office:value-type="float" office:value="0.0775808673949" calcext:value-type="float">
            <text:p>0.0775808674</text:p>
          </table:table-cell>
          <table:table-cell office:value-type="float" office:value="0.0871190065629" calcext:value-type="float">
            <text:p>0.0871190066</text:p>
          </table:table-cell>
          <table:table-cell office:value-type="float" office:value="0.079853164573" calcext:value-type="float">
            <text:p>0.0798531646</text:p>
          </table:table-cell>
          <table:table-cell table:number-columns-repeated="5"/>
        </table:table-row>
        <table:table-row table:style-name="ro1">
          <table:table-cell office:value-type="float" office:value="0.0775286724434" calcext:value-type="float">
            <text:p>0.0775286724</text:p>
          </table:table-cell>
          <table:table-cell office:value-type="float" office:value="0.087016538824" calcext:value-type="float">
            <text:p>0.0870165388</text:p>
          </table:table-cell>
          <table:table-cell office:value-type="float" office:value="0.079762566211" calcext:value-type="float">
            <text:p>0.0797625662</text:p>
          </table:table-cell>
          <table:table-cell table:number-columns-repeated="5"/>
        </table:table-row>
        <table:table-row table:style-name="ro1">
          <table:table-cell office:value-type="float" office:value="0.0774791344744" calcext:value-type="float">
            <text:p>0.0774791345</text:p>
          </table:table-cell>
          <table:table-cell office:value-type="float" office:value="0.0869193585519" calcext:value-type="float">
            <text:p>0.0869193586</text:p>
          </table:table-cell>
          <table:table-cell office:value-type="float" office:value="0.0796766364546" calcext:value-type="float">
            <text:p>0.0796766365</text:p>
          </table:table-cell>
          <table:table-cell table:number-columns-repeated="5"/>
        </table:table-row>
        <table:table-row table:style-name="ro1">
          <table:table-cell office:value-type="float" office:value="0.077432115978" calcext:value-type="float">
            <text:p>0.077432116</text:p>
          </table:table-cell>
          <table:table-cell office:value-type="float" office:value="0.0868271850365" calcext:value-type="float">
            <text:p>0.086827185</text:p>
          </table:table-cell>
          <table:table-cell office:value-type="float" office:value="0.0795951280772" calcext:value-type="float">
            <text:p>0.0795951281</text:p>
          </table:table-cell>
          <table:table-cell table:number-columns-repeated="5"/>
        </table:table-row>
        <table:table-row table:style-name="ro1">
          <table:table-cell office:value-type="float" office:value="0.0773874867823" calcext:value-type="float">
            <text:p>0.0773874868</text:p>
          </table:table-cell>
          <table:table-cell office:value-type="float" office:value="0.0867397532451" calcext:value-type="float">
            <text:p>0.0867397532</text:p>
          </table:table-cell>
          <table:table-cell office:value-type="float" office:value="0.0795178075984" calcext:value-type="float">
            <text:p>0.0795178076</text:p>
          </table:table-cell>
          <table:table-cell table:number-columns-repeated="5"/>
        </table:table-row>
        <table:table-row table:style-name="ro1">
          <table:table-cell office:value-type="float" office:value="0.0773451236401" calcext:value-type="float">
            <text:p>0.0773451236</text:p>
          </table:table-cell>
          <table:table-cell office:value-type="float" office:value="0.0866568128715" calcext:value-type="float">
            <text:p>0.0866568129</text:p>
          </table:table-cell>
          <table:table-cell office:value-type="float" office:value="0.0794444544559" calcext:value-type="float">
            <text:p>0.0794444545</text:p>
          </table:table-cell>
          <table:table-cell table:number-columns-repeated="5"/>
        </table:table-row>
        <table:table-row table:style-name="ro1">
          <table:table-cell office:value-type="float" office:value="0.077304909841" calcext:value-type="float">
            <text:p>0.0773049098</text:p>
          </table:table-cell>
          <table:table-cell office:value-type="float" office:value="0.0865781274498" calcext:value-type="float">
            <text:p>0.0865781274</text:p>
          </table:table-cell>
          <table:table-cell office:value-type="float" office:value="0.0793748602335" calcext:value-type="float">
            <text:p>0.0793748602</text:p>
          </table:table-cell>
          <table:table-cell table:number-columns-repeated="5"/>
        </table:table-row>
        <table:table-row table:style-name="ro1">
          <table:table-cell office:value-type="float" office:value="0.0772667348476" calcext:value-type="float">
            <text:p>0.0772667348</text:p>
          </table:table-cell>
          <table:table-cell office:value-type="float" office:value="0.0865034735277" calcext:value-type="float">
            <text:p>0.0865034735</text:p>
          </table:table-cell>
          <table:table-cell office:value-type="float" office:value="0.0793088279403" calcext:value-type="float">
            <text:p>0.0793088279</text:p>
          </table:table-cell>
          <table:table-cell table:number-columns-repeated="5"/>
        </table:table-row>
        <table:table-row table:style-name="ro1">
          <table:table-cell office:value-type="float" office:value="0.0772304939529" calcext:value-type="float">
            <text:p>0.077230494</text:p>
          </table:table-cell>
          <table:table-cell office:value-type="float" office:value="0.0864326398952" calcext:value-type="float">
            <text:p>0.0864326399</text:p>
          </table:table-cell>
          <table:table-cell office:value-type="float" office:value="0.0792461713381" calcext:value-type="float">
            <text:p>0.0792461713</text:p>
          </table:table-cell>
          <table:table-cell table:number-columns-repeated="5"/>
        </table:table-row>
        <table:table-row table:style-name="ro1">
          <table:table-cell office:value-type="float" office:value="0.0771960879585" calcext:value-type="float">
            <text:p>0.077196088</text:p>
          </table:table-cell>
          <table:table-cell office:value-type="float" office:value="0.086365426865" calcext:value-type="float">
            <text:p>0.0863654269</text:p>
          </table:table-cell>
          <table:table-cell office:value-type="float" office:value="0.0791867143125" calcext:value-type="float">
            <text:p>0.0791867143</text:p>
          </table:table-cell>
          <table:table-cell table:number-columns-repeated="5"/>
        </table:table-row>
        <table:table-row table:style-name="ro1">
          <table:table-cell office:value-type="float" office:value="0.0771634228725" calcext:value-type="float">
            <text:p>0.0771634229</text:p>
          </table:table-cell>
          <table:table-cell office:value-type="float" office:value="0.0863016455987" calcext:value-type="float">
            <text:p>0.0863016456</text:p>
          </table:table-cell>
          <table:table-cell office:value-type="float" office:value="0.0791302902849" calcext:value-type="float">
            <text:p>0.0791302903</text:p>
          </table:table-cell>
          <table:table-cell table:number-columns-repeated="5"/>
        </table:table-row>
        <table:table-row table:style-name="ro1">
          <table:table-cell office:value-type="float" office:value="0.0771324096241" calcext:value-type="float">
            <text:p>0.0771324096</text:p>
          </table:table-cell>
          <table:table-cell office:value-type="float" office:value="0.0862411174776" calcext:value-type="float">
            <text:p>0.0862411175</text:p>
          </table:table-cell>
          <table:table-cell office:value-type="float" office:value="0.0790767416627" calcext:value-type="float">
            <text:p>0.0790767417</text:p>
          </table:table-cell>
          <table:table-cell table:number-columns-repeated="5"/>
        </table:table-row>
        <table:table-row table:style-name="ro1">
          <table:table-cell office:value-type="float" office:value="0.0771029637957" calcext:value-type="float">
            <text:p>0.0771029638</text:p>
          </table:table-cell>
          <table:table-cell office:value-type="float" office:value="0.0861836735133" calcext:value-type="float">
            <text:p>0.0861836735</text:p>
          </table:table-cell>
          <table:table-cell office:value-type="float" office:value="0.0790259193233" calcext:value-type="float">
            <text:p>0.0790259193</text:p>
          </table:table-cell>
          <table:table-cell table:number-columns-repeated="5"/>
        </table:table-row>
        <table:table-row table:style-name="ro1">
          <table:table-cell office:value-type="float" office:value="0.0770750053709" calcext:value-type="float">
            <text:p>0.0770750054</text:p>
          </table:table-cell>
          <table:table-cell office:value-type="float" office:value="0.0861291537962" calcext:value-type="float">
            <text:p>0.0861291538</text:p>
          </table:table-cell>
          <table:table-cell office:value-type="float" office:value="0.078977682132" calcext:value-type="float">
            <text:p>0.0789776821</text:p>
          </table:table-cell>
          <table:table-cell table:number-columns-repeated="5"/>
        </table:table-row>
        <table:table-row table:style-name="ro1">
          <table:table-cell office:value-type="float" office:value="0.077048458496" calcext:value-type="float">
            <text:p>0.0770484585</text:p>
          </table:table-cell>
          <table:table-cell office:value-type="float" office:value="0.0860774069783" calcext:value-type="float">
            <text:p>0.086077407</text:p>
          </table:table-cell>
          <table:table-cell office:value-type="float" office:value="0.078931896489" calcext:value-type="float">
            <text:p>0.0789318965</text:p>
          </table:table-cell>
          <table:table-cell table:number-columns-repeated="5"/>
        </table:table-row>
        <table:table-row table:style-name="ro1">
          <table:table-cell office:value-type="float" office:value="0.0770232512561" calcext:value-type="float">
            <text:p>0.0770232513</text:p>
          </table:table-cell>
          <table:table-cell office:value-type="float" office:value="0.0860282897884" calcext:value-type="float">
            <text:p>0.0860282898</text:p>
          </table:table-cell>
          <table:table-cell office:value-type="float" office:value="0.078888435905" calcext:value-type="float">
            <text:p>0.0788884359</text:p>
          </table:table-cell>
          <table:table-cell table:number-columns-repeated="5"/>
        </table:table-row>
        <table:table-row table:style-name="ro1">
          <table:table-cell office:value-type="float" office:value="0.0769993154637" calcext:value-type="float">
            <text:p>0.0769993155</text:p>
          </table:table-cell>
          <table:table-cell office:value-type="float" office:value="0.0859816665776" calcext:value-type="float">
            <text:p>0.0859816666</text:p>
          </table:table-cell>
          <table:table-cell office:value-type="float" office:value="0.0788471806028" calcext:value-type="float">
            <text:p>0.0788471806</text:p>
          </table:table-cell>
          <table:table-cell table:number-columns-repeated="5"/>
        </table:table-row>
        <table:table-row table:style-name="ro1">
          <table:table-cell office:value-type="float" office:value="0.0769765864592" calcext:value-type="float">
            <text:p>0.0769765865</text:p>
          </table:table-cell>
          <table:table-cell office:value-type="float" office:value="0.0859374088921" calcext:value-type="float">
            <text:p>0.0859374089</text:p>
          </table:table-cell>
          <table:table-cell office:value-type="float" office:value="0.0788080171426" calcext:value-type="float">
            <text:p>0.0788080171</text:p>
          </table:table-cell>
          <table:table-cell table:number-columns-repeated="5"/>
        </table:table-row>
        <table:table-row table:style-name="ro1">
          <table:table-cell office:value-type="float" office:value="0.0769550029231" calcext:value-type="float">
            <text:p>0.0769550029</text:p>
          </table:table-cell>
          <table:table-cell office:value-type="float" office:value="0.0858953950723" calcext:value-type="float">
            <text:p>0.0858953951</text:p>
          </table:table-cell>
          <table:table-cell office:value-type="float" office:value="0.078770838071" calcext:value-type="float">
            <text:p>0.0787708381</text:p>
          </table:table-cell>
          <table:table-cell table:number-columns-repeated="5"/>
        </table:table-row>
        <table:table-row table:style-name="ro1">
          <table:table-cell office:value-type="float" office:value="0.076934506698" calcext:value-type="float">
            <text:p>0.0769345067</text:p>
          </table:table-cell>
          <table:table-cell office:value-type="float" office:value="0.0858555098763" calcext:value-type="float">
            <text:p>0.0858555099</text:p>
          </table:table-cell>
          <table:table-cell office:value-type="float" office:value="0.0787355415897" calcext:value-type="float">
            <text:p>0.0787355416</text:p>
          </table:table-cell>
          <table:table-cell table:number-columns-repeated="5"/>
        </table:table-row>
        <table:table-row table:style-name="ro1">
          <table:table-cell office:value-type="float" office:value="0.0769150426212" calcext:value-type="float">
            <text:p>0.0769150426</text:p>
          </table:table-cell>
          <table:table-cell office:value-type="float" office:value="0.0858176441255" calcext:value-type="float">
            <text:p>0.0858176441</text:p>
          </table:table-cell>
          <table:table-cell office:value-type="float" office:value="0.0787020312453" calcext:value-type="float">
            <text:p>0.0787020312</text:p>
          </table:table-cell>
          <table:table-cell table:number-columns-repeated="5"/>
        </table:table-row>
        <table:table-row table:style-name="ro1">
          <table:table-cell office:value-type="float" office:value="0.0768965583667" calcext:value-type="float">
            <text:p>0.0768965584</text:p>
          </table:table-cell>
          <table:table-cell office:value-type="float" office:value="0.0857816943715" calcext:value-type="float">
            <text:p>0.0857816944</text:p>
          </table:table-cell>
          <table:table-cell office:value-type="float" office:value="0.0786702156362" calcext:value-type="float">
            <text:p>0.0786702156</text:p>
          </table:table-cell>
          <table:table-cell table:number-columns-repeated="5"/>
        </table:table-row>
        <table:table-row table:style-name="ro1">
          <table:table-cell office:value-type="float" office:value="0.0768790042951" calcext:value-type="float">
            <text:p>0.0768790043</text:p>
          </table:table-cell>
          <table:table-cell office:value-type="float" office:value="0.0857475625827" calcext:value-type="float">
            <text:p>0.0857475626</text:p>
          </table:table-cell>
          <table:table-cell office:value-type="float" office:value="0.0786400081377" calcext:value-type="float">
            <text:p>0.0786400081</text:p>
          </table:table-cell>
          <table:table-cell table:number-columns-repeated="5"/>
        </table:table-row>
        <table:table-row table:style-name="ro1">
          <table:table-cell office:value-type="float" office:value="0.0768623333126" calcext:value-type="float">
            <text:p>0.0768623333</text:p>
          </table:table-cell>
          <table:table-cell office:value-type="float" office:value="0.0857151558493" calcext:value-type="float">
            <text:p>0.0857151558</text:p>
          </table:table-cell>
          <table:table-cell office:value-type="float" office:value="0.0786113266425" calcext:value-type="float">
            <text:p>0.0786113266</text:p>
          </table:table-cell>
          <table:table-cell table:number-columns-repeated="5"/>
        </table:table-row>
        <table:table-row table:style-name="ro1">
          <table:table-cell office:value-type="float" office:value="0.0768465007376" calcext:value-type="float">
            <text:p>0.0768465007</text:p>
          </table:table-cell>
          <table:table-cell office:value-type="float" office:value="0.0856843861052" calcext:value-type="float">
            <text:p>0.0856843861</text:p>
          </table:table-cell>
          <table:table-cell office:value-type="float" office:value="0.078584093316" calcext:value-type="float">
            <text:p>0.0785840933</text:p>
          </table:table-cell>
          <table:table-cell table:number-columns-repeated="5"/>
        </table:table-row>
        <table:table-row table:style-name="ro1">
          <table:table-cell office:value-type="float" office:value="0.0768314641742" calcext:value-type="float">
            <text:p>0.0768314642</text:p>
          </table:table-cell>
          <table:table-cell office:value-type="float" office:value="0.0856551698661" calcext:value-type="float">
            <text:p>0.0856551699</text:p>
          </table:table-cell>
          <table:table-cell office:value-type="float" office:value="0.0785582343668" calcext:value-type="float">
            <text:p>0.0785582344</text:p>
          </table:table-cell>
          <table:table-cell table:number-columns-repeated="5"/>
        </table:table-row>
        <table:table-row table:style-name="ro1">
          <table:table-cell office:value-type="float" office:value="0.0768171833929" calcext:value-type="float">
            <text:p>0.0768171834</text:p>
          </table:table-cell>
          <table:table-cell office:value-type="float" office:value="0.0856274279833" calcext:value-type="float">
            <text:p>0.085627428</text:p>
          </table:table-cell>
          <table:table-cell office:value-type="float" office:value="0.078533679829" calcext:value-type="float">
            <text:p>0.0785336798</text:p>
          </table:table-cell>
          <table:table-cell table:number-columns-repeated="5"/>
        </table:table-row>
        <table:table-row table:style-name="ro1">
          <table:table-cell office:value-type="float" office:value="0.0768036202177" calcext:value-type="float">
            <text:p>0.0768036202</text:p>
          </table:table-cell>
          <table:table-cell office:value-type="float" office:value="0.0856010854101" calcext:value-type="float">
            <text:p>0.0856010854</text:p>
          </table:table-cell>
          <table:table-cell office:value-type="float" office:value="0.0785103633577" calcext:value-type="float">
            <text:p>0.0785103634</text:p>
          </table:table-cell>
          <table:table-cell table:number-columns-repeated="5"/>
        </table:table-row>
        <table:table-row table:style-name="ro1">
          <table:table-cell office:value-type="float" office:value="0.0767907384194" calcext:value-type="float">
            <text:p>0.0767907384</text:p>
          </table:table-cell>
          <table:table-cell office:value-type="float" office:value="0.0855760709832" calcext:value-type="float">
            <text:p>0.085576071</text:p>
          </table:table-cell>
          <table:table-cell office:value-type="float" office:value="0.0784882220359" calcext:value-type="float">
            <text:p>0.078488222</text:p>
          </table:table-cell>
          <table:table-cell table:number-columns-repeated="5"/>
        </table:table-row>
        <table:table-row table:style-name="ro1">
          <table:table-cell office:value-type="float" office:value="0.0767785036144" calcext:value-type="float">
            <text:p>0.0767785036</text:p>
          </table:table-cell>
          <table:table-cell office:value-type="float" office:value="0.0855523172151" calcext:value-type="float">
            <text:p>0.0855523172</text:p>
          </table:table-cell>
          <table:table-cell office:value-type="float" office:value="0.0784671961919" calcext:value-type="float">
            <text:p>0.0784671962</text:p>
          </table:table-cell>
          <table:table-cell table:number-columns-repeated="5"/>
        </table:table-row>
        <table:table-row table:style-name="ro1">
          <table:table-cell office:value-type="float" office:value="0.0767668831691" calcext:value-type="float">
            <text:p>0.0767668832</text:p>
          </table:table-cell>
          <table:table-cell office:value-type="float" office:value="0.0855297600988" calcext:value-type="float">
            <text:p>0.0855297601</text:p>
          </table:table-cell>
          <table:table-cell office:value-type="float" office:value="0.0784472292277" calcext:value-type="float">
            <text:p>0.0784472292</text:p>
          </table:table-cell>
          <table:table-cell table:number-columns-repeated="5"/>
        </table:table-row>
        <table:table-row table:style-name="ro1">
          <table:table-cell office:value-type="float" office:value="0.0767558461094" calcext:value-type="float">
            <text:p>0.0767558461</text:p>
          </table:table-cell>
          <table:table-cell office:value-type="float" office:value="0.0855083389234" calcext:value-type="float">
            <text:p>0.0855083389</text:p>
          </table:table-cell>
          <table:table-cell office:value-type="float" office:value="0.0784282674559" calcext:value-type="float">
            <text:p>0.0784282675</text:p>
          </table:table-cell>
          <table:table-cell table:number-columns-repeated="5"/>
        </table:table-row>
        <table:table-row table:style-name="ro1">
          <table:table-cell office:value-type="float" office:value="0.076745363035" calcext:value-type="float">
            <text:p>0.076745363</text:p>
          </table:table-cell>
          <table:table-cell office:value-type="float" office:value="0.0854879960999" calcext:value-type="float">
            <text:p>0.0854879961</text:p>
          </table:table-cell>
          <table:table-cell office:value-type="float" office:value="0.0784102599465" calcext:value-type="float">
            <text:p>0.0784102599</text:p>
          </table:table-cell>
          <table:table-cell table:number-columns-repeated="5"/>
        </table:table-row>
        <table:table-row table:style-name="ro1">
          <table:table-cell office:value-type="float" office:value="0.0767354060381" calcext:value-type="float">
            <text:p>0.076735406</text:p>
          </table:table-cell>
          <table:table-cell office:value-type="float" office:value="0.0854686769964" calcext:value-type="float">
            <text:p>0.085468677</text:p>
          </table:table-cell>
          <table:table-cell office:value-type="float" office:value="0.0783931583819" calcext:value-type="float">
            <text:p>0.0783931584</text:p>
          </table:table-cell>
          <table:table-cell table:number-columns-repeated="5"/>
        </table:table-row>
        <table:table-row table:style-name="ro1">
          <table:table-cell office:value-type="float" office:value="0.0767259486269" calcext:value-type="float">
            <text:p>0.0767259486</text:p>
          </table:table-cell>
          <table:table-cell office:value-type="float" office:value="0.0854503297826" calcext:value-type="float">
            <text:p>0.0854503298</text:p>
          </table:table-cell>
          <table:table-cell office:value-type="float" office:value="0.0783769169197" calcext:value-type="float">
            <text:p>0.0783769169</text:p>
          </table:table-cell>
          <table:table-cell table:number-columns-repeated="5"/>
        </table:table-row>
        <table:table-row table:style-name="ro1">
          <table:table-cell office:value-type="float" office:value="0.0767169656525" calcext:value-type="float">
            <text:p>0.0767169657</text:p>
          </table:table-cell>
          <table:table-cell office:value-type="float" office:value="0.0854329052833" calcext:value-type="float">
            <text:p>0.0854329053</text:p>
          </table:table-cell>
          <table:table-cell office:value-type="float" office:value="0.0783614920628" calcext:value-type="float">
            <text:p>0.0783614921</text:p>
          </table:table-cell>
          <table:table-cell table:number-columns-repeated="5"/>
        </table:table-row>
        <table:table-row table:style-name="ro1">
          <table:table-cell office:value-type="float" office:value="0.0767084332399" calcext:value-type="float">
            <text:p>0.0767084332</text:p>
          </table:table-cell>
          <table:table-cell office:value-type="float" office:value="0.0854163568385" calcext:value-type="float">
            <text:p>0.0854163568</text:p>
          </table:table-cell>
          <table:table-cell office:value-type="float" office:value="0.0783468425376" calcext:value-type="float">
            <text:p>0.0783468425</text:p>
          </table:table-cell>
          <table:table-cell table:number-columns-repeated="5"/>
        </table:table-row>
        <table:table-row table:style-name="ro1">
          <table:table-cell office:value-type="float" office:value="0.076700328723" calcext:value-type="float">
            <text:p>0.0767003287</text:p>
          </table:table-cell>
          <table:table-cell office:value-type="float" office:value="0.085400640173" calcext:value-type="float">
            <text:p>0.0854006402</text:p>
          </table:table-cell>
          <table:table-cell office:value-type="float" office:value="0.0783329291773" calcext:value-type="float">
            <text:p>0.0783329292</text:p>
          </table:table-cell>
          <table:table-cell table:number-columns-repeated="5"/>
        </table:table-row>
        <table:table-row table:style-name="ro1">
          <table:table-cell office:value-type="float" office:value="0.0766926305825" calcext:value-type="float">
            <text:p>0.0766926306</text:p>
          </table:table-cell>
          <table:table-cell office:value-type="float" office:value="0.0853857132715" calcext:value-type="float">
            <text:p>0.0853857133</text:p>
          </table:table-cell>
          <table:table-cell office:value-type="float" office:value="0.078319714813" calcext:value-type="float">
            <text:p>0.0783197148</text:p>
          </table:table-cell>
          <table:table-cell table:number-columns-repeated="5"/>
        </table:table-row>
        <table:table-row table:style-name="ro1">
          <table:table-cell office:value-type="float" office:value="0.0766853183871" calcext:value-type="float">
            <text:p>0.0766853184</text:p>
          </table:table-cell>
          <table:table-cell office:value-type="float" office:value="0.0853715362613" calcext:value-type="float">
            <text:p>0.0853715363</text:p>
          </table:table-cell>
          <table:table-cell office:value-type="float" office:value="0.0783071641692" calcext:value-type="float">
            <text:p>0.0783071642</text:p>
          </table:table-cell>
          <table:table-cell table:number-columns-repeated="5"/>
        </table:table-row>
        <table:table-row table:style-name="ro1">
          <table:table-cell office:value-type="float" office:value="0.0766783727382" calcext:value-type="float">
            <text:p>0.0766783727</text:p>
          </table:table-cell>
          <table:table-cell office:value-type="float" office:value="0.085358071301" calcext:value-type="float">
            <text:p>0.0853580713</text:p>
          </table:table-cell>
          <table:table-cell office:value-type="float" office:value="0.0782952437664" calcext:value-type="float">
            <text:p>0.0782952438</text:p>
          </table:table-cell>
          <table:table-cell table:number-columns-repeated="5"/>
        </table:table-row>
        <table:table-row table:style-name="ro1">
          <table:table-cell office:value-type="float" office:value="0.076671775217" calcext:value-type="float">
            <text:p>0.0766717752</text:p>
          </table:table-cell>
          <table:table-cell office:value-type="float" office:value="0.0853452824752" calcext:value-type="float">
            <text:p>0.0853452825</text:p>
          </table:table-cell>
          <table:table-cell office:value-type="float" office:value="0.0782839218276" calcext:value-type="float">
            <text:p>0.0782839218</text:p>
          </table:table-cell>
          <table:table-cell table:number-columns-repeated="5"/>
        </table:table-row>
        <table:table-row table:style-name="ro1">
          <table:table-cell office:value-type="float" office:value="0.0766655083345" calcext:value-type="float">
            <text:p>0.0766655083</text:p>
          </table:table-cell>
          <table:table-cell office:value-type="float" office:value="0.085333135695" calcext:value-type="float">
            <text:p>0.0853331357</text:p>
          </table:table-cell>
          <table:table-cell office:value-type="float" office:value="0.0782731681908" calcext:value-type="float">
            <text:p>0.0782731682</text:p>
          </table:table-cell>
          <table:table-cell table:number-columns-repeated="5"/>
        </table:table-row>
        <table:table-row table:style-name="ro1">
          <table:table-cell office:value-type="float" office:value="0.0766595554844" calcext:value-type="float">
            <text:p>0.0766595555</text:p>
          </table:table-cell>
          <table:table-cell office:value-type="float" office:value="0.0853215986034" calcext:value-type="float">
            <text:p>0.0853215986</text:p>
          </table:table-cell>
          <table:table-cell office:value-type="float" office:value="0.0782629542252" calcext:value-type="float">
            <text:p>0.0782629542</text:p>
          </table:table-cell>
          <table:table-cell table:number-columns-repeated="5"/>
        </table:table-row>
        <table:table-row table:style-name="ro1">
          <table:table-cell office:value-type="float" office:value="0.0766539008978" calcext:value-type="float">
            <text:p>0.0766539009</text:p>
          </table:table-cell>
          <table:table-cell office:value-type="float" office:value="0.0853106404864" calcext:value-type="float">
            <text:p>0.0853106405</text:p>
          </table:table-cell>
          <table:table-cell office:value-type="float" office:value="0.0782532527529" calcext:value-type="float">
            <text:p>0.0782532528</text:p>
          </table:table-cell>
          <table:table-cell table:number-columns-repeated="5"/>
        </table:table-row>
        <table:table-row table:style-name="ro1">
          <table:table-cell office:value-type="float" office:value="0.0766485296009" calcext:value-type="float">
            <text:p>0.0766485296</text:p>
          </table:table-cell>
          <table:table-cell office:value-type="float" office:value="0.0853002321881" calcext:value-type="float">
            <text:p>0.0853002322</text:p>
          </table:table-cell>
          <table:table-cell office:value-type="float" office:value="0.0782440379738" calcext:value-type="float">
            <text:p>0.078244038</text:p>
          </table:table-cell>
          <table:table-cell table:number-columns-repeated="5"/>
        </table:table-row>
        <table:table-row table:style-name="ro1">
          <table:table-cell office:value-type="float" office:value="0.0766434273746" calcext:value-type="float">
            <text:p>0.0766434274</text:p>
          </table:table-cell>
          <table:table-cell office:value-type="float" office:value="0.0852903460306" calcext:value-type="float">
            <text:p>0.085290346</text:p>
          </table:table-cell>
          <table:table-cell office:value-type="float" office:value="0.0782352853949" calcext:value-type="float">
            <text:p>0.0782352854</text:p>
          </table:table-cell>
          <table:table-cell table:number-columns-repeated="5"/>
        </table:table-row>
        <table:table-row table:style-name="ro1">
          <table:table-cell office:value-type="float" office:value="0.0766385807159" calcext:value-type="float">
            <text:p>0.0766385807</text:p>
          </table:table-cell>
          <table:table-cell office:value-type="float" office:value="0.0852809557381" calcext:value-type="float">
            <text:p>0.0852809557</text:p>
          </table:table-cell>
          <table:table-cell office:value-type="float" office:value="0.0782269717635" calcext:value-type="float">
            <text:p>0.0782269718</text:p>
          </table:table-cell>
          <table:table-cell table:number-columns-repeated="5"/>
        </table:table-row>
        <table:table-row table:style-name="ro1">
          <table:table-cell office:value-type="float" office:value="0.0766339768018" calcext:value-type="float">
            <text:p>0.0766339768</text:p>
          </table:table-cell>
          <table:table-cell office:value-type="float" office:value="0.0852720363653" calcext:value-type="float">
            <text:p>0.0852720364</text:p>
          </table:table-cell>
          <table:table-cell office:value-type="float" office:value="0.0782190750035" calcext:value-type="float">
            <text:p>0.078219075</text:p>
          </table:table-cell>
          <table:table-cell table:number-columns-repeated="5"/>
        </table:table-row>
        <table:table-row table:style-name="ro1">
          <table:table-cell office:value-type="float" office:value="0.0766296034551" calcext:value-type="float">
            <text:p>0.0766296035</text:p>
          </table:table-cell>
          <table:table-cell office:value-type="float" office:value="0.085263564229" calcext:value-type="float">
            <text:p>0.0852635642</text:p>
          </table:table-cell>
          <table:table-cell office:value-type="float" office:value="0.0782115741549" calcext:value-type="float">
            <text:p>0.0782115742</text:p>
          </table:table-cell>
          <table:table-cell table:number-columns-repeated="5"/>
        </table:table-row>
        <table:table-row table:style-name="ro1">
          <table:table-cell office:value-type="float" office:value="0.076625449111" calcext:value-type="float">
            <text:p>0.0766254491</text:p>
          </table:table-cell>
          <table:table-cell office:value-type="float" office:value="0.0852555168435" calcext:value-type="float">
            <text:p>0.0852555168</text:p>
          </table:table-cell>
          <table:table-cell office:value-type="float" office:value="0.0782044493174" calcext:value-type="float">
            <text:p>0.0782044493</text:p>
          </table:table-cell>
          <table:table-cell table:number-columns-repeated="5"/>
        </table:table-row>
        <table:table-row table:style-name="ro1">
          <table:table-cell office:value-type="float" office:value="0.0766215027867" calcext:value-type="float">
            <text:p>0.0766215028</text:p>
          </table:table-cell>
          <table:table-cell office:value-type="float" office:value="0.0852478728595" calcext:value-type="float">
            <text:p>0.0852478729</text:p>
          </table:table-cell>
          <table:table-cell office:value-type="float" office:value="0.0781976815958" calcext:value-type="float">
            <text:p>0.0781976816</text:p>
          </table:table-cell>
          <table:table-cell table:number-columns-repeated="5"/>
        </table:table-row>
        <table:table-row table:style-name="ro1">
          <table:table-cell office:value-type="float" office:value="0.0766177540516" calcext:value-type="float">
            <text:p>0.0766177541</text:p>
          </table:table-cell>
          <table:table-cell office:value-type="float" office:value="0.0852406120061" calcext:value-type="float">
            <text:p>0.085240612</text:p>
          </table:table-cell>
          <table:table-cell office:value-type="float" office:value="0.078191253049" calcext:value-type="float">
            <text:p>0.078191253</text:p>
          </table:table-cell>
          <table:table-cell table:number-columns-repeated="5"/>
        </table:table-row>
        <table:table-row table:style-name="ro1">
          <table:table-cell office:value-type="float" office:value="0.0766141929997" calcext:value-type="float">
            <text:p>0.076614193</text:p>
          </table:table-cell>
          <table:table-cell office:value-type="float" office:value="0.0852337150358" calcext:value-type="float">
            <text:p>0.085233715</text:p>
          </table:table-cell>
          <table:table-cell office:value-type="float" office:value="0.0781851466412" calcext:value-type="float">
            <text:p>0.0781851466</text:p>
          </table:table-cell>
          <table:table-cell table:number-columns-repeated="5"/>
        </table:table-row>
        <table:table-row table:style-name="ro1">
          <table:table-cell office:value-type="float" office:value="0.0766108102228" calcext:value-type="float">
            <text:p>0.0766108102</text:p>
          </table:table-cell>
          <table:table-cell office:value-type="float" office:value="0.0852271636724" calcext:value-type="float">
            <text:p>0.0852271637</text:p>
          </table:table-cell>
          <table:table-cell office:value-type="float" office:value="0.0781793461959" calcext:value-type="float">
            <text:p>0.0781793462</text:p>
          </table:table-cell>
          <table:table-cell table:number-columns-repeated="5"/>
        </table:table-row>
        <table:table-row table:style-name="ro1">
          <table:table-cell office:value-type="float" office:value="0.0766075967854" calcext:value-type="float">
            <text:p>0.0766075968</text:p>
          </table:table-cell>
          <table:table-cell office:value-type="float" office:value="0.0852209405615" calcext:value-type="float">
            <text:p>0.0852209406</text:p>
          </table:table-cell>
          <table:table-cell office:value-type="float" office:value="0.0781738363524" calcext:value-type="float">
            <text:p>0.0781738364</text:p>
          </table:table-cell>
          <table:table-cell table:number-columns-repeated="5"/>
        </table:table-row>
        <table:table-row table:style-name="ro1">
          <table:table-cell office:value-type="float" office:value="0.0766045442009" calcext:value-type="float">
            <text:p>0.0766045442</text:p>
          </table:table-cell>
          <table:table-cell office:value-type="float" office:value="0.0852150292237" calcext:value-type="float">
            <text:p>0.0852150292</text:p>
          </table:table-cell>
          <table:table-cell office:value-type="float" office:value="0.078168602524" calcext:value-type="float">
            <text:p>0.0781686025</text:p>
          </table:table-cell>
          <table:table-cell table:number-columns-repeated="5"/>
        </table:table-row>
        <table:table-row table:style-name="ro1">
          <table:table-cell office:value-type="float" office:value="0.0766016444091" calcext:value-type="float">
            <text:p>0.0766016444</text:p>
          </table:table-cell>
          <table:table-cell office:value-type="float" office:value="0.08520941401" calcext:value-type="float">
            <text:p>0.085209414</text:p>
          </table:table-cell>
          <table:table-cell office:value-type="float" office:value="0.0781636308589" calcext:value-type="float">
            <text:p>0.0781636309</text:p>
          </table:table-cell>
          <table:table-cell table:number-columns-repeated="5"/>
        </table:table-row>
        <table:table-row table:style-name="ro1">
          <table:table-cell office:value-type="float" office:value="0.0765988897543" calcext:value-type="float">
            <text:p>0.0765988898</text:p>
          </table:table-cell>
          <table:table-cell office:value-type="float" office:value="0.0852040800598" calcext:value-type="float">
            <text:p>0.0852040801</text:p>
          </table:table-cell>
          <table:table-cell office:value-type="float" office:value="0.0781589082028" calcext:value-type="float">
            <text:p>0.0781589082</text:p>
          </table:table-cell>
          <table:table-cell table:number-columns-repeated="5"/>
        </table:table-row>
        <table:table-row table:style-name="ro1">
          <table:table-cell office:value-type="float" office:value="0.0765962729653" calcext:value-type="float">
            <text:p>0.076596273</text:p>
          </table:table-cell>
          <table:table-cell office:value-type="float" office:value="0.0851990132609" calcext:value-type="float">
            <text:p>0.0851990133</text:p>
          </table:table-cell>
          <table:table-cell office:value-type="float" office:value="0.0781544220638" calcext:value-type="float">
            <text:p>0.0781544221</text:p>
          </table:table-cell>
          <table:table-cell table:number-columns-repeated="5"/>
        </table:table-row>
        <table:table-row table:style-name="ro1">
          <table:table-cell office:value-type="float" office:value="0.0765937871359" calcext:value-type="float">
            <text:p>0.0765937871</text:p>
          </table:table-cell>
          <table:table-cell office:value-type="float" office:value="0.0851942002114" calcext:value-type="float">
            <text:p>0.0851942002</text:p>
          </table:table-cell>
          <table:table-cell office:value-type="float" office:value="0.0781501605784" calcext:value-type="float">
            <text:p>0.0781501606</text:p>
          </table:table-cell>
          <table:table-cell table:number-columns-repeated="5"/>
        </table:table-row>
        <table:table-row table:style-name="ro1">
          <table:table-cell office:value-type="float" office:value="0.0765914257064" calcext:value-type="float">
            <text:p>0.0765914257</text:p>
          </table:table-cell>
          <table:table-cell office:value-type="float" office:value="0.0851896281839" calcext:value-type="float">
            <text:p>0.0851896282</text:p>
          </table:table-cell>
          <table:table-cell office:value-type="float" office:value="0.0781461124802" calcext:value-type="float">
            <text:p>0.0781461125</text:p>
          </table:table-cell>
          <table:table-cell table:number-columns-repeated="5"/>
        </table:table-row>
        <table:table-row table:style-name="ro1">
          <table:table-cell office:value-type="float" office:value="0.0765891824461" calcext:value-type="float">
            <text:p>0.0765891824</text:p>
          </table:table-cell>
          <table:table-cell office:value-type="float" office:value="0.0851852850911" calcext:value-type="float">
            <text:p>0.0851852851</text:p>
          </table:table-cell>
          <table:table-cell office:value-type="float" office:value="0.0781422670693" calcext:value-type="float">
            <text:p>0.0781422671</text:p>
          </table:table-cell>
          <table:table-cell table:number-columns-repeated="5"/>
        </table:table-row>
        <table:table-row table:style-name="ro1">
          <table:table-cell office:value-type="float" office:value="0.0765870514371" calcext:value-type="float">
            <text:p>0.0765870514</text:p>
          </table:table-cell>
          <table:table-cell office:value-type="float" office:value="0.0851811594539" calcext:value-type="float">
            <text:p>0.0851811595</text:p>
          </table:table-cell>
          <table:table-cell office:value-type="float" office:value="0.0781386141837" calcext:value-type="float">
            <text:p>0.0781386142</text:p>
          </table:table-cell>
          <table:table-cell table:number-columns-repeated="5"/>
        </table:table-row>
        <table:table-row table:style-name="ro1">
          <table:table-cell office:value-type="float" office:value="0.0765850270582" calcext:value-type="float">
            <text:p>0.0765850271</text:p>
          </table:table-cell>
          <table:table-cell office:value-type="float" office:value="0.0851772403701" calcext:value-type="float">
            <text:p>0.0851772404</text:p>
          </table:table-cell>
          <table:table-cell office:value-type="float" office:value="0.0781351441723" calcext:value-type="float">
            <text:p>0.0781351442</text:p>
          </table:table-cell>
          <table:table-cell table:number-columns-repeated="5"/>
        </table:table-row>
        <table:table-row table:style-name="ro1">
          <table:table-cell office:value-type="float" office:value="0.0765831039701" calcext:value-type="float">
            <text:p>0.076583104</text:p>
          </table:table-cell>
          <table:table-cell office:value-type="float" office:value="0.0851735174855" calcext:value-type="float">
            <text:p>0.0851735175</text:p>
          </table:table-cell>
          <table:table-cell office:value-type="float" office:value="0.078131847869" calcext:value-type="float">
            <text:p>0.0781318479</text:p>
          </table:table-cell>
          <table:table-cell table:number-columns-repeated="5"/>
        </table:table-row>
        <table:table-row table:style-name="ro1">
          <table:table-cell office:value-type="float" office:value="0.0765812771013" calcext:value-type="float">
            <text:p>0.0765812771</text:p>
          </table:table-cell>
          <table:table-cell office:value-type="float" office:value="0.0851699809663" calcext:value-type="float">
            <text:p>0.085169981</text:p>
          </table:table-cell>
          <table:table-cell office:value-type="float" office:value="0.0781287165681" calcext:value-type="float">
            <text:p>0.0781287166</text:p>
          </table:table-cell>
          <table:table-cell table:number-columns-repeated="5"/>
        </table:table-row>
        <table:table-row table:style-name="ro1">
          <table:table-cell office:value-type="float" office:value="0.0765795416345" calcext:value-type="float">
            <text:p>0.0765795416</text:p>
          </table:table-cell>
          <table:table-cell office:value-type="float" office:value="0.0851666214726" calcext:value-type="float">
            <text:p>0.0851666215</text:p>
          </table:table-cell>
          <table:table-cell office:value-type="float" office:value="0.0781257420012" calcext:value-type="float">
            <text:p>0.078125742</text:p>
          </table:table-cell>
          <table:table-cell table:number-columns-repeated="5"/>
        </table:table-row>
        <table:table-row table:style-name="ro1">
          <table:table-cell office:value-type="float" office:value="0.0765778929939" calcext:value-type="float">
            <text:p>0.076577893</text:p>
          </table:table-cell>
          <table:table-cell office:value-type="float" office:value="0.0851634301336" calcext:value-type="float">
            <text:p>0.0851634301</text:p>
          </table:table-cell>
          <table:table-cell office:value-type="float" office:value="0.0781229163152" calcext:value-type="float">
            <text:p>0.0781229163</text:p>
          </table:table-cell>
          <table:table-cell table:number-columns-repeated="5"/>
        </table:table-row>
        <table:table-row table:style-name="ro1">
          <table:table-cell office:value-type="float" office:value="0.076576326833" calcext:value-type="float">
            <text:p>0.0765763268</text:p>
          </table:table-cell>
          <table:table-cell office:value-type="float" office:value="0.0851603985241" calcext:value-type="float">
            <text:p>0.0851603985</text:p>
          </table:table-cell>
          <table:table-cell office:value-type="float" office:value="0.0781202320511" calcext:value-type="float">
            <text:p>0.0781202321</text:p>
          </table:table-cell>
          <table:table-cell table:number-columns-repeated="5"/>
        </table:table-row>
        <table:table-row table:style-name="ro1">
          <table:table-cell office:value-type="float" office:value="0.0765748390232" calcext:value-type="float">
            <text:p>0.076574839</text:p>
          </table:table-cell>
          <table:table-cell office:value-type="float" office:value="0.0851575186417" calcext:value-type="float">
            <text:p>0.0851575186</text:p>
          </table:table-cell>
          <table:table-cell office:value-type="float" office:value="0.0781176821243" calcext:value-type="float">
            <text:p>0.0781176821</text:p>
          </table:table-cell>
          <table:table-cell table:number-columns-repeated="5"/>
        </table:table-row>
        <table:table-row table:style-name="ro1">
          <table:table-cell office:value-type="float" office:value="0.0765734256426" calcext:value-type="float">
            <text:p>0.0765734256</text:p>
          </table:table-cell>
          <table:table-cell office:value-type="float" office:value="0.0851547828858" calcext:value-type="float">
            <text:p>0.0851547829</text:p>
          </table:table-cell>
          <table:table-cell office:value-type="float" office:value="0.078115259806" calcext:value-type="float">
            <text:p>0.0781152598</text:p>
          </table:table-cell>
          <table:table-cell table:number-columns-repeated="5"/>
        </table:table-row>
        <table:table-row table:style-name="ro1">
          <table:table-cell office:value-type="float" office:value="0.0765720829662" calcext:value-type="float">
            <text:p>0.076572083</text:p>
          </table:table-cell>
          <table:table-cell office:value-type="float" office:value="0.085152184037" calcext:value-type="float">
            <text:p>0.085152184</text:p>
          </table:table-cell>
          <table:table-cell office:value-type="float" office:value="0.0781129587048" calcext:value-type="float">
            <text:p>0.0781129587</text:p>
          </table:table-cell>
          <table:table-cell table:number-columns-repeated="5"/>
        </table:table-row>
        <table:table-row table:style-name="ro1">
          <table:table-cell office:value-type="float" office:value="0.0765708074552" calcext:value-type="float">
            <text:p>0.0765708075</text:p>
          </table:table-cell>
          <table:table-cell office:value-type="float" office:value="0.0851497152386" calcext:value-type="float">
            <text:p>0.0851497152</text:p>
          </table:table-cell>
          <table:table-cell office:value-type="float" office:value="0.0781107727498" calcext:value-type="float">
            <text:p>0.0781107727</text:p>
          </table:table-cell>
          <table:table-cell table:number-columns-repeated="5"/>
        </table:table-row>
        <table:table-row table:style-name="ro1">
          <table:table-cell office:value-type="float" office:value="0.0765695957483" calcext:value-type="float">
            <text:p>0.0765695957</text:p>
          </table:table-cell>
          <table:table-cell office:value-type="float" office:value="0.0851473699773" calcext:value-type="float">
            <text:p>0.08514737</text:p>
          </table:table-cell>
          <table:table-cell office:value-type="float" office:value="0.078108696175" calcext:value-type="float">
            <text:p>0.0781086962</text:p>
          </table:table-cell>
          <table:table-cell table:number-columns-repeated="5"/>
        </table:table-row>
        <table:table-row table:style-name="ro1">
          <table:table-cell office:value-type="float" office:value="0.0765684446525" calcext:value-type="float">
            <text:p>0.0765684447</text:p>
          </table:table-cell>
          <table:table-cell office:value-type="float" office:value="0.0851451420668" calcext:value-type="float">
            <text:p>0.0851451421</text:p>
          </table:table-cell>
          <table:table-cell office:value-type="float" office:value="0.0781067235033" calcext:value-type="float">
            <text:p>0.0781067235</text:p>
          </table:table-cell>
          <table:table-cell table:number-columns-repeated="5"/>
        </table:table-row>
        <table:table-row table:style-name="ro1">
          <table:table-cell office:value-type="float" office:value="0.0765673511348" calcext:value-type="float">
            <text:p>0.0765673511</text:p>
          </table:table-cell>
          <table:table-cell office:value-type="float" office:value="0.0851430256311" calcext:value-type="float">
            <text:p>0.0851430256</text:p>
          </table:table-cell>
          <table:table-cell office:value-type="float" office:value="0.0781048495322" calcext:value-type="float">
            <text:p>0.0781048495</text:p>
          </table:table-cell>
          <table:table-cell table:number-columns-repeated="5"/>
        </table:table-row>
        <table:table-row table:style-name="ro1">
          <table:table-cell office:value-type="float" office:value="0.0765663123139" calcext:value-type="float">
            <text:p>0.0765663123</text:p>
          </table:table-cell>
          <table:table-cell office:value-type="float" office:value="0.0851410150886" calcext:value-type="float">
            <text:p>0.0851410151</text:p>
          </table:table-cell>
          <table:table-cell office:value-type="float" office:value="0.0781030693202" calcext:value-type="float">
            <text:p>0.0781030693</text:p>
          </table:table-cell>
          <table:table-cell table:number-columns-repeated="5"/>
        </table:table-row>
        <table:table-row table:style-name="ro1">
          <table:table-cell office:value-type="float" office:value="0.076565325453" calcext:value-type="float">
            <text:p>0.0765653255</text:p>
          </table:table-cell>
          <table:table-cell office:value-type="float" office:value="0.0851391051378" calcext:value-type="float">
            <text:p>0.0851391051</text:p>
          </table:table-cell>
          <table:table-cell office:value-type="float" office:value="0.0781013781735" calcext:value-type="float">
            <text:p>0.0781013782</text:p>
          </table:table-cell>
          <table:table-cell table:number-columns-repeated="5"/>
        </table:table-row>
        <table:table-row table:style-name="ro1">
          <table:table-cell office:value-type="float" office:value="0.0765643879522" calcext:value-type="float">
            <text:p>0.076564388</text:p>
          </table:table-cell>
          <table:table-cell office:value-type="float" office:value="0.0851372907428" calcext:value-type="float">
            <text:p>0.0851372907</text:p>
          </table:table-cell>
          <table:table-cell office:value-type="float" office:value="0.0780997716334" calcext:value-type="float">
            <text:p>0.0780997716</text:p>
          </table:table-cell>
          <table:table-cell table:number-columns-repeated="5"/>
        </table:table-row>
        <table:table-row table:style-name="ro1">
          <table:table-cell office:value-type="float" office:value="0.0765634973419" calcext:value-type="float">
            <text:p>0.0765634973</text:p>
          </table:table-cell>
          <table:table-cell office:value-type="float" office:value="0.08513556712" calcext:value-type="float">
            <text:p>0.0851355671</text:p>
          </table:table-cell>
          <table:table-cell office:value-type="float" office:value="0.0780982454648" calcext:value-type="float">
            <text:p>0.0780982455</text:p>
          </table:table-cell>
          <table:table-cell table:number-columns-repeated="5"/>
        </table:table-row>
        <table:table-row table:style-name="ro1">
          <table:table-cell office:value-type="float" office:value="0.076562651276" calcext:value-type="float">
            <text:p>0.0765626513</text:p>
          </table:table-cell>
          <table:table-cell office:value-type="float" office:value="0.0851339297258" calcext:value-type="float">
            <text:p>0.0851339297</text:p>
          </table:table-cell>
          <table:table-cell office:value-type="float" office:value="0.0780967956448" calcext:value-type="float">
            <text:p>0.0780967956</text:p>
          </table:table-cell>
          <table:table-cell table:number-columns-repeated="5"/>
        </table:table-row>
        <table:table-row table:style-name="ro1">
          <table:table-cell office:value-type="float" office:value="0.0765618475259" calcext:value-type="float">
            <text:p>0.0765618475</text:p>
          </table:table-cell>
          <table:table-cell office:value-type="float" office:value="0.0851323742441" calcext:value-type="float">
            <text:p>0.0851323742</text:p>
          </table:table-cell>
          <table:table-cell office:value-type="float" office:value="0.078095418352" calcext:value-type="float">
            <text:p>0.0780954184</text:p>
          </table:table-cell>
          <table:table-cell table:number-columns-repeated="5"/>
        </table:table-row>
        <table:table-row table:style-name="ro1">
          <table:table-cell office:value-type="float" office:value="0.0765610839747" calcext:value-type="float">
            <text:p>0.076561084</text:p>
          </table:table-cell>
          <table:table-cell office:value-type="float" office:value="0.0851308965751" calcext:value-type="float">
            <text:p>0.0851308966</text:p>
          </table:table-cell>
          <table:table-cell office:value-type="float" office:value="0.0780941099566" calcext:value-type="float">
            <text:p>0.07809411</text:p>
          </table:table-cell>
          <table:table-cell table:number-columns-repeated="5"/>
        </table:table-row>
        <table:table-row table:style-name="ro1">
          <table:table-cell office:value-type="float" office:value="0.0765603586113" calcext:value-type="float">
            <text:p>0.0765603586</text:p>
          </table:table-cell>
          <table:table-cell office:value-type="float" office:value="0.0851294928244" calcext:value-type="float">
            <text:p>0.0851294928</text:p>
          </table:table-cell>
          <table:table-cell office:value-type="float" office:value="0.0780928670104" calcext:value-type="float">
            <text:p>0.078092867</text:p>
          </table:table-cell>
          <table:table-cell table:number-columns-repeated="5"/>
        </table:table-row>
        <table:table-row table:style-name="ro1">
          <table:table-cell office:value-type="float" office:value="0.0765596695253" calcext:value-type="float">
            <text:p>0.0765596695</text:p>
          </table:table-cell>
          <table:table-cell office:value-type="float" office:value="0.0851281592927" calcext:value-type="float">
            <text:p>0.0851281593</text:p>
          </table:table-cell>
          <table:table-cell office:value-type="float" office:value="0.0780916862382" calcext:value-type="float">
            <text:p>0.0780916862</text:p>
          </table:table-cell>
          <table:table-cell table:number-columns-repeated="5"/>
        </table:table-row>
        <table:table-row table:style-name="ro1">
          <table:table-cell office:value-type="float" office:value="0.076559014902" calcext:value-type="float">
            <text:p>0.0765590149</text:p>
          </table:table-cell>
          <table:table-cell office:value-type="float" office:value="0.085126892466" calcext:value-type="float">
            <text:p>0.0851268925</text:p>
          </table:table-cell>
          <table:table-cell office:value-type="float" office:value="0.0780905645287" calcext:value-type="float">
            <text:p>0.0780905645</text:p>
          </table:table-cell>
          <table:table-cell table:number-columns-repeated="5"/>
        </table:table-row>
        <table:table-row table:style-name="ro1">
          <table:table-cell office:value-type="float" office:value="0.0765583930173" calcext:value-type="float">
            <text:p>0.076558393</text:p>
          </table:table-cell>
          <table:table-cell office:value-type="float" office:value="0.0851256890062" calcext:value-type="float">
            <text:p>0.085125689</text:p>
          </table:table-cell>
          <table:table-cell office:value-type="float" office:value="0.0780894989263" calcext:value-type="float">
            <text:p>0.0780894989</text:p>
          </table:table-cell>
          <table:table-cell table:number-columns-repeated="5"/>
        </table:table-row>
        <table:table-row table:style-name="ro1">
          <table:table-cell office:value-type="float" office:value="0.0765578022336" calcext:value-type="float">
            <text:p>0.0765578022</text:p>
          </table:table-cell>
          <table:table-cell office:value-type="float" office:value="0.0851245457426" calcext:value-type="float">
            <text:p>0.0851245457</text:p>
          </table:table-cell>
          <table:table-cell office:value-type="float" office:value="0.0780884866236" calcext:value-type="float">
            <text:p>0.0780884866</text:p>
          </table:table-cell>
          <table:table-cell table:number-columns-repeated="5"/>
        </table:table-row>
        <table:table-row table:style-name="ro1">
          <table:table-cell office:value-type="float" office:value="0.0765572409953" calcext:value-type="float">
            <text:p>0.076557241</text:p>
          </table:table-cell>
          <table:table-cell office:value-type="float" office:value="0.0851234596629" calcext:value-type="float">
            <text:p>0.0851234597</text:p>
          </table:table-cell>
          <table:table-cell office:value-type="float" office:value="0.0780875249537" calcext:value-type="float">
            <text:p>0.078087525</text:p>
          </table:table-cell>
          <table:table-cell table:number-columns-repeated="5"/>
        </table:table-row>
        <table:table-row table:style-name="ro1">
          <table:table-cell office:value-type="float" office:value="0.0765567078243" calcext:value-type="float">
            <text:p>0.0765567078</text:p>
          </table:table-cell>
          <table:table-cell office:value-type="float" office:value="0.0851224279061" calcext:value-type="float">
            <text:p>0.0851224279</text:p>
          </table:table-cell>
          <table:table-cell office:value-type="float" office:value="0.0780866113833" calcext:value-type="float">
            <text:p>0.0780866114</text:p>
          </table:table-cell>
          <table:table-cell table:number-columns-repeated="5"/>
        </table:table-row>
        <table:table-row table:style-name="ro1">
          <table:table-cell office:value-type="float" office:value="0.076556201317" calcext:value-type="float">
            <text:p>0.0765562013</text:p>
          </table:table-cell>
          <table:table-cell office:value-type="float" office:value="0.0851214477541" calcext:value-type="float">
            <text:p>0.0851214478</text:p>
          </table:table-cell>
          <table:table-cell office:value-type="float" office:value="0.0780857435058" calcext:value-type="float">
            <text:p>0.0780857435</text:p>
          </table:table-cell>
          <table:table-cell table:number-columns-repeated="5"/>
        </table:table-row>
        <table:table-row table:style-name="ro1">
          <table:table-cell office:value-type="float" office:value="0.0765557201395" calcext:value-type="float">
            <text:p>0.0765557201</text:p>
          </table:table-cell>
          <table:table-cell office:value-type="float" office:value="0.0851205166251" calcext:value-type="float">
            <text:p>0.0851205166</text:p>
          </table:table-cell>
          <table:table-cell office:value-type="float" office:value="0.0780849190351" calcext:value-type="float">
            <text:p>0.078084919</text:p>
          </table:table-cell>
          <table:table-cell table:number-columns-repeated="5"/>
        </table:table-row>
        <table:table-row table:style-name="ro1">
          <table:table-cell office:value-type="float" office:value="0.0765552630249" calcext:value-type="float">
            <text:p>0.076555263</text:p>
          </table:table-cell>
          <table:table-cell office:value-type="float" office:value="0.0851196320664" calcext:value-type="float">
            <text:p>0.0851196321</text:p>
          </table:table-cell>
          <table:table-cell office:value-type="float" office:value="0.0780841357997" calcext:value-type="float">
            <text:p>0.0780841358</text:p>
          </table:table-cell>
          <table:table-cell table:number-columns-repeated="5"/>
        </table:table-row>
        <table:table-row table:style-name="ro1">
          <table:table-cell office:value-type="float" office:value="0.0765548287697" calcext:value-type="float">
            <text:p>0.0765548288</text:p>
          </table:table-cell>
          <table:table-cell office:value-type="float" office:value="0.085118791748" calcext:value-type="float">
            <text:p>0.0851187917</text:p>
          </table:table-cell>
          <table:table-cell office:value-type="float" office:value="0.0780833917367" calcext:value-type="float">
            <text:p>0.0780833917</text:p>
          </table:table-cell>
          <table:table-cell table:number-columns-repeated="5"/>
        </table:table-row>
        <table:table-row table:style-name="ro1">
          <table:table-cell office:value-type="float" office:value="0.0765544162306" calcext:value-type="float">
            <text:p>0.0765544162</text:p>
          </table:table-cell>
          <table:table-cell office:value-type="float" office:value="0.0851179934569" calcext:value-type="float">
            <text:p>0.0851179935</text:p>
          </table:table-cell>
          <table:table-cell office:value-type="float" office:value="0.0780826848863" calcext:value-type="float">
            <text:p>0.0780826849</text:p>
          </table:table-cell>
          <table:table-cell table:number-columns-repeated="5"/>
        </table:table-row>
        <table:table-row table:style-name="ro1">
          <table:table-cell office:value-type="float" office:value="0.0765540243214" calcext:value-type="float">
            <text:p>0.0765540243</text:p>
          </table:table-cell>
          <table:table-cell office:value-type="float" office:value="0.0851172350905" calcext:value-type="float">
            <text:p>0.0851172351</text:p>
          </table:table-cell>
          <table:table-cell office:value-type="float" office:value="0.0780820133871" calcext:value-type="float">
            <text:p>0.0780820134</text:p>
          </table:table-cell>
          <table:table-cell table:number-columns-repeated="5"/>
        </table:table-row>
        <table:table-row table:style-name="ro1">
          <table:table-cell office:value-type="float" office:value="0.0765536520104" calcext:value-type="float">
            <text:p>0.076553652</text:p>
          </table:table-cell>
          <table:table-cell office:value-type="float" office:value="0.0851165146516" calcext:value-type="float">
            <text:p>0.0851165147</text:p>
          </table:table-cell>
          <table:table-cell office:value-type="float" office:value="0.0780813754706" calcext:value-type="float">
            <text:p>0.0780813755</text:p>
          </table:table-cell>
          <table:table-cell table:number-columns-repeated="5"/>
        </table:table-row>
        <table:table-row table:style-name="ro1">
          <table:table-cell office:value-type="float" office:value="0.0765532983174" calcext:value-type="float">
            <text:p>0.0765532983</text:p>
          </table:table-cell>
          <table:table-cell office:value-type="float" office:value="0.0851158302429" calcext:value-type="float">
            <text:p>0.0851158302</text:p>
          </table:table-cell>
          <table:table-cell office:value-type="float" office:value="0.0780807694569" calcext:value-type="float">
            <text:p>0.0780807695</text:p>
          </table:table-cell>
          <table:table-cell table:number-columns-repeated="5"/>
        </table:table-row>
        <table:table-row table:style-name="ro1">
          <table:table-cell office:value-type="float" office:value="0.0765529623112" calcext:value-type="float">
            <text:p>0.0765529623</text:p>
          </table:table-cell>
          <table:table-cell office:value-type="float" office:value="0.0851151800622" calcext:value-type="float">
            <text:p>0.0851151801</text:p>
          </table:table-cell>
          <table:table-cell office:value-type="float" office:value="0.0780801937503" calcext:value-type="float">
            <text:p>0.0780801938</text:p>
          </table:table-cell>
          <table:table-cell table:number-columns-repeated="5"/>
        </table:table-row>
        <table:table-row table:style-name="ro1">
          <table:table-cell office:value-type="float" office:value="0.0765526431073" calcext:value-type="float">
            <text:p>0.0765526431</text:p>
          </table:table-cell>
          <table:table-cell office:value-type="float" office:value="0.0851145623972" calcext:value-type="float">
            <text:p>0.0851145624</text:p>
          </table:table-cell>
          <table:table-cell office:value-type="float" office:value="0.0780796468347" calcext:value-type="float">
            <text:p>0.0780796468</text:p>
          </table:table-cell>
          <table:table-cell table:number-columns-repeated="5"/>
        </table:table-row>
        <table:table-row table:style-name="ro1">
          <table:table-cell office:value-type="float" office:value="0.0765523398654" calcext:value-type="float">
            <text:p>0.0765523399</text:p>
          </table:table-cell>
          <table:table-cell office:value-type="float" office:value="0.0851139756216" calcext:value-type="float">
            <text:p>0.0851139756</text:p>
          </table:table-cell>
          <table:table-cell office:value-type="float" office:value="0.0780791272701" calcext:value-type="float">
            <text:p>0.0780791273</text:p>
          </table:table-cell>
          <table:table-cell table:number-columns-repeated="5"/>
        </table:table-row>
        <table:table-row table:style-name="ro1">
          <table:table-cell office:value-type="float" office:value="0.0765520517872" calcext:value-type="float">
            <text:p>0.0765520518</text:p>
          </table:table-cell>
          <table:table-cell office:value-type="float" office:value="0.0851134181902" calcext:value-type="float">
            <text:p>0.0851134182</text:p>
          </table:table-cell>
          <table:table-cell office:value-type="float" office:value="0.0780786336883" calcext:value-type="float">
            <text:p>0.0780786337</text:p>
          </table:table-cell>
          <table:table-cell table:number-columns-repeated="5"/>
        </table:table-row>
        <table:table-row table:style-name="ro1">
          <table:table-cell office:value-type="float" office:value="0.0765517781144" calcext:value-type="float">
            <text:p>0.0765517781</text:p>
          </table:table-cell>
          <table:table-cell office:value-type="float" office:value="0.0851128886354" calcext:value-type="float">
            <text:p>0.0851128886</text:p>
          </table:table-cell>
          <table:table-cell office:value-type="float" office:value="0.0780781647898" calcext:value-type="float">
            <text:p>0.0780781648</text:p>
          </table:table-cell>
          <table:table-cell table:number-columns-repeated="5"/>
        </table:table-row>
        <table:table-row table:style-name="ro1">
          <table:table-cell office:value-type="float" office:value="0.0765515181265" calcext:value-type="float">
            <text:p>0.0765515181</text:p>
          </table:table-cell>
          <table:table-cell office:value-type="float" office:value="0.0851123855628" calcext:value-type="float">
            <text:p>0.0851123856</text:p>
          </table:table-cell>
          <table:table-cell office:value-type="float" office:value="0.0780777193401" calcext:value-type="float">
            <text:p>0.0780777193</text:p>
          </table:table-cell>
          <table:table-cell table:number-columns-repeated="5"/>
        </table:table-row>
        <table:table-row table:style-name="ro1">
          <table:table-cell office:value-type="float" office:value="0.0765512711392" calcext:value-type="float">
            <text:p>0.0765512711</text:p>
          </table:table-cell>
          <table:table-cell office:value-type="float" office:value="0.0851119076478" calcext:value-type="float">
            <text:p>0.0851119076</text:p>
          </table:table-cell>
          <table:table-cell office:value-type="float" office:value="0.0780772961662" calcext:value-type="float">
            <text:p>0.0780772962</text:p>
          </table:table-cell>
          <table:table-cell table:number-columns-repeated="5"/>
        </table:table-row>
        <table:table-row table:style-name="ro1">
          <table:table-cell office:value-type="float" office:value="0.0765510365024" calcext:value-type="float">
            <text:p>0.0765510365</text:p>
          </table:table-cell>
          <table:table-cell office:value-type="float" office:value="0.0851114536323" calcext:value-type="float">
            <text:p>0.0851114536</text:p>
          </table:table-cell>
          <table:table-cell office:value-type="float" office:value="0.0780768941542" calcext:value-type="float">
            <text:p>0.0780768942</text:p>
          </table:table-cell>
          <table:table-cell table:number-columns-repeated="5"/>
        </table:table-row>
        <table:table-row table:style-name="ro1">
          <table:table-cell office:value-type="float" office:value="0.0765508135983" calcext:value-type="float">
            <text:p>0.0765508136</text:p>
          </table:table-cell>
          <table:table-cell office:value-type="float" office:value="0.0851110223208" calcext:value-type="float">
            <text:p>0.0851110223</text:p>
          </table:table-cell>
          <table:table-cell office:value-type="float" office:value="0.0780765122455" calcext:value-type="float">
            <text:p>0.0780765122</text:p>
          </table:table-cell>
          <table:table-cell table:number-columns-repeated="5"/>
        </table:table-row>
        <table:table-row table:style-name="ro1">
          <table:table-cell office:value-type="float" office:value="0.0765506018403" calcext:value-type="float">
            <text:p>0.0765506018</text:p>
          </table:table-cell>
          <table:table-cell office:value-type="float" office:value="0.0851106125779" calcext:value-type="float">
            <text:p>0.0851106126</text:p>
          </table:table-cell>
          <table:table-cell office:value-type="float" office:value="0.0780761494348" calcext:value-type="float">
            <text:p>0.0780761494</text:p>
          </table:table-cell>
          <table:table-cell table:number-columns-repeated="5"/>
        </table:table-row>
        <table:table-row table:style-name="ro1">
          <table:table-cell office:value-type="float" office:value="0.076550400671" calcext:value-type="float">
            <text:p>0.0765504007</text:p>
          </table:table-cell>
          <table:table-cell office:value-type="float" office:value="0.0851102233248" calcext:value-type="float">
            <text:p>0.0851102233</text:p>
          </table:table-cell>
          <table:table-cell office:value-type="float" office:value="0.0780758047668" calcext:value-type="float">
            <text:p>0.0780758048</text:p>
          </table:table-cell>
          <table:table-cell table:number-columns-repeated="5"/>
        </table:table-row>
        <table:table-row table:style-name="ro1">
          <table:table-cell office:value-type="float" office:value="0.0765502095609" calcext:value-type="float">
            <text:p>0.0765502096</text:p>
          </table:table-cell>
          <table:table-cell office:value-type="float" office:value="0.0851098535368" calcext:value-type="float">
            <text:p>0.0851098535</text:p>
          </table:table-cell>
          <table:table-cell office:value-type="float" office:value="0.0780754773344" calcext:value-type="float">
            <text:p>0.0780754773</text:p>
          </table:table-cell>
          <table:table-cell table:number-columns-repeated="5"/>
        </table:table-row>
        <table:table-row table:style-name="ro1">
          <table:table-cell office:value-type="float" office:value="0.0765500280069" calcext:value-type="float">
            <text:p>0.076550028</text:p>
          </table:table-cell>
          <table:table-cell office:value-type="float" office:value="0.0851095022403" calcext:value-type="float">
            <text:p>0.0851095022</text:p>
          </table:table-cell>
          <table:table-cell office:value-type="float" office:value="0.0780751662754" calcext:value-type="float">
            <text:p>0.0780751663</text:p>
          </table:table-cell>
          <table:table-cell table:number-columns-repeated="5"/>
        </table:table-row>
        <table:table-row table:style-name="ro1">
          <table:table-cell office:value-type="float" office:value="0.0765498555313" calcext:value-type="float">
            <text:p>0.0765498555</text:p>
          </table:table-cell>
          <table:table-cell office:value-type="float" office:value="0.0851091685107" calcext:value-type="float">
            <text:p>0.0851091685</text:p>
          </table:table-cell>
          <table:table-cell office:value-type="float" office:value="0.078074870771" calcext:value-type="float">
            <text:p>0.0780748708</text:p>
          </table:table-cell>
          <table:table-cell table:number-columns-repeated="5"/>
        </table:table-row>
        <table:table-row table:style-name="ro1">
          <table:table-cell office:value-type="float" office:value="0.0765496916799" calcext:value-type="float">
            <text:p>0.0765496917</text:p>
          </table:table-cell>
          <table:table-cell office:value-type="float" office:value="0.0851088514693" calcext:value-type="float">
            <text:p>0.0851088515</text:p>
          </table:table-cell>
          <table:table-cell office:value-type="float" office:value="0.0780745900433" calcext:value-type="float">
            <text:p>0.07807459</text:p>
          </table:table-cell>
          <table:table-cell table:number-columns-repeated="5"/>
        </table:table-row>
        <table:table-row table:style-name="ro1">
          <table:table-cell office:value-type="float" office:value="0.0765495360215" calcext:value-type="float">
            <text:p>0.076549536</text:p>
          </table:table-cell>
          <table:table-cell office:value-type="float" office:value="0.0851085502815" calcext:value-type="float">
            <text:p>0.0851085503</text:p>
          </table:table-cell>
          <table:table-cell office:value-type="float" office:value="0.0780743233534" calcext:value-type="float">
            <text:p>0.0780743234</text:p>
          </table:table-cell>
          <table:table-cell table:number-columns-repeated="5"/>
        </table:table-row>
        <table:table-row table:style-name="ro1">
          <table:table-cell office:value-type="float" office:value="0.0765493881465" calcext:value-type="float">
            <text:p>0.0765493881</text:p>
          </table:table-cell>
          <table:table-cell office:value-type="float" office:value="0.0851082641547" calcext:value-type="float">
            <text:p>0.0851082642</text:p>
          </table:table-cell>
          <table:table-cell office:value-type="float" office:value="0.0780740699992" calcext:value-type="float">
            <text:p>0.07807407</text:p>
          </table:table-cell>
          <table:table-cell table:number-columns-repeated="5"/>
        </table:table-row>
        <table:table-row table:style-name="ro1">
          <table:table-cell office:value-type="float" office:value="0.0765492476656" calcext:value-type="float">
            <text:p>0.0765492477</text:p>
          </table:table-cell>
          <table:table-cell office:value-type="float" office:value="0.0851079923354" calcext:value-type="float">
            <text:p>0.0851079923</text:p>
          </table:table-cell>
          <table:table-cell office:value-type="float" office:value="0.0780738293138" calcext:value-type="float">
            <text:p>0.0780738293</text:p>
          </table:table-cell>
          <table:table-cell table:number-columns-repeated="5"/>
        </table:table-row>
        <table:table-row table:style-name="ro1">
          <table:table-cell office:value-type="float" office:value="0.0765491142092" calcext:value-type="float">
            <text:p>0.0765491142</text:p>
          </table:table-cell>
          <table:table-cell office:value-type="float" office:value="0.0851077341083" calcext:value-type="float">
            <text:p>0.0851077341</text:p>
          </table:table-cell>
          <table:table-cell office:value-type="float" office:value="0.0780736006637" calcext:value-type="float">
            <text:p>0.0780736007</text:p>
          </table:table-cell>
          <table:table-cell table:number-columns-repeated="5"/>
        </table:table-row>
        <table:table-row table:style-name="ro1">
          <table:table-cell office:value-type="float" office:value="0.0765489874258" calcext:value-type="float">
            <text:p>0.0765489874</text:p>
          </table:table-cell>
          <table:table-cell office:value-type="float" office:value="0.0851074887937" calcext:value-type="float">
            <text:p>0.0851074888</text:p>
          </table:table-cell>
          <table:table-cell office:value-type="float" office:value="0.078073383447" calcext:value-type="float">
            <text:p>0.0780733834</text:p>
          </table:table-cell>
          <table:table-cell table:number-columns-repeated="5"/>
        </table:table-row>
        <table:table-row table:style-name="ro1">
          <table:table-cell office:value-type="float" office:value="0.0765488669819" calcext:value-type="float">
            <text:p>0.076548867</text:p>
          </table:table-cell>
          <table:table-cell office:value-type="float" office:value="0.0851072557457" calcext:value-type="float">
            <text:p>0.0851072557</text:p>
          </table:table-cell>
          <table:table-cell office:value-type="float" office:value="0.078073177092" calcext:value-type="float">
            <text:p>0.0780731771</text:p>
          </table:table-cell>
          <table:table-cell table:number-columns-repeated="5"/>
        </table:table-row>
        <table:table-row table:style-name="ro1">
          <table:table-cell office:value-type="float" office:value="0.0765487525605" calcext:value-type="float">
            <text:p>0.0765487526</text:p>
          </table:table-cell>
          <table:table-cell office:value-type="float" office:value="0.085107034351" calcext:value-type="float">
            <text:p>0.0851070344</text:p>
          </table:table-cell>
          <table:table-cell office:value-type="float" office:value="0.0780729810554" calcext:value-type="float">
            <text:p>0.0780729811</text:p>
          </table:table-cell>
          <table:table-cell table:number-columns-repeated="5"/>
        </table:table-row>
        <table:table-row table:style-name="ro1">
          <table:table-cell office:value-type="float" office:value="0.0765486438603" calcext:value-type="float">
            <text:p>0.0765486439</text:p>
          </table:table-cell>
          <table:table-cell office:value-type="float" office:value="0.0851068240268" calcext:value-type="float">
            <text:p>0.085106824</text:p>
          </table:table-cell>
          <table:table-cell office:value-type="float" office:value="0.0780727948213" calcext:value-type="float">
            <text:p>0.0780727948</text:p>
          </table:table-cell>
          <table:table-cell table:number-columns-repeated="5"/>
        </table:table-row>
        <table:table-row table:style-name="ro1">
          <table:table-cell office:value-type="float" office:value="0.0765485405954" calcext:value-type="float">
            <text:p>0.0765485406</text:p>
          </table:table-cell>
          <table:table-cell office:value-type="float" office:value="0.0851066242195" calcext:value-type="float">
            <text:p>0.0851066242</text:p>
          </table:table-cell>
          <table:table-cell office:value-type="float" office:value="0.0780726178995" calcext:value-type="float">
            <text:p>0.0780726179</text:p>
          </table:table-cell>
          <table:table-cell table:number-columns-repeated="5"/>
        </table:table-row>
        <table:table-row table:style-name="ro1">
          <table:table-cell office:value-type="float" office:value="0.0765484424939" calcext:value-type="float">
            <text:p>0.0765484425</text:p>
          </table:table-cell>
          <table:table-cell office:value-type="float" office:value="0.0851064344032" calcext:value-type="float">
            <text:p>0.0851064344</text:p>
          </table:table-cell>
          <table:table-cell office:value-type="float" office:value="0.0780724498244" calcext:value-type="float">
            <text:p>0.0780724498</text:p>
          </table:table-cell>
          <table:table-cell table:number-columns-repeated="5"/>
        </table:table-row>
        <table:table-row table:style-name="ro1">
          <table:table-cell office:value-type="float" office:value="0.0765483492977" calcext:value-type="float">
            <text:p>0.0765483493</text:p>
          </table:table-cell>
          <table:table-cell office:value-type="float" office:value="0.0851062540783" calcext:value-type="float">
            <text:p>0.0851062541</text:p>
          </table:table-cell>
          <table:table-cell office:value-type="float" office:value="0.0780722901535" calcext:value-type="float">
            <text:p>0.0780722902</text:p>
          </table:table-cell>
          <table:table-cell table:number-columns-repeated="5"/>
        </table:table-row>
        <table:table-row table:style-name="ro1">
          <table:table-cell office:value-type="float" office:value="0.0765482607614" calcext:value-type="float">
            <text:p>0.0765482608</text:p>
          </table:table-cell>
          <table:table-cell office:value-type="float" office:value="0.0851060827702" calcext:value-type="float">
            <text:p>0.0851060828</text:p>
          </table:table-cell>
          <table:table-cell office:value-type="float" office:value="0.0780721384666" calcext:value-type="float">
            <text:p>0.0780721385</text:p>
          </table:table-cell>
          <table:table-cell table:number-columns-repeated="5"/>
        </table:table-row>
        <table:table-row table:style-name="ro1">
          <table:table-cell office:value-type="float" office:value="0.076548176652" calcext:value-type="float">
            <text:p>0.0765481767</text:p>
          </table:table-cell>
          <table:table-cell office:value-type="float" office:value="0.085105920028" calcext:value-type="float">
            <text:p>0.08510592</text:p>
          </table:table-cell>
          <table:table-cell office:value-type="float" office:value="0.0780719943644" calcext:value-type="float">
            <text:p>0.0780719944</text:p>
          </table:table-cell>
          <table:table-cell table:number-columns-repeated="5"/>
        </table:table-row>
        <table:table-row table:style-name="ro1">
          <table:table-cell office:value-type="float" office:value="0.0765480967483" calcext:value-type="float">
            <text:p>0.0765480967</text:p>
          </table:table-cell>
          <table:table-cell office:value-type="float" office:value="0.0851057654233" calcext:value-type="float">
            <text:p>0.0851057654</text:p>
          </table:table-cell>
          <table:table-cell office:value-type="float" office:value="0.0780718574677" calcext:value-type="float">
            <text:p>0.0780718575</text:p>
          </table:table-cell>
          <table:table-cell table:number-columns-repeated="5"/>
        </table:table-row>
        <table:table-row table:style-name="ro1">
          <table:table-cell office:value-type="float" office:value="0.0765480208399" calcext:value-type="float">
            <text:p>0.0765480208</text:p>
          </table:table-cell>
          <table:table-cell office:value-type="float" office:value="0.0851056185492" calcext:value-type="float">
            <text:p>0.0851056185</text:p>
          </table:table-cell>
          <table:table-cell office:value-type="float" office:value="0.0780717274162" calcext:value-type="float">
            <text:p>0.0780717274</text:p>
          </table:table-cell>
          <table:table-cell table:number-columns-repeated="5"/>
        </table:table-row>
        <table:table-row table:style-name="ro1">
          <table:table-cell office:value-type="float" office:value="0.0765479487269" calcext:value-type="float">
            <text:p>0.0765479487</text:p>
          </table:table-cell>
          <table:table-cell office:value-type="float" office:value="0.0851054790191" calcext:value-type="float">
            <text:p>0.085105479</text:p>
          </table:table-cell>
          <table:table-cell office:value-type="float" office:value="0.0780716038675" calcext:value-type="float">
            <text:p>0.0780716039</text:p>
          </table:table-cell>
          <table:table-cell table:number-columns-repeated="5"/>
        </table:table-row>
        <table:table-row table:style-name="ro1">
          <table:table-cell office:value-type="float" office:value="0.0765478802198" calcext:value-type="float">
            <text:p>0.0765478802</text:p>
          </table:table-cell>
          <table:table-cell office:value-type="float" office:value="0.0851053464659" calcext:value-type="float">
            <text:p>0.0851053465</text:p>
          </table:table-cell>
          <table:table-cell office:value-type="float" office:value="0.0780714864965" calcext:value-type="float">
            <text:p>0.0780714865</text:p>
          </table:table-cell>
          <table:table-cell table:number-columns-repeated="5"/>
        </table:table-row>
        <table:table-row table:style-name="ro1">
          <table:table-cell office:value-type="float" office:value="0.076547815138" calcext:value-type="float">
            <text:p>0.0765478151</text:p>
          </table:table-cell>
          <table:table-cell office:value-type="float" office:value="0.0851052205406" calcext:value-type="float">
            <text:p>0.0851052205</text:p>
          </table:table-cell>
          <table:table-cell office:value-type="float" office:value="0.0780713749943" calcext:value-type="float">
            <text:p>0.078071375</text:p>
          </table:table-cell>
          <table:table-cell table:number-columns-repeated="5"/>
        </table:table-row>
        <table:table-row table:style-name="ro1">
          <table:table-cell office:value-type="float" office:value="0.0765477533104" calcext:value-type="float">
            <text:p>0.0765477533</text:p>
          </table:table-cell>
          <table:table-cell office:value-type="float" office:value="0.0851051009118" calcext:value-type="float">
            <text:p>0.0851051009</text:p>
          </table:table-cell>
          <table:table-cell office:value-type="float" office:value="0.0780712690674" calcext:value-type="float">
            <text:p>0.0780712691</text:p>
          </table:table-cell>
          <table:table-cell table:number-columns-repeated="5"/>
        </table:table-row>
        <table:table-row table:style-name="ro1">
          <table:table-cell office:value-type="float" office:value="0.0765476945743" calcext:value-type="float">
            <text:p>0.0765476946</text:p>
          </table:table-cell>
          <table:table-cell office:value-type="float" office:value="0.0851049872647" calcext:value-type="float">
            <text:p>0.0851049873</text:p>
          </table:table-cell>
          <table:table-cell office:value-type="float" office:value="0.0780711684371" calcext:value-type="float">
            <text:p>0.0780711684</text:p>
          </table:table-cell>
          <table:table-cell table:number-columns-repeated="5"/>
        </table:table-row>
        <table:table-row table:style-name="ro1">
          <table:table-cell office:value-type="float" office:value="0.076547638775" calcext:value-type="float">
            <text:p>0.0765476388</text:p>
          </table:table-cell>
          <table:table-cell office:value-type="float" office:value="0.0851048793002" calcext:value-type="float">
            <text:p>0.0851048793</text:p>
          </table:table-cell>
          <table:table-cell office:value-type="float" office:value="0.0780710728385" calcext:value-type="float">
            <text:p>0.0780710728</text:p>
          </table:table-cell>
          <table:table-cell table:number-columns-repeated="5"/>
        </table:table-row>
        <table:table-row table:style-name="ro1">
          <table:table-cell office:value-type="float" office:value="0.0765475857658" calcext:value-type="float">
            <text:p>0.0765475858</text:p>
          </table:table-cell>
          <table:table-cell office:value-type="float" office:value="0.085104776734" calcext:value-type="float">
            <text:p>0.0851047767</text:p>
          </table:table-cell>
          <table:table-cell office:value-type="float" office:value="0.0780709820199" calcext:value-type="float">
            <text:p>0.078070982</text:p>
          </table:table-cell>
          <table:table-cell table:number-columns-repeated="5"/>
        </table:table-row>
        <table:table-row table:style-name="ro1">
          <table:table-cell office:value-type="float" office:value="0.076547535407" calcext:value-type="float">
            <text:p>0.0765475354</text:p>
          </table:table-cell>
          <table:table-cell office:value-type="float" office:value="0.0851046792964" calcext:value-type="float">
            <text:p>0.0851046793</text:p>
          </table:table-cell>
          <table:table-cell office:value-type="float" office:value="0.0780708957424" calcext:value-type="float">
            <text:p>0.0780708957</text:p>
          </table:table-cell>
          <table:table-cell table:number-columns-repeated="5"/>
        </table:table-row>
        <table:table-row table:style-name="ro1">
          <table:table-cell office:value-type="float" office:value="0.0765474875663" calcext:value-type="float">
            <text:p>0.0765474876</text:p>
          </table:table-cell>
          <table:table-cell office:value-type="float" office:value="0.0851045867308" calcext:value-type="float">
            <text:p>0.0851045867</text:p>
          </table:table-cell>
          <table:table-cell office:value-type="float" office:value="0.0780708137789" calcext:value-type="float">
            <text:p>0.0780708138</text:p>
          </table:table-cell>
          <table:table-cell table:number-columns-repeated="5"/>
        </table:table-row>
        <table:table-row table:style-name="ro1">
          <table:table-cell office:value-type="float" office:value="0.0765474421176" calcext:value-type="float">
            <text:p>0.0765474421</text:p>
          </table:table-cell>
          <table:table-cell office:value-type="float" office:value="0.0851044987935" calcext:value-type="float">
            <text:p>0.0851044988</text:p>
          </table:table-cell>
          <table:table-cell office:value-type="float" office:value="0.0780707359137" calcext:value-type="float">
            <text:p>0.0780707359</text:p>
          </table:table-cell>
          <table:table-cell table:number-columns-repeated="5"/>
        </table:table-row>
        <table:table-row table:style-name="ro1">
          <table:table-cell office:value-type="float" office:value="0.0765473989414" calcext:value-type="float">
            <text:p>0.0765473989</text:p>
          </table:table-cell>
          <table:table-cell office:value-type="float" office:value="0.0851044152533" calcext:value-type="float">
            <text:p>0.0851044153</text:p>
          </table:table-cell>
          <table:table-cell office:value-type="float" office:value="0.0780706619419" calcext:value-type="float">
            <text:p>0.0780706619</text:p>
          </table:table-cell>
          <table:table-cell table:number-columns-repeated="5"/>
        </table:table-row>
        <table:table-row table:style-name="ro1">
          <table:table-cell office:value-type="float" office:value="0.076547357924" calcext:value-type="float">
            <text:p>0.0765473579</text:p>
          </table:table-cell>
          <table:table-cell office:value-type="float" office:value="0.0851043358902" calcext:value-type="float">
            <text:p>0.0851043359</text:p>
          </table:table-cell>
          <table:table-cell office:value-type="float" office:value="0.0780705916688" calcext:value-type="float">
            <text:p>0.0780705917</text:p>
          </table:table-cell>
          <table:table-cell table:number-columns-repeated="5"/>
        </table:table-row>
        <table:table-row table:style-name="ro1">
          <table:table-cell office:value-type="float" office:value="0.0765473189576" calcext:value-type="float">
            <text:p>0.076547319</text:p>
          </table:table-cell>
          <table:table-cell office:value-type="float" office:value="0.0851042604954" calcext:value-type="float">
            <text:p>0.0851042605</text:p>
          </table:table-cell>
          <table:table-cell office:value-type="float" office:value="0.0780705249094" calcext:value-type="float">
            <text:p>0.0780705249</text:p>
          </table:table-cell>
          <table:table-cell table:number-columns-repeated="5"/>
        </table:table-row>
        <table:table-row table:style-name="ro1">
          <table:table-cell office:value-type="float" office:value="0.0765472819394" calcext:value-type="float">
            <text:p>0.0765472819</text:p>
          </table:table-cell>
          <table:table-cell office:value-type="float" office:value="0.0851041888704" calcext:value-type="float">
            <text:p>0.0851041889</text:p>
          </table:table-cell>
          <table:table-cell office:value-type="float" office:value="0.078070461488" calcext:value-type="float">
            <text:p>0.0780704615</text:p>
          </table:table-cell>
          <table:table-cell table:number-columns-repeated="5"/>
        </table:table-row>
        <table:table-row table:style-name="ro1">
          <table:table-cell office:value-type="float" office:value="0.0765472467723" calcext:value-type="float">
            <text:p>0.0765472468</text:p>
          </table:table-cell>
          <table:table-cell office:value-type="float" office:value="0.0851041208267" calcext:value-type="float">
            <text:p>0.0851041208</text:p>
          </table:table-cell>
          <table:table-cell office:value-type="float" office:value="0.0780704012378" calcext:value-type="float">
            <text:p>0.0780704012</text:p>
          </table:table-cell>
          <table:table-cell table:number-columns-repeated="5"/>
        </table:table-row>
        <table:table-row table:style-name="ro1">
          <table:table-cell office:value-type="float" office:value="0.0765472133635" calcext:value-type="float">
            <text:p>0.0765472134</text:p>
          </table:table-cell>
          <table:table-cell office:value-type="float" office:value="0.0851040561853" calcext:value-type="float">
            <text:p>0.0851040562</text:p>
          </table:table-cell>
          <table:table-cell office:value-type="float" office:value="0.0780703440002" calcext:value-type="float">
            <text:p>0.078070344</text:p>
          </table:table-cell>
          <table:table-cell table:number-columns-repeated="5"/>
        </table:table-row>
        <table:table-row table:style-name="ro1">
          <table:table-cell office:value-type="float" office:value="0.0765471816251" calcext:value-type="float">
            <text:p>0.0765471816</text:p>
          </table:table-cell>
          <table:table-cell office:value-type="float" office:value="0.085103994776" calcext:value-type="float">
            <text:p>0.0851039948</text:p>
          </table:table-cell>
          <table:table-cell office:value-type="float" office:value="0.0780702896245" calcext:value-type="float">
            <text:p>0.0780702896</text:p>
          </table:table-cell>
          <table:table-cell table:number-columns-repeated="5"/>
        </table:table-row>
        <table:table-row table:style-name="ro1">
          <table:table-cell office:value-type="float" office:value="0.0765471514737" calcext:value-type="float">
            <text:p>0.0765471515</text:p>
          </table:table-cell>
          <table:table-cell office:value-type="float" office:value="0.0851039364372" calcext:value-type="float">
            <text:p>0.0851039364</text:p>
          </table:table-cell>
          <table:table-cell office:value-type="float" office:value="0.0780702379676" calcext:value-type="float">
            <text:p>0.078070238</text:p>
          </table:table-cell>
          <table:table-cell table:number-columns-repeated="5"/>
        </table:table-row>
        <table:table-row table:style-name="ro1">
          <table:table-cell office:value-type="float" office:value="0.0765471228299" calcext:value-type="float">
            <text:p>0.0765471228</text:p>
          </table:table-cell>
          <table:table-cell office:value-type="float" office:value="0.0851038810155" calcext:value-type="float">
            <text:p>0.085103881</text:p>
          </table:table-cell>
          <table:table-cell office:value-type="float" office:value="0.0780701888936" calcext:value-type="float">
            <text:p>0.0780701889</text:p>
          </table:table-cell>
          <table:table-cell table:number-columns-repeated="5"/>
        </table:table-row>
        <table:table-row table:style-name="ro1">
          <table:table-cell office:value-type="float" office:value="0.0765470956183" calcext:value-type="float">
            <text:p>0.0765470956</text:p>
          </table:table-cell>
          <table:table-cell office:value-type="float" office:value="0.0851038283648" calcext:value-type="float">
            <text:p>0.0851038284</text:p>
          </table:table-cell>
          <table:table-cell office:value-type="float" office:value="0.0780701422734" calcext:value-type="float">
            <text:p>0.0780701423</text:p>
          </table:table-cell>
          <table:table-cell table:number-columns-repeated="5"/>
        </table:table-row>
        <table:table-row table:style-name="ro1">
          <table:table-cell office:value-type="float" office:value="0.0765470697672" calcext:value-type="float">
            <text:p>0.0765470698</text:p>
          </table:table-cell>
          <table:table-cell office:value-type="float" office:value="0.0851037783468" calcext:value-type="float">
            <text:p>0.0851037783</text:p>
          </table:table-cell>
          <table:table-cell office:value-type="float" office:value="0.0780700979842" calcext:value-type="float">
            <text:p>0.078070098</text:p>
          </table:table-cell>
          <table:table-cell table:number-columns-repeated="5"/>
        </table:table-row>
        <table:table-row table:style-name="ro1">
          <table:table-cell office:value-type="float" office:value="0.0765470452088" calcext:value-type="float">
            <text:p>0.0765470452</text:p>
          </table:table-cell>
          <table:table-cell office:value-type="float" office:value="0.0851037308297" calcext:value-type="float">
            <text:p>0.0851037308</text:p>
          </table:table-cell>
          <table:table-cell office:value-type="float" office:value="0.0780700559095" calcext:value-type="float">
            <text:p>0.0780700559</text:p>
          </table:table-cell>
          <table:table-cell table:number-columns-repeated="5"/>
        </table:table-row>
        <table:table-row table:style-name="ro1">
          <table:table-cell office:value-type="float" office:value="0.0765470218782" calcext:value-type="float">
            <text:p>0.0765470219</text:p>
          </table:table-cell>
          <table:table-cell office:value-type="float" office:value="0.0851036856885" calcext:value-type="float">
            <text:p>0.0851036857</text:p>
          </table:table-cell>
          <table:table-cell office:value-type="float" office:value="0.0780700159386" calcext:value-type="float">
            <text:p>0.0780700159</text:p>
          </table:table-cell>
          <table:table-cell table:number-columns-repeated="5"/>
        </table:table-row>
        <table:table-row table:style-name="ro1">
          <table:table-cell office:value-type="float" office:value="0.0765469997142" calcext:value-type="float">
            <text:p>0.0765469997</text:p>
          </table:table-cell>
          <table:table-cell office:value-type="float" office:value="0.0851036428043" calcext:value-type="float">
            <text:p>0.0851036428</text:p>
          </table:table-cell>
          <table:table-cell office:value-type="float" office:value="0.0780699779662" calcext:value-type="float">
            <text:p>0.078069978</text:p>
          </table:table-cell>
          <table:table-cell table:number-columns-repeated="5"/>
        </table:table-row>
        <table:table-row table:style-name="ro1">
          <table:table-cell office:value-type="float" office:value="0.0765469786585" calcext:value-type="float">
            <text:p>0.0765469787</text:p>
          </table:table-cell>
          <table:table-cell office:value-type="float" office:value="0.0851036020644" calcext:value-type="float">
            <text:p>0.0851036021</text:p>
          </table:table-cell>
          <table:table-cell office:value-type="float" office:value="0.0780699418925" calcext:value-type="float">
            <text:p>0.0780699419</text:p>
          </table:table-cell>
          <table:table-cell table:number-columns-repeated="5"/>
        </table:table-row>
        <table:table-row table:style-name="ro1">
          <table:table-cell office:value-type="float" office:value="0.0765469586555" calcext:value-type="float">
            <text:p>0.0765469587</text:p>
          </table:table-cell>
          <table:table-cell office:value-type="float" office:value="0.0851035633616" calcext:value-type="float">
            <text:p>0.0851035634</text:p>
          </table:table-cell>
          <table:table-cell office:value-type="float" office:value="0.0780699076225" calcext:value-type="float">
            <text:p>0.0780699076</text:p>
          </table:table-cell>
          <table:table-cell table:number-columns-repeated="5"/>
        </table:table-row>
        <table:table-row table:style-name="ro1">
          <table:table-cell office:value-type="float" office:value="0.0765469396526" calcext:value-type="float">
            <text:p>0.0765469397</text:p>
          </table:table-cell>
          <table:table-cell office:value-type="float" office:value="0.0851035265939" calcext:value-type="float">
            <text:p>0.0851035266</text:p>
          </table:table-cell>
          <table:table-cell office:value-type="float" office:value="0.078069875066" calcext:value-type="float">
            <text:p>0.0780698751</text:p>
          </table:table-cell>
          <table:table-cell table:number-columns-repeated="5"/>
        </table:table-row>
        <table:table-row table:style-name="ro1">
          <table:table-cell office:value-type="float" office:value="0.0765469216" calcext:value-type="float">
            <text:p>0.0765469216</text:p>
          </table:table-cell>
          <table:table-cell office:value-type="float" office:value="0.0851034916646" calcext:value-type="float">
            <text:p>0.0851034917</text:p>
          </table:table-cell>
          <table:table-cell office:value-type="float" office:value="0.0780698441374" calcext:value-type="float">
            <text:p>0.0780698441</text:p>
          </table:table-cell>
          <table:table-cell table:number-columns-repeated="5"/>
        </table:table-row>
        <table:table-row table:style-name="ro1">
          <table:table-cell office:value-type="float" office:value="0.0765469044499" calcext:value-type="float">
            <text:p>0.0765469044</text:p>
          </table:table-cell>
          <table:table-cell office:value-type="float" office:value="0.0851034584818" calcext:value-type="float">
            <text:p>0.0851034585</text:p>
          </table:table-cell>
          <table:table-cell office:value-type="float" office:value="0.0780698147552" calcext:value-type="float">
            <text:p>0.0780698148</text:p>
          </table:table-cell>
          <table:table-cell table:number-columns-repeated="5"/>
        </table:table-row>
        <table:table-row table:style-name="ro1">
          <table:table-cell office:value-type="float" office:value="0.0765468881574" calcext:value-type="float">
            <text:p>0.0765468882</text:p>
          </table:table-cell>
          <table:table-cell office:value-type="float" office:value="0.0851034269581" calcext:value-type="float">
            <text:p>0.085103427</text:p>
          </table:table-cell>
          <table:table-cell office:value-type="float" office:value="0.0780697868421" calcext:value-type="float">
            <text:p>0.0780697868</text:p>
          </table:table-cell>
          <table:table-cell table:number-columns-repeated="5"/>
        </table:table-row>
        <table:table-row table:style-name="ro1">
          <table:table-cell office:value-type="float" office:value="0.0765468726795" calcext:value-type="float">
            <text:p>0.0765468727</text:p>
          </table:table-cell>
          <table:table-cell office:value-type="float" office:value="0.0851033970107" calcext:value-type="float">
            <text:p>0.085103397</text:p>
          </table:table-cell>
          <table:table-cell office:value-type="float" office:value="0.0780697603247" calcext:value-type="float">
            <text:p>0.0780697603</text:p>
          </table:table-cell>
          <table:table-cell table:number-columns-repeated="5"/>
        </table:table-row>
        <table:table-row table:style-name="ro1">
          <table:table-cell office:value-type="float" office:value="0.0765468579755" calcext:value-type="float">
            <text:p>0.076546858</text:p>
          </table:table-cell>
          <table:table-cell office:value-type="float" office:value="0.0851033685606" calcext:value-type="float">
            <text:p>0.0851033686</text:p>
          </table:table-cell>
          <table:table-cell office:value-type="float" office:value="0.0780697351332" calcext:value-type="float">
            <text:p>0.0780697351</text:p>
          </table:table-cell>
          <table:table-cell table:number-columns-repeated="5"/>
        </table:table-row>
        <table:table-row table:style-name="ro1">
          <table:table-cell office:value-type="float" office:value="0.0765468440067" calcext:value-type="float">
            <text:p>0.076546844</text:p>
          </table:table-cell>
          <table:table-cell office:value-type="float" office:value="0.085103341533" calcext:value-type="float">
            <text:p>0.0851033415</text:p>
          </table:table-cell>
          <table:table-cell office:value-type="float" office:value="0.0780697112013" calcext:value-type="float">
            <text:p>0.0780697112</text:p>
          </table:table-cell>
          <table:table-cell table:number-columns-repeated="5"/>
        </table:table-row>
        <table:table-row table:style-name="ro1">
          <table:table-cell office:value-type="float" office:value="0.0765468307363" calcext:value-type="float">
            <text:p>0.0765468307</text:p>
          </table:table-cell>
          <table:table-cell office:value-type="float" office:value="0.0851033158569" calcext:value-type="float">
            <text:p>0.0851033159</text:p>
          </table:table-cell>
          <table:table-cell office:value-type="float" office:value="0.0780696884659" calcext:value-type="float">
            <text:p>0.0780696885</text:p>
          </table:table-cell>
          <table:table-cell table:number-columns-repeated="5"/>
        </table:table-row>
        <table:table-row table:style-name="ro1">
          <table:table-cell office:value-type="float" office:value="0.0765468181295" calcext:value-type="float">
            <text:p>0.0765468181</text:p>
          </table:table-cell>
          <table:table-cell office:value-type="float" office:value="0.0851032914645" calcext:value-type="float">
            <text:p>0.0851032915</text:p>
          </table:table-cell>
          <table:table-cell office:value-type="float" office:value="0.0780696668674" calcext:value-type="float">
            <text:p>0.0780696669</text:p>
          </table:table-cell>
          <table:table-cell table:number-columns-repeated="5"/>
        </table:table-row>
        <table:table-row table:style-name="ro1">
          <table:table-cell office:value-type="float" office:value="0.076546806153" calcext:value-type="float">
            <text:p>0.0765468062</text:p>
          </table:table-cell>
          <table:table-cell office:value-type="float" office:value="0.0851032682918" calcext:value-type="float">
            <text:p>0.0851032683</text:p>
          </table:table-cell>
          <table:table-cell office:value-type="float" office:value="0.0780696463488" calcext:value-type="float">
            <text:p>0.0780696463</text:p>
          </table:table-cell>
          <table:table-cell table:number-columns-repeated="5"/>
        </table:table-row>
        <table:table-row table:style-name="ro1">
          <table:table-cell office:value-type="float" office:value="0.0765467947753" calcext:value-type="float">
            <text:p>0.0765467948</text:p>
          </table:table-cell>
          <table:table-cell office:value-type="float" office:value="0.0851032462778" calcext:value-type="float">
            <text:p>0.0851032463</text:p>
          </table:table-cell>
          <table:table-cell office:value-type="float" office:value="0.0780696268561" calcext:value-type="float">
            <text:p>0.0780696269</text:p>
          </table:table-cell>
          <table:table-cell table:number-columns-repeated="5"/>
        </table:table-row>
        <table:table-row table:style-name="ro1">
          <table:table-cell office:value-type="float" office:value="0.0765467839665" calcext:value-type="float">
            <text:p>0.076546784</text:p>
          </table:table-cell>
          <table:table-cell office:value-type="float" office:value="0.0851032253644" calcext:value-type="float">
            <text:p>0.0851032254</text:p>
          </table:table-cell>
          <table:table-cell office:value-type="float" office:value="0.0780696083381" calcext:value-type="float">
            <text:p>0.0780696083</text:p>
          </table:table-cell>
          <table:table-cell table:number-columns-repeated="5"/>
        </table:table-row>
        <table:table-row table:style-name="ro1">
          <table:table-cell office:value-type="float" office:value="0.0765467736982" calcext:value-type="float">
            <text:p>0.0765467737</text:p>
          </table:table-cell>
          <table:table-cell office:value-type="float" office:value="0.0851032054967" calcext:value-type="float">
            <text:p>0.0851032055</text:p>
          </table:table-cell>
          <table:table-cell office:value-type="float" office:value="0.0780695907459" calcext:value-type="float">
            <text:p>0.0780695907</text:p>
          </table:table-cell>
          <table:table-cell table:number-columns-repeated="5"/>
        </table:table-row>
        <table:table-row table:style-name="ro1">
          <table:table-cell office:value-type="float" office:value="0.0765467639433" calcext:value-type="float">
            <text:p>0.0765467639</text:p>
          </table:table-cell>
          <table:table-cell office:value-type="float" office:value="0.0851031866224" calcext:value-type="float">
            <text:p>0.0851031866</text:p>
          </table:table-cell>
          <table:table-cell office:value-type="float" office:value="0.0780695740334" calcext:value-type="float">
            <text:p>0.078069574</text:p>
          </table:table-cell>
          <table:table-cell table:number-columns-repeated="5"/>
        </table:table-row>
        <table:table-row table:style-name="ro1">
          <table:table-cell office:value-type="float" office:value="0.0765467546761" calcext:value-type="float">
            <text:p>0.0765467547</text:p>
          </table:table-cell>
          <table:table-cell office:value-type="float" office:value="0.0851031686918" calcext:value-type="float">
            <text:p>0.0851031687</text:p>
          </table:table-cell>
          <table:table-cell office:value-type="float" office:value="0.0780695581565" calcext:value-type="float">
            <text:p>0.0780695582</text:p>
          </table:table-cell>
          <table:table-cell table:number-columns-repeated="5"/>
        </table:table-row>
        <table:table-row table:style-name="ro1">
          <table:table-cell office:value-type="float" office:value="0.0765467458723" calcext:value-type="float">
            <text:p>0.0765467459</text:p>
          </table:table-cell>
          <table:table-cell office:value-type="float" office:value="0.0851031516578" calcext:value-type="float">
            <text:p>0.0851031517</text:p>
          </table:table-cell>
          <table:table-cell office:value-type="float" office:value="0.0780695430735" calcext:value-type="float">
            <text:p>0.0780695431</text:p>
          </table:table-cell>
          <table:table-cell table:number-columns-repeated="5"/>
        </table:table-row>
        <table:table-row table:style-name="ro1">
          <table:table-cell office:value-type="float" office:value="0.0765467375087" calcext:value-type="float">
            <text:p>0.0765467375</text:p>
          </table:table-cell>
          <table:table-cell office:value-type="float" office:value="0.0851031354755" calcext:value-type="float">
            <text:p>0.0851031355</text:p>
          </table:table-cell>
          <table:table-cell office:value-type="float" office:value="0.0780695287446" calcext:value-type="float">
            <text:p>0.0780695287</text:p>
          </table:table-cell>
          <table:table-cell table:number-columns-repeated="5"/>
        </table:table-row>
        <table:table-row table:style-name="ro1">
          <table:table-cell office:value-type="float" office:value="0.0765467295632" calcext:value-type="float">
            <text:p>0.0765467296</text:p>
          </table:table-cell>
          <table:table-cell office:value-type="float" office:value="0.0851031201023" calcext:value-type="float">
            <text:p>0.0851031201</text:p>
          </table:table-cell>
          <table:table-cell office:value-type="float" office:value="0.0780695151322" calcext:value-type="float">
            <text:p>0.0780695151</text:p>
          </table:table-cell>
          <table:table-cell table:number-columns-repeated="5"/>
        </table:table-row>
        <table:table-row table:style-name="ro1">
          <table:table-cell office:value-type="float" office:value="0.0765467220151" calcext:value-type="float">
            <text:p>0.076546722</text:p>
          </table:table-cell>
          <table:table-cell office:value-type="float" office:value="0.0851031054977" calcext:value-type="float">
            <text:p>0.0851031055</text:p>
          </table:table-cell>
          <table:table-cell office:value-type="float" office:value="0.0780695022004" calcext:value-type="float">
            <text:p>0.0780695022</text:p>
          </table:table-cell>
          <table:table-cell table:number-columns-repeated="5"/>
        </table:table-row>
        <table:table-row table:style-name="ro1">
          <table:table-cell office:value-type="float" office:value="0.0765467148443" calcext:value-type="float">
            <text:p>0.0765467148</text:p>
          </table:table-cell>
          <table:table-cell office:value-type="float" office:value="0.0851030916234" calcext:value-type="float">
            <text:p>0.0851030916</text:p>
          </table:table-cell>
          <table:table-cell office:value-type="float" office:value="0.0780694899151" calcext:value-type="float">
            <text:p>0.0780694899</text:p>
          </table:table-cell>
          <table:table-cell table:number-columns-repeated="5"/>
        </table:table-row>
        <table:table-row table:style-name="ro1">
          <table:table-cell office:value-type="float" office:value="0.0765467080321" calcext:value-type="float">
            <text:p>0.076546708</text:p>
          </table:table-cell>
          <table:table-cell office:value-type="float" office:value="0.0851030784428" calcext:value-type="float">
            <text:p>0.0851030784</text:p>
          </table:table-cell>
          <table:table-cell office:value-type="float" office:value="0.0780694782442" calcext:value-type="float">
            <text:p>0.0780694782</text:p>
          </table:table-cell>
          <table:table-cell table:number-columns-repeated="5"/>
        </table:table-row>
        <table:table-row table:style-name="ro1">
          <table:table-cell office:value-type="float" office:value="0.0765467015605" calcext:value-type="float">
            <text:p>0.0765467016</text:p>
          </table:table-cell>
          <table:table-cell office:value-type="float" office:value="0.0851030659212" calcext:value-type="float">
            <text:p>0.0851030659</text:p>
          </table:table-cell>
          <table:table-cell office:value-type="float" office:value="0.0780694671568" calcext:value-type="float">
            <text:p>0.0780694672</text:p>
          </table:table-cell>
          <table:table-cell table:number-columns-repeated="5"/>
        </table:table-row>
        <table:table-row table:style-name="ro1">
          <table:table-cell office:value-type="float" office:value="0.0765466954125" calcext:value-type="float">
            <text:p>0.0765466954</text:p>
          </table:table-cell>
          <table:table-cell office:value-type="float" office:value="0.0851030540257" calcext:value-type="float">
            <text:p>0.085103054</text:p>
          </table:table-cell>
          <table:table-cell office:value-type="float" office:value="0.0780694566238" calcext:value-type="float">
            <text:p>0.0780694566</text:p>
          </table:table-cell>
          <table:table-cell table:number-columns-repeated="5"/>
        </table:table-row>
        <table:table-row table:style-name="ro1">
          <table:table-cell office:value-type="float" office:value="0.0765466895719" calcext:value-type="float">
            <text:p>0.0765466896</text:p>
          </table:table-cell>
          <table:table-cell office:value-type="float" office:value="0.085103042725" calcext:value-type="float">
            <text:p>0.0851030427</text:p>
          </table:table-cell>
          <table:table-cell office:value-type="float" office:value="0.0780694466174" calcext:value-type="float">
            <text:p>0.0780694466</text:p>
          </table:table-cell>
          <table:table-cell table:number-columns-repeated="5"/>
        </table:table-row>
        <table:table-row table:style-name="ro1">
          <table:table-cell office:value-type="float" office:value="0.0765466840233" calcext:value-type="float">
            <text:p>0.076546684</text:p>
          </table:table-cell>
          <table:table-cell office:value-type="float" office:value="0.0851030319894" calcext:value-type="float">
            <text:p>0.085103032</text:p>
          </table:table-cell>
          <table:table-cell office:value-type="float" office:value="0.0780694371113" calcext:value-type="float">
            <text:p>0.0780694371</text:p>
          </table:table-cell>
          <table:table-cell table:number-columns-repeated="5"/>
        </table:table-row>
        <table:table-row table:style-name="ro1">
          <table:table-cell office:value-type="float" office:value="0.0765466787521" calcext:value-type="float">
            <text:p>0.0765466788</text:p>
          </table:table-cell>
          <table:table-cell office:value-type="float" office:value="0.0851030217905" calcext:value-type="float">
            <text:p>0.0851030218</text:p>
          </table:table-cell>
          <table:table-cell office:value-type="float" office:value="0.0780694280806" calcext:value-type="float">
            <text:p>0.0780694281</text:p>
          </table:table-cell>
          <table:table-cell table:number-columns-repeated="5"/>
        </table:table-row>
        <table:table-row table:style-name="ro1">
          <table:table-cell office:value-type="float" office:value="0.0765466737445" calcext:value-type="float">
            <text:p>0.0765466737</text:p>
          </table:table-cell>
          <table:table-cell office:value-type="float" office:value="0.0851030121015" calcext:value-type="float">
            <text:p>0.0851030121</text:p>
          </table:table-cell>
          <table:table-cell office:value-type="float" office:value="0.0780694195014" calcext:value-type="float">
            <text:p>0.0780694195</text:p>
          </table:table-cell>
          <table:table-cell table:number-columns-repeated="5"/>
        </table:table-row>
        <table:table-row table:style-name="ro1">
          <table:table-cell office:value-type="float" office:value="0.0765466689873" calcext:value-type="float">
            <text:p>0.076546669</text:p>
          </table:table-cell>
          <table:table-cell office:value-type="float" office:value="0.085103002897" calcext:value-type="float">
            <text:p>0.0851030029</text:p>
          </table:table-cell>
          <table:table-cell office:value-type="float" office:value="0.0780694113511" calcext:value-type="float">
            <text:p>0.0780694114</text:p>
          </table:table-cell>
          <table:table-cell table:number-columns-repeated="5"/>
        </table:table-row>
        <table:table-row table:style-name="ro1">
          <table:table-cell office:value-type="float" office:value="0.0765466644679" calcext:value-type="float">
            <text:p>0.0765466645</text:p>
          </table:table-cell>
          <table:table-cell office:value-type="float" office:value="0.0851029941528" calcext:value-type="float">
            <text:p>0.0851029942</text:p>
          </table:table-cell>
          <table:table-cell office:value-type="float" office:value="0.0780694036084" calcext:value-type="float">
            <text:p>0.0780694036</text:p>
          </table:table-cell>
          <table:table-cell table:number-columns-repeated="5"/>
        </table:table-row>
        <table:table-row table:style-name="ro1">
          <table:table-cell office:value-type="float" office:value="0.0765466601745" calcext:value-type="float">
            <text:p>0.0765466602</text:p>
          </table:table-cell>
          <table:table-cell office:value-type="float" office:value="0.0851029858457" calcext:value-type="float">
            <text:p>0.0851029858</text:p>
          </table:table-cell>
          <table:table-cell office:value-type="float" office:value="0.0780693962528" calcext:value-type="float">
            <text:p>0.0780693963</text:p>
          </table:table-cell>
          <table:table-cell table:number-columns-repeated="5"/>
        </table:table-row>
        <table:table-row table:style-name="ro1">
          <table:table-cell office:value-type="float" office:value="0.0765466560958" calcext:value-type="float">
            <text:p>0.0765466561</text:p>
          </table:table-cell>
          <table:table-cell office:value-type="float" office:value="0.085102977954" calcext:value-type="float">
            <text:p>0.085102978</text:p>
          </table:table-cell>
          <table:table-cell office:value-type="float" office:value="0.078069389265" calcext:value-type="float">
            <text:p>0.0780693893</text:p>
          </table:table-cell>
          <table:table-cell table:number-columns-repeated="5"/>
        </table:table-row>
        <table:table-row table:style-name="ro1">
          <table:table-cell office:value-type="float" office:value="0.076546652221" calcext:value-type="float">
            <text:p>0.0765466522</text:p>
          </table:table-cell>
          <table:table-cell office:value-type="float" office:value="0.0851029704569" calcext:value-type="float">
            <text:p>0.0851029705</text:p>
          </table:table-cell>
          <table:table-cell office:value-type="float" office:value="0.0780693826265" calcext:value-type="float">
            <text:p>0.0780693826</text:p>
          </table:table-cell>
          <table:table-cell table:number-columns-repeated="5"/>
        </table:table-row>
        <table:table-row table:style-name="ro1">
          <table:table-cell office:value-type="float" office:value="0.07654664854" calcext:value-type="float">
            <text:p>0.0765466485</text:p>
          </table:table-cell>
          <table:table-cell office:value-type="float" office:value="0.0851029633347" calcext:value-type="float">
            <text:p>0.0851029633</text:p>
          </table:table-cell>
          <table:table-cell office:value-type="float" office:value="0.07806937632" calcext:value-type="float">
            <text:p>0.0780693763</text:p>
          </table:table-cell>
          <table:table-cell table:number-columns-repeated="5"/>
        </table:table-row>
        <table:table-row table:style-name="ro1">
          <table:table-cell office:value-type="float" office:value="0.076546645043" calcext:value-type="float">
            <text:p>0.076546645</text:p>
          </table:table-cell>
          <table:table-cell office:value-type="float" office:value="0.0851029565685" calcext:value-type="float">
            <text:p>0.0851029566</text:p>
          </table:table-cell>
          <table:table-cell office:value-type="float" office:value="0.0780693703288" calcext:value-type="float">
            <text:p>0.0780693703</text:p>
          </table:table-cell>
          <table:table-cell table:number-columns-repeated="5"/>
        </table:table-row>
        <table:table-row table:style-name="ro1">
          <table:table-cell office:value-type="float" office:value="0.0765466417208" calcext:value-type="float">
            <text:p>0.0765466417</text:p>
          </table:table-cell>
          <table:table-cell office:value-type="float" office:value="0.0851029501407" calcext:value-type="float">
            <text:p>0.0851029501</text:p>
          </table:table-cell>
          <table:table-cell office:value-type="float" office:value="0.0780693646372" calcext:value-type="float">
            <text:p>0.0780693646</text:p>
          </table:table-cell>
          <table:table-cell table:number-columns-repeated="5"/>
        </table:table-row>
        <table:table-row table:style-name="ro1">
          <table:table-cell office:value-type="float" office:value="0.0765466385648" calcext:value-type="float">
            <text:p>0.0765466386</text:p>
          </table:table-cell>
          <table:table-cell office:value-type="float" office:value="0.0851029440342" calcext:value-type="float">
            <text:p>0.085102944</text:p>
          </table:table-cell>
          <table:table-cell office:value-type="float" office:value="0.0780693592302" calcext:value-type="float">
            <text:p>0.0780693592</text:p>
          </table:table-cell>
          <table:table-cell table:number-columns-repeated="5"/>
        </table:table-row>
        <table:table-row table:style-name="ro1">
          <table:table-cell office:value-type="float" office:value="0.0765466355666" calcext:value-type="float">
            <text:p>0.0765466356</text:p>
          </table:table-cell>
          <table:table-cell office:value-type="float" office:value="0.0851029382331" calcext:value-type="float">
            <text:p>0.0851029382</text:p>
          </table:table-cell>
          <table:table-cell office:value-type="float" office:value="0.0780693540935" calcext:value-type="float">
            <text:p>0.0780693541</text:p>
          </table:table-cell>
          <table:table-cell table:number-columns-repeated="5"/>
        </table:table-row>
        <table:table-row table:style-name="ro1">
          <table:table-cell office:value-type="float" office:value="0.0765466327182" calcext:value-type="float">
            <text:p>0.0765466327</text:p>
          </table:table-cell>
          <table:table-cell office:value-type="float" office:value="0.0851029327221" calcext:value-type="float">
            <text:p>0.0851029327</text:p>
          </table:table-cell>
          <table:table-cell office:value-type="float" office:value="0.0780693492136" calcext:value-type="float">
            <text:p>0.0780693492</text:p>
          </table:table-cell>
          <table:table-cell table:number-columns-repeated="5"/>
        </table:table-row>
        <table:table-row table:style-name="ro1">
          <table:table-cell office:value-type="float" office:value="0.0765466300123" calcext:value-type="float">
            <text:p>0.07654663</text:p>
          </table:table-cell>
          <table:table-cell office:value-type="float" office:value="0.0851029274866" calcext:value-type="float">
            <text:p>0.0851029275</text:p>
          </table:table-cell>
          <table:table-cell office:value-type="float" office:value="0.0780693445778" calcext:value-type="float">
            <text:p>0.0780693446</text:p>
          </table:table-cell>
          <table:table-cell table:number-columns-repeated="5"/>
        </table:table-row>
        <table:table-row table:style-name="ro1">
          <table:table-cell office:value-type="float" office:value="0.0765466274417" calcext:value-type="float">
            <text:p>0.0765466274</text:p>
          </table:table-cell>
          <table:table-cell office:value-type="float" office:value="0.0851029225128" calcext:value-type="float">
            <text:p>0.0851029225</text:p>
          </table:table-cell>
          <table:table-cell office:value-type="float" office:value="0.0780693401737" calcext:value-type="float">
            <text:p>0.0780693402</text:p>
          </table:table-cell>
          <table:table-cell table:number-columns-repeated="5"/>
        </table:table-row>
        <table:table-row table:style-name="ro1">
          <table:table-cell office:value-type="float" office:value="0.0765466249996" calcext:value-type="float">
            <text:p>0.076546625</text:p>
          </table:table-cell>
          <table:table-cell office:value-type="float" office:value="0.0851029177878" calcext:value-type="float">
            <text:p>0.0851029178</text:p>
          </table:table-cell>
          <table:table-cell office:value-type="float" office:value="0.0780693359899" calcext:value-type="float">
            <text:p>0.078069336</text:p>
          </table:table-cell>
          <table:table-cell table:number-columns-repeated="5"/>
        </table:table-row>
        <table:table-row table:style-name="ro1">
          <table:table-cell office:value-type="float" office:value="0.0864782612841" calcext:value-type="float">
            <text:p>0.0864782613</text:p>
          </table:table-cell>
          <table:table-cell office:value-type="float" office:value="0.085102913299" calcext:value-type="float">
            <text:p>0.0851029133</text:p>
          </table:table-cell>
          <table:table-cell office:value-type="float" office:value="0.0780693320152" calcext:value-type="float">
            <text:p>0.078069332</text:p>
          </table:table-cell>
          <table:table-cell table:number-columns-repeated="5"/>
        </table:table-row>
        <table:table-row table:style-name="ro1">
          <table:table-cell office:value-type="float" office:value="0.0850235372861" calcext:value-type="float">
            <text:p>0.0850235373</text:p>
          </table:table-cell>
          <table:table-cell office:value-type="float" office:value="0.0851029090346" calcext:value-type="float">
            <text:p>0.085102909</text:p>
          </table:table-cell>
          <table:table-cell office:value-type="float" office:value="0.0780693282393" calcext:value-type="float">
            <text:p>0.0780693282</text:p>
          </table:table-cell>
          <table:table-cell table:number-columns-repeated="5"/>
        </table:table-row>
        <table:table-row table:style-name="ro1">
          <table:table-cell office:value-type="float" office:value="0.0836746672574" calcext:value-type="float">
            <text:p>0.0836746673</text:p>
          </table:table-cell>
          <table:table-cell office:value-type="float" office:value="0.0851029049835" calcext:value-type="float">
            <text:p>0.085102905</text:p>
          </table:table-cell>
          <table:table-cell office:value-type="float" office:value="0.0780693246521" calcext:value-type="float">
            <text:p>0.0780693247</text:p>
          </table:table-cell>
          <table:table-cell table:number-columns-repeated="5"/>
        </table:table-row>
        <table:table-row table:style-name="ro1">
          <table:table-cell office:value-type="float" office:value="0.0824221622958" calcext:value-type="float">
            <text:p>0.0824221623</text:p>
          </table:table-cell>
          <table:table-cell office:value-type="float" office:value="0.0851029011349" calcext:value-type="float">
            <text:p>0.0851029011</text:p>
          </table:table-cell>
          <table:table-cell office:value-type="float" office:value="0.0780693212443" calcext:value-type="float">
            <text:p>0.0780693212</text:p>
          </table:table-cell>
          <table:table-cell table:number-columns-repeated="5"/>
        </table:table-row>
        <table:table-row table:style-name="ro1">
          <table:table-cell office:value-type="float" office:value="0.0812575882807" calcext:value-type="float">
            <text:p>0.0812575883</text:p>
          </table:table-cell>
          <table:table-cell office:value-type="float" office:value="0.0851028974788" calcext:value-type="float">
            <text:p>0.0851028975</text:p>
          </table:table-cell>
          <table:table-cell office:value-type="float" office:value="0.078069318007" calcext:value-type="float">
            <text:p>0.078069318</text:p>
          </table:table-cell>
          <table:table-cell table:number-columns-repeated="5"/>
        </table:table-row>
        <table:table-row table:style-name="ro1">
          <table:table-cell office:value-type="float" office:value="0.0801734246997" calcext:value-type="float">
            <text:p>0.0801734247</text:p>
          </table:table-cell>
          <table:table-cell office:value-type="float" office:value="0.0851028940054" calcext:value-type="float">
            <text:p>0.085102894</text:p>
          </table:table-cell>
          <table:table-cell office:value-type="float" office:value="0.0780693149314" calcext:value-type="float">
            <text:p>0.0780693149</text:p>
          </table:table-cell>
          <table:table-cell table:number-columns-repeated="5"/>
        </table:table-row>
        <table:table-row table:style-name="ro1">
          <table:table-cell office:value-type="float" office:value="0.0791629454152" calcext:value-type="float">
            <text:p>0.0791629454</text:p>
          </table:table-cell>
          <table:table-cell office:value-type="float" office:value="0.0851028907058" calcext:value-type="float">
            <text:p>0.0851028907</text:p>
          </table:table-cell>
          <table:table-cell office:value-type="float" office:value="0.0780693120097" calcext:value-type="float">
            <text:p>0.078069312</text:p>
          </table:table-cell>
          <table:table-cell table:number-columns-repeated="5"/>
        </table:table-row>
        <table:table-row table:style-name="ro1">
          <table:table-cell office:value-type="float" office:value="0.0782201175191" calcext:value-type="float">
            <text:p>0.0782201175</text:p>
          </table:table-cell>
          <table:table-cell office:value-type="float" office:value="0.0851028875711" calcext:value-type="float">
            <text:p>0.0851028876</text:p>
          </table:table-cell>
          <table:table-cell office:value-type="float" office:value="0.078069309234" calcext:value-type="float">
            <text:p>0.0780693092</text:p>
          </table:table-cell>
          <table:table-cell table:number-columns-repeated="5"/>
        </table:table-row>
        <table:table-row table:style-name="ro1">
          <table:table-cell office:value-type="float" office:value="0.077339515175" calcext:value-type="float">
            <text:p>0.0773395152</text:p>
          </table:table-cell>
          <table:table-cell office:value-type="float" office:value="0.0851028845931" calcext:value-type="float">
            <text:p>0.0851028846</text:p>
          </table:table-cell>
          <table:table-cell office:value-type="float" office:value="0.0780693065972" calcext:value-type="float">
            <text:p>0.0780693066</text:p>
          </table:table-cell>
          <table:table-cell table:number-columns-repeated="5"/>
        </table:table-row>
        <table:table-row table:style-name="ro1">
          <table:table-cell office:value-type="float" office:value="0.0765162459345" calcext:value-type="float">
            <text:p>0.0765162459</text:p>
          </table:table-cell>
          <table:table-cell office:value-type="float" office:value="0.0851028817641" calcext:value-type="float">
            <text:p>0.0851028818</text:p>
          </table:table-cell>
          <table:table-cell office:value-type="float" office:value="0.0780693040921" calcext:value-type="float">
            <text:p>0.0780693041</text:p>
          </table:table-cell>
          <table:table-cell table:number-columns-repeated="5"/>
        </table:table-row>
        <table:table-row table:style-name="ro1">
          <table:table-cell office:value-type="float" office:value="0.0757458874836" calcext:value-type="float">
            <text:p>0.0757458875</text:p>
          </table:table-cell>
          <table:table-cell office:value-type="float" office:value="0.0851028790764" calcext:value-type="float">
            <text:p>0.0851028791</text:p>
          </table:table-cell>
          <table:table-cell office:value-type="float" office:value="0.0780693017123" calcext:value-type="float">
            <text:p>0.0780693017</text:p>
          </table:table-cell>
          <table:table-cell table:number-columns-repeated="5"/>
        </table:table-row>
        <table:table-row table:style-name="ro1">
          <table:table-cell office:value-type="float" office:value="0.0750244331443" calcext:value-type="float">
            <text:p>0.0750244331</text:p>
          </table:table-cell>
          <table:table-cell office:value-type="float" office:value="0.0851028765232" calcext:value-type="float">
            <text:p>0.0851028765</text:p>
          </table:table-cell>
          <table:table-cell office:value-type="float" office:value="0.0780692994516" calcext:value-type="float">
            <text:p>0.0780692995</text:p>
          </table:table-cell>
          <table:table-cell table:number-columns-repeated="5"/>
        </table:table-row>
        <table:table-row table:style-name="ro1">
          <table:table-cell office:value-type="float" office:value="0.0743482447587" calcext:value-type="float">
            <text:p>0.0743482448</text:p>
          </table:table-cell>
          <table:table-cell office:value-type="float" office:value="0.0851028740977" calcext:value-type="float">
            <text:p>0.0851028741</text:p>
          </table:table-cell>
          <table:table-cell office:value-type="float" office:value="0.0780692973038" calcext:value-type="float">
            <text:p>0.0780692973</text:p>
          </table:table-cell>
          <table:table-cell table:number-columns-repeated="5"/>
        </table:table-row>
        <table:table-row table:style-name="ro1">
          <table:table-cell office:value-type="float" office:value="0.0737140118193" calcext:value-type="float">
            <text:p>0.0737140118</text:p>
          </table:table-cell>
          <table:table-cell office:value-type="float" office:value="0.0851028717934" calcext:value-type="float">
            <text:p>0.0851028718</text:p>
          </table:table-cell>
          <table:table-cell office:value-type="float" office:value="0.0780692952634" calcext:value-type="float">
            <text:p>0.0780692953</text:p>
          </table:table-cell>
          <table:table-cell table:number-columns-repeated="5"/>
        </table:table-row>
        <table:table-row table:style-name="ro1">
          <table:table-cell office:value-type="float" office:value="0.0731187159044" calcext:value-type="float">
            <text:p>0.0731187159</text:p>
          </table:table-cell>
          <table:table-cell office:value-type="float" office:value="0.0851028696043" calcext:value-type="float">
            <text:p>0.0851028696</text:p>
          </table:table-cell>
          <table:table-cell office:value-type="float" office:value="0.0775671914198" calcext:value-type="float">
            <text:p>0.0775671914</text:p>
          </table:table-cell>
          <table:table-cell table:number-columns-repeated="5"/>
        </table:table-row>
        <table:table-row table:style-name="ro1">
          <table:table-cell office:value-type="float" office:value="0.0725595996372" calcext:value-type="float">
            <text:p>0.0725595996</text:p>
          </table:table-cell>
          <table:table-cell office:value-type="float" office:value="0.0851028675247" calcext:value-type="float">
            <text:p>0.0851028675</text:p>
          </table:table-cell>
          <table:table-cell office:value-type="float" office:value="0.0763097398554" calcext:value-type="float">
            <text:p>0.0763097399</text:p>
          </table:table-cell>
          <table:table-cell table:number-columns-repeated="5"/>
        </table:table-row>
        <table:table-row table:style-name="ro1">
          <table:table-cell office:value-type="float" office:value="0.0720341395119" calcext:value-type="float">
            <text:p>0.0720341395</text:p>
          </table:table-cell>
          <table:table-cell office:value-type="float" office:value="0.0797414695909" calcext:value-type="float">
            <text:p>0.0797414696</text:p>
          </table:table-cell>
          <table:table-cell office:value-type="float" office:value="0.0751423523988" calcext:value-type="float">
            <text:p>0.0751423524</text:p>
          </table:table-cell>
          <table:table-cell table:number-columns-repeated="5"/>
        </table:table-row>
        <table:table-row table:style-name="ro1">
          <table:table-cell office:value-type="float" office:value="0.0715400220393" calcext:value-type="float">
            <text:p>0.071540022</text:p>
          </table:table-cell>
          <table:table-cell office:value-type="float" office:value="0.0782939325119" calcext:value-type="float">
            <text:p>0.0782939325</text:p>
          </table:table-cell>
          <table:table-cell office:value-type="float" office:value="0.0740571198407" calcext:value-type="float">
            <text:p>0.0740571198</text:p>
          </table:table-cell>
          <table:table-cell table:number-columns-repeated="5"/>
        </table:table-row>
        <table:table-row table:style-name="ro1">
          <table:table-cell office:value-type="float" office:value="0.0710751227502" calcext:value-type="float">
            <text:p>0.0710751228</text:p>
          </table:table-cell>
          <table:table-cell office:value-type="float" office:value="0.0769539598911" calcext:value-type="float">
            <text:p>0.0769539599</text:p>
          </table:table-cell>
          <table:table-cell office:value-type="float" office:value="0.0730469929673" calcext:value-type="float">
            <text:p>0.073046993</text:p>
          </table:table-cell>
          <table:table-cell table:number-columns-repeated="5"/>
        </table:table-row>
        <table:table-row table:style-name="ro1">
          <table:table-cell office:value-type="float" office:value="0.0706374876642" calcext:value-type="float">
            <text:p>0.0706374877</text:p>
          </table:table-cell>
          <table:table-cell office:value-type="float" office:value="0.0757116437316" calcext:value-type="float">
            <text:p>0.0757116437</text:p>
          </table:table-cell>
          <table:table-cell office:value-type="float" office:value="0.0721056698735" calcext:value-type="float">
            <text:p>0.0721056699</text:p>
          </table:table-cell>
          <table:table-cell table:number-columns-repeated="5"/>
        </table:table-row>
        <table:table-row table:style-name="ro1">
          <table:table-cell office:value-type="float" office:value="0.0702253168956" calcext:value-type="float">
            <text:p>0.0702253169</text:p>
          </table:table-cell>
          <table:table-cell office:value-type="float" office:value="0.0745582104158" calcext:value-type="float">
            <text:p>0.0745582104</text:p>
          </table:table-cell>
          <table:table-cell office:value-type="float" office:value="0.0712275004448" calcext:value-type="float">
            <text:p>0.0712275004</text:p>
          </table:table-cell>
          <table:table-cell table:number-columns-repeated="5"/>
        </table:table-row>
        <table:table-row table:style-name="ro1">
          <table:table-cell office:value-type="float" office:value="0.0698369501134" calcext:value-type="float">
            <text:p>0.0698369501</text:p>
          </table:table-cell>
          <table:table-cell office:value-type="float" office:value="0.0734858643487" calcext:value-type="float">
            <text:p>0.0734858643</text:p>
          </table:table-cell>
          <table:table-cell office:value-type="float" office:value="0.0704074050514" calcext:value-type="float">
            <text:p>0.0704074051</text:p>
          </table:table-cell>
          <table:table-cell table:number-columns-repeated="5"/>
        </table:table-row>
        <table:table-row table:style-name="ro1">
          <table:table-cell office:value-type="float" office:value="0.069470853616" calcext:value-type="float">
            <text:p>0.0694708536</text:p>
          </table:table-cell>
          <table:table-cell office:value-type="float" office:value="0.0724876566143" calcext:value-type="float">
            <text:p>0.0724876566</text:p>
          </table:table-cell>
          <table:table-cell office:value-type="float" office:value="0.0696408050591" calcext:value-type="float">
            <text:p>0.0696408051</text:p>
          </table:table-cell>
          <table:table-cell table:number-columns-repeated="5"/>
        </table:table-row>
        <table:table-row table:style-name="ro1">
          <table:table-cell office:value-type="float" office:value="0.0691256088153" calcext:value-type="float">
            <text:p>0.0691256088</text:p>
          </table:table-cell>
          <table:table-cell office:value-type="float" office:value="0.0715573741254" calcext:value-type="float">
            <text:p>0.0715573741</text:p>
          </table:table-cell>
          <table:table-cell office:value-type="float" office:value="0.0689235632136" calcext:value-type="float">
            <text:p>0.0689235632</text:p>
          </table:table-cell>
          <table:table-cell table:number-columns-repeated="5"/>
        </table:table-row>
        <table:table-row table:style-name="ro1">
          <table:table-cell office:value-type="float" office:value="0.0687999019547" calcext:value-type="float">
            <text:p>0.068799902</text:p>
          </table:table-cell>
          <table:table-cell office:value-type="float" office:value="0.0706894456552" calcext:value-type="float">
            <text:p>0.0706894457</text:p>
          </table:table-cell>
          <table:table-cell office:value-type="float" office:value="0.0682519323063" calcext:value-type="float">
            <text:p>0.0682519323</text:p>
          </table:table-cell>
          <table:table-cell table:number-columns-repeated="5"/>
        </table:table-row>
        <table:table-row table:style-name="ro1">
          <table:table-cell office:value-type="float" office:value="0.0684925149085" calcext:value-type="float">
            <text:p>0.0684925149</text:p>
          </table:table-cell>
          <table:table-cell office:value-type="float" office:value="0.0698788618411" calcext:value-type="float">
            <text:p>0.0698788618</text:p>
          </table:table-cell>
          <table:table-cell office:value-type="float" office:value="0.067622510817" calcext:value-type="float">
            <text:p>0.0676225108</text:p>
          </table:table-cell>
          <table:table-cell table:number-columns-repeated="5"/>
        </table:table-row>
        <table:table-row table:style-name="ro1">
          <table:table-cell office:value-type="float" office:value="0.0682023169328" calcext:value-type="float">
            <text:p>0.0682023169</text:p>
          </table:table-cell>
          <table:table-cell office:value-type="float" office:value="0.0691211068088" calcext:value-type="float">
            <text:p>0.0691211068</text:p>
          </table:table-cell>
          <table:table-cell office:value-type="float" office:value="0.0670322044571" calcext:value-type="float">
            <text:p>0.0670322045</text:p>
          </table:table-cell>
          <table:table-cell table:number-columns-repeated="5"/>
        </table:table-row>
        <table:table-row table:style-name="ro1">
          <table:table-cell office:value-type="float" office:value="0.0679282572549" calcext:value-type="float">
            <text:p>0.0679282573</text:p>
          </table:table-cell>
          <table:table-cell office:value-type="float" office:value="0.0684120995048" calcext:value-type="float">
            <text:p>0.0684120995</text:p>
          </table:table-cell>
          <table:table-cell office:value-type="float" office:value="0.0664781927203" calcext:value-type="float">
            <text:p>0.0664781927</text:p>
          </table:table-cell>
          <table:table-cell table:number-columns-repeated="5"/>
        </table:table-row>
        <table:table-row table:style-name="ro1">
          <table:table-cell office:value-type="float" office:value="0.0676693584033" calcext:value-type="float">
            <text:p>0.0676693584</text:p>
          </table:table-cell>
          <table:table-cell office:value-type="float" office:value="0.067748143174" calcext:value-type="float">
            <text:p>0.0677481432</text:p>
          </table:table-cell>
          <table:table-cell office:value-type="float" office:value="0.0659578997012" calcext:value-type="float">
            <text:p>0.0659578997</text:p>
          </table:table-cell>
          <table:table-cell table:number-columns-repeated="5"/>
        </table:table-row>
        <table:table-row table:style-name="ro1">
          <table:table-cell office:value-type="float" office:value="0.0674247101921" calcext:value-type="float">
            <text:p>0.0674247102</text:p>
          </table:table-cell>
          <table:table-cell office:value-type="float" office:value="0.0671258816984" calcext:value-type="float">
            <text:p>0.0671258817</text:p>
          </table:table-cell>
          <table:table-cell office:value-type="float" office:value="0.0654689685594" calcext:value-type="float">
            <text:p>0.0654689686</text:p>
          </table:table-cell>
          <table:table-cell table:number-columns-repeated="5"/>
        </table:table-row>
        <table:table-row table:style-name="ro1">
          <table:table-cell office:value-type="float" office:value="0.0671934642881" calcext:value-type="float">
            <text:p>0.0671934643</text:p>
          </table:table-cell>
          <table:table-cell office:value-type="float" office:value="0.0665422617394" calcext:value-type="float">
            <text:p>0.0665422617</text:p>
          </table:table-cell>
          <table:table-cell office:value-type="float" office:value="0.0650092391131" calcext:value-type="float">
            <text:p>0.0650092391</text:p>
          </table:table-cell>
          <table:table-cell table:number-columns-repeated="5"/>
        </table:table-row>
        <table:table-row table:style-name="ro1">
          <table:table-cell office:value-type="float" office:value="0.0669748292929" calcext:value-type="float">
            <text:p>0.0669748293</text:p>
          </table:table-cell>
          <table:table-cell office:value-type="float" office:value="0.0659944998074" calcext:value-type="float">
            <text:p>0.0659944998</text:p>
          </table:table-cell>
          <table:table-cell office:value-type="float" office:value="0.0645767281232" calcext:value-type="float">
            <text:p>0.0645767281</text:p>
          </table:table-cell>
          <table:table-cell table:number-columns-repeated="5"/>
        </table:table-row>
        <table:table-row table:style-name="ro1">
          <table:table-cell office:value-type="float" office:value="0.0667680662859" calcext:value-type="float">
            <text:p>0.0667680663</text:p>
          </table:table-cell>
          <table:table-cell office:value-type="float" office:value="0.0654800535275" calcext:value-type="float">
            <text:p>0.0654800535</text:p>
          </table:table-cell>
          <table:table-cell office:value-type="float" office:value="0.0641696119002" calcext:value-type="float">
            <text:p>0.0641696119</text:p>
          </table:table-cell>
          <table:table-cell table:number-columns-repeated="5"/>
        </table:table-row>
        <table:table-row table:style-name="ro1">
          <table:table-cell office:value-type="float" office:value="0.0665724847771" calcext:value-type="float">
            <text:p>0.0665724848</text:p>
          </table:table-cell>
          <table:table-cell office:value-type="float" office:value="0.0649965964943" calcext:value-type="float">
            <text:p>0.0649965965</text:p>
          </table:table-cell>
          <table:table-cell office:value-type="float" office:value="0.0637862109209" calcext:value-type="float">
            <text:p>0.0637862109</text:p>
          </table:table-cell>
          <table:table-cell table:number-columns-repeated="5"/>
        </table:table-row>
        <table:table-row table:style-name="ro1">
          <table:table-cell office:value-type="float" office:value="0.0663874390265" calcext:value-type="float">
            <text:p>0.066387439</text:p>
          </table:table-cell>
          <table:table-cell office:value-type="float" office:value="0.0645419962044" calcext:value-type="float">
            <text:p>0.0645419962</text:p>
          </table:table-cell>
          <table:table-cell office:value-type="float" office:value="0.0634249761902" calcext:value-type="float">
            <text:p>0.0634249762</text:p>
          </table:table-cell>
          <table:table-cell table:number-columns-repeated="5"/>
        </table:table-row>
        <table:table-row table:style-name="ro1">
          <table:table-cell office:value-type="float" office:value="0.066212324692" calcext:value-type="float">
            <text:p>0.0662123247</text:p>
          </table:table-cell>
          <table:table-cell office:value-type="float" office:value="0.0641142946374" calcext:value-type="float">
            <text:p>0.0641142946</text:p>
          </table:table-cell>
          <table:table-cell office:value-type="float" office:value="0.0630844771211" calcext:value-type="float">
            <text:p>0.0630844771</text:p>
          </table:table-cell>
          <table:table-cell table:number-columns-repeated="5"/>
        </table:table-row>
        <table:table-row table:style-name="ro1">
          <table:table-cell office:value-type="float" office:value="0.0660465757714" calcext:value-type="float">
            <text:p>0.0660465758</text:p>
          </table:table-cell>
          <table:table-cell office:value-type="float" office:value="0.0637116911217" calcext:value-type="float">
            <text:p>0.0637116911</text:p>
          </table:table-cell>
          <table:table-cell office:value-type="float" office:value="0.06276339074" calcext:value-type="float">
            <text:p>0.0627633907</text:p>
          </table:table-cell>
          <table:table-cell table:number-columns-repeated="5"/>
        </table:table-row>
        <table:table-row table:style-name="ro1">
          <table:table-cell office:value-type="float" office:value="0.0658896618092" calcext:value-type="float">
            <text:p>0.0658896618</text:p>
          </table:table-cell>
          <table:table-cell office:value-type="float" office:value="0.0633325271802" calcext:value-type="float">
            <text:p>0.0633325272</text:p>
          </table:table-cell>
          <table:table-cell office:value-type="float" office:value="0.0624604920502" calcext:value-type="float">
            <text:p>0.0624604921</text:p>
          </table:table-cell>
          <table:table-cell table:number-columns-repeated="5"/>
        </table:table-row>
        <table:table-row table:style-name="ro1">
          <table:table-cell office:value-type="float" office:value="0.065741085341" calcext:value-type="float">
            <text:p>0.0657410853</text:p>
          </table:table-cell>
          <table:table-cell office:value-type="float" office:value="0.062975273092" calcext:value-type="float">
            <text:p>0.0629752731</text:p>
          </table:table-cell>
          <table:table-cell office:value-type="float" office:value="0.0621746454129" calcext:value-type="float">
            <text:p>0.0621746454</text:p>
          </table:table-cell>
          <table:table-cell table:number-columns-repeated="5"/>
        </table:table-row>
        <table:table-row table:style-name="ro1">
          <table:table-cell office:value-type="float" office:value="0.0656003795529" calcext:value-type="float">
            <text:p>0.0656003796</text:p>
          </table:table-cell>
          <table:table-cell office:value-type="float" office:value="0.0626385159499" calcext:value-type="float">
            <text:p>0.0626385159</text:p>
          </table:table-cell>
          <table:table-cell office:value-type="float" office:value="0.0619047968209" calcext:value-type="float">
            <text:p>0.0619047968</text:p>
          </table:table-cell>
          <table:table-cell table:number-columns-repeated="5"/>
        </table:table-row>
        <table:table-row table:style-name="ro1">
          <table:table-cell office:value-type="float" office:value="0.0654671061341" calcext:value-type="float">
            <text:p>0.0654671061</text:p>
          </table:table-cell>
          <table:table-cell office:value-type="float" office:value="0.0623209490215" calcext:value-type="float">
            <text:p>0.062320949</text:p>
          </table:table-cell>
          <table:table-cell office:value-type="float" office:value="0.0616499669591" calcext:value-type="float">
            <text:p>0.061649967</text:p>
          </table:table-cell>
          <table:table-cell table:number-columns-repeated="5"/>
        </table:table-row>
        <table:table-row table:style-name="ro1">
          <table:table-cell office:value-type="float" office:value="0.0653408533046" calcext:value-type="float">
            <text:p>0.0653408533</text:p>
          </table:table-cell>
          <table:table-cell office:value-type="float" office:value="0.0620213622525" calcext:value-type="float">
            <text:p>0.0620213623</text:p>
          </table:table-cell>
          <table:table-cell office:value-type="float" office:value="0.061409244961" calcext:value-type="float">
            <text:p>0.061409245</text:p>
          </table:table-cell>
          <table:table-cell table:number-columns-repeated="5"/>
        </table:table-row>
        <table:table-row table:style-name="ro1">
          <table:table-cell office:value-type="float" office:value="0.0652212340017" calcext:value-type="float">
            <text:p>0.065221234</text:p>
          </table:table-cell>
          <table:table-cell office:value-type="float" office:value="0.0617386337699" calcext:value-type="float">
            <text:p>0.0617386338</text:p>
          </table:table-cell>
          <table:table-cell office:value-type="float" office:value="0.0611817827787" calcext:value-type="float">
            <text:p>0.0611817828</text:p>
          </table:table-cell>
          <table:table-cell table:number-columns-repeated="5"/>
        </table:table-row>
        <table:table-row table:style-name="ro1">
          <table:table-cell office:value-type="float" office:value="0.0651078842104" calcext:value-type="float">
            <text:p>0.0651078842</text:p>
          </table:table-cell>
          <table:table-cell office:value-type="float" office:value="0.0614717222655" calcext:value-type="float">
            <text:p>0.0614717223</text:p>
          </table:table-cell>
          <table:table-cell office:value-type="float" office:value="0.0609667900991" calcext:value-type="float">
            <text:p>0.0609667901</text:p>
          </table:table-cell>
          <table:table-cell table:number-columns-repeated="5"/>
        </table:table-row>
        <table:table-row table:style-name="ro1">
          <table:table-cell office:value-type="float" office:value="0.0650004614233" calcext:value-type="float">
            <text:p>0.0650004614</text:p>
          </table:table-cell>
          <table:table-cell office:value-type="float" office:value="0.0612196601547" calcext:value-type="float">
            <text:p>0.0612196602</text:p>
          </table:table-cell>
          <table:table-cell office:value-type="float" office:value="0.0607635297438" calcext:value-type="float">
            <text:p>0.0607635297</text:p>
          </table:table-cell>
          <table:table-cell table:number-columns-repeated="5"/>
        </table:table-row>
        <table:table-row table:style-name="ro1">
          <table:table-cell office:value-type="float" office:value="0.0648986432209" calcext:value-type="float">
            <text:p>0.0648986432</text:p>
          </table:table-cell>
          <table:table-cell office:value-type="float" office:value="0.0609815474195" calcext:value-type="float">
            <text:p>0.0609815474</text:p>
          </table:table-cell>
          <table:table-cell office:value-type="float" office:value="0.0605713135007" calcext:value-type="float">
            <text:p>0.0605713135</text:p>
          </table:table-cell>
          <table:table-cell table:number-columns-repeated="5"/>
        </table:table-row>
        <table:table-row table:style-name="ro1">
          <table:table-cell office:value-type="float" office:value="0.0648021259581" calcext:value-type="float">
            <text:p>0.064802126</text:p>
          </table:table-cell>
          <table:table-cell office:value-type="float" office:value="0.0607565460571" calcext:value-type="float">
            <text:p>0.0607565461</text:p>
          </table:table-cell>
          <table:table-cell office:value-type="float" office:value="0.0603894983395" calcext:value-type="float">
            <text:p>0.0603894983</text:p>
          </table:table-cell>
          <table:table-cell table:number-columns-repeated="5"/>
        </table:table-row>
        <table:table-row table:style-name="ro1">
          <table:table-cell office:value-type="float" office:value="0.064710623551" calcext:value-type="float">
            <text:p>0.0647106236</text:p>
          </table:table-cell>
          <table:table-cell office:value-type="float" office:value="0.0605438750663" calcext:value-type="float">
            <text:p>0.0605438751</text:p>
          </table:table-cell>
          <table:table-cell office:value-type="float" office:value="0.060217482971" calcext:value-type="float">
            <text:p>0.060217483</text:p>
          </table:table-cell>
          <table:table-cell table:number-columns-repeated="5"/>
        </table:table-row>
        <table:table-row table:style-name="ro1">
          <table:table-cell office:value-type="float" office:value="0.0646238663524" calcext:value-type="float">
            <text:p>0.0646238664</text:p>
          </table:table-cell>
          <table:table-cell office:value-type="float" office:value="0.0603428059099" calcext:value-type="float">
            <text:p>0.0603428059</text:p>
          </table:table-cell>
          <table:table-cell office:value-type="float" office:value="0.0600547047145" calcext:value-type="float">
            <text:p>0.0600547047</text:p>
          </table:table-cell>
          <table:table-cell table:number-columns-repeated="5"/>
        </table:table-row>
        <table:table-row table:style-name="ro1">
          <table:table-cell office:value-type="float" office:value="0.0645416001101" calcext:value-type="float">
            <text:p>0.0645416001</text:p>
          </table:table-cell>
          <table:table-cell office:value-type="float" office:value="0.0601526584034" calcext:value-type="float">
            <text:p>0.0601526584</text:p>
          </table:table-cell>
          <table:table-cell office:value-type="float" office:value="0.0599006366395" calcext:value-type="float">
            <text:p>0.0599006366</text:p>
          </table:table-cell>
          <table:table-cell table:number-columns-repeated="5"/>
        </table:table-row>
        <table:table-row table:style-name="ro1">
          <table:table-cell office:value-type="float" office:value="0.0644635850008" calcext:value-type="float">
            <text:p>0.064463585</text:p>
          </table:table-cell>
          <table:table-cell office:value-type="float" office:value="0.0599727969811" calcext:value-type="float">
            <text:p>0.059972797</text:p>
          </table:table-cell>
          <table:table-cell office:value-type="float" office:value="0.0597547849569" calcext:value-type="float">
            <text:p>0.059754785</text:p>
          </table:table-cell>
          <table:table-cell table:number-columns-repeated="5"/>
        </table:table-row>
        <table:table-row table:style-name="ro1">
          <table:table-cell office:value-type="float" office:value="0.0643895947323" calcext:value-type="float">
            <text:p>0.0643895947</text:p>
          </table:table-cell>
          <table:table-cell office:value-type="float" office:value="0.0598026273023" calcext:value-type="float">
            <text:p>0.0598026273</text:p>
          </table:table-cell>
          <table:table-cell office:value-type="float" office:value="0.0596166866312" calcext:value-type="float">
            <text:p>0.0596166866</text:p>
          </table:table-cell>
          <table:table-cell table:number-columns-repeated="5"/>
        </table:table-row>
        <table:table-row table:style-name="ro1">
          <table:table-cell office:value-type="float" office:value="0.0643194157094" calcext:value-type="float">
            <text:p>0.0643194157</text:p>
          </table:table-cell>
          <table:table-cell office:value-type="float" office:value="0.0596415931595" calcext:value-type="float">
            <text:p>0.0596415932</text:p>
          </table:table-cell>
          <table:table-cell office:value-type="float" office:value="0.0594859071948" calcext:value-type="float">
            <text:p>0.0594859072</text:p>
          </table:table-cell>
          <table:table-cell table:number-columns-repeated="5"/>
        </table:table-row>
        <table:table-row table:style-name="ro1">
          <table:table-cell office:value-type="float" office:value="0.0642528462582" calcext:value-type="float">
            <text:p>0.0642528463</text:p>
          </table:table-cell>
          <table:table-cell office:value-type="float" office:value="0.0594891736585" calcext:value-type="float">
            <text:p>0.0594891737</text:p>
          </table:table-cell>
          <table:table-cell office:value-type="float" office:value="0.0593620387431" calcext:value-type="float">
            <text:p>0.0593620387</text:p>
          </table:table-cell>
          <table:table-cell table:number-columns-repeated="5"/>
        </table:table-row>
        <table:table-row table:style-name="ro1">
          <table:table-cell office:value-type="float" office:value="0.0641896959035" calcext:value-type="float">
            <text:p>0.0641896959</text:p>
          </table:table-cell>
          <table:table-cell office:value-type="float" office:value="0.0593448806434" calcext:value-type="float">
            <text:p>0.0593448806</text:p>
          </table:table-cell>
          <table:table-cell office:value-type="float" office:value="0.059244698093" calcext:value-type="float">
            <text:p>0.0592446981</text:p>
          </table:table-cell>
          <table:table-cell table:number-columns-repeated="5"/>
        </table:table-row>
        <table:table-row table:style-name="ro1">
          <table:table-cell office:value-type="float" office:value="0.0641297846953" calcext:value-type="float">
            <text:p>0.0641297847</text:p>
          </table:table-cell>
          <table:table-cell office:value-type="float" office:value="0.0592082563407" calcext:value-type="float">
            <text:p>0.0592082563</text:p>
          </table:table-cell>
          <table:table-cell office:value-type="float" office:value="0.0591335250901" calcext:value-type="float">
            <text:p>0.0591335251</text:p>
          </table:table-cell>
          <table:table-cell table:number-columns-repeated="5"/>
        </table:table-row>
        <table:table-row table:style-name="ro1">
          <table:table-cell office:value-type="float" office:value="0.0640729425813" calcext:value-type="float">
            <text:p>0.0640729426</text:p>
          </table:table-cell>
          <table:table-cell office:value-type="float" office:value="0.0590788712012" calcext:value-type="float">
            <text:p>0.0590788712</text:p>
          </table:table-cell>
          <table:table-cell office:value-type="float" office:value="0.0590281810506" calcext:value-type="float">
            <text:p>0.0590281811</text:p>
          </table:table-cell>
          <table:table-cell table:number-columns-repeated="5"/>
        </table:table-row>
        <table:table-row table:style-name="ro1">
          <table:table-cell office:value-type="float" office:value="0.0640190088207" calcext:value-type="float">
            <text:p>0.0640190088</text:p>
          </table:table-cell>
          <table:table-cell office:value-type="float" office:value="0.0589563219209" calcext:value-type="float">
            <text:p>0.0589563219</text:p>
          </table:table-cell>
          <table:table-cell office:value-type="float" office:value="0.0589283473243" calcext:value-type="float">
            <text:p>0.0589283473</text:p>
          </table:table-cell>
          <table:table-cell table:number-columns-repeated="5"/>
        </table:table-row>
        <table:table-row table:style-name="ro1">
          <table:table-cell office:value-type="float" office:value="0.0639678314371" calcext:value-type="float">
            <text:p>0.0639678314</text:p>
          </table:table-cell>
          <table:table-cell office:value-type="float" office:value="0.0588402296238" calcext:value-type="float">
            <text:p>0.0588402296</text:p>
          </table:table-cell>
          <table:table-cell office:value-type="float" office:value="0.05883372397" calcext:value-type="float">
            <text:p>0.058833724</text:p>
          </table:table-cell>
          <table:table-cell table:number-columns-repeated="5"/>
        </table:table-row>
        <table:table-row table:style-name="ro1">
          <table:table-cell office:value-type="float" office:value="0.0639192667067" calcext:value-type="float">
            <text:p>0.0639192667</text:p>
          </table:table-cell>
          <table:table-cell office:value-type="float" office:value="0.05873023819" calcext:value-type="float">
            <text:p>0.0587302382</text:p>
          </table:table-cell>
          <table:table-cell office:value-type="float" office:value="0.0587440285304" calcext:value-type="float">
            <text:p>0.0587440285</text:p>
          </table:table-cell>
          <table:table-cell table:number-columns-repeated="5"/>
        </table:table-row>
        <table:table-row table:style-name="ro1">
          <table:table-cell office:value-type="float" office:value="0.06387317868" calcext:value-type="float">
            <text:p>0.0638731787</text:p>
          </table:table-cell>
          <table:table-cell office:value-type="float" office:value="0.0586260127172" calcext:value-type="float">
            <text:p>0.0586260127</text:p>
          </table:table-cell>
          <table:table-cell office:value-type="float" office:value="0.0586589949001" calcext:value-type="float">
            <text:p>0.0586589949</text:p>
          </table:table-cell>
          <table:table-cell table:number-columns-repeated="5"/>
        </table:table-row>
        <table:table-row table:style-name="ro1">
          <table:table-cell office:value-type="float" office:value="0.0638294387337" calcext:value-type="float">
            <text:p>0.0638294387</text:p>
          </table:table-cell>
          <table:table-cell office:value-type="float" office:value="0.0585272381026" calcext:value-type="float">
            <text:p>0.0585272381</text:p>
          </table:table-cell>
          <table:table-cell office:value-type="float" office:value="0.0585783722776" calcext:value-type="float">
            <text:p>0.0585783723</text:p>
          </table:table-cell>
          <table:table-cell table:number-columns-repeated="5"/>
        </table:table-row>
        <table:table-row table:style-name="ro1">
          <table:table-cell office:value-type="float" office:value="0.0637879251516" calcext:value-type="float">
            <text:p>0.0637879252</text:p>
          </table:table-cell>
          <table:table-cell office:value-type="float" office:value="0.0584336177334" calcext:value-type="float">
            <text:p>0.0584336177</text:p>
          </table:table-cell>
          <table:table-cell office:value-type="float" office:value="0.0585019241939" calcext:value-type="float">
            <text:p>0.0585019242</text:p>
          </table:table-cell>
          <table:table-cell table:number-columns-repeated="5"/>
        </table:table-row>
        <table:table-row table:style-name="ro1">
          <table:table-cell office:value-type="float" office:value="0.0637485227317" calcext:value-type="float">
            <text:p>0.0637485227</text:p>
          </table:table-cell>
          <table:table-cell office:value-type="float" office:value="0.0583448722785" calcext:value-type="float">
            <text:p>0.0583448723</text:p>
          </table:table-cell>
          <table:table-cell office:value-type="float" office:value="0.0584294276113" calcext:value-type="float">
            <text:p>0.0584294276</text:p>
          </table:table-cell>
          <table:table-cell table:number-columns-repeated="5"/>
        </table:table-row>
        <table:table-row table:style-name="ro1">
          <table:table-cell office:value-type="float" office:value="0.063711122417" calcext:value-type="float">
            <text:p>0.0637111224</text:p>
          </table:table-cell>
          <table:table-cell office:value-type="float" office:value="0.0582607385695" calcext:value-type="float">
            <text:p>0.0582607386</text:p>
          </table:table-cell>
          <table:table-cell office:value-type="float" office:value="0.0583606720872" calcext:value-type="float">
            <text:p>0.0583606721</text:p>
          </table:table-cell>
          <table:table-cell table:number-columns-repeated="5"/>
        </table:table-row>
        <table:table-row table:style-name="ro1">
          <table:table-cell office:value-type="float" office:value="0.0636756209502" calcext:value-type="float">
            <text:p>0.063675621</text:p>
          </table:table-cell>
          <table:table-cell office:value-type="float" office:value="0.0581809685656" calcext:value-type="float">
            <text:p>0.0581809686</text:p>
          </table:table-cell>
          <table:table-cell office:value-type="float" office:value="0.0582954589962" calcext:value-type="float">
            <text:p>0.058295459</text:p>
          </table:table-cell>
          <table:table-cell table:number-columns-repeated="5"/>
        </table:table-row>
        <table:table-row table:style-name="ro1">
          <table:table-cell office:value-type="float" office:value="0.0636419205493" calcext:value-type="float">
            <text:p>0.0636419205</text:p>
          </table:table-cell>
          <table:table-cell office:value-type="float" office:value="0.0581053283942" calcext:value-type="float">
            <text:p>0.0581053284</text:p>
          </table:table-cell>
          <table:table-cell office:value-type="float" office:value="0.0582336008076" calcext:value-type="float">
            <text:p>0.0582336008</text:p>
          </table:table-cell>
          <table:table-cell table:number-columns-repeated="5"/>
        </table:table-row>
        <table:table-row table:style-name="ro1">
          <table:table-cell office:value-type="float" office:value="0.0636099286019" calcext:value-type="float">
            <text:p>0.0636099286</text:p>
          </table:table-cell>
          <table:table-cell office:value-type="float" office:value="0.058033597461" calcext:value-type="float">
            <text:p>0.0580335975</text:p>
          </table:table-cell>
          <table:table-cell office:value-type="float" office:value="0.0581749204118" calcext:value-type="float">
            <text:p>0.0581749204</text:p>
          </table:table-cell>
          <table:table-cell table:number-columns-repeated="5"/>
        </table:table-row>
        <table:table-row table:style-name="ro1">
          <table:table-cell office:value-type="float" office:value="0.0635795573798" calcext:value-type="float">
            <text:p>0.0635795574</text:p>
          </table:table-cell>
          <table:table-cell office:value-type="float" office:value="0.0579655676232" calcext:value-type="float">
            <text:p>0.0579655676</text:p>
          </table:table-cell>
          <table:table-cell office:value-type="float" office:value="0.0581192504929" calcext:value-type="float">
            <text:p>0.0581192505</text:p>
          </table:table-cell>
          <table:table-cell table:number-columns-repeated="5"/>
        </table:table-row>
        <table:table-row table:style-name="ro1">
          <table:table-cell office:value-type="float" office:value="0.0635507237685" calcext:value-type="float">
            <text:p>0.0635507238</text:p>
          </table:table-cell>
          <table:table-cell office:value-type="float" office:value="0.0579010424217" calcext:value-type="float">
            <text:p>0.0579010424</text:p>
          </table:table-cell>
          <table:table-cell office:value-type="float" office:value="0.0580664329444" calcext:value-type="float">
            <text:p>0.0580664329</text:p>
          </table:table-cell>
          <table:table-cell table:number-columns-repeated="5"/>
        </table:table-row>
        <table:table-row table:style-name="ro1">
          <table:table-cell office:value-type="float" office:value="0.0635233490149" calcext:value-type="float">
            <text:p>0.063523349</text:p>
          </table:table-cell>
          <table:table-cell office:value-type="float" office:value="0.0578398363664" calcext:value-type="float">
            <text:p>0.0578398364</text:p>
          </table:table-cell>
          <table:table-cell office:value-type="float" office:value="0.0580163183227" calcext:value-type="float">
            <text:p>0.0580163183</text:p>
          </table:table-cell>
          <table:table-cell table:number-columns-repeated="5"/>
        </table:table-row>
        <table:table-row table:style-name="ro1">
          <table:table-cell office:value-type="float" office:value="0.0634973584879" calcext:value-type="float">
            <text:p>0.0634973585</text:p>
          </table:table-cell>
          <table:table-cell office:value-type="float" office:value="0.0577817742712" calcext:value-type="float">
            <text:p>0.0577817743</text:p>
          </table:table-cell>
          <table:table-cell office:value-type="float" office:value="0.0579687653378" calcext:value-type="float">
            <text:p>0.0579687653</text:p>
          </table:table-cell>
          <table:table-cell table:number-columns-repeated="5"/>
        </table:table-row>
        <table:table-row table:style-name="ro1">
          <table:table-cell office:value-type="float" office:value="0.063472681455" calcext:value-type="float">
            <text:p>0.0634726815</text:p>
          </table:table-cell>
          <table:table-cell office:value-type="float" office:value="0.0577266906341" calcext:value-type="float">
            <text:p>0.0577266906</text:p>
          </table:table-cell>
          <table:table-cell office:value-type="float" office:value="0.0579236403767" calcext:value-type="float">
            <text:p>0.0579236404</text:p>
          </table:table-cell>
          <table:table-cell table:number-columns-repeated="5"/>
        </table:table-row>
        <table:table-row table:style-name="ro1">
          <table:table-cell office:value-type="float" office:value="0.0634492508697" calcext:value-type="float">
            <text:p>0.0634492509</text:p>
          </table:table-cell>
          <table:table-cell office:value-type="float" office:value="0.0576744290591" calcext:value-type="float">
            <text:p>0.0576744291</text:p>
          </table:table-cell>
          <table:table-cell office:value-type="float" office:value="0.0578808170581" calcext:value-type="float">
            <text:p>0.0578808171</text:p>
          </table:table-cell>
          <table:table-cell table:number-columns-repeated="5"/>
        </table:table-row>
        <table:table-row table:style-name="ro1">
          <table:table-cell office:value-type="float" office:value="0.0634270031732" calcext:value-type="float">
            <text:p>0.0634270032</text:p>
          </table:table-cell>
          <table:table-cell office:value-type="float" office:value="0.057624841717" calcext:value-type="float">
            <text:p>0.0576248417</text:p>
          </table:table-cell>
          <table:table-cell office:value-type="float" office:value="0.0578401758151" calcext:value-type="float">
            <text:p>0.0578401758</text:p>
          </table:table-cell>
          <table:table-cell table:number-columns-repeated="5"/>
        </table:table-row>
        <table:table-row table:style-name="ro1">
          <table:table-cell office:value-type="float" office:value="0.0634058781066" calcext:value-type="float">
            <text:p>0.0634058781</text:p>
          </table:table-cell>
          <table:table-cell office:value-type="float" office:value="0.0575777888412" calcext:value-type="float">
            <text:p>0.0575777888</text:p>
          </table:table-cell>
          <table:table-cell office:value-type="float" office:value="0.0578016035048" calcext:value-type="float">
            <text:p>0.0578016035</text:p>
          </table:table-cell>
          <table:table-cell table:number-columns-repeated="5"/>
        </table:table-row>
        <table:table-row table:style-name="ro1">
          <table:table-cell office:value-type="float" office:value="0.0633858185333" calcext:value-type="float">
            <text:p>0.0633858185</text:p>
          </table:table-cell>
          <table:table-cell office:value-type="float" office:value="0.0575331382574" calcext:value-type="float">
            <text:p>0.0575331383</text:p>
          </table:table-cell>
          <table:table-cell office:value-type="float" office:value="0.0577649930428" calcext:value-type="float">
            <text:p>0.057764993</text:p>
          </table:table-cell>
          <table:table-cell table:number-columns-repeated="5"/>
        </table:table-row>
        <table:table-row table:style-name="ro1">
          <table:table-cell office:value-type="float" office:value="0.0633667702725" calcext:value-type="float">
            <text:p>0.0633667703</text:p>
          </table:table-cell>
          <table:table-cell office:value-type="float" office:value="0.0574907649427" calcext:value-type="float">
            <text:p>0.0574907649</text:p>
          </table:table-cell>
          <table:table-cell office:value-type="float" office:value="0.0577302430595" calcext:value-type="float">
            <text:p>0.0577302431</text:p>
          </table:table-cell>
          <table:table-cell table:number-columns-repeated="5"/>
        </table:table-row>
        <table:table-row table:style-name="ro1">
          <table:table-cell office:value-type="float" office:value="0.0633486819416" calcext:value-type="float">
            <text:p>0.0633486819</text:p>
          </table:table-cell>
          <table:table-cell office:value-type="float" office:value="0.0574505506138" calcext:value-type="float">
            <text:p>0.0574505506</text:p>
          </table:table-cell>
          <table:table-cell office:value-type="float" office:value="0.0576972575787" calcext:value-type="float">
            <text:p>0.0576972576</text:p>
          </table:table-cell>
          <table:table-cell table:number-columns-repeated="5"/>
        </table:table-row>
        <table:table-row table:style-name="ro1">
          <table:table-cell office:value-type="float" office:value="0.0633315048074" calcext:value-type="float">
            <text:p>0.0633315048</text:p>
          </table:table-cell>
          <table:table-cell office:value-type="float" office:value="0.0574123833405" calcext:value-type="float">
            <text:p>0.0574123833</text:p>
          </table:table-cell>
          <table:table-cell office:value-type="float" office:value="0.0576659457156" calcext:value-type="float">
            <text:p>0.0576659457</text:p>
          </table:table-cell>
          <table:table-cell table:number-columns-repeated="5"/>
        </table:table-row>
        <table:table-row table:style-name="ro1">
          <table:table-cell office:value-type="float" office:value="0.0633151926457" calcext:value-type="float">
            <text:p>0.0633151926</text:p>
          </table:table-cell>
          <table:table-cell office:value-type="float" office:value="0.0573761571849" calcext:value-type="float">
            <text:p>0.0573761572</text:p>
          </table:table-cell>
          <table:table-cell office:value-type="float" office:value="0.0576362213925" calcext:value-type="float">
            <text:p>0.0576362214</text:p>
          </table:table-cell>
          <table:table-cell table:number-columns-repeated="5"/>
        </table:table-row>
        <table:table-row table:style-name="ro1">
          <table:table-cell office:value-type="float" office:value="0.0632997016087" calcext:value-type="float">
            <text:p>0.0632997016</text:p>
          </table:table-cell>
          <table:table-cell office:value-type="float" office:value="0.0573417718612" calcext:value-type="float">
            <text:p>0.0573417719</text:p>
          </table:table-cell>
          <table:table-cell office:value-type="float" office:value="0.0576080030728" calcext:value-type="float">
            <text:p>0.0576080031</text:p>
          </table:table-cell>
          <table:table-cell table:number-columns-repeated="5"/>
        </table:table-row>
        <table:table-row table:style-name="ro1">
          <table:table-cell office:value-type="float" office:value="0.0632849901" calcext:value-type="float">
            <text:p>0.0632849901</text:p>
          </table:table-cell>
          <table:table-cell office:value-type="float" office:value="0.0573091324181" calcext:value-type="float">
            <text:p>0.0573091324</text:p>
          </table:table-cell>
          <table:table-cell office:value-type="float" office:value="0.0575812135103" calcext:value-type="float">
            <text:p>0.0575812135</text:p>
          </table:table-cell>
          <table:table-cell table:number-columns-repeated="5"/>
        </table:table-row>
        <table:table-row table:style-name="ro1">
          <table:table-cell office:value-type="float" office:value="0.0632710186558" calcext:value-type="float">
            <text:p>0.0632710187</text:p>
          </table:table-cell>
          <table:table-cell office:value-type="float" office:value="0.0572781489403" calcext:value-type="float">
            <text:p>0.0572781489</text:p>
          </table:table-cell>
          <table:table-cell office:value-type="float" office:value="0.0575557795128" calcext:value-type="float">
            <text:p>0.0575557795</text:p>
          </table:table-cell>
          <table:table-cell table:number-columns-repeated="5"/>
        </table:table-row>
        <table:table-row table:style-name="ro1">
          <table:table-cell office:value-type="float" office:value="0.0632577498336" calcext:value-type="float">
            <text:p>0.0632577498</text:p>
          </table:table-cell>
          <table:table-cell office:value-type="float" office:value="0.0572487362673" calcext:value-type="float">
            <text:p>0.0572487363</text:p>
          </table:table-cell>
          <table:table-cell office:value-type="float" office:value="0.0575316317214" calcext:value-type="float">
            <text:p>0.0575316317</text:p>
          </table:table-cell>
          <table:table-cell table:number-columns-repeated="5"/>
        </table:table-row>
        <table:table-row table:style-name="ro1">
          <table:table-cell office:value-type="float" office:value="0.0632451481057" calcext:value-type="float">
            <text:p>0.0632451481</text:p>
          </table:table-cell>
          <table:table-cell office:value-type="float" office:value="0.0572208137305" calcext:value-type="float">
            <text:p>0.0572208137</text:p>
          </table:table-cell>
          <table:table-cell office:value-type="float" office:value="0.0575087044007" calcext:value-type="float">
            <text:p>0.0575087044</text:p>
          </table:table-cell>
          <table:table-cell table:number-columns-repeated="5"/>
        </table:table-row>
        <table:table-row table:style-name="ro1">
          <table:table-cell office:value-type="float" office:value="0.0632331797601" calcext:value-type="float">
            <text:p>0.0632331798</text:p>
          </table:table-cell>
          <table:table-cell office:value-type="float" office:value="0.0571943049048" calcext:value-type="float">
            <text:p>0.0571943049</text:p>
          </table:table-cell>
          <table:table-cell office:value-type="float" office:value="0.0574869352426" calcext:value-type="float">
            <text:p>0.0574869352</text:p>
          </table:table-cell>
          <table:table-cell table:number-columns-repeated="5"/>
        </table:table-row>
        <table:table-row table:style-name="ro1">
          <table:table-cell office:value-type="float" office:value="0.0632218128052" calcext:value-type="float">
            <text:p>0.0632218128</text:p>
          </table:table-cell>
          <table:table-cell office:value-type="float" office:value="0.057169137376" calcext:value-type="float">
            <text:p>0.0571691374</text:p>
          </table:table-cell>
          <table:table-cell office:value-type="float" office:value="0.057466265181" calcext:value-type="float">
            <text:p>0.0574662652</text:p>
          </table:table-cell>
          <table:table-cell table:number-columns-repeated="5"/>
        </table:table-row>
        <table:table-row table:style-name="ro1">
          <table:table-cell office:value-type="float" office:value="0.0632110168804" calcext:value-type="float">
            <text:p>0.0632110169</text:p>
          </table:table-cell>
          <table:table-cell office:value-type="float" office:value="0.0571452425211" calcext:value-type="float">
            <text:p>0.0571452425</text:p>
          </table:table-cell>
          <table:table-cell office:value-type="float" office:value="0.0574466382172" calcext:value-type="float">
            <text:p>0.0574466382</text:p>
          </table:table-cell>
          <table:table-cell table:number-columns-repeated="5"/>
        </table:table-row>
        <table:table-row table:style-name="ro1">
          <table:table-cell office:value-type="float" office:value="0.0632007631721" calcext:value-type="float">
            <text:p>0.0632007632</text:p>
          </table:table-cell>
          <table:table-cell office:value-type="float" office:value="0.0571225553018" calcext:value-type="float">
            <text:p>0.0571225553</text:p>
          </table:table-cell>
          <table:table-cell office:value-type="float" office:value="0.057428001255" calcext:value-type="float">
            <text:p>0.0574280013</text:p>
          </table:table-cell>
          <table:table-cell table:number-columns-repeated="5"/>
        </table:table-row>
        <table:table-row table:style-name="ro1">
          <table:table-cell office:value-type="float" office:value="0.0631910243327" calcext:value-type="float">
            <text:p>0.0631910243</text:p>
          </table:table-cell>
          <table:table-cell office:value-type="float" office:value="0.0571010140704" calcext:value-type="float">
            <text:p>0.0571010141</text:p>
          </table:table-cell>
          <table:table-cell office:value-type="float" office:value="0.0574103039457" calcext:value-type="float">
            <text:p>0.0574103039</text:p>
          </table:table-cell>
          <table:table-cell table:number-columns-repeated="5"/>
        </table:table-row>
        <table:table-row table:style-name="ro1">
          <table:table-cell office:value-type="float" office:value="0.0631817744052" calcext:value-type="float">
            <text:p>0.0631817744</text:p>
          </table:table-cell>
          <table:table-cell office:value-type="float" office:value="0.0570805603863" calcext:value-type="float">
            <text:p>0.0570805604</text:p>
          </table:table-cell>
          <table:table-cell office:value-type="float" office:value="0.0573934985415" calcext:value-type="float">
            <text:p>0.0573934985</text:p>
          </table:table-cell>
          <table:table-cell table:number-columns-repeated="5"/>
        </table:table-row>
        <table:table-row table:style-name="ro1">
          <table:table-cell office:value-type="float" office:value="0.0631729887515" calcext:value-type="float">
            <text:p>0.0631729888</text:p>
          </table:table-cell>
          <table:table-cell office:value-type="float" office:value="0.057061138843" calcext:value-type="float">
            <text:p>0.0570611388</text:p>
          </table:table-cell>
          <table:table-cell office:value-type="float" office:value="0.0573775397572" calcext:value-type="float">
            <text:p>0.0573775398</text:p>
          </table:table-cell>
          <table:table-cell table:number-columns-repeated="5"/>
        </table:table-row>
        <table:table-row table:style-name="ro1">
          <table:table-cell office:value-type="float" office:value="0.0631646439842" calcext:value-type="float">
            <text:p>0.063164644</text:p>
          </table:table-cell>
          <table:table-cell office:value-type="float" office:value="0.0570426969059" calcext:value-type="float">
            <text:p>0.0570426969</text:p>
          </table:table-cell>
          <table:table-cell office:value-type="float" office:value="0.0573623846396" calcext:value-type="float">
            <text:p>0.0573623846</text:p>
          </table:table-cell>
          <table:table-cell table:number-columns-repeated="5"/>
        </table:table-row>
        <table:table-row table:style-name="ro1">
          <table:table-cell office:value-type="float" office:value="0.0631567179022" calcext:value-type="float">
            <text:p>0.0631567179</text:p>
          </table:table-cell>
          <table:table-cell office:value-type="float" office:value="0.0570251847583" calcext:value-type="float">
            <text:p>0.0570251848</text:p>
          </table:table-cell>
          <table:table-cell office:value-type="float" office:value="0.0573479924442" calcext:value-type="float">
            <text:p>0.0573479924</text:p>
          </table:table-cell>
          <table:table-cell table:number-columns-repeated="5"/>
        </table:table-row>
        <table:table-row table:style-name="ro1">
          <table:table-cell office:value-type="float" office:value="0.0631491894297" calcext:value-type="float">
            <text:p>0.0631491894</text:p>
          </table:table-cell>
          <table:table-cell office:value-type="float" office:value="0.0570085551564" calcext:value-type="float">
            <text:p>0.0570085552</text:p>
          </table:table-cell>
          <table:table-cell office:value-type="float" office:value="0.0573343245191" calcext:value-type="float">
            <text:p>0.0573343245</text:p>
          </table:table-cell>
          <table:table-cell table:number-columns-repeated="5"/>
        </table:table-row>
        <table:table-row table:style-name="ro1">
          <table:table-cell office:value-type="float" office:value="0.0631420385589" calcext:value-type="float">
            <text:p>0.0631420386</text:p>
          </table:table-cell>
          <table:table-cell office:value-type="float" office:value="0.0569927632931" calcext:value-type="float">
            <text:p>0.0569927633</text:p>
          </table:table-cell>
          <table:table-cell office:value-type="float" office:value="0.0573213441943" calcext:value-type="float">
            <text:p>0.0573213442</text:p>
          </table:table-cell>
          <table:table-cell table:number-columns-repeated="5"/>
        </table:table-row>
        <table:table-row table:style-name="ro1">
          <table:table-cell office:value-type="float" office:value="0.0631352462945" calcext:value-type="float">
            <text:p>0.0631352463</text:p>
          </table:table-cell>
          <table:table-cell office:value-type="float" office:value="0.0569777666682" calcext:value-type="float">
            <text:p>0.0569777667</text:p>
          </table:table-cell>
          <table:table-cell office:value-type="float" office:value="0.0573090166783" calcext:value-type="float">
            <text:p>0.0573090167</text:p>
          </table:table-cell>
          <table:table-cell table:number-columns-repeated="5"/>
        </table:table-row>
        <table:table-row table:style-name="ro1">
          <table:table-cell office:value-type="float" office:value="0.0631287946024" calcext:value-type="float">
            <text:p>0.0631287946</text:p>
          </table:table-cell>
          <table:table-cell office:value-type="float" office:value="0.0569635249666" calcext:value-type="float">
            <text:p>0.056963525</text:p>
          </table:table-cell>
          <table:table-cell office:value-type="float" office:value="0.0572973089594" calcext:value-type="float">
            <text:p>0.057297309</text:p>
          </table:table-cell>
          <table:table-cell table:number-columns-repeated="5"/>
        </table:table-row>
        <table:table-row table:style-name="ro1">
          <table:table-cell office:value-type="float" office:value="0.0631226663602" calcext:value-type="float">
            <text:p>0.0631226664</text:p>
          </table:table-cell>
          <table:table-cell office:value-type="float" office:value="0.0569499999436" calcext:value-type="float">
            <text:p>0.0569499999</text:p>
          </table:table-cell>
          <table:table-cell office:value-type="float" office:value="0.0572861897129" calcext:value-type="float">
            <text:p>0.0572861897</text:p>
          </table:table-cell>
          <table:table-cell table:number-columns-repeated="5"/>
        </table:table-row>
        <table:table-row table:style-name="ro1">
          <table:table-cell office:value-type="float" office:value="0.063116845311" calcext:value-type="float">
            <text:p>0.0631168453</text:p>
          </table:table-cell>
          <table:table-cell office:value-type="float" office:value="0.0569371553154" calcext:value-type="float">
            <text:p>0.0569371553</text:p>
          </table:table-cell>
          <table:table-cell office:value-type="float" office:value="0.0572756292133" calcext:value-type="float">
            <text:p>0.0572756292</text:p>
          </table:table-cell>
          <table:table-cell table:number-columns-repeated="5"/>
        </table:table-row>
        <table:table-row table:style-name="ro1">
          <table:table-cell office:value-type="float" office:value="0.0631113160188" calcext:value-type="float">
            <text:p>0.063111316</text:p>
          </table:table-cell>
          <table:table-cell office:value-type="float" office:value="0.0569249566566" calcext:value-type="float">
            <text:p>0.0569249567</text:p>
          </table:table-cell>
          <table:table-cell office:value-type="float" office:value="0.0572655992509" calcext:value-type="float">
            <text:p>0.0572655993</text:p>
          </table:table-cell>
          <table:table-cell table:number-columns-repeated="5"/>
        </table:table-row>
        <table:table-row table:style-name="ro1">
          <table:table-cell office:value-type="float" office:value="0.063106063827" calcext:value-type="float">
            <text:p>0.0631060638</text:p>
          </table:table-cell>
          <table:table-cell office:value-type="float" office:value="0.056913371303" calcext:value-type="float">
            <text:p>0.0569133713</text:p>
          </table:table-cell>
          <table:table-cell office:value-type="float" office:value="0.057256073053" calcext:value-type="float">
            <text:p>0.0572560731</text:p>
          </table:table-cell>
          <table:table-cell table:number-columns-repeated="5"/>
        </table:table-row>
        <table:table-row table:style-name="ro1">
          <table:table-cell office:value-type="float" office:value="0.0631010748184" calcext:value-type="float">
            <text:p>0.0631010748</text:p>
          </table:table-cell>
          <table:table-cell office:value-type="float" office:value="0.0569023682592" calcext:value-type="float">
            <text:p>0.0569023683</text:p>
          </table:table-cell>
          <table:table-cell office:value-type="float" office:value="0.0572470252098" calcext:value-type="float">
            <text:p>0.0572470252</text:p>
          </table:table-cell>
          <table:table-cell table:number-columns-repeated="5"/>
        </table:table-row>
        <table:table-row table:style-name="ro1">
          <table:table-cell office:value-type="float" office:value="0.063096335778" calcext:value-type="float">
            <text:p>0.0630963358</text:p>
          </table:table-cell>
          <table:table-cell office:value-type="float" office:value="0.0568919181122" calcext:value-type="float">
            <text:p>0.0568919181</text:p>
          </table:table-cell>
          <table:table-cell office:value-type="float" office:value="0.0572384316037" calcext:value-type="float">
            <text:p>0.0572384316</text:p>
          </table:table-cell>
          <table:table-cell table:number-columns-repeated="5"/>
        </table:table-row>
        <table:table-row table:style-name="ro1">
          <table:table-cell office:value-type="float" office:value="0.0630918341567" calcext:value-type="float">
            <text:p>0.0630918342</text:p>
          </table:table-cell>
          <table:table-cell office:value-type="float" office:value="0.0568819929485" calcext:value-type="float">
            <text:p>0.0568819929</text:p>
          </table:table-cell>
          <table:table-cell office:value-type="float" office:value="0.0572302693423" calcext:value-type="float">
            <text:p>0.0572302693</text:p>
          </table:table-cell>
          <table:table-cell table:number-columns-repeated="5"/>
        </table:table-row>
        <table:table-row table:style-name="ro1">
          <table:table-cell office:value-type="float" office:value="0.063087558038" calcext:value-type="float">
            <text:p>0.063087558</text:p>
          </table:table-cell>
          <table:table-cell office:value-type="float" office:value="0.056872566277" calcext:value-type="float">
            <text:p>0.0568725663</text:p>
          </table:table-cell>
          <table:table-cell office:value-type="float" office:value="0.0572225166959" calcext:value-type="float">
            <text:p>0.0572225167</text:p>
          </table:table-cell>
          <table:table-cell table:number-columns-repeated="5"/>
        </table:table-row>
        <table:table-row table:style-name="ro1">
          <table:table-cell office:value-type="float" office:value="0.0630834961056" calcext:value-type="float">
            <text:p>0.0630834961</text:p>
          </table:table-cell>
          <table:table-cell office:value-type="float" office:value="0.0568636129545" calcext:value-type="float">
            <text:p>0.056863613</text:p>
          </table:table-cell>
          <table:table-cell office:value-type="float" office:value="0.0572151530368" calcext:value-type="float">
            <text:p>0.057215153</text:p>
          </table:table-cell>
          <table:table-cell table:number-columns-repeated="5"/>
        </table:table-row>
        <table:table-row table:style-name="ro1">
          <table:table-cell office:value-type="float" office:value="0.0630796376131" calcext:value-type="float">
            <text:p>0.0630796376</text:p>
          </table:table-cell>
          <table:table-cell office:value-type="float" office:value="0.0568551091164" calcext:value-type="float">
            <text:p>0.0568551091</text:p>
          </table:table-cell>
          <table:table-cell office:value-type="float" office:value="0.0572081587832" calcext:value-type="float">
            <text:p>0.0572081588</text:p>
          </table:table-cell>
          <table:table-cell table:number-columns-repeated="5"/>
        </table:table-row>
        <table:table-row table:style-name="ro1">
          <table:table-cell office:value-type="float" office:value="0.063075972355" calcext:value-type="float">
            <text:p>0.0630759724</text:p>
          </table:table-cell>
          <table:table-cell office:value-type="float" office:value="0.0568470321109" calcext:value-type="float">
            <text:p>0.0568470321</text:p>
          </table:table-cell>
          <table:table-cell office:value-type="float" office:value="0.0572015153455" calcext:value-type="float">
            <text:p>0.0572015153</text:p>
          </table:table-cell>
          <table:table-cell table:number-columns-repeated="5"/>
        </table:table-row>
        <table:table-row table:style-name="ro1">
          <table:table-cell office:value-type="float" office:value="0.0630724906393" calcext:value-type="float">
            <text:p>0.0630724906</text:p>
          </table:table-cell>
          <table:table-cell office:value-type="float" office:value="0.0568393604359" calcext:value-type="float">
            <text:p>0.0568393604</text:p>
          </table:table-cell>
          <table:table-cell office:value-type="float" office:value="0.057195205075" calcext:value-type="float">
            <text:p>0.0571952051</text:p>
          </table:table-cell>
          <table:table-cell table:number-columns-repeated="5"/>
        </table:table-row>
        <table:table-row table:style-name="ro1">
          <table:table-cell office:value-type="float" office:value="0.0630691832615" calcext:value-type="float">
            <text:p>0.0630691833</text:p>
          </table:table-cell>
          <table:table-cell office:value-type="float" office:value="0.0568320736802" calcext:value-type="float">
            <text:p>0.0568320737</text:p>
          </table:table-cell>
          <table:table-cell office:value-type="float" office:value="0.0571892112162" calcext:value-type="float">
            <text:p>0.0571892112</text:p>
          </table:table-cell>
          <table:table-cell table:number-columns-repeated="5"/>
        </table:table-row>
        <table:table-row table:style-name="ro1">
          <table:table-cell office:value-type="float" office:value="0.0630660414803" calcext:value-type="float">
            <text:p>0.0630660415</text:p>
          </table:table-cell>
          <table:table-cell office:value-type="float" office:value="0.0568251524674" calcext:value-type="float">
            <text:p>0.0568251525</text:p>
          </table:table-cell>
          <table:table-cell office:value-type="float" office:value="0.0571835178607" calcext:value-type="float">
            <text:p>0.0571835179</text:p>
          </table:table-cell>
          <table:table-cell table:number-columns-repeated="5"/>
        </table:table-row>
        <table:table-row table:style-name="ro1">
          <table:table-cell office:value-type="float" office:value="0.0630630569936" calcext:value-type="float">
            <text:p>0.063063057</text:p>
          </table:table-cell>
          <table:table-cell office:value-type="float" office:value="0.0568185784025" calcext:value-type="float">
            <text:p>0.0568185784</text:p>
          </table:table-cell>
          <table:table-cell office:value-type="float" office:value="0.0571781099042" calcext:value-type="float">
            <text:p>0.0571781099</text:p>
          </table:table-cell>
          <table:table-cell table:number-columns-repeated="5"/>
        </table:table-row>
        <table:table-row table:style-name="ro1">
          <table:table-cell office:value-type="float" office:value="0.0630602219165" calcext:value-type="float">
            <text:p>0.0630602219</text:p>
          </table:table-cell>
          <table:table-cell office:value-type="float" office:value="0.0568123340219" calcext:value-type="float">
            <text:p>0.056812334</text:p>
          </table:table-cell>
          <table:table-cell office:value-type="float" office:value="0.0571729730053" calcext:value-type="float">
            <text:p>0.057172973</text:p>
          </table:table-cell>
          <table:table-cell table:number-columns-repeated="5"/>
        </table:table-row>
        <table:table-row table:style-name="ro1">
          <table:table-cell office:value-type="float" office:value="0.0630575287606" calcext:value-type="float">
            <text:p>0.0630575288</text:p>
          </table:table-cell>
          <table:table-cell office:value-type="float" office:value="0.0568064027456" calcext:value-type="float">
            <text:p>0.0568064027</text:p>
          </table:table-cell>
          <table:table-cell office:value-type="float" office:value="0.0571680935468" calcext:value-type="float">
            <text:p>0.0571680935</text:p>
          </table:table-cell>
          <table:table-cell table:number-columns-repeated="5"/>
        </table:table-row>
        <table:table-row table:style-name="ro1">
          <table:table-cell office:value-type="float" office:value="0.0630549704134" calcext:value-type="float">
            <text:p>0.0630549704</text:p>
          </table:table-cell>
          <table:table-cell office:value-type="float" office:value="0.0568007688318" calcext:value-type="float">
            <text:p>0.0568007688</text:p>
          </table:table-cell>
          <table:table-cell office:value-type="float" office:value="0.0571634585985" calcext:value-type="float">
            <text:p>0.0571634586</text:p>
          </table:table-cell>
          <table:table-cell table:number-columns-repeated="5"/>
        </table:table-row>
        <table:table-row table:style-name="ro1">
          <table:table-cell office:value-type="float" office:value="0.0630525401198" calcext:value-type="float">
            <text:p>0.0630525401</text:p>
          </table:table-cell>
          <table:table-cell office:value-type="float" office:value="0.0567954173345" calcext:value-type="float">
            <text:p>0.0567954173</text:p>
          </table:table-cell>
          <table:table-cell office:value-type="float" office:value="0.0571590558823" calcext:value-type="float">
            <text:p>0.0571590559</text:p>
          </table:table-cell>
          <table:table-cell table:number-columns-repeated="5"/>
        </table:table-row>
        <table:table-row table:style-name="ro1">
          <table:table-cell office:value-type="float" office:value="0.0630502314638" calcext:value-type="float">
            <text:p>0.0630502315</text:p>
          </table:table-cell>
          <table:table-cell office:value-type="float" office:value="0.0567903340624" calcext:value-type="float">
            <text:p>0.0567903341</text:p>
          </table:table-cell>
          <table:table-cell office:value-type="float" office:value="0.0571548737394" calcext:value-type="float">
            <text:p>0.0571548737</text:p>
          </table:table-cell>
          <table:table-cell table:number-columns-repeated="5"/>
        </table:table-row>
        <table:table-row table:style-name="ro1">
          <table:table-cell office:value-type="float" office:value="0.0630480383515" calcext:value-type="float">
            <text:p>0.0630480384</text:p>
          </table:table-cell>
          <table:table-cell office:value-type="float" office:value="0.0567855055407" calcext:value-type="float">
            <text:p>0.0567855055</text:p>
          </table:table-cell>
          <table:table-cell office:value-type="float" office:value="0.0571509010984" calcext:value-type="float">
            <text:p>0.0571509011</text:p>
          </table:table-cell>
          <table:table-cell table:number-columns-repeated="5"/>
        </table:table-row>
        <table:table-row table:style-name="ro1">
          <table:table-cell office:value-type="float" office:value="0.063045954995" calcext:value-type="float">
            <text:p>0.063045955</text:p>
          </table:table-cell>
          <table:table-cell office:value-type="float" office:value="0.0567809189747" calcext:value-type="float">
            <text:p>0.056780919</text:p>
          </table:table-cell>
          <table:table-cell office:value-type="float" office:value="0.0571471274457" calcext:value-type="float">
            <text:p>0.0571471274</text:p>
          </table:table-cell>
          <table:table-cell table:number-columns-repeated="5"/>
        </table:table-row>
        <table:table-row table:style-name="ro1">
          <table:table-cell office:value-type="float" office:value="0.0630439758966" calcext:value-type="float">
            <text:p>0.0630439759</text:p>
          </table:table-cell>
          <table:table-cell office:value-type="float" office:value="0.0567765622147" calcext:value-type="float">
            <text:p>0.0567765622</text:p>
          </table:table-cell>
          <table:table-cell office:value-type="float" office:value="0.0571435427971" calcext:value-type="float">
            <text:p>0.0571435428</text:p>
          </table:table-cell>
          <table:table-cell table:number-columns-repeated="5"/>
        </table:table-row>
        <table:table-row table:style-name="ro1">
          <table:table-cell office:value-type="float" office:value="0.0630420958347" calcext:value-type="float">
            <text:p>0.0630420958</text:p>
          </table:table-cell>
          <table:table-cell office:value-type="float" office:value="0.056772423724" calcext:value-type="float">
            <text:p>0.0567724237</text:p>
          </table:table-cell>
          <table:table-cell office:value-type="float" office:value="0.0571401376709" calcext:value-type="float">
            <text:p>0.0571401377</text:p>
          </table:table-cell>
          <table:table-cell table:number-columns-repeated="5"/>
        </table:table-row>
        <table:table-row table:style-name="ro1">
          <table:table-cell office:value-type="float" office:value="0.0630403098495" calcext:value-type="float">
            <text:p>0.0630403098</text:p>
          </table:table-cell>
          <table:table-cell office:value-type="float" office:value="0.0567684925468" calcext:value-type="float">
            <text:p>0.0567684925</text:p>
          </table:table-cell>
          <table:table-cell office:value-type="float" office:value="0.0571369030628" calcext:value-type="float">
            <text:p>0.0571369031</text:p>
          </table:table-cell>
          <table:table-cell table:number-columns-repeated="5"/>
        </table:table-row>
        <table:table-row table:style-name="ro1">
          <table:table-cell office:value-type="float" office:value="0.0630386132299" calcext:value-type="float">
            <text:p>0.0630386132</text:p>
          </table:table-cell>
          <table:table-cell office:value-type="float" office:value="0.0567647582797" calcext:value-type="float">
            <text:p>0.0567647583</text:p>
          </table:table-cell>
          <table:table-cell office:value-type="float" office:value="0.0571338304213" calcext:value-type="float">
            <text:p>0.0571338304</text:p>
          </table:table-cell>
          <table:table-cell table:number-columns-repeated="5"/>
        </table:table-row>
        <table:table-row table:style-name="ro1">
          <table:table-cell office:value-type="float" office:value="0.0630370015012" calcext:value-type="float">
            <text:p>0.0630370015</text:p>
          </table:table-cell>
          <table:table-cell office:value-type="float" office:value="0.0567612110427" calcext:value-type="float">
            <text:p>0.056761211</text:p>
          </table:table-cell>
          <table:table-cell office:value-type="float" office:value="0.0571309116251" calcext:value-type="float">
            <text:p>0.0571309116</text:p>
          </table:table-cell>
          <table:table-cell table:number-columns-repeated="5"/>
        </table:table-row>
        <table:table-row table:style-name="ro1">
          <table:table-cell office:value-type="float" office:value="0.0630354704131" calcext:value-type="float">
            <text:p>0.0630354704</text:p>
          </table:table-cell>
          <table:table-cell office:value-type="float" office:value="0.0567578414534" calcext:value-type="float">
            <text:p>0.0567578415</text:p>
          </table:table-cell>
          <table:table-cell office:value-type="float" office:value="0.057128138961" calcext:value-type="float">
            <text:p>0.057128139</text:p>
          </table:table-cell>
          <table:table-cell table:number-columns-repeated="5"/>
        </table:table-row>
        <table:table-row table:style-name="ro1">
          <table:table-cell office:value-type="float" office:value="0.0630340159281" calcext:value-type="float">
            <text:p>0.0630340159</text:p>
          </table:table-cell>
          <table:table-cell office:value-type="float" office:value="0.0567546406017" calcext:value-type="float">
            <text:p>0.0567546406</text:p>
          </table:table-cell>
          <table:table-cell office:value-type="float" office:value="0.0571255051037" calcext:value-type="float">
            <text:p>0.0571255051</text:p>
          </table:table-cell>
          <table:table-cell table:number-columns-repeated="5"/>
        </table:table-row>
        <table:table-row table:style-name="ro1">
          <table:table-cell office:value-type="float" office:value="0.0630326342115" calcext:value-type="float">
            <text:p>0.0630326342</text:p>
          </table:table-cell>
          <table:table-cell office:value-type="float" office:value="0.0567516000253" calcext:value-type="float">
            <text:p>0.0567516</text:p>
          </table:table-cell>
          <table:table-cell office:value-type="float" office:value="0.0571230030959" calcext:value-type="float">
            <text:p>0.0571230031</text:p>
          </table:table-cell>
          <table:table-cell table:number-columns-repeated="5"/>
        </table:table-row>
        <table:table-row table:style-name="ro1">
          <table:table-cell office:value-type="float" office:value="0.0630313216204" calcext:value-type="float">
            <text:p>0.0630313216</text:p>
          </table:table-cell>
          <table:table-cell office:value-type="float" office:value="0.0567487116878" calcext:value-type="float">
            <text:p>0.0567487117</text:p>
          </table:table-cell>
          <table:table-cell office:value-type="float" office:value="0.0571206263298" calcext:value-type="float">
            <text:p>0.0571206263</text:p>
          </table:table-cell>
          <table:table-cell table:number-columns-repeated="5"/>
        </table:table-row>
        <table:table-row table:style-name="ro1">
          <table:table-cell office:value-type="float" office:value="0.0630300746947" calcext:value-type="float">
            <text:p>0.0630300747</text:p>
          </table:table-cell>
          <table:table-cell office:value-type="float" office:value="0.0567459679568" calcext:value-type="float">
            <text:p>0.056745968</text:p>
          </table:table-cell>
          <table:table-cell office:value-type="float" office:value="0.0571183685296" calcext:value-type="float">
            <text:p>0.0571183685</text:p>
          </table:table-cell>
          <table:table-cell table:number-columns-repeated="5"/>
        </table:table-row>
        <table:table-row table:style-name="ro1">
          <table:table-cell office:value-type="float" office:value="0.0630288901477" calcext:value-type="float">
            <text:p>0.0630288901</text:p>
          </table:table-cell>
          <table:table-cell office:value-type="float" office:value="0.0567433615835" calcext:value-type="float">
            <text:p>0.0567433616</text:p>
          </table:table-cell>
          <table:table-cell office:value-type="float" office:value="0.0571162237346" calcext:value-type="float">
            <text:p>0.0571162237</text:p>
          </table:table-cell>
          <table:table-cell table:number-columns-repeated="5"/>
        </table:table-row>
        <table:table-row table:style-name="ro1">
          <table:table-cell office:value-type="float" office:value="0.0630277648573" calcext:value-type="float">
            <text:p>0.0630277649</text:p>
          </table:table-cell>
          <table:table-cell office:value-type="float" office:value="0.0567408856832" calcext:value-type="float">
            <text:p>0.0567408857</text:p>
          </table:table-cell>
          <table:table-cell office:value-type="float" office:value="0.0571141862831" calcext:value-type="float">
            <text:p>0.0571141863</text:p>
          </table:table-cell>
          <table:table-cell table:number-columns-repeated="5"/>
        </table:table-row>
        <table:table-row table:style-name="ro1">
          <table:table-cell office:value-type="float" office:value="0.0630266958577" calcext:value-type="float">
            <text:p>0.0630266959</text:p>
          </table:table-cell>
          <table:table-cell office:value-type="float" office:value="0.0567385337172" calcext:value-type="float">
            <text:p>0.0567385337</text:p>
          </table:table-cell>
          <table:table-cell office:value-type="float" office:value="0.0571122507981" calcext:value-type="float">
            <text:p>0.0571122508</text:p>
          </table:table-cell>
          <table:table-cell table:number-columns-repeated="5"/>
        </table:table-row>
        <table:table-row table:style-name="ro1">
          <table:table-cell office:value-type="float" office:value="0.063025680332" calcext:value-type="float">
            <text:p>0.0630256803</text:p>
          </table:table-cell>
          <table:table-cell office:value-type="float" office:value="0.0567362994753" calcext:value-type="float">
            <text:p>0.0567362995</text:p>
          </table:table-cell>
          <table:table-cell office:value-type="float" office:value="0.0571104121718" calcext:value-type="float">
            <text:p>0.0571104122</text:p>
          </table:table-cell>
          <table:table-cell table:number-columns-repeated="5"/>
        </table:table-row>
        <table:table-row table:style-name="ro1">
          <table:table-cell office:value-type="float" office:value="0.0630247156039" calcext:value-type="float">
            <text:p>0.0630247156</text:p>
          </table:table-cell>
          <table:table-cell office:value-type="float" office:value="0.0567341770589" calcext:value-type="float">
            <text:p>0.0567341771</text:p>
          </table:table-cell>
          <table:table-cell office:value-type="float" office:value="0.0571086655533" calcext:value-type="float">
            <text:p>0.0571086656</text:p>
          </table:table-cell>
          <table:table-cell table:number-columns-repeated="5"/>
        </table:table-row>
        <table:table-row table:style-name="ro1">
          <table:table-cell office:value-type="float" office:value="0.0630237991317" calcext:value-type="float">
            <text:p>0.0630237991</text:p>
          </table:table-cell>
          <table:table-cell office:value-type="float" office:value="0.0567321608658" calcext:value-type="float">
            <text:p>0.0567321609</text:p>
          </table:table-cell>
          <table:table-cell office:value-type="float" office:value="0.0571070063345" calcext:value-type="float">
            <text:p>0.0571070063</text:p>
          </table:table-cell>
          <table:table-cell table:number-columns-repeated="5"/>
        </table:table-row>
        <table:table-row table:style-name="ro1">
          <table:table-cell office:value-type="float" office:value="0.0630229285006" calcext:value-type="float">
            <text:p>0.0630229285</text:p>
          </table:table-cell>
          <table:table-cell office:value-type="float" office:value="0.0567302455747" calcext:value-type="float">
            <text:p>0.0567302456</text:p>
          </table:table-cell>
          <table:table-cell office:value-type="float" office:value="0.0571054301389" calcext:value-type="float">
            <text:p>0.0571054301</text:p>
          </table:table-cell>
          <table:table-cell table:number-columns-repeated="5"/>
        </table:table-row>
        <table:table-row table:style-name="ro1">
          <table:table-cell office:value-type="float" office:value="0.0630221014168" calcext:value-type="float">
            <text:p>0.0630221014</text:p>
          </table:table-cell>
          <table:table-cell office:value-type="float" office:value="0.0567284261316" calcext:value-type="float">
            <text:p>0.0567284261</text:p>
          </table:table-cell>
          <table:table-cell office:value-type="float" office:value="0.0571039328092" calcext:value-type="float">
            <text:p>0.0571039328</text:p>
          </table:table-cell>
          <table:table-cell table:number-columns-repeated="5"/>
        </table:table-row>
        <table:table-row table:style-name="ro1">
          <table:table-cell office:value-type="float" office:value="0.0630213157014" calcext:value-type="float">
            <text:p>0.0630213157</text:p>
          </table:table-cell>
          <table:table-cell office:value-type="float" office:value="0.0567266977359" calcext:value-type="float">
            <text:p>0.0567266977</text:p>
          </table:table-cell>
          <table:table-cell office:value-type="float" office:value="0.0571025103966" calcext:value-type="float">
            <text:p>0.0571025104</text:p>
          </table:table-cell>
          <table:table-cell table:number-columns-repeated="5"/>
        </table:table-row>
        <table:table-row table:style-name="ro1">
          <table:table-cell office:value-type="float" office:value="0.0630205692847" calcext:value-type="float">
            <text:p>0.0630205693</text:p>
          </table:table-cell>
          <table:table-cell office:value-type="float" office:value="0.0567250558278" calcext:value-type="float">
            <text:p>0.0567250558</text:p>
          </table:table-cell>
          <table:table-cell office:value-type="float" office:value="0.0571011591503" calcext:value-type="float">
            <text:p>0.0571011592</text:p>
          </table:table-cell>
          <table:table-cell table:number-columns-repeated="5"/>
        </table:table-row>
        <table:table-row table:style-name="ro1">
          <table:table-cell office:value-type="float" office:value="0.0630198602004" calcext:value-type="float">
            <text:p>0.0630198602</text:p>
          </table:table-cell>
          <table:table-cell office:value-type="float" office:value="0.0567234960765" calcext:value-type="float">
            <text:p>0.0567234961</text:p>
          </table:table-cell>
          <table:table-cell office:value-type="float" office:value="0.0570998755076" calcext:value-type="float">
            <text:p>0.0570998755</text:p>
          </table:table-cell>
          <table:table-cell table:number-columns-repeated="5"/>
        </table:table-row>
        <table:table-row table:style-name="ro1">
          <table:table-cell office:value-type="float" office:value="0.0630191865808" calcext:value-type="float">
            <text:p>0.0630191866</text:p>
          </table:table-cell>
          <table:table-cell office:value-type="float" office:value="0.0567220143681" calcext:value-type="float">
            <text:p>0.0567220144</text:p>
          </table:table-cell>
          <table:table-cell office:value-type="float" office:value="0.0570986560843" calcext:value-type="float">
            <text:p>0.0570986561</text:p>
          </table:table-cell>
          <table:table-cell table:number-columns-repeated="5"/>
        </table:table-row>
        <table:table-row table:style-name="ro1">
          <table:table-cell office:value-type="float" office:value="0.0630185466516" calcext:value-type="float">
            <text:p>0.0630185467</text:p>
          </table:table-cell>
          <table:table-cell office:value-type="float" office:value="0.0567206067949" calcext:value-type="float">
            <text:p>0.0567206068</text:p>
          </table:table-cell>
          <table:table-cell office:value-type="float" office:value="0.0570974976657" calcext:value-type="float">
            <text:p>0.0570974977</text:p>
          </table:table-cell>
          <table:table-cell table:number-columns-repeated="5"/>
        </table:table-row>
        <table:table-row table:style-name="ro1">
          <table:table-cell office:value-type="float" office:value="0.0630179387274" calcext:value-type="float">
            <text:p>0.0630179387</text:p>
          </table:table-cell>
          <table:table-cell office:value-type="float" office:value="0.0567192696455" calcext:value-type="float">
            <text:p>0.0567192696</text:p>
          </table:table-cell>
          <table:table-cell office:value-type="float" office:value="0.0570963971984" calcext:value-type="float">
            <text:p>0.0570963972</text:p>
          </table:table-cell>
          <table:table-cell table:number-columns-repeated="5"/>
        </table:table-row>
        <table:table-row table:style-name="ro1">
          <table:table-cell office:value-type="float" office:value="0.0630173612071" calcext:value-type="float">
            <text:p>0.0630173612</text:p>
          </table:table-cell>
          <table:table-cell office:value-type="float" office:value="0.0567179993943" calcext:value-type="float">
            <text:p>0.0567179994</text:p>
          </table:table-cell>
          <table:table-cell office:value-type="float" office:value="0.0570953517817" calcext:value-type="float">
            <text:p>0.0570953518</text:p>
          </table:table-cell>
          <table:table-cell table:number-columns-repeated="5"/>
        </table:table-row>
        <table:table-row table:style-name="ro1">
          <table:table-cell office:value-type="float" office:value="0.0630168125697" calcext:value-type="float">
            <text:p>0.0630168126</text:p>
          </table:table-cell>
          <table:table-cell office:value-type="float" office:value="0.0567167926922" calcext:value-type="float">
            <text:p>0.0567167927</text:p>
          </table:table-cell>
          <table:table-cell office:value-type="float" office:value="0.0570943586606" calcext:value-type="float">
            <text:p>0.0570943587</text:p>
          </table:table-cell>
          <table:table-cell table:number-columns-repeated="5"/>
        </table:table-row>
        <table:table-row table:style-name="ro1">
          <table:table-cell office:value-type="float" office:value="0.0630162913705" calcext:value-type="float">
            <text:p>0.0630162914</text:p>
          </table:table-cell>
          <table:table-cell office:value-type="float" office:value="0.0567156463584" calcext:value-type="float">
            <text:p>0.0567156464</text:p>
          </table:table-cell>
          <table:table-cell office:value-type="float" office:value="0.0570934152179" calcext:value-type="float">
            <text:p>0.0570934152</text:p>
          </table:table-cell>
          <table:table-cell table:number-columns-repeated="5"/>
        </table:table-row>
        <table:table-row table:style-name="ro1">
          <table:table-cell office:value-type="float" office:value="0.063015796237" calcext:value-type="float">
            <text:p>0.0630157962</text:p>
          </table:table-cell>
          <table:table-cell office:value-type="float" office:value="0.0567145573711" calcext:value-type="float">
            <text:p>0.0567145574</text:p>
          </table:table-cell>
          <table:table-cell office:value-type="float" office:value="0.0570925189674" calcext:value-type="float">
            <text:p>0.057092519</text:p>
          </table:table-cell>
          <table:table-cell table:number-columns-repeated="5"/>
        </table:table-row>
        <table:table-row table:style-name="ro1">
          <table:table-cell office:value-type="float" office:value="0.0630153258652" calcext:value-type="float">
            <text:p>0.0630153259</text:p>
          </table:table-cell>
          <table:table-cell office:value-type="float" office:value="0.0567135228602" calcext:value-type="float">
            <text:p>0.0567135229</text:p>
          </table:table-cell>
          <table:table-cell office:value-type="float" office:value="0.0570916675475" calcext:value-type="float">
            <text:p>0.0570916675</text:p>
          </table:table-cell>
          <table:table-cell table:number-columns-repeated="5"/>
        </table:table-row>
        <table:table-row table:style-name="ro1">
          <table:table-cell office:value-type="float" office:value="0.0630148790166" calcext:value-type="float">
            <text:p>0.063014879</text:p>
          </table:table-cell>
          <table:table-cell office:value-type="float" office:value="0.0567125400992" calcext:value-type="float">
            <text:p>0.0567125401</text:p>
          </table:table-cell>
          <table:table-cell office:value-type="float" office:value="0.0570908587151" calcext:value-type="float">
            <text:p>0.0570908587</text:p>
          </table:table-cell>
          <table:table-cell table:number-columns-repeated="5"/>
        </table:table-row>
        <table:table-row table:style-name="ro1">
          <table:table-cell office:value-type="float" office:value="0.0630144545146" calcext:value-type="float">
            <text:p>0.0630144545</text:p>
          </table:table-cell>
          <table:table-cell office:value-type="float" office:value="0.0567116064981" calcext:value-type="float">
            <text:p>0.0567116065</text:p>
          </table:table-cell>
          <table:table-cell office:value-type="float" office:value="0.057090090339" calcext:value-type="float">
            <text:p>0.0570900903</text:p>
          </table:table-cell>
          <table:table-cell table:number-columns-repeated="5"/>
        </table:table-row>
        <table:table-row table:style-name="ro1">
          <table:table-cell office:value-type="float" office:value="0.0630140512414" calcext:value-type="float">
            <text:p>0.0630140512</text:p>
          </table:table-cell>
          <table:table-cell office:value-type="float" office:value="0.056710719597" calcext:value-type="float">
            <text:p>0.0567107196</text:p>
          </table:table-cell>
          <table:table-cell office:value-type="float" office:value="0.0570893603951" calcext:value-type="float">
            <text:p>0.0570893604</text:p>
          </table:table-cell>
          <table:table-cell table:number-columns-repeated="5"/>
        </table:table-row>
        <table:table-row table:style-name="ro1">
          <table:table-cell office:value-type="float" office:value="0.0630136681353" calcext:value-type="float">
            <text:p>0.0630136681</text:p>
          </table:table-cell>
          <table:table-cell office:value-type="float" office:value="0.0567098770588" calcext:value-type="float">
            <text:p>0.0567098771</text:p>
          </table:table-cell>
          <table:table-cell office:value-type="float" office:value="0.0570886669604" calcext:value-type="float">
            <text:p>0.057088667</text:p>
          </table:table-cell>
          <table:table-cell table:number-columns-repeated="5"/>
        </table:table-row>
        <table:table-row table:style-name="ro1">
          <table:table-cell office:value-type="float" office:value="0.0630133041875" calcext:value-type="float">
            <text:p>0.0630133042</text:p>
          </table:table-cell>
          <table:table-cell office:value-type="float" office:value="0.0567090766636" calcext:value-type="float">
            <text:p>0.0567090767</text:p>
          </table:table-cell>
          <table:table-cell office:value-type="float" office:value="0.0570880082083" calcext:value-type="float">
            <text:p>0.0570880082</text:p>
          </table:table-cell>
          <table:table-cell table:number-columns-repeated="5"/>
        </table:table-row>
        <table:table-row table:style-name="ro1">
          <table:table-cell office:value-type="float" office:value="0.0630129584399" calcext:value-type="float">
            <text:p>0.0630129584</text:p>
          </table:table-cell>
          <table:table-cell office:value-type="float" office:value="0.0567083163028" calcext:value-type="float">
            <text:p>0.0567083163</text:p>
          </table:table-cell>
          <table:table-cell office:value-type="float" office:value="0.0570873824036" calcext:value-type="float">
            <text:p>0.0570873824</text:p>
          </table:table-cell>
          <table:table-cell table:number-columns-repeated="5"/>
        </table:table-row>
        <table:table-row table:style-name="ro1">
          <table:table-cell office:value-type="float" office:value="0.0630126299822" calcext:value-type="float">
            <text:p>0.06301263</text:p>
          </table:table-cell>
          <table:table-cell office:value-type="float" office:value="0.0567075939731" calcext:value-type="float">
            <text:p>0.056707594</text:p>
          </table:table-cell>
          <table:table-cell office:value-type="float" office:value="0.057086787898" calcext:value-type="float">
            <text:p>0.0570867879</text:p>
          </table:table-cell>
          <table:table-cell table:number-columns-repeated="5"/>
        </table:table-row>
        <table:table-row table:style-name="ro1">
          <table:table-cell office:value-type="float" office:value="0.0630123179496" calcext:value-type="float">
            <text:p>0.0630123179</text:p>
          </table:table-cell>
          <table:table-cell office:value-type="float" office:value="0.0567069077718" calcext:value-type="float">
            <text:p>0.0567069078</text:p>
          </table:table-cell>
          <table:table-cell office:value-type="float" office:value="0.0570862231257" calcext:value-type="float">
            <text:p>0.0570862231</text:p>
          </table:table-cell>
          <table:table-cell table:number-columns-repeated="5"/>
        </table:table-row>
        <table:table-row table:style-name="ro1">
          <table:table-cell office:value-type="float" office:value="0.0630120215206" calcext:value-type="float">
            <text:p>0.0630120215</text:p>
          </table:table-cell>
          <table:table-cell office:value-type="float" office:value="0.0567062558913" calcext:value-type="float">
            <text:p>0.0567062559</text:p>
          </table:table-cell>
          <table:table-cell office:value-type="float" office:value="0.0570856865992" calcext:value-type="float">
            <text:p>0.0570856866</text:p>
          </table:table-cell>
          <table:table-cell table:number-columns-repeated="5"/>
        </table:table-row>
        <table:table-row table:style-name="ro1">
          <table:table-cell office:value-type="float" office:value="0.063011739915" calcext:value-type="float">
            <text:p>0.0630117399</text:p>
          </table:table-cell>
          <table:table-cell office:value-type="float" office:value="0.0567056366145" calcext:value-type="float">
            <text:p>0.0567056366</text:p>
          </table:table-cell>
          <table:table-cell office:value-type="float" office:value="0.0570851769055" calcext:value-type="float">
            <text:p>0.0570851769</text:p>
          </table:table-cell>
          <table:table-cell table:number-columns-repeated="5"/>
        </table:table-row>
        <table:table-row table:style-name="ro1">
          <table:table-cell office:value-type="float" office:value="0.0630114723912" calcext:value-type="float">
            <text:p>0.0630114724</text:p>
          </table:table-cell>
          <table:table-cell office:value-type="float" office:value="0.0567050483102" calcext:value-type="float">
            <text:p>0.0567050483</text:p>
          </table:table-cell>
          <table:table-cell office:value-type="float" office:value="0.0570846927023" calcext:value-type="float">
            <text:p>0.0570846927</text:p>
          </table:table-cell>
          <table:table-cell table:number-columns-repeated="5"/>
        </table:table-row>
        <table:table-row table:style-name="ro1">
          <table:table-cell office:value-type="float" office:value="0.0630112182452" calcext:value-type="float">
            <text:p>0.0630112182</text:p>
          </table:table-cell>
          <table:table-cell office:value-type="float" office:value="0.056704489429" calcext:value-type="float">
            <text:p>0.0567044894</text:p>
          </table:table-cell>
          <table:table-cell office:value-type="float" office:value="0.0570842327147" calcext:value-type="float">
            <text:p>0.0570842327</text:p>
          </table:table-cell>
          <table:table-cell table:number-columns-repeated="5"/>
        </table:table-row>
        <table:table-row table:style-name="ro1">
          <table:table-cell office:value-type="float" office:value="0.0630109768078" calcext:value-type="float">
            <text:p>0.0630109768</text:p>
          </table:table-cell>
          <table:table-cell office:value-type="float" office:value="0.056703958499" calcext:value-type="float">
            <text:p>0.0567039585</text:p>
          </table:table-cell>
          <table:table-cell office:value-type="float" office:value="0.0570837957312" calcext:value-type="float">
            <text:p>0.0570837957</text:p>
          </table:table-cell>
          <table:table-cell table:number-columns-repeated="5"/>
        </table:table-row>
        <table:table-row table:style-name="ro1">
          <table:table-cell office:value-type="float" office:value="0.0630107474435" calcext:value-type="float">
            <text:p>0.0630107474</text:p>
          </table:table-cell>
          <table:table-cell office:value-type="float" office:value="0.0567034541219" calcext:value-type="float">
            <text:p>0.0567034541</text:p>
          </table:table-cell>
          <table:table-cell office:value-type="float" office:value="0.0570833806011" calcext:value-type="float">
            <text:p>0.0570833806</text:p>
          </table:table-cell>
          <table:table-cell table:number-columns-repeated="5"/>
        </table:table-row>
        <table:table-row table:style-name="ro1">
          <table:table-cell office:value-type="float" office:value="0.0630105295484" calcext:value-type="float">
            <text:p>0.0630105295</text:p>
          </table:table-cell>
          <table:table-cell office:value-type="float" office:value="0.0567029749694" calcext:value-type="float">
            <text:p>0.056702975</text:p>
          </table:table-cell>
          <table:table-cell office:value-type="float" office:value="0.0570829862315" calcext:value-type="float">
            <text:p>0.0570829862</text:p>
          </table:table-cell>
          <table:table-cell table:number-columns-repeated="5"/>
        </table:table-row>
        <table:table-row table:style-name="ro1">
          <table:table-cell office:value-type="float" office:value="0.0630103225492" calcext:value-type="float">
            <text:p>0.0630103225</text:p>
          </table:table-cell>
          <table:table-cell office:value-type="float" office:value="0.0567025197798" calcext:value-type="float">
            <text:p>0.0567025198</text:p>
          </table:table-cell>
          <table:table-cell office:value-type="float" office:value="0.0570826115839" calcext:value-type="float">
            <text:p>0.0570826116</text:p>
          </table:table-cell>
          <table:table-cell table:number-columns-repeated="5"/>
        </table:table-row>
        <table:table-row table:style-name="ro1">
          <table:table-cell office:value-type="float" office:value="0.0630101259008" calcext:value-type="float">
            <text:p>0.0630101259</text:p>
          </table:table-cell>
          <table:table-cell office:value-type="float" office:value="0.0567020873544" calcext:value-type="float">
            <text:p>0.0567020874</text:p>
          </table:table-cell>
          <table:table-cell office:value-type="float" office:value="0.0570822556718" calcext:value-type="float">
            <text:p>0.0570822557</text:p>
          </table:table-cell>
          <table:table-cell table:number-columns-repeated="5"/>
        </table:table-row>
        <table:table-row table:style-name="ro1">
          <table:table-cell office:value-type="float" office:value="0.0630099390856" calcext:value-type="float">
            <text:p>0.0630099391</text:p>
          </table:table-cell>
          <table:table-cell office:value-type="float" office:value="0.0567016765545" calcext:value-type="float">
            <text:p>0.0567016766</text:p>
          </table:table-cell>
          <table:table-cell office:value-type="float" office:value="0.0570819175582" calcext:value-type="float">
            <text:p>0.0570819176</text:p>
          </table:table-cell>
          <table:table-cell table:number-columns-repeated="5"/>
        </table:table-row>
        <table:table-row table:style-name="ro1">
          <table:table-cell office:value-type="float" office:value="0.0630097616119" calcext:value-type="float">
            <text:p>0.0630097616</text:p>
          </table:table-cell>
          <table:table-cell office:value-type="float" office:value="0.0567012862984" calcext:value-type="float">
            <text:p>0.0567012863</text:p>
          </table:table-cell>
          <table:table-cell office:value-type="float" office:value="0.0570815963529" calcext:value-type="float">
            <text:p>0.0570815964</text:p>
          </table:table-cell>
          <table:table-cell table:number-columns-repeated="5"/>
        </table:table-row>
        <table:table-row table:style-name="ro1">
          <table:table-cell office:value-type="float" office:value="0.0630095930125" calcext:value-type="float">
            <text:p>0.063009593</text:p>
          </table:table-cell>
          <table:table-cell office:value-type="float" office:value="0.0567009155586" calcext:value-type="float">
            <text:p>0.0567009156</text:p>
          </table:table-cell>
          <table:table-cell office:value-type="float" office:value="0.0570812912101" calcext:value-type="float">
            <text:p>0.0570812912</text:p>
          </table:table-cell>
          <table:table-cell table:number-columns-repeated="5"/>
        </table:table-row>
        <table:table-row table:style-name="ro1">
          <table:table-cell office:value-type="float" office:value="0.0630094328437" calcext:value-type="float">
            <text:p>0.0630094328</text:p>
          </table:table-cell>
          <table:table-cell office:value-type="float" office:value="0.0567005633589" calcext:value-type="float">
            <text:p>0.0567005634</text:p>
          </table:table-cell>
          <table:table-cell office:value-type="float" office:value="0.0570810013266" calcext:value-type="float">
            <text:p>0.0570810013</text:p>
          </table:table-cell>
          <table:table-cell table:number-columns-repeated="5"/>
        </table:table-row>
        <table:table-row table:style-name="ro1">
          <table:table-cell office:value-type="float" office:value="0.0630092806839" calcext:value-type="float">
            <text:p>0.0630092807</text:p>
          </table:table-cell>
          <table:table-cell office:value-type="float" office:value="0.056700228772" calcext:value-type="float">
            <text:p>0.0567002288</text:p>
          </table:table-cell>
          <table:table-cell office:value-type="float" office:value="0.0570807259392" calcext:value-type="float">
            <text:p>0.0570807259</text:p>
          </table:table-cell>
          <table:table-cell table:number-columns-repeated="5"/>
        </table:table-row>
        <table:table-row table:style-name="ro1">
          <table:table-cell office:value-type="float" office:value="0.0630091361325" calcext:value-type="float">
            <text:p>0.0630091361</text:p>
          </table:table-cell>
          <table:table-cell office:value-type="float" office:value="0.056699910917" calcext:value-type="float">
            <text:p>0.0566999109</text:p>
          </table:table-cell>
          <table:table-cell office:value-type="float" office:value="0.0570804643228" calcext:value-type="float">
            <text:p>0.0570804643</text:p>
          </table:table-cell>
          <table:table-cell table:number-columns-repeated="5"/>
        </table:table-row>
        <table:table-row table:style-name="ro1">
          <table:table-cell office:value-type="float" office:value="0.0630089988092" calcext:value-type="float">
            <text:p>0.0630089988</text:p>
          </table:table-cell>
          <table:table-cell office:value-type="float" office:value="0.0566996089571" calcext:value-type="float">
            <text:p>0.056699609</text:p>
          </table:table-cell>
          <table:table-cell office:value-type="float" office:value="0.0570802157889" calcext:value-type="float">
            <text:p>0.0570802158</text:p>
          </table:table-cell>
          <table:table-cell table:number-columns-repeated="5"/>
        </table:table-row>
        <table:table-row table:style-name="ro1">
          <table:table-cell office:value-type="float" office:value="0.0630088683524" calcext:value-type="float">
            <text:p>0.0630088684</text:p>
          </table:table-cell>
          <table:table-cell office:value-type="float" office:value="0.0566993220972" calcext:value-type="float">
            <text:p>0.0566993221</text:p>
          </table:table-cell>
          <table:table-cell office:value-type="float" office:value="0.057079979683" calcext:value-type="float">
            <text:p>0.0570799797</text:p>
          </table:table-cell>
          <table:table-cell table:number-columns-repeated="5"/>
        </table:table-row>
        <table:table-row table:style-name="ro1">
          <table:table-cell office:value-type="float" office:value="0.0630087444188" calcext:value-type="float">
            <text:p>0.0630087444</text:p>
          </table:table-cell>
          <table:table-cell office:value-type="float" office:value="0.0566990495822" calcext:value-type="float">
            <text:p>0.0566990496</text:p>
          </table:table-cell>
          <table:table-cell office:value-type="float" office:value="0.0570797553836" calcext:value-type="float">
            <text:p>0.0570797554</text:p>
          </table:table-cell>
          <table:table-cell table:number-columns-repeated="5"/>
        </table:table-row>
        <table:table-row table:style-name="ro1">
          <table:table-cell office:value-type="float" office:value="0.0630086266822" calcext:value-type="float">
            <text:p>0.0630086267</text:p>
          </table:table-cell>
          <table:table-cell office:value-type="float" office:value="0.0566987906946" calcext:value-type="float">
            <text:p>0.0566987907</text:p>
          </table:table-cell>
          <table:table-cell office:value-type="float" office:value="0.0570795423004" calcext:value-type="float">
            <text:p>0.0570795423</text:p>
          </table:table-cell>
          <table:table-cell table:number-columns-repeated="5"/>
        </table:table-row>
        <table:table-row table:style-name="ro1">
          <table:table-cell office:value-type="float" office:value="0.0630085148327" calcext:value-type="float">
            <text:p>0.0630085148</text:p>
          </table:table-cell>
          <table:table-cell office:value-type="float" office:value="0.056698544753" calcext:value-type="float">
            <text:p>0.0566985448</text:p>
          </table:table-cell>
          <table:table-cell office:value-type="float" office:value="0.0570793398724" calcext:value-type="float">
            <text:p>0.0570793399</text:p>
          </table:table-cell>
          <table:table-cell table:number-columns-repeated="5"/>
        </table:table-row>
        <table:table-row table:style-name="ro1">
          <table:table-cell office:value-type="float" office:value="0.063008408576" calcext:value-type="float">
            <text:p>0.0630084086</text:p>
          </table:table-cell>
          <table:table-cell office:value-type="float" office:value="0.0566983111098" calcext:value-type="float">
            <text:p>0.0566983111</text:p>
          </table:table-cell>
          <table:table-cell office:value-type="float" office:value="0.0570791475666" calcext:value-type="float">
            <text:p>0.0570791476</text:p>
          </table:table-cell>
          <table:table-cell table:number-columns-repeated="5"/>
        </table:table-row>
        <table:table-row table:style-name="ro1">
          <table:table-cell office:value-type="float" office:value="0.0630083076323" calcext:value-type="float">
            <text:p>0.0630083076</text:p>
          </table:table-cell>
          <table:table-cell office:value-type="float" office:value="0.0566980891499" calcext:value-type="float">
            <text:p>0.0566980891</text:p>
          </table:table-cell>
          <table:table-cell office:value-type="float" office:value="0.0570789648771" calcext:value-type="float">
            <text:p>0.0570789649</text:p>
          </table:table-cell>
          <table:table-cell table:number-columns-repeated="5"/>
        </table:table-row>
        <table:table-row table:style-name="ro1">
          <table:table-cell office:value-type="float" office:value="0.063008211736" calcext:value-type="float">
            <text:p>0.0630082117</text:p>
          </table:table-cell>
          <table:table-cell office:value-type="float" office:value="0.0566978782893" calcext:value-type="float">
            <text:p>0.0566978783</text:p>
          </table:table-cell>
          <table:table-cell office:value-type="float" office:value="0.0570787913227" calcext:value-type="float">
            <text:p>0.0570787913</text:p>
          </table:table-cell>
          <table:table-cell table:number-columns-repeated="5"/>
        </table:table-row>
        <table:table-row table:style-name="ro1">
          <table:table-cell office:value-type="float" office:value="0.0630081206347" calcext:value-type="float">
            <text:p>0.0630081206</text:p>
          </table:table-cell>
          <table:table-cell office:value-type="float" office:value="0.0566976779726" calcext:value-type="float">
            <text:p>0.056697678</text:p>
          </table:table-cell>
          <table:table-cell office:value-type="float" office:value="0.0570786264467" calcext:value-type="float">
            <text:p>0.0570786264</text:p>
          </table:table-cell>
          <table:table-cell table:number-columns-repeated="5"/>
        </table:table-row>
        <table:table-row table:style-name="ro1">
          <table:table-cell office:value-type="float" office:value="0.0630080340887" calcext:value-type="float">
            <text:p>0.0630080341</text:p>
          </table:table-cell>
          <table:table-cell office:value-type="float" office:value="0.0566974876727" calcext:value-type="float">
            <text:p>0.0566974877</text:p>
          </table:table-cell>
          <table:table-cell office:value-type="float" office:value="0.0570784698152" calcext:value-type="float">
            <text:p>0.0570784698</text:p>
          </table:table-cell>
          <table:table-cell table:number-columns-repeated="5"/>
        </table:table-row>
        <table:table-row table:style-name="ro1">
          <table:table-cell office:value-type="float" office:value="0.0630079518701" calcext:value-type="float">
            <text:p>0.0630079519</text:p>
          </table:table-cell>
          <table:table-cell office:value-type="float" office:value="0.0566973068886" calcext:value-type="float">
            <text:p>0.0566973069</text:p>
          </table:table-cell>
          <table:table-cell office:value-type="float" office:value="0.0570783210158" calcext:value-type="float">
            <text:p>0.057078321</text:p>
          </table:table-cell>
          <table:table-cell table:number-columns-repeated="5"/>
        </table:table-row>
        <table:table-row table:style-name="ro1">
          <table:table-cell office:value-type="float" office:value="0.0630078737626" calcext:value-type="float">
            <text:p>0.0630078738</text:p>
          </table:table-cell>
          <table:table-cell office:value-type="float" office:value="0.0566971351445" calcext:value-type="float">
            <text:p>0.0566971351</text:p>
          </table:table-cell>
          <table:table-cell office:value-type="float" office:value="0.0570781796568" calcext:value-type="float">
            <text:p>0.0570781797</text:p>
          </table:table-cell>
          <table:table-cell table:number-columns-repeated="5"/>
        </table:table-row>
        <table:table-row table:style-name="ro1">
          <table:table-cell office:value-type="float" office:value="0.0630077995606" calcext:value-type="float">
            <text:p>0.0630077996</text:p>
          </table:table-cell>
          <table:table-cell office:value-type="float" office:value="0.0566969719882" calcext:value-type="float">
            <text:p>0.056696972</text:p>
          </table:table-cell>
          <table:table-cell office:value-type="float" office:value="0.0570780453663" calcext:value-type="float">
            <text:p>0.0570780454</text:p>
          </table:table-cell>
          <table:table-cell table:number-columns-repeated="5"/>
        </table:table-row>
        <table:table-row table:style-name="ro1">
          <table:table-cell office:value-type="float" office:value="0.0630077290688" calcext:value-type="float">
            <text:p>0.0630077291</text:p>
          </table:table-cell>
          <table:table-cell office:value-type="float" office:value="0.0566968169904" calcext:value-type="float">
            <text:p>0.056696817</text:p>
          </table:table-cell>
          <table:table-cell office:value-type="float" office:value="0.0570779177907" calcext:value-type="float">
            <text:p>0.0570779178</text:p>
          </table:table-cell>
          <table:table-cell table:number-columns-repeated="5"/>
        </table:table-row>
        <table:table-row table:style-name="ro1">
          <table:table-cell office:value-type="float" office:value="0.0630076621017" calcext:value-type="float">
            <text:p>0.0630076621</text:p>
          </table:table-cell>
          <table:table-cell office:value-type="float" office:value="0.056696669743" calcext:value-type="float">
            <text:p>0.0566966697</text:p>
          </table:table-cell>
          <table:table-cell office:value-type="float" office:value="0.0570777965942" calcext:value-type="float">
            <text:p>0.0570777966</text:p>
          </table:table-cell>
          <table:table-cell table:number-columns-repeated="5"/>
        </table:table-row>
        <table:table-row table:style-name="ro1">
          <table:table-cell office:value-type="float" office:value="0.0630075984831" calcext:value-type="float">
            <text:p>0.0630075985</text:p>
          </table:table-cell>
          <table:table-cell office:value-type="float" office:value="0.0566965298584" calcext:value-type="float">
            <text:p>0.0566965299</text:p>
          </table:table-cell>
          <table:table-cell office:value-type="float" office:value="0.0570776814579" calcext:value-type="float">
            <text:p>0.0570776815</text:p>
          </table:table-cell>
          <table:table-cell table:number-columns-repeated="5"/>
        </table:table-row>
        <table:table-row table:style-name="ro1">
          <table:table-cell office:value-type="float" office:value="0.0630075380454" calcext:value-type="float">
            <text:p>0.063007538</text:p>
          </table:table-cell>
          <table:table-cell office:value-type="float" office:value="0.0566963969686" calcext:value-type="float">
            <text:p>0.056696397</text:p>
          </table:table-cell>
          <table:table-cell office:value-type="float" office:value="0.0570775720787" calcext:value-type="float">
            <text:p>0.0570775721</text:p>
          </table:table-cell>
          <table:table-cell table:number-columns-repeated="5"/>
        </table:table-row>
        <table:table-row table:style-name="ro1">
          <table:table-cell office:value-type="float" office:value="0.0630074806298" calcext:value-type="float">
            <text:p>0.0630074806</text:p>
          </table:table-cell>
          <table:table-cell office:value-type="float" office:value="0.0566962707236" calcext:value-type="float">
            <text:p>0.0566962707</text:p>
          </table:table-cell>
          <table:table-cell office:value-type="float" office:value="0.0570774681687" calcext:value-type="float">
            <text:p>0.0570774682</text:p>
          </table:table-cell>
          <table:table-cell table:number-columns-repeated="5"/>
        </table:table-row>
        <table:table-row table:style-name="ro1">
          <table:table-cell office:value-type="float" office:value="0.063007426085" calcext:value-type="float">
            <text:p>0.0630074261</text:p>
          </table:table-cell>
          <table:table-cell office:value-type="float" office:value="0.0566961507912" calcext:value-type="float">
            <text:p>0.0566961508</text:p>
          </table:table-cell>
          <table:table-cell office:value-type="float" office:value="0.0570773694545" calcext:value-type="float">
            <text:p>0.0570773695</text:p>
          </table:table-cell>
          <table:table-cell table:number-columns-repeated="5"/>
        </table:table-row>
        <table:table-row table:style-name="ro1">
          <table:table-cell office:value-type="float" office:value="0.0630073742674" calcext:value-type="float">
            <text:p>0.0630073743</text:p>
          </table:table-cell>
          <table:table-cell office:value-type="float" office:value="0.0566960368558" calcext:value-type="float">
            <text:p>0.0566960369</text:p>
          </table:table-cell>
          <table:table-cell office:value-type="float" office:value="0.0570772756762" calcext:value-type="float">
            <text:p>0.0570772757</text:p>
          </table:table-cell>
          <table:table-cell table:number-columns-repeated="5"/>
        </table:table-row>
        <table:table-row table:style-name="ro1">
          <table:table-cell office:value-type="float" office:value="0.0630073250408" calcext:value-type="float">
            <text:p>0.063007325</text:p>
          </table:table-cell>
          <table:table-cell office:value-type="float" office:value="0.0566959286175" calcext:value-type="float">
            <text:p>0.0566959286</text:p>
          </table:table-cell>
          <table:table-cell office:value-type="float" office:value="0.057077186587" calcext:value-type="float">
            <text:p>0.0570771866</text:p>
          </table:table-cell>
          <table:table-cell table:number-columns-repeated="5"/>
        </table:table-row>
        <table:table-row table:style-name="ro1">
          <table:table-cell office:value-type="float" office:value="0.0630072782756" calcext:value-type="float">
            <text:p>0.0630072783</text:p>
          </table:table-cell>
          <table:table-cell office:value-type="float" office:value="0.0566958257913" calcext:value-type="float">
            <text:p>0.0566958258</text:p>
          </table:table-cell>
          <table:table-cell office:value-type="float" office:value="0.0570771019525" calcext:value-type="float">
            <text:p>0.057077102</text:p>
          </table:table-cell>
          <table:table-cell table:number-columns-repeated="5"/>
        </table:table-row>
        <table:table-row table:style-name="ro1">
          <table:table-cell office:value-type="float" office:value="0.0630072338487" calcext:value-type="float">
            <text:p>0.0630072338</text:p>
          </table:table-cell>
          <table:table-cell office:value-type="float" office:value="0.0566957281067" calcext:value-type="float">
            <text:p>0.0566957281</text:p>
          </table:table-cell>
          <table:table-cell office:value-type="float" office:value="0.0570770215499" calcext:value-type="float">
            <text:p>0.0570770215</text:p>
          </table:table-cell>
          <table:table-cell table:number-columns-repeated="5"/>
        </table:table-row>
        <table:table-row table:style-name="ro1">
          <table:table-cell office:value-type="float" office:value="0.0630071916432" calcext:value-type="float">
            <text:p>0.0630071916</text:p>
          </table:table-cell>
          <table:table-cell office:value-type="float" office:value="0.0566956353065" calcext:value-type="float">
            <text:p>0.0566956353</text:p>
          </table:table-cell>
          <table:table-cell office:value-type="float" office:value="0.0570769451675" calcext:value-type="float">
            <text:p>0.0570769452</text:p>
          </table:table-cell>
          <table:table-cell table:number-columns-repeated="5"/>
        </table:table-row>
        <table:table-row table:style-name="ro1">
          <table:table-cell office:value-type="float" office:value="0.063007151548" calcext:value-type="float">
            <text:p>0.0630071515</text:p>
          </table:table-cell>
          <table:table-cell office:value-type="float" office:value="0.0566955471466" calcext:value-type="float">
            <text:p>0.0566955471</text:p>
          </table:table-cell>
          <table:table-cell office:value-type="float" office:value="0.0570768726044" calcext:value-type="float">
            <text:p>0.0570768726</text:p>
          </table:table-cell>
          <table:table-cell table:number-columns-repeated="5"/>
        </table:table-row>
        <table:table-row table:style-name="ro1">
          <table:table-cell office:value-type="float" office:value="0.0630071134576" calcext:value-type="float">
            <text:p>0.0630071135</text:p>
          </table:table-cell>
          <table:table-cell office:value-type="float" office:value="0.0566954633948" calcext:value-type="float">
            <text:p>0.0566954634</text:p>
          </table:table-cell>
          <table:table-cell office:value-type="float" office:value="0.0570768036695" calcext:value-type="float">
            <text:p>0.0570768037</text:p>
          </table:table-cell>
          <table:table-cell table:number-columns-repeated="5"/>
        </table:table-row>
        <table:table-row table:style-name="ro1">
          <table:table-cell office:value-type="float" office:value="0.0630070772718" calcext:value-type="float">
            <text:p>0.0630070773</text:p>
          </table:table-cell>
          <table:table-cell office:value-type="float" office:value="0.0566953838307" calcext:value-type="float">
            <text:p>0.0566953838</text:p>
          </table:table-cell>
          <table:table-cell office:value-type="float" office:value="0.0570767381815" calcext:value-type="float">
            <text:p>0.0570767382</text:p>
          </table:table-cell>
          <table:table-cell table:number-columns-repeated="5"/>
        </table:table-row>
        <table:table-row table:style-name="ro1">
          <table:table-cell office:value-type="float" office:value="0.0630070428952" calcext:value-type="float">
            <text:p>0.0630070429</text:p>
          </table:table-cell>
          <table:table-cell office:value-type="float" office:value="0.056695308245" calcext:value-type="float">
            <text:p>0.0566953082</text:p>
          </table:table-cell>
          <table:table-cell office:value-type="float" office:value="0.057076675968" calcext:value-type="float">
            <text:p>0.057076676</text:p>
          </table:table-cell>
          <table:table-cell table:number-columns-repeated="5"/>
        </table:table-row>
        <table:table-row table:style-name="ro1">
          <table:table-cell office:value-type="float" office:value="0.0630070102375" calcext:value-type="float">
            <text:p>0.0630070102</text:p>
          </table:table-cell>
          <table:table-cell office:value-type="float" office:value="0.0566952364387" calcext:value-type="float">
            <text:p>0.0566952364</text:p>
          </table:table-cell>
          <table:table-cell office:value-type="float" office:value="0.0570766168653" calcext:value-type="float">
            <text:p>0.0570766169</text:p>
          </table:table-cell>
          <table:table-cell table:number-columns-repeated="5"/>
        </table:table-row>
        <table:table-row table:style-name="ro1">
          <table:table-cell office:value-type="float" office:value="0.0630069792127" calcext:value-type="float">
            <text:p>0.0630069792</text:p>
          </table:table-cell>
          <table:table-cell office:value-type="float" office:value="0.0566951682229" calcext:value-type="float">
            <text:p>0.0566951682</text:p>
          </table:table-cell>
          <table:table-cell office:value-type="float" office:value="0.0570765607178" calcext:value-type="float">
            <text:p>0.0570765607</text:p>
          </table:table-cell>
          <table:table-cell table:number-columns-repeated="5"/>
        </table:table-row>
        <table:table-row table:style-name="ro1">
          <table:table-cell office:value-type="float" office:value="0.0630069497392" calcext:value-type="float">
            <text:p>0.0630069497</text:p>
          </table:table-cell>
          <table:table-cell office:value-type="float" office:value="0.056695103418" calcext:value-type="float">
            <text:p>0.0566951034</text:p>
          </table:table-cell>
          <table:table-cell office:value-type="float" office:value="0.0570765073777" calcext:value-type="float">
            <text:p>0.0570765074</text:p>
          </table:table-cell>
          <table:table-cell table:number-columns-repeated="5"/>
        </table:table-row>
        <table:table-row table:style-name="ro1">
          <table:table-cell office:value-type="float" office:value="0.0630069217394" calcext:value-type="float">
            <text:p>0.0630069217</text:p>
          </table:table-cell>
          <table:table-cell office:value-type="float" office:value="0.0566950418533" calcext:value-type="float">
            <text:p>0.0566950419</text:p>
          </table:table-cell>
          <table:table-cell office:value-type="float" office:value="0.0570764567047" calcext:value-type="float">
            <text:p>0.0570764567</text:p>
          </table:table-cell>
          <table:table-cell table:number-columns-repeated="5"/>
        </table:table-row>
        <table:table-row table:style-name="ro1">
          <table:table-cell office:value-type="float" office:value="0.0630068951396" calcext:value-type="float">
            <text:p>0.0630068951</text:p>
          </table:table-cell>
          <table:table-cell office:value-type="float" office:value="0.0566949833671" calcext:value-type="float">
            <text:p>0.0566949834</text:p>
          </table:table-cell>
          <table:table-cell office:value-type="float" office:value="0.0570764085654" calcext:value-type="float">
            <text:p>0.0570764086</text:p>
          </table:table-cell>
          <table:table-cell table:number-columns-repeated="5"/>
        </table:table-row>
        <table:table-row table:style-name="ro1">
          <table:table-cell office:value-type="float" office:value="0.0630068698698" calcext:value-type="float">
            <text:p>0.0630068699</text:p>
          </table:table-cell>
          <table:table-cell office:value-type="float" office:value="0.0566949278052" calcext:value-type="float">
            <text:p>0.0566949278</text:p>
          </table:table-cell>
          <table:table-cell office:value-type="float" office:value="0.0570763628331" calcext:value-type="float">
            <text:p>0.0570763628</text:p>
          </table:table-cell>
          <table:table-cell table:number-columns-repeated="5"/>
        </table:table-row>
        <table:table-row table:style-name="ro1">
          <table:table-cell office:value-type="float" office:value="0.0630068458635" calcext:value-type="float">
            <text:p>0.0630068459</text:p>
          </table:table-cell>
          <table:table-cell office:value-type="float" office:value="0.0566948750214" calcext:value-type="float">
            <text:p>0.056694875</text:p>
          </table:table-cell>
          <table:table-cell office:value-type="float" office:value="0.0570763193875" calcext:value-type="float">
            <text:p>0.0570763194</text:p>
          </table:table-cell>
          <table:table-cell table:number-columns-repeated="5"/>
        </table:table-row>
        <table:table-row table:style-name="ro1">
          <table:table-cell office:value-type="float" office:value="0.0630068230575" calcext:value-type="float">
            <text:p>0.0630068231</text:p>
          </table:table-cell>
          <table:table-cell office:value-type="float" office:value="0.0566948248769" calcext:value-type="float">
            <text:p>0.0566948249</text:p>
          </table:table-cell>
          <table:table-cell office:value-type="float" office:value="0.0570762781142" calcext:value-type="float">
            <text:p>0.0570762781</text:p>
          </table:table-cell>
          <table:table-cell table:number-columns-repeated="5"/>
        </table:table-row>
        <table:table-row table:style-name="ro1">
          <table:table-cell office:value-type="float" office:value="0.0630068013918" calcext:value-type="float">
            <text:p>0.0630068014</text:p>
          </table:table-cell>
          <table:table-cell office:value-type="float" office:value="0.0566947772397" calcext:value-type="float">
            <text:p>0.0566947772</text:p>
          </table:table-cell>
          <table:table-cell office:value-type="float" office:value="0.0570762389046" calcext:value-type="float">
            <text:p>0.0570762389</text:p>
          </table:table-cell>
          <table:table-cell table:number-columns-repeated="5"/>
        </table:table-row>
        <table:table-row table:style-name="ro1">
          <table:table-cell office:value-type="float" office:value="0.0630067808094" calcext:value-type="float">
            <text:p>0.0630067808</text:p>
          </table:table-cell>
          <table:table-cell office:value-type="float" office:value="0.0566947319844" calcext:value-type="float">
            <text:p>0.056694732</text:p>
          </table:table-cell>
          <table:table-cell office:value-type="float" office:value="0.0570762016555" calcext:value-type="float">
            <text:p>0.0570762017</text:p>
          </table:table-cell>
          <table:table-cell table:number-columns-repeated="5"/>
        </table:table-row>
        <table:table-row table:style-name="ro1">
          <table:table-cell office:value-type="float" office:value="0.0630067612562" calcext:value-type="float">
            <text:p>0.0630067613</text:p>
          </table:table-cell>
          <table:table-cell office:value-type="float" office:value="0.056694688992" calcext:value-type="float">
            <text:p>0.056694689</text:p>
          </table:table-cell>
          <table:table-cell office:value-type="float" office:value="0.0570761662689" calcext:value-type="float">
            <text:p>0.0570761663</text:p>
          </table:table-cell>
          <table:table-cell table:number-columns-repeated="5"/>
        </table:table-row>
        <table:table-row table:style-name="ro1">
          <table:table-cell office:value-type="float" office:value="0.0630067426806" calcext:value-type="float">
            <text:p>0.0630067427</text:p>
          </table:table-cell>
          <table:table-cell office:value-type="float" office:value="0.0566946481492" calcext:value-type="float">
            <text:p>0.0566946481</text:p>
          </table:table-cell>
          <table:table-cell office:value-type="float" office:value="0.0570761326517" calcext:value-type="float">
            <text:p>0.0570761327</text:p>
          </table:table-cell>
          <table:table-cell table:number-columns-repeated="5"/>
        </table:table-row>
        <table:table-row table:style-name="ro1">
          <table:table-cell office:value-type="float" office:value="0.0630067250338" calcext:value-type="float">
            <text:p>0.063006725</text:p>
          </table:table-cell>
          <table:table-cell office:value-type="float" office:value="0.0566946093485" calcext:value-type="float">
            <text:p>0.0566946093</text:p>
          </table:table-cell>
          <table:table-cell office:value-type="float" office:value="0.0570761007154" calcext:value-type="float">
            <text:p>0.0570761007</text:p>
          </table:table-cell>
          <table:table-cell table:number-columns-repeated="5"/>
        </table:table-row>
        <table:table-row table:style-name="ro1">
          <table:table-cell office:value-type="float" office:value="0.0630067082694" calcext:value-type="float">
            <text:p>0.0630067083</text:p>
          </table:table-cell>
          <table:table-cell office:value-type="float" office:value="0.0566945724879" calcext:value-type="float">
            <text:p>0.0566945725</text:p>
          </table:table-cell>
          <table:table-cell office:value-type="float" office:value="0.0570760703759" calcext:value-type="float">
            <text:p>0.0570760704</text:p>
          </table:table-cell>
          <table:table-cell table:number-columns-repeated="5"/>
        </table:table-row>
        <table:table-row table:style-name="ro1">
          <table:table-cell office:value-type="float" office:value="0.0630066923431" calcext:value-type="float">
            <text:p>0.0630066923</text:p>
          </table:table-cell>
          <table:table-cell office:value-type="float" office:value="0.0566945374704" calcext:value-type="float">
            <text:p>0.0566945375</text:p>
          </table:table-cell>
          <table:table-cell office:value-type="float" office:value="0.0570760415533" calcext:value-type="float">
            <text:p>0.0570760416</text:p>
          </table:table-cell>
          <table:table-cell table:number-columns-repeated="5"/>
        </table:table-row>
        <table:table-row table:style-name="ro1">
          <table:table-cell office:value-type="float" office:value="0.0630066772132" calcext:value-type="float">
            <text:p>0.0630066772</text:p>
          </table:table-cell>
          <table:table-cell office:value-type="float" office:value="0.0566945042038" calcext:value-type="float">
            <text:p>0.0566945042</text:p>
          </table:table-cell>
          <table:table-cell office:value-type="float" office:value="0.057076014172" calcext:value-type="float">
            <text:p>0.0570760142</text:p>
          </table:table-cell>
          <table:table-cell table:number-columns-repeated="5"/>
        </table:table-row>
        <table:table-row table:style-name="ro1">
          <table:table-cell office:value-type="float" office:value="0.0630066628398" calcext:value-type="float">
            <text:p>0.0630066628</text:p>
          </table:table-cell>
          <table:table-cell office:value-type="float" office:value="0.0566944726006" calcext:value-type="float">
            <text:p>0.0566944726</text:p>
          </table:table-cell>
          <table:table-cell office:value-type="float" office:value="0.0570759881597" calcext:value-type="float">
            <text:p>0.0570759882</text:p>
          </table:table-cell>
          <table:table-cell table:number-columns-repeated="5"/>
        </table:table-row>
        <table:table-row table:style-name="ro1">
          <table:table-cell office:value-type="float" office:value="0.0630066491851" calcext:value-type="float">
            <text:p>0.0630066492</text:p>
          </table:table-cell>
          <table:table-cell office:value-type="float" office:value="0.0566944425775" calcext:value-type="float">
            <text:p>0.0566944426</text:p>
          </table:table-cell>
          <table:table-cell office:value-type="float" office:value="0.057075963448" calcext:value-type="float">
            <text:p>0.0570759634</text:p>
          </table:table-cell>
          <table:table-cell table:number-columns-repeated="5"/>
        </table:table-row>
        <table:table-row table:style-name="ro1">
          <table:table-cell office:value-type="float" office:value="0.0630066362131" calcext:value-type="float">
            <text:p>0.0630066362</text:p>
          </table:table-cell>
          <table:table-cell office:value-type="float" office:value="0.0566944140556" calcext:value-type="float">
            <text:p>0.0566944141</text:p>
          </table:table-cell>
          <table:table-cell office:value-type="float" office:value="0.057075939972" calcext:value-type="float">
            <text:p>0.05707594</text:p>
          </table:table-cell>
          <table:table-cell table:number-columns-repeated="5"/>
        </table:table-row>
        <table:table-row table:style-name="ro1">
          <table:table-cell office:value-type="float" office:value="0.0630066238897" calcext:value-type="float">
            <text:p>0.0630066239</text:p>
          </table:table-cell>
          <table:table-cell office:value-type="float" office:value="0.0566943869598" calcext:value-type="float">
            <text:p>0.056694387</text:p>
          </table:table-cell>
          <table:table-cell office:value-type="float" office:value="0.0570759176697" calcext:value-type="float">
            <text:p>0.0570759177</text:p>
          </table:table-cell>
          <table:table-cell table:number-columns-repeated="5"/>
        </table:table-row>
        <table:table-row table:style-name="ro1">
          <table:table-cell office:value-type="float" office:value="0.0630066121825" calcext:value-type="float">
            <text:p>0.0630066122</text:p>
          </table:table-cell>
          <table:table-cell office:value-type="float" office:value="0.0566943612189" calcext:value-type="float">
            <text:p>0.0566943612</text:p>
          </table:table-cell>
          <table:table-cell office:value-type="float" office:value="0.0570758964826" calcext:value-type="float">
            <text:p>0.0570758965</text:p>
          </table:table-cell>
          <table:table-cell table:number-columns-repeated="5"/>
        </table:table-row>
        <table:table-row table:style-name="ro1">
          <table:table-cell office:value-type="float" office:value="0.0630066010607" calcext:value-type="float">
            <text:p>0.0630066011</text:p>
          </table:table-cell>
          <table:table-cell office:value-type="float" office:value="0.056694336765" calcext:value-type="float">
            <text:p>0.0566943368</text:p>
          </table:table-cell>
          <table:table-cell office:value-type="float" office:value="0.0570758763549" calcext:value-type="float">
            <text:p>0.0570758764</text:p>
          </table:table-cell>
          <table:table-cell table:number-columns-repeated="5"/>
        </table:table-row>
        <table:table-row table:style-name="ro1">
          <table:table-cell office:value-type="float" office:value="0.0630065904949" calcext:value-type="float">
            <text:p>0.0630065905</text:p>
          </table:table-cell>
          <table:table-cell office:value-type="float" office:value="0.0566943135338" calcext:value-type="float">
            <text:p>0.0566943135</text:p>
          </table:table-cell>
          <table:table-cell office:value-type="float" office:value="0.0570758572335" calcext:value-type="float">
            <text:p>0.0570758572</text:p>
          </table:table-cell>
          <table:table-cell table:number-columns-repeated="5"/>
        </table:table-row>
        <table:table-row table:style-name="ro1">
          <table:table-cell office:value-type="float" office:value="0.0630065804574" calcext:value-type="float">
            <text:p>0.0630065805</text:p>
          </table:table-cell>
          <table:table-cell office:value-type="float" office:value="0.0566942914641" calcext:value-type="float">
            <text:p>0.0566942915</text:p>
          </table:table-cell>
          <table:table-cell office:value-type="float" office:value="0.0570758390682" calcext:value-type="float">
            <text:p>0.0570758391</text:p>
          </table:table-cell>
          <table:table-cell table:number-columns-repeated="5"/>
        </table:table-row>
        <table:table-row table:style-name="ro1">
          <table:table-cell office:value-type="float" office:value="0.0630065709219" calcext:value-type="float">
            <text:p>0.0630065709</text:p>
          </table:table-cell>
          <table:table-cell office:value-type="float" office:value="0.056694270498" calcext:value-type="float">
            <text:p>0.0566942705</text:p>
          </table:table-cell>
          <table:table-cell office:value-type="float" office:value="0.0570758218112" calcext:value-type="float">
            <text:p>0.0570758218</text:p>
          </table:table-cell>
          <table:table-cell table:number-columns-repeated="5"/>
        </table:table-row>
        <table:table-row table:style-name="ro1">
          <table:table-cell office:value-type="float" office:value="0.063006561863" calcext:value-type="float">
            <text:p>0.0630065619</text:p>
          </table:table-cell>
          <table:table-cell office:value-type="float" office:value="0.0566942505802" calcext:value-type="float">
            <text:p>0.0566942506</text:p>
          </table:table-cell>
          <table:table-cell office:value-type="float" office:value="0.0570758054171" calcext:value-type="float">
            <text:p>0.0570758054</text:p>
          </table:table-cell>
          <table:table-cell table:number-columns-repeated="5"/>
        </table:table-row>
        <table:table-row table:style-name="ro1">
          <table:table-cell office:value-type="float" office:value="0.0630065532572" calcext:value-type="float">
            <text:p>0.0630065533</text:p>
          </table:table-cell>
          <table:table-cell office:value-type="float" office:value="0.0566942316583" calcext:value-type="float">
            <text:p>0.0566942317</text:p>
          </table:table-cell>
          <table:table-cell office:value-type="float" office:value="0.0570757898427" calcext:value-type="float">
            <text:p>0.0570757898</text:p>
          </table:table-cell>
          <table:table-cell table:number-columns-repeated="5"/>
        </table:table-row>
        <table:table-row table:style-name="ro1">
          <table:table-cell office:value-type="float" office:value="0.0630065450816" calcext:value-type="float">
            <text:p>0.0630065451</text:p>
          </table:table-cell>
          <table:table-cell office:value-type="float" office:value="0.0566942136825" calcext:value-type="float">
            <text:p>0.0566942137</text:p>
          </table:table-cell>
          <table:table-cell office:value-type="float" office:value="0.0570757750469" calcext:value-type="float">
            <text:p>0.057075775</text:p>
          </table:table-cell>
          <table:table-cell table:number-columns-repeated="5"/>
        </table:table-row>
        <table:table-row table:style-name="ro1">
          <table:table-cell office:value-type="float" office:value="0.0630065373148" calcext:value-type="float">
            <text:p>0.0630065373</text:p>
          </table:table-cell>
          <table:table-cell office:value-type="float" office:value="0.0566941966054" calcext:value-type="float">
            <text:p>0.0566941966</text:p>
          </table:table-cell>
          <table:table-cell office:value-type="float" office:value="0.057075760991" calcext:value-type="float">
            <text:p>0.057075761</text:p>
          </table:table-cell>
          <table:table-cell table:number-columns-repeated="5"/>
        </table:table-row>
        <table:table-row table:style-name="ro1">
          <table:table-cell office:value-type="float" office:value="0.0630065299364" calcext:value-type="float">
            <text:p>0.0630065299</text:p>
          </table:table-cell>
          <table:table-cell office:value-type="float" office:value="0.0566941803823" calcext:value-type="float">
            <text:p>0.0566941804</text:p>
          </table:table-cell>
          <table:table-cell office:value-type="float" office:value="0.0570757476379" calcext:value-type="float">
            <text:p>0.0570757476</text:p>
          </table:table-cell>
          <table:table-cell table:number-columns-repeated="5"/>
        </table:table-row>
        <table:table-row table:style-name="ro1">
          <table:table-cell office:value-type="float" office:value="0.0630065229268" calcext:value-type="float">
            <text:p>0.0630065229</text:p>
          </table:table-cell>
          <table:table-cell office:value-type="float" office:value="0.0566941649703" calcext:value-type="float">
            <text:p>0.056694165</text:p>
          </table:table-cell>
          <table:table-cell office:value-type="float" office:value="0.0570757349524" calcext:value-type="float">
            <text:p>0.057075735</text:p>
          </table:table-cell>
          <table:table-cell table:number-columns-repeated="5"/>
        </table:table-row>
        <table:table-row table:style-name="ro1">
          <table:table-cell office:value-type="float" office:value="0.0630065162678" calcext:value-type="float">
            <text:p>0.0630065163</text:p>
          </table:table-cell>
          <table:table-cell office:value-type="float" office:value="0.0566941503289" calcext:value-type="float">
            <text:p>0.0566941503</text:p>
          </table:table-cell>
          <table:table-cell office:value-type="float" office:value="0.0570757229013" calcext:value-type="float">
            <text:p>0.0570757229</text:p>
          </table:table-cell>
          <table:table-cell table:number-columns-repeated="5"/>
        </table:table-row>
        <table:table-row table:style-name="ro1">
          <table:table-cell office:value-type="float" office:value="0.0630065099417" calcext:value-type="float">
            <text:p>0.0630065099</text:p>
          </table:table-cell>
          <table:table-cell office:value-type="float" office:value="0.0566941364196" calcext:value-type="float">
            <text:p>0.0566941364</text:p>
          </table:table-cell>
          <table:table-cell office:value-type="float" office:value="0.0570757114526" calcext:value-type="float">
            <text:p>0.0570757115</text:p>
          </table:table-cell>
          <table:table-cell table:number-columns-repeated="5"/>
        </table:table-row>
        <table:table-row table:style-name="ro1">
          <table:table-cell office:value-type="float" office:value="0.0630065039319" calcext:value-type="float">
            <text:p>0.0630065039</text:p>
          </table:table-cell>
          <table:table-cell office:value-type="float" office:value="0.0566941232057" calcext:value-type="float">
            <text:p>0.0566941232</text:p>
          </table:table-cell>
          <table:table-cell office:value-type="float" office:value="0.0570757005765" calcext:value-type="float">
            <text:p>0.0570757006</text:p>
          </table:table-cell>
          <table:table-cell table:number-columns-repeated="5"/>
        </table:table-row>
        <table:table-row table:style-name="ro1">
          <table:table-cell office:value-type="float" office:value="0.0630064982226" calcext:value-type="float">
            <text:p>0.0630064982</text:p>
          </table:table-cell>
          <table:table-cell office:value-type="float" office:value="0.0566941106526" calcext:value-type="float">
            <text:p>0.0566941107</text:p>
          </table:table-cell>
          <table:table-cell office:value-type="float" office:value="0.0570756902441" calcext:value-type="float">
            <text:p>0.0570756902</text:p>
          </table:table-cell>
          <table:table-cell table:number-columns-repeated="5"/>
        </table:table-row>
        <table:table-row table:style-name="ro1">
          <table:table-cell office:value-type="float" office:value="0.0630064927988" calcext:value-type="float">
            <text:p>0.0630064928</text:p>
          </table:table-cell>
          <table:table-cell office:value-type="float" office:value="0.0566940987271" calcext:value-type="float">
            <text:p>0.0566940987</text:p>
          </table:table-cell>
          <table:table-cell office:value-type="float" office:value="0.0570756804283" calcext:value-type="float">
            <text:p>0.0570756804</text:p>
          </table:table-cell>
          <table:table-cell table:number-columns-repeated="5"/>
        </table:table-row>
        <table:table-row table:style-name="ro1">
          <table:table-cell office:value-type="float" office:value="0.0630064876461" calcext:value-type="float">
            <text:p>0.0630064876</text:p>
          </table:table-cell>
          <table:table-cell office:value-type="float" office:value="0.0566940873979" calcext:value-type="float">
            <text:p>0.0566940874</text:p>
          </table:table-cell>
          <table:table-cell office:value-type="float" office:value="0.0570756711034" calcext:value-type="float">
            <text:p>0.0570756711</text:p>
          </table:table-cell>
          <table:table-cell table:number-columns-repeated="5"/>
        </table:table-row>
        <table:table-row table:style-name="ro1">
          <table:table-cell office:value-type="float" office:value="0.0630064827511" calcext:value-type="float">
            <text:p>0.0630064828</text:p>
          </table:table-cell>
          <table:table-cell office:value-type="float" office:value="0.0566940766351" calcext:value-type="float">
            <text:p>0.0566940766</text:p>
          </table:table-cell>
          <table:table-cell office:value-type="float" office:value="0.0570756622447" calcext:value-type="float">
            <text:p>0.0570756622</text:p>
          </table:table-cell>
          <table:table-cell table:number-columns-repeated="5"/>
        </table:table-row>
        <table:table-row table:style-name="ro1">
          <table:table-cell office:value-type="float" office:value="0.0630064781009" calcext:value-type="float">
            <text:p>0.0630064781</text:p>
          </table:table-cell>
          <table:table-cell office:value-type="float" office:value="0.0566940664105" calcext:value-type="float">
            <text:p>0.0566940664</text:p>
          </table:table-cell>
          <table:table-cell office:value-type="float" office:value="0.0570756538289" calcext:value-type="float">
            <text:p>0.0570756538</text:p>
          </table:table-cell>
          <table:table-cell table:number-columns-repeated="5"/>
        </table:table-row>
        <table:table-row table:style-name="ro1">
          <table:table-cell office:value-type="float" office:value="0.0630064736831" calcext:value-type="float">
            <text:p>0.0630064737</text:p>
          </table:table-cell>
          <table:table-cell office:value-type="float" office:value="0.0566940566972" calcext:value-type="float">
            <text:p>0.0566940567</text:p>
          </table:table-cell>
          <table:table-cell office:value-type="float" office:value="0.0570756458339" calcext:value-type="float">
            <text:p>0.0570756458</text:p>
          </table:table-cell>
          <table:table-cell table:number-columns-repeated="5"/>
        </table:table-row>
        <table:table-row table:style-name="ro1">
          <table:table-cell office:value-type="float" office:value="0.0630064694863" calcext:value-type="float">
            <text:p>0.0630064695</text:p>
          </table:table-cell>
          <table:table-cell office:value-type="float" office:value="0.0566940474695" calcext:value-type="float">
            <text:p>0.0566940475</text:p>
          </table:table-cell>
          <table:table-cell office:value-type="float" office:value="0.0570756382387" calcext:value-type="float">
            <text:p>0.0570756382</text:p>
          </table:table-cell>
          <table:table-cell table:number-columns-repeated="5"/>
        </table:table-row>
        <table:table-row table:style-name="ro1">
          <table:table-cell office:value-type="float" office:value="0.0630064654992" calcext:value-type="float">
            <text:p>0.0630064655</text:p>
          </table:table-cell>
          <table:table-cell office:value-type="float" office:value="0.0566940387031" calcext:value-type="float">
            <text:p>0.0566940387</text:p>
          </table:table-cell>
          <table:table-cell office:value-type="float" office:value="0.0570756310232" calcext:value-type="float">
            <text:p>0.057075631</text:p>
          </table:table-cell>
          <table:table-cell table:number-columns-repeated="5"/>
        </table:table-row>
        <table:table-row table:style-name="ro1">
          <table:table-cell office:value-type="float" office:value="0.0630064617116" calcext:value-type="float">
            <text:p>0.0630064617</text:p>
          </table:table-cell>
          <table:table-cell office:value-type="float" office:value="0.0566940303751" calcext:value-type="float">
            <text:p>0.0566940304</text:p>
          </table:table-cell>
          <table:table-cell office:value-type="float" office:value="0.0570756241685" calcext:value-type="float">
            <text:p>0.0570756242</text:p>
          </table:table-cell>
          <table:table-cell table:number-columns-repeated="5"/>
        </table:table-row>
        <table:table-row table:style-name="ro1">
          <table:table-cell office:value-type="float" office:value="0.0630064581133" calcext:value-type="float">
            <text:p>0.0630064581</text:p>
          </table:table-cell>
          <table:table-cell office:value-type="float" office:value="0.0566940224635" calcext:value-type="float">
            <text:p>0.0566940225</text:p>
          </table:table-cell>
          <table:table-cell office:value-type="float" office:value="0.0570756176565" calcext:value-type="float">
            <text:p>0.0570756177</text:p>
          </table:table-cell>
          <table:table-cell table:number-columns-repeated="5"/>
        </table:table-row>
        <table:table-row table:style-name="ro1">
          <table:table-cell office:value-type="float" office:value="0.0630064546949" calcext:value-type="float">
            <text:p>0.0630064547</text:p>
          </table:table-cell>
          <table:table-cell office:value-type="float" office:value="0.0566940149475" calcext:value-type="float">
            <text:p>0.0566940149</text:p>
          </table:table-cell>
          <table:table-cell office:value-type="float" office:value="0.0570756114702" calcext:value-type="float">
            <text:p>0.0570756115</text:p>
          </table:table-cell>
          <table:table-cell table:number-columns-repeated="5"/>
        </table:table-row>
        <table:table-row table:style-name="ro1">
          <table:table-cell office:value-type="float" office:value="0.0630064514475" calcext:value-type="float">
            <text:p>0.0630064514</text:p>
          </table:table-cell>
          <table:table-cell office:value-type="float" office:value="0.0566940078073" calcext:value-type="float">
            <text:p>0.0566940078</text:p>
          </table:table-cell>
          <table:table-cell office:value-type="float" office:value="0.0570756055931" calcext:value-type="float">
            <text:p>0.0570756056</text:p>
          </table:table-cell>
          <table:table-cell table:number-columns-repeated="5"/>
        </table:table-row>
        <table:table-row table:style-name="ro1">
          <table:table-cell office:value-type="float" office:value="0.0630064483624" calcext:value-type="float">
            <text:p>0.0630064484</text:p>
          </table:table-cell>
          <table:table-cell office:value-type="float" office:value="0.0566940010241" calcext:value-type="float">
            <text:p>0.056694001</text:p>
          </table:table-cell>
          <table:table-cell office:value-type="float" office:value="0.0570756000099" calcext:value-type="float">
            <text:p>0.0570756</text:p>
          </table:table-cell>
          <table:table-cell table:number-columns-repeated="5"/>
        </table:table-row>
        <table:table-row table:style-name="ro1">
          <table:table-cell office:value-type="float" office:value="0.0630064454316" calcext:value-type="float">
            <text:p>0.0630064454</text:p>
          </table:table-cell>
          <table:table-cell office:value-type="float" office:value="0.0566939945801" calcext:value-type="float">
            <text:p>0.0566939946</text:p>
          </table:table-cell>
          <table:table-cell office:value-type="float" office:value="0.0570755947059" calcext:value-type="float">
            <text:p>0.0570755947</text:p>
          </table:table-cell>
          <table:table-cell table:number-columns-repeated="5"/>
        </table:table-row>
        <table:table-row table:style-name="ro1">
          <table:table-cell office:value-type="float" office:value="0.0630064426473" calcext:value-type="float">
            <text:p>0.0630064426</text:p>
          </table:table-cell>
          <table:table-cell office:value-type="float" office:value="0.0566939884582" calcext:value-type="float">
            <text:p>0.0566939885</text:p>
          </table:table-cell>
          <table:table-cell office:value-type="float" office:value="0.0570755896671" calcext:value-type="float">
            <text:p>0.0570755897</text:p>
          </table:table-cell>
          <table:table-cell table:number-columns-repeated="5"/>
        </table:table-row>
        <table:table-row table:style-name="ro1">
          <table:table-cell office:value-type="float" office:value="0.0630064400023" calcext:value-type="float">
            <text:p>0.06300644</text:p>
          </table:table-cell>
          <table:table-cell office:value-type="float" office:value="0.0566939826425" calcext:value-type="float">
            <text:p>0.0566939826</text:p>
          </table:table-cell>
          <table:table-cell office:value-type="float" office:value="0.0570755848802" calcext:value-type="float">
            <text:p>0.0570755849</text:p>
          </table:table-cell>
          <table:table-cell table:number-columns-repeated="5"/>
        </table:table-row>
        <table:table-row table:style-name="ro1">
          <table:table-cell office:value-type="float" office:value="0.0630064374894" calcext:value-type="float">
            <text:p>0.0630064375</text:p>
          </table:table-cell>
          <table:table-cell office:value-type="float" office:value="0.0566939771175" calcext:value-type="float">
            <text:p>0.0566939771</text:p>
          </table:table-cell>
          <table:table-cell office:value-type="float" office:value="0.0570755803327" calcext:value-type="float">
            <text:p>0.0570755803</text:p>
          </table:table-cell>
          <table:table-cell table:number-columns-repeated="5"/>
        </table:table-row>
        <table:table-row table:style-name="ro1">
          <table:table-cell office:value-type="float" office:value="0.0630064351023" calcext:value-type="float">
            <text:p>0.0630064351</text:p>
          </table:table-cell>
          <table:table-cell office:value-type="float" office:value="0.0566939718688" calcext:value-type="float">
            <text:p>0.0566939719</text:p>
          </table:table-cell>
          <table:table-cell office:value-type="float" office:value="0.0570755760125" calcext:value-type="float">
            <text:p>0.057075576</text:p>
          </table:table-cell>
          <table:table-cell table:number-columns-repeated="5"/>
        </table:table-row>
        <table:table-row table:style-name="ro1">
          <table:table-cell office:value-type="float" office:value="0.0630064328345" calcext:value-type="float">
            <text:p>0.0630064328</text:p>
          </table:table-cell>
          <table:table-cell office:value-type="float" office:value="0.0566939668825" calcext:value-type="float">
            <text:p>0.0566939669</text:p>
          </table:table-cell>
          <table:table-cell office:value-type="float" office:value="0.0570755719083" calcext:value-type="float">
            <text:p>0.0570755719</text:p>
          </table:table-cell>
          <table:table-cell table:number-columns-repeated="5"/>
        </table:table-row>
        <table:table-row table:style-name="ro1">
          <table:table-cell office:value-type="float" office:value="0.06300643068" calcext:value-type="float">
            <text:p>0.0630064307</text:p>
          </table:table-cell>
          <table:table-cell office:value-type="float" office:value="0.0566939621456" calcext:value-type="float">
            <text:p>0.0566939621</text:p>
          </table:table-cell>
          <table:table-cell office:value-type="float" office:value="0.0570755680094" calcext:value-type="float">
            <text:p>0.057075568</text:p>
          </table:table-cell>
          <table:table-cell table:number-columns-repeated="5"/>
        </table:table-row>
        <table:table-row table:style-name="ro1">
          <table:table-cell office:value-type="float" office:value="0.0630064286333" calcext:value-type="float">
            <text:p>0.0630064286</text:p>
          </table:table-cell>
          <table:table-cell office:value-type="float" office:value="0.0566939576455" calcext:value-type="float">
            <text:p>0.0566939576</text:p>
          </table:table-cell>
          <table:table-cell office:value-type="float" office:value="0.0570755643054" calcext:value-type="float">
            <text:p>0.0570755643</text:p>
          </table:table-cell>
          <table:table-cell table:number-columns-repeated="5"/>
        </table:table-row>
        <table:table-row table:style-name="ro1">
          <table:table-cell office:value-type="float" office:value="0.063006426689" calcext:value-type="float">
            <text:p>0.0630064267</text:p>
          </table:table-cell>
          <table:table-cell office:value-type="float" office:value="0.0566939533704" calcext:value-type="float">
            <text:p>0.0566939534</text:p>
          </table:table-cell>
          <table:table-cell office:value-type="float" office:value="0.0570755607866" calcext:value-type="float">
            <text:p>0.0570755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49309" calcext:value-type="float">
            <text:p>0.0566939493</text:p>
          </table:table-cell>
          <table:table-cell office:value-type="float" office:value="0.0570755574437" calcext:value-type="float">
            <text:p>0.0570755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454507" calcext:value-type="float">
            <text:p>0.0566939455</text:p>
          </table:table-cell>
          <table:table-cell office:value-type="float" office:value="0.057075554268" calcext:value-type="float">
            <text:p>0.0570755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417854" calcext:value-type="float">
            <text:p>0.0566939418</text:p>
          </table:table-cell>
          <table:table-cell office:value-type="float" office:value="0.0570755512511" calcext:value-type="float">
            <text:p>0.05707555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383033" calcext:value-type="float">
            <text:p>0.0566939383</text:p>
          </table:table-cell>
          <table:table-cell office:value-type="float" office:value="0.057075548385" calcext:value-type="float">
            <text:p>0.05707554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349953" calcext:value-type="float">
            <text:p>0.056693935</text:p>
          </table:table-cell>
          <table:table-cell office:value-type="float" office:value="0.0570755456622" calcext:value-type="float">
            <text:p>0.0570755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318527" calcext:value-type="float">
            <text:p>0.0566939319</text:p>
          </table:table-cell>
          <table:table-cell office:value-type="float" office:value="0.0570755430756" calcext:value-type="float">
            <text:p>0.0570755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288672" calcext:value-type="float">
            <text:p>0.0566939289</text:p>
          </table:table-cell>
          <table:table-cell office:value-type="float" office:value="0.0570755406183" calcext:value-type="float">
            <text:p>0.0570755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26031" calcext:value-type="float">
            <text:p>0.056693926</text:p>
          </table:table-cell>
          <table:table-cell office:value-type="float" office:value="0.0570755382839" calcext:value-type="float">
            <text:p>0.05707553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233367" calcext:value-type="float">
            <text:p>0.0566939233</text:p>
          </table:table-cell>
          <table:table-cell office:value-type="float" office:value="0.0570755360661" calcext:value-type="float">
            <text:p>0.05707553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20777" calcext:value-type="float">
            <text:p>0.0566939208</text:p>
          </table:table-cell>
          <table:table-cell office:value-type="float" office:value="0.0570755339593" calcext:value-type="float">
            <text:p>0.057075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183453" calcext:value-type="float">
            <text:p>0.0566939183</text:p>
          </table:table-cell>
          <table:table-cell office:value-type="float" office:value="0.0570755319578" calcext:value-type="float">
            <text:p>0.0570755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160352" calcext:value-type="float">
            <text:p>0.056693916</text:p>
          </table:table-cell>
          <table:table-cell office:value-type="float" office:value="0.0570755300564" calcext:value-type="float">
            <text:p>0.0570755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138406" calcext:value-type="float">
            <text:p>0.0566939138</text:p>
          </table:table-cell>
          <table:table-cell office:value-type="float" office:value="0.05707552825" calcext:value-type="float">
            <text:p>0.0570755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117558" calcext:value-type="float">
            <text:p>0.0566939118</text:p>
          </table:table-cell>
          <table:table-cell office:value-type="float" office:value="0.057075526534" calcext:value-type="float">
            <text:p>0.0570755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6939097752" calcext:value-type="float">
            <text:p>0.0566939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66939078936" calcext:value-type="float">
            <text:p>0.0566939079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566939061061" calcext:value-type="float">
            <text:p>0.05669390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6:07:49.085844776</meta:creation-date>
    <dc:date>2017-04-23T16:38:37.096429375</dc:date>
    <meta:editing-duration>PT20M38S</meta:editing-duration>
    <meta:editing-cycles>1</meta:editing-cycles>
    <meta:document-statistic meta:table-count="1" meta:cell-count="399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65cm" svg:height="18.621cm" xlink:href=".." xlink:type="simple" chart:class="chart:line" chart:style-name="ch1">
        <chart:legend chart:legend-position="end" svg:x="26.913cm" svg:y="8.015cm" style:legend-expansion="high" chart:style-name="ch2"/>
        <chart:plot-area chart:style-name="ch3" table:cell-range-address="Sheet1.A1:Sheet1.E1335" svg:x="0.595cm" svg:y="0.372cm" svg:width="25.723cm" svg:height="17.877cm">
          <chartooo:coordinate-region svg:x="1.322cm" svg:y="0.372cm" svg:width="24.996cm" svg:height="16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335" chart:class="chart:line">
            <chart:data-point chart:repeated="1335"/>
          </chart:series>
          <chart:series chart:style-name="ch7" chart:values-cell-range-address="Sheet1.B1:Sheet1.B1335" chart:class="chart:line">
            <chart:data-point chart:repeated="1335"/>
          </chart:series>
          <chart:series chart:style-name="ch8" chart:values-cell-range-address="Sheet1.C1:Sheet1.C1335" chart:class="chart:line">
            <chart:data-point chart:repeated="1335"/>
          </chart:series>
          <chart:series chart:style-name="ch9" chart:values-cell-range-address="Sheet1.D1:Sheet1.D1335" chart:class="chart:line">
            <chart:data-point chart:repeated="1335"/>
          </chart:series>
          <chart:series chart:style-name="ch10" chart:values-cell-range-address="Sheet1.E1:Sheet1.E1335" chart:class="chart:line">
            <chart:data-point chart:repeated="13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7872784974">
                <text:p>0.607872784974</text:p>
                <draw:g>
                  <svg:desc>Sheet1.A1:Sheet1.A1335</svg:desc>
                </draw:g>
              </table:table-cell>
              <table:table-cell office:value-type="float" office:value="0.626500804786">
                <text:p>0.626500804786</text:p>
                <draw:g>
                  <svg:desc>Sheet1.B1:Sheet1.B1335</svg:desc>
                </draw:g>
              </table:table-cell>
              <table:table-cell office:value-type="float" office:value="0.592514031314">
                <text:p>0.592514031314</text:p>
                <draw:g>
                  <svg:desc>Sheet1.C1:Sheet1.C1335</svg:desc>
                </draw:g>
              </table:table-cell>
              <table:table-cell office:value-type="float" office:value="NaN">
                <text:p>NaN</text:p>
                <draw:g>
                  <svg:desc>Sheet1.D1:Sheet1.D1335</svg:desc>
                </draw:g>
              </table:table-cell>
              <table:table-cell office:value-type="float" office:value="NaN">
                <text:p>NaN</text:p>
                <draw:g>
                  <svg:desc>Sheet1.E1:Sheet1.E1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0735069333">
                <text:p>0.590735069333</text:p>
              </table:table-cell>
              <table:table-cell office:value-type="float" office:value="0.609344521208">
                <text:p>0.609344521208</text:p>
              </table:table-cell>
              <table:table-cell office:value-type="float" office:value="0.573359315071">
                <text:p>0.57335931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4524160705">
                <text:p>0.574524160705</text:p>
              </table:table-cell>
              <table:table-cell office:value-type="float" office:value="0.593044895886">
                <text:p>0.593044895886</text:p>
              </table:table-cell>
              <table:table-cell office:value-type="float" office:value="0.555319030718">
                <text:p>0.55531903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240737499">
                <text:p>0.559240737499</text:p>
              </table:table-cell>
              <table:table-cell office:value-type="float" office:value="0.577617494796">
                <text:p>0.577617494796</text:p>
              </table:table-cell>
              <table:table-cell office:value-type="float" office:value="0.538391893767">
                <text:p>0.53839189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4869376527">
                <text:p>0.544869376527</text:p>
              </table:table-cell>
              <table:table-cell office:value-type="float" office:value="0.563059909306">
                <text:p>0.563059909306</text:p>
              </table:table-cell>
              <table:table-cell office:value-type="float" office:value="0.522554884625">
                <text:p>0.5225548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1382956862">
                <text:p>0.531382956862</text:p>
              </table:table-cell>
              <table:table-cell office:value-type="float" office:value="0.54935610563">
                <text:p>0.54935610563</text:p>
              </table:table-cell>
              <table:table-cell office:value-type="float" office:value="0.507769691731">
                <text:p>0.50776969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8746291245">
                <text:p>0.518746291245</text:p>
              </table:table-cell>
              <table:table-cell office:value-type="float" office:value="0.536480140997">
                <text:p>0.536480140997</text:p>
              </table:table-cell>
              <table:table-cell office:value-type="float" office:value="0.493987926515">
                <text:p>0.49398792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6919024327">
                <text:p>0.506919024327</text:p>
              </table:table-cell>
              <table:table-cell office:value-type="float" office:value="0.524399226443">
                <text:p>0.524399226443</text:p>
              </table:table-cell>
              <table:table-cell office:value-type="float" office:value="0.481155187552">
                <text:p>0.4811551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857880315">
                <text:p>0.495857880315</text:p>
              </table:table-cell>
              <table:table-cell office:value-type="float" office:value="0.513076176146">
                <text:p>0.513076176146</text:p>
              </table:table-cell>
              <table:table-cell office:value-type="float" office:value="0.469214123264">
                <text:p>0.46921412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551835946">
                <text:p>0.48551835946</text:p>
              </table:table-cell>
              <table:table-cell office:value-type="float" office:value="0.502471314415">
                <text:p>0.502471314415</text:p>
              </table:table-cell>
              <table:table-cell office:value-type="float" office:value="0.458106666192">
                <text:p>0.45810666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5855983445">
                <text:p>0.475855983445</text:p>
              </table:table-cell>
              <table:table-cell office:value-type="float" office:value="0.492543922996">
                <text:p>0.492543922996</text:p>
              </table:table-cell>
              <table:table-cell office:value-type="float" office:value="0.44777560719">
                <text:p>0.4477756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6827181444">
                <text:p>0.466827181444</text:p>
              </table:table-cell>
              <table:table-cell office:value-type="float" office:value="0.483253311">
                <text:p>0.483253311</text:p>
              </table:table-cell>
              <table:table-cell office:value-type="float" office:value="0.438165659122">
                <text:p>0.43816565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8389896324">
                <text:p>0.458389896324</text:p>
              </table:table-cell>
              <table:table-cell office:value-type="float" office:value="0.474559582741">
                <text:p>0.474559582741</text:p>
              </table:table-cell>
              <table:table-cell office:value-type="float" office:value="0.429224135535">
                <text:p>0.4292241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0503977196">
                <text:p>0.450503977196</text:p>
              </table:table-cell>
              <table:table-cell office:value-type="float" office:value="0.466424168814">
                <text:p>0.466424168814</text:p>
              </table:table-cell>
              <table:table-cell office:value-type="float" office:value="0.420901345558">
                <text:p>0.42090134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131411873">
                <text:p>0.443131411873</text:p>
              </table:table-cell>
              <table:table-cell office:value-type="float" office:value="0.458810175072">
                <text:p>0.458810175072</text:p>
              </table:table-cell>
              <table:table-cell office:value-type="float" office:value="0.413150784339">
                <text:p>0.41315078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6236441644">
                <text:p>0.436236441644</text:p>
              </table:table-cell>
              <table:table-cell office:value-type="float" office:value="0.451682593981">
                <text:p>0.451682593981</text:p>
              </table:table-cell>
              <table:table-cell office:value-type="float" office:value="0.405929179748">
                <text:p>0.40592917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9785591308">
                <text:p>0.429785591308</text:p>
              </table:table-cell>
              <table:table-cell office:value-type="float" office:value="0.445008413826">
                <text:p>0.445008413826</text:p>
              </table:table-cell>
              <table:table-cell office:value-type="float" office:value="0.399196440998">
                <text:p>0.39919644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3747639734">
                <text:p>0.423747639734</text:p>
              </table:table-cell>
              <table:table-cell office:value-type="float" office:value="0.438756653544">
                <text:p>0.438756653544</text:p>
              </table:table-cell>
              <table:table-cell office:value-type="float" office:value="0.392915542911">
                <text:p>0.39291554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093549988">
                <text:p>0.418093549988</text:p>
              </table:table-cell>
              <table:table-cell office:value-type="float" office:value="0.432898344651">
                <text:p>0.432898344651</text:p>
              </table:table-cell>
              <table:table-cell office:value-type="float" office:value="0.387052370353">
                <text:p>0.38705237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796373243">
                <text:p>0.412796373243</text:p>
              </table:table-cell>
              <table:table-cell office:value-type="float" office:value="0.427406476619">
                <text:p>0.427406476619</text:p>
              </table:table-cell>
              <table:table-cell office:value-type="float" office:value="0.381575540386">
                <text:p>0.38157554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7831136929">
                <text:p>0.407831136929</text:p>
              </table:table-cell>
              <table:table-cell office:value-type="float" office:value="0.422255918011">
                <text:p>0.422255918011</text:p>
              </table:table-cell>
              <table:table-cell office:value-type="float" office:value="0.376456214473">
                <text:p>0.37645621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317472469">
                <text:p>0.40317472469</text:p>
              </table:table-cell>
              <table:table-cell office:value-type="float" office:value="0.417423322547">
                <text:p>0.417423322547</text:p>
              </table:table-cell>
              <table:table-cell office:value-type="float" office:value="0.37166790919">
                <text:p>0.3716679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8805753542">
                <text:p>0.398805753542</text:p>
              </table:table-cell>
              <table:table-cell office:value-type="float" office:value="0.412887026806">
                <text:p>0.412887026806</text:p>
              </table:table-cell>
              <table:table-cell office:value-type="float" office:value="0.367186311112">
                <text:p>0.36718631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4704451997">
                <text:p>0.394704451997</text:p>
              </table:table-cell>
              <table:table-cell office:value-type="float" office:value="0.408626944417">
                <text:p>0.408626944417</text:p>
              </table:table-cell>
              <table:table-cell office:value-type="float" office:value="0.362989099469">
                <text:p>0.36298909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852541685">
                <text:p>0.390852541685</text:p>
              </table:table-cell>
              <table:table-cell office:value-type="float" office:value="0.404624460177">
                <text:p>0.404624460177</text:p>
              </table:table-cell>
              <table:table-cell office:value-type="float" office:value="0.359055778758">
                <text:p>0.35905577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7233124139">
                <text:p>0.387233124139</text:p>
              </table:table-cell>
              <table:table-cell office:value-type="float" office:value="0.400862326478">
                <text:p>0.400862326478</text:p>
              </table:table-cell>
              <table:table-cell office:value-type="float" office:value="0.355367522427">
                <text:p>0.35536752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3830573715">
                <text:p>0.383830573715</text:p>
              </table:table-cell>
              <table:table-cell office:value-type="float" office:value="0.397324563604">
                <text:p>0.397324563604</text:p>
              </table:table-cell>
              <table:table-cell office:value-type="float" office:value="0.351907028088">
                <text:p>0.35190702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0630437203">
                <text:p>0.380630437203</text:p>
              </table:table-cell>
              <table:table-cell office:value-type="float" office:value="0.393996364921">
                <text:p>0.393996364921</text:p>
              </table:table-cell>
              <table:table-cell office:value-type="float" office:value="0.348658384213">
                <text:p>0.34865838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7619340288">
                <text:p>0.377619340288</text:p>
              </table:table-cell>
              <table:table-cell office:value-type="float" office:value="0.390864007519">
                <text:p>0.390864007519</text:p>
              </table:table-cell>
              <table:table-cell office:value-type="float" office:value="0.345606947956">
                <text:p>0.34560694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784900867">
                <text:p>0.374784900867</text:p>
              </table:table-cell>
              <table:table-cell office:value-type="float" office:value="0.38791476857">
                <text:p>0.38791476857</text:p>
              </table:table-cell>
              <table:table-cell office:value-type="float" office:value="0.342739233562">
                <text:p>0.34273923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2115648998">
                <text:p>0.372115648998</text:p>
              </table:table-cell>
              <table:table-cell office:value-type="float" office:value="0.385136847473">
                <text:p>0.385136847473</text:p>
              </table:table-cell>
              <table:table-cell office:value-type="float" office:value="0.340042810706">
                <text:p>0.34004281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9600953202">
                <text:p>0.369600953202</text:p>
              </table:table-cell>
              <table:table-cell office:value-type="float" office:value="0.382519293659">
                <text:p>0.382519293659</text:p>
              </table:table-cell>
              <table:table-cell office:value-type="float" office:value="0.337506212046">
                <text:p>0.33750621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7230952775">
                <text:p>0.367230952775</text:p>
              </table:table-cell>
              <table:table-cell office:value-type="float" office:value="0.380051939874">
                <text:p>0.380051939874</text:p>
              </table:table-cell>
              <table:table-cell office:value-type="float" office:value="0.335118849268">
                <text:p>0.3351188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4996495707">
                <text:p>0.364996495707</text:p>
              </table:table-cell>
              <table:table-cell office:value-type="float" office:value="0.377725340679">
                <text:p>0.377725340679</text:p>
              </table:table-cell>
              <table:table-cell office:value-type="float" office:value="0.332870936919">
                <text:p>0.33287093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2889081834">
                <text:p>0.362889081834</text:p>
              </table:table-cell>
              <table:table-cell office:value-type="float" office:value="0.375530715855">
                <text:p>0.375530715855</text:p>
              </table:table-cell>
              <table:table-cell office:value-type="float" office:value="0.330753423323">
                <text:p>0.33075342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900810807">
                <text:p>0.360900810807</text:p>
              </table:table-cell>
              <table:table-cell office:value-type="float" office:value="0.373459898399">
                <text:p>0.373459898399</text:p>
              </table:table-cell>
              <table:table-cell office:value-type="float" office:value="0.328757927955">
                <text:p>0.32875792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02433451">
                <text:p>0.35902433451</text:p>
              </table:table-cell>
              <table:table-cell office:value-type="float" office:value="0.371505286791">
                <text:p>0.371505286791</text:p>
              </table:table-cell>
              <table:table-cell office:value-type="float" office:value="0.32687668466">
                <text:p>0.3268766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7252813557">
                <text:p>0.357252813557</text:p>
              </table:table-cell>
              <table:table-cell office:value-type="float" office:value="0.369659801204">
                <text:p>0.369659801204</text:p>
              </table:table-cell>
              <table:table-cell office:value-type="float" office:value="0.325102490163">
                <text:p>0.32510249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5579877515">
                <text:p>0.355579877515</text:p>
              </table:table-cell>
              <table:table-cell office:value-type="float" office:value="0.367916843364">
                <text:p>0.367916843364</text:p>
              </table:table-cell>
              <table:table-cell office:value-type="float" office:value="0.323428657357">
                <text:p>0.32342865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3999588544">
                <text:p>0.353999588544</text:p>
              </table:table-cell>
              <table:table-cell office:value-type="float" office:value="0.366270259739">
                <text:p>0.366270259739</text:p>
              </table:table-cell>
              <table:table-cell office:value-type="float" office:value="0.321848972918">
                <text:p>0.32184897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2506408139">
                <text:p>0.352506408139</text:p>
              </table:table-cell>
              <table:table-cell office:value-type="float" office:value="0.36471430781">
                <text:p>0.36471430781</text:p>
              </table:table-cell>
              <table:table-cell office:value-type="float" office:value="0.320357658807">
                <text:p>0.32035765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1095166715">
                <text:p>0.351095166715</text:p>
              </table:table-cell>
              <table:table-cell office:value-type="float" office:value="0.36324362514">
                <text:p>0.36324362514</text:p>
              </table:table-cell>
              <table:table-cell office:value-type="float" office:value="0.318949337284">
                <text:p>0.31894933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9761035762">
                <text:p>0.349761035762</text:p>
              </table:table-cell>
              <table:table-cell office:value-type="float" office:value="0.36185320102">
                <text:p>0.36185320102</text:p>
              </table:table-cell>
              <table:table-cell office:value-type="float" office:value="0.317618999107">
                <text:p>0.31761899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8499502354">
                <text:p>0.348499502354</text:p>
              </table:table-cell>
              <table:table-cell office:value-type="float" office:value="0.360538350451">
                <text:p>0.360538350451</text:p>
              </table:table-cell>
              <table:table-cell office:value-type="float" office:value="0.316361974564">
                <text:p>0.31636197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7306345797">
                <text:p>0.347306345797</text:p>
              </table:table-cell>
              <table:table-cell office:value-type="float" office:value="0.359294690274">
                <text:p>0.359294690274</text:p>
              </table:table-cell>
              <table:table-cell office:value-type="float" office:value="0.315173907111">
                <text:p>0.31517390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77616211">
                <text:p>0.346177616211</text:p>
              </table:table-cell>
              <table:table-cell office:value-type="float" office:value="0.358118117255">
                <text:p>0.358118117255</text:p>
              </table:table-cell>
              <table:table-cell office:value-type="float" office:value="0.314050729317">
                <text:p>0.31405072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5109614888">
                <text:p>0.345109614888</text:p>
              </table:table-cell>
              <table:table-cell office:value-type="float" office:value="0.357004787946">
                <text:p>0.357004787946</text:p>
              </table:table-cell>
              <table:table-cell office:value-type="float" office:value="0.312988640921">
                <text:p>0.31298864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4098876257">
                <text:p>0.344098876257</text:p>
              </table:table-cell>
              <table:table-cell office:value-type="float" office:value="0.355951100177">
                <text:p>0.355951100177</text:p>
              </table:table-cell>
              <table:table-cell office:value-type="float" office:value="0.311984088788">
                <text:p>0.31198408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142151313">
                <text:p>0.343142151313</text:p>
              </table:table-cell>
              <table:table-cell office:value-type="float" office:value="0.354953676031">
                <text:p>0.354953676031</text:p>
              </table:table-cell>
              <table:table-cell office:value-type="float" office:value="0.311033748579">
                <text:p>0.31103374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2236392377">
                <text:p>0.342236392377</text:p>
              </table:table-cell>
              <table:table-cell office:value-type="float" office:value="0.354009346173">
                <text:p>0.354009346173</text:p>
              </table:table-cell>
              <table:table-cell office:value-type="float" office:value="0.310134507971">
                <text:p>0.3101345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137873908">
                <text:p>0.34137873908</text:p>
              </table:table-cell>
              <table:table-cell office:value-type="float" office:value="0.353115135414">
                <text:p>0.353115135414</text:p>
              </table:table-cell>
              <table:table-cell office:value-type="float" office:value="0.309283451297">
                <text:p>0.30928345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056650544">
                <text:p>0.34056650544</text:p>
              </table:table-cell>
              <table:table-cell office:value-type="float" office:value="0.352268249402">
                <text:p>0.352268249402</text:p>
              </table:table-cell>
              <table:table-cell office:value-type="float" office:value="0.308477845444">
                <text:p>0.30847784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9797167961">
                <text:p>0.339797167961</text:p>
              </table:table-cell>
              <table:table-cell office:value-type="float" office:value="0.351466062345">
                <text:p>0.351466062345</text:p>
              </table:table-cell>
              <table:table-cell office:value-type="float" office:value="0.307715126918">
                <text:p>0.30771512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9068354655">
                <text:p>0.339068354655</text:p>
              </table:table-cell>
              <table:table-cell office:value-type="float" office:value="0.350706105679">
                <text:p>0.350706105679</text:p>
              </table:table-cell>
              <table:table-cell office:value-type="float" office:value="0.306992889955">
                <text:p>0.30699288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8377834892">
                <text:p>0.338377834892</text:p>
              </table:table-cell>
              <table:table-cell office:value-type="float" office:value="0.349986057592">
                <text:p>0.349986057592</text:p>
              </table:table-cell>
              <table:table-cell office:value-type="float" office:value="0.306308875588">
                <text:p>0.30630887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7723510038">
                <text:p>0.337723510038</text:p>
              </table:table-cell>
              <table:table-cell office:value-type="float" office:value="0.349303733343">
                <text:p>0.349303733343</text:p>
              </table:table-cell>
              <table:table-cell office:value-type="float" office:value="0.305660961575">
                <text:p>0.30566096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7103404783">
                <text:p>0.337103404783</text:p>
              </table:table-cell>
              <table:table-cell office:value-type="float" office:value="0.348657076295">
                <text:p>0.348657076295</text:p>
              </table:table-cell>
              <table:table-cell office:value-type="float" office:value="0.305047153123">
                <text:p>0.30504715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515659119">
                <text:p>0.336515659119</text:p>
              </table:table-cell>
              <table:table-cell office:value-type="float" office:value="0.348044149622">
                <text:p>0.348044149622</text:p>
              </table:table-cell>
              <table:table-cell office:value-type="float" office:value="0.304465574329">
                <text:p>0.30446557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5958520912">
                <text:p>0.335958520912</text:p>
              </table:table-cell>
              <table:table-cell office:value-type="float" office:value="0.347463128607">
                <text:p>0.347463128607</text:p>
              </table:table-cell>
              <table:table-cell office:value-type="float" office:value="0.303914460277">
                <text:p>0.30391446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5430339006">
                <text:p>0.335430339006</text:p>
              </table:table-cell>
              <table:table-cell office:value-type="float" office:value="0.346912293514">
                <text:p>0.346912293514</text:p>
              </table:table-cell>
              <table:table-cell office:value-type="float" office:value="0.303392149733">
                <text:p>0.30339214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4929556836">
                <text:p>0.334929556836</text:p>
              </table:table-cell>
              <table:table-cell office:value-type="float" office:value="0.346390022955">
                <text:p>0.346390022955</text:p>
              </table:table-cell>
              <table:table-cell office:value-type="float" office:value="0.302897078389">
                <text:p>0.30289707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4454706484">
                <text:p>0.334454706484</text:p>
              </table:table-cell>
              <table:table-cell office:value-type="float" office:value="0.345894787743">
                <text:p>0.345894787743</text:p>
              </table:table-cell>
              <table:table-cell office:value-type="float" office:value="0.302427772605">
                <text:p>0.30242777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4004403165">
                <text:p>0.334004403165</text:p>
              </table:table-cell>
              <table:table-cell office:value-type="float" office:value="0.345425145165">
                <text:p>0.345425145165</text:p>
              </table:table-cell>
              <table:table-cell office:value-type="float" office:value="0.301982843617">
                <text:p>0.30198284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3577340095">
                <text:p>0.333577340095</text:p>
              </table:table-cell>
              <table:table-cell office:value-type="float" office:value="0.344979733658">
                <text:p>0.344979733658</text:p>
              </table:table-cell>
              <table:table-cell office:value-type="float" office:value="0.301560982152">
                <text:p>0.30156098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3172283711">
                <text:p>0.333172283711</text:p>
              </table:table-cell>
              <table:table-cell office:value-type="float" office:value="0.344557267856">
                <text:p>0.344557267856</text:p>
              </table:table-cell>
              <table:table-cell office:value-type="float" office:value="0.301160953441">
                <text:p>0.30116095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2788069227">
                <text:p>0.332788069227</text:p>
              </table:table-cell>
              <table:table-cell office:value-type="float" office:value="0.344156533966">
                <text:p>0.344156533966</text:p>
              </table:table-cell>
              <table:table-cell office:value-type="float" office:value="0.300781592579">
                <text:p>0.30078159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2423596482">
                <text:p>0.332423596482</text:p>
              </table:table-cell>
              <table:table-cell office:value-type="float" office:value="0.343776385467">
                <text:p>0.343776385467</text:p>
              </table:table-cell>
              <table:table-cell office:value-type="float" office:value="0.300421800216">
                <text:p>0.3004218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2077826074">
                <text:p>0.332077826074</text:p>
              </table:table-cell>
              <table:table-cell office:value-type="float" office:value="0.343415739086">
                <text:p>0.343415739086</text:p>
              </table:table-cell>
              <table:table-cell office:value-type="float" office:value="0.300080538536">
                <text:p>0.30008053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1749775746">
                <text:p>0.331749775746</text:p>
              </table:table-cell>
              <table:table-cell office:value-type="float" office:value="0.343073571052">
                <text:p>0.343073571052</text:p>
              </table:table-cell>
              <table:table-cell office:value-type="float" office:value="0.299756827529">
                <text:p>0.29975682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1438517019">
                <text:p>0.331438517019</text:p>
              </table:table-cell>
              <table:table-cell office:value-type="float" office:value="0.342748913586">
                <text:p>0.342748913586</text:p>
              </table:table-cell>
              <table:table-cell office:value-type="float" office:value="0.299449741499">
                <text:p>0.29944974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1143172034">
                <text:p>0.331143172034</text:p>
              </table:table-cell>
              <table:table-cell office:value-type="float" office:value="0.342440851628">
                <text:p>0.342440851628</text:p>
              </table:table-cell>
              <table:table-cell office:value-type="float" office:value="0.299158405822">
                <text:p>0.29915840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0862910604">
                <text:p>0.330862910604</text:p>
              </table:table-cell>
              <table:table-cell office:value-type="float" office:value="0.342148519771">
                <text:p>0.342148519771</text:p>
              </table:table-cell>
              <table:table-cell office:value-type="float" office:value="0.298881993908">
                <text:p>0.29888199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059694746">
                <text:p>0.33059694746</text:p>
              </table:table-cell>
              <table:table-cell office:value-type="float" office:value="0.34187109939">
                <text:p>0.34187109939</text:p>
              </table:table-cell>
              <table:table-cell office:value-type="float" office:value="0.298619724372">
                <text:p>0.29861972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0344539661">
                <text:p>0.330344539661</text:p>
              </table:table-cell>
              <table:table-cell office:value-type="float" office:value="0.341607815956">
                <text:p>0.341607815956</text:p>
              </table:table-cell>
              <table:table-cell office:value-type="float" office:value="0.298370858386">
                <text:p>0.29837085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0104984178">
                <text:p>0.330104984178</text:p>
              </table:table-cell>
              <table:table-cell office:value-type="float" office:value="0.34135793652">
                <text:p>0.34135793652</text:p>
              </table:table-cell>
              <table:table-cell office:value-type="float" office:value="0.298134697202">
                <text:p>0.29813469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9877615621">
                <text:p>0.329877615621</text:p>
              </table:table-cell>
              <table:table-cell office:value-type="float" office:value="0.341120767348">
                <text:p>0.341120767348</text:p>
              </table:table-cell>
              <table:table-cell office:value-type="float" office:value="0.297910579838">
                <text:p>0.29791057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9661804115">
                <text:p>0.329661804115</text:p>
              </table:table-cell>
              <table:table-cell office:value-type="float" office:value="0.34089565171">
                <text:p>0.34089565171</text:p>
              </table:table-cell>
              <table:table-cell office:value-type="float" office:value="0.297697880902">
                <text:p>0.29769788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9456953299">
                <text:p>0.329456953299</text:p>
              </table:table-cell>
              <table:table-cell office:value-type="float" office:value="0.340681967799">
                <text:p>0.340681967799</text:p>
              </table:table-cell>
              <table:table-cell office:value-type="float" office:value="0.297496008569">
                <text:p>0.29749600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26249845">
                <text:p>0.32926249845</text:p>
              </table:table-cell>
              <table:table-cell office:value-type="float" office:value="0.340479126778">
                <text:p>0.340479126778</text:p>
              </table:table-cell>
              <table:table-cell office:value-type="float" office:value="0.297304402666">
                <text:p>0.29730440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9077904724">
                <text:p>0.329077904724</text:p>
              </table:table-cell>
              <table:table-cell office:value-type="float" office:value="0.340286570948">
                <text:p>0.340286570948</text:p>
              </table:table-cell>
              <table:table-cell office:value-type="float" office:value="0.297122532888">
                <text:p>0.2971225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8902665498">
                <text:p>0.328902665498</text:p>
              </table:table-cell>
              <table:table-cell office:value-type="float" office:value="0.340103772024">
                <text:p>0.340103772024</text:p>
              </table:table-cell>
              <table:table-cell office:value-type="float" office:value="0.296949897122">
                <text:p>0.296949897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8736300814">
                <text:p>0.328736300814</text:p>
              </table:table-cell>
              <table:table-cell office:value-type="float" office:value="0.339930229511">
                <text:p>0.339930229511</text:p>
              </table:table-cell>
              <table:table-cell office:value-type="float" office:value="0.296786019868">
                <text:p>0.29678601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8578355914">
                <text:p>0.328578355914</text:p>
              </table:table-cell>
              <table:table-cell office:value-type="float" office:value="0.339765469182">
                <text:p>0.339765469182</text:p>
              </table:table-cell>
              <table:table-cell office:value-type="float" office:value="0.296630450761">
                <text:p>0.29663045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8428399859">
                <text:p>0.328428399859</text:p>
              </table:table-cell>
              <table:table-cell office:value-type="float" office:value="0.339609041641">
                <text:p>0.339609041641</text:p>
              </table:table-cell>
              <table:table-cell office:value-type="float" office:value="0.296482763178">
                <text:p>0.29648276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8286024236">
                <text:p>0.328286024236</text:p>
              </table:table-cell>
              <table:table-cell office:value-type="float" office:value="0.339460520969">
                <text:p>0.339460520969</text:p>
              </table:table-cell>
              <table:table-cell office:value-type="float" office:value="0.296342552933">
                <text:p>0.29634255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8150841933">
                <text:p>0.328150841933</text:p>
              </table:table-cell>
              <table:table-cell office:value-type="float" office:value="0.339319503454">
                <text:p>0.339319503454</text:p>
              </table:table-cell>
              <table:table-cell office:value-type="float" office:value="0.296209437041">
                <text:p>0.296209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8022485986">
                <text:p>0.328022485986</text:p>
              </table:table-cell>
              <table:table-cell office:value-type="float" office:value="0.339185606392">
                <text:p>0.339185606392</text:p>
              </table:table-cell>
              <table:table-cell office:value-type="float" office:value="0.296083052566">
                <text:p>0.29608305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7900608495">
                <text:p>0.327900608495</text:p>
              </table:table-cell>
              <table:table-cell office:value-type="float" office:value="0.339058466952">
                <text:p>0.339058466952</text:p>
              </table:table-cell>
              <table:table-cell office:value-type="float" office:value="0.295963055524">
                <text:p>0.29596305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784879603">
                <text:p>0.327784879603</text:p>
              </table:table-cell>
              <table:table-cell office:value-type="float" office:value="0.338937741112">
                <text:p>0.338937741112</text:p>
              </table:table-cell>
              <table:table-cell office:value-type="float" office:value="0.29584911986">
                <text:p>0.2958491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7674986524">
                <text:p>0.327674986524</text:p>
              </table:table-cell>
              <table:table-cell office:value-type="float" office:value="0.338823102653">
                <text:p>0.338823102653</text:p>
              </table:table-cell>
              <table:table-cell office:value-type="float" office:value="0.295740936478">
                <text:p>0.295740936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7570632638">
                <text:p>0.327570632638</text:p>
              </table:table-cell>
              <table:table-cell office:value-type="float" office:value="0.33871424221">
                <text:p>0.33871424221</text:p>
              </table:table-cell>
              <table:table-cell office:value-type="float" office:value="0.295638212327">
                <text:p>0.29563821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747153663">
                <text:p>0.32747153663</text:p>
              </table:table-cell>
              <table:table-cell office:value-type="float" office:value="0.338610866375">
                <text:p>0.338610866375</text:p>
              </table:table-cell>
              <table:table-cell office:value-type="float" office:value="0.295540669545">
                <text:p>0.29554066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7377431675">
                <text:p>0.327377431675</text:p>
              </table:table-cell>
              <table:table-cell office:value-type="float" office:value="0.338512696851">
                <text:p>0.338512696851</text:p>
              </table:table-cell>
              <table:table-cell office:value-type="float" office:value="0.295448044641">
                <text:p>0.29544804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7288064676">
                <text:p>0.327288064676</text:p>
              </table:table-cell>
              <table:table-cell office:value-type="float" office:value="0.338419469656">
                <text:p>0.338419469656</text:p>
              </table:table-cell>
              <table:table-cell office:value-type="float" office:value="0.295360087734">
                <text:p>0.29536008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7203195538">
                <text:p>0.327203195538</text:p>
              </table:table-cell>
              <table:table-cell office:value-type="float" office:value="0.338330934364">
                <text:p>0.338330934364</text:p>
              </table:table-cell>
              <table:table-cell office:value-type="float" office:value="0.295276561827">
                <text:p>0.29527656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7122596482">
                <text:p>0.327122596482</text:p>
              </table:table-cell>
              <table:table-cell office:value-type="float" office:value="0.338246853394">
                <text:p>0.338246853394</text:p>
              </table:table-cell>
              <table:table-cell office:value-type="float" office:value="0.295197242127">
                <text:p>0.29519724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7046051403">
                <text:p>0.327046051403</text:p>
              </table:table-cell>
              <table:table-cell office:value-type="float" office:value="0.338167001338">
                <text:p>0.338167001338</text:p>
              </table:table-cell>
              <table:table-cell office:value-type="float" office:value="0.295121915398">
                <text:p>0.29512191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6973355253">
                <text:p>0.326973355253</text:p>
              </table:table-cell>
              <table:table-cell office:value-type="float" office:value="0.338091164321">
                <text:p>0.338091164321</text:p>
              </table:table-cell>
              <table:table-cell office:value-type="float" office:value="0.29505037935">
                <text:p>0.2950503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6904313468">
                <text:p>0.326904313468</text:p>
              </table:table-cell>
              <table:table-cell office:value-type="float" office:value="0.338019139398">
                <text:p>0.338019139398</text:p>
              </table:table-cell>
              <table:table-cell office:value-type="float" office:value="0.294982442069">
                <text:p>0.29498244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6838741419">
                <text:p>0.326838741419</text:p>
              </table:table-cell>
              <table:table-cell office:value-type="float" office:value="0.337950733988">
                <text:p>0.337950733988</text:p>
              </table:table-cell>
              <table:table-cell office:value-type="float" office:value="0.29491792147">
                <text:p>0.2949179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6776463895">
                <text:p>0.326776463895</text:p>
              </table:table-cell>
              <table:table-cell office:value-type="float" office:value="0.337885765329">
                <text:p>0.337885765329</text:p>
              </table:table-cell>
              <table:table-cell office:value-type="float" office:value="0.29485664478">
                <text:p>0.2948566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6717314615">
                <text:p>0.326717314615</text:p>
              </table:table-cell>
              <table:table-cell office:value-type="float" office:value="0.337824059976">
                <text:p>0.337824059976</text:p>
              </table:table-cell>
              <table:table-cell office:value-type="float" office:value="0.294798448057">
                <text:p>0.29479844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6661135762">
                <text:p>0.326661135762</text:p>
              </table:table-cell>
              <table:table-cell office:value-type="float" office:value="0.337765453311">
                <text:p>0.337765453311</text:p>
              </table:table-cell>
              <table:table-cell office:value-type="float" office:value="0.294743175725">
                <text:p>0.29474317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6607777549">
                <text:p>0.326607777549</text:p>
              </table:table-cell>
              <table:table-cell office:value-type="float" office:value="0.337709789087">
                <text:p>0.337709789087</text:p>
              </table:table-cell>
              <table:table-cell office:value-type="float" office:value="0.294690680142">
                <text:p>0.29469068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6557097802">
                <text:p>0.326557097802</text:p>
              </table:table-cell>
              <table:table-cell office:value-type="float" office:value="0.337656919002">
                <text:p>0.337656919002</text:p>
              </table:table-cell>
              <table:table-cell office:value-type="float" office:value="0.294640821188">
                <text:p>0.29464082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6508961568">
                <text:p>0.326508961568</text:p>
              </table:table-cell>
              <table:table-cell office:value-type="float" office:value="0.33760670228">
                <text:p>0.33760670228</text:p>
              </table:table-cell>
              <table:table-cell office:value-type="float" office:value="0.294593465873">
                <text:p>0.29459346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6463240739">
                <text:p>0.326463240739</text:p>
              </table:table-cell>
              <table:table-cell office:value-type="float" office:value="0.337559005292">
                <text:p>0.337559005292</text:p>
              </table:table-cell>
              <table:table-cell office:value-type="float" office:value="0.294548487971">
                <text:p>0.29454848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6419813707">
                <text:p>0.326419813707</text:p>
              </table:table-cell>
              <table:table-cell office:value-type="float" office:value="0.337513701182">
                <text:p>0.337513701182</text:p>
              </table:table-cell>
              <table:table-cell office:value-type="float" office:value="0.294505767669">
                <text:p>0.29450576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378565025">
                <text:p>0.326378565025</text:p>
              </table:table-cell>
              <table:table-cell office:value-type="float" office:value="0.337470669523">
                <text:p>0.337470669523</text:p>
              </table:table-cell>
              <table:table-cell office:value-type="float" office:value="0.294465191237">
                <text:p>0.29446519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6339385092">
                <text:p>0.326339385092</text:p>
              </table:table-cell>
              <table:table-cell office:value-type="float" office:value="0.337429795984">
                <text:p>0.337429795984</text:p>
              </table:table-cell>
              <table:table-cell office:value-type="float" office:value="0.294426650713">
                <text:p>0.29442665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6302169854">
                <text:p>0.326302169854</text:p>
              </table:table-cell>
              <table:table-cell office:value-type="float" office:value="0.337390972021">
                <text:p>0.337390972021</text:p>
              </table:table-cell>
              <table:table-cell office:value-type="float" office:value="0.294390043611">
                <text:p>0.29439004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626682052">
                <text:p>0.32626682052</text:p>
              </table:table-cell>
              <table:table-cell office:value-type="float" office:value="0.33735409458">
                <text:p>0.33735409458</text:p>
              </table:table-cell>
              <table:table-cell office:value-type="float" office:value="0.294355272634">
                <text:p>0.29435527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6233243293">
                <text:p>0.326233243293</text:p>
              </table:table-cell>
              <table:table-cell office:value-type="float" office:value="0.337319065816">
                <text:p>0.337319065816</text:p>
              </table:table-cell>
              <table:table-cell office:value-type="float" office:value="0.294322245414">
                <text:p>0.29432224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6201349115">
                <text:p>0.326201349115</text:p>
              </table:table-cell>
              <table:table-cell office:value-type="float" office:value="0.337285792825">
                <text:p>0.337285792825</text:p>
              </table:table-cell>
              <table:table-cell office:value-type="float" office:value="0.294290874253">
                <text:p>0.2942908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6171053425">
                <text:p>0.326171053425</text:p>
              </table:table-cell>
              <table:table-cell office:value-type="float" office:value="0.337254187396">
                <text:p>0.337254187396</text:p>
              </table:table-cell>
              <table:table-cell office:value-type="float" office:value="0.294261075891">
                <text:p>0.294261075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6142275929">
                <text:p>0.326142275929</text:p>
              </table:table-cell>
              <table:table-cell office:value-type="float" office:value="0.337224165768">
                <text:p>0.337224165768</text:p>
              </table:table-cell>
              <table:table-cell office:value-type="float" office:value="0.294232771273">
                <text:p>0.29423277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6114940385">
                <text:p>0.326114940385</text:p>
              </table:table-cell>
              <table:table-cell office:value-type="float" office:value="0.337195648408">
                <text:p>0.337195648408</text:p>
              </table:table-cell>
              <table:table-cell office:value-type="float" office:value="0.294205885338">
                <text:p>0.2942058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6088974395">
                <text:p>0.326088974395</text:p>
              </table:table-cell>
              <table:table-cell office:value-type="float" office:value="0.337168559791">
                <text:p>0.337168559791</text:p>
              </table:table-cell>
              <table:table-cell office:value-type="float" office:value="0.294180346816">
                <text:p>0.29418034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6064309211">
                <text:p>0.326064309211</text:p>
              </table:table-cell>
              <table:table-cell office:value-type="float" office:value="0.3371428282">
                <text:p>0.3371428282</text:p>
              </table:table-cell>
              <table:table-cell office:value-type="float" office:value="0.294156088031">
                <text:p>0.29415608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6040879548">
                <text:p>0.326040879548</text:p>
              </table:table-cell>
              <table:table-cell office:value-type="float" office:value="0.337118385529">
                <text:p>0.337118385529</text:p>
              </table:table-cell>
              <table:table-cell office:value-type="float" office:value="0.294133044723">
                <text:p>0.29413304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6018623408">
                <text:p>0.326018623408</text:p>
              </table:table-cell>
              <table:table-cell office:value-type="float" office:value="0.337095167105">
                <text:p>0.337095167105</text:p>
              </table:table-cell>
              <table:table-cell office:value-type="float" office:value="0.294111155869">
                <text:p>0.29411115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5997481917">
                <text:p>0.325997481917</text:p>
              </table:table-cell>
              <table:table-cell office:value-type="float" office:value="0.337073111509">
                <text:p>0.337073111509</text:p>
              </table:table-cell>
              <table:table-cell office:value-type="float" office:value="0.294090363525">
                <text:p>0.29409036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5977399162">
                <text:p>0.325977399162</text:p>
              </table:table-cell>
              <table:table-cell office:value-type="float" office:value="0.337052160413">
                <text:p>0.337052160413</text:p>
              </table:table-cell>
              <table:table-cell office:value-type="float" office:value="0.294070612662">
                <text:p>0.29407061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5958322046">
                <text:p>0.325958322046</text:p>
              </table:table-cell>
              <table:table-cell office:value-type="float" office:value="0.337032258426">
                <text:p>0.337032258426</text:p>
              </table:table-cell>
              <table:table-cell office:value-type="float" office:value="0.294051851024">
                <text:p>0.29405185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5940200138">
                <text:p>0.325940200138</text:p>
              </table:table-cell>
              <table:table-cell office:value-type="float" office:value="0.337013352939">
                <text:p>0.337013352939</text:p>
              </table:table-cell>
              <table:table-cell office:value-type="float" office:value="0.294034028987">
                <text:p>0.29403402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5922985547">
                <text:p>0.325922985547</text:p>
              </table:table-cell>
              <table:table-cell office:value-type="float" office:value="0.336995393991">
                <text:p>0.336995393991</text:p>
              </table:table-cell>
              <table:table-cell office:value-type="float" office:value="0.294017099422">
                <text:p>0.29401709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5906632789">
                <text:p>0.325906632789</text:p>
              </table:table-cell>
              <table:table-cell office:value-type="float" office:value="0.336978334132">
                <text:p>0.336978334132</text:p>
              </table:table-cell>
              <table:table-cell office:value-type="float" office:value="0.294001017572">
                <text:p>0.29400101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5891098663">
                <text:p>0.325891098663</text:p>
              </table:table-cell>
              <table:table-cell office:value-type="float" office:value="0.336962128295">
                <text:p>0.336962128295</text:p>
              </table:table-cell>
              <table:table-cell office:value-type="float" office:value="0.29398574093">
                <text:p>0.2939857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5876342141">
                <text:p>0.325876342141</text:p>
              </table:table-cell>
              <table:table-cell office:value-type="float" office:value="0.336946733681">
                <text:p>0.336946733681</text:p>
              </table:table-cell>
              <table:table-cell office:value-type="float" office:value="0.293971229127">
                <text:p>0.29397122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5862324255">
                <text:p>0.325862324255</text:p>
              </table:table-cell>
              <table:table-cell office:value-type="float" office:value="0.336932109635">
                <text:p>0.336932109635</text:p>
              </table:table-cell>
              <table:table-cell office:value-type="float" office:value="0.293957443823">
                <text:p>0.29395744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849007995">
                <text:p>0.325849007995</text:p>
              </table:table-cell>
              <table:table-cell office:value-type="float" office:value="0.336918217549">
                <text:p>0.336918217549</text:p>
              </table:table-cell>
              <table:table-cell office:value-type="float" office:value="0.293944348604">
                <text:p>0.29394434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5836358207">
                <text:p>0.325836358207</text:p>
              </table:table-cell>
              <table:table-cell office:value-type="float" office:value="0.336905020751">
                <text:p>0.336905020751</text:p>
              </table:table-cell>
              <table:table-cell office:value-type="float" office:value="0.293931908886">
                <text:p>0.29393190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5824341505">
                <text:p>0.325824341505</text:p>
              </table:table-cell>
              <table:table-cell office:value-type="float" office:value="0.336892484409">
                <text:p>0.336892484409</text:p>
              </table:table-cell>
              <table:table-cell office:value-type="float" office:value="0.293920091822">
                <text:p>0.29392009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5812926175">
                <text:p>0.325812926175</text:p>
              </table:table-cell>
              <table:table-cell office:value-type="float" office:value="0.336880575441">
                <text:p>0.336880575441</text:p>
              </table:table-cell>
              <table:table-cell office:value-type="float" office:value="0.293908866214">
                <text:p>0.29390886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5802082096">
                <text:p>0.325802082096</text:p>
              </table:table-cell>
              <table:table-cell office:value-type="float" office:value="0.336869262423">
                <text:p>0.336869262423</text:p>
              </table:table-cell>
              <table:table-cell office:value-type="float" office:value="0.293898202431">
                <text:p>0.29389820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5791780659">
                <text:p>0.325791780659</text:p>
              </table:table-cell>
              <table:table-cell office:value-type="float" office:value="0.336858515509">
                <text:p>0.336858515509</text:p>
              </table:table-cell>
              <table:table-cell office:value-type="float" office:value="0.293888072327">
                <text:p>0.29388807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5781994689">
                <text:p>0.325781994689</text:p>
              </table:table-cell>
              <table:table-cell office:value-type="float" office:value="0.33684830635">
                <text:p>0.33684830635</text:p>
              </table:table-cell>
              <table:table-cell office:value-type="float" office:value="0.293878449172">
                <text:p>0.29387844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5772698374">
                <text:p>0.325772698374</text:p>
              </table:table-cell>
              <table:table-cell office:value-type="float" office:value="0.336838608018">
                <text:p>0.336838608018</text:p>
              </table:table-cell>
              <table:table-cell office:value-type="float" office:value="0.293869307574">
                <text:p>0.29386930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25763867196">
                <text:p>0.325763867196</text:p>
              </table:table-cell>
              <table:table-cell office:value-type="float" office:value="0.336829394936">
                <text:p>0.336829394936</text:p>
              </table:table-cell>
              <table:table-cell office:value-type="float" office:value="0.293860623417">
                <text:p>0.2938606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5755477868">
                <text:p>0.325755477868</text:p>
              </table:table-cell>
              <table:table-cell office:value-type="float" office:value="0.336820642808">
                <text:p>0.336820642808</text:p>
              </table:table-cell>
              <table:table-cell office:value-type="float" office:value="0.293852373793">
                <text:p>0.29385237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25747508268">
                <text:p>0.325747508268</text:p>
              </table:table-cell>
              <table:table-cell office:value-type="float" office:value="0.336812328558">
                <text:p>0.336812328558</text:p>
              </table:table-cell>
              <table:table-cell office:value-type="float" office:value="0.293844536944">
                <text:p>0.29384453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5739937384">
                <text:p>0.325739937384</text:p>
              </table:table-cell>
              <table:table-cell office:value-type="float" office:value="0.336804430266">
                <text:p>0.336804430266</text:p>
              </table:table-cell>
              <table:table-cell office:value-type="float" office:value="0.293837092203">
                <text:p>0.29383709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5732745258">
                <text:p>0.325732745258</text:p>
              </table:table-cell>
              <table:table-cell office:value-type="float" office:value="0.336796927109">
                <text:p>0.336796927109</text:p>
              </table:table-cell>
              <table:table-cell office:value-type="float" office:value="0.293830019939">
                <text:p>0.29383001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25725912931">
                <text:p>0.325725912931</text:p>
              </table:table-cell>
              <table:table-cell office:value-type="float" office:value="0.336789799309">
                <text:p>0.336789799309</text:p>
              </table:table-cell>
              <table:table-cell office:value-type="float" office:value="0.293823301503">
                <text:p>0.29382330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5719422394">
                <text:p>0.325719422394</text:p>
              </table:table-cell>
              <table:table-cell office:value-type="float" office:value="0.33678302808">
                <text:p>0.33678302808</text:p>
              </table:table-cell>
              <table:table-cell office:value-type="float" office:value="0.293816919184">
                <text:p>0.2938169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5713256541">
                <text:p>0.325713256541</text:p>
              </table:table-cell>
              <table:table-cell office:value-type="float" office:value="0.336776595574">
                <text:p>0.336776595574</text:p>
              </table:table-cell>
              <table:table-cell office:value-type="float" office:value="0.293810856158">
                <text:p>0.29381085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5707399122">
                <text:p>0.325707399122</text:p>
              </table:table-cell>
              <table:table-cell office:value-type="float" office:value="0.33677048484">
                <text:p>0.33677048484</text:p>
              </table:table-cell>
              <table:table-cell office:value-type="float" office:value="0.293805096441">
                <text:p>0.29380509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5701834702">
                <text:p>0.325701834702</text:p>
              </table:table-cell>
              <table:table-cell office:value-type="float" office:value="0.336764679775">
                <text:p>0.336764679775</text:p>
              </table:table-cell>
              <table:table-cell office:value-type="float" office:value="0.293799624853">
                <text:p>0.29379962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5696548618">
                <text:p>0.325696548618</text:p>
              </table:table-cell>
              <table:table-cell office:value-type="float" office:value="0.336759165083">
                <text:p>0.336759165083</text:p>
              </table:table-cell>
              <table:table-cell office:value-type="float" office:value="0.293794426974">
                <text:p>0.29379442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5691526942">
                <text:p>0.325691526942</text:p>
              </table:table-cell>
              <table:table-cell office:value-type="float" office:value="0.336753926233">
                <text:p>0.336753926233</text:p>
              </table:table-cell>
              <table:table-cell office:value-type="float" office:value="0.293789489106">
                <text:p>0.29378948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5686756444">
                <text:p>0.325686756444</text:p>
              </table:table-cell>
              <table:table-cell office:value-type="float" office:value="0.336748949422">
                <text:p>0.336748949422</text:p>
              </table:table-cell>
              <table:table-cell office:value-type="float" office:value="0.293784798236">
                <text:p>0.29378479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5682224556">
                <text:p>0.325682224556</text:p>
              </table:table-cell>
              <table:table-cell office:value-type="float" office:value="0.336744221541">
                <text:p>0.336744221541</text:p>
              </table:table-cell>
              <table:table-cell office:value-type="float" office:value="0.293780342005">
                <text:p>0.29378034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5677919338">
                <text:p>0.325677919338</text:p>
              </table:table-cell>
              <table:table-cell office:value-type="float" office:value="0.336739730132">
                <text:p>0.336739730132</text:p>
              </table:table-cell>
              <table:table-cell office:value-type="float" office:value="0.293776108671">
                <text:p>0.29377610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5673829451">
                <text:p>0.325673829451</text:p>
              </table:table-cell>
              <table:table-cell office:value-type="float" office:value="0.336735463365">
                <text:p>0.336735463365</text:p>
              </table:table-cell>
              <table:table-cell office:value-type="float" office:value="0.293772087081">
                <text:p>0.29377208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566994412">
                <text:p>0.32566994412</text:p>
              </table:table-cell>
              <table:table-cell office:value-type="float" office:value="0.336731410001">
                <text:p>0.336731410001</text:p>
              </table:table-cell>
              <table:table-cell office:value-type="float" office:value="0.293768266641">
                <text:p>0.29376826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5666253111">
                <text:p>0.325666253111</text:p>
              </table:table-cell>
              <table:table-cell office:value-type="float" office:value="0.336727559364">
                <text:p>0.336727559364</text:p>
              </table:table-cell>
              <table:table-cell office:value-type="float" office:value="0.293764637286">
                <text:p>0.29376463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25662746704">
                <text:p>0.325662746704</text:p>
              </table:table-cell>
              <table:table-cell office:value-type="float" office:value="0.336723901311">
                <text:p>0.336723901311</text:p>
              </table:table-cell>
              <table:table-cell office:value-type="float" office:value="0.293761189455">
                <text:p>0.29376118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5659415664">
                <text:p>0.325659415664</text:p>
              </table:table-cell>
              <table:table-cell office:value-type="float" office:value="0.336720426208">
                <text:p>0.336720426208</text:p>
              </table:table-cell>
              <table:table-cell office:value-type="float" office:value="0.293757914067">
                <text:p>0.29375791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5656251216">
                <text:p>0.325656251216</text:p>
              </table:table-cell>
              <table:table-cell office:value-type="float" office:value="0.336717124903">
                <text:p>0.336717124903</text:p>
              </table:table-cell>
              <table:table-cell office:value-type="float" office:value="0.293754802495">
                <text:p>0.29375480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5653245028">
                <text:p>0.325653245028</text:p>
              </table:table-cell>
              <table:table-cell office:value-type="float" office:value="0.336713988701">
                <text:p>0.336713988701</text:p>
              </table:table-cell>
              <table:table-cell office:value-type="float" office:value="0.293751846544">
                <text:p>0.29375184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5650389184">
                <text:p>0.325650389184</text:p>
              </table:table-cell>
              <table:table-cell office:value-type="float" office:value="0.336711009345">
                <text:p>0.336711009345</text:p>
              </table:table-cell>
              <table:table-cell office:value-type="float" office:value="0.293749038427">
                <text:p>0.29374903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5647676161">
                <text:p>0.325647676161</text:p>
              </table:table-cell>
              <table:table-cell office:value-type="float" office:value="0.336708178988">
                <text:p>0.336708178988</text:p>
              </table:table-cell>
              <table:table-cell office:value-type="float" office:value="0.293746370751">
                <text:p>0.29374637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5645098818">
                <text:p>0.325645098818</text:p>
              </table:table-cell>
              <table:table-cell office:value-type="float" office:value="0.336705490177">
                <text:p>0.336705490177</text:p>
              </table:table-cell>
              <table:table-cell office:value-type="float" office:value="0.293743836489">
                <text:p>0.29374383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5642650366">
                <text:p>0.325642650366</text:p>
              </table:table-cell>
              <table:table-cell office:value-type="float" office:value="0.336702935833">
                <text:p>0.336702935833</text:p>
              </table:table-cell>
              <table:table-cell office:value-type="float" office:value="0.293741428968">
                <text:p>0.29374142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5640324359">
                <text:p>0.325640324359</text:p>
              </table:table-cell>
              <table:table-cell office:value-type="float" office:value="0.336700509229">
                <text:p>0.336700509229</text:p>
              </table:table-cell>
              <table:table-cell office:value-type="float" office:value="0.293739141848">
                <text:p>0.29373914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5638114673">
                <text:p>0.325638114673</text:p>
              </table:table-cell>
              <table:table-cell office:value-type="float" office:value="0.336698203975">
                <text:p>0.336698203975</text:p>
              </table:table-cell>
              <table:table-cell office:value-type="float" office:value="0.293736969107">
                <text:p>0.29373696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5636015489">
                <text:p>0.325636015489</text:p>
              </table:table-cell>
              <table:table-cell office:value-type="float" office:value="0.336696014004">
                <text:p>0.336696014004</text:p>
              </table:table-cell>
              <table:table-cell office:value-type="float" office:value="0.293734905023">
                <text:p>0.29373490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5634021281">
                <text:p>0.325634021281</text:p>
              </table:table-cell>
              <table:table-cell office:value-type="float" office:value="0.336693933548">
                <text:p>0.336693933548</text:p>
              </table:table-cell>
              <table:table-cell office:value-type="float" office:value="0.293732944162">
                <text:p>0.29373294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5632126798">
                <text:p>0.325632126798</text:p>
              </table:table-cell>
              <table:table-cell office:value-type="float" office:value="0.33669195713">
                <text:p>0.33669195713</text:p>
              </table:table-cell>
              <table:table-cell office:value-type="float" office:value="0.29373108136">
                <text:p>0.29373108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5630327053">
                <text:p>0.325630327053</text:p>
              </table:table-cell>
              <table:table-cell office:value-type="float" office:value="0.336690079546">
                <text:p>0.336690079546</text:p>
              </table:table-cell>
              <table:table-cell office:value-type="float" office:value="0.293729311714">
                <text:p>0.29372931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5628617307">
                <text:p>0.325628617307</text:p>
              </table:table-cell>
              <table:table-cell office:value-type="float" office:value="0.336688295855">
                <text:p>0.336688295855</text:p>
              </table:table-cell>
              <table:table-cell office:value-type="float" office:value="0.293727630563">
                <text:p>0.29372763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5626993059">
                <text:p>0.325626993059</text:p>
              </table:table-cell>
              <table:table-cell office:value-type="float" office:value="0.336686601359">
                <text:p>0.336686601359</text:p>
              </table:table-cell>
              <table:table-cell office:value-type="float" office:value="0.293726033482">
                <text:p>0.29372603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5625450033">
                <text:p>0.325625450033</text:p>
              </table:table-cell>
              <table:table-cell office:value-type="float" office:value="0.336684991598">
                <text:p>0.336684991598</text:p>
              </table:table-cell>
              <table:table-cell office:value-type="float" office:value="0.293724516266">
                <text:p>0.29372451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5623984168">
                <text:p>0.325623984168</text:p>
              </table:table-cell>
              <table:table-cell office:value-type="float" office:value="0.336683462335">
                <text:p>0.336683462335</text:p>
              </table:table-cell>
              <table:table-cell office:value-type="float" office:value="0.293723074921">
                <text:p>0.29372307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5622591603">
                <text:p>0.325622591603</text:p>
              </table:table-cell>
              <table:table-cell office:value-type="float" office:value="0.336682009543">
                <text:p>0.336682009543</text:p>
              </table:table-cell>
              <table:table-cell office:value-type="float" office:value="0.293721705652">
                <text:p>0.29372170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5621268675">
                <text:p>0.325621268675</text:p>
              </table:table-cell>
              <table:table-cell office:value-type="float" office:value="0.336680629398">
                <text:p>0.336680629398</text:p>
              </table:table-cell>
              <table:table-cell office:value-type="float" office:value="0.293720404855">
                <text:p>0.293720404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5620011899">
                <text:p>0.325620011899</text:p>
              </table:table-cell>
              <table:table-cell office:value-type="float" office:value="0.336679318267">
                <text:p>0.336679318267</text:p>
              </table:table-cell>
              <table:table-cell office:value-type="float" office:value="0.293719169105">
                <text:p>0.29371916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5618817967">
                <text:p>0.325618817967</text:p>
              </table:table-cell>
              <table:table-cell office:value-type="float" office:value="0.336678072699">
                <text:p>0.336678072699</text:p>
              </table:table-cell>
              <table:table-cell office:value-type="float" office:value="0.293717995149">
                <text:p>0.29371799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25617683738">
                <text:p>0.325617683738</text:p>
              </table:table-cell>
              <table:table-cell office:value-type="float" office:value="0.336676889414">
                <text:p>0.336676889414</text:p>
              </table:table-cell>
              <table:table-cell office:value-type="float" office:value="0.293716879897">
                <text:p>0.29371687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5616606225">
                <text:p>0.325616606225</text:p>
              </table:table-cell>
              <table:table-cell office:value-type="float" office:value="0.336675765299">
                <text:p>0.336675765299</text:p>
              </table:table-cell>
              <table:table-cell office:value-type="float" office:value="0.293715820412">
                <text:p>0.2937158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5615582592">
                <text:p>0.325615582592</text:p>
              </table:table-cell>
              <table:table-cell office:value-type="float" office:value="0.336674697394">
                <text:p>0.336674697394</text:p>
              </table:table-cell>
              <table:table-cell office:value-type="float" office:value="0.293714813907">
                <text:p>0.29371481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5614610145">
                <text:p>0.325614610145</text:p>
              </table:table-cell>
              <table:table-cell office:value-type="float" office:value="0.336673682888">
                <text:p>0.336673682888</text:p>
              </table:table-cell>
              <table:table-cell office:value-type="float" office:value="0.293713857731">
                <text:p>0.29371385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5613686323">
                <text:p>0.325613686323</text:p>
              </table:table-cell>
              <table:table-cell office:value-type="float" office:value="0.336672719111">
                <text:p>0.336672719111</text:p>
              </table:table-cell>
              <table:table-cell office:value-type="float" office:value="0.293712949369">
                <text:p>0.29371294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5612808696">
                <text:p>0.325612808696</text:p>
              </table:table-cell>
              <table:table-cell office:value-type="float" office:value="0.336671803527">
                <text:p>0.336671803527</text:p>
              </table:table-cell>
              <table:table-cell office:value-type="float" office:value="0.293712086427">
                <text:p>0.29371208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5611974952">
                <text:p>0.325611974952</text:p>
              </table:table-cell>
              <table:table-cell office:value-type="float" office:value="0.336670933724">
                <text:p>0.336670933724</text:p>
              </table:table-cell>
              <table:table-cell office:value-type="float" office:value="0.293711266637">
                <text:p>0.29371126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5611182899">
                <text:p>0.325611182899</text:p>
              </table:table-cell>
              <table:table-cell office:value-type="float" office:value="0.336670107415">
                <text:p>0.336670107415</text:p>
              </table:table-cell>
              <table:table-cell office:value-type="float" office:value="0.293710487838">
                <text:p>0.29371048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5610430451">
                <text:p>0.325610430451</text:p>
              </table:table-cell>
              <table:table-cell office:value-type="float" office:value="0.336669322423">
                <text:p>0.336669322423</text:p>
              </table:table-cell>
              <table:table-cell office:value-type="float" office:value="0.293709747982">
                <text:p>0.29370974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5609715627">
                <text:p>0.325609715627</text:p>
              </table:table-cell>
              <table:table-cell office:value-type="float" office:value="0.336668576683">
                <text:p>0.336668576683</text:p>
              </table:table-cell>
              <table:table-cell office:value-type="float" office:value="0.293709045121">
                <text:p>0.29370904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5609036546">
                <text:p>0.325609036546</text:p>
              </table:table-cell>
              <table:table-cell office:value-type="float" office:value="0.336667868232">
                <text:p>0.336667868232</text:p>
              </table:table-cell>
              <table:table-cell office:value-type="float" office:value="0.293708377406">
                <text:p>0.29370837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5608391421">
                <text:p>0.325608391421</text:p>
              </table:table-cell>
              <table:table-cell office:value-type="float" office:value="0.336667195205">
                <text:p>0.336667195205</text:p>
              </table:table-cell>
              <table:table-cell office:value-type="float" office:value="0.293707743078">
                <text:p>0.29370774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5607778554">
                <text:p>0.325607778554</text:p>
              </table:table-cell>
              <table:table-cell office:value-type="float" office:value="0.336666555832">
                <text:p>0.336666555832</text:p>
              </table:table-cell>
              <table:table-cell office:value-type="float" office:value="0.293707140468">
                <text:p>0.29370714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5607196332">
                <text:p>0.325607196332</text:p>
              </table:table-cell>
              <table:table-cell office:value-type="float" office:value="0.336665948428">
                <text:p>0.336665948428</text:p>
              </table:table-cell>
              <table:table-cell office:value-type="float" office:value="0.293706567991">
                <text:p>0.29370656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5606643222">
                <text:p>0.325606643222</text:p>
              </table:table-cell>
              <table:table-cell office:value-type="float" office:value="0.336665371396">
                <text:p>0.336665371396</text:p>
              </table:table-cell>
              <table:table-cell office:value-type="float" office:value="0.293706024138">
                <text:p>0.2937060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5606117768">
                <text:p>0.325606117768</text:p>
              </table:table-cell>
              <table:table-cell office:value-type="float" office:value="0.336664823217">
                <text:p>0.336664823217</text:p>
              </table:table-cell>
              <table:table-cell office:value-type="float" office:value="0.29370550748">
                <text:p>0.2937055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5605618588">
                <text:p>0.325605618588</text:p>
              </table:table-cell>
              <table:table-cell office:value-type="float" office:value="0.336664302447">
                <text:p>0.336664302447</text:p>
              </table:table-cell>
              <table:table-cell office:value-type="float" office:value="0.293705016655">
                <text:p>0.29370501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5605144369">
                <text:p>0.325605144369</text:p>
              </table:table-cell>
              <table:table-cell office:value-type="float" office:value="0.336663807718">
                <text:p>0.336663807718</text:p>
              </table:table-cell>
              <table:table-cell office:value-type="float" office:value="0.293704550373">
                <text:p>0.29370455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5604693861">
                <text:p>0.325604693861</text:p>
              </table:table-cell>
              <table:table-cell office:value-type="float" office:value="0.336663337725">
                <text:p>0.336663337725</text:p>
              </table:table-cell>
              <table:table-cell office:value-type="float" office:value="0.293704107406">
                <text:p>0.29370410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5604265879">
                <text:p>0.325604265879</text:p>
              </table:table-cell>
              <table:table-cell office:value-type="float" office:value="0.336662891233">
                <text:p>0.336662891233</text:p>
              </table:table-cell>
              <table:table-cell office:value-type="float" office:value="0.293703686588">
                <text:p>0.29370368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5603859297">
                <text:p>0.325603859297</text:p>
              </table:table-cell>
              <table:table-cell office:value-type="float" office:value="0.336662467066">
                <text:p>0.336662467066</text:p>
              </table:table-cell>
              <table:table-cell office:value-type="float" office:value="0.293703286812">
                <text:p>0.29370328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5603473044">
                <text:p>0.325603473044</text:p>
              </table:table-cell>
              <table:table-cell office:value-type="float" office:value="0.336662064108">
                <text:p>0.336662064108</text:p>
              </table:table-cell>
              <table:table-cell office:value-type="float" office:value="0.293702907025">
                <text:p>0.2937029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5603106105">
                <text:p>0.325603106105</text:p>
              </table:table-cell>
              <table:table-cell office:value-type="float" office:value="0.336661681299">
                <text:p>0.336661681299</text:p>
              </table:table-cell>
              <table:table-cell office:value-type="float" office:value="0.293702546229">
                <text:p>0.29370254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5602757514">
                <text:p>0.325602757514</text:p>
              </table:table-cell>
              <table:table-cell office:value-type="float" office:value="0.336661317631">
                <text:p>0.336661317631</text:p>
              </table:table-cell>
              <table:table-cell office:value-type="float" office:value="0.293702203472">
                <text:p>0.29370220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25602426352">
                <text:p>0.325602426352</text:p>
              </table:table-cell>
              <table:table-cell office:value-type="float" office:value="0.336660972146">
                <text:p>0.336660972146</text:p>
              </table:table-cell>
              <table:table-cell office:value-type="float" office:value="0.293701877854">
                <text:p>0.29370187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25602111749">
                <text:p>0.325602111749</text:p>
              </table:table-cell>
              <table:table-cell office:value-type="float" office:value="0.336660643936">
                <text:p>0.336660643936</text:p>
              </table:table-cell>
              <table:table-cell office:value-type="float" office:value="0.293701568518">
                <text:p>0.29370156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5601812876">
                <text:p>0.325601812876</text:p>
              </table:table-cell>
              <table:table-cell office:value-type="float" office:value="0.336660332137">
                <text:p>0.336660332137</text:p>
              </table:table-cell>
              <table:table-cell office:value-type="float" office:value="0.293701274648">
                <text:p>0.29370127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5601528948">
                <text:p>0.325601528948</text:p>
              </table:table-cell>
              <table:table-cell office:value-type="float" office:value="0.336660035929">
                <text:p>0.336660035929</text:p>
              </table:table-cell>
              <table:table-cell office:value-type="float" office:value="0.293700995472">
                <text:p>0.293700995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5601259216">
                <text:p>0.325601259216</text:p>
              </table:table-cell>
              <table:table-cell office:value-type="float" office:value="0.336659754531">
                <text:p>0.336659754531</text:p>
              </table:table-cell>
              <table:table-cell office:value-type="float" office:value="0.293700730256">
                <text:p>0.2937007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5601002971">
                <text:p>0.325601002971</text:p>
              </table:table-cell>
              <table:table-cell office:value-type="float" office:value="0.336659487203">
                <text:p>0.336659487203</text:p>
              </table:table-cell>
              <table:table-cell office:value-type="float" office:value="0.293700478301">
                <text:p>0.29370047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5600759538">
                <text:p>0.325600759538</text:p>
              </table:table-cell>
              <table:table-cell office:value-type="float" office:value="0.336659233242">
                <text:p>0.336659233242</text:p>
              </table:table-cell>
              <table:table-cell office:value-type="float" office:value="0.293700238943">
                <text:p>0.29370023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5600528277">
                <text:p>0.325600528277</text:p>
              </table:table-cell>
              <table:table-cell office:value-type="float" office:value="0.336658991979">
                <text:p>0.336658991979</text:p>
              </table:table-cell>
              <table:table-cell office:value-type="float" office:value="0.293700011554">
                <text:p>0.29370001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560030858">
                <text:p>0.32560030858</text:p>
              </table:table-cell>
              <table:table-cell office:value-type="float" office:value="0.33665876278">
                <text:p>0.33665876278</text:p>
              </table:table-cell>
              <table:table-cell office:value-type="float" office:value="0.293699795535">
                <text:p>0.29369979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5600099867">
                <text:p>0.325600099867</text:p>
              </table:table-cell>
              <table:table-cell office:value-type="float" office:value="0.33665854504">
                <text:p>0.33665854504</text:p>
              </table:table-cell>
              <table:table-cell office:value-type="float" office:value="0.293699590316">
                <text:p>0.29369959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5599901591">
                <text:p>0.325599901591</text:p>
              </table:table-cell>
              <table:table-cell office:value-type="float" office:value="0.336658338188">
                <text:p>0.336658338188</text:p>
              </table:table-cell>
              <table:table-cell office:value-type="float" office:value="0.293699395359">
                <text:p>0.29369939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5599713228">
                <text:p>0.325599713228</text:p>
              </table:table-cell>
              <table:table-cell office:value-type="float" office:value="0.336658141679">
                <text:p>0.336658141679</text:p>
              </table:table-cell>
              <table:table-cell office:value-type="float" office:value="0.29369921015">
                <text:p>0.2936992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5599534284">
                <text:p>0.325599534284</text:p>
              </table:table-cell>
              <table:table-cell office:value-type="float" office:value="0.336657954995">
                <text:p>0.336657954995</text:p>
              </table:table-cell>
              <table:table-cell office:value-type="float" office:value="0.293699034201">
                <text:p>0.29369903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5599364287">
                <text:p>0.325599364287</text:p>
              </table:table-cell>
              <table:table-cell office:value-type="float" office:value="0.336657777646">
                <text:p>0.336657777646</text:p>
              </table:table-cell>
              <table:table-cell office:value-type="float" office:value="0.29369886705">
                <text:p>0.2936988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5599202789">
                <text:p>0.325599202789</text:p>
              </table:table-cell>
              <table:table-cell office:value-type="float" office:value="0.336657609164">
                <text:p>0.336657609164</text:p>
              </table:table-cell>
              <table:table-cell office:value-type="float" office:value="0.293698708257">
                <text:p>0.29369870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5599049367">
                <text:p>0.325599049367</text:p>
              </table:table-cell>
              <table:table-cell office:value-type="float" office:value="0.336657449106">
                <text:p>0.336657449106</text:p>
              </table:table-cell>
              <table:table-cell office:value-type="float" office:value="0.293698557403">
                <text:p>0.29369855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5598903616">
                <text:p>0.325598903616</text:p>
              </table:table-cell>
              <table:table-cell office:value-type="float" office:value="0.336657297051">
                <text:p>0.336657297051</text:p>
              </table:table-cell>
              <table:table-cell office:value-type="float" office:value="0.293698414093">
                <text:p>0.2936984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5598765153">
                <text:p>0.325598765153</text:p>
              </table:table-cell>
              <table:table-cell office:value-type="float" office:value="0.336657152599">
                <text:p>0.336657152599</text:p>
              </table:table-cell>
              <table:table-cell office:value-type="float" office:value="0.293698277947">
                <text:p>0.29369827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5598633613">
                <text:p>0.325598633613</text:p>
              </table:table-cell>
              <table:table-cell office:value-type="float" office:value="0.33665701537">
                <text:p>0.33665701537</text:p>
              </table:table-cell>
              <table:table-cell office:value-type="float" office:value="0.293698148609">
                <text:p>0.29369814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559850865">
                <text:p>0.32559850865</text:p>
              </table:table-cell>
              <table:table-cell office:value-type="float" office:value="0.336656885002">
                <text:p>0.336656885002</text:p>
              </table:table-cell>
              <table:table-cell office:value-type="float" office:value="0.293698025739">
                <text:p>0.29369802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5598389935">
                <text:p>0.325598389935</text:p>
              </table:table-cell>
              <table:table-cell office:value-type="float" office:value="0.336656761153">
                <text:p>0.336656761153</text:p>
              </table:table-cell>
              <table:table-cell office:value-type="float" office:value="0.293697909011">
                <text:p>0.2936979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5598277156">
                <text:p>0.325598277156</text:p>
              </table:table-cell>
              <table:table-cell office:value-type="float" office:value="0.336656643496">
                <text:p>0.336656643496</text:p>
              </table:table-cell>
              <table:table-cell office:value-type="float" office:value="0.293697798121">
                <text:p>0.29369779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5598170016">
                <text:p>0.325598170016</text:p>
              </table:table-cell>
              <table:table-cell office:value-type="float" office:value="0.336656531722">
                <text:p>0.336656531722</text:p>
              </table:table-cell>
              <table:table-cell office:value-type="float" office:value="0.293697692774">
                <text:p>0.29369769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5598068233">
                <text:p>0.325598068233</text:p>
              </table:table-cell>
              <table:table-cell office:value-type="float" office:value="0.336656425537">
                <text:p>0.336656425537</text:p>
              </table:table-cell>
              <table:table-cell office:value-type="float" office:value="0.293697592695">
                <text:p>0.29369759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5597971539">
                <text:p>0.325597971539</text:p>
              </table:table-cell>
              <table:table-cell office:value-type="float" office:value="0.336656324662">
                <text:p>0.336656324662</text:p>
              </table:table-cell>
              <table:table-cell office:value-type="float" office:value="0.29369749762">
                <text:p>0.293697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559787968">
                <text:p>0.32559787968</text:p>
              </table:table-cell>
              <table:table-cell office:value-type="float" office:value="0.33665622883">
                <text:p>0.33665622883</text:p>
              </table:table-cell>
              <table:table-cell office:value-type="float" office:value="0.293697407299">
                <text:p>0.29369740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5597792414">
                <text:p>0.325597792414</text:p>
              </table:table-cell>
              <table:table-cell office:value-type="float" office:value="0.336656137789">
                <text:p>0.336656137789</text:p>
              </table:table-cell>
              <table:table-cell office:value-type="float" office:value="0.293697321494">
                <text:p>0.29369732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5597709511">
                <text:p>0.325597709511</text:p>
              </table:table-cell>
              <table:table-cell office:value-type="float" office:value="0.336656051301">
                <text:p>0.336656051301</text:p>
              </table:table-cell>
              <table:table-cell office:value-type="float" office:value="0.29369723998">
                <text:p>0.2936972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5597630754">
                <text:p>0.325597630754</text:p>
              </table:table-cell>
              <table:table-cell office:value-type="float" office:value="0.336655969137">
                <text:p>0.336655969137</text:p>
              </table:table-cell>
              <table:table-cell office:value-type="float" office:value="0.293697162541">
                <text:p>0.29369716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5597555934">
                <text:p>0.325597555934</text:p>
              </table:table-cell>
              <table:table-cell office:value-type="float" office:value="0.336655891081">
                <text:p>0.336655891081</text:p>
              </table:table-cell>
              <table:table-cell office:value-type="float" office:value="0.293697088974">
                <text:p>0.29369708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5597484855">
                <text:p>0.325597484855</text:p>
              </table:table-cell>
              <table:table-cell office:value-type="float" office:value="0.336655816928">
                <text:p>0.336655816928</text:p>
              </table:table-cell>
              <table:table-cell office:value-type="float" office:value="0.293697019085">
                <text:p>0.29369701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5597417331">
                <text:p>0.325597417331</text:p>
              </table:table-cell>
              <table:table-cell office:value-type="float" office:value="0.336655746483">
                <text:p>0.336655746483</text:p>
              </table:table-cell>
              <table:table-cell office:value-type="float" office:value="0.293696952691">
                <text:p>0.29369695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25597353182">
                <text:p>0.325597353182</text:p>
              </table:table-cell>
              <table:table-cell office:value-type="float" office:value="0.33665567956">
                <text:p>0.33665567956</text:p>
              </table:table-cell>
              <table:table-cell office:value-type="float" office:value="0.293696889616">
                <text:p>0.29369688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5597292241">
                <text:p>0.325597292241</text:p>
              </table:table-cell>
              <table:table-cell office:value-type="float" office:value="0.336655615984">
                <text:p>0.336655615984</text:p>
              </table:table-cell>
              <table:table-cell office:value-type="float" office:value="0.293696829696">
                <text:p>0.29369682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25597234347">
                <text:p>0.325597234347</text:p>
              </table:table-cell>
              <table:table-cell office:value-type="float" office:value="0.336655555586">
                <text:p>0.336655555586</text:p>
              </table:table-cell>
              <table:table-cell office:value-type="float" office:value="0.293696772771">
                <text:p>0.29369677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5597179348">
                <text:p>0.325597179348</text:p>
              </table:table-cell>
              <table:table-cell office:value-type="float" office:value="0.336655498208">
                <text:p>0.336655498208</text:p>
              </table:table-cell>
              <table:table-cell office:value-type="float" office:value="0.293696718693">
                <text:p>0.29369671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25597127099">
                <text:p>0.325597127099</text:p>
              </table:table-cell>
              <table:table-cell office:value-type="float" office:value="0.336655443699">
                <text:p>0.336655443699</text:p>
              </table:table-cell>
              <table:table-cell office:value-type="float" office:value="0.293696667318">
                <text:p>0.29369666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5597077462">
                <text:p>0.325597077462</text:p>
              </table:table-cell>
              <table:table-cell office:value-type="float" office:value="0.336655391915">
                <text:p>0.336655391915</text:p>
              </table:table-cell>
              <table:table-cell office:value-type="float" office:value="0.293696618512">
                <text:p>0.29369661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25597030307">
                <text:p>0.325597030307</text:p>
              </table:table-cell>
              <table:table-cell office:value-type="float" office:value="0.336655342721">
                <text:p>0.336655342721</text:p>
              </table:table-cell>
              <table:table-cell office:value-type="float" office:value="0.293696572147">
                <text:p>0.29369657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559698551">
                <text:p>0.32559698551</text:p>
              </table:table-cell>
              <table:table-cell office:value-type="float" office:value="0.336655295986">
                <text:p>0.336655295986</text:p>
              </table:table-cell>
              <table:table-cell office:value-type="float" office:value="0.2936965281">
                <text:p>0.293696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25596942952">
                <text:p>0.325596942952</text:p>
              </table:table-cell>
              <table:table-cell office:value-type="float" office:value="0.336655251588">
                <text:p>0.336655251588</text:p>
              </table:table-cell>
              <table:table-cell office:value-type="float" office:value="0.293696486255">
                <text:p>0.29369648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5596902523">
                <text:p>0.325596902523</text:p>
              </table:table-cell>
              <table:table-cell office:value-type="float" office:value="0.33665520941">
                <text:p>0.33665520941</text:p>
              </table:table-cell>
              <table:table-cell office:value-type="float" office:value="0.293696446502">
                <text:p>0.29369644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25596864115">
                <text:p>0.325596864115</text:p>
              </table:table-cell>
              <table:table-cell office:value-type="float" office:value="0.336655169341">
                <text:p>0.336655169341</text:p>
              </table:table-cell>
              <table:table-cell office:value-type="float" office:value="0.293696408738">
                <text:p>0.29369640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25596827627">
                <text:p>0.325596827627</text:p>
              </table:table-cell>
              <table:table-cell office:value-type="float" office:value="0.336655131275">
                <text:p>0.336655131275</text:p>
              </table:table-cell>
              <table:table-cell office:value-type="float" office:value="0.293696372861">
                <text:p>0.29369637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5596792964">
                <text:p>0.325596792964</text:p>
              </table:table-cell>
              <table:table-cell office:value-type="float" office:value="0.336655095113">
                <text:p>0.336655095113</text:p>
              </table:table-cell>
              <table:table-cell office:value-type="float" office:value="0.293696338778">
                <text:p>0.29369633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25596760034">
                <text:p>0.325596760034</text:p>
              </table:table-cell>
              <table:table-cell office:value-type="float" office:value="0.336655060758">
                <text:p>0.336655060758</text:p>
              </table:table-cell>
              <table:table-cell office:value-type="float" office:value="0.293696306399">
                <text:p>0.29369630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25596728751">
                <text:p>0.325596728751</text:p>
              </table:table-cell>
              <table:table-cell office:value-type="float" office:value="0.336655028122">
                <text:p>0.336655028122</text:p>
              </table:table-cell>
              <table:table-cell office:value-type="float" office:value="0.29369627564">
                <text:p>0.293696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25596699031">
                <text:p>0.325596699031</text:p>
              </table:table-cell>
              <table:table-cell office:value-type="float" office:value="0.336654997117">
                <text:p>0.336654997117</text:p>
              </table:table-cell>
              <table:table-cell office:value-type="float" office:value="0.293696246418">
                <text:p>0.29369624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25596670798">
                <text:p>0.325596670798</text:p>
              </table:table-cell>
              <table:table-cell office:value-type="float" office:value="0.336654967663">
                <text:p>0.336654967663</text:p>
              </table:table-cell>
              <table:table-cell office:value-type="float" office:value="0.293696218657">
                <text:p>0.29369621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25596643976">
                <text:p>0.325596643976</text:p>
              </table:table-cell>
              <table:table-cell office:value-type="float" office:value="0.336654939681">
                <text:p>0.336654939681</text:p>
              </table:table-cell>
              <table:table-cell office:value-type="float" office:value="0.293696192285">
                <text:p>0.29369619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25596618496">
                <text:p>0.325596618496</text:p>
              </table:table-cell>
              <table:table-cell office:value-type="float" office:value="0.336654913098">
                <text:p>0.336654913098</text:p>
              </table:table-cell>
              <table:table-cell office:value-type="float" office:value="0.293696167231">
                <text:p>0.29369616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25596594289">
                <text:p>0.325596594289</text:p>
              </table:table-cell>
              <table:table-cell office:value-type="float" office:value="0.336654887845">
                <text:p>0.336654887845</text:p>
              </table:table-cell>
              <table:table-cell office:value-type="float" office:value="0.293696143429">
                <text:p>0.29369614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5596571293">
                <text:p>0.325596571293</text:p>
              </table:table-cell>
              <table:table-cell office:value-type="float" office:value="0.336654863854">
                <text:p>0.336654863854</text:p>
              </table:table-cell>
              <table:table-cell office:value-type="float" office:value="0.293696120818">
                <text:p>0.29369612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5596549446">
                <text:p>0.325596549446</text:p>
              </table:table-cell>
              <table:table-cell office:value-type="float" office:value="0.336654841063">
                <text:p>0.336654841063</text:p>
              </table:table-cell>
              <table:table-cell office:value-type="float" office:value="0.293696099337">
                <text:p>0.29369609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25596528692">
                <text:p>0.325596528692</text:p>
              </table:table-cell>
              <table:table-cell office:value-type="float" office:value="0.336654819411">
                <text:p>0.336654819411</text:p>
              </table:table-cell>
              <table:table-cell office:value-type="float" office:value="0.293696078931">
                <text:p>0.29369607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25596508976">
                <text:p>0.325596508976</text:p>
              </table:table-cell>
              <table:table-cell office:value-type="float" office:value="0.336654798842">
                <text:p>0.336654798842</text:p>
              </table:table-cell>
              <table:table-cell office:value-type="float" office:value="0.293696059545">
                <text:p>0.29369605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25596490245">
                <text:p>0.325596490245</text:p>
              </table:table-cell>
              <table:table-cell office:value-type="float" office:value="0.336654779301">
                <text:p>0.336654779301</text:p>
              </table:table-cell>
              <table:table-cell office:value-type="float" office:value="0.293696041128">
                <text:p>0.29369604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25596472451">
                <text:p>0.325596472451</text:p>
              </table:table-cell>
              <table:table-cell office:value-type="float" office:value="0.336654760737">
                <text:p>0.336654760737</text:p>
              </table:table-cell>
              <table:table-cell office:value-type="float" office:value="0.293696023631">
                <text:p>0.29369602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5596455547">
                <text:p>0.325596455547</text:p>
              </table:table-cell>
              <table:table-cell office:value-type="float" office:value="0.336654743102">
                <text:p>0.336654743102</text:p>
              </table:table-cell>
              <table:table-cell office:value-type="float" office:value="0.29369600701">
                <text:p>0.2936960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5596439488">
                <text:p>0.325596439488</text:p>
              </table:table-cell>
              <table:table-cell office:value-type="float" office:value="0.336654726348">
                <text:p>0.336654726348</text:p>
              </table:table-cell>
              <table:table-cell office:value-type="float" office:value="0.29369599122">
                <text:p>0.2936959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5596424232">
                <text:p>0.325596424232</text:p>
              </table:table-cell>
              <table:table-cell office:value-type="float" office:value="0.336654710432">
                <text:p>0.336654710432</text:p>
              </table:table-cell>
              <table:table-cell office:value-type="float" office:value="0.293695976219">
                <text:p>0.29369597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25596409738">
                <text:p>0.325596409738</text:p>
              </table:table-cell>
              <table:table-cell office:value-type="float" office:value="0.336654695312">
                <text:p>0.336654695312</text:p>
              </table:table-cell>
              <table:table-cell office:value-type="float" office:value="0.293695961968">
                <text:p>0.29369596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5596395969">
                <text:p>0.325596395969</text:p>
              </table:table-cell>
              <table:table-cell office:value-type="float" office:value="0.336654680948">
                <text:p>0.336654680948</text:p>
              </table:table-cell>
              <table:table-cell office:value-type="float" office:value="0.29369594843">
                <text:p>0.29369594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25493217342">
                <text:p>0.325493217342</text:p>
              </table:table-cell>
              <table:table-cell office:value-type="float" office:value="0.336654667302">
                <text:p>0.336654667302</text:p>
              </table:table-cell>
              <table:table-cell office:value-type="float" office:value="0.293695935569">
                <text:p>0.29369593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15596617458">
                <text:p>0.315596617458</text:p>
              </table:table-cell>
              <table:table-cell office:value-type="float" office:value="0.336654654338">
                <text:p>0.336654654338</text:p>
              </table:table-cell>
              <table:table-cell office:value-type="float" office:value="0.293695923351">
                <text:p>0.29369592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06563319564">
                <text:p>0.306563319564</text:p>
              </table:table-cell>
              <table:table-cell office:value-type="float" office:value="0.336654642023">
                <text:p>0.336654642023</text:p>
              </table:table-cell>
              <table:table-cell office:value-type="float" office:value="0.293695911744">
                <text:p>0.29369591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8302537829">
                <text:p>0.298302537829</text:p>
              </table:table-cell>
              <table:table-cell office:value-type="float" office:value="0.336654630323">
                <text:p>0.336654630323</text:p>
              </table:table-cell>
              <table:table-cell office:value-type="float" office:value="0.293695900717">
                <text:p>0.29369590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0734216004">
                <text:p>0.290734216004</text:p>
              </table:table-cell>
              <table:table-cell office:value-type="float" office:value="0.33582019032">
                <text:p>0.33582019032</text:p>
              </table:table-cell>
              <table:table-cell office:value-type="float" office:value="0.293695890241">
                <text:p>0.29369589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3787769912">
                <text:p>0.283787769912</text:p>
              </table:table-cell>
              <table:table-cell office:value-type="float" office:value="0.325512908154">
                <text:p>0.325512908154</text:p>
              </table:table-cell>
              <table:table-cell office:value-type="float" office:value="0.293695880289">
                <text:p>0.29369588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7400931885">
                <text:p>0.277400931885</text:p>
              </table:table-cell>
              <table:table-cell office:value-type="float" office:value="0.316102901376">
                <text:p>0.316102901376</text:p>
              </table:table-cell>
              <table:table-cell office:value-type="float" office:value="0.293695870835">
                <text:p>0.29369587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1518711819">
                <text:p>0.271518711819</text:p>
              </table:table-cell>
              <table:table-cell office:value-type="float" office:value="0.307496654743">
                <text:p>0.307496654743</text:p>
              </table:table-cell>
              <table:table-cell office:value-type="float" office:value="0.285564977094">
                <text:p>0.28556497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6092476338">
                <text:p>0.266092476338</text:p>
              </table:table-cell>
              <table:table-cell office:value-type="float" office:value="0.299611450672">
                <text:p>0.299611450672</text:p>
              </table:table-cell>
              <table:table-cell office:value-type="float" office:value="0.277211067619">
                <text:p>0.27721106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1079140359">
                <text:p>0.261079140359</text:p>
              </table:table-cell>
              <table:table-cell office:value-type="float" office:value="0.292374180356">
                <text:p>0.292374180356</text:p>
              </table:table-cell>
              <table:table-cell office:value-type="float" office:value="0.26958849787">
                <text:p>0.2695884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5644046176">
                <text:p>0.25644046176</text:p>
              </table:table-cell>
              <table:table-cell office:value-type="float" office:value="0.285720223974">
                <text:p>0.285720223974</text:p>
              </table:table-cell>
              <table:table-cell office:value-type="float" office:value="0.262618442732">
                <text:p>0.26261844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52142428466">
                <text:p>0.252142428466</text:p>
              </table:table-cell>
              <table:table-cell office:value-type="float" office:value="0.279592426459">
                <text:p>0.279592426459</text:p>
              </table:table-cell>
              <table:table-cell office:value-type="float" office:value="0.256232015829">
                <text:p>0.25623201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815472713">
                <text:p>0.24815472713</text:p>
              </table:table-cell>
              <table:table-cell office:value-type="float" office:value="0.273940178268">
                <text:p>0.273940178268</text:p>
              </table:table-cell>
              <table:table-cell office:value-type="float" office:value="0.250368911328">
                <text:p>0.25036891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44450283111">
                <text:p>0.244450283111</text:p>
              </table:table-cell>
              <table:table-cell office:value-type="float" office:value="0.268718600669">
                <text:p>0.268718600669</text:p>
              </table:table-cell>
              <table:table-cell office:value-type="float" office:value="0.244976226206">
                <text:p>0.24497622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41004862332">
                <text:p>0.241004862332</text:p>
              </table:table-cell>
              <table:table-cell office:value-type="float" office:value="0.26388782972">
                <text:p>0.26388782972</text:p>
              </table:table-cell>
              <table:table-cell office:value-type="float" office:value="0.240007445806">
                <text:p>0.24000744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37796726608">
                <text:p>0.237796726608</text:p>
              </table:table-cell>
              <table:table-cell office:value-type="float" office:value="0.25941239047">
                <text:p>0.25941239047</text:p>
              </table:table-cell>
              <table:table-cell office:value-type="float" office:value="0.235421573627">
                <text:p>0.23542157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34806335046">
                <text:p>0.234806335046</text:p>
              </table:table-cell>
              <table:table-cell office:value-type="float" office:value="0.255260651961">
                <text:p>0.255260651961</text:p>
              </table:table-cell>
              <table:table-cell office:value-type="float" office:value="0.23118238652">
                <text:p>0.231182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2016085055">
                <text:p>0.232016085055</text:p>
              </table:table-cell>
              <table:table-cell office:value-type="float" office:value="0.25140435361">
                <text:p>0.25140435361</text:p>
              </table:table-cell>
              <table:table-cell office:value-type="float" office:value="0.227257797817">
                <text:p>0.227257797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9410087428">
                <text:p>0.229410087428</text:p>
              </table:table-cell>
              <table:table-cell office:value-type="float" office:value="0.247818194059">
                <text:p>0.247818194059</text:p>
              </table:table-cell>
              <table:table-cell office:value-type="float" office:value="0.223619312781">
                <text:p>0.22361931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26973970692">
                <text:p>0.226973970692</text:p>
              </table:table-cell>
              <table:table-cell office:value-type="float" office:value="0.244479474356">
                <text:p>0.244479474356</text:p>
              </table:table-cell>
              <table:table-cell office:value-type="float" office:value="0.220241562653">
                <text:p>0.22024156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24694710619">
                <text:p>0.224694710619</text:p>
              </table:table-cell>
              <table:table-cell office:value-type="float" office:value="0.241367788198">
                <text:p>0.241367788198</text:p>
              </table:table-cell>
              <table:table-cell office:value-type="float" office:value="0.217101905509">
                <text:p>0.21710190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22560481412">
                <text:p>0.222560481412</text:p>
              </table:table-cell>
              <table:table-cell office:value-type="float" office:value="0.238464752819">
                <text:p>0.238464752819</text:p>
              </table:table-cell>
              <table:table-cell office:value-type="float" office:value="0.214180083795">
                <text:p>0.21418008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20560525543">
                <text:p>0.220560525543</text:p>
              </table:table-cell>
              <table:table-cell office:value-type="float" office:value="0.235753774947">
                <text:p>0.235753774947</text:p>
              </table:table-cell>
              <table:table-cell office:value-type="float" office:value="0.211457929979">
                <text:p>0.21145792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1868503969">
                <text:p>0.21868503969</text:p>
              </table:table-cell>
              <table:table-cell office:value-type="float" office:value="0.233219846987">
                <text:p>0.233219846987</text:p>
              </table:table-cell>
              <table:table-cell office:value-type="float" office:value="0.208919113035">
                <text:p>0.20891911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1692507459">
                <text:p>0.21692507459</text:p>
              </table:table-cell>
              <table:table-cell office:value-type="float" office:value="0.230849369251">
                <text:p>0.230849369251</text:p>
              </table:table-cell>
              <table:table-cell office:value-type="float" office:value="0.206548919643">
                <text:p>0.20654891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5272446921">
                <text:p>0.215272446921</text:p>
              </table:table-cell>
              <table:table-cell office:value-type="float" office:value="0.228629994656">
                <text:p>0.228629994656</text:p>
              </table:table-cell>
              <table:table-cell office:value-type="float" office:value="0.204334064916">
                <text:p>0.20433406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13719661631">
                <text:p>0.213719661631</text:p>
              </table:table-cell>
              <table:table-cell office:value-type="float" office:value="0.22655049281">
                <text:p>0.22655049281</text:p>
              </table:table-cell>
              <table:table-cell office:value-type="float" office:value="0.202262528303">
                <text:p>0.202262528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2259843318">
                <text:p>0.212259843318</text:p>
              </table:table-cell>
              <table:table-cell office:value-type="float" office:value="0.224600630841">
                <text:p>0.224600630841</text:p>
              </table:table-cell>
              <table:table-cell office:value-type="float" office:value="0.200323410992">
                <text:p>0.20032341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0886675508">
                <text:p>0.210886675508</text:p>
              </table:table-cell>
              <table:table-cell office:value-type="float" office:value="0.222771068721">
                <text:p>0.222771068721</text:p>
              </table:table-cell>
              <table:table-cell office:value-type="float" office:value="0.198506811691">
                <text:p>0.19850681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9594346799">
                <text:p>0.209594346799</text:p>
              </table:table-cell>
              <table:table-cell office:value-type="float" office:value="0.22105326714">
                <text:p>0.22105326714</text:p>
              </table:table-cell>
              <table:table-cell office:value-type="float" office:value="0.196803718186">
                <text:p>0.19680371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8377503009">
                <text:p>0.208377503009</text:p>
              </table:table-cell>
              <table:table-cell office:value-type="float" office:value="0.219439406269">
                <text:p>0.219439406269</text:p>
              </table:table-cell>
              <table:table-cell office:value-type="float" office:value="0.195205912443">
                <text:p>0.19520591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7231204586">
                <text:p>0.207231204586</text:p>
              </table:table-cell>
              <table:table-cell office:value-type="float" office:value="0.217922313985">
                <text:p>0.217922313985</text:p>
              </table:table-cell>
              <table:table-cell office:value-type="float" office:value="0.193705887367">
                <text:p>0.1937058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615088861">
                <text:p>0.20615088861</text:p>
              </table:table-cell>
              <table:table-cell office:value-type="float" office:value="0.216495402343">
                <text:p>0.216495402343</text:p>
              </table:table-cell>
              <table:table-cell office:value-type="float" office:value="0.192296773635">
                <text:p>0.19229677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513233485">
                <text:p>0.20513233485</text:p>
              </table:table-cell>
              <table:table-cell office:value-type="float" office:value="0.215152611229">
                <text:p>0.215152611229</text:p>
              </table:table-cell>
              <table:table-cell office:value-type="float" office:value="0.190972275228">
                <text:p>0.19097227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4171635377">
                <text:p>0.204171635377</text:p>
              </table:table-cell>
              <table:table-cell office:value-type="float" office:value="0.213888358293">
                <text:p>0.213888358293</text:p>
              </table:table-cell>
              <table:table-cell office:value-type="float" office:value="0.189726612507">
                <text:p>0.18972661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3265167312">
                <text:p>0.203265167312</text:p>
              </table:table-cell>
              <table:table-cell office:value-type="float" office:value="0.212697494378">
                <text:p>0.212697494378</text:p>
              </table:table-cell>
              <table:table-cell office:value-type="float" office:value="0.188554471847">
                <text:p>0.18855447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2409568349">
                <text:p>0.202409568349</text:p>
              </table:table-cell>
              <table:table-cell office:value-type="float" office:value="0.211575263771">
                <text:p>0.211575263771</text:p>
              </table:table-cell>
              <table:table-cell office:value-type="float" office:value="0.187450960975">
                <text:p>0.18745096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1601714728">
                <text:p>0.201601714728</text:p>
              </table:table-cell>
              <table:table-cell office:value-type="float" office:value="0.210517268678">
                <text:p>0.210517268678</text:p>
              </table:table-cell>
              <table:table-cell office:value-type="float" office:value="0.186411569279">
                <text:p>0.18641156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0838701377">
                <text:p>0.200838701377</text:p>
              </table:table-cell>
              <table:table-cell office:value-type="float" office:value="0.20951943744">
                <text:p>0.20951943744</text:p>
              </table:table-cell>
              <table:table-cell office:value-type="float" office:value="0.185432132482">
                <text:p>0.18543213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0117823992">
                <text:p>0.200117823992</text:p>
              </table:table-cell>
              <table:table-cell office:value-type="float" office:value="0.208577996021">
                <text:p>0.208577996021</text:p>
              </table:table-cell>
              <table:table-cell office:value-type="float" office:value="0.184508801115">
                <text:p>0.18450880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9436562822">
                <text:p>0.199436562822</text:p>
              </table:table-cell>
              <table:table-cell office:value-type="float" office:value="0.207689442401">
                <text:p>0.207689442401</text:p>
              </table:table-cell>
              <table:table-cell office:value-type="float" office:value="0.183638012345">
                <text:p>0.18363801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98792567993">
                <text:p>0.198792567993</text:p>
              </table:table-cell>
              <table:table-cell office:value-type="float" office:value="0.206850523541">
                <text:p>0.206850523541</text:p>
              </table:table-cell>
              <table:table-cell office:value-type="float" office:value="0.182816464743">
                <text:p>0.18281646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8183646185">
                <text:p>0.198183646185</text:p>
              </table:table-cell>
              <table:table-cell office:value-type="float" office:value="0.206058214614">
                <text:p>0.206058214614</text:p>
              </table:table-cell>
              <table:table-cell office:value-type="float" office:value="0.18204109565">
                <text:p>0.1820410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7607748539">
                <text:p>0.197607748539</text:p>
              </table:table-cell>
              <table:table-cell office:value-type="float" office:value="0.205309700266">
                <text:p>0.205309700266</text:p>
              </table:table-cell>
              <table:table-cell office:value-type="float" office:value="0.181309060829">
                <text:p>0.18130906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062959648">
                <text:p>0.197062959648</text:p>
              </table:table-cell>
              <table:table-cell office:value-type="float" office:value="0.204602357665">
                <text:p>0.204602357665</text:p>
              </table:table-cell>
              <table:table-cell office:value-type="float" office:value="0.180617716156">
                <text:p>0.18061771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6547487528">
                <text:p>0.196547487528</text:p>
              </table:table-cell>
              <table:table-cell office:value-type="float" office:value="0.203933741158">
                <text:p>0.203933741158</text:p>
              </table:table-cell>
              <table:table-cell office:value-type="float" office:value="0.179964601092">
                <text:p>0.17996460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6059654471">
                <text:p>0.196059654471</text:p>
              </table:table-cell>
              <table:table-cell office:value-type="float" office:value="0.203301568348">
                <text:p>0.203301568348</text:p>
              </table:table-cell>
              <table:table-cell office:value-type="float" office:value="0.179347423764">
                <text:p>0.17934742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5597888682">
                <text:p>0.195597888682</text:p>
              </table:table-cell>
              <table:table-cell office:value-type="float" office:value="0.202703707453">
                <text:p>0.202703707453</text:p>
              </table:table-cell>
              <table:table-cell office:value-type="float" office:value="0.178764047458">
                <text:p>0.1787640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5160716635">
                <text:p>0.195160716635</text:p>
              </table:table-cell>
              <table:table-cell office:value-type="float" office:value="0.202138165807">
                <text:p>0.202138165807</text:p>
              </table:table-cell>
              <table:table-cell office:value-type="float" office:value="0.178212478384">
                <text:p>0.17821247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4746756068">
                <text:p>0.194746756068</text:p>
              </table:table-cell>
              <table:table-cell office:value-type="float" office:value="0.201603079383">
                <text:p>0.201603079383</text:p>
              </table:table-cell>
              <table:table-cell office:value-type="float" office:value="0.177690854563">
                <text:p>0.17769085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4354709555">
                <text:p>0.194354709555</text:p>
              </table:table-cell>
              <table:table-cell office:value-type="float" office:value="0.201096703234">
                <text:p>0.201096703234</text:p>
              </table:table-cell>
              <table:table-cell office:value-type="float" office:value="0.177197435729">
                <text:p>0.17719743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3983358609">
                <text:p>0.193983358609</text:p>
              </table:table-cell>
              <table:table-cell office:value-type="float" office:value="0.200617402769">
                <text:p>0.200617402769</text:p>
              </table:table-cell>
              <table:table-cell office:value-type="float" office:value="0.176730594135">
                <text:p>0.17673059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3631558255">
                <text:p>0.193631558255</text:p>
              </table:table-cell>
              <table:table-cell office:value-type="float" office:value="0.200163645765">
                <text:p>0.200163645765</text:p>
              </table:table-cell>
              <table:table-cell office:value-type="float" office:value="0.176288806166">
                <text:p>0.17628880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3298232038">
                <text:p>0.193298232038</text:p>
              </table:table-cell>
              <table:table-cell office:value-type="float" office:value="0.199733995056">
                <text:p>0.199733995056</text:p>
              </table:table-cell>
              <table:table-cell office:value-type="float" office:value="0.175870644691">
                <text:p>0.175870644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2982367419">
                <text:p>0.192982367419</text:p>
              </table:table-cell>
              <table:table-cell office:value-type="float" office:value="0.199327101824">
                <text:p>0.199327101824</text:p>
              </table:table-cell>
              <table:table-cell office:value-type="float" office:value="0.175474772055">
                <text:p>0.17547477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9268301153">
                <text:p>0.19268301153</text:p>
              </table:table-cell>
              <table:table-cell office:value-type="float" office:value="0.198941699446">
                <text:p>0.198941699446</text:p>
              </table:table-cell>
              <table:table-cell office:value-type="float" office:value="0.175099933681">
                <text:p>0.17509993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2399267253">
                <text:p>0.192399267253</text:p>
              </table:table-cell>
              <table:table-cell office:value-type="float" office:value="0.198576597833">
                <text:p>0.198576597833</text:p>
              </table:table-cell>
              <table:table-cell office:value-type="float" office:value="0.174744952194">
                <text:p>0.17474495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2130289593">
                <text:p>0.192130289593</text:p>
              </table:table-cell>
              <table:table-cell office:value-type="float" office:value="0.198230678217">
                <text:p>0.198230678217</text:p>
              </table:table-cell>
              <table:table-cell office:value-type="float" office:value="0.174408722026">
                <text:p>0.17440872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1875282326">
                <text:p>0.191875282326</text:p>
              </table:table-cell>
              <table:table-cell office:value-type="float" office:value="0.197902888357">
                <text:p>0.197902888357</text:p>
              </table:table-cell>
              <table:table-cell office:value-type="float" office:value="0.174090204468">
                <text:p>0.17409020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1633494884">
                <text:p>0.191633494884</text:p>
              </table:table-cell>
              <table:table-cell office:value-type="float" office:value="0.197592238105">
                <text:p>0.197592238105</text:p>
              </table:table-cell>
              <table:table-cell office:value-type="float" office:value="0.173788423107">
                <text:p>0.17378842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1404219477">
                <text:p>0.191404219477</text:p>
              </table:table-cell>
              <table:table-cell office:value-type="float" office:value="0.197297795325">
                <text:p>0.197297795325</text:p>
              </table:table-cell>
              <table:table-cell office:value-type="float" office:value="0.173502459631">
                <text:p>0.17350245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1186788419">
                <text:p>0.191186788419</text:p>
              </table:table-cell>
              <table:table-cell office:value-type="float" office:value="0.197018682106">
                <text:p>0.197018682106</text:p>
              </table:table-cell>
              <table:table-cell office:value-type="float" office:value="0.173231449952">
                <text:p>0.17323144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0980571633">
                <text:p>0.190980571633</text:p>
              </table:table-cell>
              <table:table-cell office:value-type="float" office:value="0.196754071271">
                <text:p>0.196754071271</text:p>
              </table:table-cell>
              <table:table-cell office:value-type="float" office:value="0.172974580636">
                <text:p>0.17297458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0784974351">
                <text:p>0.190784974351</text:p>
              </table:table-cell>
              <table:table-cell office:value-type="float" office:value="0.196503183131">
                <text:p>0.196503183131</text:p>
              </table:table-cell>
              <table:table-cell office:value-type="float" office:value="0.172731085593">
                <text:p>0.17273108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0599434952">
                <text:p>0.190599434952</text:p>
              </table:table-cell>
              <table:table-cell office:value-type="float" office:value="0.196265282488">
                <text:p>0.196265282488</text:p>
              </table:table-cell>
              <table:table-cell office:value-type="float" office:value="0.172500243026">
                <text:p>0.17250024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0423422967">
                <text:p>0.190423422967</text:p>
              </table:table-cell>
              <table:table-cell office:value-type="float" office:value="0.196039675842">
                <text:p>0.196039675842</text:p>
              </table:table-cell>
              <table:table-cell office:value-type="float" office:value="0.172281372596">
                <text:p>0.17228137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0256437204">
                <text:p>0.190256437204</text:p>
              </table:table-cell>
              <table:table-cell office:value-type="float" office:value="0.195825708805">
                <text:p>0.195825708805</text:p>
              </table:table-cell>
              <table:table-cell office:value-type="float" office:value="0.172073832798">
                <text:p>0.17207383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0098004011">
                <text:p>0.190098004011</text:p>
              </table:table-cell>
              <table:table-cell office:value-type="float" office:value="0.195622763691">
                <text:p>0.195622763691</text:p>
              </table:table-cell>
              <table:table-cell office:value-type="float" office:value="0.171877018526">
                <text:p>0.17187701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9947675644">
                <text:p>0.189947675644</text:p>
              </table:table-cell>
              <table:table-cell office:value-type="float" office:value="0.195430257277">
                <text:p>0.195430257277</text:p>
              </table:table-cell>
              <table:table-cell office:value-type="float" office:value="0.17169035881">
                <text:p>0.1716903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9805028751">
                <text:p>0.189805028751</text:p>
              </table:table-cell>
              <table:table-cell office:value-type="float" office:value="0.195247638719">
                <text:p>0.195247638719</text:p>
              </table:table-cell>
              <table:table-cell office:value-type="float" office:value="0.171513314715">
                <text:p>0.17151331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966966295">
                <text:p>0.18966966295</text:p>
              </table:table-cell>
              <table:table-cell office:value-type="float" office:value="0.195074387604">
                <text:p>0.195074387604</text:p>
              </table:table-cell>
              <table:table-cell office:value-type="float" office:value="0.171345377384">
                <text:p>0.17134537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9541199499">
                <text:p>0.189541199499</text:p>
              </table:table-cell>
              <table:table-cell office:value-type="float" office:value="0.194910012136">
                <text:p>0.194910012136</text:p>
              </table:table-cell>
              <table:table-cell office:value-type="float" office:value="0.171186066213">
                <text:p>0.17118606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89419280052">
                <text:p>0.189419280052</text:p>
              </table:table-cell>
              <table:table-cell office:value-type="float" office:value="0.194754047448">
                <text:p>0.194754047448</text:p>
              </table:table-cell>
              <table:table-cell office:value-type="float" office:value="0.171034927158">
                <text:p>0.17103492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89303565491">
                <text:p>0.189303565491</text:p>
              </table:table-cell>
              <table:table-cell office:value-type="float" office:value="0.194606054014">
                <text:p>0.194606054014</text:p>
              </table:table-cell>
              <table:table-cell office:value-type="float" office:value="0.170891531149">
                <text:p>0.17089153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89193734839">
                <text:p>0.189193734839</text:p>
              </table:table-cell>
              <table:table-cell office:value-type="float" office:value="0.194465616176">
                <text:p>0.194465616176</text:p>
              </table:table-cell>
              <table:table-cell office:value-type="float" office:value="0.17075547261">
                <text:p>0.1707554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89089484227">
                <text:p>0.189089484227</text:p>
              </table:table-cell>
              <table:table-cell office:value-type="float" office:value="0.194332340756">
                <text:p>0.194332340756</text:p>
              </table:table-cell>
              <table:table-cell office:value-type="float" office:value="0.170626368082">
                <text:p>0.17062636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8990525939">
                <text:p>0.188990525939</text:p>
              </table:table-cell>
              <table:table-cell office:value-type="float" office:value="0.194205855767">
                <text:p>0.194205855767</text:p>
              </table:table-cell>
              <table:table-cell office:value-type="float" office:value="0.17050385493">
                <text:p>0.1705038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88896587506">
                <text:p>0.188896587506</text:p>
              </table:table-cell>
              <table:table-cell office:value-type="float" office:value="0.194085809194">
                <text:p>0.194085809194</text:p>
              </table:table-cell>
              <table:table-cell office:value-type="float" office:value="0.170387590135">
                <text:p>0.17038759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8807410859">
                <text:p>0.188807410859</text:p>
              </table:table-cell>
              <table:table-cell office:value-type="float" office:value="0.193971867863">
                <text:p>0.193971867863</text:p>
              </table:table-cell>
              <table:table-cell office:value-type="float" office:value="0.170277249167">
                <text:p>0.17027724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8722751532">
                <text:p>0.188722751532</text:p>
              </table:table-cell>
              <table:table-cell office:value-type="float" office:value="0.193863716375">
                <text:p>0.193863716375</text:p>
              </table:table-cell>
              <table:table-cell office:value-type="float" office:value="0.170172524924">
                <text:p>0.17017252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88642377909">
                <text:p>0.188642377909</text:p>
              </table:table-cell>
              <table:table-cell office:value-type="float" office:value="0.193761056101">
                <text:p>0.193761056101</text:p>
              </table:table-cell>
              <table:table-cell office:value-type="float" office:value="0.170073126742">
                <text:p>0.170073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88566070524">
                <text:p>0.188566070524</text:p>
              </table:table-cell>
              <table:table-cell office:value-type="float" office:value="0.19366360425">
                <text:p>0.19366360425</text:p>
              </table:table-cell>
              <table:table-cell office:value-type="float" office:value="0.169978779464">
                <text:p>0.16997877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88493621396">
                <text:p>0.188493621396</text:p>
              </table:table-cell>
              <table:table-cell office:value-type="float" office:value="0.193571092982">
                <text:p>0.193571092982</text:p>
              </table:table-cell>
              <table:table-cell office:value-type="float" office:value="0.169889222567">
                <text:p>0.16988922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8424833401">
                <text:p>0.188424833401</text:p>
              </table:table-cell>
              <table:table-cell office:value-type="float" office:value="0.193483268583">
                <text:p>0.193483268583</text:p>
              </table:table-cell>
              <table:table-cell office:value-type="float" office:value="0.169804209345">
                <text:p>0.16980420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88359519686">
                <text:p>0.188359519686</text:p>
              </table:table-cell>
              <table:table-cell office:value-type="float" office:value="0.193399890684">
                <text:p>0.193399890684</text:p>
              </table:table-cell>
              <table:table-cell office:value-type="float" office:value="0.169723506135">
                <text:p>0.16972350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8297503117">
                <text:p>0.188297503117</text:p>
              </table:table-cell>
              <table:table-cell office:value-type="float" office:value="0.193320731529">
                <text:p>0.193320731529</text:p>
              </table:table-cell>
              <table:table-cell office:value-type="float" office:value="0.169646891601">
                <text:p>0.16964689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88238615749">
                <text:p>0.188238615749</text:p>
              </table:table-cell>
              <table:table-cell office:value-type="float" office:value="0.193245575285">
                <text:p>0.193245575285</text:p>
              </table:table-cell>
              <table:table-cell office:value-type="float" office:value="0.169574156048">
                <text:p>0.16957415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88182698342">
                <text:p>0.188182698342</text:p>
              </table:table-cell>
              <table:table-cell office:value-type="float" office:value="0.193174217394">
                <text:p>0.193174217394</text:p>
              </table:table-cell>
              <table:table-cell office:value-type="float" office:value="0.169505100785">
                <text:p>0.16950510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8129599889">
                <text:p>0.188129599889</text:p>
              </table:table-cell>
              <table:table-cell office:value-type="float" office:value="0.193106463959">
                <text:p>0.193106463959</text:p>
              </table:table-cell>
              <table:table-cell office:value-type="float" office:value="0.169439537522">
                <text:p>0.16943953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807917718">
                <text:p>0.18807917718</text:p>
              </table:table-cell>
              <table:table-cell office:value-type="float" office:value="0.19304213117">
                <text:p>0.19304213117</text:p>
              </table:table-cell>
              <table:table-cell office:value-type="float" office:value="0.169377287808">
                <text:p>0.1693772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8031294388">
                <text:p>0.188031294388</text:p>
              </table:table-cell>
              <table:table-cell office:value-type="float" office:value="0.192981044762">
                <text:p>0.192981044762</text:p>
              </table:table-cell>
              <table:table-cell office:value-type="float" office:value="0.169318182492">
                <text:p>0.16931818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7985822677">
                <text:p>0.187985822677</text:p>
              </table:table-cell>
              <table:table-cell office:value-type="float" office:value="0.192923039498">
                <text:p>0.192923039498</text:p>
              </table:table-cell>
              <table:table-cell office:value-type="float" office:value="0.169262061222">
                <text:p>0.16926206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87942639835">
                <text:p>0.187942639835</text:p>
              </table:table-cell>
              <table:table-cell office:value-type="float" office:value="0.192867958693">
                <text:p>0.192867958693</text:p>
              </table:table-cell>
              <table:table-cell office:value-type="float" office:value="0.169208771973">
                <text:p>0.16920877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87901629922">
                <text:p>0.187901629922</text:p>
              </table:table-cell>
              <table:table-cell office:value-type="float" office:value="0.192815653752">
                <text:p>0.192815653752</text:p>
              </table:table-cell>
              <table:table-cell office:value-type="float" office:value="0.169158170598">
                <text:p>0.16915817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87862682942">
                <text:p>0.187862682942</text:p>
              </table:table-cell>
              <table:table-cell office:value-type="float" office:value="0.192765983745">
                <text:p>0.192765983745</text:p>
              </table:table-cell>
              <table:table-cell office:value-type="float" office:value="0.169110120408">
                <text:p>0.1691101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87825694531">
                <text:p>0.187825694531</text:p>
              </table:table-cell>
              <table:table-cell office:value-type="float" office:value="0.192718814995">
                <text:p>0.192718814995</text:p>
              </table:table-cell>
              <table:table-cell office:value-type="float" office:value="0.169064491775">
                <text:p>0.16906449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87790565663">
                <text:p>0.187790565663</text:p>
              </table:table-cell>
              <table:table-cell office:value-type="float" office:value="0.192674020702">
                <text:p>0.192674020702</text:p>
              </table:table-cell>
              <table:table-cell office:value-type="float" office:value="0.169021161755">
                <text:p>0.16902116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8775720237">
                <text:p>0.18775720237</text:p>
              </table:table-cell>
              <table:table-cell office:value-type="float" office:value="0.192631480575">
                <text:p>0.192631480575</text:p>
              </table:table-cell>
              <table:table-cell office:value-type="float" office:value="0.168980013733">
                <text:p>0.16898001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7725515481">
                <text:p>0.187725515481</text:p>
              </table:table-cell>
              <table:table-cell office:value-type="float" office:value="0.19259108049">
                <text:p>0.19259108049</text:p>
              </table:table-cell>
              <table:table-cell office:value-type="float" office:value="0.168940937092">
                <text:p>0.16894093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769542037">
                <text:p>0.18769542037</text:p>
              </table:table-cell>
              <table:table-cell office:value-type="float" office:value="0.19255271217">
                <text:p>0.19255271217</text:p>
              </table:table-cell>
              <table:table-cell office:value-type="float" office:value="0.168903826895">
                <text:p>0.16890382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766683672">
                <text:p>0.18766683672</text:p>
              </table:table-cell>
              <table:table-cell office:value-type="float" office:value="0.192516272875">
                <text:p>0.192516272875</text:p>
              </table:table-cell>
              <table:table-cell office:value-type="float" office:value="0.168868583584">
                <text:p>0.16886858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87639688304">
                <text:p>0.187639688304</text:p>
              </table:table-cell>
              <table:table-cell office:value-type="float" office:value="0.192481665118">
                <text:p>0.192481665118</text:p>
              </table:table-cell>
              <table:table-cell office:value-type="float" office:value="0.168835112701">
                <text:p>0.16883511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87613902768">
                <text:p>0.187613902768</text:p>
              </table:table-cell>
              <table:table-cell office:value-type="float" office:value="0.192448796383">
                <text:p>0.192448796383</text:p>
              </table:table-cell>
              <table:table-cell office:value-type="float" office:value="0.168803324622">
                <text:p>0.16880332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7589411434">
                <text:p>0.187589411434</text:p>
              </table:table-cell>
              <table:table-cell office:value-type="float" office:value="0.192417578876">
                <text:p>0.192417578876</text:p>
              </table:table-cell>
              <table:table-cell office:value-type="float" office:value="0.168773134299">
                <text:p>0.1687731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7566149111">
                <text:p>0.187566149111</text:p>
              </table:table-cell>
              <table:table-cell office:value-type="float" office:value="0.192387929274">
                <text:p>0.192387929274</text:p>
              </table:table-cell>
              <table:table-cell office:value-type="float" office:value="0.168744461029">
                <text:p>0.16874446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87544053915">
                <text:p>0.187544053915</text:p>
              </table:table-cell>
              <table:table-cell office:value-type="float" office:value="0.192359768494">
                <text:p>0.192359768494</text:p>
              </table:table-cell>
              <table:table-cell office:value-type="float" office:value="0.168717228221">
                <text:p>0.16871722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523067096">
                <text:p>0.187523067096</text:p>
              </table:table-cell>
              <table:table-cell office:value-type="float" office:value="0.192333021475">
                <text:p>0.192333021475</text:p>
              </table:table-cell>
              <table:table-cell office:value-type="float" office:value="0.168691363187">
                <text:p>0.16869136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87503132883">
                <text:p>0.187503132883</text:p>
              </table:table-cell>
              <table:table-cell office:value-type="float" office:value="0.19230761697">
                <text:p>0.19230761697</text:p>
              </table:table-cell>
              <table:table-cell office:value-type="float" office:value="0.168666796939">
                <text:p>0.16866679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87484198327">
                <text:p>0.187484198327</text:p>
              </table:table-cell>
              <table:table-cell office:value-type="float" office:value="0.192283487348">
                <text:p>0.192283487348</text:p>
              </table:table-cell>
              <table:table-cell office:value-type="float" office:value="0.168643463997">
                <text:p>0.16864346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7466213156">
                <text:p>0.187466213156</text:p>
              </table:table-cell>
              <table:table-cell office:value-type="float" office:value="0.192260568411">
                <text:p>0.192260568411</text:p>
              </table:table-cell>
              <table:table-cell office:value-type="float" office:value="0.168621302207">
                <text:p>0.16862130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87449129643">
                <text:p>0.187449129643</text:p>
              </table:table-cell>
              <table:table-cell office:value-type="float" office:value="0.192238799212">
                <text:p>0.192238799212</text:p>
              </table:table-cell>
              <table:table-cell office:value-type="float" office:value="0.168600252571">
                <text:p>0.16860025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7432902469">
                <text:p>0.187432902469</text:p>
              </table:table-cell>
              <table:table-cell office:value-type="float" office:value="0.192218121896">
                <text:p>0.192218121896</text:p>
              </table:table-cell>
              <table:table-cell office:value-type="float" office:value="0.168580259085">
                <text:p>0.16858025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7417488607">
                <text:p>0.187417488607</text:p>
              </table:table-cell>
              <table:table-cell office:value-type="float" office:value="0.192198481533">
                <text:p>0.192198481533</text:p>
              </table:table-cell>
              <table:table-cell office:value-type="float" office:value="0.168561268582">
                <text:p>0.16856126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74028472">
                <text:p>0.1874028472</text:p>
              </table:table-cell>
              <table:table-cell office:value-type="float" office:value="0.192179825974">
                <text:p>0.192179825974</text:p>
              </table:table-cell>
              <table:table-cell office:value-type="float" office:value="0.168543230591">
                <text:p>0.16854323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7388939454">
                <text:p>0.187388939454</text:p>
              </table:table-cell>
              <table:table-cell office:value-type="float" office:value="0.192162105706">
                <text:p>0.192162105706</text:p>
              </table:table-cell>
              <table:table-cell office:value-type="float" office:value="0.168526097193">
                <text:p>0.16852609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8737572853">
                <text:p>0.18737572853</text:p>
              </table:table-cell>
              <table:table-cell office:value-type="float" office:value="0.192145273721">
                <text:p>0.192145273721</text:p>
              </table:table-cell>
              <table:table-cell office:value-type="float" office:value="0.168509822896">
                <text:p>0.16850982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87363179446">
                <text:p>0.187363179446</text:p>
              </table:table-cell>
              <table:table-cell office:value-type="float" office:value="0.192129285382">
                <text:p>0.192129285382</text:p>
              </table:table-cell>
              <table:table-cell office:value-type="float" office:value="0.168494364507">
                <text:p>0.16849436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7351258986">
                <text:p>0.187351258986</text:p>
              </table:table-cell>
              <table:table-cell office:value-type="float" office:value="0.192114098306">
                <text:p>0.192114098306</text:p>
              </table:table-cell>
              <table:table-cell office:value-type="float" office:value="0.168479681017">
                <text:p>0.16847968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87339935603">
                <text:p>0.187339935603</text:p>
              </table:table-cell>
              <table:table-cell office:value-type="float" office:value="0.192099672251">
                <text:p>0.192099672251</text:p>
              </table:table-cell>
              <table:table-cell office:value-type="float" office:value="0.168465733488">
                <text:p>0.16846573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8732917934">
                <text:p>0.18732917934</text:p>
              </table:table-cell>
              <table:table-cell office:value-type="float" office:value="0.192085969003">
                <text:p>0.192085969003</text:p>
              </table:table-cell>
              <table:table-cell office:value-type="float" office:value="0.168452484947">
                <text:p>0.1684524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731896175">
                <text:p>0.18731896175</text:p>
              </table:table-cell>
              <table:table-cell office:value-type="float" office:value="0.192072952275">
                <text:p>0.192072952275</text:p>
              </table:table-cell>
              <table:table-cell office:value-type="float" office:value="0.168439900287">
                <text:p>0.16843990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7309255813">
                <text:p>0.187309255813</text:p>
              </table:table-cell>
              <table:table-cell office:value-type="float" office:value="0.192060587607">
                <text:p>0.192060587607</text:p>
              </table:table-cell>
              <table:table-cell office:value-type="float" office:value="0.168427946173">
                <text:p>0.16842794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7300035873">
                <text:p>0.187300035873</text:p>
              </table:table-cell>
              <table:table-cell office:value-type="float" office:value="0.192048842278">
                <text:p>0.192048842278</text:p>
              </table:table-cell>
              <table:table-cell office:value-type="float" office:value="0.168416590948">
                <text:p>0.16841659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729127756">
                <text:p>0.18729127756</text:p>
              </table:table-cell>
              <table:table-cell office:value-type="float" office:value="0.192037685213">
                <text:p>0.192037685213</text:p>
              </table:table-cell>
              <table:table-cell office:value-type="float" office:value="0.168405804553">
                <text:p>0.16840580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87282957733">
                <text:p>0.187282957733</text:p>
              </table:table-cell>
              <table:table-cell office:value-type="float" office:value="0.192027086901">
                <text:p>0.192027086901</text:p>
              </table:table-cell>
              <table:table-cell office:value-type="float" office:value="0.168395558443">
                <text:p>0.16839555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87275054411">
                <text:p>0.187275054411</text:p>
              </table:table-cell>
              <table:table-cell office:value-type="float" office:value="0.192017019316">
                <text:p>0.192017019316</text:p>
              </table:table-cell>
              <table:table-cell office:value-type="float" office:value="0.168385825507">
                <text:p>0.16838582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87267546718">
                <text:p>0.187267546718</text:p>
              </table:table-cell>
              <table:table-cell office:value-type="float" office:value="0.192007455844">
                <text:p>0.192007455844</text:p>
              </table:table-cell>
              <table:table-cell office:value-type="float" office:value="0.168376580004">
                <text:p>0.16837658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87260414829">
                <text:p>0.187260414829</text:p>
              </table:table-cell>
              <table:table-cell office:value-type="float" office:value="0.191998371206">
                <text:p>0.191998371206</text:p>
              </table:table-cell>
              <table:table-cell office:value-type="float" office:value="0.168367797485">
                <text:p>0.16836779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87253639912">
                <text:p>0.187253639912</text:p>
              </table:table-cell>
              <table:table-cell office:value-type="float" office:value="0.191989741398">
                <text:p>0.191989741398</text:p>
              </table:table-cell>
              <table:table-cell office:value-type="float" office:value="0.168359454731">
                <text:p>0.16835945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7247204081">
                <text:p>0.187247204081</text:p>
              </table:table-cell>
              <table:table-cell office:value-type="float" office:value="0.191981543618">
                <text:p>0.191981543618</text:p>
              </table:table-cell>
              <table:table-cell office:value-type="float" office:value="0.168351529692">
                <text:p>0.16835152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7241090349">
                <text:p>0.187241090349</text:p>
              </table:table-cell>
              <table:table-cell office:value-type="float" office:value="0.191973756213">
                <text:p>0.191973756213</text:p>
              </table:table-cell>
              <table:table-cell office:value-type="float" office:value="0.168344001425">
                <text:p>0.16834400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7235282582">
                <text:p>0.187235282582</text:p>
              </table:table-cell>
              <table:table-cell office:value-type="float" office:value="0.191966358617">
                <text:p>0.191966358617</text:p>
              </table:table-cell>
              <table:table-cell office:value-type="float" office:value="0.168336850042">
                <text:p>0.16833685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7229765453">
                <text:p>0.187229765453</text:p>
              </table:table-cell>
              <table:table-cell office:value-type="float" office:value="0.191959331297">
                <text:p>0.191959331297</text:p>
              </table:table-cell>
              <table:table-cell office:value-type="float" office:value="0.168330056652">
                <text:p>0.16833005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7224524407">
                <text:p>0.187224524407</text:p>
              </table:table-cell>
              <table:table-cell office:value-type="float" office:value="0.191952655699">
                <text:p>0.191952655699</text:p>
              </table:table-cell>
              <table:table-cell office:value-type="float" office:value="0.168323603314">
                <text:p>0.16832360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7219545617">
                <text:p>0.187219545617</text:p>
              </table:table-cell>
              <table:table-cell office:value-type="float" office:value="0.191946314204">
                <text:p>0.191946314204</text:p>
              </table:table-cell>
              <table:table-cell office:value-type="float" office:value="0.168317472988">
                <text:p>0.16831747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7214815951">
                <text:p>0.187214815951</text:p>
              </table:table-cell>
              <table:table-cell office:value-type="float" office:value="0.191940290075">
                <text:p>0.191940290075</text:p>
              </table:table-cell>
              <table:table-cell office:value-type="float" office:value="0.16831164949">
                <text:p>0.1683116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7210322934">
                <text:p>0.187210322934</text:p>
              </table:table-cell>
              <table:table-cell office:value-type="float" office:value="0.191934567415">
                <text:p>0.191934567415</text:p>
              </table:table-cell>
              <table:table-cell office:value-type="float" office:value="0.168306117449">
                <text:p>0.16830611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7206054718">
                <text:p>0.187206054718</text:p>
              </table:table-cell>
              <table:table-cell office:value-type="float" office:value="0.191929131124">
                <text:p>0.191929131124</text:p>
              </table:table-cell>
              <table:table-cell office:value-type="float" office:value="0.168300862263">
                <text:p>0.16830086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7202000048">
                <text:p>0.187202000048</text:p>
              </table:table-cell>
              <table:table-cell office:value-type="float" office:value="0.191923966862">
                <text:p>0.191923966862</text:p>
              </table:table-cell>
              <table:table-cell office:value-type="float" office:value="0.168295870066">
                <text:p>0.16829587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7198148234">
                <text:p>0.187198148234</text:p>
              </table:table-cell>
              <table:table-cell office:value-type="float" office:value="0.191919061006">
                <text:p>0.191919061006</text:p>
              </table:table-cell>
              <table:table-cell office:value-type="float" office:value="0.168291127685">
                <text:p>0.16829112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719448912">
                <text:p>0.18719448912</text:p>
              </table:table-cell>
              <table:table-cell office:value-type="float" office:value="0.191914400617">
                <text:p>0.191914400617</text:p>
              </table:table-cell>
              <table:table-cell office:value-type="float" office:value="0.16828662261">
                <text:p>0.1682866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7191013062">
                <text:p>0.187191013062</text:p>
              </table:table-cell>
              <table:table-cell office:value-type="float" office:value="0.191909973404">
                <text:p>0.191909973404</text:p>
              </table:table-cell>
              <table:table-cell office:value-type="float" office:value="0.168282342957">
                <text:p>0.16828234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7187710896">
                <text:p>0.187187710896</text:p>
              </table:table-cell>
              <table:table-cell office:value-type="float" office:value="0.191905767694">
                <text:p>0.191905767694</text:p>
              </table:table-cell>
              <table:table-cell office:value-type="float" office:value="0.168278277438">
                <text:p>0.16827827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718457392">
                <text:p>0.18718457392</text:p>
              </table:table-cell>
              <table:table-cell office:value-type="float" office:value="0.191901772397">
                <text:p>0.191901772397</text:p>
              </table:table-cell>
              <table:table-cell office:value-type="float" office:value="0.168274415332">
                <text:p>0.16827441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7181593865">
                <text:p>0.187181593865</text:p>
              </table:table-cell>
              <table:table-cell office:value-type="float" office:value="0.191897976981">
                <text:p>0.191897976981</text:p>
              </table:table-cell>
              <table:table-cell office:value-type="float" office:value="0.168270746456">
                <text:p>0.16827074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7178762879">
                <text:p>0.187178762879</text:p>
              </table:table-cell>
              <table:table-cell office:value-type="float" office:value="0.19189437144">
                <text:p>0.19189437144</text:p>
              </table:table-cell>
              <table:table-cell office:value-type="float" office:value="0.168267261135">
                <text:p>0.16826726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7176073502">
                <text:p>0.187176073502</text:p>
              </table:table-cell>
              <table:table-cell office:value-type="float" office:value="0.191890946269">
                <text:p>0.191890946269</text:p>
              </table:table-cell>
              <table:table-cell office:value-type="float" office:value="0.168263950181">
                <text:p>0.16826395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7173518648">
                <text:p>0.187173518648</text:p>
              </table:table-cell>
              <table:table-cell office:value-type="float" office:value="0.191887692443">
                <text:p>0.191887692443</text:p>
              </table:table-cell>
              <table:table-cell office:value-type="float" office:value="0.168260804865">
                <text:p>0.16826080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7171091585">
                <text:p>0.187171091585</text:p>
              </table:table-cell>
              <table:table-cell office:value-type="float" office:value="0.191884601384">
                <text:p>0.191884601384</text:p>
              </table:table-cell>
              <table:table-cell office:value-type="float" office:value="0.168257816897">
                <text:p>0.16825781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168785918">
                <text:p>0.187168785918</text:p>
              </table:table-cell>
              <table:table-cell office:value-type="float" office:value="0.191881664947">
                <text:p>0.191881664947</text:p>
              </table:table-cell>
              <table:table-cell office:value-type="float" office:value="0.168254978402">
                <text:p>0.16825497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7166595575">
                <text:p>0.187166595575</text:p>
              </table:table-cell>
              <table:table-cell office:value-type="float" office:value="0.191878875395">
                <text:p>0.191878875395</text:p>
              </table:table-cell>
              <table:table-cell office:value-type="float" office:value="0.168252281899">
                <text:p>0.16825228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7164514784">
                <text:p>0.187164514784</text:p>
              </table:table-cell>
              <table:table-cell office:value-type="float" office:value="0.191876225376">
                <text:p>0.191876225376</text:p>
              </table:table-cell>
              <table:table-cell office:value-type="float" office:value="0.16824972028">
                <text:p>0.1682497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7162538065">
                <text:p>0.187162538065</text:p>
              </table:table-cell>
              <table:table-cell office:value-type="float" office:value="0.191873707909">
                <text:p>0.191873707909</text:p>
              </table:table-cell>
              <table:table-cell office:value-type="float" office:value="0.168247286798">
                <text:p>0.16824728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7160660211">
                <text:p>0.187160660211</text:p>
              </table:table-cell>
              <table:table-cell office:value-type="float" office:value="0.191871316362">
                <text:p>0.191871316362</text:p>
              </table:table-cell>
              <table:table-cell office:value-type="float" office:value="0.168244975038">
                <text:p>0.16824497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7158876276">
                <text:p>0.187158876276</text:p>
              </table:table-cell>
              <table:table-cell office:value-type="float" office:value="0.191869044433">
                <text:p>0.191869044433</text:p>
              </table:table-cell>
              <table:table-cell office:value-type="float" office:value="0.168242778911">
                <text:p>0.16824277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87157181561">
                <text:p>0.187157181561</text:p>
              </table:table-cell>
              <table:table-cell office:value-type="float" office:value="0.191866886138">
                <text:p>0.191866886138</text:p>
              </table:table-cell>
              <table:table-cell office:value-type="float" office:value="0.16824069263">
                <text:p>0.1682406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87155571604">
                <text:p>0.187155571604</text:p>
              </table:table-cell>
              <table:table-cell office:value-type="float" office:value="0.191864835791">
                <text:p>0.191864835791</text:p>
              </table:table-cell>
              <table:table-cell office:value-type="float" office:value="0.168238710699">
                <text:p>0.16823871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87154042163">
                <text:p>0.187154042163</text:p>
              </table:table-cell>
              <table:table-cell office:value-type="float" office:value="0.191862887992">
                <text:p>0.191862887992</text:p>
              </table:table-cell>
              <table:table-cell office:value-type="float" office:value="0.168236827898">
                <text:p>0.16823682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7152589212">
                <text:p>0.187152589212</text:p>
              </table:table-cell>
              <table:table-cell office:value-type="float" office:value="0.191861037611">
                <text:p>0.191861037611</text:p>
              </table:table-cell>
              <table:table-cell office:value-type="float" office:value="0.168235039266">
                <text:p>0.16823503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87151208924">
                <text:p>0.187151208924</text:p>
              </table:table-cell>
              <table:table-cell office:value-type="float" office:value="0.191859279773">
                <text:p>0.191859279773</text:p>
              </table:table-cell>
              <table:table-cell office:value-type="float" office:value="0.168233340092">
                <text:p>0.16823334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87149897665">
                <text:p>0.187149897665</text:p>
              </table:table-cell>
              <table:table-cell office:value-type="float" office:value="0.19185760985">
                <text:p>0.19185760985</text:p>
              </table:table-cell>
              <table:table-cell office:value-type="float" office:value="0.1682317259">
                <text:p>0.168231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87148651981">
                <text:p>0.187148651981</text:p>
              </table:table-cell>
              <table:table-cell office:value-type="float" office:value="0.191856023443">
                <text:p>0.191856023443</text:p>
              </table:table-cell>
              <table:table-cell office:value-type="float" office:value="0.16823019244">
                <text:p>0.1682301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87147468594">
                <text:p>0.187147468594</text:p>
              </table:table-cell>
              <table:table-cell office:value-type="float" office:value="0.191854516374">
                <text:p>0.191854516374</text:p>
              </table:table-cell>
              <table:table-cell office:value-type="float" office:value="0.168228735673">
                <text:p>0.16822873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7146344386">
                <text:p>0.187146344386</text:p>
              </table:table-cell>
              <table:table-cell office:value-type="float" office:value="0.191853084676">
                <text:p>0.191853084676</text:p>
              </table:table-cell>
              <table:table-cell office:value-type="float" office:value="0.168227351761">
                <text:p>0.16822735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87145276397">
                <text:p>0.187145276397</text:p>
              </table:table-cell>
              <table:table-cell office:value-type="float" office:value="0.191851724577">
                <text:p>0.191851724577</text:p>
              </table:table-cell>
              <table:table-cell office:value-type="float" office:value="0.168226037061">
                <text:p>0.16822603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87144261817">
                <text:p>0.187144261817</text:p>
              </table:table-cell>
              <table:table-cell office:value-type="float" office:value="0.191850432497">
                <text:p>0.191850432497</text:p>
              </table:table-cell>
              <table:table-cell office:value-type="float" office:value="0.16822478811">
                <text:p>0.1682247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7143297973">
                <text:p>0.187143297973</text:p>
              </table:table-cell>
              <table:table-cell office:value-type="float" office:value="0.191849205032">
                <text:p>0.191849205032</text:p>
              </table:table-cell>
              <table:table-cell office:value-type="float" office:value="0.16822360162">
                <text:p>0.1682236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87142382328">
                <text:p>0.187142382328</text:p>
              </table:table-cell>
              <table:table-cell office:value-type="float" office:value="0.191848038952">
                <text:p>0.191848038952</text:p>
              </table:table-cell>
              <table:table-cell office:value-type="float" office:value="0.168222474466">
                <text:p>0.16822247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87141512472">
                <text:p>0.187141512472</text:p>
              </table:table-cell>
              <table:table-cell office:value-type="float" office:value="0.191846931186">
                <text:p>0.191846931186</text:p>
              </table:table-cell>
              <table:table-cell office:value-type="float" office:value="0.16822140368">
                <text:p>0.1682214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87140686115">
                <text:p>0.187140686115</text:p>
              </table:table-cell>
              <table:table-cell office:value-type="float" office:value="0.191845878816">
                <text:p>0.191845878816</text:p>
              </table:table-cell>
              <table:table-cell office:value-type="float" office:value="0.168220386443">
                <text:p>0.16822038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8713990108">
                <text:p>0.18713990108</text:p>
              </table:table-cell>
              <table:table-cell office:value-type="float" office:value="0.191844879074">
                <text:p>0.191844879074</text:p>
              </table:table-cell>
              <table:table-cell office:value-type="float" office:value="0.168219420077">
                <text:p>0.16821942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87139155301">
                <text:p>0.187139155301</text:p>
              </table:table-cell>
              <table:table-cell office:value-type="float" office:value="0.191843929325">
                <text:p>0.191843929325</text:p>
              </table:table-cell>
              <table:table-cell office:value-type="float" office:value="0.168218502036">
                <text:p>0.16821850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7138446816">
                <text:p>0.187138446816</text:p>
              </table:table-cell>
              <table:table-cell office:value-type="float" office:value="0.191843027071">
                <text:p>0.191843027071</text:p>
              </table:table-cell>
              <table:table-cell office:value-type="float" office:value="0.168217629905">
                <text:p>0.1682176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87137773758">
                <text:p>0.187137773758</text:p>
              </table:table-cell>
              <table:table-cell office:value-type="float" office:value="0.191842169935">
                <text:p>0.191842169935</text:p>
              </table:table-cell>
              <table:table-cell office:value-type="float" office:value="0.168216801386">
                <text:p>0.16821680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87137134357">
                <text:p>0.187137134357</text:p>
              </table:table-cell>
              <table:table-cell office:value-type="float" office:value="0.191841355661">
                <text:p>0.191841355661</text:p>
              </table:table-cell>
              <table:table-cell office:value-type="float" office:value="0.168216014299">
                <text:p>0.16821601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87136526929">
                <text:p>0.187136526929</text:p>
              </table:table-cell>
              <table:table-cell office:value-type="float" office:value="0.191840582106">
                <text:p>0.191840582106</text:p>
              </table:table-cell>
              <table:table-cell office:value-type="float" office:value="0.168215266571">
                <text:p>0.16821526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87135949875">
                <text:p>0.187135949875</text:p>
              </table:table-cell>
              <table:table-cell office:value-type="float" office:value="0.191839847233">
                <text:p>0.191839847233</text:p>
              </table:table-cell>
              <table:table-cell office:value-type="float" office:value="0.168214556235">
                <text:p>0.16821455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87135401677">
                <text:p>0.187135401677</text:p>
              </table:table-cell>
              <table:table-cell office:value-type="float" office:value="0.191839149108">
                <text:p>0.191839149108</text:p>
              </table:table-cell>
              <table:table-cell office:value-type="float" office:value="0.16821388142">
                <text:p>0.1682138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8713488089">
                <text:p>0.18713488089</text:p>
              </table:table-cell>
              <table:table-cell office:value-type="float" office:value="0.191838485892">
                <text:p>0.191838485892</text:p>
              </table:table-cell>
              <table:table-cell office:value-type="float" office:value="0.168213240349">
                <text:p>0.16821324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7134386145">
                <text:p>0.187134386145</text:p>
              </table:table-cell>
              <table:table-cell office:value-type="float" office:value="0.19183785584">
                <text:p>0.19183785584</text:p>
              </table:table-cell>
              <table:table-cell office:value-type="float" office:value="0.168212631335">
                <text:p>0.16821263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7133916139">
                <text:p>0.187133916139</text:p>
              </table:table-cell>
              <table:table-cell office:value-type="float" office:value="0.191837257294">
                <text:p>0.191837257294</text:p>
              </table:table-cell>
              <table:table-cell office:value-type="float" office:value="0.168212052774">
                <text:p>0.16821205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87133469634">
                <text:p>0.187133469634</text:p>
              </table:table-cell>
              <table:table-cell office:value-type="float" office:value="0.191836688677">
                <text:p>0.191836688677</text:p>
              </table:table-cell>
              <table:table-cell office:value-type="float" office:value="0.168211503145">
                <text:p>0.16821150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87133045457">
                <text:p>0.187133045457</text:p>
              </table:table-cell>
              <table:table-cell office:value-type="float" office:value="0.191836148494">
                <text:p>0.191836148494</text:p>
              </table:table-cell>
              <table:table-cell office:value-type="float" office:value="0.168210981">
                <text:p>0.1682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87132642489">
                <text:p>0.187132642489</text:p>
              </table:table-cell>
              <table:table-cell office:value-type="float" office:value="0.191835635322">
                <text:p>0.191835635322</text:p>
              </table:table-cell>
              <table:table-cell office:value-type="float" office:value="0.168210484964">
                <text:p>0.16821048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87132259672">
                <text:p>0.187132259672</text:p>
              </table:table-cell>
              <table:table-cell office:value-type="float" office:value="0.191835147811">
                <text:p>0.191835147811</text:p>
              </table:table-cell>
              <table:table-cell office:value-type="float" office:value="0.168210013732">
                <text:p>0.16821001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7131895996">
                <text:p>0.187131895996</text:p>
              </table:table-cell>
              <table:table-cell office:value-type="float" office:value="0.191834684676">
                <text:p>0.191834684676</text:p>
              </table:table-cell>
              <table:table-cell office:value-type="float" office:value="0.168209566063">
                <text:p>0.16820956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7131550505">
                <text:p>0.187131550505</text:p>
              </table:table-cell>
              <table:table-cell office:value-type="float" office:value="0.191834244701">
                <text:p>0.191834244701</text:p>
              </table:table-cell>
              <table:table-cell office:value-type="float" office:value="0.16820914078">
                <text:p>0.1682091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7131222289">
                <text:p>0.187131222289</text:p>
              </table:table-cell>
              <table:table-cell office:value-type="float" office:value="0.191833826725">
                <text:p>0.191833826725</text:p>
              </table:table-cell>
              <table:table-cell office:value-type="float" office:value="0.168208736762">
                <text:p>0.16820873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7130910485">
                <text:p>0.187130910485</text:p>
              </table:table-cell>
              <table:table-cell office:value-type="float" office:value="0.191833429649">
                <text:p>0.191833429649</text:p>
              </table:table-cell>
              <table:table-cell office:value-type="float" office:value="0.168208352946">
                <text:p>0.16820835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7130614272">
                <text:p>0.187130614272</text:p>
              </table:table-cell>
              <table:table-cell office:value-type="float" office:value="0.191833052428">
                <text:p>0.191833052428</text:p>
              </table:table-cell>
              <table:table-cell office:value-type="float" office:value="0.168207988323">
                <text:p>0.16820798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7130332871">
                <text:p>0.187130332871</text:p>
              </table:table-cell>
              <table:table-cell office:value-type="float" office:value="0.19183269407">
                <text:p>0.19183269407</text:p>
              </table:table-cell>
              <table:table-cell office:value-type="float" office:value="0.168207641931">
                <text:p>0.16820764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713006554">
                <text:p>0.18713006554</text:p>
              </table:table-cell>
              <table:table-cell office:value-type="float" office:value="0.19183235363">
                <text:p>0.19183235363</text:p>
              </table:table-cell>
              <table:table-cell office:value-type="float" office:value="0.168207312861">
                <text:p>0.16820731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7129811576">
                <text:p>0.187129811576</text:p>
              </table:table-cell>
              <table:table-cell office:value-type="float" office:value="0.191832030213">
                <text:p>0.191832030213</text:p>
              </table:table-cell>
              <table:table-cell office:value-type="float" office:value="0.168207000244">
                <text:p>0.16820700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712957031">
                <text:p>0.18712957031</text:p>
              </table:table-cell>
              <table:table-cell office:value-type="float" office:value="0.191831722968">
                <text:p>0.191831722968</text:p>
              </table:table-cell>
              <table:table-cell office:value-type="float" office:value="0.16820670326">
                <text:p>0.1682067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7129341109">
                <text:p>0.187129341109</text:p>
              </table:table-cell>
              <table:table-cell office:value-type="float" office:value="0.191831431085">
                <text:p>0.191831431085</text:p>
              </table:table-cell>
              <table:table-cell office:value-type="float" office:value="0.168206421125">
                <text:p>0.16820642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7129123368">
                <text:p>0.187129123368</text:p>
              </table:table-cell>
              <table:table-cell office:value-type="float" office:value="0.191831153798">
                <text:p>0.191831153798</text:p>
              </table:table-cell>
              <table:table-cell office:value-type="float" office:value="0.168206153098">
                <text:p>0.16820615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7128916514">
                <text:p>0.187128916514</text:p>
              </table:table-cell>
              <table:table-cell office:value-type="float" office:value="0.191830890375">
                <text:p>0.191830890375</text:p>
              </table:table-cell>
              <table:table-cell office:value-type="float" office:value="0.168205898472">
                <text:p>0.16820589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7128720003">
                <text:p>0.187128720003</text:p>
              </table:table-cell>
              <table:table-cell office:value-type="float" office:value="0.191830640124">
                <text:p>0.191830640124</text:p>
              </table:table-cell>
              <table:table-cell office:value-type="float" office:value="0.168205656579">
                <text:p>0.16820565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7128533318">
                <text:p>0.187128533318</text:p>
              </table:table-cell>
              <table:table-cell office:value-type="float" office:value="0.191830402386">
                <text:p>0.191830402386</text:p>
              </table:table-cell>
              <table:table-cell office:value-type="float" office:value="0.16820542678">
                <text:p>0.1682054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7128355968">
                <text:p>0.187128355968</text:p>
              </table:table-cell>
              <table:table-cell office:value-type="float" office:value="0.191830176535">
                <text:p>0.191830176535</text:p>
              </table:table-cell>
              <table:table-cell office:value-type="float" office:value="0.168205208472">
                <text:p>0.16820520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7128187485">
                <text:p>0.187128187485</text:p>
              </table:table-cell>
              <table:table-cell office:value-type="float" office:value="0.191829961977">
                <text:p>0.191829961977</text:p>
              </table:table-cell>
              <table:table-cell office:value-type="float" office:value="0.16820500108">
                <text:p>0.168205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7128027427">
                <text:p>0.187128027427</text:p>
              </table:table-cell>
              <table:table-cell office:value-type="float" office:value="0.191829758147">
                <text:p>0.191829758147</text:p>
              </table:table-cell>
              <table:table-cell office:value-type="float" office:value="0.168204804058">
                <text:p>0.16820480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7127875372">
                <text:p>0.187127875372</text:p>
              </table:table-cell>
              <table:table-cell office:value-type="float" office:value="0.191829564509">
                <text:p>0.191829564509</text:p>
              </table:table-cell>
              <table:table-cell office:value-type="float" office:value="0.168204616887">
                <text:p>0.168204616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127730919">
                <text:p>0.187127730919</text:p>
              </table:table-cell>
              <table:table-cell office:value-type="float" office:value="0.191829380554">
                <text:p>0.191829380554</text:p>
              </table:table-cell>
              <table:table-cell office:value-type="float" office:value="0.168204439075">
                <text:p>0.16820443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12759369">
                <text:p>0.18712759369</text:p>
              </table:table-cell>
              <table:table-cell office:value-type="float" office:value="0.191829205796">
                <text:p>0.191829205796</text:p>
              </table:table-cell>
              <table:table-cell office:value-type="float" office:value="0.168204270154">
                <text:p>0.16820427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7127463322">
                <text:p>0.187127463322</text:p>
              </table:table-cell>
              <table:table-cell office:value-type="float" office:value="0.191829039776">
                <text:p>0.191829039776</text:p>
              </table:table-cell>
              <table:table-cell office:value-type="float" office:value="0.168204109679">
                <text:p>0.16820410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7127339473">
                <text:p>0.187127339473</text:p>
              </table:table-cell>
              <table:table-cell office:value-type="float" office:value="0.191828882058">
                <text:p>0.191828882058</text:p>
              </table:table-cell>
              <table:table-cell office:value-type="float" office:value="0.168203957228">
                <text:p>0.16820395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7127221816">
                <text:p>0.187127221816</text:p>
              </table:table-cell>
              <table:table-cell office:value-type="float" office:value="0.191828732226">
                <text:p>0.191828732226</text:p>
              </table:table-cell>
              <table:table-cell office:value-type="float" office:value="0.1682038124">
                <text:p>0.168203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7127110042">
                <text:p>0.187127110042</text:p>
              </table:table-cell>
              <table:table-cell office:value-type="float" office:value="0.191828589885">
                <text:p>0.191828589885</text:p>
              </table:table-cell>
              <table:table-cell office:value-type="float" office:value="0.168203674813">
                <text:p>0.168203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7127003857">
                <text:p>0.187127003857</text:p>
              </table:table-cell>
              <table:table-cell office:value-type="float" office:value="0.191828454662">
                <text:p>0.191828454662</text:p>
              </table:table-cell>
              <table:table-cell office:value-type="float" office:value="0.168203544106">
                <text:p>0.16820354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87126902981">
                <text:p>0.187126902981</text:p>
              </table:table-cell>
              <table:table-cell office:value-type="float" office:value="0.1918283262">
                <text:p>0.1918283262</text:p>
              </table:table-cell>
              <table:table-cell office:value-type="float" office:value="0.168203419935">
                <text:p>0.168203419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7126807149">
                <text:p>0.187126807149</text:p>
              </table:table-cell>
              <table:table-cell office:value-type="float" office:value="0.191828204161">
                <text:p>0.191828204161</text:p>
              </table:table-cell>
              <table:table-cell office:value-type="float" office:value="0.168203301972">
                <text:p>0.16820330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7126716109">
                <text:p>0.187126716109</text:p>
              </table:table-cell>
              <table:table-cell office:value-type="float" office:value="0.191828088224">
                <text:p>0.191828088224</text:p>
              </table:table-cell>
              <table:table-cell office:value-type="float" office:value="0.168203189907">
                <text:p>0.16820318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7126629621">
                <text:p>0.187126629621</text:p>
              </table:table-cell>
              <table:table-cell office:value-type="float" office:value="0.191827978085">
                <text:p>0.191827978085</text:p>
              </table:table-cell>
              <table:table-cell office:value-type="float" office:value="0.168203083446">
                <text:p>0.16820308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7126547457">
                <text:p>0.187126547457</text:p>
              </table:table-cell>
              <table:table-cell office:value-type="float" office:value="0.191827873452">
                <text:p>0.191827873452</text:p>
              </table:table-cell>
              <table:table-cell office:value-type="float" office:value="0.168202982308">
                <text:p>0.16820298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87126469402">
                <text:p>0.187126469402</text:p>
              </table:table-cell>
              <table:table-cell office:value-type="float" office:value="0.191827774051">
                <text:p>0.191827774051</text:p>
              </table:table-cell>
              <table:table-cell office:value-type="float" office:value="0.168202886227">
                <text:p>0.16820288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87126395249">
                <text:p>0.187126395249</text:p>
              </table:table-cell>
              <table:table-cell office:value-type="float" office:value="0.19182767962">
                <text:p>0.19182767962</text:p>
              </table:table-cell>
              <table:table-cell office:value-type="float" office:value="0.16820279495">
                <text:p>0.1682027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87126324804">
                <text:p>0.187126324804</text:p>
              </table:table-cell>
              <table:table-cell office:value-type="float" office:value="0.191827589911">
                <text:p>0.191827589911</text:p>
              </table:table-cell>
              <table:table-cell office:value-type="float" office:value="0.168202708237">
                <text:p>0.16820270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87126257882">
                <text:p>0.187126257882</text:p>
              </table:table-cell>
              <table:table-cell office:value-type="float" office:value="0.191827504687">
                <text:p>0.191827504687</text:p>
              </table:table-cell>
              <table:table-cell office:value-type="float" office:value="0.168202625859">
                <text:p>0.16820262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87126194305">
                <text:p>0.187126194305</text:p>
              </table:table-cell>
              <table:table-cell office:value-type="float" office:value="0.191827423724">
                <text:p>0.191827423724</text:p>
              </table:table-cell>
              <table:table-cell office:value-type="float" office:value="0.168202547601">
                <text:p>0.16820254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87126133908">
                <text:p>0.187126133908</text:p>
              </table:table-cell>
              <table:table-cell office:value-type="float" office:value="0.19182734681">
                <text:p>0.19182734681</text:p>
              </table:table-cell>
              <table:table-cell office:value-type="float" office:value="0.168202473255">
                <text:p>0.16820247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8712607653">
                <text:p>0.18712607653</text:p>
              </table:table-cell>
              <table:table-cell office:value-type="float" office:value="0.191827273741">
                <text:p>0.191827273741</text:p>
              </table:table-cell>
              <table:table-cell office:value-type="float" office:value="0.168202402627">
                <text:p>0.168202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7126022021">
                <text:p>0.187126022021</text:p>
              </table:table-cell>
              <table:table-cell office:value-type="float" office:value="0.191827204326">
                <text:p>0.191827204326</text:p>
              </table:table-cell>
              <table:table-cell office:value-type="float" office:value="0.16820233553">
                <text:p>0.1682023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7125970238">
                <text:p>0.187125970238</text:p>
              </table:table-cell>
              <table:table-cell office:value-type="float" office:value="0.191827138382">
                <text:p>0.191827138382</text:p>
              </table:table-cell>
              <table:table-cell office:value-type="float" office:value="0.168202271789">
                <text:p>0.16820227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7125921044">
                <text:p>0.187125921044</text:p>
              </table:table-cell>
              <table:table-cell office:value-type="float" office:value="0.191827075735">
                <text:p>0.191827075735</text:p>
              </table:table-cell>
              <table:table-cell office:value-type="float" office:value="0.168202211234">
                <text:p>0.16820221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87125874309">
                <text:p>0.187125874309</text:p>
              </table:table-cell>
              <table:table-cell office:value-type="float" office:value="0.19182701622">
                <text:p>0.19182701622</text:p>
              </table:table-cell>
              <table:table-cell office:value-type="float" office:value="0.168202153707">
                <text:p>0.16820215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87125829911">
                <text:p>0.187125829911</text:p>
              </table:table-cell>
              <table:table-cell office:value-type="float" office:value="0.191826959681">
                <text:p>0.191826959681</text:p>
              </table:table-cell>
              <table:table-cell office:value-type="float" office:value="0.168202099056">
                <text:p>0.168202099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87125787734">
                <text:p>0.187125787734</text:p>
              </table:table-cell>
              <table:table-cell office:value-type="float" office:value="0.191826905969">
                <text:p>0.191826905969</text:p>
              </table:table-cell>
              <table:table-cell office:value-type="float" office:value="0.168202047138">
                <text:p>0.16820204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7125747665">
                <text:p>0.187125747665</text:p>
              </table:table-cell>
              <table:table-cell office:value-type="float" office:value="0.191826854943">
                <text:p>0.191826854943</text:p>
              </table:table-cell>
              <table:table-cell office:value-type="float" office:value="0.168201997816">
                <text:p>0.16820199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87125709599">
                <text:p>0.187125709599</text:p>
              </table:table-cell>
              <table:table-cell office:value-type="float" office:value="0.191826806468">
                <text:p>0.191826806468</text:p>
              </table:table-cell>
              <table:table-cell office:value-type="float" office:value="0.16820195096">
                <text:p>0.1682019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7125673437">
                <text:p>0.187125673437</text:p>
              </table:table-cell>
              <table:table-cell office:value-type="float" office:value="0.191826760416">
                <text:p>0.191826760416</text:p>
              </table:table-cell>
              <table:table-cell office:value-type="float" office:value="0.168201906447">
                <text:p>0.16820190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87125639083">
                <text:p>0.187125639083</text:p>
              </table:table-cell>
              <table:table-cell office:value-type="float" office:value="0.191826716668">
                <text:p>0.191826716668</text:p>
              </table:table-cell>
              <table:table-cell office:value-type="float" office:value="0.16820186416">
                <text:p>0.1682018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87125606447">
                <text:p>0.187125606447</text:p>
              </table:table-cell>
              <table:table-cell office:value-type="float" office:value="0.191826675106">
                <text:p>0.191826675106</text:p>
              </table:table-cell>
              <table:table-cell office:value-type="float" office:value="0.168201823987">
                <text:p>0.168201823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7125575442">
                <text:p>0.187125575442</text:p>
              </table:table-cell>
              <table:table-cell office:value-type="float" office:value="0.191826635623">
                <text:p>0.191826635623</text:p>
              </table:table-cell>
              <table:table-cell office:value-type="float" office:value="0.168201785822">
                <text:p>0.16820178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7125545988">
                <text:p>0.187125545988</text:p>
              </table:table-cell>
              <table:table-cell office:value-type="float" office:value="0.191826598114">
                <text:p>0.191826598114</text:p>
              </table:table-cell>
              <table:table-cell office:value-type="float" office:value="0.168201749566">
                <text:p>0.16820174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87125518006">
                <text:p>0.187125518006</text:p>
              </table:table-cell>
              <table:table-cell office:value-type="float" office:value="0.191826562481">
                <text:p>0.191826562481</text:p>
              </table:table-cell>
              <table:table-cell office:value-type="float" office:value="0.168201715123">
                <text:p>0.16820171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87125491424">
                <text:p>0.187125491424</text:p>
              </table:table-cell>
              <table:table-cell office:value-type="float" office:value="0.191826528629">
                <text:p>0.191826528629</text:p>
              </table:table-cell>
              <table:table-cell office:value-type="float" office:value="0.168201682401">
                <text:p>0.16820168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87125466171">
                <text:p>0.187125466171</text:p>
              </table:table-cell>
              <table:table-cell office:value-type="float" office:value="0.19182649647">
                <text:p>0.19182649647</text:p>
              </table:table-cell>
              <table:table-cell office:value-type="float" office:value="0.168201651316">
                <text:p>0.16820165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8712544218">
                <text:p>0.18712544218</text:p>
              </table:table-cell>
              <table:table-cell office:value-type="float" office:value="0.191826465918">
                <text:p>0.191826465918</text:p>
              </table:table-cell>
              <table:table-cell office:value-type="float" office:value="0.168201621785">
                <text:p>0.16820162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87125419389">
                <text:p>0.187125419389</text:p>
              </table:table-cell>
              <table:table-cell office:value-type="float" office:value="0.191826436895">
                <text:p>0.191826436895</text:p>
              </table:table-cell>
              <table:table-cell office:value-type="float" office:value="0.168201593731">
                <text:p>0.16820159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87125397737">
                <text:p>0.187125397737</text:p>
              </table:table-cell>
              <table:table-cell office:value-type="float" office:value="0.191826409322">
                <text:p>0.191826409322</text:p>
              </table:table-cell>
              <table:table-cell office:value-type="float" office:value="0.16820156708">
                <text:p>0.1682015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87125377168">
                <text:p>0.187125377168</text:p>
              </table:table-cell>
              <table:table-cell office:value-type="float" office:value="0.191826383128">
                <text:p>0.191826383128</text:p>
              </table:table-cell>
              <table:table-cell office:value-type="float" office:value="0.168201541761">
                <text:p>0.16820154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87125357628">
                <text:p>0.187125357628</text:p>
              </table:table-cell>
              <table:table-cell office:value-type="float" office:value="0.191826358244">
                <text:p>0.191826358244</text:p>
              </table:table-cell>
              <table:table-cell office:value-type="float" office:value="0.168201517708">
                <text:p>0.16820151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87125339064">
                <text:p>0.187125339064</text:p>
              </table:table-cell>
              <table:table-cell office:value-type="float" office:value="0.191826334604">
                <text:p>0.191826334604</text:p>
              </table:table-cell>
              <table:table-cell office:value-type="float" office:value="0.168201494857">
                <text:p>0.16820149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87125321429">
                <text:p>0.187125321429</text:p>
              </table:table-cell>
              <table:table-cell office:value-type="float" office:value="0.191826312146">
                <text:p>0.191826312146</text:p>
              </table:table-cell>
              <table:table-cell office:value-type="float" office:value="0.168201473149">
                <text:p>0.16820147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7125304675">
                <text:p>0.187125304675</text:p>
              </table:table-cell>
              <table:table-cell office:value-type="float" office:value="0.191826290811">
                <text:p>0.191826290811</text:p>
              </table:table-cell>
              <table:table-cell office:value-type="float" office:value="0.168201452527">
                <text:p>0.16820145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7125288759">
                <text:p>0.187125288759</text:p>
              </table:table-cell>
              <table:table-cell office:value-type="float" office:value="0.191826270543">
                <text:p>0.191826270543</text:p>
              </table:table-cell>
              <table:table-cell office:value-type="float" office:value="0.168201432936">
                <text:p>0.16820143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87125273639">
                <text:p>0.187125273639</text:p>
              </table:table-cell>
              <table:table-cell office:value-type="float" office:value="0.191826251288">
                <text:p>0.191826251288</text:p>
              </table:table-cell>
              <table:table-cell office:value-type="float" office:value="0.168201414324">
                <text:p>0.16820141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87125259275">
                <text:p>0.187125259275</text:p>
              </table:table-cell>
              <table:table-cell office:value-type="float" office:value="0.191826232996">
                <text:p>0.191826232996</text:p>
              </table:table-cell>
              <table:table-cell office:value-type="float" office:value="0.168201396643">
                <text:p>0.16820139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87125245629">
                <text:p>0.187125245629</text:p>
              </table:table-cell>
              <table:table-cell office:value-type="float" office:value="0.191826215618">
                <text:p>0.191826215618</text:p>
              </table:table-cell>
              <table:table-cell office:value-type="float" office:value="0.168201379845">
                <text:p>0.16820137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87125232666">
                <text:p>0.187125232666</text:p>
              </table:table-cell>
              <table:table-cell office:value-type="float" office:value="0.19182619911">
                <text:p>0.19182619911</text:p>
              </table:table-cell>
              <table:table-cell office:value-type="float" office:value="0.168201363888">
                <text:p>0.16820136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8712522035">
                <text:p>0.18712522035</text:p>
              </table:table-cell>
              <table:table-cell office:value-type="float" office:value="0.191826183426">
                <text:p>0.191826183426</text:p>
              </table:table-cell>
              <table:table-cell office:value-type="float" office:value="0.168201348729">
                <text:p>0.16820134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87125208651">
                <text:p>0.187125208651</text:p>
              </table:table-cell>
              <table:table-cell office:value-type="float" office:value="0.191826168527">
                <text:p>0.191826168527</text:p>
              </table:table-cell>
              <table:table-cell office:value-type="float" office:value="0.168201334327">
                <text:p>0.16820133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87125197536">
                <text:p>0.187125197536</text:p>
              </table:table-cell>
              <table:table-cell office:value-type="float" office:value="0.191826154373">
                <text:p>0.191826154373</text:p>
              </table:table-cell>
              <table:table-cell office:value-type="float" office:value="0.168201320646">
                <text:p>0.16820132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87125186977">
                <text:p>0.187125186977</text:p>
              </table:table-cell>
              <table:table-cell office:value-type="float" office:value="0.191826140927">
                <text:p>0.191826140927</text:p>
              </table:table-cell>
              <table:table-cell office:value-type="float" office:value="0.168201307649">
                <text:p>0.16820130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87125176946">
                <text:p>0.187125176946</text:p>
              </table:table-cell>
              <table:table-cell office:value-type="float" office:value="0.191826128153">
                <text:p>0.191826128153</text:p>
              </table:table-cell>
              <table:table-cell office:value-type="float" office:value="0.168201295301">
                <text:p>0.1682012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7125167417">
                <text:p>0.187125167417</text:p>
              </table:table-cell>
              <table:table-cell office:value-type="float" office:value="0.191826116017">
                <text:p>0.191826116017</text:p>
              </table:table-cell>
              <table:table-cell office:value-type="float" office:value="0.168201283571">
                <text:p>0.16820128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87125158364">
                <text:p>0.187125158364</text:p>
              </table:table-cell>
              <table:table-cell office:value-type="float" office:value="0.191826104489">
                <text:p>0.191826104489</text:p>
              </table:table-cell>
              <table:table-cell office:value-type="float" office:value="0.168201272428">
                <text:p>0.16820127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87125149764">
                <text:p>0.187125149764</text:p>
              </table:table-cell>
              <table:table-cell office:value-type="float" office:value="0.191826093537">
                <text:p>0.191826093537</text:p>
              </table:table-cell>
              <table:table-cell office:value-type="float" office:value="0.168201261841">
                <text:p>0.16820126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87125141593">
                <text:p>0.187125141593</text:p>
              </table:table-cell>
              <table:table-cell office:value-type="float" office:value="0.191826083132">
                <text:p>0.191826083132</text:p>
              </table:table-cell>
              <table:table-cell office:value-type="float" office:value="0.168201251784">
                <text:p>0.16820125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87125133832">
                <text:p>0.187125133832</text:p>
              </table:table-cell>
              <table:table-cell office:value-type="float" office:value="0.191826073248">
                <text:p>0.191826073248</text:p>
              </table:table-cell>
              <table:table-cell office:value-type="float" office:value="0.16820124223">
                <text:p>0.1682012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87125126458">
                <text:p>0.187125126458</text:p>
              </table:table-cell>
              <table:table-cell office:value-type="float" office:value="0.191826063858">
                <text:p>0.191826063858</text:p>
              </table:table-cell>
              <table:table-cell office:value-type="float" office:value="0.168201233154">
                <text:p>0.1682012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87125119453">
                <text:p>0.187125119453</text:p>
              </table:table-cell>
              <table:table-cell office:value-type="float" office:value="0.191826054937">
                <text:p>0.191826054937</text:p>
              </table:table-cell>
              <table:table-cell office:value-type="float" office:value="0.168201224531">
                <text:p>0.16820122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7125112798">
                <text:p>0.187125112798</text:p>
              </table:table-cell>
              <table:table-cell office:value-type="float" office:value="0.191826046463">
                <text:p>0.191826046463</text:p>
              </table:table-cell>
              <table:table-cell office:value-type="float" office:value="0.16820121634">
                <text:p>0.1682012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87125106476">
                <text:p>0.187125106476</text:p>
              </table:table-cell>
              <table:table-cell office:value-type="float" office:value="0.191826038412">
                <text:p>0.191826038412</text:p>
              </table:table-cell>
              <table:table-cell office:value-type="float" office:value="0.168201208558">
                <text:p>0.16820120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8712510047">
                <text:p>0.18712510047</text:p>
              </table:table-cell>
              <table:table-cell office:value-type="float" office:value="0.191826030763">
                <text:p>0.191826030763</text:p>
              </table:table-cell>
              <table:table-cell office:value-type="float" office:value="0.168201201165">
                <text:p>0.16820120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87125094765">
                <text:p>0.187125094765</text:p>
              </table:table-cell>
              <table:table-cell office:value-type="float" office:value="0.191826023498">
                <text:p>0.191826023498</text:p>
              </table:table-cell>
              <table:table-cell office:value-type="float" office:value="0.168201194142">
                <text:p>0.16820119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87125089344">
                <text:p>0.187125089344</text:p>
              </table:table-cell>
              <table:table-cell office:value-type="float" office:value="0.191826016595">
                <text:p>0.191826016595</text:p>
              </table:table-cell>
              <table:table-cell office:value-type="float" office:value="0.16820118747">
                <text:p>0.1682011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87125084195">
                <text:p>0.187125084195</text:p>
              </table:table-cell>
              <table:table-cell office:value-type="float" office:value="0.191826010037">
                <text:p>0.191826010037</text:p>
              </table:table-cell>
              <table:table-cell office:value-type="float" office:value="0.168201181131">
                <text:p>0.16820118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87125079303">
                <text:p>0.187125079303</text:p>
              </table:table-cell>
              <table:table-cell office:value-type="float" office:value="0.191826003808">
                <text:p>0.191826003808</text:p>
              </table:table-cell>
              <table:table-cell office:value-type="float" office:value="0.16820117511">
                <text:p>0.1682011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89173632552">
                <text:p>0.189173632552</text:p>
              </table:table-cell>
              <table:table-cell office:value-type="float" office:value="0.19182599789">
                <text:p>0.19182599789</text:p>
              </table:table-cell>
              <table:table-cell office:value-type="float" office:value="0.168201169389">
                <text:p>0.16820116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84555046601">
                <text:p>0.184555046601</text:p>
              </table:table-cell>
              <table:table-cell office:value-type="float" office:value="0.191825992268">
                <text:p>0.191825992268</text:p>
              </table:table-cell>
              <table:table-cell office:value-type="float" office:value="0.168201163955">
                <text:p>0.16820116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80323086641">
                <text:p>0.180323086641</text:p>
              </table:table-cell>
              <table:table-cell office:value-type="float" office:value="0.191825986926">
                <text:p>0.191825986926</text:p>
              </table:table-cell>
              <table:table-cell office:value-type="float" office:value="0.168201158792">
                <text:p>0.16820115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76436978571">
                <text:p>0.176436978571</text:p>
              </table:table-cell>
              <table:table-cell office:value-type="float" office:value="0.191825981852">
                <text:p>0.191825981852</text:p>
              </table:table-cell>
              <table:table-cell office:value-type="float" office:value="0.168201153887">
                <text:p>0.16820115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2861231999">
                <text:p>0.172861231999</text:p>
              </table:table-cell>
              <table:table-cell office:value-type="float" office:value="0.191825977032">
                <text:p>0.191825977032</text:p>
              </table:table-cell>
              <table:table-cell office:value-type="float" office:value="0.168201149228">
                <text:p>0.16820114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69564837258">
                <text:p>0.169564837258</text:p>
              </table:table-cell>
              <table:table-cell office:value-type="float" office:value="0.191825972453">
                <text:p>0.191825972453</text:p>
              </table:table-cell>
              <table:table-cell office:value-type="float" office:value="0.168201144802">
                <text:p>0.16820114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66520599743">
                <text:p>0.166520599743</text:p>
              </table:table-cell>
              <table:table-cell office:value-type="float" office:value="0.191825968102">
                <text:p>0.191825968102</text:p>
              </table:table-cell>
              <table:table-cell office:value-type="float" office:value="0.168201140597">
                <text:p>0.16820114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63704585984">
                <text:p>0.163704585984</text:p>
              </table:table-cell>
              <table:table-cell office:value-type="float" office:value="0.19182596397">
                <text:p>0.19182596397</text:p>
              </table:table-cell>
              <table:table-cell office:value-type="float" office:value="0.168201136602">
                <text:p>0.16820113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61095660904">
                <text:p>0.161095660904</text:p>
              </table:table-cell>
              <table:table-cell office:value-type="float" office:value="0.192424694024">
                <text:p>0.192424694024</text:p>
              </table:table-cell>
              <table:table-cell office:value-type="float" office:value="0.168201132807">
                <text:p>0.16820113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5867509976">
                <text:p>0.15867509976</text:p>
              </table:table-cell>
              <table:table-cell office:value-type="float" office:value="0.187703490262">
                <text:p>0.187703490262</text:p>
              </table:table-cell>
              <table:table-cell office:value-type="float" office:value="0.168201129202">
                <text:p>0.16820112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56426261457">
                <text:p>0.156426261457</text:p>
              </table:table-cell>
              <table:table-cell office:value-type="float" office:value="0.183378480356">
                <text:p>0.183378480356</text:p>
              </table:table-cell>
              <table:table-cell office:value-type="float" office:value="0.167963653071">
                <text:p>0.16796365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54334312486">
                <text:p>0.154334312486</text:p>
              </table:table-cell>
              <table:table-cell office:value-type="float" office:value="0.179407776664">
                <text:p>0.179407776664</text:p>
              </table:table-cell>
              <table:table-cell office:value-type="float" office:value="0.164076888198">
                <text:p>0.16407688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52385992787">
                <text:p>0.152385992787</text:p>
              </table:table-cell>
              <table:table-cell office:value-type="float" office:value="0.175754929735">
                <text:p>0.175754929735</text:p>
              </table:table-cell>
              <table:table-cell office:value-type="float" office:value="0.160509248935">
                <text:p>0.16050924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50569416442">
                <text:p>0.150569416442</text:p>
              </table:table-cell>
              <table:table-cell office:value-type="float" office:value="0.172388101116">
                <text:p>0.172388101116</text:p>
              </table:table-cell>
              <table:table-cell office:value-type="float" office:value="0.157227729098">
                <text:p>0.15722772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48873901422">
                <text:p>0.148873901422</text:p>
              </table:table-cell>
              <table:table-cell office:value-type="float" office:value="0.169279377574">
                <text:p>0.169279377574</text:p>
              </table:table-cell>
              <table:table-cell office:value-type="float" office:value="0.154203537732">
                <text:p>0.15420353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47289823661">
                <text:p>0.147289823661</text:p>
              </table:table-cell>
              <table:table-cell office:value-type="float" office:value="0.166404200425">
                <text:p>0.166404200425</text:p>
              </table:table-cell>
              <table:table-cell office:value-type="float" office:value="0.151411463025">
                <text:p>0.15141146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4580849155">
                <text:p>0.14580849155</text:p>
              </table:table-cell>
              <table:table-cell office:value-type="float" office:value="0.163740888838">
                <text:p>0.163740888838</text:p>
              </table:table-cell>
              <table:table-cell office:value-type="float" office:value="0.148829345234">
                <text:p>0.14882934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4442203767">
                <text:p>0.14442203767</text:p>
              </table:table-cell>
              <table:table-cell office:value-type="float" office:value="0.161270240113">
                <text:p>0.161270240113</text:p>
              </table:table-cell>
              <table:table-cell office:value-type="float" office:value="0.146437638013">
                <text:p>0.14643763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43123325082">
                <text:p>0.143123325082</text:p>
              </table:table-cell>
              <table:table-cell office:value-type="float" office:value="0.158975193235">
                <text:p>0.158975193235</text:p>
              </table:table-cell>
              <table:table-cell office:value-type="float" office:value="0.144219041748">
                <text:p>0.14421904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41905865986">
                <text:p>0.141905865986</text:p>
              </table:table-cell>
              <table:table-cell office:value-type="float" office:value="0.15684054462">
                <text:p>0.15684054462</text:p>
              </table:table-cell>
              <table:table-cell office:value-type="float" office:value="0.142158195775">
                <text:p>0.14215819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40763750903">
                <text:p>0.140763750903</text:p>
              </table:table-cell>
              <table:table-cell office:value-type="float" office:value="0.15485270707">
                <text:p>0.15485270707</text:p>
              </table:table-cell>
              <table:table-cell office:value-type="float" office:value="0.140241418966">
                <text:p>0.14024141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9691586851">
                <text:p>0.139691586851</text:p>
              </table:table-cell>
              <table:table-cell office:value-type="float" office:value="0.152999504643">
                <text:p>0.152999504643</text:p>
              </table:table-cell>
              <table:table-cell office:value-type="float" office:value="0.138456490215">
                <text:p>0.13845649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8684443219">
                <text:p>0.138684443219</text:p>
              </table:table-cell>
              <table:table-cell office:value-type="float" office:value="0.15126999746">
                <text:p>0.15126999746</text:p>
              </table:table-cell>
              <table:table-cell office:value-type="float" office:value="0.136792461963">
                <text:p>0.13679246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7737804257">
                <text:p>0.137737804257</text:p>
              </table:table-cell>
              <table:table-cell office:value-type="float" office:value="0.14965433158">
                <text:p>0.14965433158</text:p>
              </table:table-cell>
              <table:table-cell office:value-type="float" office:value="0.135239501206">
                <text:p>0.13523950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6847527269">
                <text:p>0.136847527269</text:p>
              </table:table-cell>
              <table:table-cell office:value-type="float" office:value="0.148143609926">
                <text:p>0.148143609926</text:p>
              </table:table-cell>
              <table:table-cell office:value-type="float" office:value="0.133788753433">
                <text:p>0.13378875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6009805728">
                <text:p>0.136009805728</text:p>
              </table:table-cell>
              <table:table-cell office:value-type="float" office:value="0.146729780955">
                <text:p>0.146729780955</text:p>
              </table:table-cell>
              <table:table-cell office:value-type="float" office:value="0.132432225798">
                <text:p>0.13243222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5221136662">
                <text:p>0.135221136662</text:p>
              </table:table-cell>
              <table:table-cell office:value-type="float" office:value="0.145405542326">
                <text:p>0.145405542326</text:p>
              </table:table-cell>
              <table:table-cell office:value-type="float" office:value="0.131162686462">
                <text:p>0.13116268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4478291738">
                <text:p>0.134478291738</text:p>
              </table:table-cell>
              <table:table-cell office:value-type="float" office:value="0.14416425731">
                <text:p>0.14416425731</text:p>
              </table:table-cell>
              <table:table-cell office:value-type="float" office:value="0.129973577576">
                <text:p>0.12997357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3778291585">
                <text:p>0.133778291585</text:p>
              </table:table-cell>
              <table:table-cell office:value-type="float" office:value="0.142999882026">
                <text:p>0.142999882026</text:p>
              </table:table-cell>
              <table:table-cell office:value-type="float" office:value="0.128858939842">
                <text:p>0.12885893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3118382925">
                <text:p>0.133118382925</text:p>
              </table:table-cell>
              <table:table-cell office:value-type="float" office:value="0.141906901933">
                <text:p>0.141906901933</text:p>
              </table:table-cell>
              <table:table-cell office:value-type="float" office:value="0.127813346895">
                <text:p>0.12781334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2496018169">
                <text:p>0.132496018169</text:p>
              </table:table-cell>
              <table:table-cell office:value-type="float" office:value="0.14088027625">
                <text:p>0.14088027625</text:p>
              </table:table-cell>
              <table:table-cell office:value-type="float" office:value="0.126831848069">
                <text:p>0.12683184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31908837179">
                <text:p>0.131908837179</text:p>
              </table:table-cell>
              <table:table-cell office:value-type="float" office:value="0.139915389175">
                <text:p>0.139915389175</text:p>
              </table:table-cell>
              <table:table-cell office:value-type="float" office:value="0.125909918337">
                <text:p>0.12590991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1354650928">
                <text:p>0.131354650928</text:p>
              </table:table-cell>
              <table:table-cell office:value-type="float" office:value="0.139008006974">
                <text:p>0.139008006974</text:p>
              </table:table-cell>
              <table:table-cell office:value-type="float" office:value="0.125043414401">
                <text:p>0.12504341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083142683">
                <text:p>0.13083142683</text:p>
              </table:table-cell>
              <table:table-cell office:value-type="float" office:value="0.138154240132">
                <text:p>0.138154240132</text:p>
              </table:table-cell>
              <table:table-cell office:value-type="float" office:value="0.12422853608">
                <text:p>0.1242285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30337275554">
                <text:p>0.130337275554</text:p>
              </table:table-cell>
              <table:table-cell office:value-type="float" office:value="0.137350509886">
                <text:p>0.137350509886</text:p>
              </table:table-cell>
              <table:table-cell office:value-type="float" office:value="0.123461792269">
                <text:p>0.12346179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2987043914">
                <text:p>0.12987043914</text:p>
              </table:table-cell>
              <table:table-cell office:value-type="float" office:value="0.136593518574">
                <text:p>0.136593518574</text:p>
              </table:table-cell>
              <table:table-cell office:value-type="float" office:value="0.122739970854">
                <text:p>0.12273997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29429280274">
                <text:p>0.129429280274</text:p>
              </table:table-cell>
              <table:table-cell office:value-type="float" office:value="0.135880223297">
                <text:p>0.135880223297</text:p>
              </table:table-cell>
              <table:table-cell office:value-type="float" office:value="0.122060112054">
                <text:p>0.12206011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9012272593">
                <text:p>0.129012272593</text:p>
              </table:table-cell>
              <table:table-cell office:value-type="float" office:value="0.135207812473">
                <text:p>0.135207812473</text:p>
              </table:table-cell>
              <table:table-cell office:value-type="float" office:value="0.121419484765">
                <text:p>0.12141948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28617991904">
                <text:p>0.128617991904</text:p>
              </table:table-cell>
              <table:table-cell office:value-type="float" office:value="0.134573684925">
                <text:p>0.134573684925</text:p>
              </table:table-cell>
              <table:table-cell office:value-type="float" office:value="0.120815565491">
                <text:p>0.12081556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8245108221">
                <text:p>0.128245108221</text:p>
              </table:table-cell>
              <table:table-cell office:value-type="float" office:value="0.133975431187">
                <text:p>0.133975431187</text:p>
              </table:table-cell>
              <table:table-cell office:value-type="float" office:value="0.120246019567">
                <text:p>0.12024601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27892378525">
                <text:p>0.127892378525</text:p>
              </table:table-cell>
              <table:table-cell office:value-type="float" office:value="0.133410816761">
                <text:p>0.133410816761</text:p>
              </table:table-cell>
              <table:table-cell office:value-type="float" office:value="0.119708684375">
                <text:p>0.1197086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27558640184">
                <text:p>0.127558640184</text:p>
              </table:table-cell>
              <table:table-cell office:value-type="float" office:value="0.132877767096">
                <text:p>0.132877767096</text:p>
              </table:table-cell>
              <table:table-cell office:value-type="float" office:value="0.119201554305">
                <text:p>0.11920155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27242804951">
                <text:p>0.127242804951</text:p>
              </table:table-cell>
              <table:table-cell office:value-type="float" office:value="0.132374354072">
                <text:p>0.132374354072</text:p>
              </table:table-cell>
              <table:table-cell office:value-type="float" office:value="0.118722767278">
                <text:p>0.11872276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6943853485">
                <text:p>0.126943853485</text:p>
              </table:table-cell>
              <table:table-cell office:value-type="float" office:value="0.131898783838">
                <text:p>0.131898783838</text:p>
              </table:table-cell>
              <table:table-cell office:value-type="float" office:value="0.118270592614">
                <text:p>0.11827059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26660830352">
                <text:p>0.126660830352</text:p>
              </table:table-cell>
              <table:table-cell office:value-type="float" office:value="0.131449385829">
                <text:p>0.131449385829</text:p>
              </table:table-cell>
              <table:table-cell office:value-type="float" office:value="0.117843420112">
                <text:p>0.11784342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6392839439">
                <text:p>0.126392839439</text:p>
              </table:table-cell>
              <table:table-cell office:value-type="float" office:value="0.131024602845">
                <text:p>0.131024602845</text:p>
              </table:table-cell>
              <table:table-cell office:value-type="float" office:value="0.117439750204">
                <text:p>0.11743975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26139039761">
                <text:p>0.126139039761</text:p>
              </table:table-cell>
              <table:table-cell office:value-type="float" office:value="0.130622982057">
                <text:p>0.130622982057</text:p>
              </table:table-cell>
              <table:table-cell office:value-type="float" office:value="0.11705818504">
                <text:p>0.117058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5898641605">
                <text:p>0.125898641605</text:p>
              </table:table-cell>
              <table:table-cell office:value-type="float" office:value="0.130243166865">
                <text:p>0.130243166865</text:p>
              </table:table-cell>
              <table:table-cell office:value-type="float" office:value="0.116697420431">
                <text:p>0.11669742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25670902993">
                <text:p>0.125670902993</text:p>
              </table:table-cell>
              <table:table-cell office:value-type="float" office:value="0.12988388949">
                <text:p>0.12988388949</text:p>
              </table:table-cell>
              <table:table-cell office:value-type="float" office:value="0.116356238534">
                <text:p>0.11635623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2545512643">
                <text:p>0.12545512643</text:p>
              </table:table-cell>
              <table:table-cell office:value-type="float" office:value="0.129543964241">
                <text:p>0.129543964241</text:p>
              </table:table-cell>
              <table:table-cell office:value-type="float" office:value="0.116033501214">
                <text:p>0.11603350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25250655898">
                <text:p>0.125250655898</text:p>
              </table:table-cell>
              <table:table-cell office:value-type="float" office:value="0.129222281375">
                <text:p>0.129222281375</text:p>
              </table:table-cell>
              <table:table-cell office:value-type="float" office:value="0.115728143994">
                <text:p>0.11572814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25056874099">
                <text:p>0.125056874099</text:p>
              </table:table-cell>
              <table:table-cell office:value-type="float" office:value="0.128917801501">
                <text:p>0.128917801501</text:p>
              </table:table-cell>
              <table:table-cell office:value-type="float" office:value="0.115439170556">
                <text:p>0.11543917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24873199897">
                <text:p>0.124873199897</text:p>
              </table:table-cell>
              <table:table-cell office:value-type="float" office:value="0.12862955046">
                <text:p>0.12862955046</text:p>
              </table:table-cell>
              <table:table-cell office:value-type="float" office:value="0.115165647717">
                <text:p>0.11516564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24699085962">
                <text:p>0.124699085962</text:p>
              </table:table-cell>
              <table:table-cell office:value-type="float" office:value="0.128356614643">
                <text:p>0.128356614643</text:p>
              </table:table-cell>
              <table:table-cell office:value-type="float" office:value="0.114906700832">
                <text:p>0.11490670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24534016588">
                <text:p>0.124534016588</text:p>
              </table:table-cell>
              <table:table-cell office:value-type="float" office:value="0.128098136702">
                <text:p>0.128098136702</text:p>
              </table:table-cell>
              <table:table-cell office:value-type="float" office:value="0.114661509602">
                <text:p>0.11466150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24377505671">
                <text:p>0.124377505671</text:p>
              </table:table-cell>
              <table:table-cell office:value-type="float" office:value="0.127853311611">
                <text:p>0.127853311611</text:p>
              </table:table-cell>
              <table:table-cell office:value-type="float" office:value="0.114429304218">
                <text:p>0.11442930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24229094839">
                <text:p>0.124229094839</text:p>
              </table:table-cell>
              <table:table-cell office:value-type="float" office:value="0.127621383053">
                <text:p>0.127621383053</text:p>
              </table:table-cell>
              <table:table-cell office:value-type="float" office:value="0.114209361833">
                <text:p>0.11420936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24088351708">
                <text:p>0.124088351708</text:p>
              </table:table-cell>
              <table:table-cell office:value-type="float" office:value="0.127401640091">
                <text:p>0.127401640091</text:p>
              </table:table-cell>
              <table:table-cell office:value-type="float" office:value="0.114001003318">
                <text:p>0.11400100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23954868274">
                <text:p>0.123954868274</text:p>
              </table:table-cell>
              <table:table-cell office:value-type="float" office:value="0.127193414106">
                <text:p>0.127193414106</text:p>
              </table:table-cell>
              <table:table-cell office:value-type="float" office:value="0.113803590274">
                <text:p>0.11380359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23828259407">
                <text:p>0.123828259407</text:p>
              </table:table-cell>
              <table:table-cell office:value-type="float" office:value="0.126996075972">
                <text:p>0.126996075972</text:p>
              </table:table-cell>
              <table:table-cell office:value-type="float" office:value="0.11361652229">
                <text:p>0.1136165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2370816146">
                <text:p>0.12370816146</text:p>
              </table:table-cell>
              <table:table-cell office:value-type="float" office:value="0.126809033451">
                <text:p>0.126809033451</text:p>
              </table:table-cell>
              <table:table-cell office:value-type="float" office:value="0.113439234404">
                <text:p>0.11343923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23594230963">
                <text:p>0.123594230963</text:p>
              </table:table-cell>
              <table:table-cell office:value-type="float" office:value="0.126631728785">
                <text:p>0.126631728785</text:p>
              </table:table-cell>
              <table:table-cell office:value-type="float" office:value="0.113271194766">
                <text:p>0.11327119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23486143415">
                <text:p>0.123486143415</text:p>
              </table:table-cell>
              <table:table-cell office:value-type="float" office:value="0.126463636463">
                <text:p>0.126463636463</text:p>
              </table:table-cell>
              <table:table-cell office:value-type="float" office:value="0.113111902479">
                <text:p>0.11311190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23383592155">
                <text:p>0.123383592155</text:p>
              </table:table-cell>
              <table:table-cell office:value-type="float" office:value="0.126304261164">
                <text:p>0.126304261164</text:p>
              </table:table-cell>
              <table:table-cell office:value-type="float" office:value="0.112960885595">
                <text:p>0.11296088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23286287303">
                <text:p>0.123286287303</text:p>
              </table:table-cell>
              <table:table-cell office:value-type="float" office:value="0.126153135841">
                <text:p>0.126153135841</text:p>
              </table:table-cell>
              <table:table-cell office:value-type="float" office:value="0.112817699269">
                <text:p>0.11281769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23193954775">
                <text:p>0.123193954775</text:p>
              </table:table-cell>
              <table:table-cell office:value-type="float" office:value="0.126009819948">
                <text:p>0.126009819948</text:p>
              </table:table-cell>
              <table:table-cell office:value-type="float" office:value="0.112681924039">
                <text:p>0.1126819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23106335366">
                <text:p>0.123106335366</text:p>
              </table:table-cell>
              <table:table-cell office:value-type="float" office:value="0.125873897793">
                <text:p>0.125873897793</text:p>
              </table:table-cell>
              <table:table-cell office:value-type="float" office:value="0.112553164238">
                <text:p>0.11255316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23023183883">
                <text:p>0.123023183883</text:p>
              </table:table-cell>
              <table:table-cell office:value-type="float" office:value="0.125744977004">
                <text:p>0.125744977004</text:p>
              </table:table-cell>
              <table:table-cell office:value-type="float" office:value="0.112431046511">
                <text:p>0.11243104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22944268343">
                <text:p>0.122944268343</text:p>
              </table:table-cell>
              <table:table-cell office:value-type="float" office:value="0.125622687107">
                <text:p>0.125622687107</text:p>
              </table:table-cell>
              <table:table-cell office:value-type="float" office:value="0.112315218443">
                <text:p>0.11231521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22869369214">
                <text:p>0.122869369214</text:p>
              </table:table-cell>
              <table:table-cell office:value-type="float" office:value="0.125506678199">
                <text:p>0.125506678199</text:p>
              </table:table-cell>
              <table:table-cell office:value-type="float" office:value="0.11220534728">
                <text:p>0.1122053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22798278707">
                <text:p>0.122798278707</text:p>
              </table:table-cell>
              <table:table-cell office:value-type="float" office:value="0.125396619709">
                <text:p>0.125396619709</text:p>
              </table:table-cell>
              <table:table-cell office:value-type="float" office:value="0.112101118739">
                <text:p>0.11210111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22730800117">
                <text:p>0.122730800117</text:p>
              </table:table-cell>
              <table:table-cell office:value-type="float" office:value="0.125292199248">
                <text:p>0.125292199248</text:p>
              </table:table-cell>
              <table:table-cell office:value-type="float" office:value="0.112002235896">
                <text:p>0.11200223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22666747192">
                <text:p>0.122666747192</text:p>
              </table:table-cell>
              <table:table-cell office:value-type="float" office:value="0.125193121531">
                <text:p>0.125193121531</text:p>
              </table:table-cell>
              <table:table-cell office:value-type="float" office:value="0.111908418156">
                <text:p>0.1119084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22605943555">
                <text:p>0.122605943555</text:p>
              </table:table-cell>
              <table:table-cell office:value-type="float" office:value="0.125099107374">
                <text:p>0.125099107374</text:p>
              </table:table-cell>
              <table:table-cell office:value-type="float" office:value="0.111819400278">
                <text:p>0.1118194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22548222151">
                <text:p>0.122548222151</text:p>
              </table:table-cell>
              <table:table-cell office:value-type="float" office:value="0.125009892752">
                <text:p>0.125009892752</text:p>
              </table:table-cell>
              <table:table-cell office:value-type="float" office:value="0.111734931485">
                <text:p>0.11173493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22493424731">
                <text:p>0.122493424731</text:p>
              </table:table-cell>
              <table:table-cell office:value-type="float" office:value="0.124925227919">
                <text:p>0.124925227919</text:p>
              </table:table-cell>
              <table:table-cell office:value-type="float" office:value="0.11165477461">
                <text:p>0.1116547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22441401367">
                <text:p>0.122441401367</text:p>
              </table:table-cell>
              <table:table-cell office:value-type="float" office:value="0.124844876591">
                <text:p>0.124844876591</text:p>
              </table:table-cell>
              <table:table-cell office:value-type="float" office:value="0.111578705311">
                <text:p>0.11157870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22392009997">
                <text:p>0.122392009997</text:p>
              </table:table-cell>
              <table:table-cell office:value-type="float" office:value="0.12476861517">
                <text:p>0.12476861517</text:p>
              </table:table-cell>
              <table:table-cell office:value-type="float" office:value="0.111506511335">
                <text:p>0.11150651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22345115993">
                <text:p>0.122345115993</text:p>
              </table:table-cell>
              <table:table-cell office:value-type="float" office:value="0.124696232025">
                <text:p>0.124696232025</text:p>
              </table:table-cell>
              <table:table-cell office:value-type="float" office:value="0.111437991823">
                <text:p>0.11143799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22300591755">
                <text:p>0.122300591755</text:p>
              </table:table-cell>
              <table:table-cell office:value-type="float" office:value="0.124627526813">
                <text:p>0.124627526813</text:p>
              </table:table-cell>
              <table:table-cell office:value-type="float" office:value="0.111372956663">
                <text:p>0.11137295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22258316335">
                <text:p>0.122258316335</text:p>
              </table:table-cell>
              <table:table-cell office:value-type="float" office:value="0.124562309848">
                <text:p>0.124562309848</text:p>
              </table:table-cell>
              <table:table-cell office:value-type="float" office:value="0.111311225882">
                <text:p>0.11131122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22218175073">
                <text:p>0.122218175073</text:p>
              </table:table-cell>
              <table:table-cell office:value-type="float" office:value="0.124500401498">
                <text:p>0.124500401498</text:p>
              </table:table-cell>
              <table:table-cell office:value-type="float" office:value="0.111252629076">
                <text:p>0.11125262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22180059262">
                <text:p>0.122180059262</text:p>
              </table:table-cell>
              <table:table-cell office:value-type="float" office:value="0.124441631632">
                <text:p>0.124441631632</text:p>
              </table:table-cell>
              <table:table-cell office:value-type="float" office:value="0.111197004875">
                <text:p>0.11119700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22143865824">
                <text:p>0.122143865824</text:p>
              </table:table-cell>
              <table:table-cell office:value-type="float" office:value="0.124385839087">
                <text:p>0.124385839087</text:p>
              </table:table-cell>
              <table:table-cell office:value-type="float" office:value="0.111144200438">
                <text:p>0.1111442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22109497015">
                <text:p>0.122109497015</text:p>
              </table:table-cell>
              <table:table-cell office:value-type="float" office:value="0.12433287118">
                <text:p>0.12433287118</text:p>
              </table:table-cell>
              <table:table-cell office:value-type="float" office:value="0.111094070986">
                <text:p>0.11109407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22076860138">
                <text:p>0.122076860138</text:p>
              </table:table-cell>
              <table:table-cell office:value-type="float" office:value="0.124282583237">
                <text:p>0.124282583237</text:p>
              </table:table-cell>
              <table:table-cell office:value-type="float" office:value="0.111046479349">
                <text:p>0.11104647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22045867274">
                <text:p>0.122045867274</text:p>
              </table:table-cell>
              <table:table-cell office:value-type="float" office:value="0.124234838158">
                <text:p>0.124234838158</text:p>
              </table:table-cell>
              <table:table-cell office:value-type="float" office:value="0.111001295556">
                <text:p>0.11100129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22016435031">
                <text:p>0.122016435031</text:p>
              </table:table-cell>
              <table:table-cell office:value-type="float" office:value="0.124189506005">
                <text:p>0.124189506005</text:p>
              </table:table-cell>
              <table:table-cell office:value-type="float" office:value="0.110958396439">
                <text:p>0.11095839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219884843">
                <text:p>0.1219884843</text:p>
              </table:table-cell>
              <table:table-cell office:value-type="float" office:value="0.124146463609">
                <text:p>0.124146463609</text:p>
              </table:table-cell>
              <table:table-cell office:value-type="float" office:value="0.110917665259">
                <text:p>0.11091766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21961940039">
                <text:p>0.121961940039</text:p>
              </table:table-cell>
              <table:table-cell office:value-type="float" office:value="0.124105594212">
                <text:p>0.124105594212</text:p>
              </table:table-cell>
              <table:table-cell office:value-type="float" office:value="0.110878991364">
                <text:p>0.11087899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21936731048">
                <text:p>0.121936731048</text:p>
              </table:table-cell>
              <table:table-cell office:value-type="float" office:value="0.124066787115">
                <text:p>0.124066787115</text:p>
              </table:table-cell>
              <table:table-cell office:value-type="float" office:value="0.110842269855">
                <text:p>0.1108422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21912789775">
                <text:p>0.121912789775</text:p>
              </table:table-cell>
              <table:table-cell office:value-type="float" office:value="0.124029937355">
                <text:p>0.124029937355</text:p>
              </table:table-cell>
              <table:table-cell office:value-type="float" office:value="0.110807401279">
                <text:p>0.11080740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21890052124">
                <text:p>0.121890052124</text:p>
              </table:table-cell>
              <table:table-cell office:value-type="float" office:value="0.123994945401">
                <text:p>0.123994945401</text:p>
              </table:table-cell>
              <table:table-cell office:value-type="float" office:value="0.110774291335">
                <text:p>0.11077429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21868457271">
                <text:p>0.121868457271</text:p>
              </table:table-cell>
              <table:table-cell office:value-type="float" office:value="0.123961716861">
                <text:p>0.123961716861</text:p>
              </table:table-cell>
              <table:table-cell office:value-type="float" office:value="0.110742850602">
                <text:p>0.11074285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21847947497">
                <text:p>0.121847947497</text:p>
              </table:table-cell>
              <table:table-cell office:value-type="float" office:value="0.12393016221">
                <text:p>0.12393016221</text:p>
              </table:table-cell>
              <table:table-cell office:value-type="float" office:value="0.110712994274">
                <text:p>0.11071299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21828468027">
                <text:p>0.121828468027</text:p>
              </table:table-cell>
              <table:table-cell office:value-type="float" office:value="0.123900196533">
                <text:p>0.123900196533</text:p>
              </table:table-cell>
              <table:table-cell office:value-type="float" office:value="0.11068464192">
                <text:p>0.11068464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21809966875">
                <text:p>0.121809966875</text:p>
              </table:table-cell>
              <table:table-cell office:value-type="float" office:value="0.12387173928">
                <text:p>0.12387173928</text:p>
              </table:table-cell>
              <table:table-cell office:value-type="float" office:value="0.110657717246">
                <text:p>0.11065771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217923947">
                <text:p>0.1217923947</text:p>
              </table:table-cell>
              <table:table-cell office:value-type="float" office:value="0.123844714036">
                <text:p>0.123844714036</text:p>
              </table:table-cell>
              <table:table-cell office:value-type="float" office:value="0.110632147884">
                <text:p>0.11063214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2177570467">
                <text:p>0.12177570467</text:p>
              </table:table-cell>
              <table:table-cell office:value-type="float" office:value="0.123819048306">
                <text:p>0.123819048306</text:p>
              </table:table-cell>
              <table:table-cell office:value-type="float" office:value="0.110607865179">
                <text:p>0.11060786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21759852331">
                <text:p>0.121759852331</text:p>
              </table:table-cell>
              <table:table-cell office:value-type="float" office:value="0.123794673306">
                <text:p>0.123794673306</text:p>
              </table:table-cell>
              <table:table-cell office:value-type="float" office:value="0.110584803996">
                <text:p>0.1105848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21744795488">
                <text:p>0.121744795488</text:p>
              </table:table-cell>
              <table:table-cell office:value-type="float" office:value="0.123771523772">
                <text:p>0.123771523772</text:p>
              </table:table-cell>
              <table:table-cell office:value-type="float" office:value="0.110562902536">
                <text:p>0.11056290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21730494085">
                <text:p>0.121730494085</text:p>
              </table:table-cell>
              <table:table-cell office:value-type="float" office:value="0.123749537772">
                <text:p>0.123749537772</text:p>
              </table:table-cell>
              <table:table-cell office:value-type="float" office:value="0.110542102161">
                <text:p>0.11054210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21716910095">
                <text:p>0.121716910095</text:p>
              </table:table-cell>
              <table:table-cell office:value-type="float" office:value="0.123728656538">
                <text:p>0.123728656538</text:p>
              </table:table-cell>
              <table:table-cell office:value-type="float" office:value="0.110522347228">
                <text:p>0.11052234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2170400742">
                <text:p>0.12170400742</text:p>
              </table:table-cell>
              <table:table-cell office:value-type="float" office:value="0.123708824296">
                <text:p>0.123708824296</text:p>
              </table:table-cell>
              <table:table-cell office:value-type="float" office:value="0.110503584934">
                <text:p>0.11050358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21691751786">
                <text:p>0.121691751786</text:p>
              </table:table-cell>
              <table:table-cell office:value-type="float" office:value="0.123689988115">
                <text:p>0.123689988115</text:p>
              </table:table-cell>
              <table:table-cell office:value-type="float" office:value="0.11048576517">
                <text:p>0.1104857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21680110655">
                <text:p>0.121680110655</text:p>
              </table:table-cell>
              <table:table-cell office:value-type="float" office:value="0.123672097757">
                <text:p>0.123672097757</text:p>
              </table:table-cell>
              <table:table-cell office:value-type="float" office:value="0.110468840376">
                <text:p>0.11046884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21669053134">
                <text:p>0.121669053134</text:p>
              </table:table-cell>
              <table:table-cell office:value-type="float" office:value="0.123655105538">
                <text:p>0.123655105538</text:p>
              </table:table-cell>
              <table:table-cell office:value-type="float" office:value="0.110452765415">
                <text:p>0.11045276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21658549891">
                <text:p>0.121658549891</text:p>
              </table:table-cell>
              <table:table-cell office:value-type="float" office:value="0.123638966197">
                <text:p>0.123638966197</text:p>
              </table:table-cell>
              <table:table-cell office:value-type="float" office:value="0.110437497444">
                <text:p>0.11043749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21648573075">
                <text:p>0.121648573075</text:p>
              </table:table-cell>
              <table:table-cell office:value-type="float" office:value="0.12362363677">
                <text:p>0.12362363677</text:p>
              </table:table-cell>
              <table:table-cell office:value-type="float" office:value="0.110422995796">
                <text:p>0.11042299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2163909624">
                <text:p>0.12163909624</text:p>
              </table:table-cell>
              <table:table-cell office:value-type="float" office:value="0.123609076475">
                <text:p>0.123609076475</text:p>
              </table:table-cell>
              <table:table-cell office:value-type="float" office:value="0.11040922187">
                <text:p>0.1104092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21630094278">
                <text:p>0.121630094278</text:p>
              </table:table-cell>
              <table:table-cell office:value-type="float" office:value="0.123595246595">
                <text:p>0.123595246595</text:p>
              </table:table-cell>
              <table:table-cell office:value-type="float" office:value="0.110396139021">
                <text:p>0.11039613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21621543343">
                <text:p>0.121621543343</text:p>
              </table:table-cell>
              <table:table-cell office:value-type="float" office:value="0.123582110374">
                <text:p>0.123582110374</text:p>
              </table:table-cell>
              <table:table-cell office:value-type="float" office:value="0.110383712463">
                <text:p>0.11038371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21613420793">
                <text:p>0.121613420793</text:p>
              </table:table-cell>
              <table:table-cell office:value-type="float" office:value="0.123569632917">
                <text:p>0.123569632917</text:p>
              </table:table-cell>
              <table:table-cell office:value-type="float" office:value="0.110371909172">
                <text:p>0.11037190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21605705127">
                <text:p>0.121605705127</text:p>
              </table:table-cell>
              <table:table-cell office:value-type="float" office:value="0.123557781097">
                <text:p>0.123557781097</text:p>
              </table:table-cell>
              <table:table-cell office:value-type="float" office:value="0.110360697794">
                <text:p>0.1103606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21598375927">
                <text:p>0.121598375927</text:p>
              </table:table-cell>
              <table:table-cell office:value-type="float" office:value="0.123546523458">
                <text:p>0.123546523458</text:p>
              </table:table-cell>
              <table:table-cell office:value-type="float" office:value="0.110350048563">
                <text:p>0.11035004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21591413804">
                <text:p>0.121591413804</text:p>
              </table:table-cell>
              <table:table-cell office:value-type="float" office:value="0.123535830137">
                <text:p>0.123535830137</text:p>
              </table:table-cell>
              <table:table-cell office:value-type="float" office:value="0.110339933218">
                <text:p>0.11033993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21584800343">
                <text:p>0.121584800343</text:p>
              </table:table-cell>
              <table:table-cell office:value-type="float" office:value="0.123525672776">
                <text:p>0.123525672776</text:p>
              </table:table-cell>
              <table:table-cell office:value-type="float" office:value="0.110330324925">
                <text:p>0.11033032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21578518056">
                <text:p>0.121578518056</text:p>
              </table:table-cell>
              <table:table-cell office:value-type="float" office:value="0.123516024453">
                <text:p>0.123516024453</text:p>
              </table:table-cell>
              <table:table-cell office:value-type="float" office:value="0.110321198206">
                <text:p>0.11032119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21572550337">
                <text:p>0.121572550337</text:p>
              </table:table-cell>
              <table:table-cell office:value-type="float" office:value="0.1235068596">
                <text:p>0.1235068596</text:p>
              </table:table-cell>
              <table:table-cell office:value-type="float" office:value="0.110312528869">
                <text:p>0.11031252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21566881412">
                <text:p>0.121566881412</text:p>
              </table:table-cell>
              <table:table-cell office:value-type="float" office:value="0.123498153942">
                <text:p>0.123498153942</text:p>
              </table:table-cell>
              <table:table-cell office:value-type="float" office:value="0.110304293943">
                <text:p>0.11030429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1561496303">
                <text:p>0.121561496303</text:p>
              </table:table-cell>
              <table:table-cell office:value-type="float" office:value="0.123489884425">
                <text:p>0.123489884425</text:p>
              </table:table-cell>
              <table:table-cell office:value-type="float" office:value="0.110296471616">
                <text:p>0.11029647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21556380781">
                <text:p>0.121556380781</text:p>
              </table:table-cell>
              <table:table-cell office:value-type="float" office:value="0.123482029159">
                <text:p>0.123482029159</text:p>
              </table:table-cell>
              <table:table-cell office:value-type="float" office:value="0.110289041173">
                <text:p>0.11028904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21551521336">
                <text:p>0.121551521336</text:p>
              </table:table-cell>
              <table:table-cell office:value-type="float" office:value="0.123474567355">
                <text:p>0.123474567355</text:p>
              </table:table-cell>
              <table:table-cell office:value-type="float" office:value="0.110281982947">
                <text:p>0.11028198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21546905134">
                <text:p>0.121546905134</text:p>
              </table:table-cell>
              <table:table-cell office:value-type="float" office:value="0.123467479273">
                <text:p>0.123467479273</text:p>
              </table:table-cell>
              <table:table-cell office:value-type="float" office:value="0.110275278257">
                <text:p>0.11027527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21542519987">
                <text:p>0.121542519987</text:p>
              </table:table-cell>
              <table:table-cell office:value-type="float" office:value="0.123460746164">
                <text:p>0.123460746164</text:p>
              </table:table-cell>
              <table:table-cell office:value-type="float" office:value="0.110268909367">
                <text:p>0.11026890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21538354317">
                <text:p>0.121538354317</text:p>
              </table:table-cell>
              <table:table-cell office:value-type="float" office:value="0.123454350224">
                <text:p>0.123454350224</text:p>
              </table:table-cell>
              <table:table-cell office:value-type="float" office:value="0.110262859432">
                <text:p>0.11026285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21534397131">
                <text:p>0.121534397131</text:p>
              </table:table-cell>
              <table:table-cell office:value-type="float" office:value="0.123448274545">
                <text:p>0.123448274545</text:p>
              </table:table-cell>
              <table:table-cell office:value-type="float" office:value="0.110257112453">
                <text:p>0.11025711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21530637983">
                <text:p>0.121530637983</text:p>
              </table:table-cell>
              <table:table-cell office:value-type="float" office:value="0.123442503069">
                <text:p>0.123442503069</text:p>
              </table:table-cell>
              <table:table-cell office:value-type="float" office:value="0.110251653238">
                <text:p>0.11025165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21527066955">
                <text:p>0.121527066955</text:p>
              </table:table-cell>
              <table:table-cell office:value-type="float" office:value="0.123437020543">
                <text:p>0.123437020543</text:p>
              </table:table-cell>
              <table:table-cell office:value-type="float" office:value="0.110246467358">
                <text:p>0.110246467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21523674625">
                <text:p>0.121523674625</text:p>
              </table:table-cell>
              <table:table-cell office:value-type="float" office:value="0.123431812485">
                <text:p>0.123431812485</text:p>
              </table:table-cell>
              <table:table-cell office:value-type="float" office:value="0.11024154111">
                <text:p>0.1102415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21520452043">
                <text:p>0.121520452043</text:p>
              </table:table-cell>
              <table:table-cell office:value-type="float" office:value="0.123426865137">
                <text:p>0.123426865137</text:p>
              </table:table-cell>
              <table:table-cell office:value-type="float" office:value="0.11023686148">
                <text:p>0.1102368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151739071">
                <text:p>0.12151739071</text:p>
              </table:table-cell>
              <table:table-cell office:value-type="float" office:value="0.123422165434">
                <text:p>0.123422165434</text:p>
              </table:table-cell>
              <table:table-cell office:value-type="float" office:value="0.110232416107">
                <text:p>0.11023241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21514482551">
                <text:p>0.121514482551</text:p>
              </table:table-cell>
              <table:table-cell office:value-type="float" office:value="0.123417700967">
                <text:p>0.123417700967</text:p>
              </table:table-cell>
              <table:table-cell office:value-type="float" office:value="0.11022819325">
                <text:p>0.110228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1511719896">
                <text:p>0.121511719896</text:p>
              </table:table-cell>
              <table:table-cell office:value-type="float" office:value="0.123413459949">
                <text:p>0.123413459949</text:p>
              </table:table-cell>
              <table:table-cell office:value-type="float" office:value="0.110224181761">
                <text:p>0.11022418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1509095463">
                <text:p>0.121509095463</text:p>
              </table:table-cell>
              <table:table-cell office:value-type="float" office:value="0.123409431186">
                <text:p>0.123409431186</text:p>
              </table:table-cell>
              <table:table-cell office:value-type="float" office:value="0.110220371048">
                <text:p>0.11022037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2150660233">
                <text:p>0.12150660233</text:p>
              </table:table-cell>
              <table:table-cell office:value-type="float" office:value="0.123405604045">
                <text:p>0.123405604045</text:p>
              </table:table-cell>
              <table:table-cell office:value-type="float" office:value="0.110216751054">
                <text:p>0.11021675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1504233925">
                <text:p>0.121504233925</text:p>
              </table:table-cell>
              <table:table-cell office:value-type="float" office:value="0.123401968427">
                <text:p>0.123401968427</text:p>
              </table:table-cell>
              <table:table-cell office:value-type="float" office:value="0.110213312224">
                <text:p>0.11021331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1501984004">
                <text:p>0.121501984004</text:p>
              </table:table-cell>
              <table:table-cell office:value-type="float" office:value="0.12339851474">
                <text:p>0.12339851474</text:p>
              </table:table-cell>
              <table:table-cell office:value-type="float" office:value="0.110210045484">
                <text:p>0.11021004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1499846638">
                <text:p>0.121499846638</text:p>
              </table:table-cell>
              <table:table-cell office:value-type="float" office:value="0.123395233872">
                <text:p>0.123395233872</text:p>
              </table:table-cell>
              <table:table-cell office:value-type="float" office:value="0.110206942216">
                <text:p>0.11020694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1497816192">
                <text:p>0.121497816192</text:p>
              </table:table-cell>
              <table:table-cell office:value-type="float" office:value="0.12339211717">
                <text:p>0.12339211717</text:p>
              </table:table-cell>
              <table:table-cell office:value-type="float" office:value="0.110203994232">
                <text:p>0.11020399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21495887316">
                <text:p>0.121495887316</text:p>
              </table:table-cell>
              <table:table-cell office:value-type="float" office:value="0.123389156414">
                <text:p>0.123389156414</text:p>
              </table:table-cell>
              <table:table-cell office:value-type="float" office:value="0.110201193756">
                <text:p>0.11020119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21494054927">
                <text:p>0.121494054927</text:p>
              </table:table-cell>
              <table:table-cell office:value-type="float" office:value="0.123386343794">
                <text:p>0.123386343794</text:p>
              </table:table-cell>
              <table:table-cell office:value-type="float" office:value="0.110198533403">
                <text:p>0.11019853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21492314196">
                <text:p>0.121492314196</text:p>
              </table:table-cell>
              <table:table-cell office:value-type="float" office:value="0.123383671895">
                <text:p>0.123383671895</text:p>
              </table:table-cell>
              <table:table-cell office:value-type="float" office:value="0.110196006156">
                <text:p>0.11019600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21490660536">
                <text:p>0.121490660536</text:p>
              </table:table-cell>
              <table:table-cell office:value-type="float" office:value="0.123381133672">
                <text:p>0.123381133672</text:p>
              </table:table-cell>
              <table:table-cell office:value-type="float" office:value="0.110193605353">
                <text:p>0.11019360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2148908959">
                <text:p>0.12148908959</text:p>
              </table:table-cell>
              <table:table-cell office:value-type="float" office:value="0.123378722434">
                <text:p>0.123378722434</text:p>
              </table:table-cell>
              <table:table-cell office:value-type="float" office:value="0.110191324661">
                <text:p>0.11019132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2148759722">
                <text:p>0.12148759722</text:p>
              </table:table-cell>
              <table:table-cell office:value-type="float" office:value="0.123376431823">
                <text:p>0.123376431823</text:p>
              </table:table-cell>
              <table:table-cell office:value-type="float" office:value="0.11018915807">
                <text:p>0.1101891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21486179494">
                <text:p>0.121486179494</text:p>
              </table:table-cell>
              <table:table-cell office:value-type="float" office:value="0.123374255802">
                <text:p>0.123374255802</text:p>
              </table:table-cell>
              <table:table-cell office:value-type="float" office:value="0.110187099867">
                <text:p>0.110187099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1484832678">
                <text:p>0.121484832678</text:p>
              </table:table-cell>
              <table:table-cell office:value-type="float" office:value="0.123372188636">
                <text:p>0.123372188636</text:p>
              </table:table-cell>
              <table:table-cell office:value-type="float" office:value="0.110185144628">
                <text:p>0.11018514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21483553223">
                <text:p>0.121483553223</text:p>
              </table:table-cell>
              <table:table-cell office:value-type="float" office:value="0.123370224877">
                <text:p>0.123370224877</text:p>
              </table:table-cell>
              <table:table-cell office:value-type="float" office:value="0.110183287199">
                <text:p>0.11018328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21482337759">
                <text:p>0.121482337759</text:p>
              </table:table-cell>
              <table:table-cell office:value-type="float" office:value="0.123368359349">
                <text:p>0.123368359349</text:p>
              </table:table-cell>
              <table:table-cell office:value-type="float" office:value="0.110181522685">
                <text:p>0.11018152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21481183086">
                <text:p>0.121481183086</text:p>
              </table:table-cell>
              <table:table-cell office:value-type="float" office:value="0.123366587137">
                <text:p>0.123366587137</text:p>
              </table:table-cell>
              <table:table-cell office:value-type="float" office:value="0.110179846435">
                <text:p>0.11017984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21480086162">
                <text:p>0.121480086162</text:p>
              </table:table-cell>
              <table:table-cell office:value-type="float" office:value="0.123364903572">
                <text:p>0.123364903572</text:p>
              </table:table-cell>
              <table:table-cell office:value-type="float" office:value="0.110178254034">
                <text:p>0.11017825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21479044098">
                <text:p>0.121479044098</text:p>
              </table:table-cell>
              <table:table-cell office:value-type="float" office:value="0.123363304217">
                <text:p>0.123363304217</text:p>
              </table:table-cell>
              <table:table-cell office:value-type="float" office:value="0.110176741284">
                <text:p>0.11017674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1478054149">
                <text:p>0.121478054149</text:p>
              </table:table-cell>
              <table:table-cell office:value-type="float" office:value="0.123361784858">
                <text:p>0.123361784858</text:p>
              </table:table-cell>
              <table:table-cell office:value-type="float" office:value="0.1101753042">
                <text:p>0.110175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21477113709">
                <text:p>0.121477113709</text:p>
              </table:table-cell>
              <table:table-cell office:value-type="float" office:value="0.123360341494">
                <text:p>0.123360341494</text:p>
              </table:table-cell>
              <table:table-cell office:value-type="float" office:value="0.110173938997">
                <text:p>0.11017393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21476220302">
                <text:p>0.121476220302</text:p>
              </table:table-cell>
              <table:table-cell office:value-type="float" office:value="0.123358970322">
                <text:p>0.123358970322</text:p>
              </table:table-cell>
              <table:table-cell office:value-type="float" office:value="0.110172642077">
                <text:p>0.11017264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21475371573">
                <text:p>0.121475371573</text:p>
              </table:table-cell>
              <table:table-cell office:value-type="float" office:value="0.123357667729">
                <text:p>0.123357667729</text:p>
              </table:table-cell>
              <table:table-cell office:value-type="float" office:value="0.110171410025">
                <text:p>0.11017141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2147456529">
                <text:p>0.12147456529</text:p>
              </table:table-cell>
              <table:table-cell office:value-type="float" office:value="0.123356430286">
                <text:p>0.123356430286</text:p>
              </table:table-cell>
              <table:table-cell office:value-type="float" office:value="0.110170239594">
                <text:p>0.11017023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21473799328">
                <text:p>0.121473799328</text:p>
              </table:table-cell>
              <table:table-cell office:value-type="float" office:value="0.123355254732">
                <text:p>0.123355254732</text:p>
              </table:table-cell>
              <table:table-cell office:value-type="float" office:value="0.110169127702">
                <text:p>0.11016912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21473071671">
                <text:p>0.121473071671</text:p>
              </table:table-cell>
              <table:table-cell office:value-type="float" office:value="0.123354137971">
                <text:p>0.123354137971</text:p>
              </table:table-cell>
              <table:table-cell office:value-type="float" office:value="0.11016807142">
                <text:p>0.1101680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21472380403">
                <text:p>0.121472380403</text:p>
              </table:table-cell>
              <table:table-cell office:value-type="float" office:value="0.123353077063">
                <text:p>0.123353077063</text:p>
              </table:table-cell>
              <table:table-cell office:value-type="float" office:value="0.110167067966">
                <text:p>0.11016706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21471723704">
                <text:p>0.121471723704</text:p>
              </table:table-cell>
              <table:table-cell office:value-type="float" office:value="0.123352069213">
                <text:p>0.123352069213</text:p>
              </table:table-cell>
              <table:table-cell office:value-type="float" office:value="0.110166114698">
                <text:p>0.11016611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21471099844">
                <text:p>0.121471099844</text:p>
              </table:table-cell>
              <table:table-cell office:value-type="float" office:value="0.123351111766">
                <text:p>0.123351111766</text:p>
              </table:table-cell>
              <table:table-cell office:value-type="float" office:value="0.110165209104">
                <text:p>0.11016520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21470507183">
                <text:p>0.121470507183</text:p>
              </table:table-cell>
              <table:table-cell office:value-type="float" office:value="0.123350202203">
                <text:p>0.123350202203</text:p>
              </table:table-cell>
              <table:table-cell office:value-type="float" office:value="0.110164348801">
                <text:p>0.11016434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1469944158">
                <text:p>0.121469944158</text:p>
              </table:table-cell>
              <table:table-cell office:value-type="float" office:value="0.123349338127">
                <text:p>0.123349338127</text:p>
              </table:table-cell>
              <table:table-cell office:value-type="float" office:value="0.110163531522">
                <text:p>0.11016353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21469409288">
                <text:p>0.121469409288</text:p>
              </table:table-cell>
              <table:table-cell office:value-type="float" office:value="0.123348517263">
                <text:p>0.123348517263</text:p>
              </table:table-cell>
              <table:table-cell office:value-type="float" office:value="0.110162755115">
                <text:p>0.11016275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21468901165">
                <text:p>0.121468901165</text:p>
              </table:table-cell>
              <table:table-cell office:value-type="float" office:value="0.12334773745">
                <text:p>0.12334773745</text:p>
              </table:table-cell>
              <table:table-cell office:value-type="float" office:value="0.110162017536">
                <text:p>0.11016201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21468418451">
                <text:p>0.121468418451</text:p>
              </table:table-cell>
              <table:table-cell office:value-type="float" office:value="0.123346996635">
                <text:p>0.123346996635</text:p>
              </table:table-cell>
              <table:table-cell office:value-type="float" office:value="0.110161316843">
                <text:p>0.11016131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21467959875">
                <text:p>0.121467959875</text:p>
              </table:table-cell>
              <table:table-cell office:value-type="float" office:value="0.123346292867">
                <text:p>0.123346292867</text:p>
              </table:table-cell>
              <table:table-cell office:value-type="float" office:value="0.110160651191">
                <text:p>0.11016065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21467524231">
                <text:p>0.121467524231</text:p>
              </table:table-cell>
              <table:table-cell office:value-type="float" office:value="0.123345624292">
                <text:p>0.123345624292</text:p>
              </table:table-cell>
              <table:table-cell office:value-type="float" office:value="0.110160018827">
                <text:p>0.11016001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21467110371">
                <text:p>0.121467110371</text:p>
              </table:table-cell>
              <table:table-cell office:value-type="float" office:value="0.123344989152">
                <text:p>0.123344989152</text:p>
              </table:table-cell>
              <table:table-cell office:value-type="float" office:value="0.110159418086">
                <text:p>0.11015941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21466717206">
                <text:p>0.121466717206</text:p>
              </table:table-cell>
              <table:table-cell office:value-type="float" office:value="0.123344385773">
                <text:p>0.123344385773</text:p>
              </table:table-cell>
              <table:table-cell office:value-type="float" office:value="0.110158847387">
                <text:p>0.110158847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21466343701">
                <text:p>0.121466343701</text:p>
              </table:table-cell>
              <table:table-cell office:value-type="float" office:value="0.123343812567">
                <text:p>0.123343812567</text:p>
              </table:table-cell>
              <table:table-cell office:value-type="float" office:value="0.110158305227">
                <text:p>0.11015830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21465988873">
                <text:p>0.121465988873</text:p>
              </table:table-cell>
              <table:table-cell office:value-type="float" office:value="0.123343268025">
                <text:p>0.123343268025</text:p>
              </table:table-cell>
              <table:table-cell office:value-type="float" office:value="0.110157790178">
                <text:p>0.11015779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21465651788">
                <text:p>0.121465651788</text:p>
              </table:table-cell>
              <table:table-cell office:value-type="float" office:value="0.123342750714">
                <text:p>0.123342750714</text:p>
              </table:table-cell>
              <table:table-cell office:value-type="float" office:value="0.110157300886">
                <text:p>0.11015730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21465331558">
                <text:p>0.121465331558</text:p>
              </table:table-cell>
              <table:table-cell office:value-type="float" office:value="0.123342259271">
                <text:p>0.123342259271</text:p>
              </table:table-cell>
              <table:table-cell office:value-type="float" office:value="0.110156836061">
                <text:p>0.11015683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1465027341">
                <text:p>0.121465027341</text:p>
              </table:table-cell>
              <table:table-cell office:value-type="float" office:value="0.123341792403">
                <text:p>0.123341792403</text:p>
              </table:table-cell>
              <table:table-cell office:value-type="float" office:value="0.11015639448">
                <text:p>0.1101563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21464738336">
                <text:p>0.121464738336</text:p>
              </table:table-cell>
              <table:table-cell office:value-type="float" office:value="0.123341348881">
                <text:p>0.123341348881</text:p>
              </table:table-cell>
              <table:table-cell office:value-type="float" office:value="0.11015597498">
                <text:p>0.1101559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21464463782">
                <text:p>0.121464463782</text:p>
              </table:table-cell>
              <table:table-cell office:value-type="float" office:value="0.123340927538">
                <text:p>0.123340927538</text:p>
              </table:table-cell>
              <table:table-cell office:value-type="float" office:value="0.110155576458">
                <text:p>0.11015557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21464202956">
                <text:p>0.121464202956</text:p>
              </table:table-cell>
              <table:table-cell office:value-type="float" office:value="0.123340527263">
                <text:p>0.123340527263</text:p>
              </table:table-cell>
              <table:table-cell office:value-type="float" office:value="0.110155197864">
                <text:p>0.11015519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21463955173">
                <text:p>0.121463955173</text:p>
              </table:table-cell>
              <table:table-cell office:value-type="float" office:value="0.123340147004">
                <text:p>0.123340147004</text:p>
              </table:table-cell>
              <table:table-cell office:value-type="float" office:value="0.110154838201">
                <text:p>0.11015483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2146371978">
                <text:p>0.12146371978</text:p>
              </table:table-cell>
              <table:table-cell office:value-type="float" office:value="0.12333978576">
                <text:p>0.12333978576</text:p>
              </table:table-cell>
              <table:table-cell office:value-type="float" office:value="0.110154496523">
                <text:p>0.11015449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21463496156">
                <text:p>0.121463496156</text:p>
              </table:table-cell>
              <table:table-cell office:value-type="float" office:value="0.123339442579">
                <text:p>0.123339442579</text:p>
              </table:table-cell>
              <table:table-cell office:value-type="float" office:value="0.11015417193">
                <text:p>0.1101541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21463283715">
                <text:p>0.121463283715</text:p>
              </table:table-cell>
              <table:table-cell office:value-type="float" office:value="0.123339116559">
                <text:p>0.123339116559</text:p>
              </table:table-cell>
              <table:table-cell office:value-type="float" office:value="0.110153863569">
                <text:p>0.11015386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21463081896">
                <text:p>0.121463081896</text:p>
              </table:table-cell>
              <table:table-cell office:value-type="float" office:value="0.123338806841">
                <text:p>0.123338806841</text:p>
              </table:table-cell>
              <table:table-cell office:value-type="float" office:value="0.110153570626">
                <text:p>0.11015357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21462890169">
                <text:p>0.121462890169</text:p>
              </table:table-cell>
              <table:table-cell office:value-type="float" office:value="0.12333851261">
                <text:p>0.12333851261</text:p>
              </table:table-cell>
              <table:table-cell office:value-type="float" office:value="0.110153292332">
                <text:p>0.11015329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21462708028">
                <text:p>0.121462708028</text:p>
              </table:table-cell>
              <table:table-cell office:value-type="float" office:value="0.123338233091">
                <text:p>0.123338233091</text:p>
              </table:table-cell>
              <table:table-cell office:value-type="float" office:value="0.110153027954">
                <text:p>0.11015302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21462534995">
                <text:p>0.121462534995</text:p>
              </table:table-cell>
              <table:table-cell office:value-type="float" office:value="0.12333796755">
                <text:p>0.12333796755</text:p>
              </table:table-cell>
              <table:table-cell office:value-type="float" office:value="0.110152776795">
                <text:p>0.11015277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21462370614">
                <text:p>0.121462370614</text:p>
              </table:table-cell>
              <table:table-cell office:value-type="float" office:value="0.123337715286">
                <text:p>0.123337715286</text:p>
              </table:table-cell>
              <table:table-cell office:value-type="float" office:value="0.110152538195">
                <text:p>0.11015253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21462214452">
                <text:p>0.121462214452</text:p>
              </table:table-cell>
              <table:table-cell office:value-type="float" office:value="0.123337475636">
                <text:p>0.123337475636</text:p>
              </table:table-cell>
              <table:table-cell office:value-type="float" office:value="0.110152311526">
                <text:p>0.11015231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21462066099">
                <text:p>0.121462066099</text:p>
              </table:table-cell>
              <table:table-cell office:value-type="float" office:value="0.123337247969">
                <text:p>0.123337247969</text:p>
              </table:table-cell>
              <table:table-cell office:value-type="float" office:value="0.110152096191">
                <text:p>0.11015209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21461925163">
                <text:p>0.121461925163</text:p>
              </table:table-cell>
              <table:table-cell office:value-type="float" office:value="0.123337031686">
                <text:p>0.123337031686</text:p>
              </table:table-cell>
              <table:table-cell office:value-type="float" office:value="0.110151891623">
                <text:p>0.11015189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21461791274">
                <text:p>0.121461791274</text:p>
              </table:table-cell>
              <table:table-cell office:value-type="float" office:value="0.123336826218">
                <text:p>0.123336826218</text:p>
              </table:table-cell>
              <table:table-cell office:value-type="float" office:value="0.110151697284">
                <text:p>0.11015169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21461664081">
                <text:p>0.121461664081</text:p>
              </table:table-cell>
              <table:table-cell office:value-type="float" office:value="0.123336631024">
                <text:p>0.123336631024</text:p>
              </table:table-cell>
              <table:table-cell office:value-type="float" office:value="0.110151512662">
                <text:p>0.11015151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21461543247">
                <text:p>0.121461543247</text:p>
              </table:table-cell>
              <table:table-cell office:value-type="float" office:value="0.12333644559">
                <text:p>0.12333644559</text:p>
              </table:table-cell>
              <table:table-cell office:value-type="float" office:value="0.110151337272">
                <text:p>0.11015133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21461428454">
                <text:p>0.121461428454</text:p>
              </table:table-cell>
              <table:table-cell office:value-type="float" office:value="0.123336269428">
                <text:p>0.123336269428</text:p>
              </table:table-cell>
              <table:table-cell office:value-type="float" office:value="0.110151170652">
                <text:p>0.11015117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21461319402">
                <text:p>0.121461319402</text:p>
              </table:table-cell>
              <table:table-cell office:value-type="float" office:value="0.123336102074">
                <text:p>0.123336102074</text:p>
              </table:table-cell>
              <table:table-cell office:value-type="float" office:value="0.110151012364">
                <text:p>0.11015101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21461215802">
                <text:p>0.121461215802</text:p>
              </table:table-cell>
              <table:table-cell office:value-type="float" office:value="0.123335943089">
                <text:p>0.123335943089</text:p>
              </table:table-cell>
              <table:table-cell office:value-type="float" office:value="0.11015086199">
                <text:p>0.1101508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1461117383">
                <text:p>0.121461117383</text:p>
              </table:table-cell>
              <table:table-cell office:value-type="float" office:value="0.123335792052">
                <text:p>0.123335792052</text:p>
              </table:table-cell>
              <table:table-cell office:value-type="float" office:value="0.110150719135">
                <text:p>0.11015071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21461023884">
                <text:p>0.121461023884</text:p>
              </table:table-cell>
              <table:table-cell office:value-type="float" office:value="0.123335648569">
                <text:p>0.123335648569</text:p>
              </table:table-cell>
              <table:table-cell office:value-type="float" office:value="0.110150583423">
                <text:p>0.11015058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21460935061">
                <text:p>0.121460935061</text:p>
              </table:table-cell>
              <table:table-cell office:value-type="float" office:value="0.123335512259">
                <text:p>0.123335512259</text:p>
              </table:table-cell>
              <table:table-cell office:value-type="float" office:value="0.110150454497">
                <text:p>0.11015045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21460850679">
                <text:p>0.121460850679</text:p>
              </table:table-cell>
              <table:table-cell office:value-type="float" office:value="0.123335382765">
                <text:p>0.123335382765</text:p>
              </table:table-cell>
              <table:table-cell office:value-type="float" office:value="0.110150332017">
                <text:p>0.1101503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21460770516">
                <text:p>0.121460770516</text:p>
              </table:table-cell>
              <table:table-cell office:value-type="float" office:value="0.123335259746">
                <text:p>0.123335259746</text:p>
              </table:table-cell>
              <table:table-cell office:value-type="float" office:value="0.110150215661">
                <text:p>0.1101502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21460694361">
                <text:p>0.121460694361</text:p>
              </table:table-cell>
              <table:table-cell office:value-type="float" office:value="0.123335142878">
                <text:p>0.123335142878</text:p>
              </table:table-cell>
              <table:table-cell office:value-type="float" office:value="0.110150105124">
                <text:p>0.11015010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21460622014">
                <text:p>0.121460622014</text:p>
              </table:table-cell>
              <table:table-cell office:value-type="float" office:value="0.123335031854">
                <text:p>0.123335031854</text:p>
              </table:table-cell>
              <table:table-cell office:value-type="float" office:value="0.110150000113">
                <text:p>0.110150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21460553285">
                <text:p>0.121460553285</text:p>
              </table:table-cell>
              <table:table-cell office:value-type="float" office:value="0.123334926381">
                <text:p>0.123334926381</text:p>
              </table:table-cell>
              <table:table-cell office:value-type="float" office:value="0.110149900354">
                <text:p>0.11014990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21460487992">
                <text:p>0.121460487992</text:p>
              </table:table-cell>
              <table:table-cell office:value-type="float" office:value="0.123334826182">
                <text:p>0.123334826182</text:p>
              </table:table-cell>
              <table:table-cell office:value-type="float" office:value="0.110149805582">
                <text:p>0.11014980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21460425963">
                <text:p>0.121460425963</text:p>
              </table:table-cell>
              <table:table-cell office:value-type="float" office:value="0.123334730993">
                <text:p>0.123334730993</text:p>
              </table:table-cell>
              <table:table-cell office:value-type="float" office:value="0.110149715549">
                <text:p>0.11014971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21460367037">
                <text:p>0.121460367037</text:p>
              </table:table-cell>
              <table:table-cell office:value-type="float" office:value="0.123334640563">
                <text:p>0.123334640563</text:p>
              </table:table-cell>
              <table:table-cell office:value-type="float" office:value="0.110149630018">
                <text:p>0.11014963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21460311056">
                <text:p>0.121460311056</text:p>
              </table:table-cell>
              <table:table-cell office:value-type="float" office:value="0.123334554655">
                <text:p>0.123334554655</text:p>
              </table:table-cell>
              <table:table-cell office:value-type="float" office:value="0.110149548763">
                <text:p>0.11014954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1460257875">
                <text:p>0.121460257875</text:p>
              </table:table-cell>
              <table:table-cell office:value-type="float" office:value="0.123334473043">
                <text:p>0.123334473043</text:p>
              </table:table-cell>
              <table:table-cell office:value-type="float" office:value="0.110149471571">
                <text:p>0.11014947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21460207352">
                <text:p>0.121460207352</text:p>
              </table:table-cell>
              <table:table-cell office:value-type="float" office:value="0.123334395511">
                <text:p>0.123334395511</text:p>
              </table:table-cell>
              <table:table-cell office:value-type="float" office:value="0.110149398239">
                <text:p>0.11014939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21460159356">
                <text:p>0.121460159356</text:p>
              </table:table-cell>
              <table:table-cell office:value-type="float" office:value="0.123334321856">
                <text:p>0.123334321856</text:p>
              </table:table-cell>
              <table:table-cell office:value-type="float" office:value="0.110149328574">
                <text:p>0.11014932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2146011376">
                <text:p>0.12146011376</text:p>
              </table:table-cell>
              <table:table-cell office:value-type="float" office:value="0.123334251884">
                <text:p>0.123334251884</text:p>
              </table:table-cell>
              <table:table-cell office:value-type="float" office:value="0.110149262392">
                <text:p>0.11014926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21460070443">
                <text:p>0.121460070443</text:p>
              </table:table-cell>
              <table:table-cell office:value-type="float" office:value="0.12333418541">
                <text:p>0.12333418541</text:p>
              </table:table-cell>
              <table:table-cell office:value-type="float" office:value="0.110149199519">
                <text:p>0.11014919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21460029293">
                <text:p>0.121460029293</text:p>
              </table:table-cell>
              <table:table-cell office:value-type="float" office:value="0.12333412226">
                <text:p>0.12333412226</text:p>
              </table:table-cell>
              <table:table-cell office:value-type="float" office:value="0.110149139789">
                <text:p>0.11014913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214599902">
                <text:p>0.1214599902</text:p>
              </table:table-cell>
              <table:table-cell office:value-type="float" office:value="0.123334062268">
                <text:p>0.123334062268</text:p>
              </table:table-cell>
              <table:table-cell office:value-type="float" office:value="0.110149083047">
                <text:p>0.1101490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21459953061">
                <text:p>0.121459953061</text:p>
              </table:table-cell>
              <table:table-cell office:value-type="float" office:value="0.123334005275">
                <text:p>0.123334005275</text:p>
              </table:table-cell>
              <table:table-cell office:value-type="float" office:value="0.110149029141">
                <text:p>0.11014902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2145991778">
                <text:p>0.12145991778</text:p>
              </table:table-cell>
              <table:table-cell office:value-type="float" office:value="0.123333951132">
                <text:p>0.123333951132</text:p>
              </table:table-cell>
              <table:table-cell office:value-type="float" office:value="0.110148977931">
                <text:p>0.11014897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21459884262">
                <text:p>0.121459884262</text:p>
              </table:table-cell>
              <table:table-cell office:value-type="float" office:value="0.123333899696">
                <text:p>0.123333899696</text:p>
              </table:table-cell>
              <table:table-cell office:value-type="float" office:value="0.110148929281">
                <text:p>0.11014892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21459852421">
                <text:p>0.121459852421</text:p>
              </table:table-cell>
              <table:table-cell office:value-type="float" office:value="0.123333850832">
                <text:p>0.123333850832</text:p>
              </table:table-cell>
              <table:table-cell office:value-type="float" office:value="0.110148883064">
                <text:p>0.11014888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21459822171">
                <text:p>0.121459822171</text:p>
              </table:table-cell>
              <table:table-cell office:value-type="float" office:value="0.123333804411">
                <text:p>0.123333804411</text:p>
              </table:table-cell>
              <table:table-cell office:value-type="float" office:value="0.110148839158">
                <text:p>0.110148839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21459793435">
                <text:p>0.121459793435</text:p>
              </table:table-cell>
              <table:table-cell office:value-type="float" office:value="0.123333760312">
                <text:p>0.123333760312</text:p>
              </table:table-cell>
              <table:table-cell office:value-type="float" office:value="0.110148797447">
                <text:p>0.11014879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21459766134">
                <text:p>0.121459766134</text:p>
              </table:table-cell>
              <table:table-cell office:value-type="float" office:value="0.123333718417">
                <text:p>0.123333718417</text:p>
              </table:table-cell>
              <table:table-cell office:value-type="float" office:value="0.110148757821">
                <text:p>0.11014875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21459740199">
                <text:p>0.121459740199</text:p>
              </table:table-cell>
              <table:table-cell office:value-type="float" office:value="0.123333678617">
                <text:p>0.123333678617</text:p>
              </table:table-cell>
              <table:table-cell office:value-type="float" office:value="0.110148720177">
                <text:p>0.11014872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21459715561">
                <text:p>0.121459715561</text:p>
              </table:table-cell>
              <table:table-cell office:value-type="float" office:value="0.123333640807">
                <text:p>0.123333640807</text:p>
              </table:table-cell>
              <table:table-cell office:value-type="float" office:value="0.110148684415">
                <text:p>0.11014868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21459692155">
                <text:p>0.121459692155</text:p>
              </table:table-cell>
              <table:table-cell office:value-type="float" office:value="0.123333604887">
                <text:p>0.123333604887</text:p>
              </table:table-cell>
              <table:table-cell office:value-type="float" office:value="0.110148650441">
                <text:p>0.11014865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21459669919">
                <text:p>0.121459669919</text:p>
              </table:table-cell>
              <table:table-cell office:value-type="float" office:value="0.123333570764">
                <text:p>0.123333570764</text:p>
              </table:table-cell>
              <table:table-cell office:value-type="float" office:value="0.110148618166">
                <text:p>0.11014861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21459648794">
                <text:p>0.121459648794</text:p>
              </table:table-cell>
              <table:table-cell office:value-type="float" office:value="0.123333538347">
                <text:p>0.123333538347</text:p>
              </table:table-cell>
              <table:table-cell office:value-type="float" office:value="0.110148587505">
                <text:p>0.11014858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1459628726">
                <text:p>0.121459628726</text:p>
              </table:table-cell>
              <table:table-cell office:value-type="float" office:value="0.12333350755">
                <text:p>0.12333350755</text:p>
              </table:table-cell>
              <table:table-cell office:value-type="float" office:value="0.110148558377">
                <text:p>0.11014855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21459609662">
                <text:p>0.121459609662</text:p>
              </table:table-cell>
              <table:table-cell office:value-type="float" office:value="0.123333478294">
                <text:p>0.123333478294</text:p>
              </table:table-cell>
              <table:table-cell office:value-type="float" office:value="0.110148530705">
                <text:p>0.11014853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145959155">
                <text:p>0.12145959155</text:p>
              </table:table-cell>
              <table:table-cell office:value-type="float" office:value="0.1233334505">
                <text:p>0.1233334505</text:p>
              </table:table-cell>
              <table:table-cell office:value-type="float" office:value="0.110148504417">
                <text:p>0.11014850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1459574345">
                <text:p>0.121459574345</text:p>
              </table:table-cell>
              <table:table-cell office:value-type="float" office:value="0.123333424096">
                <text:p>0.123333424096</text:p>
              </table:table-cell>
              <table:table-cell office:value-type="float" office:value="0.110148479443">
                <text:p>0.11014847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21459557999">
                <text:p>0.121459557999</text:p>
              </table:table-cell>
              <table:table-cell office:value-type="float" office:value="0.123333399012">
                <text:p>0.123333399012</text:p>
              </table:table-cell>
              <table:table-cell office:value-type="float" office:value="0.110148455718">
                <text:p>0.11014845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21459542471">
                <text:p>0.121459542471</text:p>
              </table:table-cell>
              <table:table-cell office:value-type="float" office:value="0.123333375183">
                <text:p>0.123333375183</text:p>
              </table:table-cell>
              <table:table-cell office:value-type="float" office:value="0.110148433179">
                <text:p>0.11014843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21459527719">
                <text:p>0.121459527719</text:p>
              </table:table-cell>
              <table:table-cell office:value-type="float" office:value="0.123333352544">
                <text:p>0.123333352544</text:p>
              </table:table-cell>
              <table:table-cell office:value-type="float" office:value="0.110148411767">
                <text:p>0.11014841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21459513705">
                <text:p>0.121459513705</text:p>
              </table:table-cell>
              <table:table-cell office:value-type="float" office:value="0.123333331038">
                <text:p>0.123333331038</text:p>
              </table:table-cell>
              <table:table-cell office:value-type="float" office:value="0.110148391426">
                <text:p>0.11014839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21459500391">
                <text:p>0.121459500391</text:p>
              </table:table-cell>
              <table:table-cell office:value-type="float" office:value="0.123333310607">
                <text:p>0.123333310607</text:p>
              </table:table-cell>
              <table:table-cell office:value-type="float" office:value="0.110148372102">
                <text:p>0.11014837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21459487743">
                <text:p>0.121459487743</text:p>
              </table:table-cell>
              <table:table-cell office:value-type="float" office:value="0.123333291198">
                <text:p>0.123333291198</text:p>
              </table:table-cell>
              <table:table-cell office:value-type="float" office:value="0.110148353744">
                <text:p>0.11014835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21459475728">
                <text:p>0.121459475728</text:p>
              </table:table-cell>
              <table:table-cell office:value-type="float" office:value="0.123333272759">
                <text:p>0.123333272759</text:p>
              </table:table-cell>
              <table:table-cell office:value-type="float" office:value="0.110148336304">
                <text:p>0.11014833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21459464313">
                <text:p>0.121459464313</text:p>
              </table:table-cell>
              <table:table-cell office:value-type="float" office:value="0.123333255242">
                <text:p>0.123333255242</text:p>
              </table:table-cell>
              <table:table-cell office:value-type="float" office:value="0.110148319736">
                <text:p>0.11014831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1459453469">
                <text:p>0.121459453469</text:p>
              </table:table-cell>
              <table:table-cell office:value-type="float" office:value="0.123333238601">
                <text:p>0.123333238601</text:p>
              </table:table-cell>
              <table:table-cell office:value-type="float" office:value="0.110148303996">
                <text:p>0.1101483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21459443167">
                <text:p>0.121459443167</text:p>
              </table:table-cell>
              <table:table-cell office:value-type="float" office:value="0.123333222792">
                <text:p>0.123333222792</text:p>
              </table:table-cell>
              <table:table-cell office:value-type="float" office:value="0.110148289043">
                <text:p>0.11014828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1459433381">
                <text:p>0.121459433381</text:p>
              </table:table-cell>
              <table:table-cell office:value-type="float" office:value="0.123333207773">
                <text:p>0.123333207773</text:p>
              </table:table-cell>
              <table:table-cell office:value-type="float" office:value="0.110148274838">
                <text:p>0.11014827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1459424084">
                <text:p>0.121459424084</text:p>
              </table:table-cell>
              <table:table-cell office:value-type="float" office:value="0.123333193506">
                <text:p>0.123333193506</text:p>
              </table:table-cell>
              <table:table-cell office:value-type="float" office:value="0.110148261343">
                <text:p>0.11014826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21459415251">
                <text:p>0.121459415251</text:p>
              </table:table-cell>
              <table:table-cell office:value-type="float" office:value="0.123333179952">
                <text:p>0.123333179952</text:p>
              </table:table-cell>
              <table:table-cell office:value-type="float" office:value="0.110148248523">
                <text:p>0.11014824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145940686">
                <text:p>0.12145940686</text:p>
              </table:table-cell>
              <table:table-cell office:value-type="float" office:value="0.123333167075">
                <text:p>0.123333167075</text:p>
              </table:table-cell>
              <table:table-cell office:value-type="float" office:value="0.110148236344">
                <text:p>0.11014823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21459398889">
                <text:p>0.121459398889</text:p>
              </table:table-cell>
              <table:table-cell office:value-type="float" office:value="0.123333154842">
                <text:p>0.123333154842</text:p>
              </table:table-cell>
              <table:table-cell office:value-type="float" office:value="0.110148224774">
                <text:p>0.11014822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21459391316">
                <text:p>0.121459391316</text:p>
              </table:table-cell>
              <table:table-cell office:value-type="float" office:value="0.123333143221">
                <text:p>0.123333143221</text:p>
              </table:table-cell>
              <table:table-cell office:value-type="float" office:value="0.110148213782">
                <text:p>0.11014821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21459384122">
                <text:p>0.121459384122</text:p>
              </table:table-cell>
              <table:table-cell office:value-type="float" office:value="0.123333132181">
                <text:p>0.123333132181</text:p>
              </table:table-cell>
              <table:table-cell office:value-type="float" office:value="0.11014820334">
                <text:p>0.1101482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21459377288">
                <text:p>0.121459377288</text:p>
              </table:table-cell>
              <table:table-cell office:value-type="float" office:value="0.123333121693">
                <text:p>0.123333121693</text:p>
              </table:table-cell>
              <table:table-cell office:value-type="float" office:value="0.110148193421">
                <text:p>0.11014819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21459370795">
                <text:p>0.121459370795</text:p>
              </table:table-cell>
              <table:table-cell office:value-type="float" office:value="0.12333311173">
                <text:p>0.12333311173</text:p>
              </table:table-cell>
              <table:table-cell office:value-type="float" office:value="0.110148183997">
                <text:p>0.11014818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1459364627">
                <text:p>0.121459364627</text:p>
              </table:table-cell>
              <table:table-cell office:value-type="float" office:value="0.123333102264">
                <text:p>0.123333102264</text:p>
              </table:table-cell>
              <table:table-cell office:value-type="float" office:value="0.110148175044">
                <text:p>0.1101481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1459358767">
                <text:p>0.121459358767</text:p>
              </table:table-cell>
              <table:table-cell office:value-type="float" office:value="0.123333093272">
                <text:p>0.123333093272</text:p>
              </table:table-cell>
              <table:table-cell office:value-type="float" office:value="0.110148166539">
                <text:p>0.11014816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1459353201">
                <text:p>0.121459353201</text:p>
              </table:table-cell>
              <table:table-cell office:value-type="float" office:value="0.123333084729">
                <text:p>0.123333084729</text:p>
              </table:table-cell>
              <table:table-cell office:value-type="float" office:value="0.110148158459">
                <text:p>0.11014815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21459347913">
                <text:p>0.121459347913</text:p>
              </table:table-cell>
              <table:table-cell office:value-type="float" office:value="0.123333076614">
                <text:p>0.123333076614</text:p>
              </table:table-cell>
              <table:table-cell office:value-type="float" office:value="0.110148150783">
                <text:p>0.11014815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21459342889">
                <text:p>0.121459342889</text:p>
              </table:table-cell>
              <table:table-cell office:value-type="float" office:value="0.123333068904">
                <text:p>0.123333068904</text:p>
              </table:table-cell>
              <table:table-cell office:value-type="float" office:value="0.110148143491">
                <text:p>0.11014814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21459338116">
                <text:p>0.121459338116</text:p>
              </table:table-cell>
              <table:table-cell office:value-type="float" office:value="0.12333306158">
                <text:p>0.12333306158</text:p>
              </table:table-cell>
              <table:table-cell office:value-type="float" office:value="0.110148136564">
                <text:p>0.11014813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21459333582">
                <text:p>0.121459333582</text:p>
              </table:table-cell>
              <table:table-cell office:value-type="float" office:value="0.123333054622">
                <text:p>0.123333054622</text:p>
              </table:table-cell>
              <table:table-cell office:value-type="float" office:value="0.110148129983">
                <text:p>0.11014812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1459329274">
                <text:p>0.121459329274</text:p>
              </table:table-cell>
              <table:table-cell office:value-type="float" office:value="0.123333048012">
                <text:p>0.123333048012</text:p>
              </table:table-cell>
              <table:table-cell office:value-type="float" office:value="0.110148123731">
                <text:p>0.11014812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21459325182">
                <text:p>0.121459325182</text:p>
              </table:table-cell>
              <table:table-cell office:value-type="float" office:value="0.123333041733">
                <text:p>0.123333041733</text:p>
              </table:table-cell>
              <table:table-cell office:value-type="float" office:value="0.110148117791">
                <text:p>0.11014811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21459321295">
                <text:p>0.121459321295</text:p>
              </table:table-cell>
              <table:table-cell office:value-type="float" office:value="0.123333035767">
                <text:p>0.123333035767</text:p>
              </table:table-cell>
              <table:table-cell office:value-type="float" office:value="0.110148112149">
                <text:p>0.11014811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21459317602">
                <text:p>0.121459317602</text:p>
              </table:table-cell>
              <table:table-cell office:value-type="float" office:value="0.1233330301">
                <text:p>0.1233330301</text:p>
              </table:table-cell>
              <table:table-cell office:value-type="float" office:value="0.110148106789">
                <text:p>0.11014810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21459314094">
                <text:p>0.121459314094</text:p>
              </table:table-cell>
              <table:table-cell office:value-type="float" office:value="0.123333024716">
                <text:p>0.123333024716</text:p>
              </table:table-cell>
              <table:table-cell office:value-type="float" office:value="0.110148101696">
                <text:p>0.11014810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21459310761">
                <text:p>0.121459310761</text:p>
              </table:table-cell>
              <table:table-cell office:value-type="float" office:value="0.123333019601">
                <text:p>0.123333019601</text:p>
              </table:table-cell>
              <table:table-cell office:value-type="float" office:value="0.110148096859">
                <text:p>0.11014809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21459307594">
                <text:p>0.121459307594</text:p>
              </table:table-cell>
              <table:table-cell office:value-type="float" office:value="0.123333014742">
                <text:p>0.123333014742</text:p>
              </table:table-cell>
              <table:table-cell office:value-type="float" office:value="0.110148092263">
                <text:p>0.11014809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1310896626">
                <text:p>0.11310896626</text:p>
              </table:table-cell>
              <table:table-cell office:value-type="float" office:value="0.123333010126">
                <text:p>0.123333010126</text:p>
              </table:table-cell>
              <table:table-cell office:value-type="float" office:value="0.110148087897">
                <text:p>0.11014808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10713579018">
                <text:p>0.110713579018</text:p>
              </table:table-cell>
              <table:table-cell office:value-type="float" office:value="0.123333005741">
                <text:p>0.123333005741</text:p>
              </table:table-cell>
              <table:table-cell office:value-type="float" office:value="0.110148083749">
                <text:p>0.11014808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08508049976">
                <text:p>0.108508049976</text:p>
              </table:table-cell>
              <table:table-cell office:value-type="float" office:value="0.123333001575">
                <text:p>0.123333001575</text:p>
              </table:table-cell>
              <table:table-cell office:value-type="float" office:value="0.110148079809">
                <text:p>0.11014807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06473445392">
                <text:p>0.106473445392</text:p>
              </table:table-cell>
              <table:table-cell office:value-type="float" office:value="0.123332997617">
                <text:p>0.123332997617</text:p>
              </table:table-cell>
              <table:table-cell office:value-type="float" office:value="0.110148076065">
                <text:p>0.11014807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04593182494">
                <text:p>0.104593182494</text:p>
              </table:table-cell>
              <table:table-cell office:value-type="float" office:value="0.123332993857">
                <text:p>0.123332993857</text:p>
              </table:table-cell>
              <table:table-cell office:value-type="float" office:value="0.110148072509">
                <text:p>0.11014807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02852680064">
                <text:p>0.102852680064</text:p>
              </table:table-cell>
              <table:table-cell office:value-type="float" office:value="0.123332990285">
                <text:p>0.123332990285</text:p>
              </table:table-cell>
              <table:table-cell office:value-type="float" office:value="0.110148069131">
                <text:p>0.11014806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01239068874">
                <text:p>0.101239068874</text:p>
              </table:table-cell>
              <table:table-cell office:value-type="float" office:value="0.123332986892">
                <text:p>0.123332986892</text:p>
              </table:table-cell>
              <table:table-cell office:value-type="float" office:value="0.110148065922">
                <text:p>0.11014806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997409504687">
                <text:p>0.0997409504687</text:p>
              </table:table-cell>
              <table:table-cell office:value-type="float" office:value="0.123332983669">
                <text:p>0.123332983669</text:p>
              </table:table-cell>
              <table:table-cell office:value-type="float" office:value="0.110148062873">
                <text:p>0.11014806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98348195245">
                <text:p>0.098348195245</text:p>
              </table:table-cell>
              <table:table-cell office:value-type="float" office:value="0.123332980606">
                <text:p>0.123332980606</text:p>
              </table:table-cell>
              <table:table-cell office:value-type="float" office:value="0.110148059976">
                <text:p>0.11014805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970517726117">
                <text:p>0.0970517726117</text:p>
              </table:table-cell>
              <table:table-cell office:value-type="float" office:value="0.123332977697">
                <text:p>0.123332977697</text:p>
              </table:table-cell>
              <table:table-cell office:value-type="float" office:value="0.110148057224">
                <text:p>0.11014805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958436075053">
                <text:p>0.0958436075053</text:p>
              </table:table-cell>
              <table:table-cell office:value-type="float" office:value="0.123332974933">
                <text:p>0.123332974933</text:p>
              </table:table-cell>
              <table:table-cell office:value-type="float" office:value="0.11014805461">
                <text:p>0.1101480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947164586459">
                <text:p>0.0947164586459</text:p>
              </table:table-cell>
              <table:table-cell office:value-type="float" office:value="0.123332972308">
                <text:p>0.123332972308</text:p>
              </table:table-cell>
              <table:table-cell office:value-type="float" office:value="0.110148052127">
                <text:p>0.11014805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36638148182">
                <text:p>0.0936638148182</text:p>
              </table:table-cell>
              <table:table-cell office:value-type="float" office:value="0.122708196816">
                <text:p>0.122708196816</text:p>
              </table:table-cell>
              <table:table-cell office:value-type="float" office:value="0.110927559819">
                <text:p>0.11092755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926798061628">
                <text:p>0.0926798061628</text:p>
              </table:table-cell>
              <table:table-cell office:value-type="float" office:value="0.120281284572">
                <text:p>0.120281284572</text:p>
              </table:table-cell>
              <table:table-cell office:value-type="float" office:value="0.108831897828">
                <text:p>0.10883189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917591280222">
                <text:p>0.0917591280222</text:p>
              </table:table-cell>
              <table:table-cell office:value-type="float" office:value="0.118042292335">
                <text:p>0.118042292335</text:p>
              </table:table-cell>
              <table:table-cell office:value-type="float" office:value="0.106895647321">
                <text:p>0.10689564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908969753308">
                <text:p>0.0908969753308</text:p>
              </table:table-cell>
              <table:table-cell office:value-type="float" office:value="0.115973025105">
                <text:p>0.115973025105</text:p>
              </table:table-cell>
              <table:table-cell office:value-type="float" office:value="0.105103700831">
                <text:p>0.10510370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900889858944">
                <text:p>0.0900889858944</text:p>
              </table:table-cell>
              <table:table-cell office:value-type="float" office:value="0.114057476266">
                <text:p>0.114057476266</text:p>
              </table:table-cell>
              <table:table-cell office:value-type="float" office:value="0.103442729696">
                <text:p>0.10344272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93311911943">
                <text:p>0.0893311911943</text:p>
              </table:table-cell>
              <table:table-cell office:value-type="float" office:value="0.112281512649">
                <text:p>0.112281512649</text:p>
              </table:table-cell>
              <table:table-cell office:value-type="float" office:value="0.101900932889">
                <text:p>0.10190093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86199735834">
                <text:p>0.0886199735834</text:p>
              </table:table-cell>
              <table:table-cell office:value-type="float" office:value="0.11063261181">
                <text:p>0.11063261181</text:p>
              </table:table-cell>
              <table:table-cell office:value-type="float" office:value="0.100467826808">
                <text:p>0.10046782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79520289302">
                <text:p>0.0879520289302</text:p>
              </table:table-cell>
              <table:table-cell office:value-type="float" office:value="0.109099641829">
                <text:p>0.109099641829</text:p>
              </table:table-cell>
              <table:table-cell office:value-type="float" office:value="0.0991340685311">
                <text:p>0.099134068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73243339231">
                <text:p>0.0873243339231</text:p>
              </table:table-cell>
              <table:table-cell office:value-type="float" office:value="0.107672675901">
                <text:p>0.107672675901</text:p>
              </table:table-cell>
              <table:table-cell office:value-type="float" office:value="0.0978913065439">
                <text:p>0.097891306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67341173734">
                <text:p>0.0867341173734</text:p>
              </table:table-cell>
              <table:table-cell office:value-type="float" office:value="0.106342835535">
                <text:p>0.106342835535</text:p>
              </table:table-cell>
              <table:table-cell office:value-type="float" office:value="0.0967320541181">
                <text:p>0.096732054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61788349597">
                <text:p>0.0861788349597</text:p>
              </table:table-cell>
              <table:table-cell office:value-type="float" office:value="0.105102157408">
                <text:p>0.105102157408</text:p>
              </table:table-cell>
              <table:table-cell office:value-type="float" office:value="0.0956495814769">
                <text:p>0.095649581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56561469437">
                <text:p>0.0856561469437</text:p>
              </table:table-cell>
              <table:table-cell office:value-type="float" office:value="0.103943479839">
                <text:p>0.103943479839</text:p>
              </table:table-cell>
              <table:table-cell office:value-type="float" office:value="0.0946378235947">
                <text:p>0.094637823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51638984587">
                <text:p>0.0851638984587</text:p>
              </table:table-cell>
              <table:table-cell office:value-type="float" office:value="0.102860345632">
                <text:p>0.102860345632</text:p>
              </table:table-cell>
              <table:table-cell office:value-type="float" office:value="0.0936913010704">
                <text:p>0.093691301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47001020308">
                <text:p>0.0847001020308</text:p>
              </table:table-cell>
              <table:table-cell office:value-type="float" office:value="0.101846918612">
                <text:p>0.101846918612</text:p>
              </table:table-cell>
              <table:table-cell office:value-type="float" office:value="0.0928050519781">
                <text:p>0.092805051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42629220453">
                <text:p>0.0842629220453</text:p>
              </table:table-cell>
              <table:table-cell office:value-type="float" office:value="0.10089791169">
                <text:p>0.10089791169</text:p>
              </table:table-cell>
              <table:table-cell office:value-type="float" office:value="0.0919745729702">
                <text:p>0.091974572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38506609088">
                <text:p>0.0838506609088</text:p>
              </table:table-cell>
              <table:table-cell office:value-type="float" office:value="0.100008524634">
                <text:p>0.100008524634</text:p>
              </table:table-cell>
              <table:table-cell office:value-type="float" office:value="0.0911957682097">
                <text:p>0.091195768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34617466969">
                <text:p>0.0834617466969</text:p>
              </table:table-cell>
              <table:table-cell office:value-type="float" office:value="0.099174390079">
                <text:p>0.099174390079</text:p>
              </table:table-cell>
              <table:table-cell office:value-type="float" office:value="0.0904649049514">
                <text:p>0.090464904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3094722103">
                <text:p>0.083094722103</text:p>
              </table:table-cell>
              <table:table-cell office:value-type="float" office:value="0.0983915265309">
                <text:p>0.0983915265309</text:p>
              </table:table-cell>
              <table:table-cell office:value-type="float" office:value="0.0897785747883">
                <text:p>0.089778574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27482345333">
                <text:p>0.0827482345333</text:p>
              </table:table-cell>
              <table:table-cell office:value-type="float" office:value="0.0976562973413">
                <text:p>0.0976562973413</text:p>
              </table:table-cell>
              <table:table-cell office:value-type="float" office:value="0.0891336597429">
                <text:p>0.0891336597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24210272085">
                <text:p>0.0824210272085</text:p>
              </table:table-cell>
              <table:table-cell office:value-type="float" office:value="0.0969653747868">
                <text:p>0.0969653747868</text:p>
              </table:table-cell>
              <table:table-cell office:value-type="float" office:value="0.0885273025143">
                <text:p>0.088527302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21119311576">
                <text:p>0.0821119311576</text:p>
              </table:table-cell>
              <table:table-cell office:value-type="float" office:value="0.0963157085335">
                <text:p>0.0963157085335</text:p>
              </table:table-cell>
              <table:table-cell office:value-type="float" office:value="0.087956880301">
                <text:p>0.08795688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18198579987">
                <text:p>0.0818198579987</text:p>
              </table:table-cell>
              <table:table-cell office:value-type="float" office:value="0.0957044978776">
                <text:p>0.0957044978776</text:p>
              </table:table-cell>
              <table:table-cell office:value-type="float" office:value="0.0874199817105">
                <text:p>0.087419981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15437934197">
                <text:p>0.0815437934197</text:p>
              </table:table-cell>
              <table:table-cell office:value-type="float" office:value="0.095129167246">
                <text:p>0.095129167246</text:p>
              </table:table-cell>
              <table:table-cell office:value-type="float" office:value="0.0869143863393">
                <text:p>0.086914386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12827912787">
                <text:p>0.0812827912787</text:p>
              </table:table-cell>
              <table:table-cell office:value-type="float" office:value="0.0945873445213">
                <text:p>0.0945873445213</text:p>
              </table:table-cell>
              <table:table-cell office:value-type="float" office:value="0.0864380466727">
                <text:p>0.086438046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10359682577">
                <text:p>0.0810359682577</text:p>
              </table:table-cell>
              <table:table-cell office:value-type="float" office:value="0.0940768418191">
                <text:p>0.0940768418191</text:p>
              </table:table-cell>
              <table:table-cell office:value-type="float" office:value="0.085989072001">
                <text:p>0.08598907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08024990096">
                <text:p>0.0808024990096</text:p>
              </table:table-cell>
              <table:table-cell office:value-type="float" office:value="0.0935956384011">
                <text:p>0.0935956384011</text:p>
              </table:table-cell>
              <table:table-cell office:value-type="float" office:value="0.0855657140977">
                <text:p>0.085565714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05816117447">
                <text:p>0.0805816117447</text:p>
              </table:table-cell>
              <table:table-cell office:value-type="float" office:value="0.0931418654526">
                <text:p>0.0931418654526</text:p>
              </table:table-cell>
              <table:table-cell office:value-type="float" office:value="0.0851663544365">
                <text:p>0.085166354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03725842127">
                <text:p>0.0803725842127</text:p>
              </table:table-cell>
              <table:table-cell office:value-type="float" office:value="0.0927137924915">
                <text:p>0.0927137924915</text:p>
              </table:table-cell>
              <table:table-cell office:value-type="float" office:value="0.0847894927596">
                <text:p>0.084789492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01747400369">
                <text:p>0.0801747400369</text:p>
              </table:table-cell>
              <table:table-cell office:value-type="float" office:value="0.0923098152089">
                <text:p>0.0923098152089</text:p>
              </table:table-cell>
              <table:table-cell office:value-type="float" office:value="0.0844337368321">
                <text:p>0.084433736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799874453672">
                <text:p>0.0799874453672</text:p>
              </table:table-cell>
              <table:table-cell office:value-type="float" office:value="0.0919284445678">
                <text:p>0.0919284445678</text:p>
              </table:table-cell>
              <table:table-cell office:value-type="float" office:value="0.0840977932421">
                <text:p>0.084097793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798101058181">
                <text:p>0.0798101058181</text:p>
              </table:table-cell>
              <table:table-cell office:value-type="float" office:value="0.0915682970114">
                <text:p>0.0915682970114</text:p>
              </table:table-cell>
              <table:table-cell office:value-type="float" office:value="0.0837804591239">
                <text:p>0.083780459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79642163664">
                <text:p>0.079642163664</text:p>
              </table:table-cell>
              <table:table-cell office:value-type="float" office:value="0.0912280856506">
                <text:p>0.0912280856506</text:p>
              </table:table-cell>
              <table:table-cell office:value-type="float" office:value="0.0834806146968">
                <text:p>0.083480614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94830952679">
                <text:p>0.0794830952679</text:p>
              </table:table-cell>
              <table:table-cell office:value-type="float" office:value="0.0909066123181">
                <text:p>0.0909066123181</text:p>
              </table:table-cell>
              <table:table-cell office:value-type="float" office:value="0.0831972165289">
                <text:p>0.083197216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793324087186">
                <text:p>0.0793324087186</text:p>
              </table:table-cell>
              <table:table-cell office:value-type="float" office:value="0.090602760392">
                <text:p>0.090602760392</text:p>
              </table:table-cell>
              <table:table-cell office:value-type="float" office:value="0.0829292914426">
                <text:p>0.082929291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91896416598">
                <text:p>0.0791896416598</text:p>
              </table:table-cell>
              <table:table-cell office:value-type="float" office:value="0.0903154883019">
                <text:p>0.0903154883019</text:p>
              </table:table-cell>
              <table:table-cell office:value-type="float" office:value="0.0826759309933">
                <text:p>0.08267593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790543592901">
                <text:p>0.0790543592901</text:p>
              </table:table-cell>
              <table:table-cell office:value-type="float" office:value="0.0900438236432">
                <text:p>0.0900438236432</text:p>
              </table:table-cell>
              <table:table-cell office:value-type="float" office:value="0.0824362864574">
                <text:p>0.082436286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789261525203">
                <text:p>0.0789261525203</text:p>
              </table:table-cell>
              <table:table-cell office:value-type="float" office:value="0.0897868578341">
                <text:p>0.0897868578341</text:p>
              </table:table-cell>
              <table:table-cell office:value-type="float" office:value="0.0822095642772">
                <text:p>0.08220956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788046362733">
                <text:p>0.0788046362733</text:p>
              </table:table-cell>
              <table:table-cell office:value-type="float" office:value="0.0895437412576">
                <text:p>0.0895437412576</text:p>
              </table:table-cell>
              <table:table-cell office:value-type="float" office:value="0.0819950219125">
                <text:p>0.08199502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786894479129">
                <text:p>0.0786894479129</text:p>
              </table:table-cell>
              <table:table-cell office:value-type="float" office:value="0.0893136788367">
                <text:p>0.0893136788367</text:p>
              </table:table-cell>
              <table:table-cell office:value-type="float" office:value="0.0817919640588">
                <text:p>0.081791964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85802457909">
                <text:p>0.0785802457909</text:p>
              </table:table-cell>
              <table:table-cell office:value-type="float" office:value="0.0890959259994">
                <text:p>0.0890959259994</text:p>
              </table:table-cell>
              <table:table-cell office:value-type="float" office:value="0.0815997391934">
                <text:p>0.081599739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84767079026">
                <text:p>0.0784767079026</text:p>
              </table:table-cell>
              <table:table-cell office:value-type="float" office:value="0.0888897849935">
                <text:p>0.0888897849935</text:p>
              </table:table-cell>
              <table:table-cell office:value-type="float" office:value="0.081417736417">
                <text:p>0.081417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83785306402">
                <text:p>0.0783785306402</text:p>
              </table:table-cell>
              <table:table-cell office:value-type="float" office:value="0.0886946015145">
                <text:p>0.0886946015145</text:p>
              </table:table-cell>
              <table:table-cell office:value-type="float" office:value="0.0812453825618">
                <text:p>0.081245382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782854276366">
                <text:p>0.0782854276366</text:p>
              </table:table-cell>
              <table:table-cell office:value-type="float" office:value="0.088509761619">
                <text:p>0.088509761619</text:p>
              </table:table-cell>
              <table:table-cell office:value-type="float" office:value="0.081082139539">
                <text:p>0.08108213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781971286924">
                <text:p>0.0781971286924</text:p>
              </table:table-cell>
              <table:table-cell office:value-type="float" office:value="0.0883346888922">
                <text:p>0.0883346888922</text:p>
              </table:table-cell>
              <table:table-cell office:value-type="float" office:value="0.0809275019039">
                <text:p>0.080927501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781133787776">
                <text:p>0.0781133787776</text:p>
              </table:table-cell>
              <table:table-cell office:value-type="float" office:value="0.0881688418475">
                <text:p>0.0881688418475</text:p>
              </table:table-cell>
              <table:table-cell office:value-type="float" office:value="0.0807809946178">
                <text:p>0.080780994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80339371044">
                <text:p>0.0780339371044</text:p>
              </table:table-cell>
              <table:table-cell office:value-type="float" office:value="0.0880117115353">
                <text:p>0.0880117115353</text:p>
              </table:table-cell>
              <table:table-cell office:value-type="float" office:value="0.0806421709865">
                <text:p>0.080642170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779585762627">
                <text:p>0.0779585762627</text:p>
              </table:table-cell>
              <table:table-cell office:value-type="float" office:value="0.0878628193417">
                <text:p>0.0878628193417</text:p>
              </table:table-cell>
              <table:table-cell office:value-type="float" office:value="0.0805106107626">
                <text:p>0.0805106107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778870814153">
                <text:p>0.0778870814153</text:p>
              </table:table-cell>
              <table:table-cell office:value-type="float" office:value="0.0877217149593">
                <text:p>0.0877217149593</text:p>
              </table:table-cell>
              <table:table-cell office:value-type="float" office:value="0.0803859183926">
                <text:p>0.080385918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778192495475">
                <text:p>0.0778192495475</text:p>
              </table:table-cell>
              <table:table-cell office:value-type="float" office:value="0.0875879745154">
                <text:p>0.0875879745154</text:p>
              </table:table-cell>
              <table:table-cell office:value-type="float" office:value="0.0802677213994">
                <text:p>0.080267721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777548887661">
                <text:p>0.0777548887661</text:p>
              </table:table-cell>
              <table:table-cell office:value-type="float" office:value="0.0874611988416">
                <text:p>0.0874611988416</text:p>
              </table:table-cell>
              <table:table-cell office:value-type="float" office:value="0.080155668886">
                <text:p>0.08015566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776938176457">
                <text:p>0.0776938176457</text:p>
              </table:table-cell>
              <table:table-cell office:value-type="float" office:value="0.0873410118752">
                <text:p>0.0873410118752</text:p>
              </table:table-cell>
              <table:table-cell office:value-type="float" office:value="0.0800494301503">
                <text:p>0.080049430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77635864617">
                <text:p>0.077635864617</text:p>
              </table:table-cell>
              <table:table-cell office:value-type="float" office:value="0.0872270591777">
                <text:p>0.0872270591777</text:p>
              </table:table-cell>
              <table:table-cell office:value-type="float" office:value="0.0799486934021">
                <text:p>0.079948693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775808673949">
                <text:p>0.0775808673949</text:p>
              </table:table-cell>
              <table:table-cell office:value-type="float" office:value="0.0871190065629">
                <text:p>0.0871190065629</text:p>
              </table:table-cell>
              <table:table-cell office:value-type="float" office:value="0.079853164573">
                <text:p>0.07985316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775286724434">
                <text:p>0.0775286724434</text:p>
              </table:table-cell>
              <table:table-cell office:value-type="float" office:value="0.087016538824">
                <text:p>0.087016538824</text:p>
              </table:table-cell>
              <table:table-cell office:value-type="float" office:value="0.079762566211">
                <text:p>0.07976256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774791344744">
                <text:p>0.0774791344744</text:p>
              </table:table-cell>
              <table:table-cell office:value-type="float" office:value="0.0869193585519">
                <text:p>0.0869193585519</text:p>
              </table:table-cell>
              <table:table-cell office:value-type="float" office:value="0.0796766364546">
                <text:p>0.079676636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77432115978">
                <text:p>0.077432115978</text:p>
              </table:table-cell>
              <table:table-cell office:value-type="float" office:value="0.0868271850365">
                <text:p>0.0868271850365</text:p>
              </table:table-cell>
              <table:table-cell office:value-type="float" office:value="0.0795951280772">
                <text:p>0.079595128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73874867823">
                <text:p>0.0773874867823</text:p>
              </table:table-cell>
              <table:table-cell office:value-type="float" office:value="0.0867397532451">
                <text:p>0.0867397532451</text:p>
              </table:table-cell>
              <table:table-cell office:value-type="float" office:value="0.0795178075984">
                <text:p>0.079517807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773451236401">
                <text:p>0.0773451236401</text:p>
              </table:table-cell>
              <table:table-cell office:value-type="float" office:value="0.0866568128715">
                <text:p>0.0866568128715</text:p>
              </table:table-cell>
              <table:table-cell office:value-type="float" office:value="0.0794444544559">
                <text:p>0.079444454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7304909841">
                <text:p>0.077304909841</text:p>
              </table:table-cell>
              <table:table-cell office:value-type="float" office:value="0.0865781274498">
                <text:p>0.0865781274498</text:p>
              </table:table-cell>
              <table:table-cell office:value-type="float" office:value="0.0793748602335">
                <text:p>0.079374860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772667348476">
                <text:p>0.0772667348476</text:p>
              </table:table-cell>
              <table:table-cell office:value-type="float" office:value="0.0865034735277">
                <text:p>0.0865034735277</text:p>
              </table:table-cell>
              <table:table-cell office:value-type="float" office:value="0.0793088279403">
                <text:p>0.079308827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772304939529">
                <text:p>0.0772304939529</text:p>
              </table:table-cell>
              <table:table-cell office:value-type="float" office:value="0.0864326398952">
                <text:p>0.0864326398952</text:p>
              </table:table-cell>
              <table:table-cell office:value-type="float" office:value="0.0792461713381">
                <text:p>0.079246171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71960879585">
                <text:p>0.0771960879585</text:p>
              </table:table-cell>
              <table:table-cell office:value-type="float" office:value="0.086365426865">
                <text:p>0.086365426865</text:p>
              </table:table-cell>
              <table:table-cell office:value-type="float" office:value="0.0791867143125">
                <text:p>0.079186714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71634228725">
                <text:p>0.0771634228725</text:p>
              </table:table-cell>
              <table:table-cell office:value-type="float" office:value="0.0863016455987">
                <text:p>0.0863016455987</text:p>
              </table:table-cell>
              <table:table-cell office:value-type="float" office:value="0.0791302902849">
                <text:p>0.0791302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771324096241">
                <text:p>0.0771324096241</text:p>
              </table:table-cell>
              <table:table-cell office:value-type="float" office:value="0.0862411174776">
                <text:p>0.0862411174776</text:p>
              </table:table-cell>
              <table:table-cell office:value-type="float" office:value="0.0790767416627">
                <text:p>0.079076741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71029637957">
                <text:p>0.0771029637957</text:p>
              </table:table-cell>
              <table:table-cell office:value-type="float" office:value="0.0861836735133">
                <text:p>0.0861836735133</text:p>
              </table:table-cell>
              <table:table-cell office:value-type="float" office:value="0.0790259193233">
                <text:p>0.079025919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770750053709">
                <text:p>0.0770750053709</text:p>
              </table:table-cell>
              <table:table-cell office:value-type="float" office:value="0.0861291537962">
                <text:p>0.0861291537962</text:p>
              </table:table-cell>
              <table:table-cell office:value-type="float" office:value="0.078977682132">
                <text:p>0.07897768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77048458496">
                <text:p>0.077048458496</text:p>
              </table:table-cell>
              <table:table-cell office:value-type="float" office:value="0.0860774069783">
                <text:p>0.0860774069783</text:p>
              </table:table-cell>
              <table:table-cell office:value-type="float" office:value="0.078931896489">
                <text:p>0.07893189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70232512561">
                <text:p>0.0770232512561</text:p>
              </table:table-cell>
              <table:table-cell office:value-type="float" office:value="0.0860282897884">
                <text:p>0.0860282897884</text:p>
              </table:table-cell>
              <table:table-cell office:value-type="float" office:value="0.078888435905">
                <text:p>0.07888843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69993154637">
                <text:p>0.0769993154637</text:p>
              </table:table-cell>
              <table:table-cell office:value-type="float" office:value="0.0859816665776">
                <text:p>0.0859816665776</text:p>
              </table:table-cell>
              <table:table-cell office:value-type="float" office:value="0.0788471806028">
                <text:p>0.078847180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769765864592">
                <text:p>0.0769765864592</text:p>
              </table:table-cell>
              <table:table-cell office:value-type="float" office:value="0.0859374088921">
                <text:p>0.0859374088921</text:p>
              </table:table-cell>
              <table:table-cell office:value-type="float" office:value="0.0788080171426">
                <text:p>0.078808017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769550029231">
                <text:p>0.0769550029231</text:p>
              </table:table-cell>
              <table:table-cell office:value-type="float" office:value="0.0858953950723">
                <text:p>0.0858953950723</text:p>
              </table:table-cell>
              <table:table-cell office:value-type="float" office:value="0.078770838071">
                <text:p>0.0787708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6934506698">
                <text:p>0.076934506698</text:p>
              </table:table-cell>
              <table:table-cell office:value-type="float" office:value="0.0858555098763">
                <text:p>0.0858555098763</text:p>
              </table:table-cell>
              <table:table-cell office:value-type="float" office:value="0.0787355415897">
                <text:p>0.078735541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769150426212">
                <text:p>0.0769150426212</text:p>
              </table:table-cell>
              <table:table-cell office:value-type="float" office:value="0.0858176441255">
                <text:p>0.0858176441255</text:p>
              </table:table-cell>
              <table:table-cell office:value-type="float" office:value="0.0787020312453">
                <text:p>0.078702031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768965583667">
                <text:p>0.0768965583667</text:p>
              </table:table-cell>
              <table:table-cell office:value-type="float" office:value="0.0857816943715">
                <text:p>0.0857816943715</text:p>
              </table:table-cell>
              <table:table-cell office:value-type="float" office:value="0.0786702156362">
                <text:p>0.07867021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68790042951">
                <text:p>0.0768790042951</text:p>
              </table:table-cell>
              <table:table-cell office:value-type="float" office:value="0.0857475625827">
                <text:p>0.0857475625827</text:p>
              </table:table-cell>
              <table:table-cell office:value-type="float" office:value="0.0786400081377">
                <text:p>0.078640008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68623333126">
                <text:p>0.0768623333126</text:p>
              </table:table-cell>
              <table:table-cell office:value-type="float" office:value="0.0857151558493">
                <text:p>0.0857151558493</text:p>
              </table:table-cell>
              <table:table-cell office:value-type="float" office:value="0.0786113266425">
                <text:p>0.078611326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68465007376">
                <text:p>0.0768465007376</text:p>
              </table:table-cell>
              <table:table-cell office:value-type="float" office:value="0.0856843861052">
                <text:p>0.0856843861052</text:p>
              </table:table-cell>
              <table:table-cell office:value-type="float" office:value="0.078584093316">
                <text:p>0.07858409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68314641742">
                <text:p>0.0768314641742</text:p>
              </table:table-cell>
              <table:table-cell office:value-type="float" office:value="0.0856551698661">
                <text:p>0.0856551698661</text:p>
              </table:table-cell>
              <table:table-cell office:value-type="float" office:value="0.0785582343668">
                <text:p>0.078558234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768171833929">
                <text:p>0.0768171833929</text:p>
              </table:table-cell>
              <table:table-cell office:value-type="float" office:value="0.0856274279833">
                <text:p>0.0856274279833</text:p>
              </table:table-cell>
              <table:table-cell office:value-type="float" office:value="0.078533679829">
                <text:p>0.07853367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768036202177">
                <text:p>0.0768036202177</text:p>
              </table:table-cell>
              <table:table-cell office:value-type="float" office:value="0.0856010854101">
                <text:p>0.0856010854101</text:p>
              </table:table-cell>
              <table:table-cell office:value-type="float" office:value="0.0785103633577">
                <text:p>0.078510363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67907384194">
                <text:p>0.0767907384194</text:p>
              </table:table-cell>
              <table:table-cell office:value-type="float" office:value="0.0855760709832">
                <text:p>0.0855760709832</text:p>
              </table:table-cell>
              <table:table-cell office:value-type="float" office:value="0.0784882220359">
                <text:p>0.078488222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67785036144">
                <text:p>0.0767785036144</text:p>
              </table:table-cell>
              <table:table-cell office:value-type="float" office:value="0.0855523172151">
                <text:p>0.0855523172151</text:p>
              </table:table-cell>
              <table:table-cell office:value-type="float" office:value="0.0784671961919">
                <text:p>0.078467196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767668831691">
                <text:p>0.0767668831691</text:p>
              </table:table-cell>
              <table:table-cell office:value-type="float" office:value="0.0855297600988">
                <text:p>0.0855297600988</text:p>
              </table:table-cell>
              <table:table-cell office:value-type="float" office:value="0.0784472292277">
                <text:p>0.078447229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67558461094">
                <text:p>0.0767558461094</text:p>
              </table:table-cell>
              <table:table-cell office:value-type="float" office:value="0.0855083389234">
                <text:p>0.0855083389234</text:p>
              </table:table-cell>
              <table:table-cell office:value-type="float" office:value="0.0784282674559">
                <text:p>0.078428267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76745363035">
                <text:p>0.076745363035</text:p>
              </table:table-cell>
              <table:table-cell office:value-type="float" office:value="0.0854879960999">
                <text:p>0.0854879960999</text:p>
              </table:table-cell>
              <table:table-cell office:value-type="float" office:value="0.0784102599465">
                <text:p>0.078410259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767354060381">
                <text:p>0.0767354060381</text:p>
              </table:table-cell>
              <table:table-cell office:value-type="float" office:value="0.0854686769964">
                <text:p>0.0854686769964</text:p>
              </table:table-cell>
              <table:table-cell office:value-type="float" office:value="0.0783931583819">
                <text:p>0.0783931583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767259486269">
                <text:p>0.0767259486269</text:p>
              </table:table-cell>
              <table:table-cell office:value-type="float" office:value="0.0854503297826">
                <text:p>0.0854503297826</text:p>
              </table:table-cell>
              <table:table-cell office:value-type="float" office:value="0.0783769169197">
                <text:p>0.078376916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67169656525">
                <text:p>0.0767169656525</text:p>
              </table:table-cell>
              <table:table-cell office:value-type="float" office:value="0.0854329052833">
                <text:p>0.0854329052833</text:p>
              </table:table-cell>
              <table:table-cell office:value-type="float" office:value="0.0783614920628">
                <text:p>0.07836149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67084332399">
                <text:p>0.0767084332399</text:p>
              </table:table-cell>
              <table:table-cell office:value-type="float" office:value="0.0854163568385">
                <text:p>0.0854163568385</text:p>
              </table:table-cell>
              <table:table-cell office:value-type="float" office:value="0.0783468425376">
                <text:p>0.078346842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6700328723">
                <text:p>0.076700328723</text:p>
              </table:table-cell>
              <table:table-cell office:value-type="float" office:value="0.085400640173">
                <text:p>0.085400640173</text:p>
              </table:table-cell>
              <table:table-cell office:value-type="float" office:value="0.0783329291773">
                <text:p>0.078332929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766926305825">
                <text:p>0.0766926305825</text:p>
              </table:table-cell>
              <table:table-cell office:value-type="float" office:value="0.0853857132715">
                <text:p>0.0853857132715</text:p>
              </table:table-cell>
              <table:table-cell office:value-type="float" office:value="0.078319714813">
                <text:p>0.07831971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766853183871">
                <text:p>0.0766853183871</text:p>
              </table:table-cell>
              <table:table-cell office:value-type="float" office:value="0.0853715362613">
                <text:p>0.0853715362613</text:p>
              </table:table-cell>
              <table:table-cell office:value-type="float" office:value="0.0783071641692">
                <text:p>0.078307164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66783727382">
                <text:p>0.0766783727382</text:p>
              </table:table-cell>
              <table:table-cell office:value-type="float" office:value="0.085358071301">
                <text:p>0.085358071301</text:p>
              </table:table-cell>
              <table:table-cell office:value-type="float" office:value="0.0782952437664">
                <text:p>0.078295243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6671775217">
                <text:p>0.076671775217</text:p>
              </table:table-cell>
              <table:table-cell office:value-type="float" office:value="0.0853452824752">
                <text:p>0.0853452824752</text:p>
              </table:table-cell>
              <table:table-cell office:value-type="float" office:value="0.0782839218276">
                <text:p>0.078283921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766655083345">
                <text:p>0.0766655083345</text:p>
              </table:table-cell>
              <table:table-cell office:value-type="float" office:value="0.085333135695">
                <text:p>0.085333135695</text:p>
              </table:table-cell>
              <table:table-cell office:value-type="float" office:value="0.0782731681908">
                <text:p>0.078273168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766595554844">
                <text:p>0.0766595554844</text:p>
              </table:table-cell>
              <table:table-cell office:value-type="float" office:value="0.0853215986034">
                <text:p>0.0853215986034</text:p>
              </table:table-cell>
              <table:table-cell office:value-type="float" office:value="0.0782629542252">
                <text:p>0.078262954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766539008978">
                <text:p>0.0766539008978</text:p>
              </table:table-cell>
              <table:table-cell office:value-type="float" office:value="0.0853106404864">
                <text:p>0.0853106404864</text:p>
              </table:table-cell>
              <table:table-cell office:value-type="float" office:value="0.0782532527529">
                <text:p>0.078253252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766485296009">
                <text:p>0.0766485296009</text:p>
              </table:table-cell>
              <table:table-cell office:value-type="float" office:value="0.0853002321881">
                <text:p>0.0853002321881</text:p>
              </table:table-cell>
              <table:table-cell office:value-type="float" office:value="0.0782440379738">
                <text:p>0.078244037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766434273746">
                <text:p>0.0766434273746</text:p>
              </table:table-cell>
              <table:table-cell office:value-type="float" office:value="0.0852903460306">
                <text:p>0.0852903460306</text:p>
              </table:table-cell>
              <table:table-cell office:value-type="float" office:value="0.0782352853949">
                <text:p>0.078235285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766385807159">
                <text:p>0.0766385807159</text:p>
              </table:table-cell>
              <table:table-cell office:value-type="float" office:value="0.0852809557381">
                <text:p>0.0852809557381</text:p>
              </table:table-cell>
              <table:table-cell office:value-type="float" office:value="0.0782269717635">
                <text:p>0.078226971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766339768018">
                <text:p>0.0766339768018</text:p>
              </table:table-cell>
              <table:table-cell office:value-type="float" office:value="0.0852720363653">
                <text:p>0.0852720363653</text:p>
              </table:table-cell>
              <table:table-cell office:value-type="float" office:value="0.0782190750035">
                <text:p>0.078219075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766296034551">
                <text:p>0.0766296034551</text:p>
              </table:table-cell>
              <table:table-cell office:value-type="float" office:value="0.085263564229">
                <text:p>0.085263564229</text:p>
              </table:table-cell>
              <table:table-cell office:value-type="float" office:value="0.0782115741549">
                <text:p>0.07821157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76625449111">
                <text:p>0.076625449111</text:p>
              </table:table-cell>
              <table:table-cell office:value-type="float" office:value="0.0852555168435">
                <text:p>0.0852555168435</text:p>
              </table:table-cell>
              <table:table-cell office:value-type="float" office:value="0.0782044493174">
                <text:p>0.078204449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766215027867">
                <text:p>0.0766215027867</text:p>
              </table:table-cell>
              <table:table-cell office:value-type="float" office:value="0.0852478728595">
                <text:p>0.0852478728595</text:p>
              </table:table-cell>
              <table:table-cell office:value-type="float" office:value="0.0781976815958">
                <text:p>0.078197681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766177540516">
                <text:p>0.0766177540516</text:p>
              </table:table-cell>
              <table:table-cell office:value-type="float" office:value="0.0852406120061">
                <text:p>0.0852406120061</text:p>
              </table:table-cell>
              <table:table-cell office:value-type="float" office:value="0.078191253049">
                <text:p>0.07819125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66141929997">
                <text:p>0.0766141929997</text:p>
              </table:table-cell>
              <table:table-cell office:value-type="float" office:value="0.0852337150358">
                <text:p>0.0852337150358</text:p>
              </table:table-cell>
              <table:table-cell office:value-type="float" office:value="0.0781851466412">
                <text:p>0.078185146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766108102228">
                <text:p>0.0766108102228</text:p>
              </table:table-cell>
              <table:table-cell office:value-type="float" office:value="0.0852271636724">
                <text:p>0.0852271636724</text:p>
              </table:table-cell>
              <table:table-cell office:value-type="float" office:value="0.0781793461959">
                <text:p>0.078179346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766075967854">
                <text:p>0.0766075967854</text:p>
              </table:table-cell>
              <table:table-cell office:value-type="float" office:value="0.0852209405615">
                <text:p>0.0852209405615</text:p>
              </table:table-cell>
              <table:table-cell office:value-type="float" office:value="0.0781738363524">
                <text:p>0.078173836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766045442009">
                <text:p>0.0766045442009</text:p>
              </table:table-cell>
              <table:table-cell office:value-type="float" office:value="0.0852150292237">
                <text:p>0.0852150292237</text:p>
              </table:table-cell>
              <table:table-cell office:value-type="float" office:value="0.078168602524">
                <text:p>0.07816860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766016444091">
                <text:p>0.0766016444091</text:p>
              </table:table-cell>
              <table:table-cell office:value-type="float" office:value="0.08520941401">
                <text:p>0.08520941401</text:p>
              </table:table-cell>
              <table:table-cell office:value-type="float" office:value="0.0781636308589">
                <text:p>0.078163630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765988897543">
                <text:p>0.0765988897543</text:p>
              </table:table-cell>
              <table:table-cell office:value-type="float" office:value="0.0852040800598">
                <text:p>0.0852040800598</text:p>
              </table:table-cell>
              <table:table-cell office:value-type="float" office:value="0.0781589082028">
                <text:p>0.078158908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765962729653">
                <text:p>0.0765962729653</text:p>
              </table:table-cell>
              <table:table-cell office:value-type="float" office:value="0.0851990132609">
                <text:p>0.0851990132609</text:p>
              </table:table-cell>
              <table:table-cell office:value-type="float" office:value="0.0781544220638">
                <text:p>0.078154422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765937871359">
                <text:p>0.0765937871359</text:p>
              </table:table-cell>
              <table:table-cell office:value-type="float" office:value="0.0851942002114">
                <text:p>0.0851942002114</text:p>
              </table:table-cell>
              <table:table-cell office:value-type="float" office:value="0.0781501605784">
                <text:p>0.078150160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765914257064">
                <text:p>0.0765914257064</text:p>
              </table:table-cell>
              <table:table-cell office:value-type="float" office:value="0.0851896281839">
                <text:p>0.0851896281839</text:p>
              </table:table-cell>
              <table:table-cell office:value-type="float" office:value="0.0781461124802">
                <text:p>0.078146112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765891824461">
                <text:p>0.0765891824461</text:p>
              </table:table-cell>
              <table:table-cell office:value-type="float" office:value="0.0851852850911">
                <text:p>0.0851852850911</text:p>
              </table:table-cell>
              <table:table-cell office:value-type="float" office:value="0.0781422670693">
                <text:p>0.078142267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765870514371">
                <text:p>0.0765870514371</text:p>
              </table:table-cell>
              <table:table-cell office:value-type="float" office:value="0.0851811594539">
                <text:p>0.0851811594539</text:p>
              </table:table-cell>
              <table:table-cell office:value-type="float" office:value="0.0781386141837">
                <text:p>0.078138614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765850270582">
                <text:p>0.0765850270582</text:p>
              </table:table-cell>
              <table:table-cell office:value-type="float" office:value="0.0851772403701">
                <text:p>0.0851772403701</text:p>
              </table:table-cell>
              <table:table-cell office:value-type="float" office:value="0.0781351441723">
                <text:p>0.078135144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765831039701">
                <text:p>0.0765831039701</text:p>
              </table:table-cell>
              <table:table-cell office:value-type="float" office:value="0.0851735174855">
                <text:p>0.0851735174855</text:p>
              </table:table-cell>
              <table:table-cell office:value-type="float" office:value="0.078131847869">
                <text:p>0.07813184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765812771013">
                <text:p>0.0765812771013</text:p>
              </table:table-cell>
              <table:table-cell office:value-type="float" office:value="0.0851699809663">
                <text:p>0.0851699809663</text:p>
              </table:table-cell>
              <table:table-cell office:value-type="float" office:value="0.0781287165681">
                <text:p>0.078128716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765795416345">
                <text:p>0.0765795416345</text:p>
              </table:table-cell>
              <table:table-cell office:value-type="float" office:value="0.0851666214726">
                <text:p>0.0851666214726</text:p>
              </table:table-cell>
              <table:table-cell office:value-type="float" office:value="0.0781257420012">
                <text:p>0.078125742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765778929939">
                <text:p>0.0765778929939</text:p>
              </table:table-cell>
              <table:table-cell office:value-type="float" office:value="0.0851634301336">
                <text:p>0.0851634301336</text:p>
              </table:table-cell>
              <table:table-cell office:value-type="float" office:value="0.0781229163152">
                <text:p>0.078122916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6576326833">
                <text:p>0.076576326833</text:p>
              </table:table-cell>
              <table:table-cell office:value-type="float" office:value="0.0851603985241">
                <text:p>0.0851603985241</text:p>
              </table:table-cell>
              <table:table-cell office:value-type="float" office:value="0.0781202320511">
                <text:p>0.078120232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65748390232">
                <text:p>0.0765748390232</text:p>
              </table:table-cell>
              <table:table-cell office:value-type="float" office:value="0.0851575186417">
                <text:p>0.0851575186417</text:p>
              </table:table-cell>
              <table:table-cell office:value-type="float" office:value="0.0781176821243">
                <text:p>0.078117682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765734256426">
                <text:p>0.0765734256426</text:p>
              </table:table-cell>
              <table:table-cell office:value-type="float" office:value="0.0851547828858">
                <text:p>0.0851547828858</text:p>
              </table:table-cell>
              <table:table-cell office:value-type="float" office:value="0.078115259806">
                <text:p>0.07811525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765720829662">
                <text:p>0.0765720829662</text:p>
              </table:table-cell>
              <table:table-cell office:value-type="float" office:value="0.085152184037">
                <text:p>0.085152184037</text:p>
              </table:table-cell>
              <table:table-cell office:value-type="float" office:value="0.0781129587048">
                <text:p>0.078112958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765708074552">
                <text:p>0.0765708074552</text:p>
              </table:table-cell>
              <table:table-cell office:value-type="float" office:value="0.0851497152386">
                <text:p>0.0851497152386</text:p>
              </table:table-cell>
              <table:table-cell office:value-type="float" office:value="0.0781107727498">
                <text:p>0.078110772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765695957483">
                <text:p>0.0765695957483</text:p>
              </table:table-cell>
              <table:table-cell office:value-type="float" office:value="0.0851473699773">
                <text:p>0.0851473699773</text:p>
              </table:table-cell>
              <table:table-cell office:value-type="float" office:value="0.078108696175">
                <text:p>0.07810869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765684446525">
                <text:p>0.0765684446525</text:p>
              </table:table-cell>
              <table:table-cell office:value-type="float" office:value="0.0851451420668">
                <text:p>0.0851451420668</text:p>
              </table:table-cell>
              <table:table-cell office:value-type="float" office:value="0.0781067235033">
                <text:p>0.0781067235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765673511348">
                <text:p>0.0765673511348</text:p>
              </table:table-cell>
              <table:table-cell office:value-type="float" office:value="0.0851430256311">
                <text:p>0.0851430256311</text:p>
              </table:table-cell>
              <table:table-cell office:value-type="float" office:value="0.0781048495322">
                <text:p>0.078104849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765663123139">
                <text:p>0.0765663123139</text:p>
              </table:table-cell>
              <table:table-cell office:value-type="float" office:value="0.0851410150886">
                <text:p>0.0851410150886</text:p>
              </table:table-cell>
              <table:table-cell office:value-type="float" office:value="0.0781030693202">
                <text:p>0.078103069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6565325453">
                <text:p>0.076565325453</text:p>
              </table:table-cell>
              <table:table-cell office:value-type="float" office:value="0.0851391051378">
                <text:p>0.0851391051378</text:p>
              </table:table-cell>
              <table:table-cell office:value-type="float" office:value="0.0781013781735">
                <text:p>0.078101378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65643879522">
                <text:p>0.0765643879522</text:p>
              </table:table-cell>
              <table:table-cell office:value-type="float" office:value="0.0851372907428">
                <text:p>0.0851372907428</text:p>
              </table:table-cell>
              <table:table-cell office:value-type="float" office:value="0.0780997716334">
                <text:p>0.078099771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65634973419">
                <text:p>0.0765634973419</text:p>
              </table:table-cell>
              <table:table-cell office:value-type="float" office:value="0.08513556712">
                <text:p>0.08513556712</text:p>
              </table:table-cell>
              <table:table-cell office:value-type="float" office:value="0.0780982454648">
                <text:p>0.07809824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76562651276">
                <text:p>0.076562651276</text:p>
              </table:table-cell>
              <table:table-cell office:value-type="float" office:value="0.0851339297258">
                <text:p>0.0851339297258</text:p>
              </table:table-cell>
              <table:table-cell office:value-type="float" office:value="0.0780967956448">
                <text:p>0.078096795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65618475259">
                <text:p>0.0765618475259</text:p>
              </table:table-cell>
              <table:table-cell office:value-type="float" office:value="0.0851323742441">
                <text:p>0.0851323742441</text:p>
              </table:table-cell>
              <table:table-cell office:value-type="float" office:value="0.078095418352">
                <text:p>0.07809541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65610839747">
                <text:p>0.0765610839747</text:p>
              </table:table-cell>
              <table:table-cell office:value-type="float" office:value="0.0851308965751">
                <text:p>0.0851308965751</text:p>
              </table:table-cell>
              <table:table-cell office:value-type="float" office:value="0.0780941099566">
                <text:p>0.078094109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765603586113">
                <text:p>0.0765603586113</text:p>
              </table:table-cell>
              <table:table-cell office:value-type="float" office:value="0.0851294928244">
                <text:p>0.0851294928244</text:p>
              </table:table-cell>
              <table:table-cell office:value-type="float" office:value="0.0780928670104">
                <text:p>0.078092867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65596695253">
                <text:p>0.0765596695253</text:p>
              </table:table-cell>
              <table:table-cell office:value-type="float" office:value="0.0851281592927">
                <text:p>0.0851281592927</text:p>
              </table:table-cell>
              <table:table-cell office:value-type="float" office:value="0.0780916862382">
                <text:p>0.078091686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6559014902">
                <text:p>0.076559014902</text:p>
              </table:table-cell>
              <table:table-cell office:value-type="float" office:value="0.085126892466">
                <text:p>0.085126892466</text:p>
              </table:table-cell>
              <table:table-cell office:value-type="float" office:value="0.0780905645287">
                <text:p>0.078090564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765583930173">
                <text:p>0.0765583930173</text:p>
              </table:table-cell>
              <table:table-cell office:value-type="float" office:value="0.0851256890062">
                <text:p>0.0851256890062</text:p>
              </table:table-cell>
              <table:table-cell office:value-type="float" office:value="0.0780894989263">
                <text:p>0.078089498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765578022336">
                <text:p>0.0765578022336</text:p>
              </table:table-cell>
              <table:table-cell office:value-type="float" office:value="0.0851245457426">
                <text:p>0.0851245457426</text:p>
              </table:table-cell>
              <table:table-cell office:value-type="float" office:value="0.0780884866236">
                <text:p>0.07808848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765572409953">
                <text:p>0.0765572409953</text:p>
              </table:table-cell>
              <table:table-cell office:value-type="float" office:value="0.0851234596629">
                <text:p>0.0851234596629</text:p>
              </table:table-cell>
              <table:table-cell office:value-type="float" office:value="0.0780875249537">
                <text:p>0.078087524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765567078243">
                <text:p>0.0765567078243</text:p>
              </table:table-cell>
              <table:table-cell office:value-type="float" office:value="0.0851224279061">
                <text:p>0.0851224279061</text:p>
              </table:table-cell>
              <table:table-cell office:value-type="float" office:value="0.0780866113833">
                <text:p>0.078086611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76556201317">
                <text:p>0.076556201317</text:p>
              </table:table-cell>
              <table:table-cell office:value-type="float" office:value="0.0851214477541">
                <text:p>0.0851214477541</text:p>
              </table:table-cell>
              <table:table-cell office:value-type="float" office:value="0.0780857435058">
                <text:p>0.078085743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765557201395">
                <text:p>0.0765557201395</text:p>
              </table:table-cell>
              <table:table-cell office:value-type="float" office:value="0.0851205166251">
                <text:p>0.0851205166251</text:p>
              </table:table-cell>
              <table:table-cell office:value-type="float" office:value="0.0780849190351">
                <text:p>0.078084919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765552630249">
                <text:p>0.0765552630249</text:p>
              </table:table-cell>
              <table:table-cell office:value-type="float" office:value="0.0851196320664">
                <text:p>0.0851196320664</text:p>
              </table:table-cell>
              <table:table-cell office:value-type="float" office:value="0.0780841357997">
                <text:p>0.078084135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765548287697">
                <text:p>0.0765548287697</text:p>
              </table:table-cell>
              <table:table-cell office:value-type="float" office:value="0.085118791748">
                <text:p>0.085118791748</text:p>
              </table:table-cell>
              <table:table-cell office:value-type="float" office:value="0.0780833917367">
                <text:p>0.078083391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765544162306">
                <text:p>0.0765544162306</text:p>
              </table:table-cell>
              <table:table-cell office:value-type="float" office:value="0.0851179934569">
                <text:p>0.0851179934569</text:p>
              </table:table-cell>
              <table:table-cell office:value-type="float" office:value="0.0780826848863">
                <text:p>0.078082684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765540243214">
                <text:p>0.0765540243214</text:p>
              </table:table-cell>
              <table:table-cell office:value-type="float" office:value="0.0851172350905">
                <text:p>0.0851172350905</text:p>
              </table:table-cell>
              <table:table-cell office:value-type="float" office:value="0.0780820133871">
                <text:p>0.078082013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765536520104">
                <text:p>0.0765536520104</text:p>
              </table:table-cell>
              <table:table-cell office:value-type="float" office:value="0.0851165146516">
                <text:p>0.0851165146516</text:p>
              </table:table-cell>
              <table:table-cell office:value-type="float" office:value="0.0780813754706">
                <text:p>0.078081375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765532983174">
                <text:p>0.0765532983174</text:p>
              </table:table-cell>
              <table:table-cell office:value-type="float" office:value="0.0851158302429">
                <text:p>0.0851158302429</text:p>
              </table:table-cell>
              <table:table-cell office:value-type="float" office:value="0.0780807694569">
                <text:p>0.078080769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765529623112">
                <text:p>0.0765529623112</text:p>
              </table:table-cell>
              <table:table-cell office:value-type="float" office:value="0.0851151800622">
                <text:p>0.0851151800622</text:p>
              </table:table-cell>
              <table:table-cell office:value-type="float" office:value="0.0780801937503">
                <text:p>0.078080193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765526431073">
                <text:p>0.0765526431073</text:p>
              </table:table-cell>
              <table:table-cell office:value-type="float" office:value="0.0851145623972">
                <text:p>0.0851145623972</text:p>
              </table:table-cell>
              <table:table-cell office:value-type="float" office:value="0.0780796468347">
                <text:p>0.078079646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765523398654">
                <text:p>0.0765523398654</text:p>
              </table:table-cell>
              <table:table-cell office:value-type="float" office:value="0.0851139756216">
                <text:p>0.0851139756216</text:p>
              </table:table-cell>
              <table:table-cell office:value-type="float" office:value="0.0780791272701">
                <text:p>0.078079127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765520517872">
                <text:p>0.0765520517872</text:p>
              </table:table-cell>
              <table:table-cell office:value-type="float" office:value="0.0851134181902">
                <text:p>0.0851134181902</text:p>
              </table:table-cell>
              <table:table-cell office:value-type="float" office:value="0.0780786336883">
                <text:p>0.078078633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765517781144">
                <text:p>0.0765517781144</text:p>
              </table:table-cell>
              <table:table-cell office:value-type="float" office:value="0.0851128886354">
                <text:p>0.0851128886354</text:p>
              </table:table-cell>
              <table:table-cell office:value-type="float" office:value="0.0780781647898">
                <text:p>0.078078164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65515181265">
                <text:p>0.0765515181265</text:p>
              </table:table-cell>
              <table:table-cell office:value-type="float" office:value="0.0851123855628">
                <text:p>0.0851123855628</text:p>
              </table:table-cell>
              <table:table-cell office:value-type="float" office:value="0.0780777193401">
                <text:p>0.078077719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765512711392">
                <text:p>0.0765512711392</text:p>
              </table:table-cell>
              <table:table-cell office:value-type="float" office:value="0.0851119076478">
                <text:p>0.0851119076478</text:p>
              </table:table-cell>
              <table:table-cell office:value-type="float" office:value="0.0780772961662">
                <text:p>0.078077296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765510365024">
                <text:p>0.0765510365024</text:p>
              </table:table-cell>
              <table:table-cell office:value-type="float" office:value="0.0851114536323">
                <text:p>0.0851114536323</text:p>
              </table:table-cell>
              <table:table-cell office:value-type="float" office:value="0.0780768941542">
                <text:p>0.078076894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765508135983">
                <text:p>0.0765508135983</text:p>
              </table:table-cell>
              <table:table-cell office:value-type="float" office:value="0.0851110223208">
                <text:p>0.0851110223208</text:p>
              </table:table-cell>
              <table:table-cell office:value-type="float" office:value="0.0780765122455">
                <text:p>0.078076512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765506018403">
                <text:p>0.0765506018403</text:p>
              </table:table-cell>
              <table:table-cell office:value-type="float" office:value="0.0851106125779">
                <text:p>0.0851106125779</text:p>
              </table:table-cell>
              <table:table-cell office:value-type="float" office:value="0.0780761494348">
                <text:p>0.078076149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76550400671">
                <text:p>0.076550400671</text:p>
              </table:table-cell>
              <table:table-cell office:value-type="float" office:value="0.0851102233248">
                <text:p>0.0851102233248</text:p>
              </table:table-cell>
              <table:table-cell office:value-type="float" office:value="0.0780758047668">
                <text:p>0.078075804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765502095609">
                <text:p>0.0765502095609</text:p>
              </table:table-cell>
              <table:table-cell office:value-type="float" office:value="0.0851098535368">
                <text:p>0.0851098535368</text:p>
              </table:table-cell>
              <table:table-cell office:value-type="float" office:value="0.0780754773344">
                <text:p>0.078075477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765500280069">
                <text:p>0.0765500280069</text:p>
              </table:table-cell>
              <table:table-cell office:value-type="float" office:value="0.0851095022403">
                <text:p>0.0851095022403</text:p>
              </table:table-cell>
              <table:table-cell office:value-type="float" office:value="0.0780751662754">
                <text:p>0.078075166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765498555313">
                <text:p>0.0765498555313</text:p>
              </table:table-cell>
              <table:table-cell office:value-type="float" office:value="0.0851091685107">
                <text:p>0.0851091685107</text:p>
              </table:table-cell>
              <table:table-cell office:value-type="float" office:value="0.078074870771">
                <text:p>0.07807487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765496916799">
                <text:p>0.0765496916799</text:p>
              </table:table-cell>
              <table:table-cell office:value-type="float" office:value="0.0851088514693">
                <text:p>0.0851088514693</text:p>
              </table:table-cell>
              <table:table-cell office:value-type="float" office:value="0.0780745900433">
                <text:p>0.078074590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765495360215">
                <text:p>0.0765495360215</text:p>
              </table:table-cell>
              <table:table-cell office:value-type="float" office:value="0.0851085502815">
                <text:p>0.0851085502815</text:p>
              </table:table-cell>
              <table:table-cell office:value-type="float" office:value="0.0780743233534">
                <text:p>0.078074323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65493881465">
                <text:p>0.0765493881465</text:p>
              </table:table-cell>
              <table:table-cell office:value-type="float" office:value="0.0851082641547">
                <text:p>0.0851082641547</text:p>
              </table:table-cell>
              <table:table-cell office:value-type="float" office:value="0.0780740699992">
                <text:p>0.07807406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765492476656">
                <text:p>0.0765492476656</text:p>
              </table:table-cell>
              <table:table-cell office:value-type="float" office:value="0.0851079923354">
                <text:p>0.0851079923354</text:p>
              </table:table-cell>
              <table:table-cell office:value-type="float" office:value="0.0780738293138">
                <text:p>0.078073829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765491142092">
                <text:p>0.0765491142092</text:p>
              </table:table-cell>
              <table:table-cell office:value-type="float" office:value="0.0851077341083">
                <text:p>0.0851077341083</text:p>
              </table:table-cell>
              <table:table-cell office:value-type="float" office:value="0.0780736006637">
                <text:p>0.078073600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765489874258">
                <text:p>0.0765489874258</text:p>
              </table:table-cell>
              <table:table-cell office:value-type="float" office:value="0.0851074887937">
                <text:p>0.0851074887937</text:p>
              </table:table-cell>
              <table:table-cell office:value-type="float" office:value="0.078073383447">
                <text:p>0.07807338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765488669819">
                <text:p>0.0765488669819</text:p>
              </table:table-cell>
              <table:table-cell office:value-type="float" office:value="0.0851072557457">
                <text:p>0.0851072557457</text:p>
              </table:table-cell>
              <table:table-cell office:value-type="float" office:value="0.078073177092">
                <text:p>0.07807317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765487525605">
                <text:p>0.0765487525605</text:p>
              </table:table-cell>
              <table:table-cell office:value-type="float" office:value="0.085107034351">
                <text:p>0.085107034351</text:p>
              </table:table-cell>
              <table:table-cell office:value-type="float" office:value="0.0780729810554">
                <text:p>0.078072981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765486438603">
                <text:p>0.0765486438603</text:p>
              </table:table-cell>
              <table:table-cell office:value-type="float" office:value="0.0851068240268">
                <text:p>0.0851068240268</text:p>
              </table:table-cell>
              <table:table-cell office:value-type="float" office:value="0.0780727948213">
                <text:p>0.0780727948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765485405954">
                <text:p>0.0765485405954</text:p>
              </table:table-cell>
              <table:table-cell office:value-type="float" office:value="0.0851066242195">
                <text:p>0.0851066242195</text:p>
              </table:table-cell>
              <table:table-cell office:value-type="float" office:value="0.0780726178995">
                <text:p>0.0780726178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765484424939">
                <text:p>0.0765484424939</text:p>
              </table:table-cell>
              <table:table-cell office:value-type="float" office:value="0.0851064344032">
                <text:p>0.0851064344032</text:p>
              </table:table-cell>
              <table:table-cell office:value-type="float" office:value="0.0780724498244">
                <text:p>0.07807244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765483492977">
                <text:p>0.0765483492977</text:p>
              </table:table-cell>
              <table:table-cell office:value-type="float" office:value="0.0851062540783">
                <text:p>0.0851062540783</text:p>
              </table:table-cell>
              <table:table-cell office:value-type="float" office:value="0.0780722901535">
                <text:p>0.078072290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765482607614">
                <text:p>0.0765482607614</text:p>
              </table:table-cell>
              <table:table-cell office:value-type="float" office:value="0.0851060827702">
                <text:p>0.0851060827702</text:p>
              </table:table-cell>
              <table:table-cell office:value-type="float" office:value="0.0780721384666">
                <text:p>0.078072138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76548176652">
                <text:p>0.076548176652</text:p>
              </table:table-cell>
              <table:table-cell office:value-type="float" office:value="0.085105920028">
                <text:p>0.085105920028</text:p>
              </table:table-cell>
              <table:table-cell office:value-type="float" office:value="0.0780719943644">
                <text:p>0.078071994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765480967483">
                <text:p>0.0765480967483</text:p>
              </table:table-cell>
              <table:table-cell office:value-type="float" office:value="0.0851057654233">
                <text:p>0.0851057654233</text:p>
              </table:table-cell>
              <table:table-cell office:value-type="float" office:value="0.0780718574677">
                <text:p>0.078071857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765480208399">
                <text:p>0.0765480208399</text:p>
              </table:table-cell>
              <table:table-cell office:value-type="float" office:value="0.0851056185492">
                <text:p>0.0851056185492</text:p>
              </table:table-cell>
              <table:table-cell office:value-type="float" office:value="0.0780717274162">
                <text:p>0.078071727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765479487269">
                <text:p>0.0765479487269</text:p>
              </table:table-cell>
              <table:table-cell office:value-type="float" office:value="0.0851054790191">
                <text:p>0.0851054790191</text:p>
              </table:table-cell>
              <table:table-cell office:value-type="float" office:value="0.0780716038675">
                <text:p>0.078071603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765478802198">
                <text:p>0.0765478802198</text:p>
              </table:table-cell>
              <table:table-cell office:value-type="float" office:value="0.0851053464659">
                <text:p>0.0851053464659</text:p>
              </table:table-cell>
              <table:table-cell office:value-type="float" office:value="0.0780714864965">
                <text:p>0.078071486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76547815138">
                <text:p>0.076547815138</text:p>
              </table:table-cell>
              <table:table-cell office:value-type="float" office:value="0.0851052205406">
                <text:p>0.0851052205406</text:p>
              </table:table-cell>
              <table:table-cell office:value-type="float" office:value="0.0780713749943">
                <text:p>0.078071374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765477533104">
                <text:p>0.0765477533104</text:p>
              </table:table-cell>
              <table:table-cell office:value-type="float" office:value="0.0851051009118">
                <text:p>0.0851051009118</text:p>
              </table:table-cell>
              <table:table-cell office:value-type="float" office:value="0.0780712690674">
                <text:p>0.078071269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765476945743">
                <text:p>0.0765476945743</text:p>
              </table:table-cell>
              <table:table-cell office:value-type="float" office:value="0.0851049872647">
                <text:p>0.0851049872647</text:p>
              </table:table-cell>
              <table:table-cell office:value-type="float" office:value="0.0780711684371">
                <text:p>0.078071168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6547638775">
                <text:p>0.076547638775</text:p>
              </table:table-cell>
              <table:table-cell office:value-type="float" office:value="0.0851048793002">
                <text:p>0.0851048793002</text:p>
              </table:table-cell>
              <table:table-cell office:value-type="float" office:value="0.0780710728385">
                <text:p>0.078071072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765475857658">
                <text:p>0.0765475857658</text:p>
              </table:table-cell>
              <table:table-cell office:value-type="float" office:value="0.085104776734">
                <text:p>0.085104776734</text:p>
              </table:table-cell>
              <table:table-cell office:value-type="float" office:value="0.0780709820199">
                <text:p>0.078070982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76547535407">
                <text:p>0.076547535407</text:p>
              </table:table-cell>
              <table:table-cell office:value-type="float" office:value="0.0851046792964">
                <text:p>0.0851046792964</text:p>
              </table:table-cell>
              <table:table-cell office:value-type="float" office:value="0.0780708957424">
                <text:p>0.078070895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765474875663">
                <text:p>0.0765474875663</text:p>
              </table:table-cell>
              <table:table-cell office:value-type="float" office:value="0.0851045867308">
                <text:p>0.0851045867308</text:p>
              </table:table-cell>
              <table:table-cell office:value-type="float" office:value="0.0780708137789">
                <text:p>0.078070813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765474421176">
                <text:p>0.0765474421176</text:p>
              </table:table-cell>
              <table:table-cell office:value-type="float" office:value="0.0851044987935">
                <text:p>0.0851044987935</text:p>
              </table:table-cell>
              <table:table-cell office:value-type="float" office:value="0.0780707359137">
                <text:p>0.078070735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765473989414">
                <text:p>0.0765473989414</text:p>
              </table:table-cell>
              <table:table-cell office:value-type="float" office:value="0.0851044152533">
                <text:p>0.0851044152533</text:p>
              </table:table-cell>
              <table:table-cell office:value-type="float" office:value="0.0780706619419">
                <text:p>0.078070661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76547357924">
                <text:p>0.076547357924</text:p>
              </table:table-cell>
              <table:table-cell office:value-type="float" office:value="0.0851043358902">
                <text:p>0.0851043358902</text:p>
              </table:table-cell>
              <table:table-cell office:value-type="float" office:value="0.0780705916688">
                <text:p>0.078070591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765473189576">
                <text:p>0.0765473189576</text:p>
              </table:table-cell>
              <table:table-cell office:value-type="float" office:value="0.0851042604954">
                <text:p>0.0851042604954</text:p>
              </table:table-cell>
              <table:table-cell office:value-type="float" office:value="0.0780705249094">
                <text:p>0.078070524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765472819394">
                <text:p>0.0765472819394</text:p>
              </table:table-cell>
              <table:table-cell office:value-type="float" office:value="0.0851041888704">
                <text:p>0.0851041888704</text:p>
              </table:table-cell>
              <table:table-cell office:value-type="float" office:value="0.078070461488">
                <text:p>0.07807046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765472467723">
                <text:p>0.0765472467723</text:p>
              </table:table-cell>
              <table:table-cell office:value-type="float" office:value="0.0851041208267">
                <text:p>0.0851041208267</text:p>
              </table:table-cell>
              <table:table-cell office:value-type="float" office:value="0.0780704012378">
                <text:p>0.078070401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765472133635">
                <text:p>0.0765472133635</text:p>
              </table:table-cell>
              <table:table-cell office:value-type="float" office:value="0.0851040561853">
                <text:p>0.0851040561853</text:p>
              </table:table-cell>
              <table:table-cell office:value-type="float" office:value="0.0780703440002">
                <text:p>0.078070344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765471816251">
                <text:p>0.0765471816251</text:p>
              </table:table-cell>
              <table:table-cell office:value-type="float" office:value="0.085103994776">
                <text:p>0.085103994776</text:p>
              </table:table-cell>
              <table:table-cell office:value-type="float" office:value="0.0780702896245">
                <text:p>0.078070289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765471514737">
                <text:p>0.0765471514737</text:p>
              </table:table-cell>
              <table:table-cell office:value-type="float" office:value="0.0851039364372">
                <text:p>0.0851039364372</text:p>
              </table:table-cell>
              <table:table-cell office:value-type="float" office:value="0.0780702379676">
                <text:p>0.078070237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765471228299">
                <text:p>0.0765471228299</text:p>
              </table:table-cell>
              <table:table-cell office:value-type="float" office:value="0.0851038810155">
                <text:p>0.0851038810155</text:p>
              </table:table-cell>
              <table:table-cell office:value-type="float" office:value="0.0780701888936">
                <text:p>0.078070188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765470956183">
                <text:p>0.0765470956183</text:p>
              </table:table-cell>
              <table:table-cell office:value-type="float" office:value="0.0851038283648">
                <text:p>0.0851038283648</text:p>
              </table:table-cell>
              <table:table-cell office:value-type="float" office:value="0.0780701422734">
                <text:p>0.078070142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765470697672">
                <text:p>0.0765470697672</text:p>
              </table:table-cell>
              <table:table-cell office:value-type="float" office:value="0.0851037783468">
                <text:p>0.0851037783468</text:p>
              </table:table-cell>
              <table:table-cell office:value-type="float" office:value="0.0780700979842">
                <text:p>0.078070097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765470452088">
                <text:p>0.0765470452088</text:p>
              </table:table-cell>
              <table:table-cell office:value-type="float" office:value="0.0851037308297">
                <text:p>0.0851037308297</text:p>
              </table:table-cell>
              <table:table-cell office:value-type="float" office:value="0.0780700559095">
                <text:p>0.078070055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765470218782">
                <text:p>0.0765470218782</text:p>
              </table:table-cell>
              <table:table-cell office:value-type="float" office:value="0.0851036856885">
                <text:p>0.0851036856885</text:p>
              </table:table-cell>
              <table:table-cell office:value-type="float" office:value="0.0780700159386">
                <text:p>0.078070015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765469997142">
                <text:p>0.0765469997142</text:p>
              </table:table-cell>
              <table:table-cell office:value-type="float" office:value="0.0851036428043">
                <text:p>0.0851036428043</text:p>
              </table:table-cell>
              <table:table-cell office:value-type="float" office:value="0.0780699779662">
                <text:p>0.0780699779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765469786585">
                <text:p>0.0765469786585</text:p>
              </table:table-cell>
              <table:table-cell office:value-type="float" office:value="0.0851036020644">
                <text:p>0.0851036020644</text:p>
              </table:table-cell>
              <table:table-cell office:value-type="float" office:value="0.0780699418925">
                <text:p>0.07806994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765469586555">
                <text:p>0.0765469586555</text:p>
              </table:table-cell>
              <table:table-cell office:value-type="float" office:value="0.0851035633616">
                <text:p>0.0851035633616</text:p>
              </table:table-cell>
              <table:table-cell office:value-type="float" office:value="0.0780699076225">
                <text:p>0.078069907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765469396526">
                <text:p>0.0765469396526</text:p>
              </table:table-cell>
              <table:table-cell office:value-type="float" office:value="0.0851035265939">
                <text:p>0.0851035265939</text:p>
              </table:table-cell>
              <table:table-cell office:value-type="float" office:value="0.078069875066">
                <text:p>0.07806987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765469216">
                <text:p>0.0765469216</text:p>
              </table:table-cell>
              <table:table-cell office:value-type="float" office:value="0.0851034916646">
                <text:p>0.0851034916646</text:p>
              </table:table-cell>
              <table:table-cell office:value-type="float" office:value="0.0780698441374">
                <text:p>0.078069844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765469044499">
                <text:p>0.0765469044499</text:p>
              </table:table-cell>
              <table:table-cell office:value-type="float" office:value="0.0851034584818">
                <text:p>0.0851034584818</text:p>
              </table:table-cell>
              <table:table-cell office:value-type="float" office:value="0.0780698147552">
                <text:p>0.078069814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765468881574">
                <text:p>0.0765468881574</text:p>
              </table:table-cell>
              <table:table-cell office:value-type="float" office:value="0.0851034269581">
                <text:p>0.0851034269581</text:p>
              </table:table-cell>
              <table:table-cell office:value-type="float" office:value="0.0780697868421">
                <text:p>0.07806978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765468726795">
                <text:p>0.0765468726795</text:p>
              </table:table-cell>
              <table:table-cell office:value-type="float" office:value="0.0851033970107">
                <text:p>0.0851033970107</text:p>
              </table:table-cell>
              <table:table-cell office:value-type="float" office:value="0.0780697603247">
                <text:p>0.078069760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765468579755">
                <text:p>0.0765468579755</text:p>
              </table:table-cell>
              <table:table-cell office:value-type="float" office:value="0.0851033685606">
                <text:p>0.0851033685606</text:p>
              </table:table-cell>
              <table:table-cell office:value-type="float" office:value="0.0780697351332">
                <text:p>0.078069735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765468440067">
                <text:p>0.0765468440067</text:p>
              </table:table-cell>
              <table:table-cell office:value-type="float" office:value="0.085103341533">
                <text:p>0.085103341533</text:p>
              </table:table-cell>
              <table:table-cell office:value-type="float" office:value="0.0780697112013">
                <text:p>0.078069711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765468307363">
                <text:p>0.0765468307363</text:p>
              </table:table-cell>
              <table:table-cell office:value-type="float" office:value="0.0851033158569">
                <text:p>0.0851033158569</text:p>
              </table:table-cell>
              <table:table-cell office:value-type="float" office:value="0.0780696884659">
                <text:p>0.07806968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765468181295">
                <text:p>0.0765468181295</text:p>
              </table:table-cell>
              <table:table-cell office:value-type="float" office:value="0.0851032914645">
                <text:p>0.0851032914645</text:p>
              </table:table-cell>
              <table:table-cell office:value-type="float" office:value="0.0780696668674">
                <text:p>0.07806966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76546806153">
                <text:p>0.076546806153</text:p>
              </table:table-cell>
              <table:table-cell office:value-type="float" office:value="0.0851032682918">
                <text:p>0.0851032682918</text:p>
              </table:table-cell>
              <table:table-cell office:value-type="float" office:value="0.0780696463488">
                <text:p>0.078069646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765467947753">
                <text:p>0.0765467947753</text:p>
              </table:table-cell>
              <table:table-cell office:value-type="float" office:value="0.0851032462778">
                <text:p>0.0851032462778</text:p>
              </table:table-cell>
              <table:table-cell office:value-type="float" office:value="0.0780696268561">
                <text:p>0.078069626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765467839665">
                <text:p>0.0765467839665</text:p>
              </table:table-cell>
              <table:table-cell office:value-type="float" office:value="0.0851032253644">
                <text:p>0.0851032253644</text:p>
              </table:table-cell>
              <table:table-cell office:value-type="float" office:value="0.0780696083381">
                <text:p>0.078069608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765467736982">
                <text:p>0.0765467736982</text:p>
              </table:table-cell>
              <table:table-cell office:value-type="float" office:value="0.0851032054967">
                <text:p>0.0851032054967</text:p>
              </table:table-cell>
              <table:table-cell office:value-type="float" office:value="0.0780695907459">
                <text:p>0.078069590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765467639433">
                <text:p>0.0765467639433</text:p>
              </table:table-cell>
              <table:table-cell office:value-type="float" office:value="0.0851031866224">
                <text:p>0.0851031866224</text:p>
              </table:table-cell>
              <table:table-cell office:value-type="float" office:value="0.0780695740334">
                <text:p>0.078069574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765467546761">
                <text:p>0.0765467546761</text:p>
              </table:table-cell>
              <table:table-cell office:value-type="float" office:value="0.0851031686918">
                <text:p>0.0851031686918</text:p>
              </table:table-cell>
              <table:table-cell office:value-type="float" office:value="0.0780695581565">
                <text:p>0.078069558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765467458723">
                <text:p>0.0765467458723</text:p>
              </table:table-cell>
              <table:table-cell office:value-type="float" office:value="0.0851031516578">
                <text:p>0.0851031516578</text:p>
              </table:table-cell>
              <table:table-cell office:value-type="float" office:value="0.0780695430735">
                <text:p>0.078069543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765467375087">
                <text:p>0.0765467375087</text:p>
              </table:table-cell>
              <table:table-cell office:value-type="float" office:value="0.0851031354755">
                <text:p>0.0851031354755</text:p>
              </table:table-cell>
              <table:table-cell office:value-type="float" office:value="0.0780695287446">
                <text:p>0.078069528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765467295632">
                <text:p>0.0765467295632</text:p>
              </table:table-cell>
              <table:table-cell office:value-type="float" office:value="0.0851031201023">
                <text:p>0.0851031201023</text:p>
              </table:table-cell>
              <table:table-cell office:value-type="float" office:value="0.0780695151322">
                <text:p>0.078069515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765467220151">
                <text:p>0.0765467220151</text:p>
              </table:table-cell>
              <table:table-cell office:value-type="float" office:value="0.0851031054977">
                <text:p>0.0851031054977</text:p>
              </table:table-cell>
              <table:table-cell office:value-type="float" office:value="0.0780695022004">
                <text:p>0.078069502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765467148443">
                <text:p>0.0765467148443</text:p>
              </table:table-cell>
              <table:table-cell office:value-type="float" office:value="0.0851030916234">
                <text:p>0.0851030916234</text:p>
              </table:table-cell>
              <table:table-cell office:value-type="float" office:value="0.0780694899151">
                <text:p>0.0780694899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765467080321">
                <text:p>0.0765467080321</text:p>
              </table:table-cell>
              <table:table-cell office:value-type="float" office:value="0.0851030784428">
                <text:p>0.0851030784428</text:p>
              </table:table-cell>
              <table:table-cell office:value-type="float" office:value="0.0780694782442">
                <text:p>0.078069478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765467015605">
                <text:p>0.0765467015605</text:p>
              </table:table-cell>
              <table:table-cell office:value-type="float" office:value="0.0851030659212">
                <text:p>0.0851030659212</text:p>
              </table:table-cell>
              <table:table-cell office:value-type="float" office:value="0.0780694671568">
                <text:p>0.078069467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765466954125">
                <text:p>0.0765466954125</text:p>
              </table:table-cell>
              <table:table-cell office:value-type="float" office:value="0.0851030540257">
                <text:p>0.0851030540257</text:p>
              </table:table-cell>
              <table:table-cell office:value-type="float" office:value="0.0780694566238">
                <text:p>0.078069456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765466895719">
                <text:p>0.0765466895719</text:p>
              </table:table-cell>
              <table:table-cell office:value-type="float" office:value="0.085103042725">
                <text:p>0.085103042725</text:p>
              </table:table-cell>
              <table:table-cell office:value-type="float" office:value="0.0780694466174">
                <text:p>0.078069446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765466840233">
                <text:p>0.0765466840233</text:p>
              </table:table-cell>
              <table:table-cell office:value-type="float" office:value="0.0851030319894">
                <text:p>0.0851030319894</text:p>
              </table:table-cell>
              <table:table-cell office:value-type="float" office:value="0.0780694371113">
                <text:p>0.078069437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765466787521">
                <text:p>0.0765466787521</text:p>
              </table:table-cell>
              <table:table-cell office:value-type="float" office:value="0.0851030217905">
                <text:p>0.0851030217905</text:p>
              </table:table-cell>
              <table:table-cell office:value-type="float" office:value="0.0780694280806">
                <text:p>0.078069428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765466737445">
                <text:p>0.0765466737445</text:p>
              </table:table-cell>
              <table:table-cell office:value-type="float" office:value="0.0851030121015">
                <text:p>0.0851030121015</text:p>
              </table:table-cell>
              <table:table-cell office:value-type="float" office:value="0.0780694195014">
                <text:p>0.078069419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765466689873">
                <text:p>0.0765466689873</text:p>
              </table:table-cell>
              <table:table-cell office:value-type="float" office:value="0.085103002897">
                <text:p>0.085103002897</text:p>
              </table:table-cell>
              <table:table-cell office:value-type="float" office:value="0.0780694113511">
                <text:p>0.078069411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765466644679">
                <text:p>0.0765466644679</text:p>
              </table:table-cell>
              <table:table-cell office:value-type="float" office:value="0.0851029941528">
                <text:p>0.0851029941528</text:p>
              </table:table-cell>
              <table:table-cell office:value-type="float" office:value="0.0780694036084">
                <text:p>0.078069403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765466601745">
                <text:p>0.0765466601745</text:p>
              </table:table-cell>
              <table:table-cell office:value-type="float" office:value="0.0851029858457">
                <text:p>0.0851029858457</text:p>
              </table:table-cell>
              <table:table-cell office:value-type="float" office:value="0.0780693962528">
                <text:p>0.078069396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765466560958">
                <text:p>0.0765466560958</text:p>
              </table:table-cell>
              <table:table-cell office:value-type="float" office:value="0.085102977954">
                <text:p>0.085102977954</text:p>
              </table:table-cell>
              <table:table-cell office:value-type="float" office:value="0.078069389265">
                <text:p>0.07806938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76546652221">
                <text:p>0.076546652221</text:p>
              </table:table-cell>
              <table:table-cell office:value-type="float" office:value="0.0851029704569">
                <text:p>0.0851029704569</text:p>
              </table:table-cell>
              <table:table-cell office:value-type="float" office:value="0.0780693826265">
                <text:p>0.078069382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7654664854">
                <text:p>0.07654664854</text:p>
              </table:table-cell>
              <table:table-cell office:value-type="float" office:value="0.0851029633347">
                <text:p>0.0851029633347</text:p>
              </table:table-cell>
              <table:table-cell office:value-type="float" office:value="0.07806937632">
                <text:p>0.078069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76546645043">
                <text:p>0.076546645043</text:p>
              </table:table-cell>
              <table:table-cell office:value-type="float" office:value="0.0851029565685">
                <text:p>0.0851029565685</text:p>
              </table:table-cell>
              <table:table-cell office:value-type="float" office:value="0.0780693703288">
                <text:p>0.078069370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765466417208">
                <text:p>0.0765466417208</text:p>
              </table:table-cell>
              <table:table-cell office:value-type="float" office:value="0.0851029501407">
                <text:p>0.0851029501407</text:p>
              </table:table-cell>
              <table:table-cell office:value-type="float" office:value="0.0780693646372">
                <text:p>0.078069364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765466385648">
                <text:p>0.0765466385648</text:p>
              </table:table-cell>
              <table:table-cell office:value-type="float" office:value="0.0851029440342">
                <text:p>0.0851029440342</text:p>
              </table:table-cell>
              <table:table-cell office:value-type="float" office:value="0.0780693592302">
                <text:p>0.078069359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765466355666">
                <text:p>0.0765466355666</text:p>
              </table:table-cell>
              <table:table-cell office:value-type="float" office:value="0.0851029382331">
                <text:p>0.0851029382331</text:p>
              </table:table-cell>
              <table:table-cell office:value-type="float" office:value="0.0780693540935">
                <text:p>0.078069354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765466327182">
                <text:p>0.0765466327182</text:p>
              </table:table-cell>
              <table:table-cell office:value-type="float" office:value="0.0851029327221">
                <text:p>0.0851029327221</text:p>
              </table:table-cell>
              <table:table-cell office:value-type="float" office:value="0.0780693492136">
                <text:p>0.078069349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765466300123">
                <text:p>0.0765466300123</text:p>
              </table:table-cell>
              <table:table-cell office:value-type="float" office:value="0.0851029274866">
                <text:p>0.0851029274866</text:p>
              </table:table-cell>
              <table:table-cell office:value-type="float" office:value="0.0780693445778">
                <text:p>0.078069344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765466274417">
                <text:p>0.0765466274417</text:p>
              </table:table-cell>
              <table:table-cell office:value-type="float" office:value="0.0851029225128">
                <text:p>0.0851029225128</text:p>
              </table:table-cell>
              <table:table-cell office:value-type="float" office:value="0.0780693401737">
                <text:p>0.078069340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765466249996">
                <text:p>0.0765466249996</text:p>
              </table:table-cell>
              <table:table-cell office:value-type="float" office:value="0.0851029177878">
                <text:p>0.0851029177878</text:p>
              </table:table-cell>
              <table:table-cell office:value-type="float" office:value="0.0780693359899">
                <text:p>0.078069335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864782612841">
                <text:p>0.0864782612841</text:p>
              </table:table-cell>
              <table:table-cell office:value-type="float" office:value="0.085102913299">
                <text:p>0.085102913299</text:p>
              </table:table-cell>
              <table:table-cell office:value-type="float" office:value="0.0780693320152">
                <text:p>0.078069332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850235372861">
                <text:p>0.0850235372861</text:p>
              </table:table-cell>
              <table:table-cell office:value-type="float" office:value="0.0851029090346">
                <text:p>0.0851029090346</text:p>
              </table:table-cell>
              <table:table-cell office:value-type="float" office:value="0.0780693282393">
                <text:p>0.078069328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836746672574">
                <text:p>0.0836746672574</text:p>
              </table:table-cell>
              <table:table-cell office:value-type="float" office:value="0.0851029049835">
                <text:p>0.0851029049835</text:p>
              </table:table-cell>
              <table:table-cell office:value-type="float" office:value="0.0780693246521">
                <text:p>0.078069324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824221622958">
                <text:p>0.0824221622958</text:p>
              </table:table-cell>
              <table:table-cell office:value-type="float" office:value="0.0851029011349">
                <text:p>0.0851029011349</text:p>
              </table:table-cell>
              <table:table-cell office:value-type="float" office:value="0.0780693212443">
                <text:p>0.078069321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812575882807">
                <text:p>0.0812575882807</text:p>
              </table:table-cell>
              <table:table-cell office:value-type="float" office:value="0.0851028974788">
                <text:p>0.0851028974788</text:p>
              </table:table-cell>
              <table:table-cell office:value-type="float" office:value="0.078069318007">
                <text:p>0.07806931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801734246997">
                <text:p>0.0801734246997</text:p>
              </table:table-cell>
              <table:table-cell office:value-type="float" office:value="0.0851028940054">
                <text:p>0.0851028940054</text:p>
              </table:table-cell>
              <table:table-cell office:value-type="float" office:value="0.0780693149314">
                <text:p>0.078069314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791629454152">
                <text:p>0.0791629454152</text:p>
              </table:table-cell>
              <table:table-cell office:value-type="float" office:value="0.0851028907058">
                <text:p>0.0851028907058</text:p>
              </table:table-cell>
              <table:table-cell office:value-type="float" office:value="0.0780693120097">
                <text:p>0.078069312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782201175191">
                <text:p>0.0782201175191</text:p>
              </table:table-cell>
              <table:table-cell office:value-type="float" office:value="0.0851028875711">
                <text:p>0.0851028875711</text:p>
              </table:table-cell>
              <table:table-cell office:value-type="float" office:value="0.078069309234">
                <text:p>0.07806930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77339515175">
                <text:p>0.077339515175</text:p>
              </table:table-cell>
              <table:table-cell office:value-type="float" office:value="0.0851028845931">
                <text:p>0.0851028845931</text:p>
              </table:table-cell>
              <table:table-cell office:value-type="float" office:value="0.0780693065972">
                <text:p>0.078069306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765162459345">
                <text:p>0.0765162459345</text:p>
              </table:table-cell>
              <table:table-cell office:value-type="float" office:value="0.0851028817641">
                <text:p>0.0851028817641</text:p>
              </table:table-cell>
              <table:table-cell office:value-type="float" office:value="0.0780693040921">
                <text:p>0.078069304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757458874836">
                <text:p>0.0757458874836</text:p>
              </table:table-cell>
              <table:table-cell office:value-type="float" office:value="0.0851028790764">
                <text:p>0.0851028790764</text:p>
              </table:table-cell>
              <table:table-cell office:value-type="float" office:value="0.0780693017123">
                <text:p>0.078069301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750244331443">
                <text:p>0.0750244331443</text:p>
              </table:table-cell>
              <table:table-cell office:value-type="float" office:value="0.0851028765232">
                <text:p>0.0851028765232</text:p>
              </table:table-cell>
              <table:table-cell office:value-type="float" office:value="0.0780692994516">
                <text:p>0.078069299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743482447587">
                <text:p>0.0743482447587</text:p>
              </table:table-cell>
              <table:table-cell office:value-type="float" office:value="0.0851028740977">
                <text:p>0.0851028740977</text:p>
              </table:table-cell>
              <table:table-cell office:value-type="float" office:value="0.0780692973038">
                <text:p>0.078069297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737140118193">
                <text:p>0.0737140118193</text:p>
              </table:table-cell>
              <table:table-cell office:value-type="float" office:value="0.0851028717934">
                <text:p>0.0851028717934</text:p>
              </table:table-cell>
              <table:table-cell office:value-type="float" office:value="0.0780692952634">
                <text:p>0.078069295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731187159044">
                <text:p>0.0731187159044</text:p>
              </table:table-cell>
              <table:table-cell office:value-type="float" office:value="0.0851028696043">
                <text:p>0.0851028696043</text:p>
              </table:table-cell>
              <table:table-cell office:value-type="float" office:value="0.0775671914198">
                <text:p>0.077567191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725595996372">
                <text:p>0.0725595996372</text:p>
              </table:table-cell>
              <table:table-cell office:value-type="float" office:value="0.0851028675247">
                <text:p>0.0851028675247</text:p>
              </table:table-cell>
              <table:table-cell office:value-type="float" office:value="0.0763097398554">
                <text:p>0.076309739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720341395119">
                <text:p>0.0720341395119</text:p>
              </table:table-cell>
              <table:table-cell office:value-type="float" office:value="0.0797414695909">
                <text:p>0.0797414695909</text:p>
              </table:table-cell>
              <table:table-cell office:value-type="float" office:value="0.0751423523988">
                <text:p>0.075142352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715400220393">
                <text:p>0.0715400220393</text:p>
              </table:table-cell>
              <table:table-cell office:value-type="float" office:value="0.0782939325119">
                <text:p>0.0782939325119</text:p>
              </table:table-cell>
              <table:table-cell office:value-type="float" office:value="0.0740571198407">
                <text:p>0.074057119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710751227502">
                <text:p>0.0710751227502</text:p>
              </table:table-cell>
              <table:table-cell office:value-type="float" office:value="0.0769539598911">
                <text:p>0.0769539598911</text:p>
              </table:table-cell>
              <table:table-cell office:value-type="float" office:value="0.0730469929673">
                <text:p>0.073046992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706374876642">
                <text:p>0.0706374876642</text:p>
              </table:table-cell>
              <table:table-cell office:value-type="float" office:value="0.0757116437316">
                <text:p>0.0757116437316</text:p>
              </table:table-cell>
              <table:table-cell office:value-type="float" office:value="0.0721056698735">
                <text:p>0.072105669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702253168956">
                <text:p>0.0702253168956</text:p>
              </table:table-cell>
              <table:table-cell office:value-type="float" office:value="0.0745582104158">
                <text:p>0.0745582104158</text:p>
              </table:table-cell>
              <table:table-cell office:value-type="float" office:value="0.0712275004448">
                <text:p>0.071227500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698369501134">
                <text:p>0.0698369501134</text:p>
              </table:table-cell>
              <table:table-cell office:value-type="float" office:value="0.0734858643487">
                <text:p>0.0734858643487</text:p>
              </table:table-cell>
              <table:table-cell office:value-type="float" office:value="0.0704074050514">
                <text:p>0.070407405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69470853616">
                <text:p>0.069470853616</text:p>
              </table:table-cell>
              <table:table-cell office:value-type="float" office:value="0.0724876566143">
                <text:p>0.0724876566143</text:p>
              </table:table-cell>
              <table:table-cell office:value-type="float" office:value="0.0696408050591">
                <text:p>0.069640805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691256088153">
                <text:p>0.0691256088153</text:p>
              </table:table-cell>
              <table:table-cell office:value-type="float" office:value="0.0715573741254">
                <text:p>0.0715573741254</text:p>
              </table:table-cell>
              <table:table-cell office:value-type="float" office:value="0.0689235632136">
                <text:p>0.068923563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687999019547">
                <text:p>0.0687999019547</text:p>
              </table:table-cell>
              <table:table-cell office:value-type="float" office:value="0.0706894456552">
                <text:p>0.0706894456552</text:p>
              </table:table-cell>
              <table:table-cell office:value-type="float" office:value="0.0682519323063">
                <text:p>0.068251932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684925149085">
                <text:p>0.0684925149085</text:p>
              </table:table-cell>
              <table:table-cell office:value-type="float" office:value="0.0698788618411">
                <text:p>0.0698788618411</text:p>
              </table:table-cell>
              <table:table-cell office:value-type="float" office:value="0.067622510817">
                <text:p>0.06762251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682023169328">
                <text:p>0.0682023169328</text:p>
              </table:table-cell>
              <table:table-cell office:value-type="float" office:value="0.0691211068088">
                <text:p>0.0691211068088</text:p>
              </table:table-cell>
              <table:table-cell office:value-type="float" office:value="0.0670322044571">
                <text:p>0.067032204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679282572549">
                <text:p>0.0679282572549</text:p>
              </table:table-cell>
              <table:table-cell office:value-type="float" office:value="0.0684120995048">
                <text:p>0.0684120995048</text:p>
              </table:table-cell>
              <table:table-cell office:value-type="float" office:value="0.0664781927203">
                <text:p>0.066478192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676693584033">
                <text:p>0.0676693584033</text:p>
              </table:table-cell>
              <table:table-cell office:value-type="float" office:value="0.067748143174">
                <text:p>0.067748143174</text:p>
              </table:table-cell>
              <table:table-cell office:value-type="float" office:value="0.0659578997012">
                <text:p>0.065957899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674247101921">
                <text:p>0.0674247101921</text:p>
              </table:table-cell>
              <table:table-cell office:value-type="float" office:value="0.0671258816984">
                <text:p>0.0671258816984</text:p>
              </table:table-cell>
              <table:table-cell office:value-type="float" office:value="0.0654689685594">
                <text:p>0.065468968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671934642881">
                <text:p>0.0671934642881</text:p>
              </table:table-cell>
              <table:table-cell office:value-type="float" office:value="0.0665422617394">
                <text:p>0.0665422617394</text:p>
              </table:table-cell>
              <table:table-cell office:value-type="float" office:value="0.0650092391131">
                <text:p>0.065009239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669748292929">
                <text:p>0.0669748292929</text:p>
              </table:table-cell>
              <table:table-cell office:value-type="float" office:value="0.0659944998074">
                <text:p>0.0659944998074</text:p>
              </table:table-cell>
              <table:table-cell office:value-type="float" office:value="0.0645767281232">
                <text:p>0.064576728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667680662859">
                <text:p>0.0667680662859</text:p>
              </table:table-cell>
              <table:table-cell office:value-type="float" office:value="0.0654800535275">
                <text:p>0.0654800535275</text:p>
              </table:table-cell>
              <table:table-cell office:value-type="float" office:value="0.0641696119002">
                <text:p>0.064169611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665724847771">
                <text:p>0.0665724847771</text:p>
              </table:table-cell>
              <table:table-cell office:value-type="float" office:value="0.0649965964943">
                <text:p>0.0649965964943</text:p>
              </table:table-cell>
              <table:table-cell office:value-type="float" office:value="0.0637862109209">
                <text:p>0.063786210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663874390265">
                <text:p>0.0663874390265</text:p>
              </table:table-cell>
              <table:table-cell office:value-type="float" office:value="0.0645419962044">
                <text:p>0.0645419962044</text:p>
              </table:table-cell>
              <table:table-cell office:value-type="float" office:value="0.0634249761902">
                <text:p>0.063424976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66212324692">
                <text:p>0.066212324692</text:p>
              </table:table-cell>
              <table:table-cell office:value-type="float" office:value="0.0641142946374">
                <text:p>0.0641142946374</text:p>
              </table:table-cell>
              <table:table-cell office:value-type="float" office:value="0.0630844771211">
                <text:p>0.063084477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660465757714">
                <text:p>0.0660465757714</text:p>
              </table:table-cell>
              <table:table-cell office:value-type="float" office:value="0.0637116911217">
                <text:p>0.0637116911217</text:p>
              </table:table-cell>
              <table:table-cell office:value-type="float" office:value="0.06276339074">
                <text:p>0.0627633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658896618092">
                <text:p>0.0658896618092</text:p>
              </table:table-cell>
              <table:table-cell office:value-type="float" office:value="0.0633325271802">
                <text:p>0.0633325271802</text:p>
              </table:table-cell>
              <table:table-cell office:value-type="float" office:value="0.0624604920502">
                <text:p>0.062460492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65741085341">
                <text:p>0.065741085341</text:p>
              </table:table-cell>
              <table:table-cell office:value-type="float" office:value="0.062975273092">
                <text:p>0.062975273092</text:p>
              </table:table-cell>
              <table:table-cell office:value-type="float" office:value="0.0621746454129">
                <text:p>0.062174645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656003795529">
                <text:p>0.0656003795529</text:p>
              </table:table-cell>
              <table:table-cell office:value-type="float" office:value="0.0626385159499">
                <text:p>0.0626385159499</text:p>
              </table:table-cell>
              <table:table-cell office:value-type="float" office:value="0.0619047968209">
                <text:p>0.061904796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654671061341">
                <text:p>0.0654671061341</text:p>
              </table:table-cell>
              <table:table-cell office:value-type="float" office:value="0.0623209490215">
                <text:p>0.0623209490215</text:p>
              </table:table-cell>
              <table:table-cell office:value-type="float" office:value="0.0616499669591">
                <text:p>0.061649966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653408533046">
                <text:p>0.0653408533046</text:p>
              </table:table-cell>
              <table:table-cell office:value-type="float" office:value="0.0620213622525">
                <text:p>0.0620213622525</text:p>
              </table:table-cell>
              <table:table-cell office:value-type="float" office:value="0.061409244961">
                <text:p>0.06140924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652212340017">
                <text:p>0.0652212340017</text:p>
              </table:table-cell>
              <table:table-cell office:value-type="float" office:value="0.0617386337699">
                <text:p>0.0617386337699</text:p>
              </table:table-cell>
              <table:table-cell office:value-type="float" office:value="0.0611817827787">
                <text:p>0.061181782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651078842104">
                <text:p>0.0651078842104</text:p>
              </table:table-cell>
              <table:table-cell office:value-type="float" office:value="0.0614717222655">
                <text:p>0.0614717222655</text:p>
              </table:table-cell>
              <table:table-cell office:value-type="float" office:value="0.0609667900991">
                <text:p>0.060966790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650004614233">
                <text:p>0.0650004614233</text:p>
              </table:table-cell>
              <table:table-cell office:value-type="float" office:value="0.0612196601547">
                <text:p>0.0612196601547</text:p>
              </table:table-cell>
              <table:table-cell office:value-type="float" office:value="0.0607635297438">
                <text:p>0.060763529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648986432209">
                <text:p>0.0648986432209</text:p>
              </table:table-cell>
              <table:table-cell office:value-type="float" office:value="0.0609815474195">
                <text:p>0.0609815474195</text:p>
              </table:table-cell>
              <table:table-cell office:value-type="float" office:value="0.0605713135007">
                <text:p>0.060571313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648021259581">
                <text:p>0.0648021259581</text:p>
              </table:table-cell>
              <table:table-cell office:value-type="float" office:value="0.0607565460571">
                <text:p>0.0607565460571</text:p>
              </table:table-cell>
              <table:table-cell office:value-type="float" office:value="0.0603894983395">
                <text:p>0.060389498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64710623551">
                <text:p>0.064710623551</text:p>
              </table:table-cell>
              <table:table-cell office:value-type="float" office:value="0.0605438750663">
                <text:p>0.0605438750663</text:p>
              </table:table-cell>
              <table:table-cell office:value-type="float" office:value="0.060217482971">
                <text:p>0.06021748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646238663524">
                <text:p>0.0646238663524</text:p>
              </table:table-cell>
              <table:table-cell office:value-type="float" office:value="0.0603428059099">
                <text:p>0.0603428059099</text:p>
              </table:table-cell>
              <table:table-cell office:value-type="float" office:value="0.0600547047145">
                <text:p>0.060054704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645416001101">
                <text:p>0.0645416001101</text:p>
              </table:table-cell>
              <table:table-cell office:value-type="float" office:value="0.0601526584034">
                <text:p>0.0601526584034</text:p>
              </table:table-cell>
              <table:table-cell office:value-type="float" office:value="0.0599006366395">
                <text:p>0.059900636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644635850008">
                <text:p>0.0644635850008</text:p>
              </table:table-cell>
              <table:table-cell office:value-type="float" office:value="0.0599727969811">
                <text:p>0.0599727969811</text:p>
              </table:table-cell>
              <table:table-cell office:value-type="float" office:value="0.0597547849569">
                <text:p>0.0597547849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643895947323">
                <text:p>0.0643895947323</text:p>
              </table:table-cell>
              <table:table-cell office:value-type="float" office:value="0.0598026273023">
                <text:p>0.0598026273023</text:p>
              </table:table-cell>
              <table:table-cell office:value-type="float" office:value="0.0596166866312">
                <text:p>0.059616686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643194157094">
                <text:p>0.0643194157094</text:p>
              </table:table-cell>
              <table:table-cell office:value-type="float" office:value="0.0596415931595">
                <text:p>0.0596415931595</text:p>
              </table:table-cell>
              <table:table-cell office:value-type="float" office:value="0.0594859071948">
                <text:p>0.059485907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642528462582">
                <text:p>0.0642528462582</text:p>
              </table:table-cell>
              <table:table-cell office:value-type="float" office:value="0.0594891736585">
                <text:p>0.0594891736585</text:p>
              </table:table-cell>
              <table:table-cell office:value-type="float" office:value="0.0593620387431">
                <text:p>0.059362038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641896959035">
                <text:p>0.0641896959035</text:p>
              </table:table-cell>
              <table:table-cell office:value-type="float" office:value="0.0593448806434">
                <text:p>0.0593448806434</text:p>
              </table:table-cell>
              <table:table-cell office:value-type="float" office:value="0.059244698093">
                <text:p>0.05924469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641297846953">
                <text:p>0.0641297846953</text:p>
              </table:table-cell>
              <table:table-cell office:value-type="float" office:value="0.0592082563407">
                <text:p>0.0592082563407</text:p>
              </table:table-cell>
              <table:table-cell office:value-type="float" office:value="0.0591335250901">
                <text:p>0.059133525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640729425813">
                <text:p>0.0640729425813</text:p>
              </table:table-cell>
              <table:table-cell office:value-type="float" office:value="0.0590788712012">
                <text:p>0.0590788712012</text:p>
              </table:table-cell>
              <table:table-cell office:value-type="float" office:value="0.0590281810506">
                <text:p>0.059028181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640190088207">
                <text:p>0.0640190088207</text:p>
              </table:table-cell>
              <table:table-cell office:value-type="float" office:value="0.0589563219209">
                <text:p>0.0589563219209</text:p>
              </table:table-cell>
              <table:table-cell office:value-type="float" office:value="0.0589283473243">
                <text:p>0.058928347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639678314371">
                <text:p>0.0639678314371</text:p>
              </table:table-cell>
              <table:table-cell office:value-type="float" office:value="0.0588402296238">
                <text:p>0.0588402296238</text:p>
              </table:table-cell>
              <table:table-cell office:value-type="float" office:value="0.05883372397">
                <text:p>0.0588337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639192667067">
                <text:p>0.0639192667067</text:p>
              </table:table-cell>
              <table:table-cell office:value-type="float" office:value="0.05873023819">
                <text:p>0.05873023819</text:p>
              </table:table-cell>
              <table:table-cell office:value-type="float" office:value="0.0587440285304">
                <text:p>0.058744028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6387317868">
                <text:p>0.06387317868</text:p>
              </table:table-cell>
              <table:table-cell office:value-type="float" office:value="0.0586260127172">
                <text:p>0.0586260127172</text:p>
              </table:table-cell>
              <table:table-cell office:value-type="float" office:value="0.0586589949001">
                <text:p>0.058658994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638294387337">
                <text:p>0.0638294387337</text:p>
              </table:table-cell>
              <table:table-cell office:value-type="float" office:value="0.0585272381026">
                <text:p>0.0585272381026</text:p>
              </table:table-cell>
              <table:table-cell office:value-type="float" office:value="0.0585783722776">
                <text:p>0.05857837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637879251516">
                <text:p>0.0637879251516</text:p>
              </table:table-cell>
              <table:table-cell office:value-type="float" office:value="0.0584336177334">
                <text:p>0.0584336177334</text:p>
              </table:table-cell>
              <table:table-cell office:value-type="float" office:value="0.0585019241939">
                <text:p>0.058501924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637485227317">
                <text:p>0.0637485227317</text:p>
              </table:table-cell>
              <table:table-cell office:value-type="float" office:value="0.0583448722785">
                <text:p>0.0583448722785</text:p>
              </table:table-cell>
              <table:table-cell office:value-type="float" office:value="0.0584294276113">
                <text:p>0.058429427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63711122417">
                <text:p>0.063711122417</text:p>
              </table:table-cell>
              <table:table-cell office:value-type="float" office:value="0.0582607385695">
                <text:p>0.0582607385695</text:p>
              </table:table-cell>
              <table:table-cell office:value-type="float" office:value="0.0583606720872">
                <text:p>0.058360672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636756209502">
                <text:p>0.0636756209502</text:p>
              </table:table-cell>
              <table:table-cell office:value-type="float" office:value="0.0581809685656">
                <text:p>0.0581809685656</text:p>
              </table:table-cell>
              <table:table-cell office:value-type="float" office:value="0.0582954589962">
                <text:p>0.058295458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636419205493">
                <text:p>0.0636419205493</text:p>
              </table:table-cell>
              <table:table-cell office:value-type="float" office:value="0.0581053283942">
                <text:p>0.0581053283942</text:p>
              </table:table-cell>
              <table:table-cell office:value-type="float" office:value="0.0582336008076">
                <text:p>0.058233600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636099286019">
                <text:p>0.0636099286019</text:p>
              </table:table-cell>
              <table:table-cell office:value-type="float" office:value="0.058033597461">
                <text:p>0.058033597461</text:p>
              </table:table-cell>
              <table:table-cell office:value-type="float" office:value="0.0581749204118">
                <text:p>0.058174920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635795573798">
                <text:p>0.0635795573798</text:p>
              </table:table-cell>
              <table:table-cell office:value-type="float" office:value="0.0579655676232">
                <text:p>0.0579655676232</text:p>
              </table:table-cell>
              <table:table-cell office:value-type="float" office:value="0.0581192504929">
                <text:p>0.058119250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635507237685">
                <text:p>0.0635507237685</text:p>
              </table:table-cell>
              <table:table-cell office:value-type="float" office:value="0.0579010424217">
                <text:p>0.0579010424217</text:p>
              </table:table-cell>
              <table:table-cell office:value-type="float" office:value="0.0580664329444">
                <text:p>0.058066432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635233490149">
                <text:p>0.0635233490149</text:p>
              </table:table-cell>
              <table:table-cell office:value-type="float" office:value="0.0578398363664">
                <text:p>0.0578398363664</text:p>
              </table:table-cell>
              <table:table-cell office:value-type="float" office:value="0.0580163183227">
                <text:p>0.058016318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634973584879">
                <text:p>0.0634973584879</text:p>
              </table:table-cell>
              <table:table-cell office:value-type="float" office:value="0.0577817742712">
                <text:p>0.0577817742712</text:p>
              </table:table-cell>
              <table:table-cell office:value-type="float" office:value="0.0579687653378">
                <text:p>0.05796876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63472681455">
                <text:p>0.063472681455</text:p>
              </table:table-cell>
              <table:table-cell office:value-type="float" office:value="0.0577266906341">
                <text:p>0.0577266906341</text:p>
              </table:table-cell>
              <table:table-cell office:value-type="float" office:value="0.0579236403767">
                <text:p>0.057923640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634492508697">
                <text:p>0.0634492508697</text:p>
              </table:table-cell>
              <table:table-cell office:value-type="float" office:value="0.0576744290591">
                <text:p>0.0576744290591</text:p>
              </table:table-cell>
              <table:table-cell office:value-type="float" office:value="0.0578808170581">
                <text:p>0.057880817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634270031732">
                <text:p>0.0634270031732</text:p>
              </table:table-cell>
              <table:table-cell office:value-type="float" office:value="0.057624841717">
                <text:p>0.057624841717</text:p>
              </table:table-cell>
              <table:table-cell office:value-type="float" office:value="0.0578401758151">
                <text:p>0.057840175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634058781066">
                <text:p>0.0634058781066</text:p>
              </table:table-cell>
              <table:table-cell office:value-type="float" office:value="0.0575777888412">
                <text:p>0.0575777888412</text:p>
              </table:table-cell>
              <table:table-cell office:value-type="float" office:value="0.0578016035048">
                <text:p>0.057801603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633858185333">
                <text:p>0.0633858185333</text:p>
              </table:table-cell>
              <table:table-cell office:value-type="float" office:value="0.0575331382574">
                <text:p>0.0575331382574</text:p>
              </table:table-cell>
              <table:table-cell office:value-type="float" office:value="0.0577649930428">
                <text:p>0.057764993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633667702725">
                <text:p>0.0633667702725</text:p>
              </table:table-cell>
              <table:table-cell office:value-type="float" office:value="0.0574907649427">
                <text:p>0.0574907649427</text:p>
              </table:table-cell>
              <table:table-cell office:value-type="float" office:value="0.0577302430595">
                <text:p>0.057730243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633486819416">
                <text:p>0.0633486819416</text:p>
              </table:table-cell>
              <table:table-cell office:value-type="float" office:value="0.0574505506138">
                <text:p>0.0574505506138</text:p>
              </table:table-cell>
              <table:table-cell office:value-type="float" office:value="0.0576972575787">
                <text:p>0.057697257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633315048074">
                <text:p>0.0633315048074</text:p>
              </table:table-cell>
              <table:table-cell office:value-type="float" office:value="0.0574123833405">
                <text:p>0.0574123833405</text:p>
              </table:table-cell>
              <table:table-cell office:value-type="float" office:value="0.0576659457156">
                <text:p>0.057665945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633151926457">
                <text:p>0.0633151926457</text:p>
              </table:table-cell>
              <table:table-cell office:value-type="float" office:value="0.0573761571849">
                <text:p>0.0573761571849</text:p>
              </table:table-cell>
              <table:table-cell office:value-type="float" office:value="0.0576362213925">
                <text:p>0.057636221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632997016087">
                <text:p>0.0632997016087</text:p>
              </table:table-cell>
              <table:table-cell office:value-type="float" office:value="0.0573417718612">
                <text:p>0.0573417718612</text:p>
              </table:table-cell>
              <table:table-cell office:value-type="float" office:value="0.0576080030728">
                <text:p>0.057608003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632849901">
                <text:p>0.0632849901</text:p>
              </table:table-cell>
              <table:table-cell office:value-type="float" office:value="0.0573091324181">
                <text:p>0.0573091324181</text:p>
              </table:table-cell>
              <table:table-cell office:value-type="float" office:value="0.0575812135103">
                <text:p>0.057581213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632710186558">
                <text:p>0.0632710186558</text:p>
              </table:table-cell>
              <table:table-cell office:value-type="float" office:value="0.0572781489403">
                <text:p>0.0572781489403</text:p>
              </table:table-cell>
              <table:table-cell office:value-type="float" office:value="0.0575557795128">
                <text:p>0.057555779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632577498336">
                <text:p>0.0632577498336</text:p>
              </table:table-cell>
              <table:table-cell office:value-type="float" office:value="0.0572487362673">
                <text:p>0.0572487362673</text:p>
              </table:table-cell>
              <table:table-cell office:value-type="float" office:value="0.0575316317214">
                <text:p>0.0575316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632451481057">
                <text:p>0.0632451481057</text:p>
              </table:table-cell>
              <table:table-cell office:value-type="float" office:value="0.0572208137305">
                <text:p>0.0572208137305</text:p>
              </table:table-cell>
              <table:table-cell office:value-type="float" office:value="0.0575087044007">
                <text:p>0.05750870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632331797601">
                <text:p>0.0632331797601</text:p>
              </table:table-cell>
              <table:table-cell office:value-type="float" office:value="0.0571943049048">
                <text:p>0.0571943049048</text:p>
              </table:table-cell>
              <table:table-cell office:value-type="float" office:value="0.0574869352426">
                <text:p>0.057486935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632218128052">
                <text:p>0.0632218128052</text:p>
              </table:table-cell>
              <table:table-cell office:value-type="float" office:value="0.057169137376">
                <text:p>0.057169137376</text:p>
              </table:table-cell>
              <table:table-cell office:value-type="float" office:value="0.057466265181">
                <text:p>0.05746626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632110168804">
                <text:p>0.0632110168804</text:p>
              </table:table-cell>
              <table:table-cell office:value-type="float" office:value="0.0571452425211">
                <text:p>0.0571452425211</text:p>
              </table:table-cell>
              <table:table-cell office:value-type="float" office:value="0.0574466382172">
                <text:p>0.057446638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632007631721">
                <text:p>0.0632007631721</text:p>
              </table:table-cell>
              <table:table-cell office:value-type="float" office:value="0.0571225553018">
                <text:p>0.0571225553018</text:p>
              </table:table-cell>
              <table:table-cell office:value-type="float" office:value="0.057428001255">
                <text:p>0.0574280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631910243327">
                <text:p>0.0631910243327</text:p>
              </table:table-cell>
              <table:table-cell office:value-type="float" office:value="0.0571010140704">
                <text:p>0.0571010140704</text:p>
              </table:table-cell>
              <table:table-cell office:value-type="float" office:value="0.0574103039457">
                <text:p>0.05741030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631817744052">
                <text:p>0.0631817744052</text:p>
              </table:table-cell>
              <table:table-cell office:value-type="float" office:value="0.0570805603863">
                <text:p>0.0570805603863</text:p>
              </table:table-cell>
              <table:table-cell office:value-type="float" office:value="0.0573934985415">
                <text:p>0.057393498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631729887515">
                <text:p>0.0631729887515</text:p>
              </table:table-cell>
              <table:table-cell office:value-type="float" office:value="0.057061138843">
                <text:p>0.057061138843</text:p>
              </table:table-cell>
              <table:table-cell office:value-type="float" office:value="0.0573775397572">
                <text:p>0.057377539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631646439842">
                <text:p>0.0631646439842</text:p>
              </table:table-cell>
              <table:table-cell office:value-type="float" office:value="0.0570426969059">
                <text:p>0.0570426969059</text:p>
              </table:table-cell>
              <table:table-cell office:value-type="float" office:value="0.0573623846396">
                <text:p>0.057362384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631567179022">
                <text:p>0.0631567179022</text:p>
              </table:table-cell>
              <table:table-cell office:value-type="float" office:value="0.0570251847583">
                <text:p>0.0570251847583</text:p>
              </table:table-cell>
              <table:table-cell office:value-type="float" office:value="0.0573479924442">
                <text:p>0.057347992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631491894297">
                <text:p>0.0631491894297</text:p>
              </table:table-cell>
              <table:table-cell office:value-type="float" office:value="0.0570085551564">
                <text:p>0.0570085551564</text:p>
              </table:table-cell>
              <table:table-cell office:value-type="float" office:value="0.0573343245191">
                <text:p>0.057334324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631420385589">
                <text:p>0.0631420385589</text:p>
              </table:table-cell>
              <table:table-cell office:value-type="float" office:value="0.0569927632931">
                <text:p>0.0569927632931</text:p>
              </table:table-cell>
              <table:table-cell office:value-type="float" office:value="0.0573213441943">
                <text:p>0.057321344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631352462945">
                <text:p>0.0631352462945</text:p>
              </table:table-cell>
              <table:table-cell office:value-type="float" office:value="0.0569777666682">
                <text:p>0.0569777666682</text:p>
              </table:table-cell>
              <table:table-cell office:value-type="float" office:value="0.0573090166783">
                <text:p>0.057309016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631287946024">
                <text:p>0.0631287946024</text:p>
              </table:table-cell>
              <table:table-cell office:value-type="float" office:value="0.0569635249666">
                <text:p>0.0569635249666</text:p>
              </table:table-cell>
              <table:table-cell office:value-type="float" office:value="0.0572973089594">
                <text:p>0.057297308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631226663602">
                <text:p>0.0631226663602</text:p>
              </table:table-cell>
              <table:table-cell office:value-type="float" office:value="0.0569499999436">
                <text:p>0.0569499999436</text:p>
              </table:table-cell>
              <table:table-cell office:value-type="float" office:value="0.0572861897129">
                <text:p>0.05728618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63116845311">
                <text:p>0.063116845311</text:p>
              </table:table-cell>
              <table:table-cell office:value-type="float" office:value="0.0569371553154">
                <text:p>0.0569371553154</text:p>
              </table:table-cell>
              <table:table-cell office:value-type="float" office:value="0.0572756292133">
                <text:p>0.057275629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631113160188">
                <text:p>0.0631113160188</text:p>
              </table:table-cell>
              <table:table-cell office:value-type="float" office:value="0.0569249566566">
                <text:p>0.0569249566566</text:p>
              </table:table-cell>
              <table:table-cell office:value-type="float" office:value="0.0572655992509">
                <text:p>0.057265599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63106063827">
                <text:p>0.063106063827</text:p>
              </table:table-cell>
              <table:table-cell office:value-type="float" office:value="0.056913371303">
                <text:p>0.056913371303</text:p>
              </table:table-cell>
              <table:table-cell office:value-type="float" office:value="0.057256073053">
                <text:p>0.05725607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631010748184">
                <text:p>0.0631010748184</text:p>
              </table:table-cell>
              <table:table-cell office:value-type="float" office:value="0.0569023682592">
                <text:p>0.0569023682592</text:p>
              </table:table-cell>
              <table:table-cell office:value-type="float" office:value="0.0572470252098">
                <text:p>0.057247025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63096335778">
                <text:p>0.063096335778</text:p>
              </table:table-cell>
              <table:table-cell office:value-type="float" office:value="0.0568919181122">
                <text:p>0.0568919181122</text:p>
              </table:table-cell>
              <table:table-cell office:value-type="float" office:value="0.0572384316037">
                <text:p>0.057238431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630918341567">
                <text:p>0.0630918341567</text:p>
              </table:table-cell>
              <table:table-cell office:value-type="float" office:value="0.0568819929485">
                <text:p>0.0568819929485</text:p>
              </table:table-cell>
              <table:table-cell office:value-type="float" office:value="0.0572302693423">
                <text:p>0.057230269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63087558038">
                <text:p>0.063087558038</text:p>
              </table:table-cell>
              <table:table-cell office:value-type="float" office:value="0.056872566277">
                <text:p>0.056872566277</text:p>
              </table:table-cell>
              <table:table-cell office:value-type="float" office:value="0.0572225166959">
                <text:p>0.057222516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630834961056">
                <text:p>0.0630834961056</text:p>
              </table:table-cell>
              <table:table-cell office:value-type="float" office:value="0.0568636129545">
                <text:p>0.0568636129545</text:p>
              </table:table-cell>
              <table:table-cell office:value-type="float" office:value="0.0572151530368">
                <text:p>0.057215153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630796376131">
                <text:p>0.0630796376131</text:p>
              </table:table-cell>
              <table:table-cell office:value-type="float" office:value="0.0568551091164">
                <text:p>0.0568551091164</text:p>
              </table:table-cell>
              <table:table-cell office:value-type="float" office:value="0.0572081587832">
                <text:p>0.057208158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3075972355">
                <text:p>0.063075972355</text:p>
              </table:table-cell>
              <table:table-cell office:value-type="float" office:value="0.0568470321109">
                <text:p>0.0568470321109</text:p>
              </table:table-cell>
              <table:table-cell office:value-type="float" office:value="0.0572015153455">
                <text:p>0.057201515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630724906393">
                <text:p>0.0630724906393</text:p>
              </table:table-cell>
              <table:table-cell office:value-type="float" office:value="0.0568393604359">
                <text:p>0.0568393604359</text:p>
              </table:table-cell>
              <table:table-cell office:value-type="float" office:value="0.057195205075">
                <text:p>0.05719520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630691832615">
                <text:p>0.0630691832615</text:p>
              </table:table-cell>
              <table:table-cell office:value-type="float" office:value="0.0568320736802">
                <text:p>0.0568320736802</text:p>
              </table:table-cell>
              <table:table-cell office:value-type="float" office:value="0.0571892112162">
                <text:p>0.057189211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630660414803">
                <text:p>0.0630660414803</text:p>
              </table:table-cell>
              <table:table-cell office:value-type="float" office:value="0.0568251524674">
                <text:p>0.0568251524674</text:p>
              </table:table-cell>
              <table:table-cell office:value-type="float" office:value="0.0571835178607">
                <text:p>0.057183517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630630569936">
                <text:p>0.0630630569936</text:p>
              </table:table-cell>
              <table:table-cell office:value-type="float" office:value="0.0568185784025">
                <text:p>0.0568185784025</text:p>
              </table:table-cell>
              <table:table-cell office:value-type="float" office:value="0.0571781099042">
                <text:p>0.057178109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630602219165">
                <text:p>0.0630602219165</text:p>
              </table:table-cell>
              <table:table-cell office:value-type="float" office:value="0.0568123340219">
                <text:p>0.0568123340219</text:p>
              </table:table-cell>
              <table:table-cell office:value-type="float" office:value="0.0571729730053">
                <text:p>0.057172973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630575287606">
                <text:p>0.0630575287606</text:p>
              </table:table-cell>
              <table:table-cell office:value-type="float" office:value="0.0568064027456">
                <text:p>0.0568064027456</text:p>
              </table:table-cell>
              <table:table-cell office:value-type="float" office:value="0.0571680935468">
                <text:p>0.057168093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630549704134">
                <text:p>0.0630549704134</text:p>
              </table:table-cell>
              <table:table-cell office:value-type="float" office:value="0.0568007688318">
                <text:p>0.0568007688318</text:p>
              </table:table-cell>
              <table:table-cell office:value-type="float" office:value="0.0571634585985">
                <text:p>0.057163458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630525401198">
                <text:p>0.0630525401198</text:p>
              </table:table-cell>
              <table:table-cell office:value-type="float" office:value="0.0567954173345">
                <text:p>0.0567954173345</text:p>
              </table:table-cell>
              <table:table-cell office:value-type="float" office:value="0.0571590558823">
                <text:p>0.05715905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630502314638">
                <text:p>0.0630502314638</text:p>
              </table:table-cell>
              <table:table-cell office:value-type="float" office:value="0.0567903340624">
                <text:p>0.0567903340624</text:p>
              </table:table-cell>
              <table:table-cell office:value-type="float" office:value="0.0571548737394">
                <text:p>0.057154873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630480383515">
                <text:p>0.0630480383515</text:p>
              </table:table-cell>
              <table:table-cell office:value-type="float" office:value="0.0567855055407">
                <text:p>0.0567855055407</text:p>
              </table:table-cell>
              <table:table-cell office:value-type="float" office:value="0.0571509010984">
                <text:p>0.057150901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63045954995">
                <text:p>0.063045954995</text:p>
              </table:table-cell>
              <table:table-cell office:value-type="float" office:value="0.0567809189747">
                <text:p>0.0567809189747</text:p>
              </table:table-cell>
              <table:table-cell office:value-type="float" office:value="0.0571471274457">
                <text:p>0.057147127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630439758966">
                <text:p>0.0630439758966</text:p>
              </table:table-cell>
              <table:table-cell office:value-type="float" office:value="0.0567765622147">
                <text:p>0.0567765622147</text:p>
              </table:table-cell>
              <table:table-cell office:value-type="float" office:value="0.0571435427971">
                <text:p>0.057143542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630420958347">
                <text:p>0.0630420958347</text:p>
              </table:table-cell>
              <table:table-cell office:value-type="float" office:value="0.056772423724">
                <text:p>0.056772423724</text:p>
              </table:table-cell>
              <table:table-cell office:value-type="float" office:value="0.0571401376709">
                <text:p>0.057140137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630403098495">
                <text:p>0.0630403098495</text:p>
              </table:table-cell>
              <table:table-cell office:value-type="float" office:value="0.0567684925468">
                <text:p>0.0567684925468</text:p>
              </table:table-cell>
              <table:table-cell office:value-type="float" office:value="0.0571369030628">
                <text:p>0.057136903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630386132299">
                <text:p>0.0630386132299</text:p>
              </table:table-cell>
              <table:table-cell office:value-type="float" office:value="0.0567647582797">
                <text:p>0.0567647582797</text:p>
              </table:table-cell>
              <table:table-cell office:value-type="float" office:value="0.0571338304213">
                <text:p>0.057133830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630370015012">
                <text:p>0.0630370015012</text:p>
              </table:table-cell>
              <table:table-cell office:value-type="float" office:value="0.0567612110427">
                <text:p>0.0567612110427</text:p>
              </table:table-cell>
              <table:table-cell office:value-type="float" office:value="0.0571309116251">
                <text:p>0.057130911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630354704131">
                <text:p>0.0630354704131</text:p>
              </table:table-cell>
              <table:table-cell office:value-type="float" office:value="0.0567578414534">
                <text:p>0.0567578414534</text:p>
              </table:table-cell>
              <table:table-cell office:value-type="float" office:value="0.057128138961">
                <text:p>0.05712813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630340159281">
                <text:p>0.0630340159281</text:p>
              </table:table-cell>
              <table:table-cell office:value-type="float" office:value="0.0567546406017">
                <text:p>0.0567546406017</text:p>
              </table:table-cell>
              <table:table-cell office:value-type="float" office:value="0.0571255051037">
                <text:p>0.057125505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630326342115">
                <text:p>0.0630326342115</text:p>
              </table:table-cell>
              <table:table-cell office:value-type="float" office:value="0.0567516000253">
                <text:p>0.0567516000253</text:p>
              </table:table-cell>
              <table:table-cell office:value-type="float" office:value="0.0571230030959">
                <text:p>0.057123003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630313216204">
                <text:p>0.0630313216204</text:p>
              </table:table-cell>
              <table:table-cell office:value-type="float" office:value="0.0567487116878">
                <text:p>0.0567487116878</text:p>
              </table:table-cell>
              <table:table-cell office:value-type="float" office:value="0.0571206263298">
                <text:p>0.057120626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630300746947">
                <text:p>0.0630300746947</text:p>
              </table:table-cell>
              <table:table-cell office:value-type="float" office:value="0.0567459679568">
                <text:p>0.0567459679568</text:p>
              </table:table-cell>
              <table:table-cell office:value-type="float" office:value="0.0571183685296">
                <text:p>0.057118368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630288901477">
                <text:p>0.0630288901477</text:p>
              </table:table-cell>
              <table:table-cell office:value-type="float" office:value="0.0567433615835">
                <text:p>0.0567433615835</text:p>
              </table:table-cell>
              <table:table-cell office:value-type="float" office:value="0.0571162237346">
                <text:p>0.057116223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630277648573">
                <text:p>0.0630277648573</text:p>
              </table:table-cell>
              <table:table-cell office:value-type="float" office:value="0.0567408856832">
                <text:p>0.0567408856832</text:p>
              </table:table-cell>
              <table:table-cell office:value-type="float" office:value="0.0571141862831">
                <text:p>0.057114186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630266958577">
                <text:p>0.0630266958577</text:p>
              </table:table-cell>
              <table:table-cell office:value-type="float" office:value="0.0567385337172">
                <text:p>0.0567385337172</text:p>
              </table:table-cell>
              <table:table-cell office:value-type="float" office:value="0.0571122507981">
                <text:p>0.057112250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63025680332">
                <text:p>0.063025680332</text:p>
              </table:table-cell>
              <table:table-cell office:value-type="float" office:value="0.0567362994753">
                <text:p>0.0567362994753</text:p>
              </table:table-cell>
              <table:table-cell office:value-type="float" office:value="0.0571104121718">
                <text:p>0.057110412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630247156039">
                <text:p>0.0630247156039</text:p>
              </table:table-cell>
              <table:table-cell office:value-type="float" office:value="0.0567341770589">
                <text:p>0.0567341770589</text:p>
              </table:table-cell>
              <table:table-cell office:value-type="float" office:value="0.0571086655533">
                <text:p>0.057108665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630237991317">
                <text:p>0.0630237991317</text:p>
              </table:table-cell>
              <table:table-cell office:value-type="float" office:value="0.0567321608658">
                <text:p>0.0567321608658</text:p>
              </table:table-cell>
              <table:table-cell office:value-type="float" office:value="0.0571070063345">
                <text:p>0.057107006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630229285006">
                <text:p>0.0630229285006</text:p>
              </table:table-cell>
              <table:table-cell office:value-type="float" office:value="0.0567302455747">
                <text:p>0.0567302455747</text:p>
              </table:table-cell>
              <table:table-cell office:value-type="float" office:value="0.0571054301389">
                <text:p>0.05710543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630221014168">
                <text:p>0.0630221014168</text:p>
              </table:table-cell>
              <table:table-cell office:value-type="float" office:value="0.0567284261316">
                <text:p>0.0567284261316</text:p>
              </table:table-cell>
              <table:table-cell office:value-type="float" office:value="0.0571039328092">
                <text:p>0.057103932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630213157014">
                <text:p>0.0630213157014</text:p>
              </table:table-cell>
              <table:table-cell office:value-type="float" office:value="0.0567266977359">
                <text:p>0.0567266977359</text:p>
              </table:table-cell>
              <table:table-cell office:value-type="float" office:value="0.0571025103966">
                <text:p>0.057102510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630205692847">
                <text:p>0.0630205692847</text:p>
              </table:table-cell>
              <table:table-cell office:value-type="float" office:value="0.0567250558278">
                <text:p>0.0567250558278</text:p>
              </table:table-cell>
              <table:table-cell office:value-type="float" office:value="0.0571011591503">
                <text:p>0.057101159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630198602004">
                <text:p>0.0630198602004</text:p>
              </table:table-cell>
              <table:table-cell office:value-type="float" office:value="0.0567234960765">
                <text:p>0.0567234960765</text:p>
              </table:table-cell>
              <table:table-cell office:value-type="float" office:value="0.0570998755076">
                <text:p>0.0570998755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30191865808">
                <text:p>0.0630191865808</text:p>
              </table:table-cell>
              <table:table-cell office:value-type="float" office:value="0.0567220143681">
                <text:p>0.0567220143681</text:p>
              </table:table-cell>
              <table:table-cell office:value-type="float" office:value="0.0570986560843">
                <text:p>0.057098656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630185466516">
                <text:p>0.0630185466516</text:p>
              </table:table-cell>
              <table:table-cell office:value-type="float" office:value="0.0567206067949">
                <text:p>0.0567206067949</text:p>
              </table:table-cell>
              <table:table-cell office:value-type="float" office:value="0.0570974976657">
                <text:p>0.057097497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630179387274">
                <text:p>0.0630179387274</text:p>
              </table:table-cell>
              <table:table-cell office:value-type="float" office:value="0.0567192696455">
                <text:p>0.0567192696455</text:p>
              </table:table-cell>
              <table:table-cell office:value-type="float" office:value="0.0570963971984">
                <text:p>0.057096397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630173612071">
                <text:p>0.0630173612071</text:p>
              </table:table-cell>
              <table:table-cell office:value-type="float" office:value="0.0567179993943">
                <text:p>0.0567179993943</text:p>
              </table:table-cell>
              <table:table-cell office:value-type="float" office:value="0.0570953517817">
                <text:p>0.0570953517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630168125697">
                <text:p>0.0630168125697</text:p>
              </table:table-cell>
              <table:table-cell office:value-type="float" office:value="0.0567167926922">
                <text:p>0.0567167926922</text:p>
              </table:table-cell>
              <table:table-cell office:value-type="float" office:value="0.0570943586606">
                <text:p>0.057094358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630162913705">
                <text:p>0.0630162913705</text:p>
              </table:table-cell>
              <table:table-cell office:value-type="float" office:value="0.0567156463584">
                <text:p>0.0567156463584</text:p>
              </table:table-cell>
              <table:table-cell office:value-type="float" office:value="0.0570934152179">
                <text:p>0.057093415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63015796237">
                <text:p>0.063015796237</text:p>
              </table:table-cell>
              <table:table-cell office:value-type="float" office:value="0.0567145573711">
                <text:p>0.0567145573711</text:p>
              </table:table-cell>
              <table:table-cell office:value-type="float" office:value="0.0570925189674">
                <text:p>0.057092518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630153258652">
                <text:p>0.0630153258652</text:p>
              </table:table-cell>
              <table:table-cell office:value-type="float" office:value="0.0567135228602">
                <text:p>0.0567135228602</text:p>
              </table:table-cell>
              <table:table-cell office:value-type="float" office:value="0.0570916675475">
                <text:p>0.057091667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630148790166">
                <text:p>0.0630148790166</text:p>
              </table:table-cell>
              <table:table-cell office:value-type="float" office:value="0.0567125400992">
                <text:p>0.0567125400992</text:p>
              </table:table-cell>
              <table:table-cell office:value-type="float" office:value="0.0570908587151">
                <text:p>0.057090858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630144545146">
                <text:p>0.0630144545146</text:p>
              </table:table-cell>
              <table:table-cell office:value-type="float" office:value="0.0567116064981">
                <text:p>0.0567116064981</text:p>
              </table:table-cell>
              <table:table-cell office:value-type="float" office:value="0.057090090339">
                <text:p>0.05709009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630140512414">
                <text:p>0.0630140512414</text:p>
              </table:table-cell>
              <table:table-cell office:value-type="float" office:value="0.056710719597">
                <text:p>0.056710719597</text:p>
              </table:table-cell>
              <table:table-cell office:value-type="float" office:value="0.0570893603951">
                <text:p>0.057089360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630136681353">
                <text:p>0.0630136681353</text:p>
              </table:table-cell>
              <table:table-cell office:value-type="float" office:value="0.0567098770588">
                <text:p>0.0567098770588</text:p>
              </table:table-cell>
              <table:table-cell office:value-type="float" office:value="0.0570886669604">
                <text:p>0.057088666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630133041875">
                <text:p>0.0630133041875</text:p>
              </table:table-cell>
              <table:table-cell office:value-type="float" office:value="0.0567090766636">
                <text:p>0.0567090766636</text:p>
              </table:table-cell>
              <table:table-cell office:value-type="float" office:value="0.0570880082083">
                <text:p>0.057088008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630129584399">
                <text:p>0.0630129584399</text:p>
              </table:table-cell>
              <table:table-cell office:value-type="float" office:value="0.0567083163028">
                <text:p>0.0567083163028</text:p>
              </table:table-cell>
              <table:table-cell office:value-type="float" office:value="0.0570873824036">
                <text:p>0.057087382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630126299822">
                <text:p>0.0630126299822</text:p>
              </table:table-cell>
              <table:table-cell office:value-type="float" office:value="0.0567075939731">
                <text:p>0.0567075939731</text:p>
              </table:table-cell>
              <table:table-cell office:value-type="float" office:value="0.057086787898">
                <text:p>0.05708678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630123179496">
                <text:p>0.0630123179496</text:p>
              </table:table-cell>
              <table:table-cell office:value-type="float" office:value="0.0567069077718">
                <text:p>0.0567069077718</text:p>
              </table:table-cell>
              <table:table-cell office:value-type="float" office:value="0.0570862231257">
                <text:p>0.057086223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630120215206">
                <text:p>0.0630120215206</text:p>
              </table:table-cell>
              <table:table-cell office:value-type="float" office:value="0.0567062558913">
                <text:p>0.0567062558913</text:p>
              </table:table-cell>
              <table:table-cell office:value-type="float" office:value="0.0570856865992">
                <text:p>0.057085686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63011739915">
                <text:p>0.063011739915</text:p>
              </table:table-cell>
              <table:table-cell office:value-type="float" office:value="0.0567056366145">
                <text:p>0.0567056366145</text:p>
              </table:table-cell>
              <table:table-cell office:value-type="float" office:value="0.0570851769055">
                <text:p>0.05708517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630114723912">
                <text:p>0.0630114723912</text:p>
              </table:table-cell>
              <table:table-cell office:value-type="float" office:value="0.0567050483102">
                <text:p>0.0567050483102</text:p>
              </table:table-cell>
              <table:table-cell office:value-type="float" office:value="0.0570846927023">
                <text:p>0.057084692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630112182452">
                <text:p>0.0630112182452</text:p>
              </table:table-cell>
              <table:table-cell office:value-type="float" office:value="0.056704489429">
                <text:p>0.056704489429</text:p>
              </table:table-cell>
              <table:table-cell office:value-type="float" office:value="0.0570842327147">
                <text:p>0.057084232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630109768078">
                <text:p>0.0630109768078</text:p>
              </table:table-cell>
              <table:table-cell office:value-type="float" office:value="0.056703958499">
                <text:p>0.056703958499</text:p>
              </table:table-cell>
              <table:table-cell office:value-type="float" office:value="0.0570837957312">
                <text:p>0.057083795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630107474435">
                <text:p>0.0630107474435</text:p>
              </table:table-cell>
              <table:table-cell office:value-type="float" office:value="0.0567034541219">
                <text:p>0.0567034541219</text:p>
              </table:table-cell>
              <table:table-cell office:value-type="float" office:value="0.0570833806011">
                <text:p>0.057083380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630105295484">
                <text:p>0.0630105295484</text:p>
              </table:table-cell>
              <table:table-cell office:value-type="float" office:value="0.0567029749694">
                <text:p>0.0567029749694</text:p>
              </table:table-cell>
              <table:table-cell office:value-type="float" office:value="0.0570829862315">
                <text:p>0.057082986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630103225492">
                <text:p>0.0630103225492</text:p>
              </table:table-cell>
              <table:table-cell office:value-type="float" office:value="0.0567025197798">
                <text:p>0.0567025197798</text:p>
              </table:table-cell>
              <table:table-cell office:value-type="float" office:value="0.0570826115839">
                <text:p>0.057082611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630101259008">
                <text:p>0.0630101259008</text:p>
              </table:table-cell>
              <table:table-cell office:value-type="float" office:value="0.0567020873544">
                <text:p>0.0567020873544</text:p>
              </table:table-cell>
              <table:table-cell office:value-type="float" office:value="0.0570822556718">
                <text:p>0.057082255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630099390856">
                <text:p>0.0630099390856</text:p>
              </table:table-cell>
              <table:table-cell office:value-type="float" office:value="0.0567016765545">
                <text:p>0.0567016765545</text:p>
              </table:table-cell>
              <table:table-cell office:value-type="float" office:value="0.0570819175582">
                <text:p>0.05708191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630097616119">
                <text:p>0.0630097616119</text:p>
              </table:table-cell>
              <table:table-cell office:value-type="float" office:value="0.0567012862984">
                <text:p>0.0567012862984</text:p>
              </table:table-cell>
              <table:table-cell office:value-type="float" office:value="0.0570815963529">
                <text:p>0.057081596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630095930125">
                <text:p>0.0630095930125</text:p>
              </table:table-cell>
              <table:table-cell office:value-type="float" office:value="0.0567009155586">
                <text:p>0.0567009155586</text:p>
              </table:table-cell>
              <table:table-cell office:value-type="float" office:value="0.0570812912101">
                <text:p>0.057081291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630094328437">
                <text:p>0.0630094328437</text:p>
              </table:table-cell>
              <table:table-cell office:value-type="float" office:value="0.0567005633589">
                <text:p>0.0567005633589</text:p>
              </table:table-cell>
              <table:table-cell office:value-type="float" office:value="0.0570810013266">
                <text:p>0.057081001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630092806839">
                <text:p>0.0630092806839</text:p>
              </table:table-cell>
              <table:table-cell office:value-type="float" office:value="0.056700228772">
                <text:p>0.056700228772</text:p>
              </table:table-cell>
              <table:table-cell office:value-type="float" office:value="0.0570807259392">
                <text:p>0.057080725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630091361325">
                <text:p>0.0630091361325</text:p>
              </table:table-cell>
              <table:table-cell office:value-type="float" office:value="0.056699910917">
                <text:p>0.056699910917</text:p>
              </table:table-cell>
              <table:table-cell office:value-type="float" office:value="0.0570804643228">
                <text:p>0.057080464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630089988092">
                <text:p>0.0630089988092</text:p>
              </table:table-cell>
              <table:table-cell office:value-type="float" office:value="0.0566996089571">
                <text:p>0.0566996089571</text:p>
              </table:table-cell>
              <table:table-cell office:value-type="float" office:value="0.0570802157889">
                <text:p>0.05708021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630088683524">
                <text:p>0.0630088683524</text:p>
              </table:table-cell>
              <table:table-cell office:value-type="float" office:value="0.0566993220972">
                <text:p>0.0566993220972</text:p>
              </table:table-cell>
              <table:table-cell office:value-type="float" office:value="0.057079979683">
                <text:p>0.05707997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630087444188">
                <text:p>0.0630087444188</text:p>
              </table:table-cell>
              <table:table-cell office:value-type="float" office:value="0.0566990495822">
                <text:p>0.0566990495822</text:p>
              </table:table-cell>
              <table:table-cell office:value-type="float" office:value="0.0570797553836">
                <text:p>0.057079755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630086266822">
                <text:p>0.0630086266822</text:p>
              </table:table-cell>
              <table:table-cell office:value-type="float" office:value="0.0566987906946">
                <text:p>0.0566987906946</text:p>
              </table:table-cell>
              <table:table-cell office:value-type="float" office:value="0.0570795423004">
                <text:p>0.057079542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630085148327">
                <text:p>0.0630085148327</text:p>
              </table:table-cell>
              <table:table-cell office:value-type="float" office:value="0.056698544753">
                <text:p>0.056698544753</text:p>
              </table:table-cell>
              <table:table-cell office:value-type="float" office:value="0.0570793398724">
                <text:p>0.057079339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63008408576">
                <text:p>0.063008408576</text:p>
              </table:table-cell>
              <table:table-cell office:value-type="float" office:value="0.0566983111098">
                <text:p>0.0566983111098</text:p>
              </table:table-cell>
              <table:table-cell office:value-type="float" office:value="0.0570791475666">
                <text:p>0.057079147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630083076323">
                <text:p>0.0630083076323</text:p>
              </table:table-cell>
              <table:table-cell office:value-type="float" office:value="0.0566980891499">
                <text:p>0.0566980891499</text:p>
              </table:table-cell>
              <table:table-cell office:value-type="float" office:value="0.0570789648771">
                <text:p>0.0570789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63008211736">
                <text:p>0.063008211736</text:p>
              </table:table-cell>
              <table:table-cell office:value-type="float" office:value="0.0566978782893">
                <text:p>0.0566978782893</text:p>
              </table:table-cell>
              <table:table-cell office:value-type="float" office:value="0.0570787913227">
                <text:p>0.057078791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630081206347">
                <text:p>0.0630081206347</text:p>
              </table:table-cell>
              <table:table-cell office:value-type="float" office:value="0.0566976779726">
                <text:p>0.0566976779726</text:p>
              </table:table-cell>
              <table:table-cell office:value-type="float" office:value="0.0570786264467">
                <text:p>0.057078626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630080340887">
                <text:p>0.0630080340887</text:p>
              </table:table-cell>
              <table:table-cell office:value-type="float" office:value="0.0566974876727">
                <text:p>0.0566974876727</text:p>
              </table:table-cell>
              <table:table-cell office:value-type="float" office:value="0.0570784698152">
                <text:p>0.057078469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630079518701">
                <text:p>0.0630079518701</text:p>
              </table:table-cell>
              <table:table-cell office:value-type="float" office:value="0.0566973068886">
                <text:p>0.0566973068886</text:p>
              </table:table-cell>
              <table:table-cell office:value-type="float" office:value="0.0570783210158">
                <text:p>0.057078321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630078737626">
                <text:p>0.0630078737626</text:p>
              </table:table-cell>
              <table:table-cell office:value-type="float" office:value="0.0566971351445">
                <text:p>0.0566971351445</text:p>
              </table:table-cell>
              <table:table-cell office:value-type="float" office:value="0.0570781796568">
                <text:p>0.057078179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630077995606">
                <text:p>0.0630077995606</text:p>
              </table:table-cell>
              <table:table-cell office:value-type="float" office:value="0.0566969719882">
                <text:p>0.0566969719882</text:p>
              </table:table-cell>
              <table:table-cell office:value-type="float" office:value="0.0570780453663">
                <text:p>0.057078045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630077290688">
                <text:p>0.0630077290688</text:p>
              </table:table-cell>
              <table:table-cell office:value-type="float" office:value="0.0566968169904">
                <text:p>0.0566968169904</text:p>
              </table:table-cell>
              <table:table-cell office:value-type="float" office:value="0.0570779177907">
                <text:p>0.057077917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630076621017">
                <text:p>0.0630076621017</text:p>
              </table:table-cell>
              <table:table-cell office:value-type="float" office:value="0.056696669743">
                <text:p>0.056696669743</text:p>
              </table:table-cell>
              <table:table-cell office:value-type="float" office:value="0.0570777965942">
                <text:p>0.05707779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630075984831">
                <text:p>0.0630075984831</text:p>
              </table:table-cell>
              <table:table-cell office:value-type="float" office:value="0.0566965298584">
                <text:p>0.0566965298584</text:p>
              </table:table-cell>
              <table:table-cell office:value-type="float" office:value="0.0570776814579">
                <text:p>0.057077681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630075380454">
                <text:p>0.0630075380454</text:p>
              </table:table-cell>
              <table:table-cell office:value-type="float" office:value="0.0566963969686">
                <text:p>0.0566963969686</text:p>
              </table:table-cell>
              <table:table-cell office:value-type="float" office:value="0.0570775720787">
                <text:p>0.057077572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630074806298">
                <text:p>0.0630074806298</text:p>
              </table:table-cell>
              <table:table-cell office:value-type="float" office:value="0.0566962707236">
                <text:p>0.0566962707236</text:p>
              </table:table-cell>
              <table:table-cell office:value-type="float" office:value="0.0570774681687">
                <text:p>0.057077468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63007426085">
                <text:p>0.063007426085</text:p>
              </table:table-cell>
              <table:table-cell office:value-type="float" office:value="0.0566961507912">
                <text:p>0.0566961507912</text:p>
              </table:table-cell>
              <table:table-cell office:value-type="float" office:value="0.0570773694545">
                <text:p>0.057077369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630073742674">
                <text:p>0.0630073742674</text:p>
              </table:table-cell>
              <table:table-cell office:value-type="float" office:value="0.0566960368558">
                <text:p>0.0566960368558</text:p>
              </table:table-cell>
              <table:table-cell office:value-type="float" office:value="0.0570772756762">
                <text:p>0.057077275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630073250408">
                <text:p>0.0630073250408</text:p>
              </table:table-cell>
              <table:table-cell office:value-type="float" office:value="0.0566959286175">
                <text:p>0.0566959286175</text:p>
              </table:table-cell>
              <table:table-cell office:value-type="float" office:value="0.057077186587">
                <text:p>0.05707718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630072782756">
                <text:p>0.0630072782756</text:p>
              </table:table-cell>
              <table:table-cell office:value-type="float" office:value="0.0566958257913">
                <text:p>0.0566958257913</text:p>
              </table:table-cell>
              <table:table-cell office:value-type="float" office:value="0.0570771019525">
                <text:p>0.05707710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630072338487">
                <text:p>0.0630072338487</text:p>
              </table:table-cell>
              <table:table-cell office:value-type="float" office:value="0.0566957281067">
                <text:p>0.0566957281067</text:p>
              </table:table-cell>
              <table:table-cell office:value-type="float" office:value="0.0570770215499">
                <text:p>0.057077021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630071916432">
                <text:p>0.0630071916432</text:p>
              </table:table-cell>
              <table:table-cell office:value-type="float" office:value="0.0566956353065">
                <text:p>0.0566956353065</text:p>
              </table:table-cell>
              <table:table-cell office:value-type="float" office:value="0.0570769451675">
                <text:p>0.05707694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63007151548">
                <text:p>0.063007151548</text:p>
              </table:table-cell>
              <table:table-cell office:value-type="float" office:value="0.0566955471466">
                <text:p>0.0566955471466</text:p>
              </table:table-cell>
              <table:table-cell office:value-type="float" office:value="0.0570768726044">
                <text:p>0.057076872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630071134576">
                <text:p>0.0630071134576</text:p>
              </table:table-cell>
              <table:table-cell office:value-type="float" office:value="0.0566954633948">
                <text:p>0.0566954633948</text:p>
              </table:table-cell>
              <table:table-cell office:value-type="float" office:value="0.0570768036695">
                <text:p>0.057076803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630070772718">
                <text:p>0.0630070772718</text:p>
              </table:table-cell>
              <table:table-cell office:value-type="float" office:value="0.0566953838307">
                <text:p>0.0566953838307</text:p>
              </table:table-cell>
              <table:table-cell office:value-type="float" office:value="0.0570767381815">
                <text:p>0.057076738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630070428952">
                <text:p>0.0630070428952</text:p>
              </table:table-cell>
              <table:table-cell office:value-type="float" office:value="0.056695308245">
                <text:p>0.056695308245</text:p>
              </table:table-cell>
              <table:table-cell office:value-type="float" office:value="0.057076675968">
                <text:p>0.05707667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630070102375">
                <text:p>0.0630070102375</text:p>
              </table:table-cell>
              <table:table-cell office:value-type="float" office:value="0.0566952364387">
                <text:p>0.0566952364387</text:p>
              </table:table-cell>
              <table:table-cell office:value-type="float" office:value="0.0570766168653">
                <text:p>0.057076616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630069792127">
                <text:p>0.0630069792127</text:p>
              </table:table-cell>
              <table:table-cell office:value-type="float" office:value="0.0566951682229">
                <text:p>0.0566951682229</text:p>
              </table:table-cell>
              <table:table-cell office:value-type="float" office:value="0.0570765607178">
                <text:p>0.057076560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630069497392">
                <text:p>0.0630069497392</text:p>
              </table:table-cell>
              <table:table-cell office:value-type="float" office:value="0.056695103418">
                <text:p>0.056695103418</text:p>
              </table:table-cell>
              <table:table-cell office:value-type="float" office:value="0.0570765073777">
                <text:p>0.057076507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630069217394">
                <text:p>0.0630069217394</text:p>
              </table:table-cell>
              <table:table-cell office:value-type="float" office:value="0.0566950418533">
                <text:p>0.0566950418533</text:p>
              </table:table-cell>
              <table:table-cell office:value-type="float" office:value="0.0570764567047">
                <text:p>0.057076456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630068951396">
                <text:p>0.0630068951396</text:p>
              </table:table-cell>
              <table:table-cell office:value-type="float" office:value="0.0566949833671">
                <text:p>0.0566949833671</text:p>
              </table:table-cell>
              <table:table-cell office:value-type="float" office:value="0.0570764085654">
                <text:p>0.057076408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630068698698">
                <text:p>0.0630068698698</text:p>
              </table:table-cell>
              <table:table-cell office:value-type="float" office:value="0.0566949278052">
                <text:p>0.0566949278052</text:p>
              </table:table-cell>
              <table:table-cell office:value-type="float" office:value="0.0570763628331">
                <text:p>0.057076362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630068458635">
                <text:p>0.0630068458635</text:p>
              </table:table-cell>
              <table:table-cell office:value-type="float" office:value="0.0566948750214">
                <text:p>0.0566948750214</text:p>
              </table:table-cell>
              <table:table-cell office:value-type="float" office:value="0.0570763193875">
                <text:p>0.057076319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630068230575">
                <text:p>0.0630068230575</text:p>
              </table:table-cell>
              <table:table-cell office:value-type="float" office:value="0.0566948248769">
                <text:p>0.0566948248769</text:p>
              </table:table-cell>
              <table:table-cell office:value-type="float" office:value="0.0570762781142">
                <text:p>0.057076278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630068013918">
                <text:p>0.0630068013918</text:p>
              </table:table-cell>
              <table:table-cell office:value-type="float" office:value="0.0566947772397">
                <text:p>0.0566947772397</text:p>
              </table:table-cell>
              <table:table-cell office:value-type="float" office:value="0.0570762389046">
                <text:p>0.057076238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630067808094">
                <text:p>0.0630067808094</text:p>
              </table:table-cell>
              <table:table-cell office:value-type="float" office:value="0.0566947319844">
                <text:p>0.0566947319844</text:p>
              </table:table-cell>
              <table:table-cell office:value-type="float" office:value="0.0570762016555">
                <text:p>0.057076201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630067612562">
                <text:p>0.0630067612562</text:p>
              </table:table-cell>
              <table:table-cell office:value-type="float" office:value="0.056694688992">
                <text:p>0.056694688992</text:p>
              </table:table-cell>
              <table:table-cell office:value-type="float" office:value="0.0570761662689">
                <text:p>0.057076166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630067426806">
                <text:p>0.0630067426806</text:p>
              </table:table-cell>
              <table:table-cell office:value-type="float" office:value="0.0566946481492">
                <text:p>0.0566946481492</text:p>
              </table:table-cell>
              <table:table-cell office:value-type="float" office:value="0.0570761326517">
                <text:p>0.057076132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630067250338">
                <text:p>0.0630067250338</text:p>
              </table:table-cell>
              <table:table-cell office:value-type="float" office:value="0.0566946093485">
                <text:p>0.0566946093485</text:p>
              </table:table-cell>
              <table:table-cell office:value-type="float" office:value="0.0570761007154">
                <text:p>0.057076100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630067082694">
                <text:p>0.0630067082694</text:p>
              </table:table-cell>
              <table:table-cell office:value-type="float" office:value="0.0566945724879">
                <text:p>0.0566945724879</text:p>
              </table:table-cell>
              <table:table-cell office:value-type="float" office:value="0.0570760703759">
                <text:p>0.057076070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630066923431">
                <text:p>0.0630066923431</text:p>
              </table:table-cell>
              <table:table-cell office:value-type="float" office:value="0.0566945374704">
                <text:p>0.0566945374704</text:p>
              </table:table-cell>
              <table:table-cell office:value-type="float" office:value="0.0570760415533">
                <text:p>0.057076041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630066772132">
                <text:p>0.0630066772132</text:p>
              </table:table-cell>
              <table:table-cell office:value-type="float" office:value="0.0566945042038">
                <text:p>0.0566945042038</text:p>
              </table:table-cell>
              <table:table-cell office:value-type="float" office:value="0.057076014172">
                <text:p>0.0570760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630066628398">
                <text:p>0.0630066628398</text:p>
              </table:table-cell>
              <table:table-cell office:value-type="float" office:value="0.0566944726006">
                <text:p>0.0566944726006</text:p>
              </table:table-cell>
              <table:table-cell office:value-type="float" office:value="0.0570759881597">
                <text:p>0.057075988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630066491851">
                <text:p>0.0630066491851</text:p>
              </table:table-cell>
              <table:table-cell office:value-type="float" office:value="0.0566944425775">
                <text:p>0.0566944425775</text:p>
              </table:table-cell>
              <table:table-cell office:value-type="float" office:value="0.057075963448">
                <text:p>0.05707596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630066362131">
                <text:p>0.0630066362131</text:p>
              </table:table-cell>
              <table:table-cell office:value-type="float" office:value="0.0566944140556">
                <text:p>0.0566944140556</text:p>
              </table:table-cell>
              <table:table-cell office:value-type="float" office:value="0.057075939972">
                <text:p>0.05707593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630066238897">
                <text:p>0.0630066238897</text:p>
              </table:table-cell>
              <table:table-cell office:value-type="float" office:value="0.0566943869598">
                <text:p>0.0566943869598</text:p>
              </table:table-cell>
              <table:table-cell office:value-type="float" office:value="0.0570759176697">
                <text:p>0.057075917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630066121825">
                <text:p>0.0630066121825</text:p>
              </table:table-cell>
              <table:table-cell office:value-type="float" office:value="0.0566943612189">
                <text:p>0.0566943612189</text:p>
              </table:table-cell>
              <table:table-cell office:value-type="float" office:value="0.0570758964826">
                <text:p>0.057075896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630066010607">
                <text:p>0.0630066010607</text:p>
              </table:table-cell>
              <table:table-cell office:value-type="float" office:value="0.056694336765">
                <text:p>0.056694336765</text:p>
              </table:table-cell>
              <table:table-cell office:value-type="float" office:value="0.0570758763549">
                <text:p>0.057075876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630065904949">
                <text:p>0.0630065904949</text:p>
              </table:table-cell>
              <table:table-cell office:value-type="float" office:value="0.0566943135338">
                <text:p>0.0566943135338</text:p>
              </table:table-cell>
              <table:table-cell office:value-type="float" office:value="0.0570758572335">
                <text:p>0.057075857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630065804574">
                <text:p>0.0630065804574</text:p>
              </table:table-cell>
              <table:table-cell office:value-type="float" office:value="0.0566942914641">
                <text:p>0.0566942914641</text:p>
              </table:table-cell>
              <table:table-cell office:value-type="float" office:value="0.0570758390682">
                <text:p>0.057075839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630065709219">
                <text:p>0.0630065709219</text:p>
              </table:table-cell>
              <table:table-cell office:value-type="float" office:value="0.056694270498">
                <text:p>0.056694270498</text:p>
              </table:table-cell>
              <table:table-cell office:value-type="float" office:value="0.0570758218112">
                <text:p>0.057075821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63006561863">
                <text:p>0.063006561863</text:p>
              </table:table-cell>
              <table:table-cell office:value-type="float" office:value="0.0566942505802">
                <text:p>0.0566942505802</text:p>
              </table:table-cell>
              <table:table-cell office:value-type="float" office:value="0.0570758054171">
                <text:p>0.0570758054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630065532572">
                <text:p>0.0630065532572</text:p>
              </table:table-cell>
              <table:table-cell office:value-type="float" office:value="0.0566942316583">
                <text:p>0.0566942316583</text:p>
              </table:table-cell>
              <table:table-cell office:value-type="float" office:value="0.0570757898427">
                <text:p>0.057075789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630065450816">
                <text:p>0.0630065450816</text:p>
              </table:table-cell>
              <table:table-cell office:value-type="float" office:value="0.0566942136825">
                <text:p>0.0566942136825</text:p>
              </table:table-cell>
              <table:table-cell office:value-type="float" office:value="0.0570757750469">
                <text:p>0.057075775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630065373148">
                <text:p>0.0630065373148</text:p>
              </table:table-cell>
              <table:table-cell office:value-type="float" office:value="0.0566941966054">
                <text:p>0.0566941966054</text:p>
              </table:table-cell>
              <table:table-cell office:value-type="float" office:value="0.057075760991">
                <text:p>0.05707576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630065299364">
                <text:p>0.0630065299364</text:p>
              </table:table-cell>
              <table:table-cell office:value-type="float" office:value="0.0566941803823">
                <text:p>0.0566941803823</text:p>
              </table:table-cell>
              <table:table-cell office:value-type="float" office:value="0.0570757476379">
                <text:p>0.057075747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630065229268">
                <text:p>0.0630065229268</text:p>
              </table:table-cell>
              <table:table-cell office:value-type="float" office:value="0.0566941649703">
                <text:p>0.0566941649703</text:p>
              </table:table-cell>
              <table:table-cell office:value-type="float" office:value="0.0570757349524">
                <text:p>0.057075734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630065162678">
                <text:p>0.0630065162678</text:p>
              </table:table-cell>
              <table:table-cell office:value-type="float" office:value="0.0566941503289">
                <text:p>0.0566941503289</text:p>
              </table:table-cell>
              <table:table-cell office:value-type="float" office:value="0.0570757229013">
                <text:p>0.057075722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630065099417">
                <text:p>0.0630065099417</text:p>
              </table:table-cell>
              <table:table-cell office:value-type="float" office:value="0.0566941364196">
                <text:p>0.0566941364196</text:p>
              </table:table-cell>
              <table:table-cell office:value-type="float" office:value="0.0570757114526">
                <text:p>0.05707571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630065039319">
                <text:p>0.0630065039319</text:p>
              </table:table-cell>
              <table:table-cell office:value-type="float" office:value="0.0566941232057">
                <text:p>0.0566941232057</text:p>
              </table:table-cell>
              <table:table-cell office:value-type="float" office:value="0.0570757005765">
                <text:p>0.057075700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630064982226">
                <text:p>0.0630064982226</text:p>
              </table:table-cell>
              <table:table-cell office:value-type="float" office:value="0.0566941106526">
                <text:p>0.0566941106526</text:p>
              </table:table-cell>
              <table:table-cell office:value-type="float" office:value="0.0570756902441">
                <text:p>0.057075690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630064927988">
                <text:p>0.0630064927988</text:p>
              </table:table-cell>
              <table:table-cell office:value-type="float" office:value="0.0566940987271">
                <text:p>0.0566940987271</text:p>
              </table:table-cell>
              <table:table-cell office:value-type="float" office:value="0.0570756804283">
                <text:p>0.057075680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30064876461">
                <text:p>0.0630064876461</text:p>
              </table:table-cell>
              <table:table-cell office:value-type="float" office:value="0.0566940873979">
                <text:p>0.0566940873979</text:p>
              </table:table-cell>
              <table:table-cell office:value-type="float" office:value="0.0570756711034">
                <text:p>0.05707567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630064827511">
                <text:p>0.0630064827511</text:p>
              </table:table-cell>
              <table:table-cell office:value-type="float" office:value="0.0566940766351">
                <text:p>0.0566940766351</text:p>
              </table:table-cell>
              <table:table-cell office:value-type="float" office:value="0.0570756622447">
                <text:p>0.057075662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630064781009">
                <text:p>0.0630064781009</text:p>
              </table:table-cell>
              <table:table-cell office:value-type="float" office:value="0.0566940664105">
                <text:p>0.0566940664105</text:p>
              </table:table-cell>
              <table:table-cell office:value-type="float" office:value="0.0570756538289">
                <text:p>0.057075653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630064736831">
                <text:p>0.0630064736831</text:p>
              </table:table-cell>
              <table:table-cell office:value-type="float" office:value="0.0566940566972">
                <text:p>0.0566940566972</text:p>
              </table:table-cell>
              <table:table-cell office:value-type="float" office:value="0.0570756458339">
                <text:p>0.057075645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630064694863">
                <text:p>0.0630064694863</text:p>
              </table:table-cell>
              <table:table-cell office:value-type="float" office:value="0.0566940474695">
                <text:p>0.0566940474695</text:p>
              </table:table-cell>
              <table:table-cell office:value-type="float" office:value="0.0570756382387">
                <text:p>0.057075638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630064654992">
                <text:p>0.0630064654992</text:p>
              </table:table-cell>
              <table:table-cell office:value-type="float" office:value="0.0566940387031">
                <text:p>0.0566940387031</text:p>
              </table:table-cell>
              <table:table-cell office:value-type="float" office:value="0.0570756310232">
                <text:p>0.057075631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630064617116">
                <text:p>0.0630064617116</text:p>
              </table:table-cell>
              <table:table-cell office:value-type="float" office:value="0.0566940303751">
                <text:p>0.0566940303751</text:p>
              </table:table-cell>
              <table:table-cell office:value-type="float" office:value="0.0570756241685">
                <text:p>0.057075624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630064581133">
                <text:p>0.0630064581133</text:p>
              </table:table-cell>
              <table:table-cell office:value-type="float" office:value="0.0566940224635">
                <text:p>0.0566940224635</text:p>
              </table:table-cell>
              <table:table-cell office:value-type="float" office:value="0.0570756176565">
                <text:p>0.057075617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630064546949">
                <text:p>0.0630064546949</text:p>
              </table:table-cell>
              <table:table-cell office:value-type="float" office:value="0.0566940149475">
                <text:p>0.0566940149475</text:p>
              </table:table-cell>
              <table:table-cell office:value-type="float" office:value="0.0570756114702">
                <text:p>0.057075611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630064514475">
                <text:p>0.0630064514475</text:p>
              </table:table-cell>
              <table:table-cell office:value-type="float" office:value="0.0566940078073">
                <text:p>0.0566940078073</text:p>
              </table:table-cell>
              <table:table-cell office:value-type="float" office:value="0.0570756055931">
                <text:p>0.057075605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630064483624">
                <text:p>0.0630064483624</text:p>
              </table:table-cell>
              <table:table-cell office:value-type="float" office:value="0.0566940010241">
                <text:p>0.0566940010241</text:p>
              </table:table-cell>
              <table:table-cell office:value-type="float" office:value="0.0570756000099">
                <text:p>0.057075600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630064454316">
                <text:p>0.0630064454316</text:p>
              </table:table-cell>
              <table:table-cell office:value-type="float" office:value="0.0566939945801">
                <text:p>0.0566939945801</text:p>
              </table:table-cell>
              <table:table-cell office:value-type="float" office:value="0.0570755947059">
                <text:p>0.05707559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630064426473">
                <text:p>0.0630064426473</text:p>
              </table:table-cell>
              <table:table-cell office:value-type="float" office:value="0.0566939884582">
                <text:p>0.0566939884582</text:p>
              </table:table-cell>
              <table:table-cell office:value-type="float" office:value="0.0570755896671">
                <text:p>0.057075589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630064400023">
                <text:p>0.0630064400023</text:p>
              </table:table-cell>
              <table:table-cell office:value-type="float" office:value="0.0566939826425">
                <text:p>0.0566939826425</text:p>
              </table:table-cell>
              <table:table-cell office:value-type="float" office:value="0.0570755848802">
                <text:p>0.057075584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630064374894">
                <text:p>0.0630064374894</text:p>
              </table:table-cell>
              <table:table-cell office:value-type="float" office:value="0.0566939771175">
                <text:p>0.0566939771175</text:p>
              </table:table-cell>
              <table:table-cell office:value-type="float" office:value="0.0570755803327">
                <text:p>0.05707558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630064351023">
                <text:p>0.0630064351023</text:p>
              </table:table-cell>
              <table:table-cell office:value-type="float" office:value="0.0566939718688">
                <text:p>0.0566939718688</text:p>
              </table:table-cell>
              <table:table-cell office:value-type="float" office:value="0.0570755760125">
                <text:p>0.057075576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630064328345">
                <text:p>0.0630064328345</text:p>
              </table:table-cell>
              <table:table-cell office:value-type="float" office:value="0.0566939668825">
                <text:p>0.0566939668825</text:p>
              </table:table-cell>
              <table:table-cell office:value-type="float" office:value="0.0570755719083">
                <text:p>0.057075571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6300643068">
                <text:p>0.06300643068</text:p>
              </table:table-cell>
              <table:table-cell office:value-type="float" office:value="0.0566939621456">
                <text:p>0.0566939621456</text:p>
              </table:table-cell>
              <table:table-cell office:value-type="float" office:value="0.0570755680094">
                <text:p>0.057075568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630064286333">
                <text:p>0.0630064286333</text:p>
              </table:table-cell>
              <table:table-cell office:value-type="float" office:value="0.0566939576455">
                <text:p>0.0566939576455</text:p>
              </table:table-cell>
              <table:table-cell office:value-type="float" office:value="0.0570755643054">
                <text:p>0.057075564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63006426689">
                <text:p>0.063006426689</text:p>
              </table:table-cell>
              <table:table-cell office:value-type="float" office:value="0.0566939533704">
                <text:p>0.0566939533704</text:p>
              </table:table-cell>
              <table:table-cell office:value-type="float" office:value="0.0570755607866">
                <text:p>0.057075560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0.056693949309">
                <text:p>0.056693949309</text:p>
              </table:table-cell>
              <table:table-cell office:value-type="float" office:value="0.0570755574437">
                <text:p>0.057075557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0.0566939454507">
                <text:p>0.0566939454507</text:p>
              </table:table-cell>
              <table:table-cell office:value-type="float" office:value="0.057075554268">
                <text:p>0.05707555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0.0566939417854">
                <text:p>0.0566939417854</text:p>
              </table:table-cell>
              <table:table-cell office:value-type="float" office:value="0.0570755512511">
                <text:p>0.057075551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0.0566939383033">
                <text:p>0.0566939383033</text:p>
              </table:table-cell>
              <table:table-cell office:value-type="float" office:value="0.057075548385">
                <text:p>0.05707554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0.0566939349953">
                <text:p>0.0566939349953</text:p>
              </table:table-cell>
              <table:table-cell office:value-type="float" office:value="0.0570755456622">
                <text:p>0.057075545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0.0566939318527">
                <text:p>0.0566939318527</text:p>
              </table:table-cell>
              <table:table-cell office:value-type="float" office:value="0.0570755430756">
                <text:p>0.057075543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0.0566939288672">
                <text:p>0.0566939288672</text:p>
              </table:table-cell>
              <table:table-cell office:value-type="float" office:value="0.0570755406183">
                <text:p>0.057075540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0.056693926031">
                <text:p>0.056693926031</text:p>
              </table:table-cell>
              <table:table-cell office:value-type="float" office:value="0.0570755382839">
                <text:p>0.057075538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0.0566939233367">
                <text:p>0.0566939233367</text:p>
              </table:table-cell>
              <table:table-cell office:value-type="float" office:value="0.0570755360661">
                <text:p>0.057075536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0.056693920777">
                <text:p>0.056693920777</text:p>
              </table:table-cell>
              <table:table-cell office:value-type="float" office:value="0.0570755339593">
                <text:p>0.057075533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0.0566939183453">
                <text:p>0.0566939183453</text:p>
              </table:table-cell>
              <table:table-cell office:value-type="float" office:value="0.0570755319578">
                <text:p>0.057075531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0.0566939160352">
                <text:p>0.0566939160352</text:p>
              </table:table-cell>
              <table:table-cell office:value-type="float" office:value="0.0570755300564">
                <text:p>0.05707553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0.0566939138406">
                <text:p>0.0566939138406</text:p>
              </table:table-cell>
              <table:table-cell office:value-type="float" office:value="0.05707552825">
                <text:p>0.057075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0.0566939117558">
                <text:p>0.0566939117558</text:p>
              </table:table-cell>
              <table:table-cell office:value-type="float" office:value="0.057075526534">
                <text:p>0.05707552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0.0566939097752">
                <text:p>0.0566939097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0.0566939078936">
                <text:p>0.05669390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0.0566939061061">
                <text:p>0.056693906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